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st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float" office:value="64.1409775320536" calcext:value-type="float">
            <text:p>64.1409775320536</text:p>
          </table:table-cell>
          <table:table-cell office:value-type="float" office:value="452.788151753562" calcext:value-type="float">
            <text:p>452.788151753562</text:p>
          </table:table-cell>
          <table:table-cell office:value-type="float" office:value="157.406356023676" calcext:value-type="float">
            <text:p>157.406356023676</text:p>
          </table:table-cell>
          <table:table-cell/>
          <table:table-cell table:formula="of:=[.A1]*[.$K$1]" office:value-type="float" office:value="64.1409775320536" calcext:value-type="float">
            <text:p>64.1409775320536</text:p>
          </table:table-cell>
          <table:table-cell table:formula="of:=[.B1]*[.$K$2]" office:value-type="float" office:value="452.788151753562" calcext:value-type="float">
            <text:p>452.788151753562</text:p>
          </table:table-cell>
          <table:table-cell table:formula="of:=[.C1]*[.$K$3]" office:value-type="float" office:value="157.406356023676" calcext:value-type="float">
            <text:p>157.406356023676</text:p>
          </table:table-cell>
          <table:table-cell table:formula="of:= [.G1]/[.F1]" office:value-type="float" office:value="0.347637974655634" calcext:value-type="float">
            <text:p>0.347637974655634</text:p>
          </table:table-cell>
          <table:table-cell/>
          <table:table-cell office:value-type="string" calcext:value-type="string">
            <text:p>d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</text:p>
          </table:table-cell>
          <table:table-cell table:formula="of:=SUM([.A1:.A1000])/1000" office:value-type="float" office:value="364.531868404701" calcext:value-type="float">
            <text:p>364.531868404701</text:p>
          </table:table-cell>
          <table:table-cell table:number-columns-repeated="2"/>
        </table:table-row>
        <table:table-row table:style-name="ro1">
          <table:table-cell office:value-type="float" office:value="303.795137672684" calcext:value-type="float">
            <text:p>303.795137672684</text:p>
          </table:table-cell>
          <table:table-cell office:value-type="float" office:value="-239.654160140631" calcext:value-type="float">
            <text:p>-239.654160140631</text:p>
          </table:table-cell>
          <table:table-cell office:value-type="float" office:value="4.76625300415483" calcext:value-type="float">
            <text:p>4.76625300415483</text:p>
          </table:table-cell>
          <table:table-cell/>
          <table:table-cell table:formula="of:=[.A2]*[.$K$1]" office:value-type="float" office:value="303.795137672684" calcext:value-type="float">
            <text:p>303.795137672684</text:p>
          </table:table-cell>
          <table:table-cell table:formula="of:=[.B2]*[.$K$2]" office:value-type="float" office:value="-239.654160140631" calcext:value-type="float">
            <text:p>-239.654160140631</text:p>
          </table:table-cell>
          <table:table-cell table:formula="of:=[.C2]*[.$K$3]" office:value-type="float" office:value="4.76625300415483" calcext:value-type="float">
            <text:p>4.76625300415483</text:p>
          </table:table-cell>
          <table:table-cell table:formula="of:= [.G2]/[.F2]" office:value-type="float" office:value="-0.0198880461802039" calcext:value-type="float">
            <text:p>-0.019888046180204</text:p>
          </table:table-cell>
          <table:table-cell/>
          <table:table-cell office:value-type="string" calcext:value-type="string">
            <text:p>distance 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</text:p>
          </table:table-cell>
          <table:table-cell table:formula="of:=SUM([.B1:.B1000])/1000" office:value-type="float" office:value="0.0574176828991687" calcext:value-type="float">
            <text:p>0.057417682899169</text:p>
          </table:table-cell>
          <table:table-cell/>
          <table:table-cell table:formula="of:=SUM(ABS([.B1:.B1000]))/1000" office:value-type="float" office:value="0.239654160140631" calcext:value-type="float">
            <text:p>0.239654160140631</text:p>
          </table:table-cell>
        </table:table-row>
        <table:table-row table:style-name="ro1">
          <table:table-cell office:value-type="float" office:value="161.831444916642" calcext:value-type="float">
            <text:p>161.831444916642</text:p>
          </table:table-cell>
          <table:table-cell office:value-type="float" office:value="141.963692756042" calcext:value-type="float">
            <text:p>141.963692756042</text:p>
          </table:table-cell>
          <table:table-cell office:value-type="float" office:value="-128.147414707942" calcext:value-type="float">
            <text:p>-128.147414707942</text:p>
          </table:table-cell>
          <table:table-cell/>
          <table:table-cell table:formula="of:=[.A3]*[.$K$1]" office:value-type="float" office:value="161.831444916642" calcext:value-type="float">
            <text:p>161.831444916642</text:p>
          </table:table-cell>
          <table:table-cell table:formula="of:=[.B3]*[.$K$2]" office:value-type="float" office:value="141.963692756042" calcext:value-type="float">
            <text:p>141.963692756042</text:p>
          </table:table-cell>
          <table:table-cell table:formula="of:=[.C3]*[.$K$3]" office:value-type="float" office:value="-128.147414707942" calcext:value-type="float">
            <text:p>-128.147414707942</text:p>
          </table:table-cell>
          <table:table-cell table:formula="of:= [.G3]/[.F3]" office:value-type="float" office:value="-0.902677383351515" calcext:value-type="float">
            <text:p>-0.902677383351515</text:p>
          </table:table-cell>
          <table:table-cell/>
          <table:table-cell office:value-type="string" calcext:value-type="string">
            <text:p>orientation 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g</text:p>
          </table:table-cell>
          <table:table-cell table:formula="of:=SUM([.C1:.C1000])/1000" office:value-type="float" office:value="0.267407044280741" calcext:value-type="float">
            <text:p>0.267407044280741</text:p>
          </table:table-cell>
          <table:table-cell/>
          <table:table-cell table:formula="of:=SUM(ABS([.C1:.C1000]))/1000" office:value-type="float" office:value="0.128147414707942" calcext:value-type="float">
            <text:p>0.128147414707942</text:p>
          </table:table-cell>
        </table:table-row>
        <table:table-row table:style-name="ro1">
          <table:table-cell office:value-type="float" office:value="114.801705824867" calcext:value-type="float">
            <text:p>114.801705824867</text:p>
          </table:table-cell>
          <table:table-cell office:value-type="float" office:value="47.0297390917751" calcext:value-type="float">
            <text:p>47.0297390917751</text:p>
          </table:table-cell>
          <table:table-cell office:value-type="float" office:value="-195.549671126936" calcext:value-type="float">
            <text:p>-195.549671126936</text:p>
          </table:table-cell>
          <table:table-cell/>
          <table:table-cell table:formula="of:=[.A4]*[.$K$1]" office:value-type="float" office:value="114.801705824867" calcext:value-type="float">
            <text:p>114.801705824867</text:p>
          </table:table-cell>
          <table:table-cell table:formula="of:=[.B4]*[.$K$2]" office:value-type="float" office:value="47.0297390917751" calcext:value-type="float">
            <text:p>47.0297390917751</text:p>
          </table:table-cell>
          <table:table-cell table:formula="of:=[.C4]*[.$K$3]" office:value-type="float" office:value="-195.549671126936" calcext:value-type="float">
            <text:p>-195.549671126936</text:p>
          </table:table-cell>
          <table:table-cell table:formula="of:= [.G4]/[.F4]" office:value-type="float" office:value="-4.15800033985592" calcext:value-type="float">
            <text:p>-4.15800033985592</text:p>
          </table:table-cell>
          <table:table-cell table:number-columns-repeated="7"/>
        </table:table-row>
        <table:table-row table:style-name="ro1">
          <table:table-cell office:value-type="float" office:value="412.696730511791" calcext:value-type="float">
            <text:p>412.696730511791</text:p>
          </table:table-cell>
          <table:table-cell office:value-type="float" office:value="-297.895024686924" calcext:value-type="float">
            <text:p>-297.895024686924</text:p>
          </table:table-cell>
          <table:table-cell office:value-type="float" office:value="-83.532726716899" calcext:value-type="float">
            <text:p>-83.532726716899</text:p>
          </table:table-cell>
          <table:table-cell/>
          <table:table-cell table:formula="of:=[.A5]*[.$K$1]" office:value-type="float" office:value="412.696730511791" calcext:value-type="float">
            <text:p>412.696730511791</text:p>
          </table:table-cell>
          <table:table-cell table:formula="of:=[.B5]*[.$K$2]" office:value-type="float" office:value="-297.895024686924" calcext:value-type="float">
            <text:p>-297.895024686924</text:p>
          </table:table-cell>
          <table:table-cell table:formula="of:=[.C5]*[.$K$3]" office:value-type="float" office:value="-83.532726716899" calcext:value-type="float">
            <text:p>-83.532726716899</text:p>
          </table:table-cell>
          <table:table-cell table:formula="of:= [.G5]/[.F5]" office:value-type="float" office:value="0.280409942410716" calcext:value-type="float">
            <text:p>0.280409942410716</text:p>
          </table:table-cell>
          <table:table-cell table:number-columns-repeated="7"/>
        </table:table-row>
        <table:table-row table:style-name="ro1">
          <table:table-cell office:value-type="float" office:value="425.334114034275" calcext:value-type="float">
            <text:p>425.334114034275</text:p>
          </table:table-cell>
          <table:table-cell office:value-type="float" office:value="-12.6373835224841" calcext:value-type="float">
            <text:p>-12.6373835224841</text:p>
          </table:table-cell>
          <table:table-cell office:value-type="float" office:value="441.269837505958" calcext:value-type="float">
            <text:p>441.269837505958</text:p>
          </table:table-cell>
          <table:table-cell/>
          <table:table-cell table:formula="of:=[.A6]*[.$K$1]" office:value-type="float" office:value="425.334114034275" calcext:value-type="float">
            <text:p>425.334114034275</text:p>
          </table:table-cell>
          <table:table-cell table:formula="of:=[.B6]*[.$K$2]" office:value-type="float" office:value="-12.6373835224841" calcext:value-type="float">
            <text:p>-12.6373835224841</text:p>
          </table:table-cell>
          <table:table-cell table:formula="of:=[.C6]*[.$K$3]" office:value-type="float" office:value="441.269837505958" calcext:value-type="float">
            <text:p>441.269837505958</text:p>
          </table:table-cell>
          <table:table-cell table:formula="of:= [.G6]/[.F6]" office:value-type="float" office:value="-34.9178163914123" calcext:value-type="float">
            <text:p>-34.9178163914123</text:p>
          </table:table-cell>
          <table:table-cell table:number-columns-repeated="7"/>
        </table:table-row>
        <table:table-row table:style-name="ro1">
          <table:table-cell office:value-type="float" office:value="405.165329515364" calcext:value-type="float">
            <text:p>405.165329515364</text:p>
          </table:table-cell>
          <table:table-cell office:value-type="float" office:value="20.1687845189106" calcext:value-type="float">
            <text:p>20.1687845189106</text:p>
          </table:table-cell>
          <table:table-cell office:value-type="float" office:value="-279.416936723982" calcext:value-type="float">
            <text:p>-279.416936723982</text:p>
          </table:table-cell>
          <table:table-cell/>
          <table:table-cell table:formula="of:=[.A7]*[.$K$1]" office:value-type="float" office:value="405.165329515364" calcext:value-type="float">
            <text:p>405.165329515364</text:p>
          </table:table-cell>
          <table:table-cell table:formula="of:=[.B7]*[.$K$2]" office:value-type="float" office:value="20.1687845189106" calcext:value-type="float">
            <text:p>20.1687845189106</text:p>
          </table:table-cell>
          <table:table-cell table:formula="of:=[.C7]*[.$K$3]" office:value-type="float" office:value="-279.416936723982" calcext:value-type="float">
            <text:p>-279.416936723982</text:p>
          </table:table-cell>
          <table:table-cell table:formula="of:= [.G7]/[.F7]" office:value-type="float" office:value="-13.8539303874259" calcext:value-type="float">
            <text:p>-13.8539303874259</text:p>
          </table:table-cell>
          <table:table-cell table:number-columns-repeated="7"/>
        </table:table-row>
        <table:table-row table:style-name="ro1">
          <table:table-cell office:value-type="float" office:value="522.090990783648" calcext:value-type="float">
            <text:p>522.090990783648</text:p>
          </table:table-cell>
          <table:table-cell office:value-type="float" office:value="-116.925661268283" calcext:value-type="float">
            <text:p>-116.925661268283</text:p>
          </table:table-cell>
          <table:table-cell office:value-type="float" office:value="55.9739428433932" calcext:value-type="float">
            <text:p>55.9739428433932</text:p>
          </table:table-cell>
          <table:table-cell/>
          <table:table-cell table:formula="of:=[.A8]*[.$K$1]" office:value-type="float" office:value="522.090990783648" calcext:value-type="float">
            <text:p>522.090990783648</text:p>
          </table:table-cell>
          <table:table-cell table:formula="of:=[.B8]*[.$K$2]" office:value-type="float" office:value="-116.925661268283" calcext:value-type="float">
            <text:p>-116.925661268283</text:p>
          </table:table-cell>
          <table:table-cell table:formula="of:=[.C8]*[.$K$3]" office:value-type="float" office:value="55.9739428433932" calcext:value-type="float">
            <text:p>55.9739428433932</text:p>
          </table:table-cell>
          <table:table-cell table:formula="of:= [.G8]/[.F8]" office:value-type="float" office:value="-0.478713930169378" calcext:value-type="float">
            <text:p>-0.478713930169378</text:p>
          </table:table-cell>
          <table:table-cell table:number-columns-repeated="7"/>
        </table:table-row>
        <table:table-row table:style-name="ro1">
          <table:table-cell office:value-type="float" office:value="471.712588163794" calcext:value-type="float">
            <text:p>471.712588163794</text:p>
          </table:table-cell>
          <table:table-cell office:value-type="float" office:value="50.3784026198537" calcext:value-type="float">
            <text:p>50.3784026198537</text:p>
          </table:table-cell>
          <table:table-cell office:value-type="float" office:value="-254.37729609257" calcext:value-type="float">
            <text:p>-254.37729609257</text:p>
          </table:table-cell>
          <table:table-cell/>
          <table:table-cell table:formula="of:=[.A9]*[.$K$1]" office:value-type="float" office:value="471.712588163794" calcext:value-type="float">
            <text:p>471.712588163794</text:p>
          </table:table-cell>
          <table:table-cell table:formula="of:=[.B9]*[.$K$2]" office:value-type="float" office:value="50.3784026198537" calcext:value-type="float">
            <text:p>50.3784026198537</text:p>
          </table:table-cell>
          <table:table-cell table:formula="of:=[.C9]*[.$K$3]" office:value-type="float" office:value="-254.37729609257" calcext:value-type="float">
            <text:p>-254.37729609257</text:p>
          </table:table-cell>
          <table:table-cell table:formula="of:= [.G9]/[.F9]" office:value-type="float" office:value="-5.04933231035637" calcext:value-type="float">
            <text:p>-5.04933231035637</text:p>
          </table:table-cell>
          <table:table-cell table:number-columns-repeated="7"/>
        </table:table-row>
        <table:table-row table:style-name="ro1">
          <table:table-cell office:value-type="float" office:value="449.145101367052" calcext:value-type="float">
            <text:p>449.145101367052</text:p>
          </table:table-cell>
          <table:table-cell office:value-type="float" office:value="22.5674867967415" calcext:value-type="float">
            <text:p>22.5674867967415</text:p>
          </table:table-cell>
          <table:table-cell office:value-type="float" office:value="224.747097965099" calcext:value-type="float">
            <text:p>224.747097965099</text:p>
          </table:table-cell>
          <table:table-cell/>
          <table:table-cell table:formula="of:=[.A10]*[.$K$1]" office:value-type="float" office:value="449.145101367052" calcext:value-type="float">
            <text:p>449.145101367052</text:p>
          </table:table-cell>
          <table:table-cell table:formula="of:=[.B10]*[.$K$2]" office:value-type="float" office:value="22.5674867967415" calcext:value-type="float">
            <text:p>22.5674867967415</text:p>
          </table:table-cell>
          <table:table-cell table:formula="of:=[.C10]*[.$K$3]" office:value-type="float" office:value="224.747097965099" calcext:value-type="float">
            <text:p>224.747097965099</text:p>
          </table:table-cell>
          <table:table-cell table:formula="of:= [.G10]/[.F10]" office:value-type="float" office:value="9.95888908629162" calcext:value-type="float">
            <text:p>9.95888908629162</text:p>
          </table:table-cell>
          <table:table-cell table:number-columns-repeated="7"/>
        </table:table-row>
        <table:table-row table:style-name="ro1">
          <table:table-cell office:value-type="float" office:value="80.3198072243803" calcext:value-type="float">
            <text:p>80.3198072243803</text:p>
          </table:table-cell>
          <table:table-cell office:value-type="float" office:value="368.825294142672" calcext:value-type="float">
            <text:p>368.825294142672</text:p>
          </table:table-cell>
          <table:table-cell office:value-type="float" office:value="281.826523960982" calcext:value-type="float">
            <text:p>281.826523960982</text:p>
          </table:table-cell>
          <table:table-cell/>
          <table:table-cell table:formula="of:=[.A11]*[.$K$1]" office:value-type="float" office:value="80.3198072243803" calcext:value-type="float">
            <text:p>80.3198072243803</text:p>
          </table:table-cell>
          <table:table-cell table:formula="of:=[.B11]*[.$K$2]" office:value-type="float" office:value="368.825294142672" calcext:value-type="float">
            <text:p>368.825294142672</text:p>
          </table:table-cell>
          <table:table-cell table:formula="of:=[.C11]*[.$K$3]" office:value-type="float" office:value="281.826523960982" calcext:value-type="float">
            <text:p>281.826523960982</text:p>
          </table:table-cell>
          <table:table-cell table:formula="of:= [.G11]/[.F11]" office:value-type="float" office:value="0.764119295603311" calcext:value-type="float">
            <text:p>0.764119295603311</text:p>
          </table:table-cell>
          <table:table-cell table:number-columns-repeated="7"/>
        </table:table-row>
        <table:table-row table:style-name="ro1">
          <table:table-cell office:value-type="float" office:value="392.410076970501" calcext:value-type="float">
            <text:p>392.410076970501</text:p>
          </table:table-cell>
          <table:table-cell office:value-type="float" office:value="-312.090269746121" calcext:value-type="float">
            <text:p>-312.090269746121</text:p>
          </table:table-cell>
          <table:table-cell office:value-type="float" office:value="-25.8820160451765" calcext:value-type="float">
            <text:p>-25.8820160451765</text:p>
          </table:table-cell>
          <table:table-cell/>
          <table:table-cell table:formula="of:=[.A12]*[.$K$1]" office:value-type="float" office:value="392.410076970501" calcext:value-type="float">
            <text:p>392.410076970501</text:p>
          </table:table-cell>
          <table:table-cell table:formula="of:=[.B12]*[.$K$2]" office:value-type="float" office:value="-312.090269746121" calcext:value-type="float">
            <text:p>-312.090269746121</text:p>
          </table:table-cell>
          <table:table-cell table:formula="of:=[.C12]*[.$K$3]" office:value-type="float" office:value="-25.8820160451765" calcext:value-type="float">
            <text:p>-25.8820160451765</text:p>
          </table:table-cell>
          <table:table-cell table:formula="of:= [.G12]/[.F12]" office:value-type="float" office:value="0.0829311854747378" calcext:value-type="float">
            <text:p>0.082931185474738</text:p>
          </table:table-cell>
          <table:table-cell table:number-columns-repeated="7"/>
        </table:table-row>
        <table:table-row table:style-name="ro1">
          <table:table-cell office:value-type="float" office:value="183.021268768681" calcext:value-type="float">
            <text:p>183.021268768681</text:p>
          </table:table-cell>
          <table:table-cell office:value-type="float" office:value="209.38880820182" calcext:value-type="float">
            <text:p>209.38880820182</text:p>
          </table:table-cell>
          <table:table-cell office:value-type="float" office:value="-187.882513752861" calcext:value-type="float">
            <text:p>-187.882513752861</text:p>
          </table:table-cell>
          <table:table-cell/>
          <table:table-cell table:formula="of:=[.A13]*[.$K$1]" office:value-type="float" office:value="183.021268768681" calcext:value-type="float">
            <text:p>183.021268768681</text:p>
          </table:table-cell>
          <table:table-cell table:formula="of:=[.B13]*[.$K$2]" office:value-type="float" office:value="209.38880820182" calcext:value-type="float">
            <text:p>209.38880820182</text:p>
          </table:table-cell>
          <table:table-cell table:formula="of:=[.C13]*[.$K$3]" office:value-type="float" office:value="-187.882513752861" calcext:value-type="float">
            <text:p>-187.882513752861</text:p>
          </table:table-cell>
          <table:table-cell table:formula="of:= [.G13]/[.F13]" office:value-type="float" office:value="-0.89729014347209" calcext:value-type="float">
            <text:p>-0.89729014347209</text:p>
          </table:table-cell>
          <table:table-cell table:number-columns-repeated="7"/>
        </table:table-row>
        <table:table-row table:style-name="ro1">
          <table:table-cell office:value-type="float" office:value="136.674002903982" calcext:value-type="float">
            <text:p>136.674002903982</text:p>
          </table:table-cell>
          <table:table-cell office:value-type="float" office:value="46.3472658646983" calcext:value-type="float">
            <text:p>46.3472658646983</text:p>
          </table:table-cell>
          <table:table-cell office:value-type="float" office:value="-141.700632086206" calcext:value-type="float">
            <text:p>-141.700632086206</text:p>
          </table:table-cell>
          <table:table-cell/>
          <table:table-cell table:formula="of:=[.A14]*[.$K$1]" office:value-type="float" office:value="136.674002903982" calcext:value-type="float">
            <text:p>136.674002903982</text:p>
          </table:table-cell>
          <table:table-cell table:formula="of:=[.B14]*[.$K$2]" office:value-type="float" office:value="46.3472658646983" calcext:value-type="float">
            <text:p>46.3472658646983</text:p>
          </table:table-cell>
          <table:table-cell table:formula="of:=[.C14]*[.$K$3]" office:value-type="float" office:value="-141.700632086206" calcext:value-type="float">
            <text:p>-141.700632086206</text:p>
          </table:table-cell>
          <table:table-cell table:formula="of:= [.G14]/[.F14]" office:value-type="float" office:value="-3.05736766651723" calcext:value-type="float">
            <text:p>-3.05736766651723</text:p>
          </table:table-cell>
          <table:table-cell table:number-columns-repeated="7"/>
        </table:table-row>
        <table:table-row table:style-name="ro1">
          <table:table-cell office:value-type="float" office:value="416.879499511672" calcext:value-type="float">
            <text:p>416.879499511672</text:p>
          </table:table-cell>
          <table:table-cell office:value-type="float" office:value="-280.20549660769" calcext:value-type="float">
            <text:p>-280.20549660769</text:p>
          </table:table-cell>
          <table:table-cell office:value-type="float" office:value="50.1585284071104" calcext:value-type="float">
            <text:p>50.1585284071104</text:p>
          </table:table-cell>
          <table:table-cell/>
          <table:table-cell table:formula="of:=[.A15]*[.$K$1]" office:value-type="float" office:value="416.879499511672" calcext:value-type="float">
            <text:p>416.879499511672</text:p>
          </table:table-cell>
          <table:table-cell table:formula="of:=[.B15]*[.$K$2]" office:value-type="float" office:value="-280.20549660769" calcext:value-type="float">
            <text:p>-280.20549660769</text:p>
          </table:table-cell>
          <table:table-cell table:formula="of:=[.C15]*[.$K$3]" office:value-type="float" office:value="50.1585284071104" calcext:value-type="float">
            <text:p>50.1585284071104</text:p>
          </table:table-cell>
          <table:table-cell table:formula="of:= [.G15]/[.F15]" office:value-type="float" office:value="-0.17900622583909" calcext:value-type="float">
            <text:p>-0.17900622583909</text:p>
          </table:table-cell>
          <table:table-cell table:number-columns-repeated="7"/>
        </table:table-row>
        <table:table-row table:style-name="ro1">
          <table:table-cell office:value-type="float" office:value="186.112069731817" calcext:value-type="float">
            <text:p>186.112069731817</text:p>
          </table:table-cell>
          <table:table-cell office:value-type="float" office:value="230.767429779855" calcext:value-type="float">
            <text:p>230.767429779855</text:p>
          </table:table-cell>
          <table:table-cell office:value-type="float" office:value="366.439982930836" calcext:value-type="float">
            <text:p>366.439982930836</text:p>
          </table:table-cell>
          <table:table-cell/>
          <table:table-cell table:formula="of:=[.A16]*[.$K$1]" office:value-type="float" office:value="186.112069731817" calcext:value-type="float">
            <text:p>186.112069731817</text:p>
          </table:table-cell>
          <table:table-cell table:formula="of:=[.B16]*[.$K$2]" office:value-type="float" office:value="230.767429779855" calcext:value-type="float">
            <text:p>230.767429779855</text:p>
          </table:table-cell>
          <table:table-cell table:formula="of:=[.C16]*[.$K$3]" office:value-type="float" office:value="366.439982930836" calcext:value-type="float">
            <text:p>366.439982930836</text:p>
          </table:table-cell>
          <table:table-cell table:formula="of:= [.G16]/[.F16]" office:value-type="float" office:value="1.58791898527625" calcext:value-type="float">
            <text:p>1.58791898527625</text:p>
          </table:table-cell>
          <table:table-cell table:number-columns-repeated="7"/>
        </table:table-row>
        <table:table-row table:style-name="ro1">
          <table:table-cell office:value-type="float" office:value="181.261481616902" calcext:value-type="float">
            <text:p>181.261481616902</text:p>
          </table:table-cell>
          <table:table-cell office:value-type="float" office:value="4.85058811491541" calcext:value-type="float">
            <text:p>4.85058811491541</text:p>
          </table:table-cell>
          <table:table-cell office:value-type="float" office:value="-399.946317259712" calcext:value-type="float">
            <text:p>-399.946317259712</text:p>
          </table:table-cell>
          <table:table-cell/>
          <table:table-cell table:formula="of:=[.A17]*[.$K$1]" office:value-type="float" office:value="181.261481616902" calcext:value-type="float">
            <text:p>181.261481616902</text:p>
          </table:table-cell>
          <table:table-cell table:formula="of:=[.B17]*[.$K$2]" office:value-type="float" office:value="4.85058811491541" calcext:value-type="float">
            <text:p>4.85058811491541</text:p>
          </table:table-cell>
          <table:table-cell table:formula="of:=[.C17]*[.$K$3]" office:value-type="float" office:value="-399.946317259712" calcext:value-type="float">
            <text:p>-399.946317259712</text:p>
          </table:table-cell>
          <table:table-cell table:formula="of:= [.G17]/[.F17]" office:value-type="float" office:value="-82.4531598611495" calcext:value-type="float">
            <text:p>-82.4531598611495</text:p>
          </table:table-cell>
          <table:table-cell table:number-columns-repeated="7"/>
        </table:table-row>
        <table:table-row table:style-name="ro1">
          <table:table-cell office:value-type="float" office:value="539.632360325113" calcext:value-type="float">
            <text:p>539.632360325113</text:p>
          </table:table-cell>
          <table:table-cell office:value-type="float" office:value="-358.370878708211" calcext:value-type="float">
            <text:p>-358.370878708211</text:p>
          </table:table-cell>
          <table:table-cell office:value-type="float" office:value="-80.749957930752" calcext:value-type="float">
            <text:p>-80.749957930752</text:p>
          </table:table-cell>
          <table:table-cell/>
          <table:table-cell table:formula="of:=[.A18]*[.$K$1]" office:value-type="float" office:value="539.632360325113" calcext:value-type="float">
            <text:p>539.632360325113</text:p>
          </table:table-cell>
          <table:table-cell table:formula="of:=[.B18]*[.$K$2]" office:value-type="float" office:value="-358.370878708211" calcext:value-type="float">
            <text:p>-358.370878708211</text:p>
          </table:table-cell>
          <table:table-cell table:formula="of:=[.C18]*[.$K$3]" office:value-type="float" office:value="-80.749957930752" calcext:value-type="float">
            <text:p>-80.749957930752</text:p>
          </table:table-cell>
          <table:table-cell table:formula="of:= [.G18]/[.F18]" office:value-type="float" office:value="0.225325110739535" calcext:value-type="float">
            <text:p>0.225325110739535</text:p>
          </table:table-cell>
          <table:table-cell table:number-columns-repeated="7"/>
        </table:table-row>
        <table:table-row table:style-name="ro1">
          <table:table-cell office:value-type="float" office:value="194.427208372771" calcext:value-type="float">
            <text:p>194.427208372771</text:p>
          </table:table-cell>
          <table:table-cell office:value-type="float" office:value="345.205151952342" calcext:value-type="float">
            <text:p>345.205151952342</text:p>
          </table:table-cell>
          <table:table-cell office:value-type="float" office:value="486.455016951867" calcext:value-type="float">
            <text:p>486.455016951867</text:p>
          </table:table-cell>
          <table:table-cell/>
          <table:table-cell table:formula="of:=[.A19]*[.$K$1]" office:value-type="float" office:value="194.427208372771" calcext:value-type="float">
            <text:p>194.427208372771</text:p>
          </table:table-cell>
          <table:table-cell table:formula="of:=[.B19]*[.$K$2]" office:value-type="float" office:value="345.205151952342" calcext:value-type="float">
            <text:p>345.205151952342</text:p>
          </table:table-cell>
          <table:table-cell table:formula="of:=[.C19]*[.$K$3]" office:value-type="float" office:value="486.455016951867" calcext:value-type="float">
            <text:p>486.455016951867</text:p>
          </table:table-cell>
          <table:table-cell table:formula="of:= [.G19]/[.F19]" office:value-type="float" office:value="1.40917658441849" calcext:value-type="float">
            <text:p>1.40917658441849</text:p>
          </table:table-cell>
          <table:table-cell table:number-columns-repeated="7"/>
        </table:table-row>
        <table:table-row table:style-name="ro1">
          <table:table-cell office:value-type="float" office:value="534.986790542906" calcext:value-type="float">
            <text:p>534.986790542906</text:p>
          </table:table-cell>
          <table:table-cell office:value-type="float" office:value="-340.559582170135" calcext:value-type="float">
            <text:p>-340.559582170135</text:p>
          </table:table-cell>
          <table:table-cell office:value-type="float" office:value="-105.836207304108" calcext:value-type="float">
            <text:p>-105.836207304108</text:p>
          </table:table-cell>
          <table:table-cell/>
          <table:table-cell table:formula="of:=[.A20]*[.$K$1]" office:value-type="float" office:value="534.986790542906" calcext:value-type="float">
            <text:p>534.986790542906</text:p>
          </table:table-cell>
          <table:table-cell table:formula="of:=[.B20]*[.$K$2]" office:value-type="float" office:value="-340.559582170135" calcext:value-type="float">
            <text:p>-340.559582170135</text:p>
          </table:table-cell>
          <table:table-cell table:formula="of:=[.C20]*[.$K$3]" office:value-type="float" office:value="-105.836207304108" calcext:value-type="float">
            <text:p>-105.836207304108</text:p>
          </table:table-cell>
          <table:table-cell table:formula="of:= [.G20]/[.F20]" office:value-type="float" office:value="0.310771485652207" calcext:value-type="float">
            <text:p>0.310771485652207</text:p>
          </table:table-cell>
          <table:table-cell table:number-columns-repeated="7"/>
        </table:table-row>
        <table:table-row table:style-name="ro1">
          <table:table-cell office:value-type="float" office:value="561.103298609061" calcext:value-type="float">
            <text:p>561.103298609061</text:p>
          </table:table-cell>
          <table:table-cell office:value-type="float" office:value="-26.1165080661551" calcext:value-type="float">
            <text:p>-26.1165080661551</text:p>
          </table:table-cell>
          <table:table-cell office:value-type="float" office:value="104.694470956887" calcext:value-type="float">
            <text:p>104.694470956887</text:p>
          </table:table-cell>
          <table:table-cell/>
          <table:table-cell table:formula="of:=[.A21]*[.$K$1]" office:value-type="float" office:value="561.103298609061" calcext:value-type="float">
            <text:p>561.103298609061</text:p>
          </table:table-cell>
          <table:table-cell table:formula="of:=[.B21]*[.$K$2]" office:value-type="float" office:value="-26.1165080661551" calcext:value-type="float">
            <text:p>-26.1165080661551</text:p>
          </table:table-cell>
          <table:table-cell table:formula="of:=[.C21]*[.$K$3]" office:value-type="float" office:value="104.694470956887" calcext:value-type="float">
            <text:p>104.694470956887</text:p>
          </table:table-cell>
          <table:table-cell table:formula="of:= [.G21]/[.F21]" office:value-type="float" office:value="-4.00874690795904" calcext:value-type="float">
            <text:p>-4.00874690795904</text:p>
          </table:table-cell>
          <table:table-cell table:number-columns-repeated="7"/>
        </table:table-row>
        <table:table-row table:style-name="ro1">
          <table:table-cell office:value-type="float" office:value="474.548746918313" calcext:value-type="float">
            <text:p>474.548746918313</text:p>
          </table:table-cell>
          <table:table-cell office:value-type="float" office:value="86.5545516907477" calcext:value-type="float">
            <text:p>86.5545516907477</text:p>
          </table:table-cell>
          <table:table-cell office:value-type="float" office:value="-261.265876613555" calcext:value-type="float">
            <text:p>-261.265876613555</text:p>
          </table:table-cell>
          <table:table-cell/>
          <table:table-cell table:formula="of:=[.A22]*[.$K$1]" office:value-type="float" office:value="474.548746918313" calcext:value-type="float">
            <text:p>474.548746918313</text:p>
          </table:table-cell>
          <table:table-cell table:formula="of:=[.B22]*[.$K$2]" office:value-type="float" office:value="86.5545516907477" calcext:value-type="float">
            <text:p>86.5545516907477</text:p>
          </table:table-cell>
          <table:table-cell table:formula="of:=[.C22]*[.$K$3]" office:value-type="float" office:value="-261.265876613555" calcext:value-type="float">
            <text:p>-261.265876613555</text:p>
          </table:table-cell>
          <table:table-cell table:formula="of:= [.G22]/[.F22]" office:value-type="float" office:value="-3.01851111824872" calcext:value-type="float">
            <text:p>-3.01851111824872</text:p>
          </table:table-cell>
          <table:table-cell table:number-columns-repeated="7"/>
        </table:table-row>
        <table:table-row table:style-name="ro1">
          <table:table-cell office:value-type="float" office:value="86.4106851920757" calcext:value-type="float">
            <text:p>86.4106851920757</text:p>
          </table:table-cell>
          <table:table-cell office:value-type="float" office:value="388.138061726238" calcext:value-type="float">
            <text:p>388.138061726238</text:p>
          </table:table-cell>
          <table:table-cell office:value-type="float" office:value="-151.958532427279" calcext:value-type="float">
            <text:p>-151.958532427279</text:p>
          </table:table-cell>
          <table:table-cell/>
          <table:table-cell table:formula="of:=[.A23]*[.$K$1]" office:value-type="float" office:value="86.4106851920757" calcext:value-type="float">
            <text:p>86.4106851920757</text:p>
          </table:table-cell>
          <table:table-cell table:formula="of:=[.B23]*[.$K$2]" office:value-type="float" office:value="388.138061726238" calcext:value-type="float">
            <text:p>388.138061726238</text:p>
          </table:table-cell>
          <table:table-cell table:formula="of:=[.C23]*[.$K$3]" office:value-type="float" office:value="-151.958532427279" calcext:value-type="float">
            <text:p>-151.958532427279</text:p>
          </table:table-cell>
          <table:table-cell table:formula="of:= [.G23]/[.F23]" office:value-type="float" office:value="-0.391506392729036" calcext:value-type="float">
            <text:p>-0.391506392729036</text:p>
          </table:table-cell>
          <table:table-cell table:number-columns-repeated="7"/>
        </table:table-row>
        <table:table-row table:style-name="ro1">
          <table:table-cell office:value-type="float" office:value="508.534399557178" calcext:value-type="float">
            <text:p>508.534399557178</text:p>
          </table:table-cell>
          <table:table-cell office:value-type="float" office:value="-422.123714365102" calcext:value-type="float">
            <text:p>-422.123714365102</text:p>
          </table:table-cell>
          <table:table-cell office:value-type="float" office:value="121.259735720279" calcext:value-type="float">
            <text:p>121.259735720279</text:p>
          </table:table-cell>
          <table:table-cell/>
          <table:table-cell table:formula="of:=[.A24]*[.$K$1]" office:value-type="float" office:value="508.534399557178" calcext:value-type="float">
            <text:p>508.534399557178</text:p>
          </table:table-cell>
          <table:table-cell table:formula="of:=[.B24]*[.$K$2]" office:value-type="float" office:value="-422.123714365102" calcext:value-type="float">
            <text:p>-422.123714365102</text:p>
          </table:table-cell>
          <table:table-cell table:formula="of:=[.C24]*[.$K$3]" office:value-type="float" office:value="121.259735720279" calcext:value-type="float">
            <text:p>121.259735720279</text:p>
          </table:table-cell>
          <table:table-cell table:formula="of:= [.G24]/[.F24]" office:value-type="float" office:value="-0.287261131260205" calcext:value-type="float">
            <text:p>-0.287261131260205</text:p>
          </table:table-cell>
          <table:table-cell table:number-columns-repeated="7"/>
        </table:table-row>
        <table:table-row table:style-name="ro1">
          <table:table-cell office:value-type="float" office:value="213.890638962483" calcext:value-type="float">
            <text:p>213.890638962483</text:p>
          </table:table-cell>
          <table:table-cell office:value-type="float" office:value="294.643760594695" calcext:value-type="float">
            <text:p>294.643760594695</text:p>
          </table:table-cell>
          <table:table-cell office:value-type="float" office:value="-27.7483024765802" calcext:value-type="float">
            <text:p>-27.7483024765802</text:p>
          </table:table-cell>
          <table:table-cell/>
          <table:table-cell table:formula="of:=[.A25]*[.$K$1]" office:value-type="float" office:value="213.890638962483" calcext:value-type="float">
            <text:p>213.890638962483</text:p>
          </table:table-cell>
          <table:table-cell table:formula="of:=[.B25]*[.$K$2]" office:value-type="float" office:value="294.643760594695" calcext:value-type="float">
            <text:p>294.643760594695</text:p>
          </table:table-cell>
          <table:table-cell table:formula="of:=[.C25]*[.$K$3]" office:value-type="float" office:value="-27.7483024765802" calcext:value-type="float">
            <text:p>-27.7483024765802</text:p>
          </table:table-cell>
          <table:table-cell table:formula="of:= [.G25]/[.F25]" office:value-type="float" office:value="-0.0941757681227471" calcext:value-type="float">
            <text:p>-0.094175768122747</text:p>
          </table:table-cell>
          <table:table-cell table:number-columns-repeated="7"/>
        </table:table-row>
        <table:table-row table:style-name="ro1">
          <table:table-cell office:value-type="float" office:value="138.221357273591" calcext:value-type="float">
            <text:p>138.221357273591</text:p>
          </table:table-cell>
          <table:table-cell office:value-type="float" office:value="75.6692816888916" calcext:value-type="float">
            <text:p>75.6692816888916</text:p>
          </table:table-cell>
          <table:table-cell office:value-type="float" office:value="-166.431102427394" calcext:value-type="float">
            <text:p>-166.431102427394</text:p>
          </table:table-cell>
          <table:table-cell/>
          <table:table-cell table:formula="of:=[.A26]*[.$K$1]" office:value-type="float" office:value="138.221357273591" calcext:value-type="float">
            <text:p>138.221357273591</text:p>
          </table:table-cell>
          <table:table-cell table:formula="of:=[.B26]*[.$K$2]" office:value-type="float" office:value="75.6692816888916" calcext:value-type="float">
            <text:p>75.6692816888916</text:p>
          </table:table-cell>
          <table:table-cell table:formula="of:=[.C26]*[.$K$3]" office:value-type="float" office:value="-166.431102427394" calcext:value-type="float">
            <text:p>-166.431102427394</text:p>
          </table:table-cell>
          <table:table-cell table:formula="of:= [.G26]/[.F26]" office:value-type="float" office:value="-2.19945397541452" calcext:value-type="float">
            <text:p>-2.19945397541452</text:p>
          </table:table-cell>
          <table:table-cell table:number-columns-repeated="7"/>
        </table:table-row>
        <table:table-row table:style-name="ro1">
          <table:table-cell office:value-type="float" office:value="261.865666379436" calcext:value-type="float">
            <text:p>261.865666379436</text:p>
          </table:table-cell>
          <table:table-cell office:value-type="float" office:value="-123.644309105846" calcext:value-type="float">
            <text:p>-123.644309105846</text:p>
          </table:table-cell>
          <table:table-cell office:value-type="float" office:value="422.338283923559" calcext:value-type="float">
            <text:p>422.338283923559</text:p>
          </table:table-cell>
          <table:table-cell/>
          <table:table-cell table:formula="of:=[.A27]*[.$K$1]" office:value-type="float" office:value="261.865666379436" calcext:value-type="float">
            <text:p>261.865666379436</text:p>
          </table:table-cell>
          <table:table-cell table:formula="of:=[.B27]*[.$K$2]" office:value-type="float" office:value="-123.644309105846" calcext:value-type="float">
            <text:p>-123.644309105846</text:p>
          </table:table-cell>
          <table:table-cell table:formula="of:=[.C27]*[.$K$3]" office:value-type="float" office:value="422.338283923559" calcext:value-type="float">
            <text:p>422.338283923559</text:p>
          </table:table-cell>
          <table:table-cell table:formula="of:= [.G27]/[.F27]" office:value-type="float" office:value="-3.41575190138365" calcext:value-type="float">
            <text:p>-3.41575190138365</text:p>
          </table:table-cell>
          <table:table-cell table:number-columns-repeated="7"/>
        </table:table-row>
        <table:table-row table:style-name="ro1">
          <table:table-cell office:value-type="float" office:value="174.208568170939" calcext:value-type="float">
            <text:p>174.208568170939</text:p>
          </table:table-cell>
          <table:table-cell office:value-type="float" office:value="87.6570982084976" calcext:value-type="float">
            <text:p>87.6570982084976</text:p>
          </table:table-cell>
          <table:table-cell office:value-type="float" office:value="-140.716987292071" calcext:value-type="float">
            <text:p>-140.716987292071</text:p>
          </table:table-cell>
          <table:table-cell/>
          <table:table-cell table:formula="of:=[.A28]*[.$K$1]" office:value-type="float" office:value="174.208568170939" calcext:value-type="float">
            <text:p>174.208568170939</text:p>
          </table:table-cell>
          <table:table-cell table:formula="of:=[.B28]*[.$K$2]" office:value-type="float" office:value="87.6570982084976" calcext:value-type="float">
            <text:p>87.6570982084976</text:p>
          </table:table-cell>
          <table:table-cell table:formula="of:=[.C28]*[.$K$3]" office:value-type="float" office:value="-140.716987292071" calcext:value-type="float">
            <text:p>-140.716987292071</text:p>
          </table:table-cell>
          <table:table-cell table:formula="of:= [.G28]/[.F28]" office:value-type="float" office:value="-1.60531195040665" calcext:value-type="float">
            <text:p>-1.60531195040665</text:p>
          </table:table-cell>
          <table:table-cell table:number-columns-repeated="7"/>
        </table:table-row>
        <table:table-row table:style-name="ro1">
          <table:table-cell office:value-type="float" office:value="403.430066845992" calcext:value-type="float">
            <text:p>403.430066845992</text:p>
          </table:table-cell>
          <table:table-cell office:value-type="float" office:value="-229.221498675053" calcext:value-type="float">
            <text:p>-229.221498675053</text:p>
          </table:table-cell>
          <table:table-cell office:value-type="float" office:value="77.8876202910559" calcext:value-type="float">
            <text:p>77.8876202910559</text:p>
          </table:table-cell>
          <table:table-cell/>
          <table:table-cell table:formula="of:=[.A29]*[.$K$1]" office:value-type="float" office:value="403.430066845992" calcext:value-type="float">
            <text:p>403.430066845992</text:p>
          </table:table-cell>
          <table:table-cell table:formula="of:=[.B29]*[.$K$2]" office:value-type="float" office:value="-229.221498675053" calcext:value-type="float">
            <text:p>-229.221498675053</text:p>
          </table:table-cell>
          <table:table-cell table:formula="of:=[.C29]*[.$K$3]" office:value-type="float" office:value="77.8876202910559" calcext:value-type="float">
            <text:p>77.8876202910559</text:p>
          </table:table-cell>
          <table:table-cell table:formula="of:= [.G29]/[.F29]" office:value-type="float" office:value="-0.339791951196822" calcext:value-type="float">
            <text:p>-0.339791951196822</text:p>
          </table:table-cell>
          <table:table-cell table:number-columns-repeated="7"/>
        </table:table-row>
        <table:table-row table:style-name="ro1">
          <table:table-cell office:value-type="float" office:value="518.045586184048" calcext:value-type="float">
            <text:p>518.045586184048</text:p>
          </table:table-cell>
          <table:table-cell office:value-type="float" office:value="-114.615519338057" calcext:value-type="float">
            <text:p>-114.615519338057</text:p>
          </table:table-cell>
          <table:table-cell office:value-type="float" office:value="-132.506160506457" calcext:value-type="float">
            <text:p>-132.506160506457</text:p>
          </table:table-cell>
          <table:table-cell/>
          <table:table-cell table:formula="of:=[.A30]*[.$K$1]" office:value-type="float" office:value="518.045586184048" calcext:value-type="float">
            <text:p>518.045586184048</text:p>
          </table:table-cell>
          <table:table-cell table:formula="of:=[.B30]*[.$K$2]" office:value-type="float" office:value="-114.615519338057" calcext:value-type="float">
            <text:p>-114.615519338057</text:p>
          </table:table-cell>
          <table:table-cell table:formula="of:=[.C30]*[.$K$3]" office:value-type="float" office:value="-132.506160506457" calcext:value-type="float">
            <text:p>-132.506160506457</text:p>
          </table:table-cell>
          <table:table-cell table:formula="of:= [.G30]/[.F30]" office:value-type="float" office:value="1.15609265893244" calcext:value-type="float">
            <text:p>1.15609265893244</text:p>
          </table:table-cell>
          <table:table-cell table:number-columns-repeated="7"/>
        </table:table-row>
        <table:table-row table:style-name="ro1">
          <table:table-cell office:value-type="float" office:value="185.173505527936" calcext:value-type="float">
            <text:p>185.173505527936</text:p>
          </table:table-cell>
          <table:table-cell office:value-type="float" office:value="332.872080656113" calcext:value-type="float">
            <text:p>332.872080656113</text:p>
          </table:table-cell>
          <table:table-cell office:value-type="float" office:value="-116.896517836216" calcext:value-type="float">
            <text:p>-116.896517836216</text:p>
          </table:table-cell>
          <table:table-cell/>
          <table:table-cell table:formula="of:=[.A31]*[.$K$1]" office:value-type="float" office:value="185.173505527936" calcext:value-type="float">
            <text:p>185.173505527936</text:p>
          </table:table-cell>
          <table:table-cell table:formula="of:=[.B31]*[.$K$2]" office:value-type="float" office:value="332.872080656113" calcext:value-type="float">
            <text:p>332.872080656113</text:p>
          </table:table-cell>
          <table:table-cell table:formula="of:=[.C31]*[.$K$3]" office:value-type="float" office:value="-116.896517836216" calcext:value-type="float">
            <text:p>-116.896517836216</text:p>
          </table:table-cell>
          <table:table-cell table:formula="of:= [.G31]/[.F31]" office:value-type="float" office:value="-0.351175495420959" calcext:value-type="float">
            <text:p>-0.351175495420959</text:p>
          </table:table-cell>
          <table:table-cell table:number-columns-repeated="7"/>
        </table:table-row>
        <table:table-row table:style-name="ro1">
          <table:table-cell office:value-type="float" office:value="495.649523331023" calcext:value-type="float">
            <text:p>495.649523331023</text:p>
          </table:table-cell>
          <table:table-cell office:value-type="float" office:value="-310.476017803088" calcext:value-type="float">
            <text:p>-310.476017803088</text:p>
          </table:table-cell>
          <table:table-cell office:value-type="float" office:value="-110.822707510719" calcext:value-type="float">
            <text:p>-110.822707510719</text:p>
          </table:table-cell>
          <table:table-cell/>
          <table:table-cell table:formula="of:=[.A32]*[.$K$1]" office:value-type="float" office:value="495.649523331023" calcext:value-type="float">
            <text:p>495.649523331023</text:p>
          </table:table-cell>
          <table:table-cell table:formula="of:=[.B32]*[.$K$2]" office:value-type="float" office:value="-310.476017803088" calcext:value-type="float">
            <text:p>-310.476017803088</text:p>
          </table:table-cell>
          <table:table-cell table:formula="of:=[.C32]*[.$K$3]" office:value-type="float" office:value="-110.822707510719" calcext:value-type="float">
            <text:p>-110.822707510719</text:p>
          </table:table-cell>
          <table:table-cell table:formula="of:= [.G32]/[.F32]" office:value-type="float" office:value="0.356944501848789" calcext:value-type="float">
            <text:p>0.356944501848789</text:p>
          </table:table-cell>
          <table:table-cell table:number-columns-repeated="7"/>
        </table:table-row>
        <table:table-row table:style-name="ro1">
          <table:table-cell office:value-type="float" office:value="360.798587574131" calcext:value-type="float">
            <text:p>360.798587574131</text:p>
          </table:table-cell>
          <table:table-cell office:value-type="float" office:value="134.850935756893" calcext:value-type="float">
            <text:p>134.850935756893</text:p>
          </table:table-cell>
          <table:table-cell office:value-type="float" office:value="309.86507240594" calcext:value-type="float">
            <text:p>309.86507240594</text:p>
          </table:table-cell>
          <table:table-cell/>
          <table:table-cell table:formula="of:=[.A33]*[.$K$1]" office:value-type="float" office:value="360.798587574131" calcext:value-type="float">
            <text:p>360.798587574131</text:p>
          </table:table-cell>
          <table:table-cell table:formula="of:=[.B33]*[.$K$2]" office:value-type="float" office:value="134.850935756893" calcext:value-type="float">
            <text:p>134.850935756893</text:p>
          </table:table-cell>
          <table:table-cell table:formula="of:=[.C33]*[.$K$3]" office:value-type="float" office:value="309.86507240594" calcext:value-type="float">
            <text:p>309.86507240594</text:p>
          </table:table-cell>
          <table:table-cell table:formula="of:= [.G33]/[.F33]" office:value-type="float" office:value="2.29783405407405" calcext:value-type="float">
            <text:p>2.29783405407405</text:p>
          </table:table-cell>
          <table:table-cell table:number-columns-repeated="7"/>
        </table:table-row>
        <table:table-row table:style-name="ro1">
          <table:table-cell office:value-type="float" office:value="486.80005160246" calcext:value-type="float">
            <text:p>486.80005160246</text:p>
          </table:table-cell>
          <table:table-cell office:value-type="float" office:value="-126.001464028329" calcext:value-type="float">
            <text:p>-126.001464028329</text:p>
          </table:table-cell>
          <table:table-cell office:value-type="float" office:value="-110.603524887755" calcext:value-type="float">
            <text:p>-110.603524887755</text:p>
          </table:table-cell>
          <table:table-cell/>
          <table:table-cell table:formula="of:=[.A34]*[.$K$1]" office:value-type="float" office:value="486.80005160246" calcext:value-type="float">
            <text:p>486.80005160246</text:p>
          </table:table-cell>
          <table:table-cell table:formula="of:=[.B34]*[.$K$2]" office:value-type="float" office:value="-126.001464028329" calcext:value-type="float">
            <text:p>-126.001464028329</text:p>
          </table:table-cell>
          <table:table-cell table:formula="of:=[.C34]*[.$K$3]" office:value-type="float" office:value="-110.603524887755" calcext:value-type="float">
            <text:p>-110.603524887755</text:p>
          </table:table-cell>
          <table:table-cell table:formula="of:= [.G34]/[.F34]" office:value-type="float" office:value="0.87779555373172" calcext:value-type="float">
            <text:p>0.87779555373172</text:p>
          </table:table-cell>
          <table:table-cell table:number-columns-repeated="7"/>
        </table:table-row>
        <table:table-row table:style-name="ro1">
          <table:table-cell office:value-type="float" office:value="417.174005338921" calcext:value-type="float">
            <text:p>417.174005338921</text:p>
          </table:table-cell>
          <table:table-cell office:value-type="float" office:value="69.6260462635384" calcext:value-type="float">
            <text:p>69.6260462635384</text:p>
          </table:table-cell>
          <table:table-cell office:value-type="float" office:value="51.5350485446602" calcext:value-type="float">
            <text:p>51.5350485446602</text:p>
          </table:table-cell>
          <table:table-cell/>
          <table:table-cell table:formula="of:=[.A35]*[.$K$1]" office:value-type="float" office:value="417.174005338921" calcext:value-type="float">
            <text:p>417.174005338921</text:p>
          </table:table-cell>
          <table:table-cell table:formula="of:=[.B35]*[.$K$2]" office:value-type="float" office:value="69.6260462635384" calcext:value-type="float">
            <text:p>69.6260462635384</text:p>
          </table:table-cell>
          <table:table-cell table:formula="of:=[.C35]*[.$K$3]" office:value-type="float" office:value="51.5350485446602" calcext:value-type="float">
            <text:p>51.5350485446602</text:p>
          </table:table-cell>
          <table:table-cell table:formula="of:= [.G35]/[.F35]" office:value-type="float" office:value="0.74016910783067" calcext:value-type="float">
            <text:p>0.74016910783067</text:p>
          </table:table-cell>
          <table:table-cell table:number-columns-repeated="7"/>
        </table:table-row>
        <table:table-row table:style-name="ro1">
          <table:table-cell office:value-type="float" office:value="51.2233772799736" calcext:value-type="float">
            <text:p>51.2233772799736</text:p>
          </table:table-cell>
          <table:table-cell office:value-type="float" office:value="365.950628058948" calcext:value-type="float">
            <text:p>365.950628058948</text:p>
          </table:table-cell>
          <table:table-cell office:value-type="float" office:value="-240.46106015921" calcext:value-type="float">
            <text:p>-240.46106015921</text:p>
          </table:table-cell>
          <table:table-cell/>
          <table:table-cell table:formula="of:=[.A36]*[.$K$1]" office:value-type="float" office:value="51.2233772799736" calcext:value-type="float">
            <text:p>51.2233772799736</text:p>
          </table:table-cell>
          <table:table-cell table:formula="of:=[.B36]*[.$K$2]" office:value-type="float" office:value="365.950628058948" calcext:value-type="float">
            <text:p>365.950628058948</text:p>
          </table:table-cell>
          <table:table-cell table:formula="of:=[.C36]*[.$K$3]" office:value-type="float" office:value="-240.46106015921" calcext:value-type="float">
            <text:p>-240.46106015921</text:p>
          </table:table-cell>
          <table:table-cell table:formula="of:= [.G36]/[.F36]" office:value-type="float" office:value="-0.657086070420615" calcext:value-type="float">
            <text:p>-0.657086070420615</text:p>
          </table:table-cell>
          <table:table-cell table:number-columns-repeated="7"/>
        </table:table-row>
        <table:table-row table:style-name="ro1">
          <table:table-cell office:value-type="float" office:value="270.723087557513" calcext:value-type="float">
            <text:p>270.723087557513</text:p>
          </table:table-cell>
          <table:table-cell office:value-type="float" office:value="-219.499710277539" calcext:value-type="float">
            <text:p>-219.499710277539</text:p>
          </table:table-cell>
          <table:table-cell office:value-type="float" office:value="6.75143300948031" calcext:value-type="float">
            <text:p>6.75143300948031</text:p>
          </table:table-cell>
          <table:table-cell/>
          <table:table-cell table:formula="of:=[.A37]*[.$K$1]" office:value-type="float" office:value="270.723087557513" calcext:value-type="float">
            <text:p>270.723087557513</text:p>
          </table:table-cell>
          <table:table-cell table:formula="of:=[.B37]*[.$K$2]" office:value-type="float" office:value="-219.499710277539" calcext:value-type="float">
            <text:p>-219.499710277539</text:p>
          </table:table-cell>
          <table:table-cell table:formula="of:=[.C37]*[.$K$3]" office:value-type="float" office:value="6.75143300948031" calcext:value-type="float">
            <text:p>6.75143300948031</text:p>
          </table:table-cell>
          <table:table-cell table:formula="of:= [.G37]/[.F37]" office:value-type="float" office:value="-0.0307582775437092" calcext:value-type="float">
            <text:p>-0.030758277543709</text:p>
          </table:table-cell>
          <table:table-cell table:number-columns-repeated="7"/>
        </table:table-row>
        <table:table-row table:style-name="ro1">
          <table:table-cell office:value-type="float" office:value="71.8108776147197" calcext:value-type="float">
            <text:p>71.8108776147197</text:p>
          </table:table-cell>
          <table:table-cell office:value-type="float" office:value="198.912209942793" calcext:value-type="float">
            <text:p>198.912209942793</text:p>
          </table:table-cell>
          <table:table-cell office:value-type="float" office:value="-79.9244935265412" calcext:value-type="float">
            <text:p>-79.9244935265412</text:p>
          </table:table-cell>
          <table:table-cell/>
          <table:table-cell table:formula="of:=[.A38]*[.$K$1]" office:value-type="float" office:value="71.8108776147197" calcext:value-type="float">
            <text:p>71.8108776147197</text:p>
          </table:table-cell>
          <table:table-cell table:formula="of:=[.B38]*[.$K$2]" office:value-type="float" office:value="198.912209942793" calcext:value-type="float">
            <text:p>198.912209942793</text:p>
          </table:table-cell>
          <table:table-cell table:formula="of:=[.C38]*[.$K$3]" office:value-type="float" office:value="-79.9244935265412" calcext:value-type="float">
            <text:p>-79.9244935265412</text:p>
          </table:table-cell>
          <table:table-cell table:formula="of:= [.G38]/[.F38]" office:value-type="float" office:value="-0.401807880720481" calcext:value-type="float">
            <text:p>-0.401807880720481</text:p>
          </table:table-cell>
          <table:table-cell table:number-columns-repeated="7"/>
        </table:table-row>
        <table:table-row table:style-name="ro1">
          <table:table-cell office:value-type="float" office:value="404.926343074069" calcext:value-type="float">
            <text:p>404.926343074069</text:p>
          </table:table-cell>
          <table:table-cell office:value-type="float" office:value="-333.115465459349" calcext:value-type="float">
            <text:p>-333.115465459349</text:p>
          </table:table-cell>
          <table:table-cell office:value-type="float" office:value="494.652510048832" calcext:value-type="float">
            <text:p>494.652510048832</text:p>
          </table:table-cell>
          <table:table-cell/>
          <table:table-cell table:formula="of:=[.A39]*[.$K$1]" office:value-type="float" office:value="404.926343074069" calcext:value-type="float">
            <text:p>404.926343074069</text:p>
          </table:table-cell>
          <table:table-cell table:formula="of:=[.B39]*[.$K$2]" office:value-type="float" office:value="-333.115465459349" calcext:value-type="float">
            <text:p>-333.115465459349</text:p>
          </table:table-cell>
          <table:table-cell table:formula="of:=[.C39]*[.$K$3]" office:value-type="float" office:value="494.652510048832" calcext:value-type="float">
            <text:p>494.652510048832</text:p>
          </table:table-cell>
          <table:table-cell table:formula="of:= [.G39]/[.F39]" office:value-type="float" office:value="-1.48492808452088" calcext:value-type="float">
            <text:p>-1.48492808452088</text:p>
          </table:table-cell>
          <table:table-cell table:number-columns-repeated="7"/>
        </table:table-row>
        <table:table-row table:style-name="ro1">
          <table:table-cell office:value-type="float" office:value="341.730316117409" calcext:value-type="float">
            <text:p>341.730316117409</text:p>
          </table:table-cell>
          <table:table-cell office:value-type="float" office:value="63.1960269566594" calcext:value-type="float">
            <text:p>63.1960269566594</text:p>
          </table:table-cell>
          <table:table-cell office:value-type="float" office:value="26.3620424543998" calcext:value-type="float">
            <text:p>26.3620424543998</text:p>
          </table:table-cell>
          <table:table-cell/>
          <table:table-cell table:formula="of:=[.A40]*[.$K$1]" office:value-type="float" office:value="341.730316117409" calcext:value-type="float">
            <text:p>341.730316117409</text:p>
          </table:table-cell>
          <table:table-cell table:formula="of:=[.B40]*[.$K$2]" office:value-type="float" office:value="63.1960269566594" calcext:value-type="float">
            <text:p>63.1960269566594</text:p>
          </table:table-cell>
          <table:table-cell table:formula="of:=[.C40]*[.$K$3]" office:value-type="float" office:value="26.3620424543998" calcext:value-type="float">
            <text:p>26.3620424543998</text:p>
          </table:table-cell>
          <table:table-cell table:formula="of:= [.G40]/[.F40]" office:value-type="float" office:value="0.41714714870413" calcext:value-type="float">
            <text:p>0.41714714870413</text:p>
          </table:table-cell>
          <table:table-cell table:number-columns-repeated="7"/>
        </table:table-row>
        <table:table-row table:style-name="ro1">
          <table:table-cell office:value-type="float" office:value="444.58838046596" calcext:value-type="float">
            <text:p>444.58838046596</text:p>
          </table:table-cell>
          <table:table-cell office:value-type="float" office:value="-102.858064348551" calcext:value-type="float">
            <text:p>-102.858064348551</text:p>
          </table:table-cell>
          <table:table-cell office:value-type="float" office:value="-299.622686539088" calcext:value-type="float">
            <text:p>-299.622686539088</text:p>
          </table:table-cell>
          <table:table-cell/>
          <table:table-cell table:formula="of:=[.A41]*[.$K$1]" office:value-type="float" office:value="444.58838046596" calcext:value-type="float">
            <text:p>444.58838046596</text:p>
          </table:table-cell>
          <table:table-cell table:formula="of:=[.B41]*[.$K$2]" office:value-type="float" office:value="-102.858064348551" calcext:value-type="float">
            <text:p>-102.858064348551</text:p>
          </table:table-cell>
          <table:table-cell table:formula="of:=[.C41]*[.$K$3]" office:value-type="float" office:value="-299.622686539088" calcext:value-type="float">
            <text:p>-299.622686539088</text:p>
          </table:table-cell>
          <table:table-cell table:formula="of:= [.G41]/[.F41]" office:value-type="float" office:value="2.91297224419632" calcext:value-type="float">
            <text:p>2.91297224419632</text:p>
          </table:table-cell>
          <table:table-cell table:number-columns-repeated="7"/>
        </table:table-row>
        <table:table-row table:style-name="ro1">
          <table:table-cell office:value-type="float" office:value="253.899285938962" calcext:value-type="float">
            <text:p>253.899285938962</text:p>
          </table:table-cell>
          <table:table-cell office:value-type="float" office:value="190.689094526998" calcext:value-type="float">
            <text:p>190.689094526998</text:p>
          </table:table-cell>
          <table:table-cell office:value-type="float" office:value="-143.491680415341" calcext:value-type="float">
            <text:p>-143.491680415341</text:p>
          </table:table-cell>
          <table:table-cell/>
          <table:table-cell table:formula="of:=[.A42]*[.$K$1]" office:value-type="float" office:value="253.899285938962" calcext:value-type="float">
            <text:p>253.899285938962</text:p>
          </table:table-cell>
          <table:table-cell table:formula="of:=[.B42]*[.$K$2]" office:value-type="float" office:value="190.689094526998" calcext:value-type="float">
            <text:p>190.689094526998</text:p>
          </table:table-cell>
          <table:table-cell table:formula="of:=[.C42]*[.$K$3]" office:value-type="float" office:value="-143.491680415341" calcext:value-type="float">
            <text:p>-143.491680415341</text:p>
          </table:table-cell>
          <table:table-cell table:formula="of:= [.G42]/[.F42]" office:value-type="float" office:value="-0.752490229036275" calcext:value-type="float">
            <text:p>-0.752490229036275</text:p>
          </table:table-cell>
          <table:table-cell table:number-columns-repeated="7"/>
        </table:table-row>
        <table:table-row table:style-name="ro1">
          <table:table-cell office:value-type="float" office:value="345.319827270489" calcext:value-type="float">
            <text:p>345.319827270489</text:p>
          </table:table-cell>
          <table:table-cell office:value-type="float" office:value="-91.4205413315268" calcext:value-type="float">
            <text:p>-91.4205413315268</text:p>
          </table:table-cell>
          <table:table-cell office:value-type="float" office:value="176.796368072838" calcext:value-type="float">
            <text:p>176.796368072838</text:p>
          </table:table-cell>
          <table:table-cell/>
          <table:table-cell table:formula="of:=[.A43]*[.$K$1]" office:value-type="float" office:value="345.319827270489" calcext:value-type="float">
            <text:p>345.319827270489</text:p>
          </table:table-cell>
          <table:table-cell table:formula="of:=[.B43]*[.$K$2]" office:value-type="float" office:value="-91.4205413315268" calcext:value-type="float">
            <text:p>-91.4205413315268</text:p>
          </table:table-cell>
          <table:table-cell table:formula="of:=[.C43]*[.$K$3]" office:value-type="float" office:value="176.796368072838" calcext:value-type="float">
            <text:p>176.796368072838</text:p>
          </table:table-cell>
          <table:table-cell table:formula="of:= [.G43]/[.F43]" office:value-type="float" office:value="-1.93388012691486" calcext:value-type="float">
            <text:p>-1.93388012691486</text:p>
          </table:table-cell>
          <table:table-cell table:number-columns-repeated="7"/>
        </table:table-row>
        <table:table-row table:style-name="ro1">
          <table:table-cell office:value-type="float" office:value="256.021411949445" calcext:value-type="float">
            <text:p>256.021411949445</text:p>
          </table:table-cell>
          <table:table-cell office:value-type="float" office:value="89.2984153210436" calcext:value-type="float">
            <text:p>89.2984153210436</text:p>
          </table:table-cell>
          <table:table-cell office:value-type="float" office:value="-135.637181238205" calcext:value-type="float">
            <text:p>-135.637181238205</text:p>
          </table:table-cell>
          <table:table-cell/>
          <table:table-cell table:formula="of:=[.A44]*[.$K$1]" office:value-type="float" office:value="256.021411949445" calcext:value-type="float">
            <text:p>256.021411949445</text:p>
          </table:table-cell>
          <table:table-cell table:formula="of:=[.B44]*[.$K$2]" office:value-type="float" office:value="89.2984153210436" calcext:value-type="float">
            <text:p>89.2984153210436</text:p>
          </table:table-cell>
          <table:table-cell table:formula="of:=[.C44]*[.$K$3]" office:value-type="float" office:value="-135.637181238205" calcext:value-type="float">
            <text:p>-135.637181238205</text:p>
          </table:table-cell>
          <table:table-cell table:formula="of:= [.G44]/[.F44]" office:value-type="float" office:value="-1.51892036102281" calcext:value-type="float">
            <text:p>-1.51892036102281</text:p>
          </table:table-cell>
          <table:table-cell table:number-columns-repeated="7"/>
        </table:table-row>
        <table:table-row table:style-name="ro1">
          <table:table-cell office:value-type="float" office:value="354.309074263968" calcext:value-type="float">
            <text:p>354.309074263968</text:p>
          </table:table-cell>
          <table:table-cell office:value-type="float" office:value="-98.2876623145226" calcext:value-type="float">
            <text:p>-98.2876623145226</text:p>
          </table:table-cell>
          <table:table-cell office:value-type="float" office:value="74.2890168422708" calcext:value-type="float">
            <text:p>74.2890168422708</text:p>
          </table:table-cell>
          <table:table-cell/>
          <table:table-cell table:formula="of:=[.A45]*[.$K$1]" office:value-type="float" office:value="354.309074263968" calcext:value-type="float">
            <text:p>354.309074263968</text:p>
          </table:table-cell>
          <table:table-cell table:formula="of:=[.B45]*[.$K$2]" office:value-type="float" office:value="-98.2876623145226" calcext:value-type="float">
            <text:p>-98.2876623145226</text:p>
          </table:table-cell>
          <table:table-cell table:formula="of:=[.C45]*[.$K$3]" office:value-type="float" office:value="74.2890168422708" calcext:value-type="float">
            <text:p>74.2890168422708</text:p>
          </table:table-cell>
          <table:table-cell table:formula="of:= [.G45]/[.F45]" office:value-type="float" office:value="-0.755832574433853" calcext:value-type="float">
            <text:p>-0.755832574433853</text:p>
          </table:table-cell>
          <table:table-cell table:number-columns-repeated="7"/>
        </table:table-row>
        <table:table-row table:style-name="ro1">
          <table:table-cell office:value-type="float" office:value="112.596119029229" calcext:value-type="float">
            <text:p>112.596119029229</text:p>
          </table:table-cell>
          <table:table-cell office:value-type="float" office:value="241.712955234739" calcext:value-type="float">
            <text:p>241.712955234739</text:p>
          </table:table-cell>
          <table:table-cell office:value-type="float" office:value="114.75050059683" calcext:value-type="float">
            <text:p>114.75050059683</text:p>
          </table:table-cell>
          <table:table-cell/>
          <table:table-cell table:formula="of:=[.A46]*[.$K$1]" office:value-type="float" office:value="112.596119029229" calcext:value-type="float">
            <text:p>112.596119029229</text:p>
          </table:table-cell>
          <table:table-cell table:formula="of:=[.B46]*[.$K$2]" office:value-type="float" office:value="241.712955234739" calcext:value-type="float">
            <text:p>241.712955234739</text:p>
          </table:table-cell>
          <table:table-cell table:formula="of:=[.C46]*[.$K$3]" office:value-type="float" office:value="114.75050059683" calcext:value-type="float">
            <text:p>114.75050059683</text:p>
          </table:table-cell>
          <table:table-cell table:formula="of:= [.G46]/[.F46]" office:value-type="float" office:value="0.474738726707429" calcext:value-type="float">
            <text:p>0.474738726707429</text:p>
          </table:table-cell>
          <table:table-cell table:number-columns-repeated="7"/>
        </table:table-row>
        <table:table-row table:style-name="ro1">
          <table:table-cell office:value-type="float" office:value="489.061279637005" calcext:value-type="float">
            <text:p>489.061279637005</text:p>
          </table:table-cell>
          <table:table-cell office:value-type="float" office:value="-376.465160607776" calcext:value-type="float">
            <text:p>-376.465160607776</text:p>
          </table:table-cell>
          <table:table-cell office:value-type="float" office:value="49.9690213731083" calcext:value-type="float">
            <text:p>49.9690213731083</text:p>
          </table:table-cell>
          <table:table-cell/>
          <table:table-cell table:formula="of:=[.A47]*[.$K$1]" office:value-type="float" office:value="489.061279637005" calcext:value-type="float">
            <text:p>489.061279637005</text:p>
          </table:table-cell>
          <table:table-cell table:formula="of:=[.B47]*[.$K$2]" office:value-type="float" office:value="-376.465160607776" calcext:value-type="float">
            <text:p>-376.465160607776</text:p>
          </table:table-cell>
          <table:table-cell table:formula="of:=[.C47]*[.$K$3]" office:value-type="float" office:value="49.9690213731083" calcext:value-type="float">
            <text:p>49.9690213731083</text:p>
          </table:table-cell>
          <table:table-cell table:formula="of:= [.G47]/[.F47]" office:value-type="float" office:value="-0.132732126639386" calcext:value-type="float">
            <text:p>-0.132732126639386</text:p>
          </table:table-cell>
          <table:table-cell table:number-columns-repeated="7"/>
        </table:table-row>
        <table:table-row table:style-name="ro1">
          <table:table-cell office:value-type="float" office:value="366.30805473319" calcext:value-type="float">
            <text:p>366.30805473319</text:p>
          </table:table-cell>
          <table:table-cell office:value-type="float" office:value="122.753224903815" calcext:value-type="float">
            <text:p>122.753224903815</text:p>
          </table:table-cell>
          <table:table-cell office:value-type="float" office:value="-300.679127589791" calcext:value-type="float">
            <text:p>-300.679127589791</text:p>
          </table:table-cell>
          <table:table-cell/>
          <table:table-cell table:formula="of:=[.A48]*[.$K$1]" office:value-type="float" office:value="366.30805473319" calcext:value-type="float">
            <text:p>366.30805473319</text:p>
          </table:table-cell>
          <table:table-cell table:formula="of:=[.B48]*[.$K$2]" office:value-type="float" office:value="122.753224903815" calcext:value-type="float">
            <text:p>122.753224903815</text:p>
          </table:table-cell>
          <table:table-cell table:formula="of:=[.C48]*[.$K$3]" office:value-type="float" office:value="-300.679127589791" calcext:value-type="float">
            <text:p>-300.679127589791</text:p>
          </table:table-cell>
          <table:table-cell table:formula="of:= [.G48]/[.F48]" office:value-type="float" office:value="-2.44946010848507" calcext:value-type="float">
            <text:p>-2.44946010848507</text:p>
          </table:table-cell>
          <table:table-cell table:number-columns-repeated="7"/>
        </table:table-row>
        <table:table-row table:style-name="ro1">
          <table:table-cell office:value-type="float" office:value="552.646879417718" calcext:value-type="float">
            <text:p>552.646879417718</text:p>
          </table:table-cell>
          <table:table-cell office:value-type="float" office:value="-186.338824684528" calcext:value-type="float">
            <text:p>-186.338824684528</text:p>
          </table:table-cell>
          <table:table-cell office:value-type="float" office:value="15.7685958137411" calcext:value-type="float">
            <text:p>15.7685958137411</text:p>
          </table:table-cell>
          <table:table-cell/>
          <table:table-cell table:formula="of:=[.A49]*[.$K$1]" office:value-type="float" office:value="552.646879417718" calcext:value-type="float">
            <text:p>552.646879417718</text:p>
          </table:table-cell>
          <table:table-cell table:formula="of:=[.B49]*[.$K$2]" office:value-type="float" office:value="-186.338824684528" calcext:value-type="float">
            <text:p>-186.338824684528</text:p>
          </table:table-cell>
          <table:table-cell table:formula="of:=[.C49]*[.$K$3]" office:value-type="float" office:value="15.7685958137411" calcext:value-type="float">
            <text:p>15.7685958137411</text:p>
          </table:table-cell>
          <table:table-cell table:formula="of:= [.G49]/[.F49]" office:value-type="float" office:value="-0.084623243923736" calcext:value-type="float">
            <text:p>-0.084623243923736</text:p>
          </table:table-cell>
          <table:table-cell table:number-columns-repeated="7"/>
        </table:table-row>
        <table:table-row table:style-name="ro1">
          <table:table-cell office:value-type="float" office:value="363.717631691426" calcext:value-type="float">
            <text:p>363.717631691426</text:p>
          </table:table-cell>
          <table:table-cell office:value-type="float" office:value="188.929247726292" calcext:value-type="float">
            <text:p>188.929247726292</text:p>
          </table:table-cell>
          <table:table-cell office:value-type="float" office:value="216.79009904971" calcext:value-type="float">
            <text:p>216.79009904971</text:p>
          </table:table-cell>
          <table:table-cell/>
          <table:table-cell table:formula="of:=[.A50]*[.$K$1]" office:value-type="float" office:value="363.717631691426" calcext:value-type="float">
            <text:p>363.717631691426</text:p>
          </table:table-cell>
          <table:table-cell table:formula="of:=[.B50]*[.$K$2]" office:value-type="float" office:value="188.929247726292" calcext:value-type="float">
            <text:p>188.929247726292</text:p>
          </table:table-cell>
          <table:table-cell table:formula="of:=[.C50]*[.$K$3]" office:value-type="float" office:value="216.79009904971" calcext:value-type="float">
            <text:p>216.79009904971</text:p>
          </table:table-cell>
          <table:table-cell table:formula="of:= [.G50]/[.F50]" office:value-type="float" office:value="1.14746711617558" calcext:value-type="float">
            <text:p>1.14746711617558</text:p>
          </table:table-cell>
          <table:table-cell table:number-columns-repeated="7"/>
        </table:table-row>
        <table:table-row table:style-name="ro1">
          <table:table-cell office:value-type="float" office:value="297.038575906614" calcext:value-type="float">
            <text:p>297.038575906614</text:p>
          </table:table-cell>
          <table:table-cell office:value-type="float" office:value="66.6790557848123" calcext:value-type="float">
            <text:p>66.6790557848123</text:p>
          </table:table-cell>
          <table:table-cell office:value-type="float" office:value="-193.108965412633" calcext:value-type="float">
            <text:p>-193.108965412633</text:p>
          </table:table-cell>
          <table:table-cell/>
          <table:table-cell table:formula="of:=[.A51]*[.$K$1]" office:value-type="float" office:value="297.038575906614" calcext:value-type="float">
            <text:p>297.038575906614</text:p>
          </table:table-cell>
          <table:table-cell table:formula="of:=[.B51]*[.$K$2]" office:value-type="float" office:value="66.6790557848123" calcext:value-type="float">
            <text:p>66.6790557848123</text:p>
          </table:table-cell>
          <table:table-cell table:formula="of:=[.C51]*[.$K$3]" office:value-type="float" office:value="-193.108965412633" calcext:value-type="float">
            <text:p>-193.108965412633</text:p>
          </table:table-cell>
          <table:table-cell table:formula="of:= [.G51]/[.F51]" office:value-type="float" office:value="-2.89609628000488" calcext:value-type="float">
            <text:p>-2.89609628000488</text:p>
          </table:table-cell>
          <table:table-cell table:number-columns-repeated="7"/>
        </table:table-row>
        <table:table-row table:style-name="ro1">
          <table:table-cell office:value-type="float" office:value="575.916429383096" calcext:value-type="float">
            <text:p>575.916429383096</text:p>
          </table:table-cell>
          <table:table-cell office:value-type="float" office:value="-278.877853476482" calcext:value-type="float">
            <text:p>-278.877853476482</text:p>
          </table:table-cell>
          <table:table-cell office:value-type="float" office:value="200.634883235114" calcext:value-type="float">
            <text:p>200.634883235114</text:p>
          </table:table-cell>
          <table:table-cell/>
          <table:table-cell table:formula="of:=[.A52]*[.$K$1]" office:value-type="float" office:value="575.916429383096" calcext:value-type="float">
            <text:p>575.916429383096</text:p>
          </table:table-cell>
          <table:table-cell table:formula="of:=[.B52]*[.$K$2]" office:value-type="float" office:value="-278.877853476482" calcext:value-type="float">
            <text:p>-278.877853476482</text:p>
          </table:table-cell>
          <table:table-cell table:formula="of:=[.C52]*[.$K$3]" office:value-type="float" office:value="200.634883235114" calcext:value-type="float">
            <text:p>200.634883235114</text:p>
          </table:table-cell>
          <table:table-cell table:formula="of:= [.G52]/[.F52]" office:value-type="float" office:value="-0.719436415384035" calcext:value-type="float">
            <text:p>-0.719436415384035</text:p>
          </table:table-cell>
          <table:table-cell table:number-columns-repeated="7"/>
        </table:table-row>
        <table:table-row table:style-name="ro1">
          <table:table-cell office:value-type="float" office:value="489.862794952562" calcext:value-type="float">
            <text:p>489.862794952562</text:p>
          </table:table-cell>
          <table:table-cell office:value-type="float" office:value="86.0536344305332" calcext:value-type="float">
            <text:p>86.0536344305332</text:p>
          </table:table-cell>
          <table:table-cell office:value-type="float" office:value="222.446501397828" calcext:value-type="float">
            <text:p>222.446501397828</text:p>
          </table:table-cell>
          <table:table-cell/>
          <table:table-cell table:formula="of:=[.A53]*[.$K$1]" office:value-type="float" office:value="489.862794952562" calcext:value-type="float">
            <text:p>489.862794952562</text:p>
          </table:table-cell>
          <table:table-cell table:formula="of:=[.B53]*[.$K$2]" office:value-type="float" office:value="86.0536344305332" calcext:value-type="float">
            <text:p>86.0536344305332</text:p>
          </table:table-cell>
          <table:table-cell table:formula="of:=[.C53]*[.$K$3]" office:value-type="float" office:value="222.446501397828" calcext:value-type="float">
            <text:p>222.446501397828</text:p>
          </table:table-cell>
          <table:table-cell table:formula="of:= [.G53]/[.F53]" office:value-type="float" office:value="2.58497508989464" calcext:value-type="float">
            <text:p>2.58497508989464</text:p>
          </table:table-cell>
          <table:table-cell table:number-columns-repeated="7"/>
        </table:table-row>
        <table:table-row table:style-name="ro1">
          <table:table-cell office:value-type="float" office:value="316.069866267959" calcext:value-type="float">
            <text:p>316.069866267959</text:p>
          </table:table-cell>
          <table:table-cell office:value-type="float" office:value="173.792928684603" calcext:value-type="float">
            <text:p>173.792928684603</text:p>
          </table:table-cell>
          <table:table-cell office:value-type="float" office:value="-140.70181868268" calcext:value-type="float">
            <text:p>-140.70181868268</text:p>
          </table:table-cell>
          <table:table-cell/>
          <table:table-cell table:formula="of:=[.A54]*[.$K$1]" office:value-type="float" office:value="316.069866267959" calcext:value-type="float">
            <text:p>316.069866267959</text:p>
          </table:table-cell>
          <table:table-cell table:formula="of:=[.B54]*[.$K$2]" office:value-type="float" office:value="173.792928684603" calcext:value-type="float">
            <text:p>173.792928684603</text:p>
          </table:table-cell>
          <table:table-cell table:formula="of:=[.C54]*[.$K$3]" office:value-type="float" office:value="-140.70181868268" calcext:value-type="float">
            <text:p>-140.70181868268</text:p>
          </table:table-cell>
          <table:table-cell table:formula="of:= [.G54]/[.F54]" office:value-type="float" office:value="-0.80959461209163" calcext:value-type="float">
            <text:p>-0.80959461209163</text:p>
          </table:table-cell>
          <table:table-cell table:number-columns-repeated="7"/>
        </table:table-row>
        <table:table-row table:style-name="ro1">
          <table:table-cell office:value-type="float" office:value="426.66707270352" calcext:value-type="float">
            <text:p>426.66707270352</text:p>
          </table:table-cell>
          <table:table-cell office:value-type="float" office:value="-110.597206435562" calcext:value-type="float">
            <text:p>-110.597206435562</text:p>
          </table:table-cell>
          <table:table-cell office:value-type="float" office:value="-97.4267424618506" calcext:value-type="float">
            <text:p>-97.4267424618506</text:p>
          </table:table-cell>
          <table:table-cell/>
          <table:table-cell table:formula="of:=[.A55]*[.$K$1]" office:value-type="float" office:value="426.66707270352" calcext:value-type="float">
            <text:p>426.66707270352</text:p>
          </table:table-cell>
          <table:table-cell table:formula="of:=[.B55]*[.$K$2]" office:value-type="float" office:value="-110.597206435562" calcext:value-type="float">
            <text:p>-110.597206435562</text:p>
          </table:table-cell>
          <table:table-cell table:formula="of:=[.C55]*[.$K$3]" office:value-type="float" office:value="-97.4267424618506" calcext:value-type="float">
            <text:p>-97.4267424618506</text:p>
          </table:table-cell>
          <table:table-cell table:formula="of:= [.G55]/[.F55]" office:value-type="float" office:value="0.880915039374122" calcext:value-type="float">
            <text:p>0.880915039374122</text:p>
          </table:table-cell>
          <table:table-cell table:number-columns-repeated="7"/>
        </table:table-row>
        <table:table-row table:style-name="ro1">
          <table:table-cell office:value-type="float" office:value="508.696096256014" calcext:value-type="float">
            <text:p>508.696096256014</text:p>
          </table:table-cell>
          <table:table-cell office:value-type="float" office:value="-82.0290235524935" calcext:value-type="float">
            <text:p>-82.0290235524935</text:p>
          </table:table-cell>
          <table:table-cell office:value-type="float" office:value="-84.8587959174494" calcext:value-type="float">
            <text:p>-84.8587959174494</text:p>
          </table:table-cell>
          <table:table-cell/>
          <table:table-cell table:formula="of:=[.A56]*[.$K$1]" office:value-type="float" office:value="508.696096256014" calcext:value-type="float">
            <text:p>508.696096256014</text:p>
          </table:table-cell>
          <table:table-cell table:formula="of:=[.B56]*[.$K$2]" office:value-type="float" office:value="-82.0290235524935" calcext:value-type="float">
            <text:p>-82.0290235524935</text:p>
          </table:table-cell>
          <table:table-cell table:formula="of:=[.C56]*[.$K$3]" office:value-type="float" office:value="-84.8587959174494" calcext:value-type="float">
            <text:p>-84.8587959174494</text:p>
          </table:table-cell>
          <table:table-cell table:formula="of:= [.G56]/[.F56]" office:value-type="float" office:value="1.03449720894392" calcext:value-type="float">
            <text:p>1.03449720894392</text:p>
          </table:table-cell>
          <table:table-cell table:number-columns-repeated="7"/>
        </table:table-row>
        <table:table-row table:style-name="ro1">
          <table:table-cell office:value-type="float" office:value="156.782692814102" calcext:value-type="float">
            <text:p>156.782692814102</text:p>
          </table:table-cell>
          <table:table-cell office:value-type="float" office:value="351.913403441912" calcext:value-type="float">
            <text:p>351.913403441912</text:p>
          </table:table-cell>
          <table:table-cell office:value-type="float" office:value="404.631173152537" calcext:value-type="float">
            <text:p>404.631173152537</text:p>
          </table:table-cell>
          <table:table-cell/>
          <table:table-cell table:formula="of:=[.A57]*[.$K$1]" office:value-type="float" office:value="156.782692814102" calcext:value-type="float">
            <text:p>156.782692814102</text:p>
          </table:table-cell>
          <table:table-cell table:formula="of:=[.B57]*[.$K$2]" office:value-type="float" office:value="351.913403441912" calcext:value-type="float">
            <text:p>351.913403441912</text:p>
          </table:table-cell>
          <table:table-cell table:formula="of:=[.C57]*[.$K$3]" office:value-type="float" office:value="404.631173152537" calcext:value-type="float">
            <text:p>404.631173152537</text:p>
          </table:table-cell>
          <table:table-cell table:formula="of:= [.G57]/[.F57]" office:value-type="float" office:value="1.1498032447614" calcext:value-type="float">
            <text:p>1.1498032447614</text:p>
          </table:table-cell>
          <table:table-cell table:number-columns-repeated="7"/>
        </table:table-row>
        <table:table-row table:style-name="ro1">
          <table:table-cell office:value-type="float" office:value="219.617818525751" calcext:value-type="float">
            <text:p>219.617818525751</text:p>
          </table:table-cell>
          <table:table-cell office:value-type="float" office:value="-62.835125711649" calcext:value-type="float">
            <text:p>-62.835125711649</text:p>
          </table:table-cell>
          <table:table-cell office:value-type="float" office:value="-377.963053719451" calcext:value-type="float">
            <text:p>-377.963053719451</text:p>
          </table:table-cell>
          <table:table-cell/>
          <table:table-cell table:formula="of:=[.A58]*[.$K$1]" office:value-type="float" office:value="219.617818525751" calcext:value-type="float">
            <text:p>219.617818525751</text:p>
          </table:table-cell>
          <table:table-cell table:formula="of:=[.B58]*[.$K$2]" office:value-type="float" office:value="-62.835125711649" calcext:value-type="float">
            <text:p>-62.835125711649</text:p>
          </table:table-cell>
          <table:table-cell table:formula="of:=[.C58]*[.$K$3]" office:value-type="float" office:value="-377.963053719451" calcext:value-type="float">
            <text:p>-377.963053719451</text:p>
          </table:table-cell>
          <table:table-cell table:formula="of:= [.G58]/[.F58]" office:value-type="float" office:value="6.01515552708413" calcext:value-type="float">
            <text:p>6.01515552708413</text:p>
          </table:table-cell>
          <table:table-cell table:number-columns-repeated="7"/>
        </table:table-row>
        <table:table-row table:style-name="ro1">
          <table:table-cell office:value-type="float" office:value="230.898118526122" calcext:value-type="float">
            <text:p>230.898118526122</text:p>
          </table:table-cell>
          <table:table-cell office:value-type="float" office:value="-11.2803000003713" calcext:value-type="float">
            <text:p>-11.2803000003713</text:p>
          </table:table-cell>
          <table:table-cell office:value-type="float" office:value="230.964711196378" calcext:value-type="float">
            <text:p>230.964711196378</text:p>
          </table:table-cell>
          <table:table-cell/>
          <table:table-cell table:formula="of:=[.A59]*[.$K$1]" office:value-type="float" office:value="230.898118526122" calcext:value-type="float">
            <text:p>230.898118526122</text:p>
          </table:table-cell>
          <table:table-cell table:formula="of:=[.B59]*[.$K$2]" office:value-type="float" office:value="-11.2803000003713" calcext:value-type="float">
            <text:p>-11.2803000003713</text:p>
          </table:table-cell>
          <table:table-cell table:formula="of:=[.C59]*[.$K$3]" office:value-type="float" office:value="230.964711196378" calcext:value-type="float">
            <text:p>230.964711196378</text:p>
          </table:table-cell>
          <table:table-cell table:formula="of:= [.G59]/[.F59]" office:value-type="float" office:value="-20.4750504143308" calcext:value-type="float">
            <text:p>-20.4750504143308</text:p>
          </table:table-cell>
          <table:table-cell table:number-columns-repeated="7"/>
        </table:table-row>
        <table:table-row table:style-name="ro1">
          <table:table-cell office:value-type="float" office:value="382.322634712578" calcext:value-type="float">
            <text:p>382.322634712578</text:p>
          </table:table-cell>
          <table:table-cell office:value-type="float" office:value="-151.424516186457" calcext:value-type="float">
            <text:p>-151.424516186457</text:p>
          </table:table-cell>
          <table:table-cell office:value-type="float" office:value="-189.33312175659" calcext:value-type="float">
            <text:p>-189.33312175659</text:p>
          </table:table-cell>
          <table:table-cell/>
          <table:table-cell table:formula="of:=[.A60]*[.$K$1]" office:value-type="float" office:value="382.322634712578" calcext:value-type="float">
            <text:p>382.322634712578</text:p>
          </table:table-cell>
          <table:table-cell table:formula="of:=[.B60]*[.$K$2]" office:value-type="float" office:value="-151.424516186457" calcext:value-type="float">
            <text:p>-151.424516186457</text:p>
          </table:table-cell>
          <table:table-cell table:formula="of:=[.C60]*[.$K$3]" office:value-type="float" office:value="-189.33312175659" calcext:value-type="float">
            <text:p>-189.33312175659</text:p>
          </table:table-cell>
          <table:table-cell table:formula="of:= [.G60]/[.F60]" office:value-type="float" office:value="1.25034655236048" calcext:value-type="float">
            <text:p>1.25034655236048</text:p>
          </table:table-cell>
          <table:table-cell table:number-columns-repeated="7"/>
        </table:table-row>
        <table:table-row table:style-name="ro1">
          <table:table-cell office:value-type="float" office:value="501.352101457313" calcext:value-type="float">
            <text:p>501.352101457313</text:p>
          </table:table-cell>
          <table:table-cell office:value-type="float" office:value="-119.029466744734" calcext:value-type="float">
            <text:p>-119.029466744734</text:p>
          </table:table-cell>
          <table:table-cell office:value-type="float" office:value="44.5670469414762" calcext:value-type="float">
            <text:p>44.5670469414762</text:p>
          </table:table-cell>
          <table:table-cell/>
          <table:table-cell table:formula="of:=[.A61]*[.$K$1]" office:value-type="float" office:value="501.352101457313" calcext:value-type="float">
            <text:p>501.352101457313</text:p>
          </table:table-cell>
          <table:table-cell table:formula="of:=[.B61]*[.$K$2]" office:value-type="float" office:value="-119.029466744734" calcext:value-type="float">
            <text:p>-119.029466744734</text:p>
          </table:table-cell>
          <table:table-cell table:formula="of:=[.C61]*[.$K$3]" office:value-type="float" office:value="44.5670469414762" calcext:value-type="float">
            <text:p>44.5670469414762</text:p>
          </table:table-cell>
          <table:table-cell table:formula="of:= [.G61]/[.F61]" office:value-type="float" office:value="-0.374420285668026" calcext:value-type="float">
            <text:p>-0.374420285668026</text:p>
          </table:table-cell>
          <table:table-cell table:number-columns-repeated="7"/>
        </table:table-row>
        <table:table-row table:style-name="ro1">
          <table:table-cell office:value-type="float" office:value="512.806670987089" calcext:value-type="float">
            <text:p>512.806670987089</text:p>
          </table:table-cell>
          <table:table-cell office:value-type="float" office:value="-11.4545695297759" calcext:value-type="float">
            <text:p>-11.4545695297759</text:p>
          </table:table-cell>
          <table:table-cell office:value-type="float" office:value="-124.23751394357" calcext:value-type="float">
            <text:p>-124.23751394357</text:p>
          </table:table-cell>
          <table:table-cell/>
          <table:table-cell table:formula="of:=[.A62]*[.$K$1]" office:value-type="float" office:value="512.806670987089" calcext:value-type="float">
            <text:p>512.806670987089</text:p>
          </table:table-cell>
          <table:table-cell table:formula="of:=[.B62]*[.$K$2]" office:value-type="float" office:value="-11.4545695297759" calcext:value-type="float">
            <text:p>-11.4545695297759</text:p>
          </table:table-cell>
          <table:table-cell table:formula="of:=[.C62]*[.$K$3]" office:value-type="float" office:value="-124.23751394357" calcext:value-type="float">
            <text:p>-124.23751394357</text:p>
          </table:table-cell>
          <table:table-cell table:formula="of:= [.G62]/[.F62]" office:value-type="float" office:value="10.8461093732607" calcext:value-type="float">
            <text:p>10.8461093732607</text:p>
          </table:table-cell>
          <table:table-cell table:number-columns-repeated="7"/>
        </table:table-row>
        <table:table-row table:style-name="ro1">
          <table:table-cell office:value-type="float" office:value="454.823737159782" calcext:value-type="float">
            <text:p>454.823737159782</text:p>
          </table:table-cell>
          <table:table-cell office:value-type="float" office:value="57.9829338273069" calcext:value-type="float">
            <text:p>57.9829338273069</text:p>
          </table:table-cell>
          <table:table-cell office:value-type="float" office:value="214.611361364746" calcext:value-type="float">
            <text:p>214.611361364746</text:p>
          </table:table-cell>
          <table:table-cell/>
          <table:table-cell table:formula="of:=[.A63]*[.$K$1]" office:value-type="float" office:value="454.823737159782" calcext:value-type="float">
            <text:p>454.823737159782</text:p>
          </table:table-cell>
          <table:table-cell table:formula="of:=[.B63]*[.$K$2]" office:value-type="float" office:value="57.9829338273069" calcext:value-type="float">
            <text:p>57.9829338273069</text:p>
          </table:table-cell>
          <table:table-cell table:formula="of:=[.C63]*[.$K$3]" office:value-type="float" office:value="214.611361364746" calcext:value-type="float">
            <text:p>214.611361364746</text:p>
          </table:table-cell>
          <table:table-cell table:formula="of:= [.G63]/[.F63]" office:value-type="float" office:value="3.70128496781367" calcext:value-type="float">
            <text:p>3.70128496781367</text:p>
          </table:table-cell>
          <table:table-cell table:number-columns-repeated="7"/>
        </table:table-row>
        <table:table-row table:style-name="ro1">
          <table:table-cell office:value-type="float" office:value="378.882566001998" calcext:value-type="float">
            <text:p>378.882566001998</text:p>
          </table:table-cell>
          <table:table-cell office:value-type="float" office:value="75.9411711577839" calcext:value-type="float">
            <text:p>75.9411711577839</text:p>
          </table:table-cell>
          <table:table-cell office:value-type="float" office:value="53.2865921600772" calcext:value-type="float">
            <text:p>53.2865921600772</text:p>
          </table:table-cell>
          <table:table-cell/>
          <table:table-cell table:formula="of:=[.A64]*[.$K$1]" office:value-type="float" office:value="378.882566001998" calcext:value-type="float">
            <text:p>378.882566001998</text:p>
          </table:table-cell>
          <table:table-cell table:formula="of:=[.B64]*[.$K$2]" office:value-type="float" office:value="75.9411711577839" calcext:value-type="float">
            <text:p>75.9411711577839</text:p>
          </table:table-cell>
          <table:table-cell table:formula="of:=[.C64]*[.$K$3]" office:value-type="float" office:value="53.2865921600772" calcext:value-type="float">
            <text:p>53.2865921600772</text:p>
          </table:table-cell>
          <table:table-cell table:formula="of:= [.G64]/[.F64]" office:value-type="float" office:value="0.701682517502436" calcext:value-type="float">
            <text:p>0.701682517502436</text:p>
          </table:table-cell>
          <table:table-cell table:number-columns-repeated="7"/>
        </table:table-row>
        <table:table-row table:style-name="ro1">
          <table:table-cell office:value-type="float" office:value="114.683922674243" calcext:value-type="float">
            <text:p>114.683922674243</text:p>
          </table:table-cell>
          <table:table-cell office:value-type="float" office:value="264.198643327755" calcext:value-type="float">
            <text:p>264.198643327755</text:p>
          </table:table-cell>
          <table:table-cell office:value-type="float" office:value="-337.93179992502" calcext:value-type="float">
            <text:p>-337.93179992502</text:p>
          </table:table-cell>
          <table:table-cell/>
          <table:table-cell table:formula="of:=[.A65]*[.$K$1]" office:value-type="float" office:value="114.683922674243" calcext:value-type="float">
            <text:p>114.683922674243</text:p>
          </table:table-cell>
          <table:table-cell table:formula="of:=[.B65]*[.$K$2]" office:value-type="float" office:value="264.198643327755" calcext:value-type="float">
            <text:p>264.198643327755</text:p>
          </table:table-cell>
          <table:table-cell table:formula="of:=[.C65]*[.$K$3]" office:value-type="float" office:value="-337.93179992502" calcext:value-type="float">
            <text:p>-337.93179992502</text:p>
          </table:table-cell>
          <table:table-cell table:formula="of:= [.G65]/[.F65]" office:value-type="float" office:value="-1.27908226805614" calcext:value-type="float">
            <text:p>-1.27908226805614</text:p>
          </table:table-cell>
          <table:table-cell table:number-columns-repeated="7"/>
        </table:table-row>
        <table:table-row table:style-name="ro1">
          <table:table-cell office:value-type="float" office:value="354.103500815365" calcext:value-type="float">
            <text:p>354.103500815365</text:p>
          </table:table-cell>
          <table:table-cell office:value-type="float" office:value="-239.419578141123" calcext:value-type="float">
            <text:p>-239.419578141123</text:p>
          </table:table-cell>
          <table:table-cell office:value-type="float" office:value="31.5538856282476" calcext:value-type="float">
            <text:p>31.5538856282476</text:p>
          </table:table-cell>
          <table:table-cell/>
          <table:table-cell table:formula="of:=[.A66]*[.$K$1]" office:value-type="float" office:value="354.103500815365" calcext:value-type="float">
            <text:p>354.103500815365</text:p>
          </table:table-cell>
          <table:table-cell table:formula="of:=[.B66]*[.$K$2]" office:value-type="float" office:value="-239.419578141123" calcext:value-type="float">
            <text:p>-239.419578141123</text:p>
          </table:table-cell>
          <table:table-cell table:formula="of:=[.C66]*[.$K$3]" office:value-type="float" office:value="31.5538856282476" calcext:value-type="float">
            <text:p>31.5538856282476</text:p>
          </table:table-cell>
          <table:table-cell table:formula="of:= [.G66]/[.F66]" office:value-type="float" office:value="-0.131793255477414" calcext:value-type="float">
            <text:p>-0.131793255477414</text:p>
          </table:table-cell>
          <table:table-cell table:number-columns-repeated="7"/>
        </table:table-row>
        <table:table-row table:style-name="ro1">
          <table:table-cell office:value-type="float" office:value="195.039808278771" calcext:value-type="float">
            <text:p>195.039808278771</text:p>
          </table:table-cell>
          <table:table-cell office:value-type="float" office:value="159.063692536594" calcext:value-type="float">
            <text:p>159.063692536594</text:p>
          </table:table-cell>
          <table:table-cell office:value-type="float" office:value="3.33592190658675" calcext:value-type="float">
            <text:p>3.33592190658675</text:p>
          </table:table-cell>
          <table:table-cell/>
          <table:table-cell table:formula="of:=[.A67]*[.$K$1]" office:value-type="float" office:value="195.039808278771" calcext:value-type="float">
            <text:p>195.039808278771</text:p>
          </table:table-cell>
          <table:table-cell table:formula="of:=[.B67]*[.$K$2]" office:value-type="float" office:value="159.063692536594" calcext:value-type="float">
            <text:p>159.063692536594</text:p>
          </table:table-cell>
          <table:table-cell table:formula="of:=[.C67]*[.$K$3]" office:value-type="float" office:value="3.33592190658675" calcext:value-type="float">
            <text:p>3.33592190658675</text:p>
          </table:table-cell>
          <table:table-cell table:formula="of:= [.G67]/[.F67]" office:value-type="float" office:value="0.0209722398203429" calcext:value-type="float">
            <text:p>0.020972239820343</text:p>
          </table:table-cell>
          <table:table-cell table:number-columns-repeated="7"/>
        </table:table-row>
        <table:table-row table:style-name="ro1">
          <table:table-cell office:value-type="float" office:value="266.416939493953" calcext:value-type="float">
            <text:p>266.416939493953</text:p>
          </table:table-cell>
          <table:table-cell office:value-type="float" office:value="-71.3771312151826" calcext:value-type="float">
            <text:p>-71.3771312151826</text:p>
          </table:table-cell>
          <table:table-cell office:value-type="float" office:value="247.961237783676" calcext:value-type="float">
            <text:p>247.961237783676</text:p>
          </table:table-cell>
          <table:table-cell/>
          <table:table-cell table:formula="of:=[.A68]*[.$K$1]" office:value-type="float" office:value="266.416939493953" calcext:value-type="float">
            <text:p>266.416939493953</text:p>
          </table:table-cell>
          <table:table-cell table:formula="of:=[.B68]*[.$K$2]" office:value-type="float" office:value="-71.3771312151826" calcext:value-type="float">
            <text:p>-71.3771312151826</text:p>
          </table:table-cell>
          <table:table-cell table:formula="of:=[.C68]*[.$K$3]" office:value-type="float" office:value="247.961237783676" calcext:value-type="float">
            <text:p>247.961237783676</text:p>
          </table:table-cell>
          <table:table-cell table:formula="of:= [.G68]/[.F68]" office:value-type="float" office:value="-3.47395914576814" calcext:value-type="float">
            <text:p>-3.47395914576814</text:p>
          </table:table-cell>
          <table:table-cell table:number-columns-repeated="7"/>
        </table:table-row>
        <table:table-row table:style-name="ro1">
          <table:table-cell office:value-type="float" office:value="533.766713952556" calcext:value-type="float">
            <text:p>533.766713952556</text:p>
          </table:table-cell>
          <table:table-cell office:value-type="float" office:value="-267.349774458602" calcext:value-type="float">
            <text:p>-267.349774458602</text:p>
          </table:table-cell>
          <table:table-cell office:value-type="float" office:value="-255.943957994943" calcext:value-type="float">
            <text:p>-255.943957994943</text:p>
          </table:table-cell>
          <table:table-cell/>
          <table:table-cell table:formula="of:=[.A69]*[.$K$1]" office:value-type="float" office:value="533.766713952556" calcext:value-type="float">
            <text:p>533.766713952556</text:p>
          </table:table-cell>
          <table:table-cell table:formula="of:=[.B69]*[.$K$2]" office:value-type="float" office:value="-267.349774458602" calcext:value-type="float">
            <text:p>-267.349774458602</text:p>
          </table:table-cell>
          <table:table-cell table:formula="of:=[.C69]*[.$K$3]" office:value-type="float" office:value="-255.943957994943" calcext:value-type="float">
            <text:p>-255.943957994943</text:p>
          </table:table-cell>
          <table:table-cell table:formula="of:= [.G69]/[.F69]" office:value-type="float" office:value="0.957337474898728" calcext:value-type="float">
            <text:p>0.957337474898728</text:p>
          </table:table-cell>
          <table:table-cell table:number-columns-repeated="7"/>
        </table:table-row>
        <table:table-row table:style-name="ro1">
          <table:table-cell office:value-type="float" office:value="469.760107738241" calcext:value-type="float">
            <text:p>469.760107738241</text:p>
          </table:table-cell>
          <table:table-cell office:value-type="float" office:value="64.0066062143152" calcext:value-type="float">
            <text:p>64.0066062143152</text:p>
          </table:table-cell>
          <table:table-cell office:value-type="float" office:value="59.2643374255742" calcext:value-type="float">
            <text:p>59.2643374255742</text:p>
          </table:table-cell>
          <table:table-cell/>
          <table:table-cell table:formula="of:=[.A70]*[.$K$1]" office:value-type="float" office:value="469.760107738241" calcext:value-type="float">
            <text:p>469.760107738241</text:p>
          </table:table-cell>
          <table:table-cell table:formula="of:=[.B70]*[.$K$2]" office:value-type="float" office:value="64.0066062143152" calcext:value-type="float">
            <text:p>64.0066062143152</text:p>
          </table:table-cell>
          <table:table-cell table:formula="of:=[.C70]*[.$K$3]" office:value-type="float" office:value="59.2643374255742" calcext:value-type="float">
            <text:p>59.2643374255742</text:p>
          </table:table-cell>
          <table:table-cell table:formula="of:= [.G70]/[.F70]" office:value-type="float" office:value="0.925909697932393" calcext:value-type="float">
            <text:p>0.925909697932393</text:p>
          </table:table-cell>
          <table:table-cell table:number-columns-repeated="7"/>
        </table:table-row>
        <table:table-row table:style-name="ro1">
          <table:table-cell office:value-type="float" office:value="153.087364970373" calcext:value-type="float">
            <text:p>153.087364970373</text:p>
          </table:table-cell>
          <table:table-cell office:value-type="float" office:value="316.672742767868" calcext:value-type="float">
            <text:p>316.672742767868</text:p>
          </table:table-cell>
          <table:table-cell office:value-type="float" office:value="208.381042528018" calcext:value-type="float">
            <text:p>208.381042528018</text:p>
          </table:table-cell>
          <table:table-cell/>
          <table:table-cell table:formula="of:=[.A71]*[.$K$1]" office:value-type="float" office:value="153.087364970373" calcext:value-type="float">
            <text:p>153.087364970373</text:p>
          </table:table-cell>
          <table:table-cell table:formula="of:=[.B71]*[.$K$2]" office:value-type="float" office:value="316.672742767868" calcext:value-type="float">
            <text:p>316.672742767868</text:p>
          </table:table-cell>
          <table:table-cell table:formula="of:=[.C71]*[.$K$3]" office:value-type="float" office:value="208.381042528018" calcext:value-type="float">
            <text:p>208.381042528018</text:p>
          </table:table-cell>
          <table:table-cell table:formula="of:= [.G71]/[.F71]" office:value-type="float" office:value="0.658032771329386" calcext:value-type="float">
            <text:p>0.658032771329386</text:p>
          </table:table-cell>
          <table:table-cell table:number-columns-repeated="7"/>
        </table:table-row>
        <table:table-row table:style-name="ro1">
          <table:table-cell office:value-type="float" office:value="226.032629839621" calcext:value-type="float">
            <text:p>226.032629839621</text:p>
          </table:table-cell>
          <table:table-cell office:value-type="float" office:value="-72.9452648692485" calcext:value-type="float">
            <text:p>-72.9452648692485</text:p>
          </table:table-cell>
          <table:table-cell office:value-type="float" office:value="-163.250161514806" calcext:value-type="float">
            <text:p>-163.250161514806</text:p>
          </table:table-cell>
          <table:table-cell/>
          <table:table-cell table:formula="of:=[.A72]*[.$K$1]" office:value-type="float" office:value="226.032629839621" calcext:value-type="float">
            <text:p>226.032629839621</text:p>
          </table:table-cell>
          <table:table-cell table:formula="of:=[.B72]*[.$K$2]" office:value-type="float" office:value="-72.9452648692485" calcext:value-type="float">
            <text:p>-72.9452648692485</text:p>
          </table:table-cell>
          <table:table-cell table:formula="of:=[.C72]*[.$K$3]" office:value-type="float" office:value="-163.250161514806" calcext:value-type="float">
            <text:p>-163.250161514806</text:p>
          </table:table-cell>
          <table:table-cell table:formula="of:= [.G72]/[.F72]" office:value-type="float" office:value="2.23798161275342" calcext:value-type="float">
            <text:p>2.23798161275342</text:p>
          </table:table-cell>
          <table:table-cell table:number-columns-repeated="7"/>
        </table:table-row>
        <table:table-row table:style-name="ro1">
          <table:table-cell office:value-type="float" office:value="433.643377812846" calcext:value-type="float">
            <text:p>433.643377812846</text:p>
          </table:table-cell>
          <table:table-cell office:value-type="float" office:value="-207.610747973225" calcext:value-type="float">
            <text:p>-207.610747973225</text:p>
          </table:table-cell>
          <table:table-cell office:value-type="float" office:value="218.858123269074" calcext:value-type="float">
            <text:p>218.858123269074</text:p>
          </table:table-cell>
          <table:table-cell/>
          <table:table-cell table:formula="of:=[.A73]*[.$K$1]" office:value-type="float" office:value="433.643377812846" calcext:value-type="float">
            <text:p>433.643377812846</text:p>
          </table:table-cell>
          <table:table-cell table:formula="of:=[.B73]*[.$K$2]" office:value-type="float" office:value="-207.610747973225" calcext:value-type="float">
            <text:p>-207.610747973225</text:p>
          </table:table-cell>
          <table:table-cell table:formula="of:=[.C73]*[.$K$3]" office:value-type="float" office:value="218.858123269074" calcext:value-type="float">
            <text:p>218.858123269074</text:p>
          </table:table-cell>
          <table:table-cell table:formula="of:= [.G73]/[.F73]" office:value-type="float" office:value="-1.05417530357002" calcext:value-type="float">
            <text:p>-1.05417530357002</text:p>
          </table:table-cell>
          <table:table-cell table:number-columns-repeated="7"/>
        </table:table-row>
        <table:table-row table:style-name="ro1">
          <table:table-cell office:value-type="float" office:value="482.164673840877" calcext:value-type="float">
            <text:p>482.164673840877</text:p>
          </table:table-cell>
          <table:table-cell office:value-type="float" office:value="-48.5212960280311" calcext:value-type="float">
            <text:p>-48.5212960280311</text:p>
          </table:table-cell>
          <table:table-cell office:value-type="float" office:value="17.054489365956" calcext:value-type="float">
            <text:p>17.054489365956</text:p>
          </table:table-cell>
          <table:table-cell/>
          <table:table-cell table:formula="of:=[.A74]*[.$K$1]" office:value-type="float" office:value="482.164673840877" calcext:value-type="float">
            <text:p>482.164673840877</text:p>
          </table:table-cell>
          <table:table-cell table:formula="of:=[.B74]*[.$K$2]" office:value-type="float" office:value="-48.5212960280311" calcext:value-type="float">
            <text:p>-48.5212960280311</text:p>
          </table:table-cell>
          <table:table-cell table:formula="of:=[.C74]*[.$K$3]" office:value-type="float" office:value="17.054489365956" calcext:value-type="float">
            <text:p>17.054489365956</text:p>
          </table:table-cell>
          <table:table-cell table:formula="of:= [.G74]/[.F74]" office:value-type="float" office:value="-0.351484621435162" calcext:value-type="float">
            <text:p>-0.351484621435162</text:p>
          </table:table-cell>
          <table:table-cell table:number-columns-repeated="7"/>
        </table:table-row>
        <table:table-row table:style-name="ro1">
          <table:table-cell office:value-type="float" office:value="349.429353183676" calcext:value-type="float">
            <text:p>349.429353183676</text:p>
          </table:table-cell>
          <table:table-cell office:value-type="float" office:value="132.735320657202" calcext:value-type="float">
            <text:p>132.735320657202</text:p>
          </table:table-cell>
          <table:table-cell office:value-type="float" office:value="-110.460774765668" calcext:value-type="float">
            <text:p>-110.460774765668</text:p>
          </table:table-cell>
          <table:table-cell/>
          <table:table-cell table:formula="of:=[.A75]*[.$K$1]" office:value-type="float" office:value="349.429353183676" calcext:value-type="float">
            <text:p>349.429353183676</text:p>
          </table:table-cell>
          <table:table-cell table:formula="of:=[.B75]*[.$K$2]" office:value-type="float" office:value="132.735320657202" calcext:value-type="float">
            <text:p>132.735320657202</text:p>
          </table:table-cell>
          <table:table-cell table:formula="of:=[.C75]*[.$K$3]" office:value-type="float" office:value="-110.460774765668" calcext:value-type="float">
            <text:p>-110.460774765668</text:p>
          </table:table-cell>
          <table:table-cell table:formula="of:= [.G75]/[.F75]" office:value-type="float" office:value="-0.832188254179465" calcext:value-type="float">
            <text:p>-0.832188254179465</text:p>
          </table:table-cell>
          <table:table-cell table:number-columns-repeated="7"/>
        </table:table-row>
        <table:table-row table:style-name="ro1">
          <table:table-cell office:value-type="float" office:value="363.911438826332" calcext:value-type="float">
            <text:p>363.911438826332</text:p>
          </table:table-cell>
          <table:table-cell office:value-type="float" office:value="-14.4820856426566" calcext:value-type="float">
            <text:p>-14.4820856426566</text:p>
          </table:table-cell>
          <table:table-cell office:value-type="float" office:value="-279.111697520266" calcext:value-type="float">
            <text:p>-279.111697520266</text:p>
          </table:table-cell>
          <table:table-cell/>
          <table:table-cell table:formula="of:=[.A76]*[.$K$1]" office:value-type="float" office:value="363.911438826332" calcext:value-type="float">
            <text:p>363.911438826332</text:p>
          </table:table-cell>
          <table:table-cell table:formula="of:=[.B76]*[.$K$2]" office:value-type="float" office:value="-14.4820856426566" calcext:value-type="float">
            <text:p>-14.4820856426566</text:p>
          </table:table-cell>
          <table:table-cell table:formula="of:=[.C76]*[.$K$3]" office:value-type="float" office:value="-279.111697520266" calcext:value-type="float">
            <text:p>-279.111697520266</text:p>
          </table:table-cell>
          <table:table-cell table:formula="of:= [.G76]/[.F76]" office:value-type="float" office:value="19.2728937258975" calcext:value-type="float">
            <text:p>19.2728937258975</text:p>
          </table:table-cell>
          <table:table-cell table:number-columns-repeated="7"/>
        </table:table-row>
        <table:table-row table:style-name="ro1">
          <table:table-cell office:value-type="float" office:value="499.26150543658" calcext:value-type="float">
            <text:p>499.26150543658</text:p>
          </table:table-cell>
          <table:table-cell office:value-type="float" office:value="-135.350066610248" calcext:value-type="float">
            <text:p>-135.350066610248</text:p>
          </table:table-cell>
          <table:table-cell office:value-type="float" office:value="465.92830019484" calcext:value-type="float">
            <text:p>465.92830019484</text:p>
          </table:table-cell>
          <table:table-cell/>
          <table:table-cell table:formula="of:=[.A77]*[.$K$1]" office:value-type="float" office:value="499.26150543658" calcext:value-type="float">
            <text:p>499.26150543658</text:p>
          </table:table-cell>
          <table:table-cell table:formula="of:=[.B77]*[.$K$2]" office:value-type="float" office:value="-135.350066610248" calcext:value-type="float">
            <text:p>-135.350066610248</text:p>
          </table:table-cell>
          <table:table-cell table:formula="of:=[.C77]*[.$K$3]" office:value-type="float" office:value="465.92830019484" calcext:value-type="float">
            <text:p>465.92830019484</text:p>
          </table:table-cell>
          <table:table-cell table:formula="of:= [.G77]/[.F77]" office:value-type="float" office:value="-3.44239431766607" calcext:value-type="float">
            <text:p>-3.44239431766607</text:p>
          </table:table-cell>
          <table:table-cell table:number-columns-repeated="7"/>
        </table:table-row>
        <table:table-row table:style-name="ro1">
          <table:table-cell office:value-type="float" office:value="360.12956276428" calcext:value-type="float">
            <text:p>360.12956276428</text:p>
          </table:table-cell>
          <table:table-cell office:value-type="float" office:value="139.1319426723" calcext:value-type="float">
            <text:p>139.1319426723</text:p>
          </table:table-cell>
          <table:table-cell office:value-type="float" office:value="-278.022284723389" calcext:value-type="float">
            <text:p>-278.022284723389</text:p>
          </table:table-cell>
          <table:table-cell/>
          <table:table-cell table:formula="of:=[.A78]*[.$K$1]" office:value-type="float" office:value="360.12956276428" calcext:value-type="float">
            <text:p>360.12956276428</text:p>
          </table:table-cell>
          <table:table-cell table:formula="of:=[.B78]*[.$K$2]" office:value-type="float" office:value="139.1319426723" calcext:value-type="float">
            <text:p>139.1319426723</text:p>
          </table:table-cell>
          <table:table-cell table:formula="of:=[.C78]*[.$K$3]" office:value-type="float" office:value="-278.022284723389" calcext:value-type="float">
            <text:p>-278.022284723389</text:p>
          </table:table-cell>
          <table:table-cell table:formula="of:= [.G78]/[.F78]" office:value-type="float" office:value="-1.998263514355" calcext:value-type="float">
            <text:p>-1.998263514355</text:p>
          </table:table-cell>
          <table:table-cell table:number-columns-repeated="7"/>
        </table:table-row>
        <table:table-row table:style-name="ro1">
          <table:table-cell office:value-type="float" office:value="278.636472063976" calcext:value-type="float">
            <text:p>278.636472063976</text:p>
          </table:table-cell>
          <table:table-cell office:value-type="float" office:value="81.4930907003038" calcext:value-type="float">
            <text:p>81.4930907003038</text:p>
          </table:table-cell>
          <table:table-cell office:value-type="float" office:value="-96.2451369089988" calcext:value-type="float">
            <text:p>-96.2451369089988</text:p>
          </table:table-cell>
          <table:table-cell/>
          <table:table-cell table:formula="of:=[.A79]*[.$K$1]" office:value-type="float" office:value="278.636472063976" calcext:value-type="float">
            <text:p>278.636472063976</text:p>
          </table:table-cell>
          <table:table-cell table:formula="of:=[.B79]*[.$K$2]" office:value-type="float" office:value="81.4930907003038" calcext:value-type="float">
            <text:p>81.4930907003038</text:p>
          </table:table-cell>
          <table:table-cell table:formula="of:=[.C79]*[.$K$3]" office:value-type="float" office:value="-96.2451369089988" calcext:value-type="float">
            <text:p>-96.2451369089988</text:p>
          </table:table-cell>
          <table:table-cell table:formula="of:= [.G79]/[.F79]" office:value-type="float" office:value="-1.18102204839606" calcext:value-type="float">
            <text:p>-1.18102204839606</text:p>
          </table:table-cell>
          <table:table-cell table:number-columns-repeated="7"/>
        </table:table-row>
        <table:table-row table:style-name="ro1">
          <table:table-cell office:value-type="float" office:value="136.216429807595" calcext:value-type="float">
            <text:p>136.216429807595</text:p>
          </table:table-cell>
          <table:table-cell office:value-type="float" office:value="142.420042256381" calcext:value-type="float">
            <text:p>142.420042256381</text:p>
          </table:table-cell>
          <table:table-cell office:value-type="float" office:value="62.9687471090422" calcext:value-type="float">
            <text:p>62.9687471090422</text:p>
          </table:table-cell>
          <table:table-cell/>
          <table:table-cell table:formula="of:=[.A80]*[.$K$1]" office:value-type="float" office:value="136.216429807595" calcext:value-type="float">
            <text:p>136.216429807595</text:p>
          </table:table-cell>
          <table:table-cell table:formula="of:=[.B80]*[.$K$2]" office:value-type="float" office:value="142.420042256381" calcext:value-type="float">
            <text:p>142.420042256381</text:p>
          </table:table-cell>
          <table:table-cell table:formula="of:=[.C80]*[.$K$3]" office:value-type="float" office:value="62.9687471090422" calcext:value-type="float">
            <text:p>62.9687471090422</text:p>
          </table:table-cell>
          <table:table-cell table:formula="of:= [.G80]/[.F80]" office:value-type="float" office:value="0.442134029111487" calcext:value-type="float">
            <text:p>0.442134029111487</text:p>
          </table:table-cell>
          <table:table-cell table:number-columns-repeated="7"/>
        </table:table-row>
        <table:table-row table:style-name="ro1">
          <table:table-cell office:value-type="float" office:value="269.989948555619" calcext:value-type="float">
            <text:p>269.989948555619</text:p>
          </table:table-cell>
          <table:table-cell office:value-type="float" office:value="-133.773518748025" calcext:value-type="float">
            <text:p>-133.773518748025</text:p>
          </table:table-cell>
          <table:table-cell office:value-type="float" office:value="233.349876448105" calcext:value-type="float">
            <text:p>233.349876448105</text:p>
          </table:table-cell>
          <table:table-cell/>
          <table:table-cell table:formula="of:=[.A81]*[.$K$1]" office:value-type="float" office:value="269.989948555619" calcext:value-type="float">
            <text:p>269.989948555619</text:p>
          </table:table-cell>
          <table:table-cell table:formula="of:=[.B81]*[.$K$2]" office:value-type="float" office:value="-133.773518748025" calcext:value-type="float">
            <text:p>-133.773518748025</text:p>
          </table:table-cell>
          <table:table-cell table:formula="of:=[.C81]*[.$K$3]" office:value-type="float" office:value="233.349876448105" calcext:value-type="float">
            <text:p>233.349876448105</text:p>
          </table:table-cell>
          <table:table-cell table:formula="of:= [.G81]/[.F81]" office:value-type="float" office:value="-1.74436524232903" calcext:value-type="float">
            <text:p>-1.74436524232903</text:p>
          </table:table-cell>
          <table:table-cell table:number-columns-repeated="7"/>
        </table:table-row>
        <table:table-row table:style-name="ro1">
          <table:table-cell office:value-type="float" office:value="297.903152081471" calcext:value-type="float">
            <text:p>297.903152081471</text:p>
          </table:table-cell>
          <table:table-cell office:value-type="float" office:value="-27.9132035258521" calcext:value-type="float">
            <text:p>-27.9132035258521</text:p>
          </table:table-cell>
          <table:table-cell office:value-type="float" office:value="-369.139336033858" calcext:value-type="float">
            <text:p>-369.139336033858</text:p>
          </table:table-cell>
          <table:table-cell/>
          <table:table-cell table:formula="of:=[.A82]*[.$K$1]" office:value-type="float" office:value="297.903152081471" calcext:value-type="float">
            <text:p>297.903152081471</text:p>
          </table:table-cell>
          <table:table-cell table:formula="of:=[.B82]*[.$K$2]" office:value-type="float" office:value="-27.9132035258521" calcext:value-type="float">
            <text:p>-27.9132035258521</text:p>
          </table:table-cell>
          <table:table-cell table:formula="of:=[.C82]*[.$K$3]" office:value-type="float" office:value="-369.139336033858" calcext:value-type="float">
            <text:p>-369.139336033858</text:p>
          </table:table-cell>
          <table:table-cell table:formula="of:= [.G82]/[.F82]" office:value-type="float" office:value="13.2245421308226" calcext:value-type="float">
            <text:p>13.2245421308226</text:p>
          </table:table-cell>
          <table:table-cell table:number-columns-repeated="7"/>
        </table:table-row>
        <table:table-row table:style-name="ro1">
          <table:table-cell office:value-type="float" office:value="230.849431947179" calcext:value-type="float">
            <text:p>230.849431947179</text:p>
          </table:table-cell>
          <table:table-cell office:value-type="float" office:value="67.0537201342925" calcext:value-type="float">
            <text:p>67.0537201342925</text:p>
          </table:table-cell>
          <table:table-cell office:value-type="float" office:value="170.311922897726" calcext:value-type="float">
            <text:p>170.311922897726</text:p>
          </table:table-cell>
          <table:table-cell/>
          <table:table-cell table:formula="of:=[.A83]*[.$K$1]" office:value-type="float" office:value="230.849431947179" calcext:value-type="float">
            <text:p>230.849431947179</text:p>
          </table:table-cell>
          <table:table-cell table:formula="of:=[.B83]*[.$K$2]" office:value-type="float" office:value="67.0537201342925" calcext:value-type="float">
            <text:p>67.0537201342925</text:p>
          </table:table-cell>
          <table:table-cell table:formula="of:=[.C83]*[.$K$3]" office:value-type="float" office:value="170.311922897726" calcext:value-type="float">
            <text:p>170.311922897726</text:p>
          </table:table-cell>
          <table:table-cell table:formula="of:= [.G83]/[.F83]" office:value-type="float" office:value="2.53993249825113" calcext:value-type="float">
            <text:p>2.53993249825113</text:p>
          </table:table-cell>
          <table:table-cell table:number-columns-repeated="7"/>
        </table:table-row>
        <table:table-row table:style-name="ro1">
          <table:table-cell office:value-type="float" office:value="149.48610355384" calcext:value-type="float">
            <text:p>149.48610355384</text:p>
          </table:table-cell>
          <table:table-cell office:value-type="float" office:value="81.3633283933386" calcext:value-type="float">
            <text:p>81.3633283933386</text:p>
          </table:table-cell>
          <table:table-cell office:value-type="float" office:value="-149.06245661185" calcext:value-type="float">
            <text:p>-149.06245661185</text:p>
          </table:table-cell>
          <table:table-cell/>
          <table:table-cell table:formula="of:=[.A84]*[.$K$1]" office:value-type="float" office:value="149.48610355384" calcext:value-type="float">
            <text:p>149.48610355384</text:p>
          </table:table-cell>
          <table:table-cell table:formula="of:=[.B84]*[.$K$2]" office:value-type="float" office:value="81.3633283933386" calcext:value-type="float">
            <text:p>81.3633283933386</text:p>
          </table:table-cell>
          <table:table-cell table:formula="of:=[.C84]*[.$K$3]" office:value-type="float" office:value="-149.06245661185" calcext:value-type="float">
            <text:p>-149.06245661185</text:p>
          </table:table-cell>
          <table:table-cell table:formula="of:= [.G84]/[.F84]" office:value-type="float" office:value="-1.83205947390979" calcext:value-type="float">
            <text:p>-1.83205947390979</text:p>
          </table:table-cell>
          <table:table-cell table:number-columns-repeated="7"/>
        </table:table-row>
        <table:table-row table:style-name="ro1">
          <table:table-cell office:value-type="float" office:value="237.284701879751" calcext:value-type="float">
            <text:p>237.284701879751</text:p>
          </table:table-cell>
          <table:table-cell office:value-type="float" office:value="-87.7985983259102" calcext:value-type="float">
            <text:p>-87.7985983259102</text:p>
          </table:table-cell>
          <table:table-cell office:value-type="float" office:value="42.1986952635709" calcext:value-type="float">
            <text:p>42.1986952635709</text:p>
          </table:table-cell>
          <table:table-cell/>
          <table:table-cell table:formula="of:=[.A85]*[.$K$1]" office:value-type="float" office:value="237.284701879751" calcext:value-type="float">
            <text:p>237.284701879751</text:p>
          </table:table-cell>
          <table:table-cell table:formula="of:=[.B85]*[.$K$2]" office:value-type="float" office:value="-87.7985983259102" calcext:value-type="float">
            <text:p>-87.7985983259102</text:p>
          </table:table-cell>
          <table:table-cell table:formula="of:=[.C85]*[.$K$3]" office:value-type="float" office:value="42.1986952635709" calcext:value-type="float">
            <text:p>42.1986952635709</text:p>
          </table:table-cell>
          <table:table-cell table:formula="of:= [.G85]/[.F85]" office:value-type="float" office:value="-0.480630625866355" calcext:value-type="float">
            <text:p>-0.480630625866355</text:p>
          </table:table-cell>
          <table:table-cell table:number-columns-repeated="7"/>
        </table:table-row>
        <table:table-row table:style-name="ro1">
          <table:table-cell office:value-type="float" office:value="542.748751626035" calcext:value-type="float">
            <text:p>542.748751626035</text:p>
          </table:table-cell>
          <table:table-cell office:value-type="float" office:value="-305.464049746285" calcext:value-type="float">
            <text:p>-305.464049746285</text:p>
          </table:table-cell>
          <table:table-cell office:value-type="float" office:value="202.665938177595" calcext:value-type="float">
            <text:p>202.665938177595</text:p>
          </table:table-cell>
          <table:table-cell/>
          <table:table-cell table:formula="of:=[.A86]*[.$K$1]" office:value-type="float" office:value="542.748751626035" calcext:value-type="float">
            <text:p>542.748751626035</text:p>
          </table:table-cell>
          <table:table-cell table:formula="of:=[.B86]*[.$K$2]" office:value-type="float" office:value="-305.464049746285" calcext:value-type="float">
            <text:p>-305.464049746285</text:p>
          </table:table-cell>
          <table:table-cell table:formula="of:=[.C86]*[.$K$3]" office:value-type="float" office:value="202.665938177595" calcext:value-type="float">
            <text:p>202.665938177595</text:p>
          </table:table-cell>
          <table:table-cell table:formula="of:= [.G86]/[.F86]" office:value-type="float" office:value="-0.663469034558821" calcext:value-type="float">
            <text:p>-0.663469034558821</text:p>
          </table:table-cell>
          <table:table-cell table:number-columns-repeated="7"/>
        </table:table-row>
        <table:table-row table:style-name="ro1">
          <table:table-cell office:value-type="float" office:value="422.920601219857" calcext:value-type="float">
            <text:p>422.920601219857</text:p>
          </table:table-cell>
          <table:table-cell office:value-type="float" office:value="119.828150406178" calcext:value-type="float">
            <text:p>119.828150406178</text:p>
          </table:table-cell>
          <table:table-cell office:value-type="float" office:value="-5.97844371249228" calcext:value-type="float">
            <text:p>-5.97844371249228</text:p>
          </table:table-cell>
          <table:table-cell/>
          <table:table-cell table:formula="of:=[.A87]*[.$K$1]" office:value-type="float" office:value="422.920601219857" calcext:value-type="float">
            <text:p>422.920601219857</text:p>
          </table:table-cell>
          <table:table-cell table:formula="of:=[.B87]*[.$K$2]" office:value-type="float" office:value="119.828150406178" calcext:value-type="float">
            <text:p>119.828150406178</text:p>
          </table:table-cell>
          <table:table-cell table:formula="of:=[.C87]*[.$K$3]" office:value-type="float" office:value="-5.97844371249228" calcext:value-type="float">
            <text:p>-5.97844371249228</text:p>
          </table:table-cell>
          <table:table-cell table:formula="of:= [.G87]/[.F87]" office:value-type="float" office:value="-0.0498918133362428" calcext:value-type="float">
            <text:p>-0.049891813336243</text:p>
          </table:table-cell>
          <table:table-cell table:number-columns-repeated="7"/>
        </table:table-row>
        <table:table-row table:style-name="ro1">
          <table:table-cell office:value-type="float" office:value="345.800490523617" calcext:value-type="float">
            <text:p>345.800490523617</text:p>
          </table:table-cell>
          <table:table-cell office:value-type="float" office:value="77.1201106962394" calcext:value-type="float">
            <text:p>77.1201106962394</text:p>
          </table:table-cell>
          <table:table-cell office:value-type="float" office:value="128.074137137402" calcext:value-type="float">
            <text:p>128.074137137402</text:p>
          </table:table-cell>
          <table:table-cell/>
          <table:table-cell table:formula="of:=[.A88]*[.$K$1]" office:value-type="float" office:value="345.800490523617" calcext:value-type="float">
            <text:p>345.800490523617</text:p>
          </table:table-cell>
          <table:table-cell table:formula="of:=[.B88]*[.$K$2]" office:value-type="float" office:value="77.1201106962394" calcext:value-type="float">
            <text:p>77.1201106962394</text:p>
          </table:table-cell>
          <table:table-cell table:formula="of:=[.C88]*[.$K$3]" office:value-type="float" office:value="128.074137137402" calcext:value-type="float">
            <text:p>128.074137137402</text:p>
          </table:table-cell>
          <table:table-cell table:formula="of:= [.G88]/[.F88]" office:value-type="float" office:value="1.66070997540266" calcext:value-type="float">
            <text:p>1.66070997540266</text:p>
          </table:table-cell>
          <table:table-cell table:number-columns-repeated="7"/>
        </table:table-row>
        <table:table-row table:style-name="ro1">
          <table:table-cell office:value-type="float" office:value="340.192039909794" calcext:value-type="float">
            <text:p>340.192039909794</text:p>
          </table:table-cell>
          <table:table-cell office:value-type="float" office:value="5.60845061382332" calcext:value-type="float">
            <text:p>5.60845061382332</text:p>
          </table:table-cell>
          <table:table-cell office:value-type="float" office:value="-296.021094986002" calcext:value-type="float">
            <text:p>-296.021094986002</text:p>
          </table:table-cell>
          <table:table-cell/>
          <table:table-cell table:formula="of:=[.A89]*[.$K$1]" office:value-type="float" office:value="340.192039909794" calcext:value-type="float">
            <text:p>340.192039909794</text:p>
          </table:table-cell>
          <table:table-cell table:formula="of:=[.B89]*[.$K$2]" office:value-type="float" office:value="5.60845061382332" calcext:value-type="float">
            <text:p>5.60845061382332</text:p>
          </table:table-cell>
          <table:table-cell table:formula="of:=[.C89]*[.$K$3]" office:value-type="float" office:value="-296.021094986002" calcext:value-type="float">
            <text:p>-296.021094986002</text:p>
          </table:table-cell>
          <table:table-cell table:formula="of:= [.G89]/[.F89]" office:value-type="float" office:value="-52.7812608809267" calcext:value-type="float">
            <text:p>-52.7812608809267</text:p>
          </table:table-cell>
          <table:table-cell table:number-columns-repeated="7"/>
        </table:table-row>
        <table:table-row table:style-name="ro1">
          <table:table-cell office:value-type="float" office:value="536.420693195058" calcext:value-type="float">
            <text:p>536.420693195058</text:p>
          </table:table-cell>
          <table:table-cell office:value-type="float" office:value="-196.228653285264" calcext:value-type="float">
            <text:p>-196.228653285264</text:p>
          </table:table-cell>
          <table:table-cell office:value-type="float" office:value="172.123279970194" calcext:value-type="float">
            <text:p>172.123279970194</text:p>
          </table:table-cell>
          <table:table-cell/>
          <table:table-cell table:formula="of:=[.A90]*[.$K$1]" office:value-type="float" office:value="536.420693195058" calcext:value-type="float">
            <text:p>536.420693195058</text:p>
          </table:table-cell>
          <table:table-cell table:formula="of:=[.B90]*[.$K$2]" office:value-type="float" office:value="-196.228653285264" calcext:value-type="float">
            <text:p>-196.228653285264</text:p>
          </table:table-cell>
          <table:table-cell table:formula="of:=[.C90]*[.$K$3]" office:value-type="float" office:value="172.123279970194" calcext:value-type="float">
            <text:p>172.123279970194</text:p>
          </table:table-cell>
          <table:table-cell table:formula="of:= [.G90]/[.F90]" office:value-type="float" office:value="-0.877156710238299" calcext:value-type="float">
            <text:p>-0.877156710238299</text:p>
          </table:table-cell>
          <table:table-cell table:number-columns-repeated="7"/>
        </table:table-row>
        <table:table-row table:style-name="ro1">
          <table:table-cell office:value-type="float" office:value="308.646490607286" calcext:value-type="float">
            <text:p>308.646490607286</text:p>
          </table:table-cell>
          <table:table-cell office:value-type="float" office:value="227.774202587772" calcext:value-type="float">
            <text:p>227.774202587772</text:p>
          </table:table-cell>
          <table:table-cell office:value-type="float" office:value="85.3743259828287" calcext:value-type="float">
            <text:p>85.3743259828287</text:p>
          </table:table-cell>
          <table:table-cell/>
          <table:table-cell table:formula="of:=[.A91]*[.$K$1]" office:value-type="float" office:value="308.646490607286" calcext:value-type="float">
            <text:p>308.646490607286</text:p>
          </table:table-cell>
          <table:table-cell table:formula="of:=[.B91]*[.$K$2]" office:value-type="float" office:value="227.774202587772" calcext:value-type="float">
            <text:p>227.774202587772</text:p>
          </table:table-cell>
          <table:table-cell table:formula="of:=[.C91]*[.$K$3]" office:value-type="float" office:value="85.3743259828287" calcext:value-type="float">
            <text:p>85.3743259828287</text:p>
          </table:table-cell>
          <table:table-cell table:formula="of:= [.G91]/[.F91]" office:value-type="float" office:value="0.374819997229186" calcext:value-type="float">
            <text:p>0.374819997229186</text:p>
          </table:table-cell>
          <table:table-cell table:number-columns-repeated="7"/>
        </table:table-row>
        <table:table-row table:style-name="ro1">
          <table:table-cell office:value-type="float" office:value="479.809030928323" calcext:value-type="float">
            <text:p>479.809030928323</text:p>
          </table:table-cell>
          <table:table-cell office:value-type="float" office:value="-171.162540321037" calcext:value-type="float">
            <text:p>-171.162540321037</text:p>
          </table:table-cell>
          <table:table-cell office:value-type="float" office:value="-440.450928786627" calcext:value-type="float">
            <text:p>-440.450928786627</text:p>
          </table:table-cell>
          <table:table-cell/>
          <table:table-cell table:formula="of:=[.A92]*[.$K$1]" office:value-type="float" office:value="479.809030928323" calcext:value-type="float">
            <text:p>479.809030928323</text:p>
          </table:table-cell>
          <table:table-cell table:formula="of:=[.B92]*[.$K$2]" office:value-type="float" office:value="-171.162540321037" calcext:value-type="float">
            <text:p>-171.162540321037</text:p>
          </table:table-cell>
          <table:table-cell table:formula="of:=[.C92]*[.$K$3]" office:value-type="float" office:value="-440.450928786627" calcext:value-type="float">
            <text:p>-440.450928786627</text:p>
          </table:table-cell>
          <table:table-cell table:formula="of:= [.G92]/[.F92]" office:value-type="float" office:value="2.57329044053976" calcext:value-type="float">
            <text:p>2.57329044053976</text:p>
          </table:table-cell>
          <table:table-cell table:number-columns-repeated="7"/>
        </table:table-row>
        <table:table-row table:style-name="ro1">
          <table:table-cell office:value-type="float" office:value="244.338600792993" calcext:value-type="float">
            <text:p>244.338600792993</text:p>
          </table:table-cell>
          <table:table-cell office:value-type="float" office:value="235.47043013533" calcext:value-type="float">
            <text:p>235.47043013533</text:p>
          </table:table-cell>
          <table:table-cell office:value-type="float" office:value="208.458182292719" calcext:value-type="float">
            <text:p>208.458182292719</text:p>
          </table:table-cell>
          <table:table-cell/>
          <table:table-cell table:formula="of:=[.A93]*[.$K$1]" office:value-type="float" office:value="244.338600792993" calcext:value-type="float">
            <text:p>244.338600792993</text:p>
          </table:table-cell>
          <table:table-cell table:formula="of:=[.B93]*[.$K$2]" office:value-type="float" office:value="235.47043013533" calcext:value-type="float">
            <text:p>235.47043013533</text:p>
          </table:table-cell>
          <table:table-cell table:formula="of:=[.C93]*[.$K$3]" office:value-type="float" office:value="208.458182292719" calcext:value-type="float">
            <text:p>208.458182292719</text:p>
          </table:table-cell>
          <table:table-cell table:formula="of:= [.G93]/[.F93]" office:value-type="float" office:value="0.885283906658317" calcext:value-type="float">
            <text:p>0.885283906658317</text:p>
          </table:table-cell>
          <table:table-cell table:number-columns-repeated="7"/>
        </table:table-row>
        <table:table-row table:style-name="ro1">
          <table:table-cell office:value-type="float" office:value="371.59497465186" calcext:value-type="float">
            <text:p>371.59497465186</text:p>
          </table:table-cell>
          <table:table-cell office:value-type="float" office:value="-127.256373858866" calcext:value-type="float">
            <text:p>-127.256373858866</text:p>
          </table:table-cell>
          <table:table-cell office:value-type="float" office:value="-260.275821468311" calcext:value-type="float">
            <text:p>-260.275821468311</text:p>
          </table:table-cell>
          <table:table-cell/>
          <table:table-cell table:formula="of:=[.A94]*[.$K$1]" office:value-type="float" office:value="371.59497465186" calcext:value-type="float">
            <text:p>371.59497465186</text:p>
          </table:table-cell>
          <table:table-cell table:formula="of:=[.B94]*[.$K$2]" office:value-type="float" office:value="-127.256373858866" calcext:value-type="float">
            <text:p>-127.256373858866</text:p>
          </table:table-cell>
          <table:table-cell table:formula="of:=[.C94]*[.$K$3]" office:value-type="float" office:value="-260.275821468311" calcext:value-type="float">
            <text:p>-260.275821468311</text:p>
          </table:table-cell>
          <table:table-cell table:formula="of:= [.G94]/[.F94]" office:value-type="float" office:value="2.04528711274588" calcext:value-type="float">
            <text:p>2.04528711274588</text:p>
          </table:table-cell>
          <table:table-cell table:number-columns-repeated="7"/>
        </table:table-row>
        <table:table-row table:style-name="ro1">
          <table:table-cell office:value-type="float" office:value="531.847326120531" calcext:value-type="float">
            <text:p>531.847326120531</text:p>
          </table:table-cell>
          <table:table-cell office:value-type="float" office:value="-160.252351468671" calcext:value-type="float">
            <text:p>-160.252351468671</text:p>
          </table:table-cell>
          <table:table-cell office:value-type="float" office:value="472.889905411983" calcext:value-type="float">
            <text:p>472.889905411983</text:p>
          </table:table-cell>
          <table:table-cell/>
          <table:table-cell table:formula="of:=[.A95]*[.$K$1]" office:value-type="float" office:value="531.847326120531" calcext:value-type="float">
            <text:p>531.847326120531</text:p>
          </table:table-cell>
          <table:table-cell table:formula="of:=[.B95]*[.$K$2]" office:value-type="float" office:value="-160.252351468671" calcext:value-type="float">
            <text:p>-160.252351468671</text:p>
          </table:table-cell>
          <table:table-cell table:formula="of:=[.C95]*[.$K$3]" office:value-type="float" office:value="472.889905411983" calcext:value-type="float">
            <text:p>472.889905411983</text:p>
          </table:table-cell>
          <table:table-cell table:formula="of:= [.G95]/[.F95]" office:value-type="float" office:value="-2.95090774692584" calcext:value-type="float">
            <text:p>-2.95090774692584</text:p>
          </table:table-cell>
          <table:table-cell table:number-columns-repeated="7"/>
        </table:table-row>
        <table:table-row table:style-name="ro1">
          <table:table-cell office:value-type="float" office:value="192.996762038333" calcext:value-type="float">
            <text:p>192.996762038333</text:p>
          </table:table-cell>
          <table:table-cell office:value-type="float" office:value="338.850564082197" calcext:value-type="float">
            <text:p>338.850564082197</text:p>
          </table:table-cell>
          <table:table-cell office:value-type="float" office:value="-242.270341334116" calcext:value-type="float">
            <text:p>-242.270341334116</text:p>
          </table:table-cell>
          <table:table-cell/>
          <table:table-cell table:formula="of:=[.A96]*[.$K$1]" office:value-type="float" office:value="192.996762038333" calcext:value-type="float">
            <text:p>192.996762038333</text:p>
          </table:table-cell>
          <table:table-cell table:formula="of:=[.B96]*[.$K$2]" office:value-type="float" office:value="338.850564082197" calcext:value-type="float">
            <text:p>338.850564082197</text:p>
          </table:table-cell>
          <table:table-cell table:formula="of:=[.C96]*[.$K$3]" office:value-type="float" office:value="-242.270341334116" calcext:value-type="float">
            <text:p>-242.270341334116</text:p>
          </table:table-cell>
          <table:table-cell table:formula="of:= [.G96]/[.F96]" office:value-type="float" office:value="-0.714976945634793" calcext:value-type="float">
            <text:p>-0.714976945634793</text:p>
          </table:table-cell>
          <table:table-cell table:number-columns-repeated="7"/>
        </table:table-row>
        <table:table-row table:style-name="ro1">
          <table:table-cell office:value-type="float" office:value="361.129797315688" calcext:value-type="float">
            <text:p>361.129797315688</text:p>
          </table:table-cell>
          <table:table-cell office:value-type="float" office:value="-168.133035277355" calcext:value-type="float">
            <text:p>-168.133035277355</text:p>
          </table:table-cell>
          <table:table-cell office:value-type="float" office:value="314.942827063042" calcext:value-type="float">
            <text:p>314.942827063042</text:p>
          </table:table-cell>
          <table:table-cell/>
          <table:table-cell table:formula="of:=[.A97]*[.$K$1]" office:value-type="float" office:value="361.129797315688" calcext:value-type="float">
            <text:p>361.129797315688</text:p>
          </table:table-cell>
          <table:table-cell table:formula="of:=[.B97]*[.$K$2]" office:value-type="float" office:value="-168.133035277355" calcext:value-type="float">
            <text:p>-168.133035277355</text:p>
          </table:table-cell>
          <table:table-cell table:formula="of:=[.C97]*[.$K$3]" office:value-type="float" office:value="314.942827063042" calcext:value-type="float">
            <text:p>314.942827063042</text:p>
          </table:table-cell>
          <table:table-cell table:formula="of:= [.G97]/[.F97]" office:value-type="float" office:value="-1.8731763602763" calcext:value-type="float">
            <text:p>-1.8731763602763</text:p>
          </table:table-cell>
          <table:table-cell table:number-columns-repeated="7"/>
        </table:table-row>
        <table:table-row table:style-name="ro1">
          <table:table-cell office:value-type="float" office:value="457.37194330018" calcext:value-type="float">
            <text:p>457.37194330018</text:p>
          </table:table-cell>
          <table:table-cell office:value-type="float" office:value="-96.2421459844927" calcext:value-type="float">
            <text:p>-96.2421459844927</text:p>
          </table:table-cell>
          <table:table-cell office:value-type="float" office:value="-190.330058307532" calcext:value-type="float">
            <text:p>-190.330058307532</text:p>
          </table:table-cell>
          <table:table-cell/>
          <table:table-cell table:formula="of:=[.A98]*[.$K$1]" office:value-type="float" office:value="457.37194330018" calcext:value-type="float">
            <text:p>457.37194330018</text:p>
          </table:table-cell>
          <table:table-cell table:formula="of:=[.B98]*[.$K$2]" office:value-type="float" office:value="-96.2421459844927" calcext:value-type="float">
            <text:p>-96.2421459844927</text:p>
          </table:table-cell>
          <table:table-cell table:formula="of:=[.C98]*[.$K$3]" office:value-type="float" office:value="-190.330058307532" calcext:value-type="float">
            <text:p>-190.330058307532</text:p>
          </table:table-cell>
          <table:table-cell table:formula="of:= [.G98]/[.F98]" office:value-type="float" office:value="1.97761652507415" calcext:value-type="float">
            <text:p>1.97761652507415</text:p>
          </table:table-cell>
          <table:table-cell table:number-columns-repeated="7"/>
        </table:table-row>
        <table:table-row table:style-name="ro1">
          <table:table-cell office:value-type="float" office:value="436.166602541751" calcext:value-type="float">
            <text:p>436.166602541751</text:p>
          </table:table-cell>
          <table:table-cell office:value-type="float" office:value="21.205340758429" calcext:value-type="float">
            <text:p>21.205340758429</text:p>
          </table:table-cell>
          <table:table-cell office:value-type="float" office:value="222.412452917934" calcext:value-type="float">
            <text:p>222.412452917934</text:p>
          </table:table-cell>
          <table:table-cell/>
          <table:table-cell table:formula="of:=[.A99]*[.$K$1]" office:value-type="float" office:value="436.166602541751" calcext:value-type="float">
            <text:p>436.166602541751</text:p>
          </table:table-cell>
          <table:table-cell table:formula="of:=[.B99]*[.$K$2]" office:value-type="float" office:value="21.205340758429" calcext:value-type="float">
            <text:p>21.205340758429</text:p>
          </table:table-cell>
          <table:table-cell table:formula="of:=[.C99]*[.$K$3]" office:value-type="float" office:value="222.412452917934" calcext:value-type="float">
            <text:p>222.412452917934</text:p>
          </table:table-cell>
          <table:table-cell table:formula="of:= [.G99]/[.F99]" office:value-type="float" office:value="10.4885111468688" calcext:value-type="float">
            <text:p>10.4885111468688</text:p>
          </table:table-cell>
          <table:table-cell table:number-columns-repeated="7"/>
        </table:table-row>
        <table:table-row table:style-name="ro1">
          <table:table-cell office:value-type="float" office:value="454.629261971035" calcext:value-type="float">
            <text:p>454.629261971035</text:p>
          </table:table-cell>
          <table:table-cell office:value-type="float" office:value="-18.4626594292837" calcext:value-type="float">
            <text:p>-18.4626594292837</text:p>
          </table:table-cell>
          <table:table-cell office:value-type="float" office:value="-275.739597564964" calcext:value-type="float">
            <text:p>-275.739597564964</text:p>
          </table:table-cell>
          <table:table-cell/>
          <table:table-cell table:formula="of:=[.A100]*[.$K$1]" office:value-type="float" office:value="454.629261971035" calcext:value-type="float">
            <text:p>454.629261971035</text:p>
          </table:table-cell>
          <table:table-cell table:formula="of:=[.B100]*[.$K$2]" office:value-type="float" office:value="-18.4626594292837" calcext:value-type="float">
            <text:p>-18.4626594292837</text:p>
          </table:table-cell>
          <table:table-cell table:formula="of:=[.C100]*[.$K$3]" office:value-type="float" office:value="-275.739597564964" calcext:value-type="float">
            <text:p>-275.739597564964</text:p>
          </table:table-cell>
          <table:table-cell table:formula="of:= [.G100]/[.F100]" office:value-type="float" office:value="14.9349880292766" calcext:value-type="float">
            <text:p>14.9349880292766</text:p>
          </table:table-cell>
          <table:table-cell table:number-columns-repeated="7"/>
        </table:table-row>
        <table:table-row table:style-name="ro1">
          <table:table-cell office:value-type="float" office:value="496.822459575289" calcext:value-type="float">
            <text:p>496.822459575289</text:p>
          </table:table-cell>
          <table:table-cell office:value-type="float" office:value="-42.1931976042541" calcext:value-type="float">
            <text:p>-42.1931976042541</text:p>
          </table:table-cell>
          <table:table-cell office:value-type="float" office:value="61.889924085626" calcext:value-type="float">
            <text:p>61.889924085626</text:p>
          </table:table-cell>
          <table:table-cell/>
          <table:table-cell table:formula="of:=[.A101]*[.$K$1]" office:value-type="float" office:value="496.822459575289" calcext:value-type="float">
            <text:p>496.822459575289</text:p>
          </table:table-cell>
          <table:table-cell table:formula="of:=[.B101]*[.$K$2]" office:value-type="float" office:value="-42.1931976042541" calcext:value-type="float">
            <text:p>-42.1931976042541</text:p>
          </table:table-cell>
          <table:table-cell table:formula="of:=[.C101]*[.$K$3]" office:value-type="float" office:value="61.889924085626" calcext:value-type="float">
            <text:p>61.889924085626</text:p>
          </table:table-cell>
          <table:table-cell table:formula="of:= [.G101]/[.F101]" office:value-type="float" office:value="-1.46682232207464" calcext:value-type="float">
            <text:p>-1.46682232207464</text:p>
          </table:table-cell>
          <table:table-cell table:number-columns-repeated="7"/>
        </table:table-row>
        <table:table-row table:style-name="ro1">
          <table:table-cell office:value-type="float" office:value="310.315552537532" calcext:value-type="float">
            <text:p>310.315552537532</text:p>
          </table:table-cell>
          <table:table-cell office:value-type="float" office:value="186.506907037758" calcext:value-type="float">
            <text:p>186.506907037758</text:p>
          </table:table-cell>
          <table:table-cell office:value-type="float" office:value="-230.869511919912" calcext:value-type="float">
            <text:p>-230.869511919912</text:p>
          </table:table-cell>
          <table:table-cell/>
          <table:table-cell table:formula="of:=[.A102]*[.$K$1]" office:value-type="float" office:value="310.315552537532" calcext:value-type="float">
            <text:p>310.315552537532</text:p>
          </table:table-cell>
          <table:table-cell table:formula="of:=[.B102]*[.$K$2]" office:value-type="float" office:value="186.506907037758" calcext:value-type="float">
            <text:p>186.506907037758</text:p>
          </table:table-cell>
          <table:table-cell table:formula="of:=[.C102]*[.$K$3]" office:value-type="float" office:value="-230.869511919912" calcext:value-type="float">
            <text:p>-230.869511919912</text:p>
          </table:table-cell>
          <table:table-cell table:formula="of:= [.G102]/[.F102]" office:value-type="float" office:value="-1.2378603859061" calcext:value-type="float">
            <text:p>-1.2378603859061</text:p>
          </table:table-cell>
          <table:table-cell table:number-columns-repeated="7"/>
        </table:table-row>
        <table:table-row table:style-name="ro1">
          <table:table-cell office:value-type="float" office:value="415.654681103173" calcext:value-type="float">
            <text:p>415.654681103173</text:p>
          </table:table-cell>
          <table:table-cell office:value-type="float" office:value="-105.339128565642" calcext:value-type="float">
            <text:p>-105.339128565642</text:p>
          </table:table-cell>
          <table:table-cell office:value-type="float" office:value="58.9523614942244" calcext:value-type="float">
            <text:p>58.9523614942244</text:p>
          </table:table-cell>
          <table:table-cell/>
          <table:table-cell table:formula="of:=[.A103]*[.$K$1]" office:value-type="float" office:value="415.654681103173" calcext:value-type="float">
            <text:p>415.654681103173</text:p>
          </table:table-cell>
          <table:table-cell table:formula="of:=[.B103]*[.$K$2]" office:value-type="float" office:value="-105.339128565642" calcext:value-type="float">
            <text:p>-105.339128565642</text:p>
          </table:table-cell>
          <table:table-cell table:formula="of:=[.C103]*[.$K$3]" office:value-type="float" office:value="58.9523614942244" calcext:value-type="float">
            <text:p>58.9523614942244</text:p>
          </table:table-cell>
          <table:table-cell table:formula="of:= [.G103]/[.F103]" office:value-type="float" office:value="-0.55964352749974" calcext:value-type="float">
            <text:p>-0.55964352749974</text:p>
          </table:table-cell>
          <table:table-cell table:number-columns-repeated="7"/>
        </table:table-row>
        <table:table-row table:style-name="ro1">
          <table:table-cell office:value-type="float" office:value="532.447666249851" calcext:value-type="float">
            <text:p>532.447666249851</text:p>
          </table:table-cell>
          <table:table-cell office:value-type="float" office:value="-116.792985146678" calcext:value-type="float">
            <text:p>-116.792985146678</text:p>
          </table:table-cell>
          <table:table-cell office:value-type="float" office:value="-142.367058808116" calcext:value-type="float">
            <text:p>-142.367058808116</text:p>
          </table:table-cell>
          <table:table-cell/>
          <table:table-cell table:formula="of:=[.A104]*[.$K$1]" office:value-type="float" office:value="532.447666249851" calcext:value-type="float">
            <text:p>532.447666249851</text:p>
          </table:table-cell>
          <table:table-cell table:formula="of:=[.B104]*[.$K$2]" office:value-type="float" office:value="-116.792985146678" calcext:value-type="float">
            <text:p>-116.792985146678</text:p>
          </table:table-cell>
          <table:table-cell table:formula="of:=[.C104]*[.$K$3]" office:value-type="float" office:value="-142.367058808116" calcext:value-type="float">
            <text:p>-142.367058808116</text:p>
          </table:table-cell>
          <table:table-cell table:formula="of:= [.G104]/[.F104]" office:value-type="float" office:value="1.21896926111889" calcext:value-type="float">
            <text:p>1.21896926111889</text:p>
          </table:table-cell>
          <table:table-cell table:number-columns-repeated="7"/>
        </table:table-row>
        <table:table-row table:style-name="ro1">
          <table:table-cell office:value-type="float" office:value="276.050086310433" calcext:value-type="float">
            <text:p>276.050086310433</text:p>
          </table:table-cell>
          <table:table-cell office:value-type="float" office:value="256.397579939418" calcext:value-type="float">
            <text:p>256.397579939418</text:p>
          </table:table-cell>
          <table:table-cell office:value-type="float" office:value="439.763275180885" calcext:value-type="float">
            <text:p>439.763275180885</text:p>
          </table:table-cell>
          <table:table-cell/>
          <table:table-cell table:formula="of:=[.A105]*[.$K$1]" office:value-type="float" office:value="276.050086310433" calcext:value-type="float">
            <text:p>276.050086310433</text:p>
          </table:table-cell>
          <table:table-cell table:formula="of:=[.B105]*[.$K$2]" office:value-type="float" office:value="256.397579939418" calcext:value-type="float">
            <text:p>256.397579939418</text:p>
          </table:table-cell>
          <table:table-cell table:formula="of:=[.C105]*[.$K$3]" office:value-type="float" office:value="439.763275180885" calcext:value-type="float">
            <text:p>439.763275180885</text:p>
          </table:table-cell>
          <table:table-cell table:formula="of:= [.G105]/[.F105]" office:value-type="float" office:value="1.71516156776828" calcext:value-type="float">
            <text:p>1.71516156776828</text:p>
          </table:table-cell>
          <table:table-cell table:number-columns-repeated="7"/>
        </table:table-row>
        <table:table-row table:style-name="ro1">
          <table:table-cell office:value-type="float" office:value="187.857789963926" calcext:value-type="float">
            <text:p>187.857789963926</text:p>
          </table:table-cell>
          <table:table-cell office:value-type="float" office:value="88.1922963465071" calcext:value-type="float">
            <text:p>88.1922963465071</text:p>
          </table:table-cell>
          <table:table-cell office:value-type="float" office:value="-342.18711582053" calcext:value-type="float">
            <text:p>-342.18711582053</text:p>
          </table:table-cell>
          <table:table-cell/>
          <table:table-cell table:formula="of:=[.A106]*[.$K$1]" office:value-type="float" office:value="187.857789963926" calcext:value-type="float">
            <text:p>187.857789963926</text:p>
          </table:table-cell>
          <table:table-cell table:formula="of:=[.B106]*[.$K$2]" office:value-type="float" office:value="88.1922963465071" calcext:value-type="float">
            <text:p>88.1922963465071</text:p>
          </table:table-cell>
          <table:table-cell table:formula="of:=[.C106]*[.$K$3]" office:value-type="float" office:value="-342.18711582053" calcext:value-type="float">
            <text:p>-342.18711582053</text:p>
          </table:table-cell>
          <table:table-cell table:formula="of:= [.G106]/[.F106]" office:value-type="float" office:value="-3.88001140684759" calcext:value-type="float">
            <text:p>-3.88001140684759</text:p>
          </table:table-cell>
          <table:table-cell table:number-columns-repeated="7"/>
        </table:table-row>
        <table:table-row table:style-name="ro1">
          <table:table-cell office:value-type="float" office:value="502.056837514538" calcext:value-type="float">
            <text:p>502.056837514538</text:p>
          </table:table-cell>
          <table:table-cell office:value-type="float" office:value="-314.199047550612" calcext:value-type="float">
            <text:p>-314.199047550612</text:p>
          </table:table-cell>
          <table:table-cell office:value-type="float" office:value="120.391936223388" calcext:value-type="float">
            <text:p>120.391936223388</text:p>
          </table:table-cell>
          <table:table-cell/>
          <table:table-cell table:formula="of:=[.A107]*[.$K$1]" office:value-type="float" office:value="502.056837514538" calcext:value-type="float">
            <text:p>502.056837514538</text:p>
          </table:table-cell>
          <table:table-cell table:formula="of:=[.B107]*[.$K$2]" office:value-type="float" office:value="-314.199047550612" calcext:value-type="float">
            <text:p>-314.199047550612</text:p>
          </table:table-cell>
          <table:table-cell table:formula="of:=[.C107]*[.$K$3]" office:value-type="float" office:value="120.391936223388" calcext:value-type="float">
            <text:p>120.391936223388</text:p>
          </table:table-cell>
          <table:table-cell table:formula="of:= [.G107]/[.F107]" office:value-type="float" office:value="-0.383170913985648" calcext:value-type="float">
            <text:p>-0.383170913985648</text:p>
          </table:table-cell>
          <table:table-cell table:number-columns-repeated="7"/>
        </table:table-row>
        <table:table-row table:style-name="ro1">
          <table:table-cell office:value-type="float" office:value="426.769849996253" calcext:value-type="float">
            <text:p>426.769849996253</text:p>
          </table:table-cell>
          <table:table-cell office:value-type="float" office:value="75.2869875182851" calcext:value-type="float">
            <text:p>75.2869875182851</text:p>
          </table:table-cell>
          <table:table-cell office:value-type="float" office:value="-131.594550735607" calcext:value-type="float">
            <text:p>-131.594550735607</text:p>
          </table:table-cell>
          <table:table-cell/>
          <table:table-cell table:formula="of:=[.A108]*[.$K$1]" office:value-type="float" office:value="426.769849996253" calcext:value-type="float">
            <text:p>426.769849996253</text:p>
          </table:table-cell>
          <table:table-cell table:formula="of:=[.B108]*[.$K$2]" office:value-type="float" office:value="75.2869875182851" calcext:value-type="float">
            <text:p>75.2869875182851</text:p>
          </table:table-cell>
          <table:table-cell table:formula="of:=[.C108]*[.$K$3]" office:value-type="float" office:value="-131.594550735607" calcext:value-type="float">
            <text:p>-131.594550735607</text:p>
          </table:table-cell>
          <table:table-cell table:formula="of:= [.G108]/[.F108]" office:value-type="float" office:value="-1.74790564841828" calcext:value-type="float">
            <text:p>-1.74790564841828</text:p>
          </table:table-cell>
          <table:table-cell table:number-columns-repeated="7"/>
        </table:table-row>
        <table:table-row table:style-name="ro1">
          <table:table-cell office:value-type="float" office:value="293.511002676852" calcext:value-type="float">
            <text:p>293.511002676852</text:p>
          </table:table-cell>
          <table:table-cell office:value-type="float" office:value="133.258847319401" calcext:value-type="float">
            <text:p>133.258847319401</text:p>
          </table:table-cell>
          <table:table-cell office:value-type="float" office:value="-37.2493037871337" calcext:value-type="float">
            <text:p>-37.2493037871337</text:p>
          </table:table-cell>
          <table:table-cell/>
          <table:table-cell table:formula="of:=[.A109]*[.$K$1]" office:value-type="float" office:value="293.511002676852" calcext:value-type="float">
            <text:p>293.511002676852</text:p>
          </table:table-cell>
          <table:table-cell table:formula="of:=[.B109]*[.$K$2]" office:value-type="float" office:value="133.258847319401" calcext:value-type="float">
            <text:p>133.258847319401</text:p>
          </table:table-cell>
          <table:table-cell table:formula="of:=[.C109]*[.$K$3]" office:value-type="float" office:value="-37.2493037871337" calcext:value-type="float">
            <text:p>-37.2493037871337</text:p>
          </table:table-cell>
          <table:table-cell table:formula="of:= [.G109]/[.F109]" office:value-type="float" office:value="-0.279525934198222" calcext:value-type="float">
            <text:p>-0.279525934198222</text:p>
          </table:table-cell>
          <table:table-cell table:number-columns-repeated="7"/>
        </table:table-row>
        <table:table-row table:style-name="ro1">
          <table:table-cell office:value-type="float" office:value="323.738720468965" calcext:value-type="float">
            <text:p>323.738720468965</text:p>
          </table:table-cell>
          <table:table-cell office:value-type="float" office:value="-30.2277177921134" calcext:value-type="float">
            <text:p>-30.2277177921134</text:p>
          </table:table-cell>
          <table:table-cell office:value-type="float" office:value="352.292708659134" calcext:value-type="float">
            <text:p>352.292708659134</text:p>
          </table:table-cell>
          <table:table-cell/>
          <table:table-cell table:formula="of:=[.A110]*[.$K$1]" office:value-type="float" office:value="323.738720468965" calcext:value-type="float">
            <text:p>323.738720468965</text:p>
          </table:table-cell>
          <table:table-cell table:formula="of:=[.B110]*[.$K$2]" office:value-type="float" office:value="-30.2277177921134" calcext:value-type="float">
            <text:p>-30.2277177921134</text:p>
          </table:table-cell>
          <table:table-cell table:formula="of:=[.C110]*[.$K$3]" office:value-type="float" office:value="352.292708659134" calcext:value-type="float">
            <text:p>352.292708659134</text:p>
          </table:table-cell>
          <table:table-cell table:formula="of:= [.G110]/[.F110]" office:value-type="float" office:value="-11.6546247745852" calcext:value-type="float">
            <text:p>-11.6546247745852</text:p>
          </table:table-cell>
          <table:table-cell table:number-columns-repeated="7"/>
        </table:table-row>
        <table:table-row table:style-name="ro1">
          <table:table-cell office:value-type="float" office:value="466.46336583098" calcext:value-type="float">
            <text:p>466.46336583098</text:p>
          </table:table-cell>
          <table:table-cell office:value-type="float" office:value="-142.724645362014" calcext:value-type="float">
            <text:p>-142.724645362014</text:p>
          </table:table-cell>
          <table:table-cell office:value-type="float" office:value="-77.6174645248099" calcext:value-type="float">
            <text:p>-77.6174645248099</text:p>
          </table:table-cell>
          <table:table-cell/>
          <table:table-cell table:formula="of:=[.A111]*[.$K$1]" office:value-type="float" office:value="466.46336583098" calcext:value-type="float">
            <text:p>466.46336583098</text:p>
          </table:table-cell>
          <table:table-cell table:formula="of:=[.B111]*[.$K$2]" office:value-type="float" office:value="-142.724645362014" calcext:value-type="float">
            <text:p>-142.724645362014</text:p>
          </table:table-cell>
          <table:table-cell table:formula="of:=[.C111]*[.$K$3]" office:value-type="float" office:value="-77.6174645248099" calcext:value-type="float">
            <text:p>-77.6174645248099</text:p>
          </table:table-cell>
          <table:table-cell table:formula="of:= [.G111]/[.F111]" office:value-type="float" office:value="0.543826641348008" calcext:value-type="float">
            <text:p>0.543826641348008</text:p>
          </table:table-cell>
          <table:table-cell table:number-columns-repeated="7"/>
        </table:table-row>
        <table:table-row table:style-name="ro1">
          <table:table-cell office:value-type="float" office:value="475.95307444524" calcext:value-type="float">
            <text:p>475.95307444524</text:p>
          </table:table-cell>
          <table:table-cell office:value-type="float" office:value="-9.48970861425977" calcext:value-type="float">
            <text:p>-9.48970861425977</text:p>
          </table:table-cell>
          <table:table-cell office:value-type="float" office:value="-17.4879987017846" calcext:value-type="float">
            <text:p>-17.4879987017846</text:p>
          </table:table-cell>
          <table:table-cell/>
          <table:table-cell table:formula="of:=[.A112]*[.$K$1]" office:value-type="float" office:value="475.95307444524" calcext:value-type="float">
            <text:p>475.95307444524</text:p>
          </table:table-cell>
          <table:table-cell table:formula="of:=[.B112]*[.$K$2]" office:value-type="float" office:value="-9.48970861425977" calcext:value-type="float">
            <text:p>-9.48970861425977</text:p>
          </table:table-cell>
          <table:table-cell table:formula="of:=[.C112]*[.$K$3]" office:value-type="float" office:value="-17.4879987017846" calcext:value-type="float">
            <text:p>-17.4879987017846</text:p>
          </table:table-cell>
          <table:table-cell table:formula="of:= [.G112]/[.F112]" office:value-type="float" office:value="1.84283832229645" calcext:value-type="float">
            <text:p>1.84283832229645</text:p>
          </table:table-cell>
          <table:table-cell table:number-columns-repeated="7"/>
        </table:table-row>
        <table:table-row table:style-name="ro1">
          <table:table-cell office:value-type="float" office:value="311.357990004281" calcext:value-type="float">
            <text:p>311.357990004281</text:p>
          </table:table-cell>
          <table:table-cell office:value-type="float" office:value="164.595084440959" calcext:value-type="float">
            <text:p>164.595084440959</text:p>
          </table:table-cell>
          <table:table-cell office:value-type="float" office:value="-25.3840171485701" calcext:value-type="float">
            <text:p>-25.3840171485701</text:p>
          </table:table-cell>
          <table:table-cell/>
          <table:table-cell table:formula="of:=[.A113]*[.$K$1]" office:value-type="float" office:value="311.357990004281" calcext:value-type="float">
            <text:p>311.357990004281</text:p>
          </table:table-cell>
          <table:table-cell table:formula="of:=[.B113]*[.$K$2]" office:value-type="float" office:value="164.595084440959" calcext:value-type="float">
            <text:p>164.595084440959</text:p>
          </table:table-cell>
          <table:table-cell table:formula="of:=[.C113]*[.$K$3]" office:value-type="float" office:value="-25.3840171485701" calcext:value-type="float">
            <text:p>-25.3840171485701</text:p>
          </table:table-cell>
          <table:table-cell table:formula="of:= [.G113]/[.F113]" office:value-type="float" office:value="-0.154220991682625" calcext:value-type="float">
            <text:p>-0.154220991682625</text:p>
          </table:table-cell>
          <table:table-cell table:number-columns-repeated="7"/>
        </table:table-row>
        <table:table-row table:style-name="ro1">
          <table:table-cell office:value-type="float" office:value="211.442321416938" calcext:value-type="float">
            <text:p>211.442321416938</text:p>
          </table:table-cell>
          <table:table-cell office:value-type="float" office:value="99.9156685873426" calcext:value-type="float">
            <text:p>99.9156685873426</text:p>
          </table:table-cell>
          <table:table-cell office:value-type="float" office:value="-86.9245343290176" calcext:value-type="float">
            <text:p>-86.9245343290176</text:p>
          </table:table-cell>
          <table:table-cell/>
          <table:table-cell table:formula="of:=[.A114]*[.$K$1]" office:value-type="float" office:value="211.442321416938" calcext:value-type="float">
            <text:p>211.442321416938</text:p>
          </table:table-cell>
          <table:table-cell table:formula="of:=[.B114]*[.$K$2]" office:value-type="float" office:value="99.9156685873426" calcext:value-type="float">
            <text:p>99.9156685873426</text:p>
          </table:table-cell>
          <table:table-cell table:formula="of:=[.C114]*[.$K$3]" office:value-type="float" office:value="-86.9245343290176" calcext:value-type="float">
            <text:p>-86.9245343290176</text:p>
          </table:table-cell>
          <table:table-cell table:formula="of:= [.G114]/[.F114]" office:value-type="float" office:value="-0.869979008878186" calcext:value-type="float">
            <text:p>-0.869979008878186</text:p>
          </table:table-cell>
          <table:table-cell table:number-columns-repeated="7"/>
        </table:table-row>
        <table:table-row table:style-name="ro1">
          <table:table-cell office:value-type="float" office:value="465.631746721929" calcext:value-type="float">
            <text:p>465.631746721929</text:p>
          </table:table-cell>
          <table:table-cell office:value-type="float" office:value="-254.189425304991" calcext:value-type="float">
            <text:p>-254.189425304991</text:p>
          </table:table-cell>
          <table:table-cell office:value-type="float" office:value="-3.48577197349925" calcext:value-type="float">
            <text:p>-3.48577197349925</text:p>
          </table:table-cell>
          <table:table-cell/>
          <table:table-cell table:formula="of:=[.A115]*[.$K$1]" office:value-type="float" office:value="465.631746721929" calcext:value-type="float">
            <text:p>465.631746721929</text:p>
          </table:table-cell>
          <table:table-cell table:formula="of:=[.B115]*[.$K$2]" office:value-type="float" office:value="-254.189425304991" calcext:value-type="float">
            <text:p>-254.189425304991</text:p>
          </table:table-cell>
          <table:table-cell table:formula="of:=[.C115]*[.$K$3]" office:value-type="float" office:value="-3.48577197349925" calcext:value-type="float">
            <text:p>-3.48577197349925</text:p>
          </table:table-cell>
          <table:table-cell table:formula="of:= [.G115]/[.F115]" office:value-type="float" office:value="0.0137132847651582" calcext:value-type="float">
            <text:p>0.013713284765158</text:p>
          </table:table-cell>
          <table:table-cell table:number-columns-repeated="7"/>
        </table:table-row>
        <table:table-row table:style-name="ro1">
          <table:table-cell office:value-type="float" office:value="273.635641669863" calcext:value-type="float">
            <text:p>273.635641669863</text:p>
          </table:table-cell>
          <table:table-cell office:value-type="float" office:value="191.996105052066" calcext:value-type="float">
            <text:p>191.996105052066</text:p>
          </table:table-cell>
          <table:table-cell office:value-type="float" office:value="-45.4844985484559" calcext:value-type="float">
            <text:p>-45.4844985484559</text:p>
          </table:table-cell>
          <table:table-cell/>
          <table:table-cell table:formula="of:=[.A116]*[.$K$1]" office:value-type="float" office:value="273.635641669863" calcext:value-type="float">
            <text:p>273.635641669863</text:p>
          </table:table-cell>
          <table:table-cell table:formula="of:=[.B116]*[.$K$2]" office:value-type="float" office:value="191.996105052066" calcext:value-type="float">
            <text:p>191.996105052066</text:p>
          </table:table-cell>
          <table:table-cell table:formula="of:=[.C116]*[.$K$3]" office:value-type="float" office:value="-45.4844985484559" calcext:value-type="float">
            <text:p>-45.4844985484559</text:p>
          </table:table-cell>
          <table:table-cell table:formula="of:= [.G116]/[.F116]" office:value-type="float" office:value="-0.236903235803254" calcext:value-type="float">
            <text:p>-0.236903235803254</text:p>
          </table:table-cell>
          <table:table-cell table:number-columns-repeated="7"/>
        </table:table-row>
        <table:table-row table:style-name="ro1">
          <table:table-cell office:value-type="float" office:value="240.847988057011" calcext:value-type="float">
            <text:p>240.847988057011</text:p>
          </table:table-cell>
          <table:table-cell office:value-type="float" office:value="32.7876536128517" calcext:value-type="float">
            <text:p>32.7876536128517</text:p>
          </table:table-cell>
          <table:table-cell office:value-type="float" office:value="-12.4691058317907" calcext:value-type="float">
            <text:p>-12.4691058317907</text:p>
          </table:table-cell>
          <table:table-cell/>
          <table:table-cell table:formula="of:=[.A117]*[.$K$1]" office:value-type="float" office:value="240.847988057011" calcext:value-type="float">
            <text:p>240.847988057011</text:p>
          </table:table-cell>
          <table:table-cell table:formula="of:=[.B117]*[.$K$2]" office:value-type="float" office:value="32.7876536128517" calcext:value-type="float">
            <text:p>32.7876536128517</text:p>
          </table:table-cell>
          <table:table-cell table:formula="of:=[.C117]*[.$K$3]" office:value-type="float" office:value="-12.4691058317907" calcext:value-type="float">
            <text:p>-12.4691058317907</text:p>
          </table:table-cell>
          <table:table-cell table:formula="of:= [.G117]/[.F117]" office:value-type="float" office:value="-0.380298815493865" calcext:value-type="float">
            <text:p>-0.380298815493865</text:p>
          </table:table-cell>
          <table:table-cell table:number-columns-repeated="7"/>
        </table:table-row>
        <table:table-row table:style-name="ro1">
          <table:table-cell office:value-type="float" office:value="569.267026665329" calcext:value-type="float">
            <text:p>569.267026665329</text:p>
          </table:table-cell>
          <table:table-cell office:value-type="float" office:value="-328.419038608318" calcext:value-type="float">
            <text:p>-328.419038608318</text:p>
          </table:table-cell>
          <table:table-cell office:value-type="float" office:value="96.5077830590894" calcext:value-type="float">
            <text:p>96.5077830590894</text:p>
          </table:table-cell>
          <table:table-cell/>
          <table:table-cell table:formula="of:=[.A118]*[.$K$1]" office:value-type="float" office:value="569.267026665329" calcext:value-type="float">
            <text:p>569.267026665329</text:p>
          </table:table-cell>
          <table:table-cell table:formula="of:=[.B118]*[.$K$2]" office:value-type="float" office:value="-328.419038608318" calcext:value-type="float">
            <text:p>-328.419038608318</text:p>
          </table:table-cell>
          <table:table-cell table:formula="of:=[.C118]*[.$K$3]" office:value-type="float" office:value="96.5077830590894" calcext:value-type="float">
            <text:p>96.5077830590894</text:p>
          </table:table-cell>
          <table:table-cell table:formula="of:= [.G118]/[.F118]" office:value-type="float" office:value="-0.293855628675009" calcext:value-type="float">
            <text:p>-0.293855628675009</text:p>
          </table:table-cell>
          <table:table-cell table:number-columns-repeated="7"/>
        </table:table-row>
        <table:table-row table:style-name="ro1">
          <table:table-cell office:value-type="float" office:value="199.07293540255" calcext:value-type="float">
            <text:p>199.07293540255</text:p>
          </table:table-cell>
          <table:table-cell office:value-type="float" office:value="370.194091262779" calcext:value-type="float">
            <text:p>370.194091262779</text:p>
          </table:table-cell>
          <table:table-cell office:value-type="float" office:value="-75.1617132407004" calcext:value-type="float">
            <text:p>-75.1617132407004</text:p>
          </table:table-cell>
          <table:table-cell/>
          <table:table-cell table:formula="of:=[.A119]*[.$K$1]" office:value-type="float" office:value="199.07293540255" calcext:value-type="float">
            <text:p>199.07293540255</text:p>
          </table:table-cell>
          <table:table-cell table:formula="of:=[.B119]*[.$K$2]" office:value-type="float" office:value="370.194091262779" calcext:value-type="float">
            <text:p>370.194091262779</text:p>
          </table:table-cell>
          <table:table-cell table:formula="of:=[.C119]*[.$K$3]" office:value-type="float" office:value="-75.1617132407004" calcext:value-type="float">
            <text:p>-75.1617132407004</text:p>
          </table:table-cell>
          <table:table-cell table:formula="of:= [.G119]/[.F119]" office:value-type="float" office:value="-0.203033260159054" calcext:value-type="float">
            <text:p>-0.203033260159054</text:p>
          </table:table-cell>
          <table:table-cell table:number-columns-repeated="7"/>
        </table:table-row>
        <table:table-row table:style-name="ro1">
          <table:table-cell office:value-type="float" office:value="476.136460864461" calcext:value-type="float">
            <text:p>476.136460864461</text:p>
          </table:table-cell>
          <table:table-cell office:value-type="float" office:value="-277.063525461911" calcext:value-type="float">
            <text:p>-277.063525461911</text:p>
          </table:table-cell>
          <table:table-cell office:value-type="float" office:value="259.298500737861" calcext:value-type="float">
            <text:p>259.298500737861</text:p>
          </table:table-cell>
          <table:table-cell/>
          <table:table-cell table:formula="of:=[.A120]*[.$K$1]" office:value-type="float" office:value="476.136460864461" calcext:value-type="float">
            <text:p>476.136460864461</text:p>
          </table:table-cell>
          <table:table-cell table:formula="of:=[.B120]*[.$K$2]" office:value-type="float" office:value="-277.063525461911" calcext:value-type="float">
            <text:p>-277.063525461911</text:p>
          </table:table-cell>
          <table:table-cell table:formula="of:=[.C120]*[.$K$3]" office:value-type="float" office:value="259.298500737861" calcext:value-type="float">
            <text:p>259.298500737861</text:p>
          </table:table-cell>
          <table:table-cell table:formula="of:= [.G120]/[.F120]" office:value-type="float" office:value="-0.935881041380555" calcext:value-type="float">
            <text:p>-0.935881041380555</text:p>
          </table:table-cell>
          <table:table-cell table:number-columns-repeated="7"/>
        </table:table-row>
        <table:table-row table:style-name="ro1">
          <table:table-cell office:value-type="float" office:value="349.476843349711" calcext:value-type="float">
            <text:p>349.476843349711</text:p>
          </table:table-cell>
          <table:table-cell office:value-type="float" office:value="126.65961751475" calcext:value-type="float">
            <text:p>126.65961751475</text:p>
          </table:table-cell>
          <table:table-cell office:value-type="float" office:value="-220.396748683202" calcext:value-type="float">
            <text:p>-220.396748683202</text:p>
          </table:table-cell>
          <table:table-cell/>
          <table:table-cell table:formula="of:=[.A121]*[.$K$1]" office:value-type="float" office:value="349.476843349711" calcext:value-type="float">
            <text:p>349.476843349711</text:p>
          </table:table-cell>
          <table:table-cell table:formula="of:=[.B121]*[.$K$2]" office:value-type="float" office:value="126.65961751475" calcext:value-type="float">
            <text:p>126.65961751475</text:p>
          </table:table-cell>
          <table:table-cell table:formula="of:=[.C121]*[.$K$3]" office:value-type="float" office:value="-220.396748683202" calcext:value-type="float">
            <text:p>-220.396748683202</text:p>
          </table:table-cell>
          <table:table-cell table:formula="of:= [.G121]/[.F121]" office:value-type="float" office:value="-1.74007116875697" calcext:value-type="float">
            <text:p>-1.74007116875697</text:p>
          </table:table-cell>
          <table:table-cell table:number-columns-repeated="7"/>
        </table:table-row>
        <table:table-row table:style-name="ro1">
          <table:table-cell office:value-type="float" office:value="486.662882253516" calcext:value-type="float">
            <text:p>486.662882253516</text:p>
          </table:table-cell>
          <table:table-cell office:value-type="float" office:value="-137.186038903805" calcext:value-type="float">
            <text:p>-137.186038903805</text:p>
          </table:table-cell>
          <table:table-cell office:value-type="float" office:value="49.5174932643487" calcext:value-type="float">
            <text:p>49.5174932643487</text:p>
          </table:table-cell>
          <table:table-cell/>
          <table:table-cell table:formula="of:=[.A122]*[.$K$1]" office:value-type="float" office:value="486.662882253516" calcext:value-type="float">
            <text:p>486.662882253516</text:p>
          </table:table-cell>
          <table:table-cell table:formula="of:=[.B122]*[.$K$2]" office:value-type="float" office:value="-137.186038903805" calcext:value-type="float">
            <text:p>-137.186038903805</text:p>
          </table:table-cell>
          <table:table-cell table:formula="of:=[.C122]*[.$K$3]" office:value-type="float" office:value="49.5174932643487" calcext:value-type="float">
            <text:p>49.5174932643487</text:p>
          </table:table-cell>
          <table:table-cell table:formula="of:= [.G122]/[.F122]" office:value-type="float" office:value="-0.360951403364524" calcext:value-type="float">
            <text:p>-0.360951403364524</text:p>
          </table:table-cell>
          <table:table-cell table:number-columns-repeated="7"/>
        </table:table-row>
        <table:table-row table:style-name="ro1">
          <table:table-cell office:value-type="float" office:value="444.710584992206" calcext:value-type="float">
            <text:p>444.710584992206</text:p>
          </table:table-cell>
          <table:table-cell office:value-type="float" office:value="41.9522972613099" calcext:value-type="float">
            <text:p>41.9522972613099</text:p>
          </table:table-cell>
          <table:table-cell office:value-type="float" office:value="-94.7878357150424" calcext:value-type="float">
            <text:p>-94.7878357150424</text:p>
          </table:table-cell>
          <table:table-cell/>
          <table:table-cell table:formula="of:=[.A123]*[.$K$1]" office:value-type="float" office:value="444.710584992206" calcext:value-type="float">
            <text:p>444.710584992206</text:p>
          </table:table-cell>
          <table:table-cell table:formula="of:=[.B123]*[.$K$2]" office:value-type="float" office:value="41.9522972613099" calcext:value-type="float">
            <text:p>41.9522972613099</text:p>
          </table:table-cell>
          <table:table-cell table:formula="of:=[.C123]*[.$K$3]" office:value-type="float" office:value="-94.7878357150424" calcext:value-type="float">
            <text:p>-94.7878357150424</text:p>
          </table:table-cell>
          <table:table-cell table:formula="of:= [.G123]/[.F123]" office:value-type="float" office:value="-2.25941943356841" calcext:value-type="float">
            <text:p>-2.25941943356841</text:p>
          </table:table-cell>
          <table:table-cell table:number-columns-repeated="7"/>
        </table:table-row>
        <table:table-row table:style-name="ro1">
          <table:table-cell office:value-type="float" office:value="409.119974063772" calcext:value-type="float">
            <text:p>409.119974063772</text:p>
          </table:table-cell>
          <table:table-cell office:value-type="float" office:value="35.5906109284342" calcext:value-type="float">
            <text:p>35.5906109284342</text:p>
          </table:table-cell>
          <table:table-cell office:value-type="float" office:value="-81.075210274658" calcext:value-type="float">
            <text:p>-81.075210274658</text:p>
          </table:table-cell>
          <table:table-cell/>
          <table:table-cell table:formula="of:=[.A124]*[.$K$1]" office:value-type="float" office:value="409.119974063772" calcext:value-type="float">
            <text:p>409.119974063772</text:p>
          </table:table-cell>
          <table:table-cell table:formula="of:=[.B124]*[.$K$2]" office:value-type="float" office:value="35.5906109284342" calcext:value-type="float">
            <text:p>35.5906109284342</text:p>
          </table:table-cell>
          <table:table-cell table:formula="of:=[.C124]*[.$K$3]" office:value-type="float" office:value="-81.075210274658" calcext:value-type="float">
            <text:p>-81.075210274658</text:p>
          </table:table-cell>
          <table:table-cell table:formula="of:= [.G124]/[.F124]" office:value-type="float" office:value="-2.27799434063339" calcext:value-type="float">
            <text:p>-2.27799434063339</text:p>
          </table:table-cell>
          <table:table-cell table:number-columns-repeated="7"/>
        </table:table-row>
        <table:table-row table:style-name="ro1">
          <table:table-cell office:value-type="float" office:value="277.024160906264" calcext:value-type="float">
            <text:p>277.024160906264</text:p>
          </table:table-cell>
          <table:table-cell office:value-type="float" office:value="132.095813157508" calcext:value-type="float">
            <text:p>132.095813157508</text:p>
          </table:table-cell>
          <table:table-cell office:value-type="float" office:value="109.66914680623" calcext:value-type="float">
            <text:p>109.66914680623</text:p>
          </table:table-cell>
          <table:table-cell/>
          <table:table-cell table:formula="of:=[.A125]*[.$K$1]" office:value-type="float" office:value="277.024160906264" calcext:value-type="float">
            <text:p>277.024160906264</text:p>
          </table:table-cell>
          <table:table-cell table:formula="of:=[.B125]*[.$K$2]" office:value-type="float" office:value="132.095813157508" calcext:value-type="float">
            <text:p>132.095813157508</text:p>
          </table:table-cell>
          <table:table-cell table:formula="of:=[.C125]*[.$K$3]" office:value-type="float" office:value="109.66914680623" calcext:value-type="float">
            <text:p>109.66914680623</text:p>
          </table:table-cell>
          <table:table-cell table:formula="of:= [.G125]/[.F125]" office:value-type="float" office:value="0.830224245453285" calcext:value-type="float">
            <text:p>0.830224245453285</text:p>
          </table:table-cell>
          <table:table-cell table:number-columns-repeated="7"/>
        </table:table-row>
        <table:table-row table:style-name="ro1">
          <table:table-cell office:value-type="float" office:value="424.405153011951" calcext:value-type="float">
            <text:p>424.405153011951</text:p>
          </table:table-cell>
          <table:table-cell office:value-type="float" office:value="-147.380992105686" calcext:value-type="float">
            <text:p>-147.380992105686</text:p>
          </table:table-cell>
          <table:table-cell office:value-type="float" office:value="189.833520202187" calcext:value-type="float">
            <text:p>189.833520202187</text:p>
          </table:table-cell>
          <table:table-cell/>
          <table:table-cell table:formula="of:=[.A126]*[.$K$1]" office:value-type="float" office:value="424.405153011951" calcext:value-type="float">
            <text:p>424.405153011951</text:p>
          </table:table-cell>
          <table:table-cell table:formula="of:=[.B126]*[.$K$2]" office:value-type="float" office:value="-147.380992105686" calcext:value-type="float">
            <text:p>-147.380992105686</text:p>
          </table:table-cell>
          <table:table-cell table:formula="of:=[.C126]*[.$K$3]" office:value-type="float" office:value="189.833520202187" calcext:value-type="float">
            <text:p>189.833520202187</text:p>
          </table:table-cell>
          <table:table-cell table:formula="of:= [.G126]/[.F126]" office:value-type="float" office:value="-1.28804615500253" calcext:value-type="float">
            <text:p>-1.28804615500253</text:p>
          </table:table-cell>
          <table:table-cell table:number-columns-repeated="7"/>
        </table:table-row>
        <table:table-row table:style-name="ro1">
          <table:table-cell office:value-type="float" office:value="378.406551566035" calcext:value-type="float">
            <text:p>378.406551566035</text:p>
          </table:table-cell>
          <table:table-cell office:value-type="float" office:value="45.9986014459159" calcext:value-type="float">
            <text:p>45.9986014459159</text:p>
          </table:table-cell>
          <table:table-cell office:value-type="float" office:value="-252.691082099221" calcext:value-type="float">
            <text:p>-252.691082099221</text:p>
          </table:table-cell>
          <table:table-cell/>
          <table:table-cell table:formula="of:=[.A127]*[.$K$1]" office:value-type="float" office:value="378.406551566035" calcext:value-type="float">
            <text:p>378.406551566035</text:p>
          </table:table-cell>
          <table:table-cell table:formula="of:=[.B127]*[.$K$2]" office:value-type="float" office:value="45.9986014459159" calcext:value-type="float">
            <text:p>45.9986014459159</text:p>
          </table:table-cell>
          <table:table-cell table:formula="of:=[.C127]*[.$K$3]" office:value-type="float" office:value="-252.691082099221" calcext:value-type="float">
            <text:p>-252.691082099221</text:p>
          </table:table-cell>
          <table:table-cell table:formula="of:= [.G127]/[.F127]" office:value-type="float" office:value="-5.49345141278544" calcext:value-type="float">
            <text:p>-5.49345141278544</text:p>
          </table:table-cell>
          <table:table-cell table:number-columns-repeated="7"/>
        </table:table-row>
        <table:table-row table:style-name="ro1">
          <table:table-cell office:value-type="float" office:value="427.640672543112" calcext:value-type="float">
            <text:p>427.640672543112</text:p>
          </table:table-cell>
          <table:table-cell office:value-type="float" office:value="-49.2341209770769" calcext:value-type="float">
            <text:p>-49.2341209770769</text:p>
          </table:table-cell>
          <table:table-cell office:value-type="float" office:value="96.3186434882732" calcext:value-type="float">
            <text:p>96.3186434882732</text:p>
          </table:table-cell>
          <table:table-cell/>
          <table:table-cell table:formula="of:=[.A128]*[.$K$1]" office:value-type="float" office:value="427.640672543112" calcext:value-type="float">
            <text:p>427.640672543112</text:p>
          </table:table-cell>
          <table:table-cell table:formula="of:=[.B128]*[.$K$2]" office:value-type="float" office:value="-49.2341209770769" calcext:value-type="float">
            <text:p>-49.2341209770769</text:p>
          </table:table-cell>
          <table:table-cell table:formula="of:=[.C128]*[.$K$3]" office:value-type="float" office:value="96.3186434882732" calcext:value-type="float">
            <text:p>96.3186434882732</text:p>
          </table:table-cell>
          <table:table-cell table:formula="of:= [.G128]/[.F128]" office:value-type="float" office:value="-1.95633925368788" calcext:value-type="float">
            <text:p>-1.95633925368788</text:p>
          </table:table-cell>
          <table:table-cell table:number-columns-repeated="7"/>
        </table:table-row>
        <table:table-row table:style-name="ro1">
          <table:table-cell office:value-type="float" office:value="184.66477510489" calcext:value-type="float">
            <text:p>184.66477510489</text:p>
          </table:table-cell>
          <table:table-cell office:value-type="float" office:value="242.975897438222" calcext:value-type="float">
            <text:p>242.975897438222</text:p>
          </table:table-cell>
          <table:table-cell office:value-type="float" office:value="174.796765595274" calcext:value-type="float">
            <text:p>174.796765595274</text:p>
          </table:table-cell>
          <table:table-cell/>
          <table:table-cell table:formula="of:=[.A129]*[.$K$1]" office:value-type="float" office:value="184.66477510489" calcext:value-type="float">
            <text:p>184.66477510489</text:p>
          </table:table-cell>
          <table:table-cell table:formula="of:=[.B129]*[.$K$2]" office:value-type="float" office:value="242.975897438222" calcext:value-type="float">
            <text:p>242.975897438222</text:p>
          </table:table-cell>
          <table:table-cell table:formula="of:=[.C129]*[.$K$3]" office:value-type="float" office:value="174.796765595274" calcext:value-type="float">
            <text:p>174.796765595274</text:p>
          </table:table-cell>
          <table:table-cell table:formula="of:= [.G129]/[.F129]" office:value-type="float" office:value="0.719399608925067" calcext:value-type="float">
            <text:p>0.719399608925067</text:p>
          </table:table-cell>
          <table:table-cell table:number-columns-repeated="7"/>
        </table:table-row>
        <table:table-row table:style-name="ro1">
          <table:table-cell office:value-type="float" office:value="369.872659554198" calcext:value-type="float">
            <text:p>369.872659554198</text:p>
          </table:table-cell>
          <table:table-cell office:value-type="float" office:value="-185.207884449308" calcext:value-type="float">
            <text:p>-185.207884449308</text:p>
          </table:table-cell>
          <table:table-cell office:value-type="float" office:value="-421.696808170737" calcext:value-type="float">
            <text:p>-421.696808170737</text:p>
          </table:table-cell>
          <table:table-cell/>
          <table:table-cell table:formula="of:=[.A130]*[.$K$1]" office:value-type="float" office:value="369.872659554198" calcext:value-type="float">
            <text:p>369.872659554198</text:p>
          </table:table-cell>
          <table:table-cell table:formula="of:=[.B130]*[.$K$2]" office:value-type="float" office:value="-185.207884449308" calcext:value-type="float">
            <text:p>-185.207884449308</text:p>
          </table:table-cell>
          <table:table-cell table:formula="of:=[.C130]*[.$K$3]" office:value-type="float" office:value="-421.696808170737" calcext:value-type="float">
            <text:p>-421.696808170737</text:p>
          </table:table-cell>
          <table:table-cell table:formula="of:= [.G130]/[.F130]" office:value-type="float" office:value="2.27688367276911" calcext:value-type="float">
            <text:p>2.27688367276911</text:p>
          </table:table-cell>
          <table:table-cell table:number-columns-repeated="7"/>
        </table:table-row>
        <table:table-row table:style-name="ro1">
          <table:table-cell office:value-type="float" office:value="349.818814875892" calcext:value-type="float">
            <text:p>349.818814875892</text:p>
          </table:table-cell>
          <table:table-cell office:value-type="float" office:value="20.0538446783058" calcext:value-type="float">
            <text:p>20.0538446783058</text:p>
          </table:table-cell>
          <table:table-cell office:value-type="float" office:value="144.41600209805" calcext:value-type="float">
            <text:p>144.41600209805</text:p>
          </table:table-cell>
          <table:table-cell/>
          <table:table-cell table:formula="of:=[.A131]*[.$K$1]" office:value-type="float" office:value="349.818814875892" calcext:value-type="float">
            <text:p>349.818814875892</text:p>
          </table:table-cell>
          <table:table-cell table:formula="of:=[.B131]*[.$K$2]" office:value-type="float" office:value="20.0538446783058" calcext:value-type="float">
            <text:p>20.0538446783058</text:p>
          </table:table-cell>
          <table:table-cell table:formula="of:=[.C131]*[.$K$3]" office:value-type="float" office:value="144.41600209805" calcext:value-type="float">
            <text:p>144.41600209805</text:p>
          </table:table-cell>
          <table:table-cell table:formula="of:= [.G131]/[.F131]" office:value-type="float" office:value="7.20141221868936" calcext:value-type="float">
            <text:p>7.20141221868936</text:p>
          </table:table-cell>
          <table:table-cell table:number-columns-repeated="7"/>
        </table:table-row>
        <table:table-row table:style-name="ro1">
          <table:table-cell office:value-type="float" office:value="332.348246416736" calcext:value-type="float">
            <text:p>332.348246416736</text:p>
          </table:table-cell>
          <table:table-cell office:value-type="float" office:value="17.4705684591569" calcext:value-type="float">
            <text:p>17.4705684591569</text:p>
          </table:table-cell>
          <table:table-cell office:value-type="float" office:value="224.225312813237" calcext:value-type="float">
            <text:p>224.225312813237</text:p>
          </table:table-cell>
          <table:table-cell/>
          <table:table-cell table:formula="of:=[.A132]*[.$K$1]" office:value-type="float" office:value="332.348246416736" calcext:value-type="float">
            <text:p>332.348246416736</text:p>
          </table:table-cell>
          <table:table-cell table:formula="of:=[.B132]*[.$K$2]" office:value-type="float" office:value="17.4705684591569" calcext:value-type="float">
            <text:p>17.4705684591569</text:p>
          </table:table-cell>
          <table:table-cell table:formula="of:=[.C132]*[.$K$3]" office:value-type="float" office:value="224.225312813237" calcext:value-type="float">
            <text:p>224.225312813237</text:p>
          </table:table-cell>
          <table:table-cell table:formula="of:= [.G132]/[.F132]" office:value-type="float" office:value="12.8344600427534" calcext:value-type="float">
            <text:p>12.8344600427534</text:p>
          </table:table-cell>
          <table:table-cell table:number-columns-repeated="7"/>
        </table:table-row>
        <table:table-row table:style-name="ro1">
          <table:table-cell office:value-type="float" office:value="459.809102458567" calcext:value-type="float">
            <text:p>459.809102458567</text:p>
          </table:table-cell>
          <table:table-cell office:value-type="float" office:value="-127.460856041831" calcext:value-type="float">
            <text:p>-127.460856041831</text:p>
          </table:table-cell>
          <table:table-cell office:value-type="float" office:value="-63.9261319447318" calcext:value-type="float">
            <text:p>-63.9261319447318</text:p>
          </table:table-cell>
          <table:table-cell/>
          <table:table-cell table:formula="of:=[.A133]*[.$K$1]" office:value-type="float" office:value="459.809102458567" calcext:value-type="float">
            <text:p>459.809102458567</text:p>
          </table:table-cell>
          <table:table-cell table:formula="of:=[.B133]*[.$K$2]" office:value-type="float" office:value="-127.460856041831" calcext:value-type="float">
            <text:p>-127.460856041831</text:p>
          </table:table-cell>
          <table:table-cell table:formula="of:=[.C133]*[.$K$3]" office:value-type="float" office:value="-63.9261319447318" calcext:value-type="float">
            <text:p>-63.9261319447318</text:p>
          </table:table-cell>
          <table:table-cell table:formula="of:= [.G133]/[.F133]" office:value-type="float" office:value="0.501535404122439" calcext:value-type="float">
            <text:p>0.501535404122439</text:p>
          </table:table-cell>
          <table:table-cell table:number-columns-repeated="7"/>
        </table:table-row>
        <table:table-row table:style-name="ro1">
          <table:table-cell office:value-type="float" office:value="320.267083576431" calcext:value-type="float">
            <text:p>320.267083576431</text:p>
          </table:table-cell>
          <table:table-cell office:value-type="float" office:value="139.542018882136" calcext:value-type="float">
            <text:p>139.542018882136</text:p>
          </table:table-cell>
          <table:table-cell office:value-type="float" office:value="32.7267125728262" calcext:value-type="float">
            <text:p>32.7267125728262</text:p>
          </table:table-cell>
          <table:table-cell/>
          <table:table-cell table:formula="of:=[.A134]*[.$K$1]" office:value-type="float" office:value="320.267083576431" calcext:value-type="float">
            <text:p>320.267083576431</text:p>
          </table:table-cell>
          <table:table-cell table:formula="of:=[.B134]*[.$K$2]" office:value-type="float" office:value="139.542018882136" calcext:value-type="float">
            <text:p>139.542018882136</text:p>
          </table:table-cell>
          <table:table-cell table:formula="of:=[.C134]*[.$K$3]" office:value-type="float" office:value="32.7267125728262" calcext:value-type="float">
            <text:p>32.7267125728262</text:p>
          </table:table-cell>
          <table:table-cell table:formula="of:= [.G134]/[.F134]" office:value-type="float" office:value="0.234529447366451" calcext:value-type="float">
            <text:p>0.234529447366451</text:p>
          </table:table-cell>
          <table:table-cell table:number-columns-repeated="7"/>
        </table:table-row>
        <table:table-row table:style-name="ro1">
          <table:table-cell office:value-type="float" office:value="246.980708229997" calcext:value-type="float">
            <text:p>246.980708229997</text:p>
          </table:table-cell>
          <table:table-cell office:value-type="float" office:value="73.2863753464337" calcext:value-type="float">
            <text:p>73.2863753464337</text:p>
          </table:table-cell>
          <table:table-cell office:value-type="float" office:value="-287.929586498998" calcext:value-type="float">
            <text:p>-287.929586498998</text:p>
          </table:table-cell>
          <table:table-cell/>
          <table:table-cell table:formula="of:=[.A135]*[.$K$1]" office:value-type="float" office:value="246.980708229997" calcext:value-type="float">
            <text:p>246.980708229997</text:p>
          </table:table-cell>
          <table:table-cell table:formula="of:=[.B135]*[.$K$2]" office:value-type="float" office:value="73.2863753464337" calcext:value-type="float">
            <text:p>73.2863753464337</text:p>
          </table:table-cell>
          <table:table-cell table:formula="of:=[.C135]*[.$K$3]" office:value-type="float" office:value="-287.929586498998" calcext:value-type="float">
            <text:p>-287.929586498998</text:p>
          </table:table-cell>
          <table:table-cell table:formula="of:= [.G135]/[.F135]" office:value-type="float" office:value="-3.9288283141023" calcext:value-type="float">
            <text:p>-3.9288283141023</text:p>
          </table:table-cell>
          <table:table-cell table:number-columns-repeated="7"/>
        </table:table-row>
        <table:table-row table:style-name="ro1">
          <table:table-cell office:value-type="float" office:value="140.869916369014" calcext:value-type="float">
            <text:p>140.869916369014</text:p>
          </table:table-cell>
          <table:table-cell office:value-type="float" office:value="106.110791860983" calcext:value-type="float">
            <text:p>106.110791860983</text:p>
          </table:table-cell>
          <table:table-cell office:value-type="float" office:value="556.022863884467" calcext:value-type="float">
            <text:p>556.022863884467</text:p>
          </table:table-cell>
          <table:table-cell/>
          <table:table-cell table:formula="of:=[.A136]*[.$K$1]" office:value-type="float" office:value="140.869916369014" calcext:value-type="float">
            <text:p>140.869916369014</text:p>
          </table:table-cell>
          <table:table-cell table:formula="of:=[.B136]*[.$K$2]" office:value-type="float" office:value="106.110791860983" calcext:value-type="float">
            <text:p>106.110791860983</text:p>
          </table:table-cell>
          <table:table-cell table:formula="of:=[.C136]*[.$K$3]" office:value-type="float" office:value="556.022863884467" calcext:value-type="float">
            <text:p>556.022863884467</text:p>
          </table:table-cell>
          <table:table-cell table:formula="of:= [.G136]/[.F136]" office:value-type="float" office:value="5.24002181241771" calcext:value-type="float">
            <text:p>5.24002181241771</text:p>
          </table:table-cell>
          <table:table-cell table:number-columns-repeated="7"/>
        </table:table-row>
        <table:table-row table:style-name="ro1">
          <table:table-cell office:value-type="float" office:value="423.17429883471" calcext:value-type="float">
            <text:p>423.17429883471</text:p>
          </table:table-cell>
          <table:table-cell office:value-type="float" office:value="-282.304382465696" calcext:value-type="float">
            <text:p>-282.304382465696</text:p>
          </table:table-cell>
          <table:table-cell office:value-type="float" office:value="-273.116766982132" calcext:value-type="float">
            <text:p>-273.116766982132</text:p>
          </table:table-cell>
          <table:table-cell/>
          <table:table-cell table:formula="of:=[.A137]*[.$K$1]" office:value-type="float" office:value="423.17429883471" calcext:value-type="float">
            <text:p>423.17429883471</text:p>
          </table:table-cell>
          <table:table-cell table:formula="of:=[.B137]*[.$K$2]" office:value-type="float" office:value="-282.304382465696" calcext:value-type="float">
            <text:p>-282.304382465696</text:p>
          </table:table-cell>
          <table:table-cell table:formula="of:=[.C137]*[.$K$3]" office:value-type="float" office:value="-273.116766982132" calcext:value-type="float">
            <text:p>-273.116766982132</text:p>
          </table:table-cell>
          <table:table-cell table:formula="of:= [.G137]/[.F137]" office:value-type="float" office:value="0.967454931434939" calcext:value-type="float">
            <text:p>0.967454931434939</text:p>
          </table:table-cell>
          <table:table-cell table:number-columns-repeated="7"/>
        </table:table-row>
        <table:table-row table:style-name="ro1">
          <table:table-cell office:value-type="float" office:value="249.055191962885" calcext:value-type="float">
            <text:p>249.055191962885</text:p>
          </table:table-cell>
          <table:table-cell office:value-type="float" office:value="174.119106871825" calcext:value-type="float">
            <text:p>174.119106871825</text:p>
          </table:table-cell>
          <table:table-cell office:value-type="float" office:value="104.304457200115" calcext:value-type="float">
            <text:p>104.304457200115</text:p>
          </table:table-cell>
          <table:table-cell/>
          <table:table-cell table:formula="of:=[.A138]*[.$K$1]" office:value-type="float" office:value="249.055191962885" calcext:value-type="float">
            <text:p>249.055191962885</text:p>
          </table:table-cell>
          <table:table-cell table:formula="of:=[.B138]*[.$K$2]" office:value-type="float" office:value="174.119106871825" calcext:value-type="float">
            <text:p>174.119106871825</text:p>
          </table:table-cell>
          <table:table-cell table:formula="of:=[.C138]*[.$K$3]" office:value-type="float" office:value="104.304457200115" calcext:value-type="float">
            <text:p>104.304457200115</text:p>
          </table:table-cell>
          <table:table-cell table:formula="of:= [.G138]/[.F138]" office:value-type="float" office:value="0.599040846659623" calcext:value-type="float">
            <text:p>0.599040846659623</text:p>
          </table:table-cell>
          <table:table-cell table:number-columns-repeated="7"/>
        </table:table-row>
        <table:table-row table:style-name="ro1">
          <table:table-cell office:value-type="float" office:value="499.381003633113" calcext:value-type="float">
            <text:p>499.381003633113</text:p>
          </table:table-cell>
          <table:table-cell office:value-type="float" office:value="-250.325811670228" calcext:value-type="float">
            <text:p>-250.325811670228</text:p>
          </table:table-cell>
          <table:table-cell office:value-type="float" office:value="-8.93095737325822" calcext:value-type="float">
            <text:p>-8.93095737325822</text:p>
          </table:table-cell>
          <table:table-cell/>
          <table:table-cell table:formula="of:=[.A139]*[.$K$1]" office:value-type="float" office:value="499.381003633113" calcext:value-type="float">
            <text:p>499.381003633113</text:p>
          </table:table-cell>
          <table:table-cell table:formula="of:=[.B139]*[.$K$2]" office:value-type="float" office:value="-250.325811670228" calcext:value-type="float">
            <text:p>-250.325811670228</text:p>
          </table:table-cell>
          <table:table-cell table:formula="of:=[.C139]*[.$K$3]" office:value-type="float" office:value="-8.93095737325822" calcext:value-type="float">
            <text:p>-8.93095737325822</text:p>
          </table:table-cell>
          <table:table-cell table:formula="of:= [.G139]/[.F139]" office:value-type="float" office:value="0.0356773331270512" calcext:value-type="float">
            <text:p>0.035677333127051</text:p>
          </table:table-cell>
          <table:table-cell table:number-columns-repeated="7"/>
        </table:table-row>
        <table:table-row table:style-name="ro1">
          <table:table-cell office:value-type="float" office:value="337.801951393998" calcext:value-type="float">
            <text:p>337.801951393998</text:p>
          </table:table-cell>
          <table:table-cell office:value-type="float" office:value="161.579052239116" calcext:value-type="float">
            <text:p>161.579052239116</text:p>
          </table:table-cell>
          <table:table-cell office:value-type="float" office:value="-27.9203805578207" calcext:value-type="float">
            <text:p>-27.9203805578207</text:p>
          </table:table-cell>
          <table:table-cell/>
          <table:table-cell table:formula="of:=[.A140]*[.$K$1]" office:value-type="float" office:value="337.801951393998" calcext:value-type="float">
            <text:p>337.801951393998</text:p>
          </table:table-cell>
          <table:table-cell table:formula="of:=[.B140]*[.$K$2]" office:value-type="float" office:value="161.579052239116" calcext:value-type="float">
            <text:p>161.579052239116</text:p>
          </table:table-cell>
          <table:table-cell table:formula="of:=[.C140]*[.$K$3]" office:value-type="float" office:value="-27.9203805578207" calcext:value-type="float">
            <text:p>-27.9203805578207</text:p>
          </table:table-cell>
          <table:table-cell table:formula="of:= [.G140]/[.F140]" office:value-type="float" office:value="-0.172797031365813" calcext:value-type="float">
            <text:p>-0.172797031365813</text:p>
          </table:table-cell>
          <table:table-cell table:number-columns-repeated="7"/>
        </table:table-row>
        <table:table-row table:style-name="ro1">
          <table:table-cell office:value-type="float" office:value="164.210786082116" calcext:value-type="float">
            <text:p>164.210786082116</text:p>
          </table:table-cell>
          <table:table-cell office:value-type="float" office:value="173.591165311882" calcext:value-type="float">
            <text:p>173.591165311882</text:p>
          </table:table-cell>
          <table:table-cell office:value-type="float" office:value="-308.052154777612" calcext:value-type="float">
            <text:p>-308.052154777612</text:p>
          </table:table-cell>
          <table:table-cell/>
          <table:table-cell table:formula="of:=[.A141]*[.$K$1]" office:value-type="float" office:value="164.210786082116" calcext:value-type="float">
            <text:p>164.210786082116</text:p>
          </table:table-cell>
          <table:table-cell table:formula="of:=[.B141]*[.$K$2]" office:value-type="float" office:value="173.591165311882" calcext:value-type="float">
            <text:p>173.591165311882</text:p>
          </table:table-cell>
          <table:table-cell table:formula="of:=[.C141]*[.$K$3]" office:value-type="float" office:value="-308.052154777612" calcext:value-type="float">
            <text:p>-308.052154777612</text:p>
          </table:table-cell>
          <table:table-cell table:formula="of:= [.G141]/[.F141]" office:value-type="float" office:value="-1.77458428961031" calcext:value-type="float">
            <text:p>-1.77458428961031</text:p>
          </table:table-cell>
          <table:table-cell table:number-columns-repeated="7"/>
        </table:table-row>
        <table:table-row table:style-name="ro1">
          <table:table-cell office:value-type="float" office:value="558.041818214798" calcext:value-type="float">
            <text:p>558.041818214798</text:p>
          </table:table-cell>
          <table:table-cell office:value-type="float" office:value="-393.831032132682" calcext:value-type="float">
            <text:p>-393.831032132682</text:p>
          </table:table-cell>
          <table:table-cell office:value-type="float" office:value="271.93405186848" calcext:value-type="float">
            <text:p>271.93405186848</text:p>
          </table:table-cell>
          <table:table-cell/>
          <table:table-cell table:formula="of:=[.A142]*[.$K$1]" office:value-type="float" office:value="558.041818214798" calcext:value-type="float">
            <text:p>558.041818214798</text:p>
          </table:table-cell>
          <table:table-cell table:formula="of:=[.B142]*[.$K$2]" office:value-type="float" office:value="-393.831032132682" calcext:value-type="float">
            <text:p>-393.831032132682</text:p>
          </table:table-cell>
          <table:table-cell table:formula="of:=[.C142]*[.$K$3]" office:value-type="float" office:value="271.93405186848" calcext:value-type="float">
            <text:p>271.93405186848</text:p>
          </table:table-cell>
          <table:table-cell table:formula="of:= [.G142]/[.F142]" office:value-type="float" office:value="-0.690484064691138" calcext:value-type="float">
            <text:p>-0.690484064691138</text:p>
          </table:table-cell>
          <table:table-cell table:number-columns-repeated="7"/>
        </table:table-row>
        <table:table-row table:style-name="ro1">
          <table:table-cell office:value-type="float" office:value="458.827145441292" calcext:value-type="float">
            <text:p>458.827145441292</text:p>
          </table:table-cell>
          <table:table-cell office:value-type="float" office:value="99.2146727735059" calcext:value-type="float">
            <text:p>99.2146727735059</text:p>
          </table:table-cell>
          <table:table-cell office:value-type="float" office:value="-117.037276605056" calcext:value-type="float">
            <text:p>-117.037276605056</text:p>
          </table:table-cell>
          <table:table-cell/>
          <table:table-cell table:formula="of:=[.A143]*[.$K$1]" office:value-type="float" office:value="458.827145441292" calcext:value-type="float">
            <text:p>458.827145441292</text:p>
          </table:table-cell>
          <table:table-cell table:formula="of:=[.B143]*[.$K$2]" office:value-type="float" office:value="99.2146727735059" calcext:value-type="float">
            <text:p>99.2146727735059</text:p>
          </table:table-cell>
          <table:table-cell table:formula="of:=[.C143]*[.$K$3]" office:value-type="float" office:value="-117.037276605056" calcext:value-type="float">
            <text:p>-117.037276605056</text:p>
          </table:table-cell>
          <table:table-cell table:formula="of:= [.G143]/[.F143]" office:value-type="float" office:value="-1.17963677481693" calcext:value-type="float">
            <text:p>-1.17963677481693</text:p>
          </table:table-cell>
          <table:table-cell table:number-columns-repeated="7"/>
        </table:table-row>
        <table:table-row table:style-name="ro1">
          <table:table-cell office:value-type="float" office:value="467.800051382387" calcext:value-type="float">
            <text:p>467.800051382387</text:p>
          </table:table-cell>
          <table:table-cell office:value-type="float" office:value="-8.97290594109495" calcext:value-type="float">
            <text:p>-8.97290594109495</text:p>
          </table:table-cell>
          <table:table-cell office:value-type="float" office:value="150.564845745919" calcext:value-type="float">
            <text:p>150.564845745919</text:p>
          </table:table-cell>
          <table:table-cell/>
          <table:table-cell table:formula="of:=[.A144]*[.$K$1]" office:value-type="float" office:value="467.800051382387" calcext:value-type="float">
            <text:p>467.800051382387</text:p>
          </table:table-cell>
          <table:table-cell table:formula="of:=[.B144]*[.$K$2]" office:value-type="float" office:value="-8.97290594109495" calcext:value-type="float">
            <text:p>-8.97290594109495</text:p>
          </table:table-cell>
          <table:table-cell table:formula="of:=[.C144]*[.$K$3]" office:value-type="float" office:value="150.564845745919" calcext:value-type="float">
            <text:p>150.564845745919</text:p>
          </table:table-cell>
          <table:table-cell table:formula="of:= [.G144]/[.F144]" office:value-type="float" office:value="-16.779942499603" calcext:value-type="float">
            <text:p>-16.779942499603</text:p>
          </table:table-cell>
          <table:table-cell table:number-columns-repeated="7"/>
        </table:table-row>
        <table:table-row table:style-name="ro1">
          <table:table-cell office:value-type="float" office:value="150.948947263863" calcext:value-type="float">
            <text:p>150.948947263863</text:p>
          </table:table-cell>
          <table:table-cell office:value-type="float" office:value="316.851104118525" calcext:value-type="float">
            <text:p>316.851104118525</text:p>
          </table:table-cell>
          <table:table-cell office:value-type="float" office:value="59.7108308790001" calcext:value-type="float">
            <text:p>59.7108308790001</text:p>
          </table:table-cell>
          <table:table-cell/>
          <table:table-cell table:formula="of:=[.A145]*[.$K$1]" office:value-type="float" office:value="150.948947263863" calcext:value-type="float">
            <text:p>150.948947263863</text:p>
          </table:table-cell>
          <table:table-cell table:formula="of:=[.B145]*[.$K$2]" office:value-type="float" office:value="316.851104118525" calcext:value-type="float">
            <text:p>316.851104118525</text:p>
          </table:table-cell>
          <table:table-cell table:formula="of:=[.C145]*[.$K$3]" office:value-type="float" office:value="59.7108308790001" calcext:value-type="float">
            <text:p>59.7108308790001</text:p>
          </table:table-cell>
          <table:table-cell table:formula="of:= [.G145]/[.F145]" office:value-type="float" office:value="0.188450758425207" calcext:value-type="float">
            <text:p>0.188450758425207</text:p>
          </table:table-cell>
          <table:table-cell table:number-columns-repeated="7"/>
        </table:table-row>
        <table:table-row table:style-name="ro1">
          <table:table-cell office:value-type="float" office:value="383.351558055324" calcext:value-type="float">
            <text:p>383.351558055324</text:p>
          </table:table-cell>
          <table:table-cell office:value-type="float" office:value="-232.402610791462" calcext:value-type="float">
            <text:p>-232.402610791462</text:p>
          </table:table-cell>
          <table:table-cell office:value-type="float" office:value="-377.740793928338" calcext:value-type="float">
            <text:p>-377.740793928338</text:p>
          </table:table-cell>
          <table:table-cell/>
          <table:table-cell table:formula="of:=[.A146]*[.$K$1]" office:value-type="float" office:value="383.351558055324" calcext:value-type="float">
            <text:p>383.351558055324</text:p>
          </table:table-cell>
          <table:table-cell table:formula="of:=[.B146]*[.$K$2]" office:value-type="float" office:value="-232.402610791462" calcext:value-type="float">
            <text:p>-232.402610791462</text:p>
          </table:table-cell>
          <table:table-cell table:formula="of:=[.C146]*[.$K$3]" office:value-type="float" office:value="-377.740793928338" calcext:value-type="float">
            <text:p>-377.740793928338</text:p>
          </table:table-cell>
          <table:table-cell table:formula="of:= [.G146]/[.F146]" office:value-type="float" office:value="1.62537242005121" calcext:value-type="float">
            <text:p>1.62537242005121</text:p>
          </table:table-cell>
          <table:table-cell table:number-columns-repeated="7"/>
        </table:table-row>
        <table:table-row table:style-name="ro1">
          <table:table-cell office:value-type="float" office:value="331.62810534096" calcext:value-type="float">
            <text:p>331.62810534096</text:p>
          </table:table-cell>
          <table:table-cell office:value-type="float" office:value="51.7234527143648" calcext:value-type="float">
            <text:p>51.7234527143648</text:p>
          </table:table-cell>
          <table:table-cell office:value-type="float" office:value="384.122937497704" calcext:value-type="float">
            <text:p>384.122937497704</text:p>
          </table:table-cell>
          <table:table-cell/>
          <table:table-cell table:formula="of:=[.A147]*[.$K$1]" office:value-type="float" office:value="331.62810534096" calcext:value-type="float">
            <text:p>331.62810534096</text:p>
          </table:table-cell>
          <table:table-cell table:formula="of:=[.B147]*[.$K$2]" office:value-type="float" office:value="51.7234527143648" calcext:value-type="float">
            <text:p>51.7234527143648</text:p>
          </table:table-cell>
          <table:table-cell table:formula="of:=[.C147]*[.$K$3]" office:value-type="float" office:value="384.122937497704" calcext:value-type="float">
            <text:p>384.122937497704</text:p>
          </table:table-cell>
          <table:table-cell table:formula="of:= [.G147]/[.F147]" office:value-type="float" office:value="7.42647517401761" calcext:value-type="float">
            <text:p>7.42647517401761</text:p>
          </table:table-cell>
          <table:table-cell table:number-columns-repeated="7"/>
        </table:table-row>
        <table:table-row table:style-name="ro1">
          <table:table-cell office:value-type="float" office:value="462.888762011503" calcext:value-type="float">
            <text:p>462.888762011503</text:p>
          </table:table-cell>
          <table:table-cell office:value-type="float" office:value="-131.260656670543" calcext:value-type="float">
            <text:p>-131.260656670543</text:p>
          </table:table-cell>
          <table:table-cell office:value-type="float" office:value="-299.000612384261" calcext:value-type="float">
            <text:p>-299.000612384261</text:p>
          </table:table-cell>
          <table:table-cell/>
          <table:table-cell table:formula="of:=[.A148]*[.$K$1]" office:value-type="float" office:value="462.888762011503" calcext:value-type="float">
            <text:p>462.888762011503</text:p>
          </table:table-cell>
          <table:table-cell table:formula="of:=[.B148]*[.$K$2]" office:value-type="float" office:value="-131.260656670543" calcext:value-type="float">
            <text:p>-131.260656670543</text:p>
          </table:table-cell>
          <table:table-cell table:formula="of:=[.C148]*[.$K$3]" office:value-type="float" office:value="-299.000612384261" calcext:value-type="float">
            <text:p>-299.000612384261</text:p>
          </table:table-cell>
          <table:table-cell table:formula="of:= [.G148]/[.F148]" office:value-type="float" office:value="2.27791495158169" calcext:value-type="float">
            <text:p>2.27791495158169</text:p>
          </table:table-cell>
          <table:table-cell table:number-columns-repeated="7"/>
        </table:table-row>
        <table:table-row table:style-name="ro1">
          <table:table-cell office:value-type="float" office:value="521.357404390357" calcext:value-type="float">
            <text:p>521.357404390357</text:p>
          </table:table-cell>
          <table:table-cell office:value-type="float" office:value="-58.4686423788538" calcext:value-type="float">
            <text:p>-58.4686423788538</text:p>
          </table:table-cell>
          <table:table-cell office:value-type="float" office:value="95.4876705541424" calcext:value-type="float">
            <text:p>95.4876705541424</text:p>
          </table:table-cell>
          <table:table-cell/>
          <table:table-cell table:formula="of:=[.A149]*[.$K$1]" office:value-type="float" office:value="521.357404390357" calcext:value-type="float">
            <text:p>521.357404390357</text:p>
          </table:table-cell>
          <table:table-cell table:formula="of:=[.B149]*[.$K$2]" office:value-type="float" office:value="-58.4686423788538" calcext:value-type="float">
            <text:p>-58.4686423788538</text:p>
          </table:table-cell>
          <table:table-cell table:formula="of:=[.C149]*[.$K$3]" office:value-type="float" office:value="95.4876705541424" calcext:value-type="float">
            <text:p>95.4876705541424</text:p>
          </table:table-cell>
          <table:table-cell table:formula="of:= [.G149]/[.F149]" office:value-type="float" office:value="-1.63314328277746" calcext:value-type="float">
            <text:p>-1.63314328277746</text:p>
          </table:table-cell>
          <table:table-cell table:number-columns-repeated="7"/>
        </table:table-row>
        <table:table-row table:style-name="ro1">
          <table:table-cell office:value-type="float" office:value="384.363865246792" calcext:value-type="float">
            <text:p>384.363865246792</text:p>
          </table:table-cell>
          <table:table-cell office:value-type="float" office:value="136.993539143565" calcext:value-type="float">
            <text:p>136.993539143565</text:p>
          </table:table-cell>
          <table:table-cell office:value-type="float" office:value="-55.173133992856" calcext:value-type="float">
            <text:p>-55.173133992856</text:p>
          </table:table-cell>
          <table:table-cell/>
          <table:table-cell table:formula="of:=[.A150]*[.$K$1]" office:value-type="float" office:value="384.363865246792" calcext:value-type="float">
            <text:p>384.363865246792</text:p>
          </table:table-cell>
          <table:table-cell table:formula="of:=[.B150]*[.$K$2]" office:value-type="float" office:value="136.993539143565" calcext:value-type="float">
            <text:p>136.993539143565</text:p>
          </table:table-cell>
          <table:table-cell table:formula="of:=[.C150]*[.$K$3]" office:value-type="float" office:value="-55.173133992856" calcext:value-type="float">
            <text:p>-55.173133992856</text:p>
          </table:table-cell>
          <table:table-cell table:formula="of:= [.G150]/[.F150]" office:value-type="float" office:value="-0.402742598941373" calcext:value-type="float">
            <text:p>-0.402742598941373</text:p>
          </table:table-cell>
          <table:table-cell table:number-columns-repeated="7"/>
        </table:table-row>
        <table:table-row table:style-name="ro1">
          <table:table-cell office:value-type="float" office:value="342.303959087412" calcext:value-type="float">
            <text:p>342.303959087412</text:p>
          </table:table-cell>
          <table:table-cell office:value-type="float" office:value="42.0599061593798" calcext:value-type="float">
            <text:p>42.0599061593798</text:p>
          </table:table-cell>
          <table:table-cell office:value-type="float" office:value="213.255913723814" calcext:value-type="float">
            <text:p>213.255913723814</text:p>
          </table:table-cell>
          <table:table-cell/>
          <table:table-cell table:formula="of:=[.A151]*[.$K$1]" office:value-type="float" office:value="342.303959087412" calcext:value-type="float">
            <text:p>342.303959087412</text:p>
          </table:table-cell>
          <table:table-cell table:formula="of:=[.B151]*[.$K$2]" office:value-type="float" office:value="42.0599061593798" calcext:value-type="float">
            <text:p>42.0599061593798</text:p>
          </table:table-cell>
          <table:table-cell table:formula="of:=[.C151]*[.$K$3]" office:value-type="float" office:value="213.255913723814" calcext:value-type="float">
            <text:p>213.255913723814</text:p>
          </table:table-cell>
          <table:table-cell table:formula="of:= [.G151]/[.F151]" office:value-type="float" office:value="5.07028981271884" calcext:value-type="float">
            <text:p>5.07028981271884</text:p>
          </table:table-cell>
          <table:table-cell table:number-columns-repeated="7"/>
        </table:table-row>
        <table:table-row table:style-name="ro1">
          <table:table-cell office:value-type="float" office:value="129.788735912738" calcext:value-type="float">
            <text:p>129.788735912738</text:p>
          </table:table-cell>
          <table:table-cell office:value-type="float" office:value="212.515223174675" calcext:value-type="float">
            <text:p>212.515223174675</text:p>
          </table:table-cell>
          <table:table-cell office:value-type="float" office:value="-271.323432464107" calcext:value-type="float">
            <text:p>-271.323432464107</text:p>
          </table:table-cell>
          <table:table-cell/>
          <table:table-cell table:formula="of:=[.A152]*[.$K$1]" office:value-type="float" office:value="129.788735912738" calcext:value-type="float">
            <text:p>129.788735912738</text:p>
          </table:table-cell>
          <table:table-cell table:formula="of:=[.B152]*[.$K$2]" office:value-type="float" office:value="212.515223174675" calcext:value-type="float">
            <text:p>212.515223174675</text:p>
          </table:table-cell>
          <table:table-cell table:formula="of:=[.C152]*[.$K$3]" office:value-type="float" office:value="-271.323432464107" calcext:value-type="float">
            <text:p>-271.323432464107</text:p>
          </table:table-cell>
          <table:table-cell table:formula="of:= [.G152]/[.F152]" office:value-type="float" office:value="-1.27672469017006" calcext:value-type="float">
            <text:p>-1.27672469017006</text:p>
          </table:table-cell>
          <table:table-cell table:number-columns-repeated="7"/>
        </table:table-row>
        <table:table-row table:style-name="ro1">
          <table:table-cell office:value-type="float" office:value="454.32803744978" calcext:value-type="float">
            <text:p>454.32803744978</text:p>
          </table:table-cell>
          <table:table-cell office:value-type="float" office:value="-324.539301537042" calcext:value-type="float">
            <text:p>-324.539301537042</text:p>
          </table:table-cell>
          <table:table-cell office:value-type="float" office:value="179.723330329028" calcext:value-type="float">
            <text:p>179.723330329028</text:p>
          </table:table-cell>
          <table:table-cell/>
          <table:table-cell table:formula="of:=[.A153]*[.$K$1]" office:value-type="float" office:value="454.32803744978" calcext:value-type="float">
            <text:p>454.32803744978</text:p>
          </table:table-cell>
          <table:table-cell table:formula="of:=[.B153]*[.$K$2]" office:value-type="float" office:value="-324.539301537042" calcext:value-type="float">
            <text:p>-324.539301537042</text:p>
          </table:table-cell>
          <table:table-cell table:formula="of:=[.C153]*[.$K$3]" office:value-type="float" office:value="179.723330329028" calcext:value-type="float">
            <text:p>179.723330329028</text:p>
          </table:table-cell>
          <table:table-cell table:formula="of:= [.G153]/[.F153]" office:value-type="float" office:value="-0.553779864188543" calcext:value-type="float">
            <text:p>-0.553779864188543</text:p>
          </table:table-cell>
          <table:table-cell table:number-columns-repeated="7"/>
        </table:table-row>
        <table:table-row table:style-name="ro1">
          <table:table-cell office:value-type="float" office:value="372.273807937152" calcext:value-type="float">
            <text:p>372.273807937152</text:p>
          </table:table-cell>
          <table:table-cell office:value-type="float" office:value="82.054229512628" calcext:value-type="float">
            <text:p>82.054229512628</text:p>
          </table:table-cell>
          <table:table-cell office:value-type="float" office:value="-227.763746370053" calcext:value-type="float">
            <text:p>-227.763746370053</text:p>
          </table:table-cell>
          <table:table-cell/>
          <table:table-cell table:formula="of:=[.A154]*[.$K$1]" office:value-type="float" office:value="372.273807937152" calcext:value-type="float">
            <text:p>372.273807937152</text:p>
          </table:table-cell>
          <table:table-cell table:formula="of:=[.B154]*[.$K$2]" office:value-type="float" office:value="82.054229512628" calcext:value-type="float">
            <text:p>82.054229512628</text:p>
          </table:table-cell>
          <table:table-cell table:formula="of:=[.C154]*[.$K$3]" office:value-type="float" office:value="-227.763746370053" calcext:value-type="float">
            <text:p>-227.763746370053</text:p>
          </table:table-cell>
          <table:table-cell table:formula="of:= [.G154]/[.F154]" office:value-type="float" office:value="-2.77577094712712" calcext:value-type="float">
            <text:p>-2.77577094712712</text:p>
          </table:table-cell>
          <table:table-cell table:number-columns-repeated="7"/>
        </table:table-row>
        <table:table-row table:style-name="ro1">
          <table:table-cell office:value-type="float" office:value="31.5144813471794" calcext:value-type="float">
            <text:p>31.5144813471794</text:p>
          </table:table-cell>
          <table:table-cell office:value-type="float" office:value="340.759326589973" calcext:value-type="float">
            <text:p>340.759326589973</text:p>
          </table:table-cell>
          <table:table-cell office:value-type="float" office:value="96.7747829616988" calcext:value-type="float">
            <text:p>96.7747829616988</text:p>
          </table:table-cell>
          <table:table-cell/>
          <table:table-cell table:formula="of:=[.A155]*[.$K$1]" office:value-type="float" office:value="31.5144813471794" calcext:value-type="float">
            <text:p>31.5144813471794</text:p>
          </table:table-cell>
          <table:table-cell table:formula="of:=[.B155]*[.$K$2]" office:value-type="float" office:value="340.759326589973" calcext:value-type="float">
            <text:p>340.759326589973</text:p>
          </table:table-cell>
          <table:table-cell table:formula="of:=[.C155]*[.$K$3]" office:value-type="float" office:value="96.7747829616988" calcext:value-type="float">
            <text:p>96.7747829616988</text:p>
          </table:table-cell>
          <table:table-cell table:formula="of:= [.G155]/[.F155]" office:value-type="float" office:value="0.283997459233582" calcext:value-type="float">
            <text:p>0.283997459233582</text:p>
          </table:table-cell>
          <table:table-cell table:number-columns-repeated="7"/>
        </table:table-row>
        <table:table-row table:style-name="ro1">
          <table:table-cell office:value-type="float" office:value="337.95580743613" calcext:value-type="float">
            <text:p>337.95580743613</text:p>
          </table:table-cell>
          <table:table-cell office:value-type="float" office:value="-306.441326088951" calcext:value-type="float">
            <text:p>-306.441326088951</text:p>
          </table:table-cell>
          <table:table-cell office:value-type="float" office:value="69.2267310592597" calcext:value-type="float">
            <text:p>69.2267310592597</text:p>
          </table:table-cell>
          <table:table-cell/>
          <table:table-cell table:formula="of:=[.A156]*[.$K$1]" office:value-type="float" office:value="337.95580743613" calcext:value-type="float">
            <text:p>337.95580743613</text:p>
          </table:table-cell>
          <table:table-cell table:formula="of:=[.B156]*[.$K$2]" office:value-type="float" office:value="-306.441326088951" calcext:value-type="float">
            <text:p>-306.441326088951</text:p>
          </table:table-cell>
          <table:table-cell table:formula="of:=[.C156]*[.$K$3]" office:value-type="float" office:value="69.2267310592597" calcext:value-type="float">
            <text:p>69.2267310592597</text:p>
          </table:table-cell>
          <table:table-cell table:formula="of:= [.G156]/[.F156]" office:value-type="float" office:value="-0.225905337060071" calcext:value-type="float">
            <text:p>-0.225905337060071</text:p>
          </table:table-cell>
          <table:table-cell table:number-columns-repeated="7"/>
        </table:table-row>
        <table:table-row table:style-name="ro1">
          <table:table-cell office:value-type="float" office:value="206.490801771193" calcext:value-type="float">
            <text:p>206.490801771193</text:p>
          </table:table-cell>
          <table:table-cell office:value-type="float" office:value="131.465005664938" calcext:value-type="float">
            <text:p>131.465005664938</text:p>
          </table:table-cell>
          <table:table-cell office:value-type="float" office:value="224.293425079787" calcext:value-type="float">
            <text:p>224.293425079787</text:p>
          </table:table-cell>
          <table:table-cell/>
          <table:table-cell table:formula="of:=[.A157]*[.$K$1]" office:value-type="float" office:value="206.490801771193" calcext:value-type="float">
            <text:p>206.490801771193</text:p>
          </table:table-cell>
          <table:table-cell table:formula="of:=[.B157]*[.$K$2]" office:value-type="float" office:value="131.465005664938" calcext:value-type="float">
            <text:p>131.465005664938</text:p>
          </table:table-cell>
          <table:table-cell table:formula="of:=[.C157]*[.$K$3]" office:value-type="float" office:value="224.293425079787" calcext:value-type="float">
            <text:p>224.293425079787</text:p>
          </table:table-cell>
          <table:table-cell table:formula="of:= [.G157]/[.F157]" office:value-type="float" office:value="1.70610744620085" calcext:value-type="float">
            <text:p>1.70610744620085</text:p>
          </table:table-cell>
          <table:table-cell table:number-columns-repeated="7"/>
        </table:table-row>
        <table:table-row table:style-name="ro1">
          <table:table-cell office:value-type="float" office:value="371.17602777014" calcext:value-type="float">
            <text:p>371.17602777014</text:p>
          </table:table-cell>
          <table:table-cell office:value-type="float" office:value="-164.685225998948" calcext:value-type="float">
            <text:p>-164.685225998948</text:p>
          </table:table-cell>
          <table:table-cell office:value-type="float" office:value="-284.395555367307" calcext:value-type="float">
            <text:p>-284.395555367307</text:p>
          </table:table-cell>
          <table:table-cell/>
          <table:table-cell table:formula="of:=[.A158]*[.$K$1]" office:value-type="float" office:value="371.17602777014" calcext:value-type="float">
            <text:p>371.17602777014</text:p>
          </table:table-cell>
          <table:table-cell table:formula="of:=[.B158]*[.$K$2]" office:value-type="float" office:value="-164.685225998948" calcext:value-type="float">
            <text:p>-164.685225998948</text:p>
          </table:table-cell>
          <table:table-cell table:formula="of:=[.C158]*[.$K$3]" office:value-type="float" office:value="-284.395555367307" calcext:value-type="float">
            <text:p>-284.395555367307</text:p>
          </table:table-cell>
          <table:table-cell table:formula="of:= [.G158]/[.F158]" office:value-type="float" office:value="1.7269038776382" calcext:value-type="float">
            <text:p>1.7269038776382</text:p>
          </table:table-cell>
          <table:table-cell table:number-columns-repeated="7"/>
        </table:table-row>
        <table:table-row table:style-name="ro1">
          <table:table-cell office:value-type="float" office:value="532.00253186585" calcext:value-type="float">
            <text:p>532.00253186585</text:p>
          </table:table-cell>
          <table:table-cell office:value-type="float" office:value="-160.826504095709" calcext:value-type="float">
            <text:p>-160.826504095709</text:p>
          </table:table-cell>
          <table:table-cell office:value-type="float" office:value="122.265948501365" calcext:value-type="float">
            <text:p>122.265948501365</text:p>
          </table:table-cell>
          <table:table-cell/>
          <table:table-cell table:formula="of:=[.A159]*[.$K$1]" office:value-type="float" office:value="532.00253186585" calcext:value-type="float">
            <text:p>532.00253186585</text:p>
          </table:table-cell>
          <table:table-cell table:formula="of:=[.B159]*[.$K$2]" office:value-type="float" office:value="-160.826504095709" calcext:value-type="float">
            <text:p>-160.826504095709</text:p>
          </table:table-cell>
          <table:table-cell table:formula="of:=[.C159]*[.$K$3]" office:value-type="float" office:value="122.265948501365" calcext:value-type="float">
            <text:p>122.265948501365</text:p>
          </table:table-cell>
          <table:table-cell table:formula="of:= [.G159]/[.F159]" office:value-type="float" office:value="-0.76023506939256" calcext:value-type="float">
            <text:p>-0.76023506939256</text:p>
          </table:table-cell>
          <table:table-cell table:number-columns-repeated="7"/>
        </table:table-row>
        <table:table-row table:style-name="ro1">
          <table:table-cell office:value-type="float" office:value="370.608804530307" calcext:value-type="float">
            <text:p>370.608804530307</text:p>
          </table:table-cell>
          <table:table-cell office:value-type="float" office:value="161.393727335543" calcext:value-type="float">
            <text:p>161.393727335543</text:p>
          </table:table-cell>
          <table:table-cell office:value-type="float" office:value="-97.480314719239" calcext:value-type="float">
            <text:p>-97.480314719239</text:p>
          </table:table-cell>
          <table:table-cell/>
          <table:table-cell table:formula="of:=[.A160]*[.$K$1]" office:value-type="float" office:value="370.608804530307" calcext:value-type="float">
            <text:p>370.608804530307</text:p>
          </table:table-cell>
          <table:table-cell table:formula="of:=[.B160]*[.$K$2]" office:value-type="float" office:value="161.393727335543" calcext:value-type="float">
            <text:p>161.393727335543</text:p>
          </table:table-cell>
          <table:table-cell table:formula="of:=[.C160]*[.$K$3]" office:value-type="float" office:value="-97.480314719239" calcext:value-type="float">
            <text:p>-97.480314719239</text:p>
          </table:table-cell>
          <table:table-cell table:formula="of:= [.G160]/[.F160]" office:value-type="float" office:value="-0.6039907270781" calcext:value-type="float">
            <text:p>-0.6039907270781</text:p>
          </table:table-cell>
          <table:table-cell table:number-columns-repeated="7"/>
        </table:table-row>
        <table:table-row table:style-name="ro1">
          <table:table-cell office:value-type="float" office:value="371.683145446173" calcext:value-type="float">
            <text:p>371.683145446173</text:p>
          </table:table-cell>
          <table:table-cell office:value-type="float" office:value="-1.07434091586532" calcext:value-type="float">
            <text:p>-1.07434091586532</text:p>
          </table:table-cell>
          <table:table-cell office:value-type="float" office:value="123.656910657889" calcext:value-type="float">
            <text:p>123.656910657889</text:p>
          </table:table-cell>
          <table:table-cell/>
          <table:table-cell table:formula="of:=[.A161]*[.$K$1]" office:value-type="float" office:value="371.683145446173" calcext:value-type="float">
            <text:p>371.683145446173</text:p>
          </table:table-cell>
          <table:table-cell table:formula="of:=[.B161]*[.$K$2]" office:value-type="float" office:value="-1.07434091586532" calcext:value-type="float">
            <text:p>-1.07434091586532</text:p>
          </table:table-cell>
          <table:table-cell table:formula="of:=[.C161]*[.$K$3]" office:value-type="float" office:value="123.656910657889" calcext:value-type="float">
            <text:p>123.656910657889</text:p>
          </table:table-cell>
          <table:table-cell table:formula="of:= [.G161]/[.F161]" office:value-type="float" office:value="-115.100252472736" calcext:value-type="float">
            <text:p>-115.100252472736</text:p>
          </table:table-cell>
          <table:table-cell table:number-columns-repeated="7"/>
        </table:table-row>
        <table:table-row table:style-name="ro1">
          <table:table-cell office:value-type="float" office:value="342.420943536281" calcext:value-type="float">
            <text:p>342.420943536281</text:p>
          </table:table-cell>
          <table:table-cell office:value-type="float" office:value="29.262201909892" calcext:value-type="float">
            <text:p>29.262201909892</text:p>
          </table:table-cell>
          <table:table-cell office:value-type="float" office:value="-48.7948726325214" calcext:value-type="float">
            <text:p>-48.7948726325214</text:p>
          </table:table-cell>
          <table:table-cell/>
          <table:table-cell table:formula="of:=[.A162]*[.$K$1]" office:value-type="float" office:value="342.420943536281" calcext:value-type="float">
            <text:p>342.420943536281</text:p>
          </table:table-cell>
          <table:table-cell table:formula="of:=[.B162]*[.$K$2]" office:value-type="float" office:value="29.262201909892" calcext:value-type="float">
            <text:p>29.262201909892</text:p>
          </table:table-cell>
          <table:table-cell table:formula="of:=[.C162]*[.$K$3]" office:value-type="float" office:value="-48.7948726325214" calcext:value-type="float">
            <text:p>-48.7948726325214</text:p>
          </table:table-cell>
          <table:table-cell table:formula="of:= [.G162]/[.F162]" office:value-type="float" office:value="-1.66750515845584" calcext:value-type="float">
            <text:p>-1.66750515845584</text:p>
          </table:table-cell>
          <table:table-cell table:number-columns-repeated="7"/>
        </table:table-row>
        <table:table-row table:style-name="ro1">
          <table:table-cell office:value-type="float" office:value="345.872698536023" calcext:value-type="float">
            <text:p>345.872698536023</text:p>
          </table:table-cell>
          <table:table-cell office:value-type="float" office:value="-3.45175499974283" calcext:value-type="float">
            <text:p>-3.45175499974283</text:p>
          </table:table-cell>
          <table:table-cell office:value-type="float" office:value="-230.142321698952" calcext:value-type="float">
            <text:p>-230.142321698952</text:p>
          </table:table-cell>
          <table:table-cell/>
          <table:table-cell table:formula="of:=[.A163]*[.$K$1]" office:value-type="float" office:value="345.872698536023" calcext:value-type="float">
            <text:p>345.872698536023</text:p>
          </table:table-cell>
          <table:table-cell table:formula="of:=[.B163]*[.$K$2]" office:value-type="float" office:value="-3.45175499974283" calcext:value-type="float">
            <text:p>-3.45175499974283</text:p>
          </table:table-cell>
          <table:table-cell table:formula="of:=[.C163]*[.$K$3]" office:value-type="float" office:value="-230.142321698952" calcext:value-type="float">
            <text:p>-230.142321698952</text:p>
          </table:table-cell>
          <table:table-cell table:formula="of:= [.G163]/[.F163]" office:value-type="float" office:value="66.6740025627829" calcext:value-type="float">
            <text:p>66.6740025627829</text:p>
          </table:table-cell>
          <table:table-cell table:number-columns-repeated="7"/>
        </table:table-row>
        <table:table-row table:style-name="ro1">
          <table:table-cell office:value-type="float" office:value="335.069991056545" calcext:value-type="float">
            <text:p>335.069991056545</text:p>
          </table:table-cell>
          <table:table-cell office:value-type="float" office:value="10.8027074794782" calcext:value-type="float">
            <text:p>10.8027074794782</text:p>
          </table:table-cell>
          <table:table-cell office:value-type="float" office:value="-137.892900737489" calcext:value-type="float">
            <text:p>-137.892900737489</text:p>
          </table:table-cell>
          <table:table-cell/>
          <table:table-cell table:formula="of:=[.A164]*[.$K$1]" office:value-type="float" office:value="335.069991056545" calcext:value-type="float">
            <text:p>335.069991056545</text:p>
          </table:table-cell>
          <table:table-cell table:formula="of:=[.B164]*[.$K$2]" office:value-type="float" office:value="10.8027074794782" calcext:value-type="float">
            <text:p>10.8027074794782</text:p>
          </table:table-cell>
          <table:table-cell table:formula="of:=[.C164]*[.$K$3]" office:value-type="float" office:value="-137.892900737489" calcext:value-type="float">
            <text:p>-137.892900737489</text:p>
          </table:table-cell>
          <table:table-cell table:formula="of:= [.G164]/[.F164]" office:value-type="float" office:value="-12.7646611740106" calcext:value-type="float">
            <text:p>-12.7646611740106</text:p>
          </table:table-cell>
          <table:table-cell table:number-columns-repeated="7"/>
        </table:table-row>
        <table:table-row table:style-name="ro1">
          <table:table-cell office:value-type="float" office:value="292.568750710824" calcext:value-type="float">
            <text:p>292.568750710824</text:p>
          </table:table-cell>
          <table:table-cell office:value-type="float" office:value="42.5012403457209" calcext:value-type="float">
            <text:p>42.5012403457209</text:p>
          </table:table-cell>
          <table:table-cell office:value-type="float" office:value="450.575319561501" calcext:value-type="float">
            <text:p>450.575319561501</text:p>
          </table:table-cell>
          <table:table-cell/>
          <table:table-cell table:formula="of:=[.A165]*[.$K$1]" office:value-type="float" office:value="292.568750710824" calcext:value-type="float">
            <text:p>292.568750710824</text:p>
          </table:table-cell>
          <table:table-cell table:formula="of:=[.B165]*[.$K$2]" office:value-type="float" office:value="42.5012403457209" calcext:value-type="float">
            <text:p>42.5012403457209</text:p>
          </table:table-cell>
          <table:table-cell table:formula="of:=[.C165]*[.$K$3]" office:value-type="float" office:value="450.575319561501" calcext:value-type="float">
            <text:p>450.575319561501</text:p>
          </table:table-cell>
          <table:table-cell table:formula="of:= [.G165]/[.F165]" office:value-type="float" office:value="10.6014628254694" calcext:value-type="float">
            <text:p>10.6014628254694</text:p>
          </table:table-cell>
          <table:table-cell table:number-columns-repeated="7"/>
        </table:table-row>
        <table:table-row table:style-name="ro1">
          <table:table-cell office:value-type="float" office:value="480.481776711429" calcext:value-type="float">
            <text:p>480.481776711429</text:p>
          </table:table-cell>
          <table:table-cell office:value-type="float" office:value="-187.913026000604" calcext:value-type="float">
            <text:p>-187.913026000604</text:p>
          </table:table-cell>
          <table:table-cell office:value-type="float" office:value="211.824409560326" calcext:value-type="float">
            <text:p>211.824409560326</text:p>
          </table:table-cell>
          <table:table-cell/>
          <table:table-cell table:formula="of:=[.A166]*[.$K$1]" office:value-type="float" office:value="480.481776711429" calcext:value-type="float">
            <text:p>480.481776711429</text:p>
          </table:table-cell>
          <table:table-cell table:formula="of:=[.B166]*[.$K$2]" office:value-type="float" office:value="-187.913026000604" calcext:value-type="float">
            <text:p>-187.913026000604</text:p>
          </table:table-cell>
          <table:table-cell table:formula="of:=[.C166]*[.$K$3]" office:value-type="float" office:value="211.824409560326" calcext:value-type="float">
            <text:p>211.824409560326</text:p>
          </table:table-cell>
          <table:table-cell table:formula="of:= [.G166]/[.F166]" office:value-type="float" office:value="-1.12724707844173" calcext:value-type="float">
            <text:p>-1.12724707844173</text:p>
          </table:table-cell>
          <table:table-cell table:number-columns-repeated="7"/>
        </table:table-row>
        <table:table-row table:style-name="ro1">
          <table:table-cell office:value-type="float" office:value="511.870721241675" calcext:value-type="float">
            <text:p>511.870721241675</text:p>
          </table:table-cell>
          <table:table-cell office:value-type="float" office:value="-31.3889445302466" calcext:value-type="float">
            <text:p>-31.3889445302466</text:p>
          </table:table-cell>
          <table:table-cell office:value-type="float" office:value="-256.663976314714" calcext:value-type="float">
            <text:p>-256.663976314714</text:p>
          </table:table-cell>
          <table:table-cell/>
          <table:table-cell table:formula="of:=[.A167]*[.$K$1]" office:value-type="float" office:value="511.870721241675" calcext:value-type="float">
            <text:p>511.870721241675</text:p>
          </table:table-cell>
          <table:table-cell table:formula="of:=[.B167]*[.$K$2]" office:value-type="float" office:value="-31.3889445302466" calcext:value-type="float">
            <text:p>-31.3889445302466</text:p>
          </table:table-cell>
          <table:table-cell table:formula="of:=[.C167]*[.$K$3]" office:value-type="float" office:value="-256.663976314714" calcext:value-type="float">
            <text:p>-256.663976314714</text:p>
          </table:table-cell>
          <table:table-cell table:formula="of:= [.G167]/[.F167]" office:value-type="float" office:value="8.17689094538975" calcext:value-type="float">
            <text:p>8.17689094538975</text:p>
          </table:table-cell>
          <table:table-cell table:number-columns-repeated="7"/>
        </table:table-row>
        <table:table-row table:style-name="ro1">
          <table:table-cell office:value-type="float" office:value="355.599552368282" calcext:value-type="float">
            <text:p>355.599552368282</text:p>
          </table:table-cell>
          <table:table-cell office:value-type="float" office:value="156.271168873393" calcext:value-type="float">
            <text:p>156.271168873393</text:p>
          </table:table-cell>
          <table:table-cell office:value-type="float" office:value="-127.034266862652" calcext:value-type="float">
            <text:p>-127.034266862652</text:p>
          </table:table-cell>
          <table:table-cell/>
          <table:table-cell table:formula="of:=[.A168]*[.$K$1]" office:value-type="float" office:value="355.599552368282" calcext:value-type="float">
            <text:p>355.599552368282</text:p>
          </table:table-cell>
          <table:table-cell table:formula="of:=[.B168]*[.$K$2]" office:value-type="float" office:value="156.271168873393" calcext:value-type="float">
            <text:p>156.271168873393</text:p>
          </table:table-cell>
          <table:table-cell table:formula="of:=[.C168]*[.$K$3]" office:value-type="float" office:value="-127.034266862652" calcext:value-type="float">
            <text:p>-127.034266862652</text:p>
          </table:table-cell>
          <table:table-cell table:formula="of:= [.G168]/[.F168]" office:value-type="float" office:value="-0.812909174344067" calcext:value-type="float">
            <text:p>-0.812909174344067</text:p>
          </table:table-cell>
          <table:table-cell table:number-columns-repeated="7"/>
        </table:table-row>
        <table:table-row table:style-name="ro1">
          <table:table-cell office:value-type="float" office:value="135.036528337134" calcext:value-type="float">
            <text:p>135.036528337134</text:p>
          </table:table-cell>
          <table:table-cell office:value-type="float" office:value="220.563024031149" calcext:value-type="float">
            <text:p>220.563024031149</text:p>
          </table:table-cell>
          <table:table-cell office:value-type="float" office:value="101.675702801358" calcext:value-type="float">
            <text:p>101.675702801358</text:p>
          </table:table-cell>
          <table:table-cell/>
          <table:table-cell table:formula="of:=[.A169]*[.$K$1]" office:value-type="float" office:value="135.036528337134" calcext:value-type="float">
            <text:p>135.036528337134</text:p>
          </table:table-cell>
          <table:table-cell table:formula="of:=[.B169]*[.$K$2]" office:value-type="float" office:value="220.563024031149" calcext:value-type="float">
            <text:p>220.563024031149</text:p>
          </table:table-cell>
          <table:table-cell table:formula="of:=[.C169]*[.$K$3]" office:value-type="float" office:value="101.675702801358" calcext:value-type="float">
            <text:p>101.675702801358</text:p>
          </table:table-cell>
          <table:table-cell table:formula="of:= [.G169]/[.F169]" office:value-type="float" office:value="0.460982538881943" calcext:value-type="float">
            <text:p>0.460982538881943</text:p>
          </table:table-cell>
          <table:table-cell table:number-columns-repeated="7"/>
        </table:table-row>
        <table:table-row table:style-name="ro1">
          <table:table-cell office:value-type="float" office:value="364.815692487552" calcext:value-type="float">
            <text:p>364.815692487552</text:p>
          </table:table-cell>
          <table:table-cell office:value-type="float" office:value="-229.779164150418" calcext:value-type="float">
            <text:p>-229.779164150418</text:p>
          </table:table-cell>
          <table:table-cell office:value-type="float" office:value="29.1549664055494" calcext:value-type="float">
            <text:p>29.1549664055494</text:p>
          </table:table-cell>
          <table:table-cell/>
          <table:table-cell table:formula="of:=[.A170]*[.$K$1]" office:value-type="float" office:value="364.815692487552" calcext:value-type="float">
            <text:p>364.815692487552</text:p>
          </table:table-cell>
          <table:table-cell table:formula="of:=[.B170]*[.$K$2]" office:value-type="float" office:value="-229.779164150418" calcext:value-type="float">
            <text:p>-229.779164150418</text:p>
          </table:table-cell>
          <table:table-cell table:formula="of:=[.C170]*[.$K$3]" office:value-type="float" office:value="29.1549664055494" calcext:value-type="float">
            <text:p>29.1549664055494</text:p>
          </table:table-cell>
          <table:table-cell table:formula="of:= [.G170]/[.F170]" office:value-type="float" office:value="-0.126882550527793" calcext:value-type="float">
            <text:p>-0.126882550527793</text:p>
          </table:table-cell>
          <table:table-cell table:number-columns-repeated="7"/>
        </table:table-row>
        <table:table-row table:style-name="ro1">
          <table:table-cell office:value-type="float" office:value="344.309474647995" calcext:value-type="float">
            <text:p>344.309474647995</text:p>
          </table:table-cell>
          <table:table-cell office:value-type="float" office:value="20.5062178395568" calcext:value-type="float">
            <text:p>20.5062178395568</text:p>
          </table:table-cell>
          <table:table-cell office:value-type="float" office:value="-270.761439768247" calcext:value-type="float">
            <text:p>-270.761439768247</text:p>
          </table:table-cell>
          <table:table-cell/>
          <table:table-cell table:formula="of:=[.A171]*[.$K$1]" office:value-type="float" office:value="344.309474647995" calcext:value-type="float">
            <text:p>344.309474647995</text:p>
          </table:table-cell>
          <table:table-cell table:formula="of:=[.B171]*[.$K$2]" office:value-type="float" office:value="20.5062178395568" calcext:value-type="float">
            <text:p>20.5062178395568</text:p>
          </table:table-cell>
          <table:table-cell table:formula="of:=[.C171]*[.$K$3]" office:value-type="float" office:value="-270.761439768247" calcext:value-type="float">
            <text:p>-270.761439768247</text:p>
          </table:table-cell>
          <table:table-cell table:formula="of:= [.G171]/[.F171]" office:value-type="float" office:value="-13.2038702547061" calcext:value-type="float">
            <text:p>-13.2038702547061</text:p>
          </table:table-cell>
          <table:table-cell table:number-columns-repeated="7"/>
        </table:table-row>
        <table:table-row table:style-name="ro1">
          <table:table-cell office:value-type="float" office:value="564.708745387303" calcext:value-type="float">
            <text:p>564.708745387303</text:p>
          </table:table-cell>
          <table:table-cell office:value-type="float" office:value="-220.399270739308" calcext:value-type="float">
            <text:p>-220.399270739308</text:p>
          </table:table-cell>
          <table:table-cell office:value-type="float" office:value="202.555895612614" calcext:value-type="float">
            <text:p>202.555895612614</text:p>
          </table:table-cell>
          <table:table-cell/>
          <table:table-cell table:formula="of:=[.A172]*[.$K$1]" office:value-type="float" office:value="564.708745387303" calcext:value-type="float">
            <text:p>564.708745387303</text:p>
          </table:table-cell>
          <table:table-cell table:formula="of:=[.B172]*[.$K$2]" office:value-type="float" office:value="-220.399270739308" calcext:value-type="float">
            <text:p>-220.399270739308</text:p>
          </table:table-cell>
          <table:table-cell table:formula="of:=[.C172]*[.$K$3]" office:value-type="float" office:value="202.555895612614" calcext:value-type="float">
            <text:p>202.555895612614</text:p>
          </table:table-cell>
          <table:table-cell table:formula="of:= [.G172]/[.F172]" office:value-type="float" office:value="-0.919040679822395" calcext:value-type="float">
            <text:p>-0.919040679822395</text:p>
          </table:table-cell>
          <table:table-cell table:number-columns-repeated="7"/>
        </table:table-row>
        <table:table-row table:style-name="ro1">
          <table:table-cell office:value-type="float" office:value="222.861663633566" calcext:value-type="float">
            <text:p>222.861663633566</text:p>
          </table:table-cell>
          <table:table-cell office:value-type="float" office:value="341.847081753737" calcext:value-type="float">
            <text:p>341.847081753737</text:p>
          </table:table-cell>
          <table:table-cell office:value-type="float" office:value="-36.0927790115133" calcext:value-type="float">
            <text:p>-36.0927790115133</text:p>
          </table:table-cell>
          <table:table-cell/>
          <table:table-cell table:formula="of:=[.A173]*[.$K$1]" office:value-type="float" office:value="222.861663633566" calcext:value-type="float">
            <text:p>222.861663633566</text:p>
          </table:table-cell>
          <table:table-cell table:formula="of:=[.B173]*[.$K$2]" office:value-type="float" office:value="341.847081753737" calcext:value-type="float">
            <text:p>341.847081753737</text:p>
          </table:table-cell>
          <table:table-cell table:formula="of:=[.C173]*[.$K$3]" office:value-type="float" office:value="-36.0927790115133" calcext:value-type="float">
            <text:p>-36.0927790115133</text:p>
          </table:table-cell>
          <table:table-cell table:formula="of:= [.G173]/[.F173]" office:value-type="float" office:value="-0.105581650211407" calcext:value-type="float">
            <text:p>-0.105581650211407</text:p>
          </table:table-cell>
          <table:table-cell table:number-columns-repeated="7"/>
        </table:table-row>
        <table:table-row table:style-name="ro1">
          <table:table-cell office:value-type="float" office:value="296.217281806996" calcext:value-type="float">
            <text:p>296.217281806996</text:p>
          </table:table-cell>
          <table:table-cell office:value-type="float" office:value="-73.3556181734299" calcext:value-type="float">
            <text:p>-73.3556181734299</text:p>
          </table:table-cell>
          <table:table-cell office:value-type="float" office:value="121.045172883175" calcext:value-type="float">
            <text:p>121.045172883175</text:p>
          </table:table-cell>
          <table:table-cell/>
          <table:table-cell table:formula="of:=[.A174]*[.$K$1]" office:value-type="float" office:value="296.217281806996" calcext:value-type="float">
            <text:p>296.217281806996</text:p>
          </table:table-cell>
          <table:table-cell table:formula="of:=[.B174]*[.$K$2]" office:value-type="float" office:value="-73.3556181734299" calcext:value-type="float">
            <text:p>-73.3556181734299</text:p>
          </table:table-cell>
          <table:table-cell table:formula="of:=[.C174]*[.$K$3]" office:value-type="float" office:value="121.045172883175" calcext:value-type="float">
            <text:p>121.045172883175</text:p>
          </table:table-cell>
          <table:table-cell table:formula="of:= [.G174]/[.F174]" office:value-type="float" office:value="-1.65011455014932" calcext:value-type="float">
            <text:p>-1.65011455014932</text:p>
          </table:table-cell>
          <table:table-cell table:number-columns-repeated="7"/>
        </table:table-row>
        <table:table-row table:style-name="ro1">
          <table:table-cell office:value-type="float" office:value="567.448765920327" calcext:value-type="float">
            <text:p>567.448765920327</text:p>
          </table:table-cell>
          <table:table-cell office:value-type="float" office:value="-271.231484113331" calcext:value-type="float">
            <text:p>-271.231484113331</text:p>
          </table:table-cell>
          <table:table-cell office:value-type="float" office:value="-40.8265848403648" calcext:value-type="float">
            <text:p>-40.8265848403648</text:p>
          </table:table-cell>
          <table:table-cell/>
          <table:table-cell table:formula="of:=[.A175]*[.$K$1]" office:value-type="float" office:value="567.448765920327" calcext:value-type="float">
            <text:p>567.448765920327</text:p>
          </table:table-cell>
          <table:table-cell table:formula="of:=[.B175]*[.$K$2]" office:value-type="float" office:value="-271.231484113331" calcext:value-type="float">
            <text:p>-271.231484113331</text:p>
          </table:table-cell>
          <table:table-cell table:formula="of:=[.C175]*[.$K$3]" office:value-type="float" office:value="-40.8265848403648" calcext:value-type="float">
            <text:p>-40.8265848403648</text:p>
          </table:table-cell>
          <table:table-cell table:formula="of:= [.G175]/[.F175]" office:value-type="float" office:value="0.150523030074583" calcext:value-type="float">
            <text:p>0.150523030074583</text:p>
          </table:table-cell>
          <table:table-cell table:number-columns-repeated="7"/>
        </table:table-row>
        <table:table-row table:style-name="ro1">
          <table:table-cell office:value-type="float" office:value="355.620854944323" calcext:value-type="float">
            <text:p>355.620854944323</text:p>
          </table:table-cell>
          <table:table-cell office:value-type="float" office:value="211.827910976004" calcext:value-type="float">
            <text:p>211.827910976004</text:p>
          </table:table-cell>
          <table:table-cell office:value-type="float" office:value="-180.726451364662" calcext:value-type="float">
            <text:p>-180.726451364662</text:p>
          </table:table-cell>
          <table:table-cell/>
          <table:table-cell table:formula="of:=[.A176]*[.$K$1]" office:value-type="float" office:value="355.620854944323" calcext:value-type="float">
            <text:p>355.620854944323</text:p>
          </table:table-cell>
          <table:table-cell table:formula="of:=[.B176]*[.$K$2]" office:value-type="float" office:value="211.827910976004" calcext:value-type="float">
            <text:p>211.827910976004</text:p>
          </table:table-cell>
          <table:table-cell table:formula="of:=[.C176]*[.$K$3]" office:value-type="float" office:value="-180.726451364662" calcext:value-type="float">
            <text:p>-180.726451364662</text:p>
          </table:table-cell>
          <table:table-cell table:formula="of:= [.G176]/[.F176]" office:value-type="float" office:value="-0.853175818672616" calcext:value-type="float">
            <text:p>-0.853175818672616</text:p>
          </table:table-cell>
          <table:table-cell table:number-columns-repeated="7"/>
        </table:table-row>
        <table:table-row table:style-name="ro1">
          <table:table-cell office:value-type="float" office:value="503.811512816654" calcext:value-type="float">
            <text:p>503.811512816654</text:p>
          </table:table-cell>
          <table:table-cell office:value-type="float" office:value="-148.19065787233" calcext:value-type="float">
            <text:p>-148.19065787233</text:p>
          </table:table-cell>
          <table:table-cell office:value-type="float" office:value="289.399332527193" calcext:value-type="float">
            <text:p>289.399332527193</text:p>
          </table:table-cell>
          <table:table-cell/>
          <table:table-cell table:formula="of:=[.A177]*[.$K$1]" office:value-type="float" office:value="503.811512816654" calcext:value-type="float">
            <text:p>503.811512816654</text:p>
          </table:table-cell>
          <table:table-cell table:formula="of:=[.B177]*[.$K$2]" office:value-type="float" office:value="-148.19065787233" calcext:value-type="float">
            <text:p>-148.19065787233</text:p>
          </table:table-cell>
          <table:table-cell table:formula="of:=[.C177]*[.$K$3]" office:value-type="float" office:value="289.399332527193" calcext:value-type="float">
            <text:p>289.399332527193</text:p>
          </table:table-cell>
          <table:table-cell table:formula="of:= [.G177]/[.F177]" office:value-type="float" office:value="-1.95288513245225" calcext:value-type="float">
            <text:p>-1.95288513245225</text:p>
          </table:table-cell>
          <table:table-cell table:number-columns-repeated="7"/>
        </table:table-row>
        <table:table-row table:style-name="ro1">
          <table:table-cell office:value-type="float" office:value="439.598572908892" calcext:value-type="float">
            <text:p>439.598572908892</text:p>
          </table:table-cell>
          <table:table-cell office:value-type="float" office:value="64.2129399077618" calcext:value-type="float">
            <text:p>64.2129399077618</text:p>
          </table:table-cell>
          <table:table-cell office:value-type="float" office:value="-52.9830352279933" calcext:value-type="float">
            <text:p>-52.9830352279933</text:p>
          </table:table-cell>
          <table:table-cell/>
          <table:table-cell table:formula="of:=[.A178]*[.$K$1]" office:value-type="float" office:value="439.598572908892" calcext:value-type="float">
            <text:p>439.598572908892</text:p>
          </table:table-cell>
          <table:table-cell table:formula="of:=[.B178]*[.$K$2]" office:value-type="float" office:value="64.2129399077618" calcext:value-type="float">
            <text:p>64.2129399077618</text:p>
          </table:table-cell>
          <table:table-cell table:formula="of:=[.C178]*[.$K$3]" office:value-type="float" office:value="-52.9830352279933" calcext:value-type="float">
            <text:p>-52.9830352279933</text:p>
          </table:table-cell>
          <table:table-cell table:formula="of:= [.G178]/[.F178]" office:value-type="float" office:value="-0.825114615591504" calcext:value-type="float">
            <text:p>-0.825114615591504</text:p>
          </table:table-cell>
          <table:table-cell table:number-columns-repeated="7"/>
        </table:table-row>
        <table:table-row table:style-name="ro1">
          <table:table-cell office:value-type="float" office:value="396.834933073952" calcext:value-type="float">
            <text:p>396.834933073952</text:p>
          </table:table-cell>
          <table:table-cell office:value-type="float" office:value="42.7636398349395" calcext:value-type="float">
            <text:p>42.7636398349395</text:p>
          </table:table-cell>
          <table:table-cell office:value-type="float" office:value="10.4475515144469" calcext:value-type="float">
            <text:p>10.4475515144469</text:p>
          </table:table-cell>
          <table:table-cell/>
          <table:table-cell table:formula="of:=[.A179]*[.$K$1]" office:value-type="float" office:value="396.834933073952" calcext:value-type="float">
            <text:p>396.834933073952</text:p>
          </table:table-cell>
          <table:table-cell table:formula="of:=[.B179]*[.$K$2]" office:value-type="float" office:value="42.7636398349395" calcext:value-type="float">
            <text:p>42.7636398349395</text:p>
          </table:table-cell>
          <table:table-cell table:formula="of:=[.C179]*[.$K$3]" office:value-type="float" office:value="10.4475515144469" calcext:value-type="float">
            <text:p>10.4475515144469</text:p>
          </table:table-cell>
          <table:table-cell table:formula="of:= [.G179]/[.F179]" office:value-type="float" office:value="0.244309220514735" calcext:value-type="float">
            <text:p>0.244309220514735</text:p>
          </table:table-cell>
          <table:table-cell table:number-columns-repeated="7"/>
        </table:table-row>
        <table:table-row table:style-name="ro1">
          <table:table-cell office:value-type="float" office:value="382.040742153226" calcext:value-type="float">
            <text:p>382.040742153226</text:p>
          </table:table-cell>
          <table:table-cell office:value-type="float" office:value="14.7941909207261" calcext:value-type="float">
            <text:p>14.7941909207261</text:p>
          </table:table-cell>
          <table:table-cell office:value-type="float" office:value="-274.907517931469" calcext:value-type="float">
            <text:p>-274.907517931469</text:p>
          </table:table-cell>
          <table:table-cell/>
          <table:table-cell table:formula="of:=[.A180]*[.$K$1]" office:value-type="float" office:value="382.040742153226" calcext:value-type="float">
            <text:p>382.040742153226</text:p>
          </table:table-cell>
          <table:table-cell table:formula="of:=[.B180]*[.$K$2]" office:value-type="float" office:value="14.7941909207261" calcext:value-type="float">
            <text:p>14.7941909207261</text:p>
          </table:table-cell>
          <table:table-cell table:formula="of:=[.C180]*[.$K$3]" office:value-type="float" office:value="-274.907517931469" calcext:value-type="float">
            <text:p>-274.907517931469</text:p>
          </table:table-cell>
          <table:table-cell table:formula="of:= [.G180]/[.F180]" office:value-type="float" office:value="-18.5821258766056" calcext:value-type="float">
            <text:p>-18.5821258766056</text:p>
          </table:table-cell>
          <table:table-cell table:number-columns-repeated="7"/>
        </table:table-row>
        <table:table-row table:style-name="ro1">
          <table:table-cell office:value-type="float" office:value="459.694225167288" calcext:value-type="float">
            <text:p>459.694225167288</text:p>
          </table:table-cell>
          <table:table-cell office:value-type="float" office:value="-77.6534830140614" calcext:value-type="float">
            <text:p>-77.6534830140614</text:p>
          </table:table-cell>
          <table:table-cell office:value-type="float" office:value="148.179382463889" calcext:value-type="float">
            <text:p>148.179382463889</text:p>
          </table:table-cell>
          <table:table-cell/>
          <table:table-cell table:formula="of:=[.A181]*[.$K$1]" office:value-type="float" office:value="459.694225167288" calcext:value-type="float">
            <text:p>459.694225167288</text:p>
          </table:table-cell>
          <table:table-cell table:formula="of:=[.B181]*[.$K$2]" office:value-type="float" office:value="-77.6534830140614" calcext:value-type="float">
            <text:p>-77.6534830140614</text:p>
          </table:table-cell>
          <table:table-cell table:formula="of:=[.C181]*[.$K$3]" office:value-type="float" office:value="148.179382463889" calcext:value-type="float">
            <text:p>148.179382463889</text:p>
          </table:table-cell>
          <table:table-cell table:formula="of:= [.G181]/[.F181]" office:value-type="float" office:value="-1.90821295726112" calcext:value-type="float">
            <text:p>-1.90821295726112</text:p>
          </table:table-cell>
          <table:table-cell table:number-columns-repeated="7"/>
        </table:table-row>
        <table:table-row table:style-name="ro1">
          <table:table-cell office:value-type="float" office:value="471.277325916695" calcext:value-type="float">
            <text:p>471.277325916695</text:p>
          </table:table-cell>
          <table:table-cell office:value-type="float" office:value="-11.5831007494071" calcext:value-type="float">
            <text:p>-11.5831007494071</text:p>
          </table:table-cell>
          <table:table-cell office:value-type="float" office:value="-152.502377980061" calcext:value-type="float">
            <text:p>-152.502377980061</text:p>
          </table:table-cell>
          <table:table-cell/>
          <table:table-cell table:formula="of:=[.A182]*[.$K$1]" office:value-type="float" office:value="471.277325916695" calcext:value-type="float">
            <text:p>471.277325916695</text:p>
          </table:table-cell>
          <table:table-cell table:formula="of:=[.B182]*[.$K$2]" office:value-type="float" office:value="-11.5831007494071" calcext:value-type="float">
            <text:p>-11.5831007494071</text:p>
          </table:table-cell>
          <table:table-cell table:formula="of:=[.C182]*[.$K$3]" office:value-type="float" office:value="-152.502377980061" calcext:value-type="float">
            <text:p>-152.502377980061</text:p>
          </table:table-cell>
          <table:table-cell table:formula="of:= [.G182]/[.F182]" office:value-type="float" office:value="13.1659372804702" calcext:value-type="float">
            <text:p>13.1659372804702</text:p>
          </table:table-cell>
          <table:table-cell table:number-columns-repeated="7"/>
        </table:table-row>
        <table:table-row table:style-name="ro1">
          <table:table-cell office:value-type="float" office:value="82.3262232588593" calcext:value-type="float">
            <text:p>82.3262232588593</text:p>
          </table:table-cell>
          <table:table-cell office:value-type="float" office:value="388.951102657835" calcext:value-type="float">
            <text:p>388.951102657835</text:p>
          </table:table-cell>
          <table:table-cell office:value-type="float" office:value="162.093530301868" calcext:value-type="float">
            <text:p>162.093530301868</text:p>
          </table:table-cell>
          <table:table-cell/>
          <table:table-cell table:formula="of:=[.A183]*[.$K$1]" office:value-type="float" office:value="82.3262232588593" calcext:value-type="float">
            <text:p>82.3262232588593</text:p>
          </table:table-cell>
          <table:table-cell table:formula="of:=[.B183]*[.$K$2]" office:value-type="float" office:value="388.951102657835" calcext:value-type="float">
            <text:p>388.951102657835</text:p>
          </table:table-cell>
          <table:table-cell table:formula="of:=[.C183]*[.$K$3]" office:value-type="float" office:value="162.093530301868" calcext:value-type="float">
            <text:p>162.093530301868</text:p>
          </table:table-cell>
          <table:table-cell table:formula="of:= [.G183]/[.F183]" office:value-type="float" office:value="0.416745264878355" calcext:value-type="float">
            <text:p>0.416745264878355</text:p>
          </table:table-cell>
          <table:table-cell table:number-columns-repeated="7"/>
        </table:table-row>
        <table:table-row table:style-name="ro1">
          <table:table-cell office:value-type="float" office:value="306.731492690611" calcext:value-type="float">
            <text:p>306.731492690611</text:p>
          </table:table-cell>
          <table:table-cell office:value-type="float" office:value="-224.405269431752" calcext:value-type="float">
            <text:p>-224.405269431752</text:p>
          </table:table-cell>
          <table:table-cell office:value-type="float" office:value="-163.81404921278" calcext:value-type="float">
            <text:p>-163.81404921278</text:p>
          </table:table-cell>
          <table:table-cell/>
          <table:table-cell table:formula="of:=[.A184]*[.$K$1]" office:value-type="float" office:value="306.731492690611" calcext:value-type="float">
            <text:p>306.731492690611</text:p>
          </table:table-cell>
          <table:table-cell table:formula="of:=[.B184]*[.$K$2]" office:value-type="float" office:value="-224.405269431752" calcext:value-type="float">
            <text:p>-224.405269431752</text:p>
          </table:table-cell>
          <table:table-cell table:formula="of:=[.C184]*[.$K$3]" office:value-type="float" office:value="-163.81404921278" calcext:value-type="float">
            <text:p>-163.81404921278</text:p>
          </table:table-cell>
          <table:table-cell table:formula="of:= [.G184]/[.F184]" office:value-type="float" office:value="0.729991990061534" calcext:value-type="float">
            <text:p>0.729991990061534</text:p>
          </table:table-cell>
          <table:table-cell table:number-columns-repeated="7"/>
        </table:table-row>
        <table:table-row table:style-name="ro1">
          <table:table-cell office:value-type="float" office:value="269.47615016952" calcext:value-type="float">
            <text:p>269.47615016952</text:p>
          </table:table-cell>
          <table:table-cell office:value-type="float" office:value="37.2553425210913" calcext:value-type="float">
            <text:p>37.2553425210913</text:p>
          </table:table-cell>
          <table:table-cell office:value-type="float" office:value="134.904810021787" calcext:value-type="float">
            <text:p>134.904810021787</text:p>
          </table:table-cell>
          <table:table-cell/>
          <table:table-cell table:formula="of:=[.A185]*[.$K$1]" office:value-type="float" office:value="269.47615016952" calcext:value-type="float">
            <text:p>269.47615016952</text:p>
          </table:table-cell>
          <table:table-cell table:formula="of:=[.B185]*[.$K$2]" office:value-type="float" office:value="37.2553425210913" calcext:value-type="float">
            <text:p>37.2553425210913</text:p>
          </table:table-cell>
          <table:table-cell table:formula="of:=[.C185]*[.$K$3]" office:value-type="float" office:value="134.904810021787" calcext:value-type="float">
            <text:p>134.904810021787</text:p>
          </table:table-cell>
          <table:table-cell table:formula="of:= [.G185]/[.F185]" office:value-type="float" office:value="3.62108628971572" calcext:value-type="float">
            <text:p>3.62108628971572</text:p>
          </table:table-cell>
          <table:table-cell table:number-columns-repeated="7"/>
        </table:table-row>
        <table:table-row table:style-name="ro1">
          <table:table-cell office:value-type="float" office:value="491.22310727211" calcext:value-type="float">
            <text:p>491.22310727211</text:p>
          </table:table-cell>
          <table:table-cell office:value-type="float" office:value="-221.74695710259" calcext:value-type="float">
            <text:p>-221.74695710259</text:p>
          </table:table-cell>
          <table:table-cell office:value-type="float" office:value="73.4647497389191" calcext:value-type="float">
            <text:p>73.4647497389191</text:p>
          </table:table-cell>
          <table:table-cell/>
          <table:table-cell table:formula="of:=[.A186]*[.$K$1]" office:value-type="float" office:value="491.22310727211" calcext:value-type="float">
            <text:p>491.22310727211</text:p>
          </table:table-cell>
          <table:table-cell table:formula="of:=[.B186]*[.$K$2]" office:value-type="float" office:value="-221.74695710259" calcext:value-type="float">
            <text:p>-221.74695710259</text:p>
          </table:table-cell>
          <table:table-cell table:formula="of:=[.C186]*[.$K$3]" office:value-type="float" office:value="73.4647497389191" calcext:value-type="float">
            <text:p>73.4647497389191</text:p>
          </table:table-cell>
          <table:table-cell table:formula="of:= [.G186]/[.F186]" office:value-type="float" office:value="-0.331299922663341" calcext:value-type="float">
            <text:p>-0.331299922663341</text:p>
          </table:table-cell>
          <table:table-cell table:number-columns-repeated="7"/>
        </table:table-row>
        <table:table-row table:style-name="ro1">
          <table:table-cell office:value-type="float" office:value="127.008896311177" calcext:value-type="float">
            <text:p>127.008896311177</text:p>
          </table:table-cell>
          <table:table-cell office:value-type="float" office:value="364.214210960933" calcext:value-type="float">
            <text:p>364.214210960933</text:p>
          </table:table-cell>
          <table:table-cell office:value-type="float" office:value="170.394793924899" calcext:value-type="float">
            <text:p>170.394793924899</text:p>
          </table:table-cell>
          <table:table-cell/>
          <table:table-cell table:formula="of:=[.A187]*[.$K$1]" office:value-type="float" office:value="127.008896311177" calcext:value-type="float">
            <text:p>127.008896311177</text:p>
          </table:table-cell>
          <table:table-cell table:formula="of:=[.B187]*[.$K$2]" office:value-type="float" office:value="364.214210960933" calcext:value-type="float">
            <text:p>364.214210960933</text:p>
          </table:table-cell>
          <table:table-cell table:formula="of:=[.C187]*[.$K$3]" office:value-type="float" office:value="170.394793924899" calcext:value-type="float">
            <text:p>170.394793924899</text:p>
          </table:table-cell>
          <table:table-cell table:formula="of:= [.G187]/[.F187]" office:value-type="float" office:value="0.467842244472928" calcext:value-type="float">
            <text:p>0.467842244472928</text:p>
          </table:table-cell>
          <table:table-cell table:number-columns-repeated="7"/>
        </table:table-row>
        <table:table-row table:style-name="ro1">
          <table:table-cell office:value-type="float" office:value="468.004964582342" calcext:value-type="float">
            <text:p>468.004964582342</text:p>
          </table:table-cell>
          <table:table-cell office:value-type="float" office:value="-340.996068271165" calcext:value-type="float">
            <text:p>-340.996068271165</text:p>
          </table:table-cell>
          <table:table-cell office:value-type="float" office:value="-337.935891838941" calcext:value-type="float">
            <text:p>-337.935891838941</text:p>
          </table:table-cell>
          <table:table-cell/>
          <table:table-cell table:formula="of:=[.A188]*[.$K$1]" office:value-type="float" office:value="468.004964582342" calcext:value-type="float">
            <text:p>468.004964582342</text:p>
          </table:table-cell>
          <table:table-cell table:formula="of:=[.B188]*[.$K$2]" office:value-type="float" office:value="-340.996068271165" calcext:value-type="float">
            <text:p>-340.996068271165</text:p>
          </table:table-cell>
          <table:table-cell table:formula="of:=[.C188]*[.$K$3]" office:value-type="float" office:value="-337.935891838941" calcext:value-type="float">
            <text:p>-337.935891838941</text:p>
          </table:table-cell>
          <table:table-cell table:formula="of:= [.G188]/[.F188]" office:value-type="float" office:value="0.991025772092508" calcext:value-type="float">
            <text:p>0.991025772092508</text:p>
          </table:table-cell>
          <table:table-cell table:number-columns-repeated="7"/>
        </table:table-row>
        <table:table-row table:style-name="ro1">
          <table:table-cell office:value-type="float" office:value="202.451496442149" calcext:value-type="float">
            <text:p>202.451496442149</text:p>
          </table:table-cell>
          <table:table-cell office:value-type="float" office:value="265.553468140193" calcext:value-type="float">
            <text:p>265.553468140193</text:p>
          </table:table-cell>
          <table:table-cell office:value-type="float" office:value="144.329341753559" calcext:value-type="float">
            <text:p>144.329341753559</text:p>
          </table:table-cell>
          <table:table-cell/>
          <table:table-cell table:formula="of:=[.A189]*[.$K$1]" office:value-type="float" office:value="202.451496442149" calcext:value-type="float">
            <text:p>202.451496442149</text:p>
          </table:table-cell>
          <table:table-cell table:formula="of:=[.B189]*[.$K$2]" office:value-type="float" office:value="265.553468140193" calcext:value-type="float">
            <text:p>265.553468140193</text:p>
          </table:table-cell>
          <table:table-cell table:formula="of:=[.C189]*[.$K$3]" office:value-type="float" office:value="144.329341753559" calcext:value-type="float">
            <text:p>144.329341753559</text:p>
          </table:table-cell>
          <table:table-cell table:formula="of:= [.G189]/[.F189]" office:value-type="float" office:value="0.543503885542792" calcext:value-type="float">
            <text:p>0.543503885542792</text:p>
          </table:table-cell>
          <table:table-cell table:number-columns-repeated="7"/>
        </table:table-row>
        <table:table-row table:style-name="ro1">
          <table:table-cell office:value-type="float" office:value="242.487795998744" calcext:value-type="float">
            <text:p>242.487795998744</text:p>
          </table:table-cell>
          <table:table-cell office:value-type="float" office:value="-40.0362995565943" calcext:value-type="float">
            <text:p>-40.0362995565943</text:p>
          </table:table-cell>
          <table:table-cell office:value-type="float" office:value="65.0263427332598" calcext:value-type="float">
            <text:p>65.0263427332598</text:p>
          </table:table-cell>
          <table:table-cell/>
          <table:table-cell table:formula="of:=[.A190]*[.$K$1]" office:value-type="float" office:value="242.487795998744" calcext:value-type="float">
            <text:p>242.487795998744</text:p>
          </table:table-cell>
          <table:table-cell table:formula="of:=[.B190]*[.$K$2]" office:value-type="float" office:value="-40.0362995565943" calcext:value-type="float">
            <text:p>-40.0362995565943</text:p>
          </table:table-cell>
          <table:table-cell table:formula="of:=[.C190]*[.$K$3]" office:value-type="float" office:value="65.0263427332598" calcext:value-type="float">
            <text:p>65.0263427332598</text:p>
          </table:table-cell>
          <table:table-cell table:formula="of:= [.G190]/[.F190]" office:value-type="float" office:value="-1.62418463877612" calcext:value-type="float">
            <text:p>-1.62418463877612</text:p>
          </table:table-cell>
          <table:table-cell table:number-columns-repeated="7"/>
        </table:table-row>
        <table:table-row table:style-name="ro1">
          <table:table-cell office:value-type="float" office:value="573.096556313432" calcext:value-type="float">
            <text:p>573.096556313432</text:p>
          </table:table-cell>
          <table:table-cell office:value-type="float" office:value="-330.608760314688" calcext:value-type="float">
            <text:p>-330.608760314688</text:p>
          </table:table-cell>
          <table:table-cell office:value-type="float" office:value="88.4811955925259" calcext:value-type="float">
            <text:p>88.4811955925259</text:p>
          </table:table-cell>
          <table:table-cell/>
          <table:table-cell table:formula="of:=[.A191]*[.$K$1]" office:value-type="float" office:value="573.096556313432" calcext:value-type="float">
            <text:p>573.096556313432</text:p>
          </table:table-cell>
          <table:table-cell table:formula="of:=[.B191]*[.$K$2]" office:value-type="float" office:value="-330.608760314688" calcext:value-type="float">
            <text:p>-330.608760314688</text:p>
          </table:table-cell>
          <table:table-cell table:formula="of:=[.C191]*[.$K$3]" office:value-type="float" office:value="88.4811955925259" calcext:value-type="float">
            <text:p>88.4811955925259</text:p>
          </table:table-cell>
          <table:table-cell table:formula="of:= [.G191]/[.F191]" office:value-type="float" office:value="-0.267631128432004" calcext:value-type="float">
            <text:p>-0.267631128432004</text:p>
          </table:table-cell>
          <table:table-cell table:number-columns-repeated="7"/>
        </table:table-row>
        <table:table-row table:style-name="ro1">
          <table:table-cell office:value-type="float" office:value="443.458837744649" calcext:value-type="float">
            <text:p>443.458837744649</text:p>
          </table:table-cell>
          <table:table-cell office:value-type="float" office:value="129.637718568783" calcext:value-type="float">
            <text:p>129.637718568783</text:p>
          </table:table-cell>
          <table:table-cell office:value-type="float" office:value="-261.775178987756" calcext:value-type="float">
            <text:p>-261.775178987756</text:p>
          </table:table-cell>
          <table:table-cell/>
          <table:table-cell table:formula="of:=[.A192]*[.$K$1]" office:value-type="float" office:value="443.458837744649" calcext:value-type="float">
            <text:p>443.458837744649</text:p>
          </table:table-cell>
          <table:table-cell table:formula="of:=[.B192]*[.$K$2]" office:value-type="float" office:value="129.637718568783" calcext:value-type="float">
            <text:p>129.637718568783</text:p>
          </table:table-cell>
          <table:table-cell table:formula="of:=[.C192]*[.$K$3]" office:value-type="float" office:value="-261.775178987756" calcext:value-type="float">
            <text:p>-261.775178987756</text:p>
          </table:table-cell>
          <table:table-cell table:formula="of:= [.G192]/[.F192]" office:value-type="float" office:value="-2.01928251960762" calcext:value-type="float">
            <text:p>-2.01928251960762</text:p>
          </table:table-cell>
          <table:table-cell table:number-columns-repeated="7"/>
        </table:table-row>
        <table:table-row table:style-name="ro1">
          <table:table-cell office:value-type="float" office:value="499.732913275131" calcext:value-type="float">
            <text:p>499.732913275131</text:p>
          </table:table-cell>
          <table:table-cell office:value-type="float" office:value="-56.2740755304818" calcext:value-type="float">
            <text:p>-56.2740755304818</text:p>
          </table:table-cell>
          <table:table-cell office:value-type="float" office:value="409.054345058721" calcext:value-type="float">
            <text:p>409.054345058721</text:p>
          </table:table-cell>
          <table:table-cell/>
          <table:table-cell table:formula="of:=[.A193]*[.$K$1]" office:value-type="float" office:value="499.732913275131" calcext:value-type="float">
            <text:p>499.732913275131</text:p>
          </table:table-cell>
          <table:table-cell table:formula="of:=[.B193]*[.$K$2]" office:value-type="float" office:value="-56.2740755304818" calcext:value-type="float">
            <text:p>-56.2740755304818</text:p>
          </table:table-cell>
          <table:table-cell table:formula="of:=[.C193]*[.$K$3]" office:value-type="float" office:value="409.054345058721" calcext:value-type="float">
            <text:p>409.054345058721</text:p>
          </table:table-cell>
          <table:table-cell table:formula="of:= [.G193]/[.F193]" office:value-type="float" office:value="-7.26896605946286" calcext:value-type="float">
            <text:p>-7.26896605946286</text:p>
          </table:table-cell>
          <table:table-cell table:number-columns-repeated="7"/>
        </table:table-row>
        <table:table-row table:style-name="ro1">
          <table:table-cell office:value-type="float" office:value="145.928364761678" calcext:value-type="float">
            <text:p>145.928364761678</text:p>
          </table:table-cell>
          <table:table-cell office:value-type="float" office:value="353.804548513453" calcext:value-type="float">
            <text:p>353.804548513453</text:p>
          </table:table-cell>
          <table:table-cell office:value-type="float" office:value="-296.368501085055" calcext:value-type="float">
            <text:p>-296.368501085055</text:p>
          </table:table-cell>
          <table:table-cell/>
          <table:table-cell table:formula="of:=[.A194]*[.$K$1]" office:value-type="float" office:value="145.928364761678" calcext:value-type="float">
            <text:p>145.928364761678</text:p>
          </table:table-cell>
          <table:table-cell table:formula="of:=[.B194]*[.$K$2]" office:value-type="float" office:value="353.804548513453" calcext:value-type="float">
            <text:p>353.804548513453</text:p>
          </table:table-cell>
          <table:table-cell table:formula="of:=[.C194]*[.$K$3]" office:value-type="float" office:value="-296.368501085055" calcext:value-type="float">
            <text:p>-296.368501085055</text:p>
          </table:table-cell>
          <table:table-cell table:formula="of:= [.G194]/[.F194]" office:value-type="float" office:value="-0.837661647738218" calcext:value-type="float">
            <text:p>-0.837661647738218</text:p>
          </table:table-cell>
          <table:table-cell table:number-columns-repeated="7"/>
        </table:table-row>
        <table:table-row table:style-name="ro1">
          <table:table-cell office:value-type="float" office:value="428.813051652752" calcext:value-type="float">
            <text:p>428.813051652752</text:p>
          </table:table-cell>
          <table:table-cell office:value-type="float" office:value="-282.884686891074" calcext:value-type="float">
            <text:p>-282.884686891074</text:p>
          </table:table-cell>
          <table:table-cell office:value-type="float" office:value="0.166354930378446" calcext:value-type="float">
            <text:p>0.166354930378446</text:p>
          </table:table-cell>
          <table:table-cell/>
          <table:table-cell table:formula="of:=[.A195]*[.$K$1]" office:value-type="float" office:value="428.813051652752" calcext:value-type="float">
            <text:p>428.813051652752</text:p>
          </table:table-cell>
          <table:table-cell table:formula="of:=[.B195]*[.$K$2]" office:value-type="float" office:value="-282.884686891074" calcext:value-type="float">
            <text:p>-282.884686891074</text:p>
          </table:table-cell>
          <table:table-cell table:formula="of:=[.C195]*[.$K$3]" office:value-type="float" office:value="0.166354930378446" calcext:value-type="float">
            <text:p>0.166354930378446</text:p>
          </table:table-cell>
          <table:table-cell table:formula="of:= [.G195]/[.F195]" office:value-type="float" office:value="-0.000588066226584058" calcext:value-type="float">
            <text:p>-0.000588066226584</text:p>
          </table:table-cell>
          <table:table-cell table:number-columns-repeated="7"/>
        </table:table-row>
        <table:table-row table:style-name="ro1">
          <table:table-cell office:value-type="float" office:value="482.455675959044" calcext:value-type="float">
            <text:p>482.455675959044</text:p>
          </table:table-cell>
          <table:table-cell office:value-type="float" office:value="-53.6426243062917" calcext:value-type="float">
            <text:p>-53.6426243062917</text:p>
          </table:table-cell>
          <table:table-cell office:value-type="float" office:value="44.2333819999281" calcext:value-type="float">
            <text:p>44.2333819999281</text:p>
          </table:table-cell>
          <table:table-cell/>
          <table:table-cell table:formula="of:=[.A196]*[.$K$1]" office:value-type="float" office:value="482.455675959044" calcext:value-type="float">
            <text:p>482.455675959044</text:p>
          </table:table-cell>
          <table:table-cell table:formula="of:=[.B196]*[.$K$2]" office:value-type="float" office:value="-53.6426243062917" calcext:value-type="float">
            <text:p>-53.6426243062917</text:p>
          </table:table-cell>
          <table:table-cell table:formula="of:=[.C196]*[.$K$3]" office:value-type="float" office:value="44.2333819999281" calcext:value-type="float">
            <text:p>44.2333819999281</text:p>
          </table:table-cell>
          <table:table-cell table:formula="of:= [.G196]/[.F196]" office:value-type="float" office:value="-0.82459392268659" calcext:value-type="float">
            <text:p>-0.82459392268659</text:p>
          </table:table-cell>
          <table:table-cell table:number-columns-repeated="7"/>
        </table:table-row>
        <table:table-row table:style-name="ro1">
          <table:table-cell office:value-type="float" office:value="449.919595528533" calcext:value-type="float">
            <text:p>449.919595528533</text:p>
          </table:table-cell>
          <table:table-cell office:value-type="float" office:value="32.5360804305105" calcext:value-type="float">
            <text:p>32.5360804305105</text:p>
          </table:table-cell>
          <table:table-cell office:value-type="float" office:value="18.2809870169352" calcext:value-type="float">
            <text:p>18.2809870169352</text:p>
          </table:table-cell>
          <table:table-cell/>
          <table:table-cell table:formula="of:=[.A197]*[.$K$1]" office:value-type="float" office:value="449.919595528533" calcext:value-type="float">
            <text:p>449.919595528533</text:p>
          </table:table-cell>
          <table:table-cell table:formula="of:=[.B197]*[.$K$2]" office:value-type="float" office:value="32.5360804305105" calcext:value-type="float">
            <text:p>32.5360804305105</text:p>
          </table:table-cell>
          <table:table-cell table:formula="of:=[.C197]*[.$K$3]" office:value-type="float" office:value="18.2809870169352" calcext:value-type="float">
            <text:p>18.2809870169352</text:p>
          </table:table-cell>
          <table:table-cell table:formula="of:= [.G197]/[.F197]" office:value-type="float" office:value="0.561868140693196" calcext:value-type="float">
            <text:p>0.561868140693196</text:p>
          </table:table-cell>
          <table:table-cell table:number-columns-repeated="7"/>
        </table:table-row>
        <table:table-row table:style-name="ro1">
          <table:table-cell office:value-type="float" office:value="485.261353035512" calcext:value-type="float">
            <text:p>485.261353035512</text:p>
          </table:table-cell>
          <table:table-cell office:value-type="float" office:value="-35.3417575069791" calcext:value-type="float">
            <text:p>-35.3417575069791</text:p>
          </table:table-cell>
          <table:table-cell office:value-type="float" office:value="-73.1456848936548" calcext:value-type="float">
            <text:p>-73.1456848936548</text:p>
          </table:table-cell>
          <table:table-cell/>
          <table:table-cell table:formula="of:=[.A198]*[.$K$1]" office:value-type="float" office:value="485.261353035512" calcext:value-type="float">
            <text:p>485.261353035512</text:p>
          </table:table-cell>
          <table:table-cell table:formula="of:=[.B198]*[.$K$2]" office:value-type="float" office:value="-35.3417575069791" calcext:value-type="float">
            <text:p>-35.3417575069791</text:p>
          </table:table-cell>
          <table:table-cell table:formula="of:=[.C198]*[.$K$3]" office:value-type="float" office:value="-73.1456848936548" calcext:value-type="float">
            <text:p>-73.1456848936548</text:p>
          </table:table-cell>
          <table:table-cell table:formula="of:= [.G198]/[.F198]" office:value-type="float" office:value="2.06966744308656" calcext:value-type="float">
            <text:p>2.06966744308656</text:p>
          </table:table-cell>
          <table:table-cell table:number-columns-repeated="7"/>
        </table:table-row>
        <table:table-row table:style-name="ro1">
          <table:table-cell office:value-type="float" office:value="496.308062778148" calcext:value-type="float">
            <text:p>496.308062778148</text:p>
          </table:table-cell>
          <table:table-cell office:value-type="float" office:value="-11.0467097426359" calcext:value-type="float">
            <text:p>-11.0467097426359</text:p>
          </table:table-cell>
          <table:table-cell office:value-type="float" office:value="72.7239290232132" calcext:value-type="float">
            <text:p>72.7239290232132</text:p>
          </table:table-cell>
          <table:table-cell/>
          <table:table-cell table:formula="of:=[.A199]*[.$K$1]" office:value-type="float" office:value="496.308062778148" calcext:value-type="float">
            <text:p>496.308062778148</text:p>
          </table:table-cell>
          <table:table-cell table:formula="of:=[.B199]*[.$K$2]" office:value-type="float" office:value="-11.0467097426359" calcext:value-type="float">
            <text:p>-11.0467097426359</text:p>
          </table:table-cell>
          <table:table-cell table:formula="of:=[.C199]*[.$K$3]" office:value-type="float" office:value="72.7239290232132" calcext:value-type="float">
            <text:p>72.7239290232132</text:p>
          </table:table-cell>
          <table:table-cell table:formula="of:= [.G199]/[.F199]" office:value-type="float" office:value="-6.58331129517489" calcext:value-type="float">
            <text:p>-6.58331129517489</text:p>
          </table:table-cell>
          <table:table-cell table:number-columns-repeated="7"/>
        </table:table-row>
        <table:table-row table:style-name="ro1">
          <table:table-cell office:value-type="float" office:value="430.088895621965" calcext:value-type="float">
            <text:p>430.088895621965</text:p>
          </table:table-cell>
          <table:table-cell office:value-type="float" office:value="66.2191671561835" calcext:value-type="float">
            <text:p>66.2191671561835</text:p>
          </table:table-cell>
          <table:table-cell office:value-type="float" office:value="-328.915429293443" calcext:value-type="float">
            <text:p>-328.915429293443</text:p>
          </table:table-cell>
          <table:table-cell/>
          <table:table-cell table:formula="of:=[.A200]*[.$K$1]" office:value-type="float" office:value="430.088895621965" calcext:value-type="float">
            <text:p>430.088895621965</text:p>
          </table:table-cell>
          <table:table-cell table:formula="of:=[.B200]*[.$K$2]" office:value-type="float" office:value="66.2191671561835" calcext:value-type="float">
            <text:p>66.2191671561835</text:p>
          </table:table-cell>
          <table:table-cell table:formula="of:=[.C200]*[.$K$3]" office:value-type="float" office:value="-328.915429293443" calcext:value-type="float">
            <text:p>-328.915429293443</text:p>
          </table:table-cell>
          <table:table-cell table:formula="of:= [.G200]/[.F200]" office:value-type="float" office:value="-4.9670728796342" calcext:value-type="float">
            <text:p>-4.9670728796342</text:p>
          </table:table-cell>
          <table:table-cell table:number-columns-repeated="7"/>
        </table:table-row>
        <table:table-row table:style-name="ro1">
          <table:table-cell office:value-type="float" office:value="445.938769924915" calcext:value-type="float">
            <text:p>445.938769924915</text:p>
          </table:table-cell>
          <table:table-cell office:value-type="float" office:value="-15.84987430295" calcext:value-type="float">
            <text:p>-15.84987430295</text:p>
          </table:table-cell>
          <table:table-cell office:value-type="float" office:value="51.4923380096261" calcext:value-type="float">
            <text:p>51.4923380096261</text:p>
          </table:table-cell>
          <table:table-cell/>
          <table:table-cell table:formula="of:=[.A201]*[.$K$1]" office:value-type="float" office:value="445.938769924915" calcext:value-type="float">
            <text:p>445.938769924915</text:p>
          </table:table-cell>
          <table:table-cell table:formula="of:=[.B201]*[.$K$2]" office:value-type="float" office:value="-15.84987430295" calcext:value-type="float">
            <text:p>-15.84987430295</text:p>
          </table:table-cell>
          <table:table-cell table:formula="of:=[.C201]*[.$K$3]" office:value-type="float" office:value="51.4923380096261" calcext:value-type="float">
            <text:p>51.4923380096261</text:p>
          </table:table-cell>
          <table:table-cell table:formula="of:= [.G201]/[.F201]" office:value-type="float" office:value="-3.24875371409363" calcext:value-type="float">
            <text:p>-3.24875371409363</text:p>
          </table:table-cell>
          <table:table-cell table:number-columns-repeated="7"/>
        </table:table-row>
        <table:table-row table:style-name="ro1">
          <table:table-cell office:value-type="float" office:value="175.066705731594" calcext:value-type="float">
            <text:p>175.066705731594</text:p>
          </table:table-cell>
          <table:table-cell office:value-type="float" office:value="270.87206419332" calcext:value-type="float">
            <text:p>270.87206419332</text:p>
          </table:table-cell>
          <table:table-cell office:value-type="float" office:value="121.000164609107" calcext:value-type="float">
            <text:p>121.000164609107</text:p>
          </table:table-cell>
          <table:table-cell/>
          <table:table-cell table:formula="of:=[.A202]*[.$K$1]" office:value-type="float" office:value="175.066705731594" calcext:value-type="float">
            <text:p>175.066705731594</text:p>
          </table:table-cell>
          <table:table-cell table:formula="of:=[.B202]*[.$K$2]" office:value-type="float" office:value="270.87206419332" calcext:value-type="float">
            <text:p>270.87206419332</text:p>
          </table:table-cell>
          <table:table-cell table:formula="of:=[.C202]*[.$K$3]" office:value-type="float" office:value="121.000164609107" calcext:value-type="float">
            <text:p>121.000164609107</text:p>
          </table:table-cell>
          <table:table-cell table:formula="of:= [.G202]/[.F202]" office:value-type="float" office:value="0.446705956811956" calcext:value-type="float">
            <text:p>0.446705956811956</text:p>
          </table:table-cell>
          <table:table-cell table:number-columns-repeated="7"/>
        </table:table-row>
        <table:table-row table:style-name="ro1">
          <table:table-cell office:value-type="float" office:value="493.127675836458" calcext:value-type="float">
            <text:p>493.127675836458</text:p>
          </table:table-cell>
          <table:table-cell office:value-type="float" office:value="-318.060970104864" calcext:value-type="float">
            <text:p>-318.060970104864</text:p>
          </table:table-cell>
          <table:table-cell office:value-type="float" office:value="150.700108422429" calcext:value-type="float">
            <text:p>150.700108422429</text:p>
          </table:table-cell>
          <table:table-cell/>
          <table:table-cell table:formula="of:=[.A203]*[.$K$1]" office:value-type="float" office:value="493.127675836458" calcext:value-type="float">
            <text:p>493.127675836458</text:p>
          </table:table-cell>
          <table:table-cell table:formula="of:=[.B203]*[.$K$2]" office:value-type="float" office:value="-318.060970104864" calcext:value-type="float">
            <text:p>-318.060970104864</text:p>
          </table:table-cell>
          <table:table-cell table:formula="of:=[.C203]*[.$K$3]" office:value-type="float" office:value="150.700108422429" calcext:value-type="float">
            <text:p>150.700108422429</text:p>
          </table:table-cell>
          <table:table-cell table:formula="of:= [.G203]/[.F203]" office:value-type="float" office:value="-0.473808868698173" calcext:value-type="float">
            <text:p>-0.473808868698173</text:p>
          </table:table-cell>
          <table:table-cell table:number-columns-repeated="7"/>
        </table:table-row>
        <table:table-row table:style-name="ro1">
          <table:table-cell office:value-type="float" office:value="420.364759968076" calcext:value-type="float">
            <text:p>420.364759968076</text:p>
          </table:table-cell>
          <table:table-cell office:value-type="float" office:value="72.7629158683823" calcext:value-type="float">
            <text:p>72.7629158683823</text:p>
          </table:table-cell>
          <table:table-cell office:value-type="float" office:value="-151.344779639305" calcext:value-type="float">
            <text:p>-151.344779639305</text:p>
          </table:table-cell>
          <table:table-cell/>
          <table:table-cell table:formula="of:=[.A204]*[.$K$1]" office:value-type="float" office:value="420.364759968076" calcext:value-type="float">
            <text:p>420.364759968076</text:p>
          </table:table-cell>
          <table:table-cell table:formula="of:=[.B204]*[.$K$2]" office:value-type="float" office:value="72.7629158683823" calcext:value-type="float">
            <text:p>72.7629158683823</text:p>
          </table:table-cell>
          <table:table-cell table:formula="of:=[.C204]*[.$K$3]" office:value-type="float" office:value="-151.344779639305" calcext:value-type="float">
            <text:p>-151.344779639305</text:p>
          </table:table-cell>
          <table:table-cell table:formula="of:= [.G204]/[.F204]" office:value-type="float" office:value="-2.07997134025065" calcext:value-type="float">
            <text:p>-2.07997134025065</text:p>
          </table:table-cell>
          <table:table-cell table:number-columns-repeated="7"/>
        </table:table-row>
        <table:table-row table:style-name="ro1">
          <table:table-cell office:value-type="float" office:value="293.907655938978" calcext:value-type="float">
            <text:p>293.907655938978</text:p>
          </table:table-cell>
          <table:table-cell office:value-type="float" office:value="126.457104029098" calcext:value-type="float">
            <text:p>126.457104029098</text:p>
          </table:table-cell>
          <table:table-cell office:value-type="float" office:value="271.140892925446" calcext:value-type="float">
            <text:p>271.140892925446</text:p>
          </table:table-cell>
          <table:table-cell/>
          <table:table-cell table:formula="of:=[.A205]*[.$K$1]" office:value-type="float" office:value="293.907655938978" calcext:value-type="float">
            <text:p>293.907655938978</text:p>
          </table:table-cell>
          <table:table-cell table:formula="of:=[.B205]*[.$K$2]" office:value-type="float" office:value="126.457104029098" calcext:value-type="float">
            <text:p>126.457104029098</text:p>
          </table:table-cell>
          <table:table-cell table:formula="of:=[.C205]*[.$K$3]" office:value-type="float" office:value="271.140892925446" calcext:value-type="float">
            <text:p>271.140892925446</text:p>
          </table:table-cell>
          <table:table-cell table:formula="of:= [.G205]/[.F205]" office:value-type="float" office:value="2.14413334076555" calcext:value-type="float">
            <text:p>2.14413334076555</text:p>
          </table:table-cell>
          <table:table-cell table:number-columns-repeated="7"/>
        </table:table-row>
        <table:table-row table:style-name="ro1">
          <table:table-cell office:value-type="float" office:value="543.873121213457" calcext:value-type="float">
            <text:p>543.873121213457</text:p>
          </table:table-cell>
          <table:table-cell office:value-type="float" office:value="-249.965465274479" calcext:value-type="float">
            <text:p>-249.965465274479</text:p>
          </table:table-cell>
          <table:table-cell office:value-type="float" office:value="-112.865445795336" calcext:value-type="float">
            <text:p>-112.865445795336</text:p>
          </table:table-cell>
          <table:table-cell/>
          <table:table-cell table:formula="of:=[.A206]*[.$K$1]" office:value-type="float" office:value="543.873121213457" calcext:value-type="float">
            <text:p>543.873121213457</text:p>
          </table:table-cell>
          <table:table-cell table:formula="of:=[.B206]*[.$K$2]" office:value-type="float" office:value="-249.965465274479" calcext:value-type="float">
            <text:p>-249.965465274479</text:p>
          </table:table-cell>
          <table:table-cell table:formula="of:=[.C206]*[.$K$3]" office:value-type="float" office:value="-112.865445795336" calcext:value-type="float">
            <text:p>-112.865445795336</text:p>
          </table:table-cell>
          <table:table-cell table:formula="of:= [.G206]/[.F206]" office:value-type="float" office:value="0.451524156232551" calcext:value-type="float">
            <text:p>0.451524156232551</text:p>
          </table:table-cell>
          <table:table-cell table:number-columns-repeated="7"/>
        </table:table-row>
        <table:table-row table:style-name="ro1">
          <table:table-cell office:value-type="float" office:value="295.945012892469" calcext:value-type="float">
            <text:p>295.945012892469</text:p>
          </table:table-cell>
          <table:table-cell office:value-type="float" office:value="247.928108320988" calcext:value-type="float">
            <text:p>247.928108320988</text:p>
          </table:table-cell>
          <table:table-cell office:value-type="float" office:value="-125.206731147908" calcext:value-type="float">
            <text:p>-125.206731147908</text:p>
          </table:table-cell>
          <table:table-cell/>
          <table:table-cell table:formula="of:=[.A207]*[.$K$1]" office:value-type="float" office:value="295.945012892469" calcext:value-type="float">
            <text:p>295.945012892469</text:p>
          </table:table-cell>
          <table:table-cell table:formula="of:=[.B207]*[.$K$2]" office:value-type="float" office:value="247.928108320988" calcext:value-type="float">
            <text:p>247.928108320988</text:p>
          </table:table-cell>
          <table:table-cell table:formula="of:=[.C207]*[.$K$3]" office:value-type="float" office:value="-125.206731147908" calcext:value-type="float">
            <text:p>-125.206731147908</text:p>
          </table:table-cell>
          <table:table-cell table:formula="of:= [.G207]/[.F207]" office:value-type="float" office:value="-0.505012247283416" calcext:value-type="float">
            <text:p>-0.505012247283416</text:p>
          </table:table-cell>
          <table:table-cell table:number-columns-repeated="7"/>
        </table:table-row>
        <table:table-row table:style-name="ro1">
          <table:table-cell office:value-type="float" office:value="517.571164065468" calcext:value-type="float">
            <text:p>517.571164065468</text:p>
          </table:table-cell>
          <table:table-cell office:value-type="float" office:value="-221.626151172999" calcext:value-type="float">
            <text:p>-221.626151172999</text:p>
          </table:table-cell>
          <table:table-cell office:value-type="float" office:value="-71.5408089700067" calcext:value-type="float">
            <text:p>-71.5408089700067</text:p>
          </table:table-cell>
          <table:table-cell/>
          <table:table-cell table:formula="of:=[.A208]*[.$K$1]" office:value-type="float" office:value="517.571164065468" calcext:value-type="float">
            <text:p>517.571164065468</text:p>
          </table:table-cell>
          <table:table-cell table:formula="of:=[.B208]*[.$K$2]" office:value-type="float" office:value="-221.626151172999" calcext:value-type="float">
            <text:p>-221.626151172999</text:p>
          </table:table-cell>
          <table:table-cell table:formula="of:=[.C208]*[.$K$3]" office:value-type="float" office:value="-71.5408089700067" calcext:value-type="float">
            <text:p>-71.5408089700067</text:p>
          </table:table-cell>
          <table:table-cell table:formula="of:= [.G208]/[.F208]" office:value-type="float" office:value="0.322799491807998" calcext:value-type="float">
            <text:p>0.322799491807998</text:p>
          </table:table-cell>
          <table:table-cell table:number-columns-repeated="7"/>
        </table:table-row>
        <table:table-row table:style-name="ro1">
          <table:table-cell office:value-type="float" office:value="463.687361684105" calcext:value-type="float">
            <text:p>463.687361684105</text:p>
          </table:table-cell>
          <table:table-cell office:value-type="float" office:value="53.8838023813635" calcext:value-type="float">
            <text:p>53.8838023813635</text:p>
          </table:table-cell>
          <table:table-cell office:value-type="float" office:value="80.8040670014545" calcext:value-type="float">
            <text:p>80.8040670014545</text:p>
          </table:table-cell>
          <table:table-cell/>
          <table:table-cell table:formula="of:=[.A209]*[.$K$1]" office:value-type="float" office:value="463.687361684105" calcext:value-type="float">
            <text:p>463.687361684105</text:p>
          </table:table-cell>
          <table:table-cell table:formula="of:=[.B209]*[.$K$2]" office:value-type="float" office:value="53.8838023813635" calcext:value-type="float">
            <text:p>53.8838023813635</text:p>
          </table:table-cell>
          <table:table-cell table:formula="of:=[.C209]*[.$K$3]" office:value-type="float" office:value="80.8040670014545" calcext:value-type="float">
            <text:p>80.8040670014545</text:p>
          </table:table-cell>
          <table:table-cell table:formula="of:= [.G209]/[.F209]" office:value-type="float" office:value="1.49959845872721" calcext:value-type="float">
            <text:p>1.49959845872721</text:p>
          </table:table-cell>
          <table:table-cell table:number-columns-repeated="7"/>
        </table:table-row>
        <table:table-row table:style-name="ro1">
          <table:table-cell office:value-type="float" office:value="467.018767125405" calcext:value-type="float">
            <text:p>467.018767125405</text:p>
          </table:table-cell>
          <table:table-cell office:value-type="float" office:value="-3.33140544130026" calcext:value-type="float">
            <text:p>-3.33140544130026</text:p>
          </table:table-cell>
          <table:table-cell office:value-type="float" office:value="216.658146638058" calcext:value-type="float">
            <text:p>216.658146638058</text:p>
          </table:table-cell>
          <table:table-cell/>
          <table:table-cell table:formula="of:=[.A210]*[.$K$1]" office:value-type="float" office:value="467.018767125405" calcext:value-type="float">
            <text:p>467.018767125405</text:p>
          </table:table-cell>
          <table:table-cell table:formula="of:=[.B210]*[.$K$2]" office:value-type="float" office:value="-3.33140544130026" calcext:value-type="float">
            <text:p>-3.33140544130026</text:p>
          </table:table-cell>
          <table:table-cell table:formula="of:=[.C210]*[.$K$3]" office:value-type="float" office:value="216.658146638058" calcext:value-type="float">
            <text:p>216.658146638058</text:p>
          </table:table-cell>
          <table:table-cell table:formula="of:= [.G210]/[.F210]" office:value-type="float" office:value="-65.0350581625679" calcext:value-type="float">
            <text:p>-65.0350581625679</text:p>
          </table:table-cell>
          <table:table-cell table:number-columns-repeated="7"/>
        </table:table-row>
        <table:table-row table:style-name="ro1">
          <table:table-cell office:value-type="float" office:value="390.545816271557" calcext:value-type="float">
            <text:p>390.545816271557</text:p>
          </table:table-cell>
          <table:table-cell office:value-type="float" office:value="76.4729508538486" calcext:value-type="float">
            <text:p>76.4729508538486</text:p>
          </table:table-cell>
          <table:table-cell office:value-type="float" office:value="61.5301651248436" calcext:value-type="float">
            <text:p>61.5301651248436</text:p>
          </table:table-cell>
          <table:table-cell/>
          <table:table-cell table:formula="of:=[.A211]*[.$K$1]" office:value-type="float" office:value="390.545816271557" calcext:value-type="float">
            <text:p>390.545816271557</text:p>
          </table:table-cell>
          <table:table-cell table:formula="of:=[.B211]*[.$K$2]" office:value-type="float" office:value="76.4729508538486" calcext:value-type="float">
            <text:p>76.4729508538486</text:p>
          </table:table-cell>
          <table:table-cell table:formula="of:=[.C211]*[.$K$3]" office:value-type="float" office:value="61.5301651248436" calcext:value-type="float">
            <text:p>61.5301651248436</text:p>
          </table:table-cell>
          <table:table-cell table:formula="of:= [.G211]/[.F211]" office:value-type="float" office:value="0.804600377490821" calcext:value-type="float">
            <text:p>0.804600377490821</text:p>
          </table:table-cell>
          <table:table-cell table:number-columns-repeated="7"/>
        </table:table-row>
        <table:table-row table:style-name="ro1">
          <table:table-cell office:value-type="float" office:value="488.423423350495" calcext:value-type="float">
            <text:p>488.423423350495</text:p>
          </table:table-cell>
          <table:table-cell office:value-type="float" office:value="-97.8776070789389" calcext:value-type="float">
            <text:p>-97.8776070789389</text:p>
          </table:table-cell>
          <table:table-cell office:value-type="float" office:value="-248.995916809597" calcext:value-type="float">
            <text:p>-248.995916809597</text:p>
          </table:table-cell>
          <table:table-cell/>
          <table:table-cell table:formula="of:=[.A212]*[.$K$1]" office:value-type="float" office:value="488.423423350495" calcext:value-type="float">
            <text:p>488.423423350495</text:p>
          </table:table-cell>
          <table:table-cell table:formula="of:=[.B212]*[.$K$2]" office:value-type="float" office:value="-97.8776070789389" calcext:value-type="float">
            <text:p>-97.8776070789389</text:p>
          </table:table-cell>
          <table:table-cell table:formula="of:=[.C212]*[.$K$3]" office:value-type="float" office:value="-248.995916809597" calcext:value-type="float">
            <text:p>-248.995916809597</text:p>
          </table:table-cell>
          <table:table-cell table:formula="of:= [.G212]/[.F212]" office:value-type="float" office:value="2.54395182147006" calcext:value-type="float">
            <text:p>2.54395182147006</text:p>
          </table:table-cell>
          <table:table-cell table:number-columns-repeated="7"/>
        </table:table-row>
        <table:table-row table:style-name="ro1">
          <table:table-cell office:value-type="float" office:value="189.703180863603" calcext:value-type="float">
            <text:p>189.703180863603</text:p>
          </table:table-cell>
          <table:table-cell office:value-type="float" office:value="298.720242486892" calcext:value-type="float">
            <text:p>298.720242486892</text:p>
          </table:table-cell>
          <table:table-cell office:value-type="float" office:value="-191.228822111596" calcext:value-type="float">
            <text:p>-191.228822111596</text:p>
          </table:table-cell>
          <table:table-cell/>
          <table:table-cell table:formula="of:=[.A213]*[.$K$1]" office:value-type="float" office:value="189.703180863603" calcext:value-type="float">
            <text:p>189.703180863603</text:p>
          </table:table-cell>
          <table:table-cell table:formula="of:=[.B213]*[.$K$2]" office:value-type="float" office:value="298.720242486892" calcext:value-type="float">
            <text:p>298.720242486892</text:p>
          </table:table-cell>
          <table:table-cell table:formula="of:=[.C213]*[.$K$3]" office:value-type="float" office:value="-191.228822111596" calcext:value-type="float">
            <text:p>-191.228822111596</text:p>
          </table:table-cell>
          <table:table-cell table:formula="of:= [.G213]/[.F213]" office:value-type="float" office:value="-0.640160239960929" calcext:value-type="float">
            <text:p>-0.640160239960929</text:p>
          </table:table-cell>
          <table:table-cell table:number-columns-repeated="7"/>
        </table:table-row>
        <table:table-row table:style-name="ro1">
          <table:table-cell office:value-type="float" office:value="426.806036154278" calcext:value-type="float">
            <text:p>426.806036154278</text:p>
          </table:table-cell>
          <table:table-cell office:value-type="float" office:value="-237.102855290675" calcext:value-type="float">
            <text:p>-237.102855290675</text:p>
          </table:table-cell>
          <table:table-cell office:value-type="float" office:value="222.950011042391" calcext:value-type="float">
            <text:p>222.950011042391</text:p>
          </table:table-cell>
          <table:table-cell/>
          <table:table-cell table:formula="of:=[.A214]*[.$K$1]" office:value-type="float" office:value="426.806036154278" calcext:value-type="float">
            <text:p>426.806036154278</text:p>
          </table:table-cell>
          <table:table-cell table:formula="of:=[.B214]*[.$K$2]" office:value-type="float" office:value="-237.102855290675" calcext:value-type="float">
            <text:p>-237.102855290675</text:p>
          </table:table-cell>
          <table:table-cell table:formula="of:=[.C214]*[.$K$3]" office:value-type="float" office:value="222.950011042391" calcext:value-type="float">
            <text:p>222.950011042391</text:p>
          </table:table-cell>
          <table:table-cell table:formula="of:= [.G214]/[.F214]" office:value-type="float" office:value="-0.940309262699797" calcext:value-type="float">
            <text:p>-0.940309262699797</text:p>
          </table:table-cell>
          <table:table-cell table:number-columns-repeated="7"/>
        </table:table-row>
        <table:table-row table:style-name="ro1">
          <table:table-cell office:value-type="float" office:value="344.954129186351" calcext:value-type="float">
            <text:p>344.954129186351</text:p>
          </table:table-cell>
          <table:table-cell office:value-type="float" office:value="81.8519069679268" calcext:value-type="float">
            <text:p>81.8519069679268</text:p>
          </table:table-cell>
          <table:table-cell office:value-type="float" office:value="180.240830121988" calcext:value-type="float">
            <text:p>180.240830121988</text:p>
          </table:table-cell>
          <table:table-cell/>
          <table:table-cell table:formula="of:=[.A215]*[.$K$1]" office:value-type="float" office:value="344.954129186351" calcext:value-type="float">
            <text:p>344.954129186351</text:p>
          </table:table-cell>
          <table:table-cell table:formula="of:=[.B215]*[.$K$2]" office:value-type="float" office:value="81.8519069679268" calcext:value-type="float">
            <text:p>81.8519069679268</text:p>
          </table:table-cell>
          <table:table-cell table:formula="of:=[.C215]*[.$K$3]" office:value-type="float" office:value="180.240830121988" calcext:value-type="float">
            <text:p>180.240830121988</text:p>
          </table:table-cell>
          <table:table-cell table:formula="of:= [.G215]/[.F215]" office:value-type="float" office:value="2.20203580831189" calcext:value-type="float">
            <text:p>2.20203580831189</text:p>
          </table:table-cell>
          <table:table-cell table:number-columns-repeated="7"/>
        </table:table-row>
        <table:table-row table:style-name="ro1">
          <table:table-cell office:value-type="float" office:value="46.6672385480981" calcext:value-type="float">
            <text:p>46.6672385480981</text:p>
          </table:table-cell>
          <table:table-cell office:value-type="float" office:value="298.286890638253" calcext:value-type="float">
            <text:p>298.286890638253</text:p>
          </table:table-cell>
          <table:table-cell office:value-type="float" office:value="-99.1845724069439" calcext:value-type="float">
            <text:p>-99.1845724069439</text:p>
          </table:table-cell>
          <table:table-cell/>
          <table:table-cell table:formula="of:=[.A216]*[.$K$1]" office:value-type="float" office:value="46.6672385480981" calcext:value-type="float">
            <text:p>46.6672385480981</text:p>
          </table:table-cell>
          <table:table-cell table:formula="of:=[.B216]*[.$K$2]" office:value-type="float" office:value="298.286890638253" calcext:value-type="float">
            <text:p>298.286890638253</text:p>
          </table:table-cell>
          <table:table-cell table:formula="of:=[.C216]*[.$K$3]" office:value-type="float" office:value="-99.1845724069439" calcext:value-type="float">
            <text:p>-99.1845724069439</text:p>
          </table:table-cell>
          <table:table-cell table:formula="of:= [.G216]/[.F216]" office:value-type="float" office:value="-0.332514017611421" calcext:value-type="float">
            <text:p>-0.332514017611421</text:p>
          </table:table-cell>
          <table:table-cell table:number-columns-repeated="7"/>
        </table:table-row>
        <table:table-row table:style-name="ro1">
          <table:table-cell office:value-type="float" office:value="579.04828501246" calcext:value-type="float">
            <text:p>579.04828501246</text:p>
          </table:table-cell>
          <table:table-cell office:value-type="float" office:value="-532.381046464362" calcext:value-type="float">
            <text:p>-532.381046464362</text:p>
          </table:table-cell>
          <table:table-cell office:value-type="float" office:value="-265.663144641765" calcext:value-type="float">
            <text:p>-265.663144641765</text:p>
          </table:table-cell>
          <table:table-cell/>
          <table:table-cell table:formula="of:=[.A217]*[.$K$1]" office:value-type="float" office:value="579.04828501246" calcext:value-type="float">
            <text:p>579.04828501246</text:p>
          </table:table-cell>
          <table:table-cell table:formula="of:=[.B217]*[.$K$2]" office:value-type="float" office:value="-532.381046464362" calcext:value-type="float">
            <text:p>-532.381046464362</text:p>
          </table:table-cell>
          <table:table-cell table:formula="of:=[.C217]*[.$K$3]" office:value-type="float" office:value="-265.663144641765" calcext:value-type="float">
            <text:p>-265.663144641765</text:p>
          </table:table-cell>
          <table:table-cell table:formula="of:= [.G217]/[.F217]" office:value-type="float" office:value="0.499009396382688" calcext:value-type="float">
            <text:p>0.499009396382688</text:p>
          </table:table-cell>
          <table:table-cell table:number-columns-repeated="7"/>
        </table:table-row>
        <table:table-row table:style-name="ro1">
          <table:table-cell office:value-type="float" office:value="379.293895422231" calcext:value-type="float">
            <text:p>379.293895422231</text:p>
          </table:table-cell>
          <table:table-cell office:value-type="float" office:value="199.754389590228" calcext:value-type="float">
            <text:p>199.754389590228</text:p>
          </table:table-cell>
          <table:table-cell office:value-type="float" office:value="327.977064215116" calcext:value-type="float">
            <text:p>327.977064215116</text:p>
          </table:table-cell>
          <table:table-cell/>
          <table:table-cell table:formula="of:=[.A218]*[.$K$1]" office:value-type="float" office:value="379.293895422231" calcext:value-type="float">
            <text:p>379.293895422231</text:p>
          </table:table-cell>
          <table:table-cell table:formula="of:=[.B218]*[.$K$2]" office:value-type="float" office:value="199.754389590228" calcext:value-type="float">
            <text:p>199.754389590228</text:p>
          </table:table-cell>
          <table:table-cell table:formula="of:=[.C218]*[.$K$3]" office:value-type="float" office:value="327.977064215116" calcext:value-type="float">
            <text:p>327.977064215116</text:p>
          </table:table-cell>
          <table:table-cell table:formula="of:= [.G218]/[.F218]" office:value-type="float" office:value="1.64190166177535" calcext:value-type="float">
            <text:p>1.64190166177535</text:p>
          </table:table-cell>
          <table:table-cell table:number-columns-repeated="7"/>
        </table:table-row>
        <table:table-row table:style-name="ro1">
          <table:table-cell office:value-type="float" office:value="581.792784319069" calcext:value-type="float">
            <text:p>581.792784319069</text:p>
          </table:table-cell>
          <table:table-cell office:value-type="float" office:value="-202.498888896838" calcext:value-type="float">
            <text:p>-202.498888896838</text:p>
          </table:table-cell>
          <table:table-cell office:value-type="float" office:value="-113.164768762329" calcext:value-type="float">
            <text:p>-113.164768762329</text:p>
          </table:table-cell>
          <table:table-cell/>
          <table:table-cell table:formula="of:=[.A219]*[.$K$1]" office:value-type="float" office:value="581.792784319069" calcext:value-type="float">
            <text:p>581.792784319069</text:p>
          </table:table-cell>
          <table:table-cell table:formula="of:=[.B219]*[.$K$2]" office:value-type="float" office:value="-202.498888896838" calcext:value-type="float">
            <text:p>-202.498888896838</text:p>
          </table:table-cell>
          <table:table-cell table:formula="of:=[.C219]*[.$K$3]" office:value-type="float" office:value="-113.164768762329" calcext:value-type="float">
            <text:p>-113.164768762329</text:p>
          </table:table-cell>
          <table:table-cell table:formula="of:= [.G219]/[.F219]" office:value-type="float" office:value="0.558841430581774" calcext:value-type="float">
            <text:p>0.558841430581774</text:p>
          </table:table-cell>
          <table:table-cell table:number-columns-repeated="7"/>
        </table:table-row>
        <table:table-row table:style-name="ro1">
          <table:table-cell office:value-type="float" office:value="517.611837354331" calcext:value-type="float">
            <text:p>517.611837354331</text:p>
          </table:table-cell>
          <table:table-cell office:value-type="float" office:value="64.180946964738" calcext:value-type="float">
            <text:p>64.180946964738</text:p>
          </table:table-cell>
          <table:table-cell office:value-type="float" office:value="7.8252223918775" calcext:value-type="float">
            <text:p>7.8252223918775</text:p>
          </table:table-cell>
          <table:table-cell/>
          <table:table-cell table:formula="of:=[.A220]*[.$K$1]" office:value-type="float" office:value="517.611837354331" calcext:value-type="float">
            <text:p>517.611837354331</text:p>
          </table:table-cell>
          <table:table-cell table:formula="of:=[.B220]*[.$K$2]" office:value-type="float" office:value="64.180946964738" calcext:value-type="float">
            <text:p>64.180946964738</text:p>
          </table:table-cell>
          <table:table-cell table:formula="of:=[.C220]*[.$K$3]" office:value-type="float" office:value="7.8252223918775" calcext:value-type="float">
            <text:p>7.8252223918775</text:p>
          </table:table-cell>
          <table:table-cell table:formula="of:= [.G220]/[.F220]" office:value-type="float" office:value="0.121924383511773" calcext:value-type="float">
            <text:p>0.121924383511773</text:p>
          </table:table-cell>
          <table:table-cell table:number-columns-repeated="7"/>
        </table:table-row>
        <table:table-row table:style-name="ro1">
          <table:table-cell office:value-type="float" office:value="342.124461849088" calcext:value-type="float">
            <text:p>342.124461849088</text:p>
          </table:table-cell>
          <table:table-cell office:value-type="float" office:value="175.487375505243" calcext:value-type="float">
            <text:p>175.487375505243</text:p>
          </table:table-cell>
          <table:table-cell office:value-type="float" office:value="229.224595309828" calcext:value-type="float">
            <text:p>229.224595309828</text:p>
          </table:table-cell>
          <table:table-cell/>
          <table:table-cell table:formula="of:=[.A221]*[.$K$1]" office:value-type="float" office:value="342.124461849088" calcext:value-type="float">
            <text:p>342.124461849088</text:p>
          </table:table-cell>
          <table:table-cell table:formula="of:=[.B221]*[.$K$2]" office:value-type="float" office:value="175.487375505243" calcext:value-type="float">
            <text:p>175.487375505243</text:p>
          </table:table-cell>
          <table:table-cell table:formula="of:=[.C221]*[.$K$3]" office:value-type="float" office:value="229.224595309828" calcext:value-type="float">
            <text:p>229.224595309828</text:p>
          </table:table-cell>
          <table:table-cell table:formula="of:= [.G221]/[.F221]" office:value-type="float" office:value="1.30621701219174" calcext:value-type="float">
            <text:p>1.30621701219174</text:p>
          </table:table-cell>
          <table:table-cell table:number-columns-repeated="7"/>
        </table:table-row>
        <table:table-row table:style-name="ro1">
          <table:table-cell office:value-type="float" office:value="381.584825220718" calcext:value-type="float">
            <text:p>381.584825220718</text:p>
          </table:table-cell>
          <table:table-cell office:value-type="float" office:value="-39.4603633716297" calcext:value-type="float">
            <text:p>-39.4603633716297</text:p>
          </table:table-cell>
          <table:table-cell office:value-type="float" office:value="-521.263069981287" calcext:value-type="float">
            <text:p>-521.263069981287</text:p>
          </table:table-cell>
          <table:table-cell/>
          <table:table-cell table:formula="of:=[.A222]*[.$K$1]" office:value-type="float" office:value="381.584825220718" calcext:value-type="float">
            <text:p>381.584825220718</text:p>
          </table:table-cell>
          <table:table-cell table:formula="of:=[.B222]*[.$K$2]" office:value-type="float" office:value="-39.4603633716297" calcext:value-type="float">
            <text:p>-39.4603633716297</text:p>
          </table:table-cell>
          <table:table-cell table:formula="of:=[.C222]*[.$K$3]" office:value-type="float" office:value="-521.263069981287" calcext:value-type="float">
            <text:p>-521.263069981287</text:p>
          </table:table-cell>
          <table:table-cell table:formula="of:= [.G222]/[.F222]" office:value-type="float" office:value="13.2097888980935" calcext:value-type="float">
            <text:p>13.2097888980935</text:p>
          </table:table-cell>
          <table:table-cell table:number-columns-repeated="7"/>
        </table:table-row>
        <table:table-row table:style-name="ro1">
          <table:table-cell office:value-type="float" office:value="338.371634754158" calcext:value-type="float">
            <text:p>338.371634754158</text:p>
          </table:table-cell>
          <table:table-cell office:value-type="float" office:value="43.2131904665603" calcext:value-type="float">
            <text:p>43.2131904665603</text:p>
          </table:table-cell>
          <table:table-cell office:value-type="float" office:value="161.846545365716" calcext:value-type="float">
            <text:p>161.846545365716</text:p>
          </table:table-cell>
          <table:table-cell/>
          <table:table-cell table:formula="of:=[.A223]*[.$K$1]" office:value-type="float" office:value="338.371634754158" calcext:value-type="float">
            <text:p>338.371634754158</text:p>
          </table:table-cell>
          <table:table-cell table:formula="of:=[.B223]*[.$K$2]" office:value-type="float" office:value="43.2131904665603" calcext:value-type="float">
            <text:p>43.2131904665603</text:p>
          </table:table-cell>
          <table:table-cell table:formula="of:=[.C223]*[.$K$3]" office:value-type="float" office:value="161.846545365716" calcext:value-type="float">
            <text:p>161.846545365716</text:p>
          </table:table-cell>
          <table:table-cell table:formula="of:= [.G223]/[.F223]" office:value-type="float" office:value="3.74530423739385" calcext:value-type="float">
            <text:p>3.74530423739385</text:p>
          </table:table-cell>
          <table:table-cell table:number-columns-repeated="7"/>
        </table:table-row>
        <table:table-row table:style-name="ro1">
          <table:table-cell office:value-type="float" office:value="345.443219740417" calcext:value-type="float">
            <text:p>345.443219740417</text:p>
          </table:table-cell>
          <table:table-cell office:value-type="float" office:value="-7.07158498625944" calcext:value-type="float">
            <text:p>-7.07158498625944</text:p>
          </table:table-cell>
          <table:table-cell office:value-type="float" office:value="-44.031964206114" calcext:value-type="float">
            <text:p>-44.031964206114</text:p>
          </table:table-cell>
          <table:table-cell/>
          <table:table-cell table:formula="of:=[.A224]*[.$K$1]" office:value-type="float" office:value="345.443219740417" calcext:value-type="float">
            <text:p>345.443219740417</text:p>
          </table:table-cell>
          <table:table-cell table:formula="of:=[.B224]*[.$K$2]" office:value-type="float" office:value="-7.07158498625944" calcext:value-type="float">
            <text:p>-7.07158498625944</text:p>
          </table:table-cell>
          <table:table-cell table:formula="of:=[.C224]*[.$K$3]" office:value-type="float" office:value="-44.031964206114" calcext:value-type="float">
            <text:p>-44.031964206114</text:p>
          </table:table-cell>
          <table:table-cell table:formula="of:= [.G224]/[.F224]" office:value-type="float" office:value="6.22660468504177" calcext:value-type="float">
            <text:p>6.22660468504177</text:p>
          </table:table-cell>
          <table:table-cell table:number-columns-repeated="7"/>
        </table:table-row>
        <table:table-row table:style-name="ro1">
          <table:table-cell office:value-type="float" office:value="443.371969098212" calcext:value-type="float">
            <text:p>443.371969098212</text:p>
          </table:table-cell>
          <table:table-cell office:value-type="float" office:value="-97.9287493577952" calcext:value-type="float">
            <text:p>-97.9287493577952</text:p>
          </table:table-cell>
          <table:table-cell office:value-type="float" office:value="381.182964696264" calcext:value-type="float">
            <text:p>381.182964696264</text:p>
          </table:table-cell>
          <table:table-cell/>
          <table:table-cell table:formula="of:=[.A225]*[.$K$1]" office:value-type="float" office:value="443.371969098212" calcext:value-type="float">
            <text:p>443.371969098212</text:p>
          </table:table-cell>
          <table:table-cell table:formula="of:=[.B225]*[.$K$2]" office:value-type="float" office:value="-97.9287493577952" calcext:value-type="float">
            <text:p>-97.9287493577952</text:p>
          </table:table-cell>
          <table:table-cell table:formula="of:=[.C225]*[.$K$3]" office:value-type="float" office:value="381.182964696264" calcext:value-type="float">
            <text:p>381.182964696264</text:p>
          </table:table-cell>
          <table:table-cell table:formula="of:= [.G225]/[.F225]" office:value-type="float" office:value="-3.89245208578702" calcext:value-type="float">
            <text:p>-3.89245208578702</text:p>
          </table:table-cell>
          <table:table-cell table:number-columns-repeated="7"/>
        </table:table-row>
        <table:table-row table:style-name="ro1">
          <table:table-cell office:value-type="float" office:value="511.727522448347" calcext:value-type="float">
            <text:p>511.727522448347</text:p>
          </table:table-cell>
          <table:table-cell office:value-type="float" office:value="-68.3555533501349" calcext:value-type="float">
            <text:p>-68.3555533501349</text:p>
          </table:table-cell>
          <table:table-cell office:value-type="float" office:value="-484.782401755286" calcext:value-type="float">
            <text:p>-484.782401755286</text:p>
          </table:table-cell>
          <table:table-cell/>
          <table:table-cell table:formula="of:=[.A226]*[.$K$1]" office:value-type="float" office:value="511.727522448347" calcext:value-type="float">
            <text:p>511.727522448347</text:p>
          </table:table-cell>
          <table:table-cell table:formula="of:=[.B226]*[.$K$2]" office:value-type="float" office:value="-68.3555533501349" calcext:value-type="float">
            <text:p>-68.3555533501349</text:p>
          </table:table-cell>
          <table:table-cell table:formula="of:=[.C226]*[.$K$3]" office:value-type="float" office:value="-484.782401755286" calcext:value-type="float">
            <text:p>-484.782401755286</text:p>
          </table:table-cell>
          <table:table-cell table:formula="of:= [.G226]/[.F226]" office:value-type="float" office:value="7.09207047556333" calcext:value-type="float">
            <text:p>7.09207047556333</text:p>
          </table:table-cell>
          <table:table-cell table:number-columns-repeated="7"/>
        </table:table-row>
        <table:table-row table:style-name="ro1">
          <table:table-cell office:value-type="float" office:value="474.559031947384" calcext:value-type="float">
            <text:p>474.559031947384</text:p>
          </table:table-cell>
          <table:table-cell office:value-type="float" office:value="37.1684905009632" calcext:value-type="float">
            <text:p>37.1684905009632</text:p>
          </table:table-cell>
          <table:table-cell office:value-type="float" office:value="-4.48107869791028" calcext:value-type="float">
            <text:p>-4.48107869791028</text:p>
          </table:table-cell>
          <table:table-cell/>
          <table:table-cell table:formula="of:=[.A227]*[.$K$1]" office:value-type="float" office:value="474.559031947384" calcext:value-type="float">
            <text:p>474.559031947384</text:p>
          </table:table-cell>
          <table:table-cell table:formula="of:=[.B227]*[.$K$2]" office:value-type="float" office:value="37.1684905009632" calcext:value-type="float">
            <text:p>37.1684905009632</text:p>
          </table:table-cell>
          <table:table-cell table:formula="of:=[.C227]*[.$K$3]" office:value-type="float" office:value="-4.48107869791028" calcext:value-type="float">
            <text:p>-4.48107869791028</text:p>
          </table:table-cell>
          <table:table-cell table:formula="of:= [.G227]/[.F227]" office:value-type="float" office:value="-0.12056122370087" calcext:value-type="float">
            <text:p>-0.12056122370087</text:p>
          </table:table-cell>
          <table:table-cell table:number-columns-repeated="7"/>
        </table:table-row>
        <table:table-row table:style-name="ro1">
          <table:table-cell office:value-type="float" office:value="458.691754126197" calcext:value-type="float">
            <text:p>458.691754126197</text:p>
          </table:table-cell>
          <table:table-cell office:value-type="float" office:value="15.8672778211866" calcext:value-type="float">
            <text:p>15.8672778211866</text:p>
          </table:table-cell>
          <table:table-cell office:value-type="float" office:value="319.191996429099" calcext:value-type="float">
            <text:p>319.191996429099</text:p>
          </table:table-cell>
          <table:table-cell/>
          <table:table-cell table:formula="of:=[.A228]*[.$K$1]" office:value-type="float" office:value="458.691754126197" calcext:value-type="float">
            <text:p>458.691754126197</text:p>
          </table:table-cell>
          <table:table-cell table:formula="of:=[.B228]*[.$K$2]" office:value-type="float" office:value="15.8672778211866" calcext:value-type="float">
            <text:p>15.8672778211866</text:p>
          </table:table-cell>
          <table:table-cell table:formula="of:=[.C228]*[.$K$3]" office:value-type="float" office:value="319.191996429099" calcext:value-type="float">
            <text:p>319.191996429099</text:p>
          </table:table-cell>
          <table:table-cell table:formula="of:= [.G228]/[.F228]" office:value-type="float" office:value="20.1163677869749" calcext:value-type="float">
            <text:p>20.1163677869749</text:p>
          </table:table-cell>
          <table:table-cell table:number-columns-repeated="7"/>
        </table:table-row>
        <table:table-row table:style-name="ro1">
          <table:table-cell office:value-type="float" office:value="391.914296918748" calcext:value-type="float">
            <text:p>391.914296918748</text:p>
          </table:table-cell>
          <table:table-cell office:value-type="float" office:value="66.777457207449" calcext:value-type="float">
            <text:p>66.777457207449</text:p>
          </table:table-cell>
          <table:table-cell office:value-type="float" office:value="-187.490869583685" calcext:value-type="float">
            <text:p>-187.490869583685</text:p>
          </table:table-cell>
          <table:table-cell/>
          <table:table-cell table:formula="of:=[.A229]*[.$K$1]" office:value-type="float" office:value="391.914296918748" calcext:value-type="float">
            <text:p>391.914296918748</text:p>
          </table:table-cell>
          <table:table-cell table:formula="of:=[.B229]*[.$K$2]" office:value-type="float" office:value="66.777457207449" calcext:value-type="float">
            <text:p>66.777457207449</text:p>
          </table:table-cell>
          <table:table-cell table:formula="of:=[.C229]*[.$K$3]" office:value-type="float" office:value="-187.490869583685" calcext:value-type="float">
            <text:p>-187.490869583685</text:p>
          </table:table-cell>
          <table:table-cell table:formula="of:= [.G229]/[.F229]" office:value-type="float" office:value="-2.80769704963804" calcext:value-type="float">
            <text:p>-2.80769704963804</text:p>
          </table:table-cell>
          <table:table-cell table:number-columns-repeated="7"/>
        </table:table-row>
        <table:table-row table:style-name="ro1">
          <table:table-cell office:value-type="float" office:value="93.1350060204509" calcext:value-type="float">
            <text:p>93.1350060204509</text:p>
          </table:table-cell>
          <table:table-cell office:value-type="float" office:value="298.779290898298" calcext:value-type="float">
            <text:p>298.779290898298</text:p>
          </table:table-cell>
          <table:table-cell office:value-type="float" office:value="-68.1985059096379" calcext:value-type="float">
            <text:p>-68.1985059096379</text:p>
          </table:table-cell>
          <table:table-cell/>
          <table:table-cell table:formula="of:=[.A230]*[.$K$1]" office:value-type="float" office:value="93.1350060204509" calcext:value-type="float">
            <text:p>93.1350060204509</text:p>
          </table:table-cell>
          <table:table-cell table:formula="of:=[.B230]*[.$K$2]" office:value-type="float" office:value="298.779290898298" calcext:value-type="float">
            <text:p>298.779290898298</text:p>
          </table:table-cell>
          <table:table-cell table:formula="of:=[.C230]*[.$K$3]" office:value-type="float" office:value="-68.1985059096379" calcext:value-type="float">
            <text:p>-68.1985059096379</text:p>
          </table:table-cell>
          <table:table-cell table:formula="of:= [.G230]/[.F230]" office:value-type="float" office:value="-0.228257138252772" calcext:value-type="float">
            <text:p>-0.228257138252772</text:p>
          </table:table-cell>
          <table:table-cell table:number-columns-repeated="7"/>
        </table:table-row>
        <table:table-row table:style-name="ro1">
          <table:table-cell office:value-type="float" office:value="387.541918130229" calcext:value-type="float">
            <text:p>387.541918130229</text:p>
          </table:table-cell>
          <table:table-cell office:value-type="float" office:value="-294.406912109779" calcext:value-type="float">
            <text:p>-294.406912109779</text:p>
          </table:table-cell>
          <table:table-cell office:value-type="float" office:value="177.990284389369" calcext:value-type="float">
            <text:p>177.990284389369</text:p>
          </table:table-cell>
          <table:table-cell/>
          <table:table-cell table:formula="of:=[.A231]*[.$K$1]" office:value-type="float" office:value="387.541918130229" calcext:value-type="float">
            <text:p>387.541918130229</text:p>
          </table:table-cell>
          <table:table-cell table:formula="of:=[.B231]*[.$K$2]" office:value-type="float" office:value="-294.406912109779" calcext:value-type="float">
            <text:p>-294.406912109779</text:p>
          </table:table-cell>
          <table:table-cell table:formula="of:=[.C231]*[.$K$3]" office:value-type="float" office:value="177.990284389369" calcext:value-type="float">
            <text:p>177.990284389369</text:p>
          </table:table-cell>
          <table:table-cell table:formula="of:= [.G231]/[.F231]" office:value-type="float" office:value="-0.604572369289345" calcext:value-type="float">
            <text:p>-0.604572369289345</text:p>
          </table:table-cell>
          <table:table-cell table:number-columns-repeated="7"/>
        </table:table-row>
        <table:table-row table:style-name="ro1">
          <table:table-cell office:value-type="float" office:value="381.844842908601" calcext:value-type="float">
            <text:p>381.844842908601</text:p>
          </table:table-cell>
          <table:table-cell office:value-type="float" office:value="5.69707522162832" calcext:value-type="float">
            <text:p>5.69707522162832</text:p>
          </table:table-cell>
          <table:table-cell office:value-type="float" office:value="-200.789037919168" calcext:value-type="float">
            <text:p>-200.789037919168</text:p>
          </table:table-cell>
          <table:table-cell/>
          <table:table-cell table:formula="of:=[.A232]*[.$K$1]" office:value-type="float" office:value="381.844842908601" calcext:value-type="float">
            <text:p>381.844842908601</text:p>
          </table:table-cell>
          <table:table-cell table:formula="of:=[.B232]*[.$K$2]" office:value-type="float" office:value="5.69707522162832" calcext:value-type="float">
            <text:p>5.69707522162832</text:p>
          </table:table-cell>
          <table:table-cell table:formula="of:=[.C232]*[.$K$3]" office:value-type="float" office:value="-200.789037919168" calcext:value-type="float">
            <text:p>-200.789037919168</text:p>
          </table:table-cell>
          <table:table-cell table:formula="of:= [.G232]/[.F232]" office:value-type="float" office:value="-35.2442314886233" calcext:value-type="float">
            <text:p>-35.2442314886233</text:p>
          </table:table-cell>
          <table:table-cell table:number-columns-repeated="7"/>
        </table:table-row>
        <table:table-row table:style-name="ro1">
          <table:table-cell office:value-type="float" office:value="272.13314633601" calcext:value-type="float">
            <text:p>272.13314633601</text:p>
          </table:table-cell>
          <table:table-cell office:value-type="float" office:value="109.711696572591" calcext:value-type="float">
            <text:p>109.711696572591</text:p>
          </table:table-cell>
          <table:table-cell office:value-type="float" office:value="85.9838212145798" calcext:value-type="float">
            <text:p>85.9838212145798</text:p>
          </table:table-cell>
          <table:table-cell/>
          <table:table-cell table:formula="of:=[.A233]*[.$K$1]" office:value-type="float" office:value="272.13314633601" calcext:value-type="float">
            <text:p>272.13314633601</text:p>
          </table:table-cell>
          <table:table-cell table:formula="of:=[.B233]*[.$K$2]" office:value-type="float" office:value="109.711696572591" calcext:value-type="float">
            <text:p>109.711696572591</text:p>
          </table:table-cell>
          <table:table-cell table:formula="of:=[.C233]*[.$K$3]" office:value-type="float" office:value="85.9838212145798" calcext:value-type="float">
            <text:p>85.9838212145798</text:p>
          </table:table-cell>
          <table:table-cell table:formula="of:= [.G233]/[.F233]" office:value-type="float" office:value="0.783725198868731" calcext:value-type="float">
            <text:p>0.783725198868731</text:p>
          </table:table-cell>
          <table:table-cell table:number-columns-repeated="7"/>
        </table:table-row>
        <table:table-row table:style-name="ro1">
          <table:table-cell office:value-type="float" office:value="335.425077054984" calcext:value-type="float">
            <text:p>335.425077054984</text:p>
          </table:table-cell>
          <table:table-cell office:value-type="float" office:value="-63.2919307189742" calcext:value-type="float">
            <text:p>-63.2919307189742</text:p>
          </table:table-cell>
          <table:table-cell office:value-type="float" office:value="134.214501663854" calcext:value-type="float">
            <text:p>134.214501663854</text:p>
          </table:table-cell>
          <table:table-cell/>
          <table:table-cell table:formula="of:=[.A234]*[.$K$1]" office:value-type="float" office:value="335.425077054984" calcext:value-type="float">
            <text:p>335.425077054984</text:p>
          </table:table-cell>
          <table:table-cell table:formula="of:=[.B234]*[.$K$2]" office:value-type="float" office:value="-63.2919307189742" calcext:value-type="float">
            <text:p>-63.2919307189742</text:p>
          </table:table-cell>
          <table:table-cell table:formula="of:=[.C234]*[.$K$3]" office:value-type="float" office:value="134.214501663854" calcext:value-type="float">
            <text:p>134.214501663854</text:p>
          </table:table-cell>
          <table:table-cell table:formula="of:= [.G234]/[.F234]" office:value-type="float" office:value="-2.12056260789051" calcext:value-type="float">
            <text:p>-2.12056260789051</text:p>
          </table:table-cell>
          <table:table-cell table:number-columns-repeated="7"/>
        </table:table-row>
        <table:table-row table:style-name="ro1">
          <table:table-cell office:value-type="float" office:value="397.367211647684" calcext:value-type="float">
            <text:p>397.367211647684</text:p>
          </table:table-cell>
          <table:table-cell office:value-type="float" office:value="-61.9421345926998" calcext:value-type="float">
            <text:p>-61.9421345926998</text:p>
          </table:table-cell>
          <table:table-cell office:value-type="float" office:value="6.05955476552035" calcext:value-type="float">
            <text:p>6.05955476552035</text:p>
          </table:table-cell>
          <table:table-cell/>
          <table:table-cell table:formula="of:=[.A235]*[.$K$1]" office:value-type="float" office:value="397.367211647684" calcext:value-type="float">
            <text:p>397.367211647684</text:p>
          </table:table-cell>
          <table:table-cell table:formula="of:=[.B235]*[.$K$2]" office:value-type="float" office:value="-61.9421345926998" calcext:value-type="float">
            <text:p>-61.9421345926998</text:p>
          </table:table-cell>
          <table:table-cell table:formula="of:=[.C235]*[.$K$3]" office:value-type="float" office:value="6.05955476552035" calcext:value-type="float">
            <text:p>6.05955476552035</text:p>
          </table:table-cell>
          <table:table-cell table:formula="of:= [.G235]/[.F235]" office:value-type="float" office:value="-0.0978260566150153" calcext:value-type="float">
            <text:p>-0.097826056615015</text:p>
          </table:table-cell>
          <table:table-cell table:number-columns-repeated="7"/>
        </table:table-row>
        <table:table-row table:style-name="ro1">
          <table:table-cell office:value-type="float" office:value="478.515746193905" calcext:value-type="float">
            <text:p>478.515746193905</text:p>
          </table:table-cell>
          <table:table-cell office:value-type="float" office:value="-81.148534546221" calcext:value-type="float">
            <text:p>-81.148534546221</text:p>
          </table:table-cell>
          <table:table-cell office:value-type="float" office:value="99.1963279564157" calcext:value-type="float">
            <text:p>99.1963279564157</text:p>
          </table:table-cell>
          <table:table-cell/>
          <table:table-cell table:formula="of:=[.A236]*[.$K$1]" office:value-type="float" office:value="478.515746193905" calcext:value-type="float">
            <text:p>478.515746193905</text:p>
          </table:table-cell>
          <table:table-cell table:formula="of:=[.B236]*[.$K$2]" office:value-type="float" office:value="-81.148534546221" calcext:value-type="float">
            <text:p>-81.148534546221</text:p>
          </table:table-cell>
          <table:table-cell table:formula="of:=[.C236]*[.$K$3]" office:value-type="float" office:value="99.1963279564157" calcext:value-type="float">
            <text:p>99.1963279564157</text:p>
          </table:table-cell>
          <table:table-cell table:formula="of:= [.G236]/[.F236]" office:value-type="float" office:value="-1.2224044280173" calcext:value-type="float">
            <text:p>-1.2224044280173</text:p>
          </table:table-cell>
          <table:table-cell table:number-columns-repeated="7"/>
        </table:table-row>
        <table:table-row table:style-name="ro1">
          <table:table-cell office:value-type="float" office:value="520.039052603667" calcext:value-type="float">
            <text:p>520.039052603667</text:p>
          </table:table-cell>
          <table:table-cell office:value-type="float" office:value="-41.5233064097624" calcext:value-type="float">
            <text:p>-41.5233064097624</text:p>
          </table:table-cell>
          <table:table-cell office:value-type="float" office:value="-31.7583993731787" calcext:value-type="float">
            <text:p>-31.7583993731787</text:p>
          </table:table-cell>
          <table:table-cell/>
          <table:table-cell table:formula="of:=[.A237]*[.$K$1]" office:value-type="float" office:value="520.039052603667" calcext:value-type="float">
            <text:p>520.039052603667</text:p>
          </table:table-cell>
          <table:table-cell table:formula="of:=[.B237]*[.$K$2]" office:value-type="float" office:value="-41.5233064097624" calcext:value-type="float">
            <text:p>-41.5233064097624</text:p>
          </table:table-cell>
          <table:table-cell table:formula="of:=[.C237]*[.$K$3]" office:value-type="float" office:value="-31.7583993731787" calcext:value-type="float">
            <text:p>-31.7583993731787</text:p>
          </table:table-cell>
          <table:table-cell table:formula="of:= [.G237]/[.F237]" office:value-type="float" office:value="0.764833105046568" calcext:value-type="float">
            <text:p>0.764833105046568</text:p>
          </table:table-cell>
          <table:table-cell table:number-columns-repeated="7"/>
        </table:table-row>
        <table:table-row table:style-name="ro1">
          <table:table-cell office:value-type="float" office:value="462.945364464975" calcext:value-type="float">
            <text:p>462.945364464975</text:p>
          </table:table-cell>
          <table:table-cell office:value-type="float" office:value="57.093688138692" calcext:value-type="float">
            <text:p>57.093688138692</text:p>
          </table:table-cell>
          <table:table-cell office:value-type="float" office:value="-366.141123854882" calcext:value-type="float">
            <text:p>-366.141123854882</text:p>
          </table:table-cell>
          <table:table-cell/>
          <table:table-cell table:formula="of:=[.A238]*[.$K$1]" office:value-type="float" office:value="462.945364464975" calcext:value-type="float">
            <text:p>462.945364464975</text:p>
          </table:table-cell>
          <table:table-cell table:formula="of:=[.B238]*[.$K$2]" office:value-type="float" office:value="57.093688138692" calcext:value-type="float">
            <text:p>57.093688138692</text:p>
          </table:table-cell>
          <table:table-cell table:formula="of:=[.C238]*[.$K$3]" office:value-type="float" office:value="-366.141123854882" calcext:value-type="float">
            <text:p>-366.141123854882</text:p>
          </table:table-cell>
          <table:table-cell table:formula="of:= [.G238]/[.F238]" office:value-type="float" office:value="-6.41298777135315" calcext:value-type="float">
            <text:p>-6.41298777135315</text:p>
          </table:table-cell>
          <table:table-cell table:number-columns-repeated="7"/>
        </table:table-row>
        <table:table-row table:style-name="ro1">
          <table:table-cell office:value-type="float" office:value="463.100479506576" calcext:value-type="float">
            <text:p>463.100479506576</text:p>
          </table:table-cell>
          <table:table-cell office:value-type="float" office:value="-0.155115041600823" calcext:value-type="float">
            <text:p>-0.155115041600823</text:p>
          </table:table-cell>
          <table:table-cell office:value-type="float" office:value="411.667597522456" calcext:value-type="float">
            <text:p>411.667597522456</text:p>
          </table:table-cell>
          <table:table-cell/>
          <table:table-cell table:formula="of:=[.A239]*[.$K$1]" office:value-type="float" office:value="463.100479506576" calcext:value-type="float">
            <text:p>463.100479506576</text:p>
          </table:table-cell>
          <table:table-cell table:formula="of:=[.B239]*[.$K$2]" office:value-type="float" office:value="-0.155115041600823" calcext:value-type="float">
            <text:p>-0.155115041600823</text:p>
          </table:table-cell>
          <table:table-cell table:formula="of:=[.C239]*[.$K$3]" office:value-type="float" office:value="411.667597522456" calcext:value-type="float">
            <text:p>411.667597522456</text:p>
          </table:table-cell>
          <table:table-cell table:formula="of:= [.G239]/[.F239]" office:value-type="float" office:value="-2653.95021188115" calcext:value-type="float">
            <text:p>-2653.95021188115</text:p>
          </table:table-cell>
          <table:table-cell table:number-columns-repeated="7"/>
        </table:table-row>
        <table:table-row table:style-name="ro1">
          <table:table-cell office:value-type="float" office:value="412.94564955563" calcext:value-type="float">
            <text:p>412.94564955563</text:p>
          </table:table-cell>
          <table:table-cell office:value-type="float" office:value="50.154829950946" calcext:value-type="float">
            <text:p>50.154829950946</text:p>
          </table:table-cell>
          <table:table-cell office:value-type="float" office:value="-234.386453940107" calcext:value-type="float">
            <text:p>-234.386453940107</text:p>
          </table:table-cell>
          <table:table-cell/>
          <table:table-cell table:formula="of:=[.A240]*[.$K$1]" office:value-type="float" office:value="412.94564955563" calcext:value-type="float">
            <text:p>412.94564955563</text:p>
          </table:table-cell>
          <table:table-cell table:formula="of:=[.B240]*[.$K$2]" office:value-type="float" office:value="50.154829950946" calcext:value-type="float">
            <text:p>50.154829950946</text:p>
          </table:table-cell>
          <table:table-cell table:formula="of:=[.C240]*[.$K$3]" office:value-type="float" office:value="-234.386453940107" calcext:value-type="float">
            <text:p>-234.386453940107</text:p>
          </table:table-cell>
          <table:table-cell table:formula="of:= [.G240]/[.F240]" office:value-type="float" office:value="-4.67325787305727" calcext:value-type="float">
            <text:p>-4.67325787305727</text:p>
          </table:table-cell>
          <table:table-cell table:number-columns-repeated="7"/>
        </table:table-row>
        <table:table-row table:style-name="ro1">
          <table:table-cell office:value-type="float" office:value="407.394071774825" calcext:value-type="float">
            <text:p>407.394071774825</text:p>
          </table:table-cell>
          <table:table-cell office:value-type="float" office:value="5.55157778080564" calcext:value-type="float">
            <text:p>5.55157778080564</text:p>
          </table:table-cell>
          <table:table-cell office:value-type="float" office:value="157.263730342931" calcext:value-type="float">
            <text:p>157.263730342931</text:p>
          </table:table-cell>
          <table:table-cell/>
          <table:table-cell table:formula="of:=[.A241]*[.$K$1]" office:value-type="float" office:value="407.394071774825" calcext:value-type="float">
            <text:p>407.394071774825</text:p>
          </table:table-cell>
          <table:table-cell table:formula="of:=[.B241]*[.$K$2]" office:value-type="float" office:value="5.55157778080564" calcext:value-type="float">
            <text:p>5.55157778080564</text:p>
          </table:table-cell>
          <table:table-cell table:formula="of:=[.C241]*[.$K$3]" office:value-type="float" office:value="157.263730342931" calcext:value-type="float">
            <text:p>157.263730342931</text:p>
          </table:table-cell>
          <table:table-cell table:formula="of:= [.G241]/[.F241]" office:value-type="float" office:value="28.3277541182371" calcext:value-type="float">
            <text:p>28.3277541182371</text:p>
          </table:table-cell>
          <table:table-cell table:number-columns-repeated="7"/>
        </table:table-row>
        <table:table-row table:style-name="ro1">
          <table:table-cell office:value-type="float" office:value="524.416952037315" calcext:value-type="float">
            <text:p>524.416952037315</text:p>
          </table:table-cell>
          <table:table-cell office:value-type="float" office:value="-117.02288026249" calcext:value-type="float">
            <text:p>-117.02288026249</text:p>
          </table:table-cell>
          <table:table-cell office:value-type="float" office:value="52.2570315921624" calcext:value-type="float">
            <text:p>52.2570315921624</text:p>
          </table:table-cell>
          <table:table-cell/>
          <table:table-cell table:formula="of:=[.A242]*[.$K$1]" office:value-type="float" office:value="524.416952037315" calcext:value-type="float">
            <text:p>524.416952037315</text:p>
          </table:table-cell>
          <table:table-cell table:formula="of:=[.B242]*[.$K$2]" office:value-type="float" office:value="-117.02288026249" calcext:value-type="float">
            <text:p>-117.02288026249</text:p>
          </table:table-cell>
          <table:table-cell table:formula="of:=[.C242]*[.$K$3]" office:value-type="float" office:value="52.2570315921624" calcext:value-type="float">
            <text:p>52.2570315921624</text:p>
          </table:table-cell>
          <table:table-cell table:formula="of:= [.G242]/[.F242]" office:value-type="float" office:value="-0.446553968548257" calcext:value-type="float">
            <text:p>-0.446553968548257</text:p>
          </table:table-cell>
          <table:table-cell table:number-columns-repeated="7"/>
        </table:table-row>
        <table:table-row table:style-name="ro1">
          <table:table-cell office:value-type="float" office:value="481.853875419137" calcext:value-type="float">
            <text:p>481.853875419137</text:p>
          </table:table-cell>
          <table:table-cell office:value-type="float" office:value="42.563076618178" calcext:value-type="float">
            <text:p>42.563076618178</text:p>
          </table:table-cell>
          <table:table-cell office:value-type="float" office:value="57.754247725643" calcext:value-type="float">
            <text:p>57.754247725643</text:p>
          </table:table-cell>
          <table:table-cell/>
          <table:table-cell table:formula="of:=[.A243]*[.$K$1]" office:value-type="float" office:value="481.853875419137" calcext:value-type="float">
            <text:p>481.853875419137</text:p>
          </table:table-cell>
          <table:table-cell table:formula="of:=[.B243]*[.$K$2]" office:value-type="float" office:value="42.563076618178" calcext:value-type="float">
            <text:p>42.563076618178</text:p>
          </table:table-cell>
          <table:table-cell table:formula="of:=[.C243]*[.$K$3]" office:value-type="float" office:value="57.754247725643" calcext:value-type="float">
            <text:p>57.754247725643</text:p>
          </table:table-cell>
          <table:table-cell table:formula="of:= [.G243]/[.F243]" office:value-type="float" office:value="1.3569096107347" calcext:value-type="float">
            <text:p>1.3569096107347</text:p>
          </table:table-cell>
          <table:table-cell table:number-columns-repeated="7"/>
        </table:table-row>
        <table:table-row table:style-name="ro1">
          <table:table-cell office:value-type="float" office:value="456.427890028087" calcext:value-type="float">
            <text:p>456.427890028087</text:p>
          </table:table-cell>
          <table:table-cell office:value-type="float" office:value="25.4259853910492" calcext:value-type="float">
            <text:p>25.4259853910492</text:p>
          </table:table-cell>
          <table:table-cell office:value-type="float" office:value="-147.515005179762" calcext:value-type="float">
            <text:p>-147.515005179762</text:p>
          </table:table-cell>
          <table:table-cell/>
          <table:table-cell table:formula="of:=[.A244]*[.$K$1]" office:value-type="float" office:value="456.427890028087" calcext:value-type="float">
            <text:p>456.427890028087</text:p>
          </table:table-cell>
          <table:table-cell table:formula="of:=[.B244]*[.$K$2]" office:value-type="float" office:value="25.4259853910492" calcext:value-type="float">
            <text:p>25.4259853910492</text:p>
          </table:table-cell>
          <table:table-cell table:formula="of:=[.C244]*[.$K$3]" office:value-type="float" office:value="-147.515005179762" calcext:value-type="float">
            <text:p>-147.515005179762</text:p>
          </table:table-cell>
          <table:table-cell table:formula="of:= [.G244]/[.F244]" office:value-type="float" office:value="-5.80174191524914" calcext:value-type="float">
            <text:p>-5.80174191524914</text:p>
          </table:table-cell>
          <table:table-cell table:number-columns-repeated="7"/>
        </table:table-row>
        <table:table-row table:style-name="ro1">
          <table:table-cell office:value-type="float" office:value="490.751012462823" calcext:value-type="float">
            <text:p>490.751012462823</text:p>
          </table:table-cell>
          <table:table-cell office:value-type="float" office:value="-34.3231224347352" calcext:value-type="float">
            <text:p>-34.3231224347352</text:p>
          </table:table-cell>
          <table:table-cell office:value-type="float" office:value="-6.07127307199892" calcext:value-type="float">
            <text:p>-6.07127307199892</text:p>
          </table:table-cell>
          <table:table-cell/>
          <table:table-cell table:formula="of:=[.A245]*[.$K$1]" office:value-type="float" office:value="490.751012462823" calcext:value-type="float">
            <text:p>490.751012462823</text:p>
          </table:table-cell>
          <table:table-cell table:formula="of:=[.B245]*[.$K$2]" office:value-type="float" office:value="-34.3231224347352" calcext:value-type="float">
            <text:p>-34.3231224347352</text:p>
          </table:table-cell>
          <table:table-cell table:formula="of:=[.C245]*[.$K$3]" office:value-type="float" office:value="-6.07127307199892" calcext:value-type="float">
            <text:p>-6.07127307199892</text:p>
          </table:table-cell>
          <table:table-cell table:formula="of:= [.G245]/[.F245]" office:value-type="float" office:value="0.17688580296106" calcext:value-type="float">
            <text:p>0.17688580296106</text:p>
          </table:table-cell>
          <table:table-cell table:number-columns-repeated="7"/>
        </table:table-row>
        <table:table-row table:style-name="ro1">
          <table:table-cell office:value-type="float" office:value="143.784401025598" calcext:value-type="float">
            <text:p>143.784401025598</text:p>
          </table:table-cell>
          <table:table-cell office:value-type="float" office:value="346.966611437225" calcext:value-type="float">
            <text:p>346.966611437225</text:p>
          </table:table-cell>
          <table:table-cell office:value-type="float" office:value="109.044004082747" calcext:value-type="float">
            <text:p>109.044004082747</text:p>
          </table:table-cell>
          <table:table-cell/>
          <table:table-cell table:formula="of:=[.A246]*[.$K$1]" office:value-type="float" office:value="143.784401025598" calcext:value-type="float">
            <text:p>143.784401025598</text:p>
          </table:table-cell>
          <table:table-cell table:formula="of:=[.B246]*[.$K$2]" office:value-type="float" office:value="346.966611437225" calcext:value-type="float">
            <text:p>346.966611437225</text:p>
          </table:table-cell>
          <table:table-cell table:formula="of:=[.C246]*[.$K$3]" office:value-type="float" office:value="109.044004082747" calcext:value-type="float">
            <text:p>109.044004082747</text:p>
          </table:table-cell>
          <table:table-cell table:formula="of:= [.G246]/[.F246]" office:value-type="float" office:value="0.314278090422185" calcext:value-type="float">
            <text:p>0.314278090422185</text:p>
          </table:table-cell>
          <table:table-cell table:number-columns-repeated="7"/>
        </table:table-row>
        <table:table-row table:style-name="ro1">
          <table:table-cell office:value-type="float" office:value="503.159309010966" calcext:value-type="float">
            <text:p>503.159309010966</text:p>
          </table:table-cell>
          <table:table-cell office:value-type="float" office:value="-359.374907985368" calcext:value-type="float">
            <text:p>-359.374907985368</text:p>
          </table:table-cell>
          <table:table-cell office:value-type="float" office:value="-331.829437744633" calcext:value-type="float">
            <text:p>-331.829437744633</text:p>
          </table:table-cell>
          <table:table-cell/>
          <table:table-cell table:formula="of:=[.A247]*[.$K$1]" office:value-type="float" office:value="503.159309010966" calcext:value-type="float">
            <text:p>503.159309010966</text:p>
          </table:table-cell>
          <table:table-cell table:formula="of:=[.B247]*[.$K$2]" office:value-type="float" office:value="-359.374907985368" calcext:value-type="float">
            <text:p>-359.374907985368</text:p>
          </table:table-cell>
          <table:table-cell table:formula="of:=[.C247]*[.$K$3]" office:value-type="float" office:value="-331.829437744633" calcext:value-type="float">
            <text:p>-331.829437744633</text:p>
          </table:table-cell>
          <table:table-cell table:formula="of:= [.G247]/[.F247]" office:value-type="float" office:value="0.923351715357219" calcext:value-type="float">
            <text:p>0.923351715357219</text:p>
          </table:table-cell>
          <table:table-cell table:number-columns-repeated="7"/>
        </table:table-row>
        <table:table-row table:style-name="ro1">
          <table:table-cell office:value-type="float" office:value="466.527177410147" calcext:value-type="float">
            <text:p>466.527177410147</text:p>
          </table:table-cell>
          <table:table-cell office:value-type="float" office:value="36.6321316008184" calcext:value-type="float">
            <text:p>36.6321316008184</text:p>
          </table:table-cell>
          <table:table-cell office:value-type="float" office:value="-125.511614924482" calcext:value-type="float">
            <text:p>-125.511614924482</text:p>
          </table:table-cell>
          <table:table-cell/>
          <table:table-cell table:formula="of:=[.A248]*[.$K$1]" office:value-type="float" office:value="466.527177410147" calcext:value-type="float">
            <text:p>466.527177410147</text:p>
          </table:table-cell>
          <table:table-cell table:formula="of:=[.B248]*[.$K$2]" office:value-type="float" office:value="36.6321316008184" calcext:value-type="float">
            <text:p>36.6321316008184</text:p>
          </table:table-cell>
          <table:table-cell table:formula="of:=[.C248]*[.$K$3]" office:value-type="float" office:value="-125.511614924482" calcext:value-type="float">
            <text:p>-125.511614924482</text:p>
          </table:table-cell>
          <table:table-cell table:formula="of:= [.G248]/[.F248]" office:value-type="float" office:value="-3.4262711297335" calcext:value-type="float">
            <text:p>-3.4262711297335</text:p>
          </table:table-cell>
          <table:table-cell table:number-columns-repeated="7"/>
        </table:table-row>
        <table:table-row table:style-name="ro1">
          <table:table-cell office:value-type="float" office:value="362.276971268086" calcext:value-type="float">
            <text:p>362.276971268086</text:p>
          </table:table-cell>
          <table:table-cell office:value-type="float" office:value="104.250206142062" calcext:value-type="float">
            <text:p>104.250206142062</text:p>
          </table:table-cell>
          <table:table-cell office:value-type="float" office:value="129.462172258446" calcext:value-type="float">
            <text:p>129.462172258446</text:p>
          </table:table-cell>
          <table:table-cell/>
          <table:table-cell table:formula="of:=[.A249]*[.$K$1]" office:value-type="float" office:value="362.276971268086" calcext:value-type="float">
            <text:p>362.276971268086</text:p>
          </table:table-cell>
          <table:table-cell table:formula="of:=[.B249]*[.$K$2]" office:value-type="float" office:value="104.250206142062" calcext:value-type="float">
            <text:p>104.250206142062</text:p>
          </table:table-cell>
          <table:table-cell table:formula="of:=[.C249]*[.$K$3]" office:value-type="float" office:value="129.462172258446" calcext:value-type="float">
            <text:p>129.462172258446</text:p>
          </table:table-cell>
          <table:table-cell table:formula="of:= [.G249]/[.F249]" office:value-type="float" office:value="1.24184092338416" calcext:value-type="float">
            <text:p>1.24184092338416</text:p>
          </table:table-cell>
          <table:table-cell table:number-columns-repeated="7"/>
        </table:table-row>
        <table:table-row table:style-name="ro1">
          <table:table-cell office:value-type="float" office:value="481.856885031268" calcext:value-type="float">
            <text:p>481.856885031268</text:p>
          </table:table-cell>
          <table:table-cell office:value-type="float" office:value="-119.579913763183" calcext:value-type="float">
            <text:p>-119.579913763183</text:p>
          </table:table-cell>
          <table:table-cell office:value-type="float" office:value="232.986350546396" calcext:value-type="float">
            <text:p>232.986350546396</text:p>
          </table:table-cell>
          <table:table-cell/>
          <table:table-cell table:formula="of:=[.A250]*[.$K$1]" office:value-type="float" office:value="481.856885031268" calcext:value-type="float">
            <text:p>481.856885031268</text:p>
          </table:table-cell>
          <table:table-cell table:formula="of:=[.B250]*[.$K$2]" office:value-type="float" office:value="-119.579913763183" calcext:value-type="float">
            <text:p>-119.579913763183</text:p>
          </table:table-cell>
          <table:table-cell table:formula="of:=[.C250]*[.$K$3]" office:value-type="float" office:value="232.986350546396" calcext:value-type="float">
            <text:p>232.986350546396</text:p>
          </table:table-cell>
          <table:table-cell table:formula="of:= [.G250]/[.F250]" office:value-type="float" office:value="-1.94837362910133" calcext:value-type="float">
            <text:p>-1.94837362910133</text:p>
          </table:table-cell>
          <table:table-cell table:number-columns-repeated="7"/>
        </table:table-row>
        <table:table-row table:style-name="ro1">
          <table:table-cell office:value-type="float" office:value="327.542883653035" calcext:value-type="float">
            <text:p>327.542883653035</text:p>
          </table:table-cell>
          <table:table-cell office:value-type="float" office:value="154.314001378233" calcext:value-type="float">
            <text:p>154.314001378233</text:p>
          </table:table-cell>
          <table:table-cell office:value-type="float" office:value="-137.674138571874" calcext:value-type="float">
            <text:p>-137.674138571874</text:p>
          </table:table-cell>
          <table:table-cell/>
          <table:table-cell table:formula="of:=[.A251]*[.$K$1]" office:value-type="float" office:value="327.542883653035" calcext:value-type="float">
            <text:p>327.542883653035</text:p>
          </table:table-cell>
          <table:table-cell table:formula="of:=[.B251]*[.$K$2]" office:value-type="float" office:value="154.314001378233" calcext:value-type="float">
            <text:p>154.314001378233</text:p>
          </table:table-cell>
          <table:table-cell table:formula="of:=[.C251]*[.$K$3]" office:value-type="float" office:value="-137.674138571874" calcext:value-type="float">
            <text:p>-137.674138571874</text:p>
          </table:table-cell>
          <table:table-cell table:formula="of:= [.G251]/[.F251]" office:value-type="float" office:value="-0.892168807381428" calcext:value-type="float">
            <text:p>-0.892168807381428</text:p>
          </table:table-cell>
          <table:table-cell table:number-columns-repeated="7"/>
        </table:table-row>
        <table:table-row table:style-name="ro1">
          <table:table-cell office:value-type="float" office:value="535.535697517727" calcext:value-type="float">
            <text:p>535.535697517727</text:p>
          </table:table-cell>
          <table:table-cell office:value-type="float" office:value="-207.992813864691" calcext:value-type="float">
            <text:p>-207.992813864691</text:p>
          </table:table-cell>
          <table:table-cell office:value-type="float" office:value="31.8518738461296" calcext:value-type="float">
            <text:p>31.8518738461296</text:p>
          </table:table-cell>
          <table:table-cell/>
          <table:table-cell table:formula="of:=[.A252]*[.$K$1]" office:value-type="float" office:value="535.535697517727" calcext:value-type="float">
            <text:p>535.535697517727</text:p>
          </table:table-cell>
          <table:table-cell table:formula="of:=[.B252]*[.$K$2]" office:value-type="float" office:value="-207.992813864691" calcext:value-type="float">
            <text:p>-207.992813864691</text:p>
          </table:table-cell>
          <table:table-cell table:formula="of:=[.C252]*[.$K$3]" office:value-type="float" office:value="31.8518738461296" calcext:value-type="float">
            <text:p>31.8518738461296</text:p>
          </table:table-cell>
          <table:table-cell table:formula="of:= [.G252]/[.F252]" office:value-type="float" office:value="-0.153139299643548" calcext:value-type="float">
            <text:p>-0.153139299643548</text:p>
          </table:table-cell>
          <table:table-cell table:number-columns-repeated="7"/>
        </table:table-row>
        <table:table-row table:style-name="ro1">
          <table:table-cell office:value-type="float" office:value="441.347834589724" calcext:value-type="float">
            <text:p>441.347834589724</text:p>
          </table:table-cell>
          <table:table-cell office:value-type="float" office:value="94.187862928003" calcext:value-type="float">
            <text:p>94.187862928003</text:p>
          </table:table-cell>
          <table:table-cell office:value-type="float" office:value="80.6336666841705" calcext:value-type="float">
            <text:p>80.6336666841705</text:p>
          </table:table-cell>
          <table:table-cell/>
          <table:table-cell table:formula="of:=[.A253]*[.$K$1]" office:value-type="float" office:value="441.347834589724" calcext:value-type="float">
            <text:p>441.347834589724</text:p>
          </table:table-cell>
          <table:table-cell table:formula="of:=[.B253]*[.$K$2]" office:value-type="float" office:value="94.187862928003" calcext:value-type="float">
            <text:p>94.187862928003</text:p>
          </table:table-cell>
          <table:table-cell table:formula="of:=[.C253]*[.$K$3]" office:value-type="float" office:value="80.6336666841705" calcext:value-type="float">
            <text:p>80.6336666841705</text:p>
          </table:table-cell>
          <table:table-cell table:formula="of:= [.G253]/[.F253]" office:value-type="float" office:value="0.856094025042342" calcext:value-type="float">
            <text:p>0.856094025042342</text:p>
          </table:table-cell>
          <table:table-cell table:number-columns-repeated="7"/>
        </table:table-row>
        <table:table-row table:style-name="ro1">
          <table:table-cell office:value-type="float" office:value="477.466006566295" calcext:value-type="float">
            <text:p>477.466006566295</text:p>
          </table:table-cell>
          <table:table-cell office:value-type="float" office:value="-36.1181719765715" calcext:value-type="float">
            <text:p>-36.1181719765715</text:p>
          </table:table-cell>
          <table:table-cell office:value-type="float" office:value="83.2009894279684" calcext:value-type="float">
            <text:p>83.2009894279684</text:p>
          </table:table-cell>
          <table:table-cell/>
          <table:table-cell table:formula="of:=[.A254]*[.$K$1]" office:value-type="float" office:value="477.466006566295" calcext:value-type="float">
            <text:p>477.466006566295</text:p>
          </table:table-cell>
          <table:table-cell table:formula="of:=[.B254]*[.$K$2]" office:value-type="float" office:value="-36.1181719765715" calcext:value-type="float">
            <text:p>-36.1181719765715</text:p>
          </table:table-cell>
          <table:table-cell table:formula="of:=[.C254]*[.$K$3]" office:value-type="float" office:value="83.2009894279684" calcext:value-type="float">
            <text:p>83.2009894279684</text:p>
          </table:table-cell>
          <table:table-cell table:formula="of:= [.G254]/[.F254]" office:value-type="float" office:value="-2.30357697731595" calcext:value-type="float">
            <text:p>-2.30357697731595</text:p>
          </table:table-cell>
          <table:table-cell table:number-columns-repeated="7"/>
        </table:table-row>
        <table:table-row table:style-name="ro1">
          <table:table-cell office:value-type="float" office:value="407.443122879144" calcext:value-type="float">
            <text:p>407.443122879144</text:p>
          </table:table-cell>
          <table:table-cell office:value-type="float" office:value="70.0228836871518" calcext:value-type="float">
            <text:p>70.0228836871518</text:p>
          </table:table-cell>
          <table:table-cell office:value-type="float" office:value="-139.275660378309" calcext:value-type="float">
            <text:p>-139.275660378309</text:p>
          </table:table-cell>
          <table:table-cell/>
          <table:table-cell table:formula="of:=[.A255]*[.$K$1]" office:value-type="float" office:value="407.443122879144" calcext:value-type="float">
            <text:p>407.443122879144</text:p>
          </table:table-cell>
          <table:table-cell table:formula="of:=[.B255]*[.$K$2]" office:value-type="float" office:value="70.0228836871518" calcext:value-type="float">
            <text:p>70.0228836871518</text:p>
          </table:table-cell>
          <table:table-cell table:formula="of:=[.C255]*[.$K$3]" office:value-type="float" office:value="-139.275660378309" calcext:value-type="float">
            <text:p>-139.275660378309</text:p>
          </table:table-cell>
          <table:table-cell table:formula="of:= [.G255]/[.F255]" office:value-type="float" office:value="-1.9890020668181" calcext:value-type="float">
            <text:p>-1.9890020668181</text:p>
          </table:table-cell>
          <table:table-cell table:number-columns-repeated="7"/>
        </table:table-row>
        <table:table-row table:style-name="ro1">
          <table:table-cell office:value-type="float" office:value="191.86480637562" calcext:value-type="float">
            <text:p>191.86480637562</text:p>
          </table:table-cell>
          <table:table-cell office:value-type="float" office:value="215.578316503523" calcext:value-type="float">
            <text:p>215.578316503523</text:p>
          </table:table-cell>
          <table:table-cell office:value-type="float" office:value="181.191755692916" calcext:value-type="float">
            <text:p>181.191755692916</text:p>
          </table:table-cell>
          <table:table-cell/>
          <table:table-cell table:formula="of:=[.A256]*[.$K$1]" office:value-type="float" office:value="191.86480637562" calcext:value-type="float">
            <text:p>191.86480637562</text:p>
          </table:table-cell>
          <table:table-cell table:formula="of:=[.B256]*[.$K$2]" office:value-type="float" office:value="215.578316503523" calcext:value-type="float">
            <text:p>215.578316503523</text:p>
          </table:table-cell>
          <table:table-cell table:formula="of:=[.C256]*[.$K$3]" office:value-type="float" office:value="181.191755692916" calcext:value-type="float">
            <text:p>181.191755692916</text:p>
          </table:table-cell>
          <table:table-cell table:formula="of:= [.G256]/[.F256]" office:value-type="float" office:value="0.840491560708307" calcext:value-type="float">
            <text:p>0.840491560708307</text:p>
          </table:table-cell>
          <table:table-cell table:number-columns-repeated="7"/>
        </table:table-row>
        <table:table-row table:style-name="ro1">
          <table:table-cell office:value-type="float" office:value="176.760970299458" calcext:value-type="float">
            <text:p>176.760970299458</text:p>
          </table:table-cell>
          <table:table-cell office:value-type="float" office:value="15.103836076162" calcext:value-type="float">
            <text:p>15.103836076162</text:p>
          </table:table-cell>
          <table:table-cell office:value-type="float" office:value="37.4153217842898" calcext:value-type="float">
            <text:p>37.4153217842898</text:p>
          </table:table-cell>
          <table:table-cell/>
          <table:table-cell table:formula="of:=[.A257]*[.$K$1]" office:value-type="float" office:value="176.760970299458" calcext:value-type="float">
            <text:p>176.760970299458</text:p>
          </table:table-cell>
          <table:table-cell table:formula="of:=[.B257]*[.$K$2]" office:value-type="float" office:value="15.103836076162" calcext:value-type="float">
            <text:p>15.103836076162</text:p>
          </table:table-cell>
          <table:table-cell table:formula="of:=[.C257]*[.$K$3]" office:value-type="float" office:value="37.4153217842898" calcext:value-type="float">
            <text:p>37.4153217842898</text:p>
          </table:table-cell>
          <table:table-cell table:formula="of:= [.G257]/[.F257]" office:value-type="float" office:value="2.47720655836178" calcext:value-type="float">
            <text:p>2.47720655836178</text:p>
          </table:table-cell>
          <table:table-cell table:number-columns-repeated="7"/>
        </table:table-row>
        <table:table-row table:style-name="ro1">
          <table:table-cell office:value-type="float" office:value="224.625602179636" calcext:value-type="float">
            <text:p>224.625602179636</text:p>
          </table:table-cell>
          <table:table-cell office:value-type="float" office:value="-47.8646318801773" calcext:value-type="float">
            <text:p>-47.8646318801773</text:p>
          </table:table-cell>
          <table:table-cell office:value-type="float" office:value="171.906729619538" calcext:value-type="float">
            <text:p>171.906729619538</text:p>
          </table:table-cell>
          <table:table-cell/>
          <table:table-cell table:formula="of:=[.A258]*[.$K$1]" office:value-type="float" office:value="224.625602179636" calcext:value-type="float">
            <text:p>224.625602179636</text:p>
          </table:table-cell>
          <table:table-cell table:formula="of:=[.B258]*[.$K$2]" office:value-type="float" office:value="-47.8646318801773" calcext:value-type="float">
            <text:p>-47.8646318801773</text:p>
          </table:table-cell>
          <table:table-cell table:formula="of:=[.C258]*[.$K$3]" office:value-type="float" office:value="171.906729619538" calcext:value-type="float">
            <text:p>171.906729619538</text:p>
          </table:table-cell>
          <table:table-cell table:formula="of:= [.G258]/[.F258]" office:value-type="float" office:value="-3.59151889123233" calcext:value-type="float">
            <text:p>-3.59151889123233</text:p>
          </table:table-cell>
          <table:table-cell table:number-columns-repeated="7"/>
        </table:table-row>
        <table:table-row table:style-name="ro1">
          <table:table-cell office:value-type="float" office:value="418.52980599985" calcext:value-type="float">
            <text:p>418.52980599985</text:p>
          </table:table-cell>
          <table:table-cell office:value-type="float" office:value="-193.904203820215" calcext:value-type="float">
            <text:p>-193.904203820215</text:p>
          </table:table-cell>
          <table:table-cell office:value-type="float" office:value="-443.154733854246" calcext:value-type="float">
            <text:p>-443.154733854246</text:p>
          </table:table-cell>
          <table:table-cell/>
          <table:table-cell table:formula="of:=[.A259]*[.$K$1]" office:value-type="float" office:value="418.52980599985" calcext:value-type="float">
            <text:p>418.52980599985</text:p>
          </table:table-cell>
          <table:table-cell table:formula="of:=[.B259]*[.$K$2]" office:value-type="float" office:value="-193.904203820215" calcext:value-type="float">
            <text:p>-193.904203820215</text:p>
          </table:table-cell>
          <table:table-cell table:formula="of:=[.C259]*[.$K$3]" office:value-type="float" office:value="-443.154733854246" calcext:value-type="float">
            <text:p>-443.154733854246</text:p>
          </table:table-cell>
          <table:table-cell table:formula="of:= [.G259]/[.F259]" office:value-type="float" office:value="2.28543128577621" calcext:value-type="float">
            <text:p>2.28543128577621</text:p>
          </table:table-cell>
          <table:table-cell table:number-columns-repeated="7"/>
        </table:table-row>
        <table:table-row table:style-name="ro1">
          <table:table-cell office:value-type="float" office:value="206.079510196846" calcext:value-type="float">
            <text:p>206.079510196846</text:p>
          </table:table-cell>
          <table:table-cell office:value-type="float" office:value="212.450295803005" calcext:value-type="float">
            <text:p>212.450295803005</text:p>
          </table:table-cell>
          <table:table-cell office:value-type="float" office:value="32.5006550149479" calcext:value-type="float">
            <text:p>32.5006550149479</text:p>
          </table:table-cell>
          <table:table-cell/>
          <table:table-cell table:formula="of:=[.A260]*[.$K$1]" office:value-type="float" office:value="206.079510196846" calcext:value-type="float">
            <text:p>206.079510196846</text:p>
          </table:table-cell>
          <table:table-cell table:formula="of:=[.B260]*[.$K$2]" office:value-type="float" office:value="212.450295803005" calcext:value-type="float">
            <text:p>212.450295803005</text:p>
          </table:table-cell>
          <table:table-cell table:formula="of:=[.C260]*[.$K$3]" office:value-type="float" office:value="32.5006550149479" calcext:value-type="float">
            <text:p>32.5006550149479</text:p>
          </table:table-cell>
          <table:table-cell table:formula="of:= [.G260]/[.F260]" office:value-type="float" office:value="0.152980041247315" calcext:value-type="float">
            <text:p>0.152980041247315</text:p>
          </table:table-cell>
          <table:table-cell table:number-columns-repeated="7"/>
        </table:table-row>
        <table:table-row table:style-name="ro1">
          <table:table-cell office:value-type="float" office:value="413.773754767008" calcext:value-type="float">
            <text:p>413.773754767008</text:p>
          </table:table-cell>
          <table:table-cell office:value-type="float" office:value="-207.694244570162" calcext:value-type="float">
            <text:p>-207.694244570162</text:p>
          </table:table-cell>
          <table:table-cell office:value-type="float" office:value="233.501847852692" calcext:value-type="float">
            <text:p>233.501847852692</text:p>
          </table:table-cell>
          <table:table-cell/>
          <table:table-cell table:formula="of:=[.A261]*[.$K$1]" office:value-type="float" office:value="413.773754767008" calcext:value-type="float">
            <text:p>413.773754767008</text:p>
          </table:table-cell>
          <table:table-cell table:formula="of:=[.B261]*[.$K$2]" office:value-type="float" office:value="-207.694244570162" calcext:value-type="float">
            <text:p>-207.694244570162</text:p>
          </table:table-cell>
          <table:table-cell table:formula="of:=[.C261]*[.$K$3]" office:value-type="float" office:value="233.501847852692" calcext:value-type="float">
            <text:p>233.501847852692</text:p>
          </table:table-cell>
          <table:table-cell table:formula="of:= [.G261]/[.F261]" office:value-type="float" office:value="-1.1242576718288" calcext:value-type="float">
            <text:p>-1.1242576718288</text:p>
          </table:table-cell>
          <table:table-cell table:number-columns-repeated="7"/>
        </table:table-row>
        <table:table-row table:style-name="ro1">
          <table:table-cell office:value-type="float" office:value="158.295239928302" calcext:value-type="float">
            <text:p>158.295239928302</text:p>
          </table:table-cell>
          <table:table-cell office:value-type="float" office:value="255.478514838706" calcext:value-type="float">
            <text:p>255.478514838706</text:p>
          </table:table-cell>
          <table:table-cell office:value-type="float" office:value="101.444813564774" calcext:value-type="float">
            <text:p>101.444813564774</text:p>
          </table:table-cell>
          <table:table-cell/>
          <table:table-cell table:formula="of:=[.A262]*[.$K$1]" office:value-type="float" office:value="158.295239928302" calcext:value-type="float">
            <text:p>158.295239928302</text:p>
          </table:table-cell>
          <table:table-cell table:formula="of:=[.B262]*[.$K$2]" office:value-type="float" office:value="255.478514838706" calcext:value-type="float">
            <text:p>255.478514838706</text:p>
          </table:table-cell>
          <table:table-cell table:formula="of:=[.C262]*[.$K$3]" office:value-type="float" office:value="101.444813564774" calcext:value-type="float">
            <text:p>101.444813564774</text:p>
          </table:table-cell>
          <table:table-cell table:formula="of:= [.G262]/[.F262]" office:value-type="float" office:value="0.397077670616726" calcext:value-type="float">
            <text:p>0.397077670616726</text:p>
          </table:table-cell>
          <table:table-cell table:number-columns-repeated="7"/>
        </table:table-row>
        <table:table-row table:style-name="ro1">
          <table:table-cell office:value-type="float" office:value="215.796062809273" calcext:value-type="float">
            <text:p>215.796062809273</text:p>
          </table:table-cell>
          <table:table-cell office:value-type="float" office:value="-57.5008228809711" calcext:value-type="float">
            <text:p>-57.5008228809711</text:p>
          </table:table-cell>
          <table:table-cell office:value-type="float" office:value="-435.322586797743" calcext:value-type="float">
            <text:p>-435.322586797743</text:p>
          </table:table-cell>
          <table:table-cell/>
          <table:table-cell table:formula="of:=[.A263]*[.$K$1]" office:value-type="float" office:value="215.796062809273" calcext:value-type="float">
            <text:p>215.796062809273</text:p>
          </table:table-cell>
          <table:table-cell table:formula="of:=[.B263]*[.$K$2]" office:value-type="float" office:value="-57.5008228809711" calcext:value-type="float">
            <text:p>-57.5008228809711</text:p>
          </table:table-cell>
          <table:table-cell table:formula="of:=[.C263]*[.$K$3]" office:value-type="float" office:value="-435.322586797743" calcext:value-type="float">
            <text:p>-435.322586797743</text:p>
          </table:table-cell>
          <table:table-cell table:formula="of:= [.G263]/[.F263]" office:value-type="float" office:value="7.57071925212057" calcext:value-type="float">
            <text:p>7.57071925212057</text:p>
          </table:table-cell>
          <table:table-cell table:number-columns-repeated="7"/>
        </table:table-row>
        <table:table-row table:style-name="ro1">
          <table:table-cell office:value-type="float" office:value="523.447766948356" calcext:value-type="float">
            <text:p>523.447766948356</text:p>
          </table:table-cell>
          <table:table-cell office:value-type="float" office:value="-307.651704139083" calcext:value-type="float">
            <text:p>-307.651704139083</text:p>
          </table:table-cell>
          <table:table-cell office:value-type="float" office:value="83.3180875751122" calcext:value-type="float">
            <text:p>83.3180875751122</text:p>
          </table:table-cell>
          <table:table-cell/>
          <table:table-cell table:formula="of:=[.A264]*[.$K$1]" office:value-type="float" office:value="523.447766948356" calcext:value-type="float">
            <text:p>523.447766948356</text:p>
          </table:table-cell>
          <table:table-cell table:formula="of:=[.B264]*[.$K$2]" office:value-type="float" office:value="-307.651704139083" calcext:value-type="float">
            <text:p>-307.651704139083</text:p>
          </table:table-cell>
          <table:table-cell table:formula="of:=[.C264]*[.$K$3]" office:value-type="float" office:value="83.3180875751122" calcext:value-type="float">
            <text:p>83.3180875751122</text:p>
          </table:table-cell>
          <table:table-cell table:formula="of:= [.G264]/[.F264]" office:value-type="float" office:value="-0.270819522382511" calcext:value-type="float">
            <text:p>-0.270819522382511</text:p>
          </table:table-cell>
          <table:table-cell table:number-columns-repeated="7"/>
        </table:table-row>
        <table:table-row table:style-name="ro1">
          <table:table-cell office:value-type="float" office:value="128.887893705006" calcext:value-type="float">
            <text:p>128.887893705006</text:p>
          </table:table-cell>
          <table:table-cell office:value-type="float" office:value="394.55987324335" calcext:value-type="float">
            <text:p>394.55987324335</text:p>
          </table:table-cell>
          <table:table-cell office:value-type="float" office:value="124.567100287689" calcext:value-type="float">
            <text:p>124.567100287689</text:p>
          </table:table-cell>
          <table:table-cell/>
          <table:table-cell table:formula="of:=[.A265]*[.$K$1]" office:value-type="float" office:value="128.887893705006" calcext:value-type="float">
            <text:p>128.887893705006</text:p>
          </table:table-cell>
          <table:table-cell table:formula="of:=[.B265]*[.$K$2]" office:value-type="float" office:value="394.55987324335" calcext:value-type="float">
            <text:p>394.55987324335</text:p>
          </table:table-cell>
          <table:table-cell table:formula="of:=[.C265]*[.$K$3]" office:value-type="float" office:value="124.567100287689" calcext:value-type="float">
            <text:p>124.567100287689</text:p>
          </table:table-cell>
          <table:table-cell table:formula="of:= [.G265]/[.F265]" office:value-type="float" office:value="0.315711527540106" calcext:value-type="float">
            <text:p>0.315711527540106</text:p>
          </table:table-cell>
          <table:table-cell table:number-columns-repeated="7"/>
        </table:table-row>
        <table:table-row table:style-name="ro1">
          <table:table-cell office:value-type="float" office:value="252.713906110271" calcext:value-type="float">
            <text:p>252.713906110271</text:p>
          </table:table-cell>
          <table:table-cell office:value-type="float" office:value="-123.826012405265" calcext:value-type="float">
            <text:p>-123.826012405265</text:p>
          </table:table-cell>
          <table:table-cell office:value-type="float" office:value="55.2465487685548" calcext:value-type="float">
            <text:p>55.2465487685548</text:p>
          </table:table-cell>
          <table:table-cell/>
          <table:table-cell table:formula="of:=[.A266]*[.$K$1]" office:value-type="float" office:value="252.713906110271" calcext:value-type="float">
            <text:p>252.713906110271</text:p>
          </table:table-cell>
          <table:table-cell table:formula="of:=[.B266]*[.$K$2]" office:value-type="float" office:value="-123.826012405265" calcext:value-type="float">
            <text:p>-123.826012405265</text:p>
          </table:table-cell>
          <table:table-cell table:formula="of:=[.C266]*[.$K$3]" office:value-type="float" office:value="55.2465487685548" calcext:value-type="float">
            <text:p>55.2465487685548</text:p>
          </table:table-cell>
          <table:table-cell table:formula="of:= [.G266]/[.F266]" office:value-type="float" office:value="-0.446162706005104" calcext:value-type="float">
            <text:p>-0.446162706005104</text:p>
          </table:table-cell>
          <table:table-cell table:number-columns-repeated="7"/>
        </table:table-row>
        <table:table-row table:style-name="ro1">
          <table:table-cell office:value-type="float" office:value="335.133483018958" calcext:value-type="float">
            <text:p>335.133483018958</text:p>
          </table:table-cell>
          <table:table-cell office:value-type="float" office:value="-82.4195769086861" calcext:value-type="float">
            <text:p>-82.4195769086861</text:p>
          </table:table-cell>
          <table:table-cell office:value-type="float" office:value="-196.490426218186" calcext:value-type="float">
            <text:p>-196.490426218186</text:p>
          </table:table-cell>
          <table:table-cell/>
          <table:table-cell table:formula="of:=[.A267]*[.$K$1]" office:value-type="float" office:value="335.133483018958" calcext:value-type="float">
            <text:p>335.133483018958</text:p>
          </table:table-cell>
          <table:table-cell table:formula="of:=[.B267]*[.$K$2]" office:value-type="float" office:value="-82.4195769086861" calcext:value-type="float">
            <text:p>-82.4195769086861</text:p>
          </table:table-cell>
          <table:table-cell table:formula="of:=[.C267]*[.$K$3]" office:value-type="float" office:value="-196.490426218186" calcext:value-type="float">
            <text:p>-196.490426218186</text:p>
          </table:table-cell>
          <table:table-cell table:formula="of:= [.G267]/[.F267]" office:value-type="float" office:value="2.38402614509755" calcext:value-type="float">
            <text:p>2.38402614509755</text:p>
          </table:table-cell>
          <table:table-cell table:number-columns-repeated="7"/>
        </table:table-row>
        <table:table-row table:style-name="ro1">
          <table:table-cell office:value-type="float" office:value="461.11387011826" calcext:value-type="float">
            <text:p>461.11387011826</text:p>
          </table:table-cell>
          <table:table-cell office:value-type="float" office:value="-125.980387099303" calcext:value-type="float">
            <text:p>-125.980387099303</text:p>
          </table:table-cell>
          <table:table-cell office:value-type="float" office:value="169.38793863264" calcext:value-type="float">
            <text:p>169.38793863264</text:p>
          </table:table-cell>
          <table:table-cell/>
          <table:table-cell table:formula="of:=[.A268]*[.$K$1]" office:value-type="float" office:value="461.11387011826" calcext:value-type="float">
            <text:p>461.11387011826</text:p>
          </table:table-cell>
          <table:table-cell table:formula="of:=[.B268]*[.$K$2]" office:value-type="float" office:value="-125.980387099303" calcext:value-type="float">
            <text:p>-125.980387099303</text:p>
          </table:table-cell>
          <table:table-cell table:formula="of:=[.C268]*[.$K$3]" office:value-type="float" office:value="169.38793863264" calcext:value-type="float">
            <text:p>169.38793863264</text:p>
          </table:table-cell>
          <table:table-cell table:formula="of:= [.G268]/[.F268]" office:value-type="float" office:value="-1.34455801043953" calcext:value-type="float">
            <text:p>-1.34455801043953</text:p>
          </table:table-cell>
          <table:table-cell table:number-columns-repeated="7"/>
        </table:table-row>
        <table:table-row table:style-name="ro1">
          <table:table-cell office:value-type="float" office:value="558.368131238982" calcext:value-type="float">
            <text:p>558.368131238982</text:p>
          </table:table-cell>
          <table:table-cell office:value-type="float" office:value="-97.2542611207223" calcext:value-type="float">
            <text:p>-97.2542611207223</text:p>
          </table:table-cell>
          <table:table-cell office:value-type="float" office:value="-176.991653343575" calcext:value-type="float">
            <text:p>-176.991653343575</text:p>
          </table:table-cell>
          <table:table-cell/>
          <table:table-cell table:formula="of:=[.A269]*[.$K$1]" office:value-type="float" office:value="558.368131238982" calcext:value-type="float">
            <text:p>558.368131238982</text:p>
          </table:table-cell>
          <table:table-cell table:formula="of:=[.B269]*[.$K$2]" office:value-type="float" office:value="-97.2542611207223" calcext:value-type="float">
            <text:p>-97.2542611207223</text:p>
          </table:table-cell>
          <table:table-cell table:formula="of:=[.C269]*[.$K$3]" office:value-type="float" office:value="-176.991653343575" calcext:value-type="float">
            <text:p>-176.991653343575</text:p>
          </table:table-cell>
          <table:table-cell table:formula="of:= [.G269]/[.F269]" office:value-type="float" office:value="1.8198858466867" calcext:value-type="float">
            <text:p>1.8198858466867</text:p>
          </table:table-cell>
          <table:table-cell table:number-columns-repeated="7"/>
        </table:table-row>
        <table:table-row table:style-name="ro1">
          <table:table-cell office:value-type="float" office:value="291.960060231453" calcext:value-type="float">
            <text:p>291.960060231453</text:p>
          </table:table-cell>
          <table:table-cell office:value-type="float" office:value="266.408071007529" calcext:value-type="float">
            <text:p>266.408071007529</text:p>
          </table:table-cell>
          <table:table-cell office:value-type="float" office:value="370.628474033122" calcext:value-type="float">
            <text:p>370.628474033122</text:p>
          </table:table-cell>
          <table:table-cell/>
          <table:table-cell table:formula="of:=[.A270]*[.$K$1]" office:value-type="float" office:value="291.960060231453" calcext:value-type="float">
            <text:p>291.960060231453</text:p>
          </table:table-cell>
          <table:table-cell table:formula="of:=[.B270]*[.$K$2]" office:value-type="float" office:value="266.408071007529" calcext:value-type="float">
            <text:p>266.408071007529</text:p>
          </table:table-cell>
          <table:table-cell table:formula="of:=[.C270]*[.$K$3]" office:value-type="float" office:value="370.628474033122" calcext:value-type="float">
            <text:p>370.628474033122</text:p>
          </table:table-cell>
          <table:table-cell table:formula="of:= [.G270]/[.F270]" office:value-type="float" office:value="1.39120587687694" calcext:value-type="float">
            <text:p>1.39120587687694</text:p>
          </table:table-cell>
          <table:table-cell table:number-columns-repeated="7"/>
        </table:table-row>
        <table:table-row table:style-name="ro1">
          <table:table-cell office:value-type="float" office:value="341.967814393051" calcext:value-type="float">
            <text:p>341.967814393051</text:p>
          </table:table-cell>
          <table:table-cell office:value-type="float" office:value="-50.007754161598" calcext:value-type="float">
            <text:p>-50.007754161598</text:p>
          </table:table-cell>
          <table:table-cell office:value-type="float" office:value="-316.321157640588" calcext:value-type="float">
            <text:p>-316.321157640588</text:p>
          </table:table-cell>
          <table:table-cell/>
          <table:table-cell table:formula="of:=[.A271]*[.$K$1]" office:value-type="float" office:value="341.967814393051" calcext:value-type="float">
            <text:p>341.967814393051</text:p>
          </table:table-cell>
          <table:table-cell table:formula="of:=[.B271]*[.$K$2]" office:value-type="float" office:value="-50.007754161598" calcext:value-type="float">
            <text:p>-50.007754161598</text:p>
          </table:table-cell>
          <table:table-cell table:formula="of:=[.C271]*[.$K$3]" office:value-type="float" office:value="-316.321157640588" calcext:value-type="float">
            <text:p>-316.321157640588</text:p>
          </table:table-cell>
          <table:table-cell table:formula="of:= [.G271]/[.F271]" office:value-type="float" office:value="6.32544218279447" calcext:value-type="float">
            <text:p>6.32544218279447</text:p>
          </table:table-cell>
          <table:table-cell table:number-columns-repeated="7"/>
        </table:table-row>
        <table:table-row table:style-name="ro1">
          <table:table-cell office:value-type="float" office:value="490.662281531273" calcext:value-type="float">
            <text:p>490.662281531273</text:p>
          </table:table-cell>
          <table:table-cell office:value-type="float" office:value="-148.694467138222" calcext:value-type="float">
            <text:p>-148.694467138222</text:p>
          </table:table-cell>
          <table:table-cell office:value-type="float" office:value="-120.837050594957" calcext:value-type="float">
            <text:p>-120.837050594957</text:p>
          </table:table-cell>
          <table:table-cell/>
          <table:table-cell table:formula="of:=[.A272]*[.$K$1]" office:value-type="float" office:value="490.662281531273" calcext:value-type="float">
            <text:p>490.662281531273</text:p>
          </table:table-cell>
          <table:table-cell table:formula="of:=[.B272]*[.$K$2]" office:value-type="float" office:value="-148.694467138222" calcext:value-type="float">
            <text:p>-148.694467138222</text:p>
          </table:table-cell>
          <table:table-cell table:formula="of:=[.C272]*[.$K$3]" office:value-type="float" office:value="-120.837050594957" calcext:value-type="float">
            <text:p>-120.837050594957</text:p>
          </table:table-cell>
          <table:table-cell table:formula="of:= [.G272]/[.F272]" office:value-type="float" office:value="0.812653307958195" calcext:value-type="float">
            <text:p>0.812653307958195</text:p>
          </table:table-cell>
          <table:table-cell table:number-columns-repeated="7"/>
        </table:table-row>
        <table:table-row table:style-name="ro1">
          <table:table-cell office:value-type="float" office:value="362.055581334919" calcext:value-type="float">
            <text:p>362.055581334919</text:p>
          </table:table-cell>
          <table:table-cell office:value-type="float" office:value="128.606700196354" calcext:value-type="float">
            <text:p>128.606700196354</text:p>
          </table:table-cell>
          <table:table-cell office:value-type="float" office:value="461.105760119929" calcext:value-type="float">
            <text:p>461.105760119929</text:p>
          </table:table-cell>
          <table:table-cell/>
          <table:table-cell table:formula="of:=[.A273]*[.$K$1]" office:value-type="float" office:value="362.055581334919" calcext:value-type="float">
            <text:p>362.055581334919</text:p>
          </table:table-cell>
          <table:table-cell table:formula="of:=[.B273]*[.$K$2]" office:value-type="float" office:value="128.606700196354" calcext:value-type="float">
            <text:p>128.606700196354</text:p>
          </table:table-cell>
          <table:table-cell table:formula="of:=[.C273]*[.$K$3]" office:value-type="float" office:value="461.105760119929" calcext:value-type="float">
            <text:p>461.105760119929</text:p>
          </table:table-cell>
          <table:table-cell table:formula="of:= [.G273]/[.F273]" office:value-type="float" office:value="3.58539453555625" calcext:value-type="float">
            <text:p>3.58539453555625</text:p>
          </table:table-cell>
          <table:table-cell table:number-columns-repeated="7"/>
        </table:table-row>
        <table:table-row table:style-name="ro1">
          <table:table-cell office:value-type="float" office:value="515.936318001427" calcext:value-type="float">
            <text:p>515.936318001427</text:p>
          </table:table-cell>
          <table:table-cell office:value-type="float" office:value="-153.880736666508" calcext:value-type="float">
            <text:p>-153.880736666508</text:p>
          </table:table-cell>
          <table:table-cell office:value-type="float" office:value="-308.232707653471" calcext:value-type="float">
            <text:p>-308.232707653471</text:p>
          </table:table-cell>
          <table:table-cell/>
          <table:table-cell table:formula="of:=[.A274]*[.$K$1]" office:value-type="float" office:value="515.936318001427" calcext:value-type="float">
            <text:p>515.936318001427</text:p>
          </table:table-cell>
          <table:table-cell table:formula="of:=[.B274]*[.$K$2]" office:value-type="float" office:value="-153.880736666508" calcext:value-type="float">
            <text:p>-153.880736666508</text:p>
          </table:table-cell>
          <table:table-cell table:formula="of:=[.C274]*[.$K$3]" office:value-type="float" office:value="-308.232707653471" calcext:value-type="float">
            <text:p>-308.232707653471</text:p>
          </table:table-cell>
          <table:table-cell table:formula="of:= [.G274]/[.F274]" office:value-type="float" office:value="2.00306233470585" calcext:value-type="float">
            <text:p>2.00306233470585</text:p>
          </table:table-cell>
          <table:table-cell table:number-columns-repeated="7"/>
        </table:table-row>
        <table:table-row table:style-name="ro1">
          <table:table-cell office:value-type="float" office:value="486.271709768914" calcext:value-type="float">
            <text:p>486.271709768914</text:p>
          </table:table-cell>
          <table:table-cell office:value-type="float" office:value="29.6646082325127" calcext:value-type="float">
            <text:p>29.6646082325127</text:p>
          </table:table-cell>
          <table:table-cell office:value-type="float" office:value="67.9393383899941" calcext:value-type="float">
            <text:p>67.9393383899941</text:p>
          </table:table-cell>
          <table:table-cell/>
          <table:table-cell table:formula="of:=[.A275]*[.$K$1]" office:value-type="float" office:value="486.271709768914" calcext:value-type="float">
            <text:p>486.271709768914</text:p>
          </table:table-cell>
          <table:table-cell table:formula="of:=[.B275]*[.$K$2]" office:value-type="float" office:value="29.6646082325127" calcext:value-type="float">
            <text:p>29.6646082325127</text:p>
          </table:table-cell>
          <table:table-cell table:formula="of:=[.C275]*[.$K$3]" office:value-type="float" office:value="67.9393383899941" calcext:value-type="float">
            <text:p>67.9393383899941</text:p>
          </table:table-cell>
          <table:table-cell table:formula="of:= [.G275]/[.F275]" office:value-type="float" office:value="2.29024896797834" calcext:value-type="float">
            <text:p>2.29024896797834</text:p>
          </table:table-cell>
          <table:table-cell table:number-columns-repeated="7"/>
        </table:table-row>
        <table:table-row table:style-name="ro1">
          <table:table-cell office:value-type="float" office:value="318.985069690408" calcext:value-type="float">
            <text:p>318.985069690408</text:p>
          </table:table-cell>
          <table:table-cell office:value-type="float" office:value="167.286640078506" calcext:value-type="float">
            <text:p>167.286640078506</text:p>
          </table:table-cell>
          <table:table-cell office:value-type="float" office:value="77.6923423590175" calcext:value-type="float">
            <text:p>77.6923423590175</text:p>
          </table:table-cell>
          <table:table-cell/>
          <table:table-cell table:formula="of:=[.A276]*[.$K$1]" office:value-type="float" office:value="318.985069690408" calcext:value-type="float">
            <text:p>318.985069690408</text:p>
          </table:table-cell>
          <table:table-cell table:formula="of:=[.B276]*[.$K$2]" office:value-type="float" office:value="167.286640078506" calcext:value-type="float">
            <text:p>167.286640078506</text:p>
          </table:table-cell>
          <table:table-cell table:formula="of:=[.C276]*[.$K$3]" office:value-type="float" office:value="77.6923423590175" calcext:value-type="float">
            <text:p>77.6923423590175</text:p>
          </table:table-cell>
          <table:table-cell table:formula="of:= [.G276]/[.F276]" office:value-type="float" office:value="0.46442646180566" calcext:value-type="float">
            <text:p>0.46442646180566</text:p>
          </table:table-cell>
          <table:table-cell table:number-columns-repeated="7"/>
        </table:table-row>
        <table:table-row table:style-name="ro1">
          <table:table-cell office:value-type="float" office:value="577.227345767977" calcext:value-type="float">
            <text:p>577.227345767977</text:p>
          </table:table-cell>
          <table:table-cell office:value-type="float" office:value="-258.242276077569" calcext:value-type="float">
            <text:p>-258.242276077569</text:p>
          </table:table-cell>
          <table:table-cell office:value-type="float" office:value="-470.717405740001" calcext:value-type="float">
            <text:p>-470.717405740001</text:p>
          </table:table-cell>
          <table:table-cell/>
          <table:table-cell table:formula="of:=[.A277]*[.$K$1]" office:value-type="float" office:value="577.227345767977" calcext:value-type="float">
            <text:p>577.227345767977</text:p>
          </table:table-cell>
          <table:table-cell table:formula="of:=[.B277]*[.$K$2]" office:value-type="float" office:value="-258.242276077569" calcext:value-type="float">
            <text:p>-258.242276077569</text:p>
          </table:table-cell>
          <table:table-cell table:formula="of:=[.C277]*[.$K$3]" office:value-type="float" office:value="-470.717405740001" calcext:value-type="float">
            <text:p>-470.717405740001</text:p>
          </table:table-cell>
          <table:table-cell table:formula="of:= [.G277]/[.F277]" office:value-type="float" office:value="1.82277438415471" calcext:value-type="float">
            <text:p>1.82277438415471</text:p>
          </table:table-cell>
          <table:table-cell table:number-columns-repeated="7"/>
        </table:table-row>
        <table:table-row table:style-name="ro1">
          <table:table-cell office:value-type="float" office:value="304.583834796923" calcext:value-type="float">
            <text:p>304.583834796923</text:p>
          </table:table-cell>
          <table:table-cell office:value-type="float" office:value="272.643510971053" calcext:value-type="float">
            <text:p>272.643510971053</text:p>
          </table:table-cell>
          <table:table-cell office:value-type="float" office:value="452.460303394786" calcext:value-type="float">
            <text:p>452.460303394786</text:p>
          </table:table-cell>
          <table:table-cell/>
          <table:table-cell table:formula="of:=[.A278]*[.$K$1]" office:value-type="float" office:value="304.583834796923" calcext:value-type="float">
            <text:p>304.583834796923</text:p>
          </table:table-cell>
          <table:table-cell table:formula="of:=[.B278]*[.$K$2]" office:value-type="float" office:value="272.643510971053" calcext:value-type="float">
            <text:p>272.643510971053</text:p>
          </table:table-cell>
          <table:table-cell table:formula="of:=[.C278]*[.$K$3]" office:value-type="float" office:value="452.460303394786" calcext:value-type="float">
            <text:p>452.460303394786</text:p>
          </table:table-cell>
          <table:table-cell table:formula="of:= [.G278]/[.F278]" office:value-type="float" office:value="1.6595307982328" calcext:value-type="float">
            <text:p>1.6595307982328</text:p>
          </table:table-cell>
          <table:table-cell table:number-columns-repeated="7"/>
        </table:table-row>
        <table:table-row table:style-name="ro1">
          <table:table-cell office:value-type="float" office:value="487.777921058132" calcext:value-type="float">
            <text:p>487.777921058132</text:p>
          </table:table-cell>
          <table:table-cell office:value-type="float" office:value="-183.194086261209" calcext:value-type="float">
            <text:p>-183.194086261209</text:p>
          </table:table-cell>
          <table:table-cell office:value-type="float" office:value="60.3137148389142" calcext:value-type="float">
            <text:p>60.3137148389142</text:p>
          </table:table-cell>
          <table:table-cell/>
          <table:table-cell table:formula="of:=[.A279]*[.$K$1]" office:value-type="float" office:value="487.777921058132" calcext:value-type="float">
            <text:p>487.777921058132</text:p>
          </table:table-cell>
          <table:table-cell table:formula="of:=[.B279]*[.$K$2]" office:value-type="float" office:value="-183.194086261209" calcext:value-type="float">
            <text:p>-183.194086261209</text:p>
          </table:table-cell>
          <table:table-cell table:formula="of:=[.C279]*[.$K$3]" office:value-type="float" office:value="60.3137148389142" calcext:value-type="float">
            <text:p>60.3137148389142</text:p>
          </table:table-cell>
          <table:table-cell table:formula="of:= [.G279]/[.F279]" office:value-type="float" office:value="-0.329233962022745" calcext:value-type="float">
            <text:p>-0.329233962022745</text:p>
          </table:table-cell>
          <table:table-cell table:number-columns-repeated="7"/>
        </table:table-row>
        <table:table-row table:style-name="ro1">
          <table:table-cell office:value-type="float" office:value="333.830313606179" calcext:value-type="float">
            <text:p>333.830313606179</text:p>
          </table:table-cell>
          <table:table-cell office:value-type="float" office:value="153.947607451953" calcext:value-type="float">
            <text:p>153.947607451953</text:p>
          </table:table-cell>
          <table:table-cell office:value-type="float" office:value="-40.8320948276235" calcext:value-type="float">
            <text:p>-40.8320948276235</text:p>
          </table:table-cell>
          <table:table-cell/>
          <table:table-cell table:formula="of:=[.A280]*[.$K$1]" office:value-type="float" office:value="333.830313606179" calcext:value-type="float">
            <text:p>333.830313606179</text:p>
          </table:table-cell>
          <table:table-cell table:formula="of:=[.B280]*[.$K$2]" office:value-type="float" office:value="153.947607451953" calcext:value-type="float">
            <text:p>153.947607451953</text:p>
          </table:table-cell>
          <table:table-cell table:formula="of:=[.C280]*[.$K$3]" office:value-type="float" office:value="-40.8320948276235" calcext:value-type="float">
            <text:p>-40.8320948276235</text:p>
          </table:table-cell>
          <table:table-cell table:formula="of:= [.G280]/[.F280]" office:value-type="float" office:value="-0.265233708424908" calcext:value-type="float">
            <text:p>-0.265233708424908</text:p>
          </table:table-cell>
          <table:table-cell table:number-columns-repeated="7"/>
        </table:table-row>
        <table:table-row table:style-name="ro1">
          <table:table-cell office:value-type="float" office:value="488.247364169268" calcext:value-type="float">
            <text:p>488.247364169268</text:p>
          </table:table-cell>
          <table:table-cell office:value-type="float" office:value="-154.417050563089" calcext:value-type="float">
            <text:p>-154.417050563089</text:p>
          </table:table-cell>
          <table:table-cell office:value-type="float" office:value="-80.9516000005239" calcext:value-type="float">
            <text:p>-80.9516000005239</text:p>
          </table:table-cell>
          <table:table-cell/>
          <table:table-cell table:formula="of:=[.A281]*[.$K$1]" office:value-type="float" office:value="488.247364169268" calcext:value-type="float">
            <text:p>488.247364169268</text:p>
          </table:table-cell>
          <table:table-cell table:formula="of:=[.B281]*[.$K$2]" office:value-type="float" office:value="-154.417050563089" calcext:value-type="float">
            <text:p>-154.417050563089</text:p>
          </table:table-cell>
          <table:table-cell table:formula="of:=[.C281]*[.$K$3]" office:value-type="float" office:value="-80.9516000005239" calcext:value-type="float">
            <text:p>-80.9516000005239</text:p>
          </table:table-cell>
          <table:table-cell table:formula="of:= [.G281]/[.F281]" office:value-type="float" office:value="0.524240035056555" calcext:value-type="float">
            <text:p>0.524240035056555</text:p>
          </table:table-cell>
          <table:table-cell table:number-columns-repeated="7"/>
        </table:table-row>
        <table:table-row table:style-name="ro1">
          <table:table-cell office:value-type="float" office:value="504.791509786427" calcext:value-type="float">
            <text:p>504.791509786427</text:p>
          </table:table-cell>
          <table:table-cell office:value-type="float" office:value="-16.5441456171586" calcext:value-type="float">
            <text:p>-16.5441456171586</text:p>
          </table:table-cell>
          <table:table-cell office:value-type="float" office:value="-38.6356501829237" calcext:value-type="float">
            <text:p>-38.6356501829237</text:p>
          </table:table-cell>
          <table:table-cell/>
          <table:table-cell table:formula="of:=[.A282]*[.$K$1]" office:value-type="float" office:value="504.791509786427" calcext:value-type="float">
            <text:p>504.791509786427</text:p>
          </table:table-cell>
          <table:table-cell table:formula="of:=[.B282]*[.$K$2]" office:value-type="float" office:value="-16.5441456171586" calcext:value-type="float">
            <text:p>-16.5441456171586</text:p>
          </table:table-cell>
          <table:table-cell table:formula="of:=[.C282]*[.$K$3]" office:value-type="float" office:value="-38.6356501829237" calcext:value-type="float">
            <text:p>-38.6356501829237</text:p>
          </table:table-cell>
          <table:table-cell table:formula="of:= [.G282]/[.F282]" office:value-type="float" office:value="2.33530646290087" calcext:value-type="float">
            <text:p>2.33530646290087</text:p>
          </table:table-cell>
          <table:table-cell table:number-columns-repeated="7"/>
        </table:table-row>
        <table:table-row table:style-name="ro1">
          <table:table-cell office:value-type="float" office:value="307.469200381173" calcext:value-type="float">
            <text:p>307.469200381173</text:p>
          </table:table-cell>
          <table:table-cell office:value-type="float" office:value="197.322309405254" calcext:value-type="float">
            <text:p>197.322309405254</text:p>
          </table:table-cell>
          <table:table-cell office:value-type="float" office:value="83.383433220427" calcext:value-type="float">
            <text:p>83.383433220427</text:p>
          </table:table-cell>
          <table:table-cell/>
          <table:table-cell table:formula="of:=[.A283]*[.$K$1]" office:value-type="float" office:value="307.469200381173" calcext:value-type="float">
            <text:p>307.469200381173</text:p>
          </table:table-cell>
          <table:table-cell table:formula="of:=[.B283]*[.$K$2]" office:value-type="float" office:value="197.322309405254" calcext:value-type="float">
            <text:p>197.322309405254</text:p>
          </table:table-cell>
          <table:table-cell table:formula="of:=[.C283]*[.$K$3]" office:value-type="float" office:value="83.383433220427" calcext:value-type="float">
            <text:p>83.383433220427</text:p>
          </table:table-cell>
          <table:table-cell table:formula="of:= [.G283]/[.F283]" office:value-type="float" office:value="0.422574788789731" calcext:value-type="float">
            <text:p>0.422574788789731</text:p>
          </table:table-cell>
          <table:table-cell table:number-columns-repeated="7"/>
        </table:table-row>
        <table:table-row table:style-name="ro1">
          <table:table-cell office:value-type="float" office:value="234.403584857617" calcext:value-type="float">
            <text:p>234.403584857617</text:p>
          </table:table-cell>
          <table:table-cell office:value-type="float" office:value="73.0656155235563" calcext:value-type="float">
            <text:p>73.0656155235563</text:p>
          </table:table-cell>
          <table:table-cell office:value-type="float" office:value="63.26576434904" calcext:value-type="float">
            <text:p>63.26576434904</text:p>
          </table:table-cell>
          <table:table-cell/>
          <table:table-cell table:formula="of:=[.A284]*[.$K$1]" office:value-type="float" office:value="234.403584857617" calcext:value-type="float">
            <text:p>234.403584857617</text:p>
          </table:table-cell>
          <table:table-cell table:formula="of:=[.B284]*[.$K$2]" office:value-type="float" office:value="73.0656155235563" calcext:value-type="float">
            <text:p>73.0656155235563</text:p>
          </table:table-cell>
          <table:table-cell table:formula="of:=[.C284]*[.$K$3]" office:value-type="float" office:value="63.26576434904" calcext:value-type="float">
            <text:p>63.26576434904</text:p>
          </table:table-cell>
          <table:table-cell table:formula="of:= [.G284]/[.F284]" office:value-type="float" office:value="0.865876019735208" calcext:value-type="float">
            <text:p>0.865876019735208</text:p>
          </table:table-cell>
          <table:table-cell table:number-columns-repeated="7"/>
        </table:table-row>
        <table:table-row table:style-name="ro1">
          <table:table-cell office:value-type="float" office:value="416.361408345536" calcext:value-type="float">
            <text:p>416.361408345536</text:p>
          </table:table-cell>
          <table:table-cell office:value-type="float" office:value="-181.957823487919" calcext:value-type="float">
            <text:p>-181.957823487919</text:p>
          </table:table-cell>
          <table:table-cell office:value-type="float" office:value="-69.1214003935533" calcext:value-type="float">
            <text:p>-69.1214003935533</text:p>
          </table:table-cell>
          <table:table-cell/>
          <table:table-cell table:formula="of:=[.A285]*[.$K$1]" office:value-type="float" office:value="416.361408345536" calcext:value-type="float">
            <text:p>416.361408345536</text:p>
          </table:table-cell>
          <table:table-cell table:formula="of:=[.B285]*[.$K$2]" office:value-type="float" office:value="-181.957823487919" calcext:value-type="float">
            <text:p>-181.957823487919</text:p>
          </table:table-cell>
          <table:table-cell table:formula="of:=[.C285]*[.$K$3]" office:value-type="float" office:value="-69.1214003935533" calcext:value-type="float">
            <text:p>-69.1214003935533</text:p>
          </table:table-cell>
          <table:table-cell table:formula="of:= [.G285]/[.F285]" office:value-type="float" office:value="0.379875946351615" calcext:value-type="float">
            <text:p>0.379875946351615</text:p>
          </table:table-cell>
          <table:table-cell table:number-columns-repeated="7"/>
        </table:table-row>
        <table:table-row table:style-name="ro1">
          <table:table-cell office:value-type="float" office:value="561.556556755768" calcext:value-type="float">
            <text:p>561.556556755768</text:p>
          </table:table-cell>
          <table:table-cell office:value-type="float" office:value="-145.195148410232" calcext:value-type="float">
            <text:p>-145.195148410232</text:p>
          </table:table-cell>
          <table:table-cell office:value-type="float" office:value="-39.9015072250994" calcext:value-type="float">
            <text:p>-39.9015072250994</text:p>
          </table:table-cell>
          <table:table-cell/>
          <table:table-cell table:formula="of:=[.A286]*[.$K$1]" office:value-type="float" office:value="561.556556755768" calcext:value-type="float">
            <text:p>561.556556755768</text:p>
          </table:table-cell>
          <table:table-cell table:formula="of:=[.B286]*[.$K$2]" office:value-type="float" office:value="-145.195148410232" calcext:value-type="float">
            <text:p>-145.195148410232</text:p>
          </table:table-cell>
          <table:table-cell table:formula="of:=[.C286]*[.$K$3]" office:value-type="float" office:value="-39.9015072250994" calcext:value-type="float">
            <text:p>-39.9015072250994</text:p>
          </table:table-cell>
          <table:table-cell table:formula="of:= [.G286]/[.F286]" office:value-type="float" office:value="0.274812951134994" calcext:value-type="float">
            <text:p>0.274812951134994</text:p>
          </table:table-cell>
          <table:table-cell table:number-columns-repeated="7"/>
        </table:table-row>
        <table:table-row table:style-name="ro1">
          <table:table-cell office:value-type="float" office:value="283.583101952442" calcext:value-type="float">
            <text:p>283.583101952442</text:p>
          </table:table-cell>
          <table:table-cell office:value-type="float" office:value="277.973454803326" calcext:value-type="float">
            <text:p>277.973454803326</text:p>
          </table:table-cell>
          <table:table-cell office:value-type="float" office:value="42.3620495736357" calcext:value-type="float">
            <text:p>42.3620495736357</text:p>
          </table:table-cell>
          <table:table-cell/>
          <table:table-cell table:formula="of:=[.A287]*[.$K$1]" office:value-type="float" office:value="283.583101952442" calcext:value-type="float">
            <text:p>283.583101952442</text:p>
          </table:table-cell>
          <table:table-cell table:formula="of:=[.B287]*[.$K$2]" office:value-type="float" office:value="277.973454803326" calcext:value-type="float">
            <text:p>277.973454803326</text:p>
          </table:table-cell>
          <table:table-cell table:formula="of:=[.C287]*[.$K$3]" office:value-type="float" office:value="42.3620495736357" calcext:value-type="float">
            <text:p>42.3620495736357</text:p>
          </table:table-cell>
          <table:table-cell table:formula="of:= [.G287]/[.F287]" office:value-type="float" office:value="0.152396025021914" calcext:value-type="float">
            <text:p>0.152396025021914</text:p>
          </table:table-cell>
          <table:table-cell table:number-columns-repeated="7"/>
        </table:table-row>
        <table:table-row table:style-name="ro1">
          <table:table-cell office:value-type="float" office:value="535.657912793614" calcext:value-type="float">
            <text:p>535.657912793614</text:p>
          </table:table-cell>
          <table:table-cell office:value-type="float" office:value="-252.074810841172" calcext:value-type="float">
            <text:p>-252.074810841172</text:p>
          </table:table-cell>
          <table:table-cell office:value-type="float" office:value="-139.272226165503" calcext:value-type="float">
            <text:p>-139.272226165503</text:p>
          </table:table-cell>
          <table:table-cell/>
          <table:table-cell table:formula="of:=[.A288]*[.$K$1]" office:value-type="float" office:value="535.657912793614" calcext:value-type="float">
            <text:p>535.657912793614</text:p>
          </table:table-cell>
          <table:table-cell table:formula="of:=[.B288]*[.$K$2]" office:value-type="float" office:value="-252.074810841172" calcext:value-type="float">
            <text:p>-252.074810841172</text:p>
          </table:table-cell>
          <table:table-cell table:formula="of:=[.C288]*[.$K$3]" office:value-type="float" office:value="-139.272226165503" calcext:value-type="float">
            <text:p>-139.272226165503</text:p>
          </table:table-cell>
          <table:table-cell table:formula="of:= [.G288]/[.F288]" office:value-type="float" office:value="0.552503543296342" calcext:value-type="float">
            <text:p>0.552503543296342</text:p>
          </table:table-cell>
          <table:table-cell table:number-columns-repeated="7"/>
        </table:table-row>
        <table:table-row table:style-name="ro1">
          <table:table-cell office:value-type="float" office:value="244.415808616643" calcext:value-type="float">
            <text:p>244.415808616643</text:p>
          </table:table-cell>
          <table:table-cell office:value-type="float" office:value="291.242104176971" calcext:value-type="float">
            <text:p>291.242104176971</text:p>
          </table:table-cell>
          <table:table-cell office:value-type="float" office:value="-55.866897944706" calcext:value-type="float">
            <text:p>-55.866897944706</text:p>
          </table:table-cell>
          <table:table-cell/>
          <table:table-cell table:formula="of:=[.A289]*[.$K$1]" office:value-type="float" office:value="244.415808616643" calcext:value-type="float">
            <text:p>244.415808616643</text:p>
          </table:table-cell>
          <table:table-cell table:formula="of:=[.B289]*[.$K$2]" office:value-type="float" office:value="291.242104176971" calcext:value-type="float">
            <text:p>291.242104176971</text:p>
          </table:table-cell>
          <table:table-cell table:formula="of:=[.C289]*[.$K$3]" office:value-type="float" office:value="-55.866897944706" calcext:value-type="float">
            <text:p>-55.866897944706</text:p>
          </table:table-cell>
          <table:table-cell table:formula="of:= [.G289]/[.F289]" office:value-type="float" office:value="-0.19182287568819" calcext:value-type="float">
            <text:p>-0.19182287568819</text:p>
          </table:table-cell>
          <table:table-cell table:number-columns-repeated="7"/>
        </table:table-row>
        <table:table-row table:style-name="ro1">
          <table:table-cell office:value-type="float" office:value="120.505725042967" calcext:value-type="float">
            <text:p>120.505725042967</text:p>
          </table:table-cell>
          <table:table-cell office:value-type="float" office:value="123.910083573676" calcext:value-type="float">
            <text:p>123.910083573676</text:p>
          </table:table-cell>
          <table:table-cell office:value-type="float" office:value="139.602297414829" calcext:value-type="float">
            <text:p>139.602297414829</text:p>
          </table:table-cell>
          <table:table-cell/>
          <table:table-cell table:formula="of:=[.A290]*[.$K$1]" office:value-type="float" office:value="120.505725042967" calcext:value-type="float">
            <text:p>120.505725042967</text:p>
          </table:table-cell>
          <table:table-cell table:formula="of:=[.B290]*[.$K$2]" office:value-type="float" office:value="123.910083573676" calcext:value-type="float">
            <text:p>123.910083573676</text:p>
          </table:table-cell>
          <table:table-cell table:formula="of:=[.C290]*[.$K$3]" office:value-type="float" office:value="139.602297414829" calcext:value-type="float">
            <text:p>139.602297414829</text:p>
          </table:table-cell>
          <table:table-cell table:formula="of:= [.G290]/[.F290]" office:value-type="float" office:value="1.12664194380777" calcext:value-type="float">
            <text:p>1.12664194380777</text:p>
          </table:table-cell>
          <table:table-cell table:number-columns-repeated="7"/>
        </table:table-row>
        <table:table-row table:style-name="ro1">
          <table:table-cell office:value-type="float" office:value="382.477643334567" calcext:value-type="float">
            <text:p>382.477643334567</text:p>
          </table:table-cell>
          <table:table-cell office:value-type="float" office:value="-261.971918291599" calcext:value-type="float">
            <text:p>-261.971918291599</text:p>
          </table:table-cell>
          <table:table-cell office:value-type="float" office:value="69.6607488428032" calcext:value-type="float">
            <text:p>69.6607488428032</text:p>
          </table:table-cell>
          <table:table-cell/>
          <table:table-cell table:formula="of:=[.A291]*[.$K$1]" office:value-type="float" office:value="382.477643334567" calcext:value-type="float">
            <text:p>382.477643334567</text:p>
          </table:table-cell>
          <table:table-cell table:formula="of:=[.B291]*[.$K$2]" office:value-type="float" office:value="-261.971918291599" calcext:value-type="float">
            <text:p>-261.971918291599</text:p>
          </table:table-cell>
          <table:table-cell table:formula="of:=[.C291]*[.$K$3]" office:value-type="float" office:value="69.6607488428032" calcext:value-type="float">
            <text:p>69.6607488428032</text:p>
          </table:table-cell>
          <table:table-cell table:formula="of:= [.G291]/[.F291]" office:value-type="float" office:value="-0.265909221481" calcext:value-type="float">
            <text:p>-0.265909221481</text:p>
          </table:table-cell>
          <table:table-cell table:number-columns-repeated="7"/>
        </table:table-row>
        <table:table-row table:style-name="ro1">
          <table:table-cell office:value-type="float" office:value="468.348308596752" calcext:value-type="float">
            <text:p>468.348308596752</text:p>
          </table:table-cell>
          <table:table-cell office:value-type="float" office:value="-85.8706652621848" calcext:value-type="float">
            <text:p>-85.8706652621848</text:p>
          </table:table-cell>
          <table:table-cell office:value-type="float" office:value="-25.0963072454365" calcext:value-type="float">
            <text:p>-25.0963072454365</text:p>
          </table:table-cell>
          <table:table-cell/>
          <table:table-cell table:formula="of:=[.A292]*[.$K$1]" office:value-type="float" office:value="468.348308596752" calcext:value-type="float">
            <text:p>468.348308596752</text:p>
          </table:table-cell>
          <table:table-cell table:formula="of:=[.B292]*[.$K$2]" office:value-type="float" office:value="-85.8706652621848" calcext:value-type="float">
            <text:p>-85.8706652621848</text:p>
          </table:table-cell>
          <table:table-cell table:formula="of:=[.C292]*[.$K$3]" office:value-type="float" office:value="-25.0963072454365" calcext:value-type="float">
            <text:p>-25.0963072454365</text:p>
          </table:table-cell>
          <table:table-cell table:formula="of:= [.G292]/[.F292]" office:value-type="float" office:value="0.292257049235744" calcext:value-type="float">
            <text:p>0.292257049235744</text:p>
          </table:table-cell>
          <table:table-cell table:number-columns-repeated="7"/>
        </table:table-row>
        <table:table-row table:style-name="ro1">
          <table:table-cell office:value-type="float" office:value="372.689652854395" calcext:value-type="float">
            <text:p>372.689652854395</text:p>
          </table:table-cell>
          <table:table-cell office:value-type="float" office:value="95.6586557423564" calcext:value-type="float">
            <text:p>95.6586557423564</text:p>
          </table:table-cell>
          <table:table-cell office:value-type="float" office:value="-324.945805984117" calcext:value-type="float">
            <text:p>-324.945805984117</text:p>
          </table:table-cell>
          <table:table-cell/>
          <table:table-cell table:formula="of:=[.A293]*[.$K$1]" office:value-type="float" office:value="372.689652854395" calcext:value-type="float">
            <text:p>372.689652854395</text:p>
          </table:table-cell>
          <table:table-cell table:formula="of:=[.B293]*[.$K$2]" office:value-type="float" office:value="95.6586557423564" calcext:value-type="float">
            <text:p>95.6586557423564</text:p>
          </table:table-cell>
          <table:table-cell table:formula="of:=[.C293]*[.$K$3]" office:value-type="float" office:value="-324.945805984117" calcext:value-type="float">
            <text:p>-324.945805984117</text:p>
          </table:table-cell>
          <table:table-cell table:formula="of:= [.G293]/[.F293]" office:value-type="float" office:value="-3.39693050735852" calcext:value-type="float">
            <text:p>-3.39693050735852</text:p>
          </table:table-cell>
          <table:table-cell table:number-columns-repeated="7"/>
        </table:table-row>
        <table:table-row table:style-name="ro1">
          <table:table-cell office:value-type="float" office:value="453.803649671792" calcext:value-type="float">
            <text:p>453.803649671792</text:p>
          </table:table-cell>
          <table:table-cell office:value-type="float" office:value="-81.1139968173971" calcext:value-type="float">
            <text:p>-81.1139968173971</text:p>
          </table:table-cell>
          <table:table-cell office:value-type="float" office:value="247.202475700553" calcext:value-type="float">
            <text:p>247.202475700553</text:p>
          </table:table-cell>
          <table:table-cell/>
          <table:table-cell table:formula="of:=[.A294]*[.$K$1]" office:value-type="float" office:value="453.803649671792" calcext:value-type="float">
            <text:p>453.803649671792</text:p>
          </table:table-cell>
          <table:table-cell table:formula="of:=[.B294]*[.$K$2]" office:value-type="float" office:value="-81.1139968173971" calcext:value-type="float">
            <text:p>-81.1139968173971</text:p>
          </table:table-cell>
          <table:table-cell table:formula="of:=[.C294]*[.$K$3]" office:value-type="float" office:value="247.202475700553" calcext:value-type="float">
            <text:p>247.202475700553</text:p>
          </table:table-cell>
          <table:table-cell table:formula="of:= [.G294]/[.F294]" office:value-type="float" office:value="-3.04759333037247" calcext:value-type="float">
            <text:p>-3.04759333037247</text:p>
          </table:table-cell>
          <table:table-cell table:number-columns-repeated="7"/>
        </table:table-row>
        <table:table-row table:style-name="ro1">
          <table:table-cell office:value-type="float" office:value="414.579033149614" calcext:value-type="float">
            <text:p>414.579033149614</text:p>
          </table:table-cell>
          <table:table-cell office:value-type="float" office:value="39.2246165221785" calcext:value-type="float">
            <text:p>39.2246165221785</text:p>
          </table:table-cell>
          <table:table-cell office:value-type="float" office:value="-63.5247315687576" calcext:value-type="float">
            <text:p>-63.5247315687576</text:p>
          </table:table-cell>
          <table:table-cell/>
          <table:table-cell table:formula="of:=[.A295]*[.$K$1]" office:value-type="float" office:value="414.579033149614" calcext:value-type="float">
            <text:p>414.579033149614</text:p>
          </table:table-cell>
          <table:table-cell table:formula="of:=[.B295]*[.$K$2]" office:value-type="float" office:value="39.2246165221785" calcext:value-type="float">
            <text:p>39.2246165221785</text:p>
          </table:table-cell>
          <table:table-cell table:formula="of:=[.C295]*[.$K$3]" office:value-type="float" office:value="-63.5247315687576" calcext:value-type="float">
            <text:p>-63.5247315687576</text:p>
          </table:table-cell>
          <table:table-cell table:formula="of:= [.G295]/[.F295]" office:value-type="float" office:value="-1.61951185763255" calcext:value-type="float">
            <text:p>-1.61951185763255</text:p>
          </table:table-cell>
          <table:table-cell table:number-columns-repeated="7"/>
        </table:table-row>
        <table:table-row table:style-name="ro1">
          <table:table-cell office:value-type="float" office:value="288.253560586907" calcext:value-type="float">
            <text:p>288.253560586907</text:p>
          </table:table-cell>
          <table:table-cell office:value-type="float" office:value="126.325472562707" calcext:value-type="float">
            <text:p>126.325472562707</text:p>
          </table:table-cell>
          <table:table-cell office:value-type="float" office:value="156.357979324375" calcext:value-type="float">
            <text:p>156.357979324375</text:p>
          </table:table-cell>
          <table:table-cell/>
          <table:table-cell table:formula="of:=[.A296]*[.$K$1]" office:value-type="float" office:value="288.253560586907" calcext:value-type="float">
            <text:p>288.253560586907</text:p>
          </table:table-cell>
          <table:table-cell table:formula="of:=[.B296]*[.$K$2]" office:value-type="float" office:value="126.325472562707" calcext:value-type="float">
            <text:p>126.325472562707</text:p>
          </table:table-cell>
          <table:table-cell table:formula="of:=[.C296]*[.$K$3]" office:value-type="float" office:value="156.357979324375" calcext:value-type="float">
            <text:p>156.357979324375</text:p>
          </table:table-cell>
          <table:table-cell table:formula="of:= [.G296]/[.F296]" office:value-type="float" office:value="1.23773912064141" calcext:value-type="float">
            <text:p>1.23773912064141</text:p>
          </table:table-cell>
          <table:table-cell table:number-columns-repeated="7"/>
        </table:table-row>
        <table:table-row table:style-name="ro1">
          <table:table-cell office:value-type="float" office:value="442.171946511627" calcext:value-type="float">
            <text:p>442.171946511627</text:p>
          </table:table-cell>
          <table:table-cell office:value-type="float" office:value="-153.91838592472" calcext:value-type="float">
            <text:p>-153.91838592472</text:p>
          </table:table-cell>
          <table:table-cell office:value-type="float" office:value="125.159167242101" calcext:value-type="float">
            <text:p>125.159167242101</text:p>
          </table:table-cell>
          <table:table-cell/>
          <table:table-cell table:formula="of:=[.A297]*[.$K$1]" office:value-type="float" office:value="442.171946511627" calcext:value-type="float">
            <text:p>442.171946511627</text:p>
          </table:table-cell>
          <table:table-cell table:formula="of:=[.B297]*[.$K$2]" office:value-type="float" office:value="-153.91838592472" calcext:value-type="float">
            <text:p>-153.91838592472</text:p>
          </table:table-cell>
          <table:table-cell table:formula="of:=[.C297]*[.$K$3]" office:value-type="float" office:value="125.159167242101" calcext:value-type="float">
            <text:p>125.159167242101</text:p>
          </table:table-cell>
          <table:table-cell table:formula="of:= [.G297]/[.F297]" office:value-type="float" office:value="-0.813152804911267" calcext:value-type="float">
            <text:p>-0.813152804911267</text:p>
          </table:table-cell>
          <table:table-cell table:number-columns-repeated="7"/>
        </table:table-row>
        <table:table-row table:style-name="ro1">
          <table:table-cell office:value-type="float" office:value="324.147097909709" calcext:value-type="float">
            <text:p>324.147097909709</text:p>
          </table:table-cell>
          <table:table-cell office:value-type="float" office:value="118.024848601918" calcext:value-type="float">
            <text:p>118.024848601918</text:p>
          </table:table-cell>
          <table:table-cell office:value-type="float" office:value="-273.918306850391" calcext:value-type="float">
            <text:p>-273.918306850391</text:p>
          </table:table-cell>
          <table:table-cell/>
          <table:table-cell table:formula="of:=[.A298]*[.$K$1]" office:value-type="float" office:value="324.147097909709" calcext:value-type="float">
            <text:p>324.147097909709</text:p>
          </table:table-cell>
          <table:table-cell table:formula="of:=[.B298]*[.$K$2]" office:value-type="float" office:value="118.024848601918" calcext:value-type="float">
            <text:p>118.024848601918</text:p>
          </table:table-cell>
          <table:table-cell table:formula="of:=[.C298]*[.$K$3]" office:value-type="float" office:value="-273.918306850391" calcext:value-type="float">
            <text:p>-273.918306850391</text:p>
          </table:table-cell>
          <table:table-cell table:formula="of:= [.G298]/[.F298]" office:value-type="float" office:value="-2.32085285509902" calcext:value-type="float">
            <text:p>-2.32085285509902</text:p>
          </table:table-cell>
          <table:table-cell table:number-columns-repeated="7"/>
        </table:table-row>
        <table:table-row table:style-name="ro1">
          <table:table-cell office:value-type="float" office:value="398.033864089086" calcext:value-type="float">
            <text:p>398.033864089086</text:p>
          </table:table-cell>
          <table:table-cell office:value-type="float" office:value="-73.8867661793769" calcext:value-type="float">
            <text:p>-73.8867661793769</text:p>
          </table:table-cell>
          <table:table-cell office:value-type="float" office:value="11.0193562977913" calcext:value-type="float">
            <text:p>11.0193562977913</text:p>
          </table:table-cell>
          <table:table-cell/>
          <table:table-cell table:formula="of:=[.A299]*[.$K$1]" office:value-type="float" office:value="398.033864089086" calcext:value-type="float">
            <text:p>398.033864089086</text:p>
          </table:table-cell>
          <table:table-cell table:formula="of:=[.B299]*[.$K$2]" office:value-type="float" office:value="-73.8867661793769" calcext:value-type="float">
            <text:p>-73.8867661793769</text:p>
          </table:table-cell>
          <table:table-cell table:formula="of:=[.C299]*[.$K$3]" office:value-type="float" office:value="11.0193562977913" calcext:value-type="float">
            <text:p>11.0193562977913</text:p>
          </table:table-cell>
          <table:table-cell table:formula="of:= [.G299]/[.F299]" office:value-type="float" office:value="-0.149138429892023" calcext:value-type="float">
            <text:p>-0.149138429892023</text:p>
          </table:table-cell>
          <table:table-cell table:number-columns-repeated="7"/>
        </table:table-row>
        <table:table-row table:style-name="ro1">
          <table:table-cell office:value-type="float" office:value="570.250792063951" calcext:value-type="float">
            <text:p>570.250792063951</text:p>
          </table:table-cell>
          <table:table-cell office:value-type="float" office:value="-172.216927974864" calcext:value-type="float">
            <text:p>-172.216927974864</text:p>
          </table:table-cell>
          <table:table-cell office:value-type="float" office:value="32.9483648767007" calcext:value-type="float">
            <text:p>32.9483648767007</text:p>
          </table:table-cell>
          <table:table-cell/>
          <table:table-cell table:formula="of:=[.A300]*[.$K$1]" office:value-type="float" office:value="570.250792063951" calcext:value-type="float">
            <text:p>570.250792063951</text:p>
          </table:table-cell>
          <table:table-cell table:formula="of:=[.B300]*[.$K$2]" office:value-type="float" office:value="-172.216927974864" calcext:value-type="float">
            <text:p>-172.216927974864</text:p>
          </table:table-cell>
          <table:table-cell table:formula="of:=[.C300]*[.$K$3]" office:value-type="float" office:value="32.9483648767007" calcext:value-type="float">
            <text:p>32.9483648767007</text:p>
          </table:table-cell>
          <table:table-cell table:formula="of:= [.G300]/[.F300]" office:value-type="float" office:value="-0.191318967677264" calcext:value-type="float">
            <text:p>-0.191318967677264</text:p>
          </table:table-cell>
          <table:table-cell table:number-columns-repeated="7"/>
        </table:table-row>
        <table:table-row table:style-name="ro1">
          <table:table-cell office:value-type="float" office:value="499.108165163631" calcext:value-type="float">
            <text:p>499.108165163631</text:p>
          </table:table-cell>
          <table:table-cell office:value-type="float" office:value="71.1426269003194" calcext:value-type="float">
            <text:p>71.1426269003194</text:p>
          </table:table-cell>
          <table:table-cell office:value-type="float" office:value="-0.555580140689102" calcext:value-type="float">
            <text:p>-0.555580140689102</text:p>
          </table:table-cell>
          <table:table-cell/>
          <table:table-cell table:formula="of:=[.A301]*[.$K$1]" office:value-type="float" office:value="499.108165163631" calcext:value-type="float">
            <text:p>499.108165163631</text:p>
          </table:table-cell>
          <table:table-cell table:formula="of:=[.B301]*[.$K$2]" office:value-type="float" office:value="71.1426269003194" calcext:value-type="float">
            <text:p>71.1426269003194</text:p>
          </table:table-cell>
          <table:table-cell table:formula="of:=[.C301]*[.$K$3]" office:value-type="float" office:value="-0.555580140689102" calcext:value-type="float">
            <text:p>-0.555580140689102</text:p>
          </table:table-cell>
          <table:table-cell table:formula="of:= [.G301]/[.F301]" office:value-type="float" office:value="-0.00780938468110752" calcext:value-type="float">
            <text:p>-0.007809384681108</text:p>
          </table:table-cell>
          <table:table-cell table:number-columns-repeated="7"/>
        </table:table-row>
        <table:table-row table:style-name="ro1">
          <table:table-cell office:value-type="float" office:value="469.606480265707" calcext:value-type="float">
            <text:p>469.606480265707</text:p>
          </table:table-cell>
          <table:table-cell office:value-type="float" office:value="29.5016848979241" calcext:value-type="float">
            <text:p>29.5016848979241</text:p>
          </table:table-cell>
          <table:table-cell office:value-type="float" office:value="-74.5687228714823" calcext:value-type="float">
            <text:p>-74.5687228714823</text:p>
          </table:table-cell>
          <table:table-cell/>
          <table:table-cell table:formula="of:=[.A302]*[.$K$1]" office:value-type="float" office:value="469.606480265707" calcext:value-type="float">
            <text:p>469.606480265707</text:p>
          </table:table-cell>
          <table:table-cell table:formula="of:=[.B302]*[.$K$2]" office:value-type="float" office:value="29.5016848979241" calcext:value-type="float">
            <text:p>29.5016848979241</text:p>
          </table:table-cell>
          <table:table-cell table:formula="of:=[.C302]*[.$K$3]" office:value-type="float" office:value="-74.5687228714823" calcext:value-type="float">
            <text:p>-74.5687228714823</text:p>
          </table:table-cell>
          <table:table-cell table:formula="of:= [.G302]/[.F302]" office:value-type="float" office:value="-2.52760895282728" calcext:value-type="float">
            <text:p>-2.52760895282728</text:p>
          </table:table-cell>
          <table:table-cell table:number-columns-repeated="7"/>
        </table:table-row>
        <table:table-row table:style-name="ro1">
          <table:table-cell office:value-type="float" office:value="361.320590445194" calcext:value-type="float">
            <text:p>361.320590445194</text:p>
          </table:table-cell>
          <table:table-cell office:value-type="float" office:value="108.285889820513" calcext:value-type="float">
            <text:p>108.285889820513</text:p>
          </table:table-cell>
          <table:table-cell office:value-type="float" office:value="66.8425010081913" calcext:value-type="float">
            <text:p>66.8425010081913</text:p>
          </table:table-cell>
          <table:table-cell/>
          <table:table-cell table:formula="of:=[.A303]*[.$K$1]" office:value-type="float" office:value="361.320590445194" calcext:value-type="float">
            <text:p>361.320590445194</text:p>
          </table:table-cell>
          <table:table-cell table:formula="of:=[.B303]*[.$K$2]" office:value-type="float" office:value="108.285889820513" calcext:value-type="float">
            <text:p>108.285889820513</text:p>
          </table:table-cell>
          <table:table-cell table:formula="of:=[.C303]*[.$K$3]" office:value-type="float" office:value="66.8425010081913" calcext:value-type="float">
            <text:p>66.8425010081913</text:p>
          </table:table-cell>
          <table:table-cell table:formula="of:= [.G303]/[.F303]" office:value-type="float" office:value="0.617278032428646" calcext:value-type="float">
            <text:p>0.617278032428646</text:p>
          </table:table-cell>
          <table:table-cell table:number-columns-repeated="7"/>
        </table:table-row>
        <table:table-row table:style-name="ro1">
          <table:table-cell office:value-type="float" office:value="448.304870077304" calcext:value-type="float">
            <text:p>448.304870077304</text:p>
          </table:table-cell>
          <table:table-cell office:value-type="float" office:value="-86.98427963211" calcext:value-type="float">
            <text:p>-86.98427963211</text:p>
          </table:table-cell>
          <table:table-cell office:value-type="float" office:value="145.784279986874" calcext:value-type="float">
            <text:p>145.784279986874</text:p>
          </table:table-cell>
          <table:table-cell/>
          <table:table-cell table:formula="of:=[.A304]*[.$K$1]" office:value-type="float" office:value="448.304870077304" calcext:value-type="float">
            <text:p>448.304870077304</text:p>
          </table:table-cell>
          <table:table-cell table:formula="of:=[.B304]*[.$K$2]" office:value-type="float" office:value="-86.98427963211" calcext:value-type="float">
            <text:p>-86.98427963211</text:p>
          </table:table-cell>
          <table:table-cell table:formula="of:=[.C304]*[.$K$3]" office:value-type="float" office:value="145.784279986874" calcext:value-type="float">
            <text:p>145.784279986874</text:p>
          </table:table-cell>
          <table:table-cell table:formula="of:= [.G304]/[.F304]" office:value-type="float" office:value="-1.67598421925722" calcext:value-type="float">
            <text:p>-1.67598421925722</text:p>
          </table:table-cell>
          <table:table-cell table:number-columns-repeated="7"/>
        </table:table-row>
        <table:table-row table:style-name="ro1">
          <table:table-cell office:value-type="float" office:value="401.177028463437" calcext:value-type="float">
            <text:p>401.177028463437</text:p>
          </table:table-cell>
          <table:table-cell office:value-type="float" office:value="47.1278416138676" calcext:value-type="float">
            <text:p>47.1278416138676</text:p>
          </table:table-cell>
          <table:table-cell office:value-type="float" office:value="-6.60341282655345" calcext:value-type="float">
            <text:p>-6.60341282655345</text:p>
          </table:table-cell>
          <table:table-cell/>
          <table:table-cell table:formula="of:=[.A305]*[.$K$1]" office:value-type="float" office:value="401.177028463437" calcext:value-type="float">
            <text:p>401.177028463437</text:p>
          </table:table-cell>
          <table:table-cell table:formula="of:=[.B305]*[.$K$2]" office:value-type="float" office:value="47.1278416138676" calcext:value-type="float">
            <text:p>47.1278416138676</text:p>
          </table:table-cell>
          <table:table-cell table:formula="of:=[.C305]*[.$K$3]" office:value-type="float" office:value="-6.60341282655345" calcext:value-type="float">
            <text:p>-6.60341282655345</text:p>
          </table:table-cell>
          <table:table-cell table:formula="of:= [.G305]/[.F305]" office:value-type="float" office:value="-0.140117022134329" calcext:value-type="float">
            <text:p>-0.140117022134329</text:p>
          </table:table-cell>
          <table:table-cell table:number-columns-repeated="7"/>
        </table:table-row>
        <table:table-row table:style-name="ro1">
          <table:table-cell office:value-type="float" office:value="293.973654325843" calcext:value-type="float">
            <text:p>293.973654325843</text:p>
          </table:table-cell>
          <table:table-cell office:value-type="float" office:value="107.203374137594" calcext:value-type="float">
            <text:p>107.203374137594</text:p>
          </table:table-cell>
          <table:table-cell office:value-type="float" office:value="-294.773667280877" calcext:value-type="float">
            <text:p>-294.773667280877</text:p>
          </table:table-cell>
          <table:table-cell/>
          <table:table-cell table:formula="of:=[.A306]*[.$K$1]" office:value-type="float" office:value="293.973654325843" calcext:value-type="float">
            <text:p>293.973654325843</text:p>
          </table:table-cell>
          <table:table-cell table:formula="of:=[.B306]*[.$K$2]" office:value-type="float" office:value="107.203374137594" calcext:value-type="float">
            <text:p>107.203374137594</text:p>
          </table:table-cell>
          <table:table-cell table:formula="of:=[.C306]*[.$K$3]" office:value-type="float" office:value="-294.773667280877" calcext:value-type="float">
            <text:p>-294.773667280877</text:p>
          </table:table-cell>
          <table:table-cell table:formula="of:= [.G306]/[.F306]" office:value-type="float" office:value="-2.74966781271773" calcext:value-type="float">
            <text:p>-2.74966781271773</text:p>
          </table:table-cell>
          <table:table-cell table:number-columns-repeated="7"/>
        </table:table-row>
        <table:table-row table:style-name="ro1">
          <table:table-cell office:value-type="float" office:value="206.688434013598" calcext:value-type="float">
            <text:p>206.688434013598</text:p>
          </table:table-cell>
          <table:table-cell office:value-type="float" office:value="87.2852203122453" calcext:value-type="float">
            <text:p>87.2852203122453</text:p>
          </table:table-cell>
          <table:table-cell office:value-type="float" office:value="130.48445951842" calcext:value-type="float">
            <text:p>130.48445951842</text:p>
          </table:table-cell>
          <table:table-cell/>
          <table:table-cell table:formula="of:=[.A307]*[.$K$1]" office:value-type="float" office:value="206.688434013598" calcext:value-type="float">
            <text:p>206.688434013598</text:p>
          </table:table-cell>
          <table:table-cell table:formula="of:=[.B307]*[.$K$2]" office:value-type="float" office:value="87.2852203122453" calcext:value-type="float">
            <text:p>87.2852203122453</text:p>
          </table:table-cell>
          <table:table-cell table:formula="of:=[.C307]*[.$K$3]" office:value-type="float" office:value="130.48445951842" calcext:value-type="float">
            <text:p>130.48445951842</text:p>
          </table:table-cell>
          <table:table-cell table:formula="of:= [.G307]/[.F307]" office:value-type="float" office:value="1.49492043500192" calcext:value-type="float">
            <text:p>1.49492043500192</text:p>
          </table:table-cell>
          <table:table-cell table:number-columns-repeated="7"/>
        </table:table-row>
        <table:table-row table:style-name="ro1">
          <table:table-cell office:value-type="float" office:value="320.789579092797" calcext:value-type="float">
            <text:p>320.789579092797</text:p>
          </table:table-cell>
          <table:table-cell office:value-type="float" office:value="-114.101145079199" calcext:value-type="float">
            <text:p>-114.101145079199</text:p>
          </table:table-cell>
          <table:table-cell office:value-type="float" office:value="112.149723731077" calcext:value-type="float">
            <text:p>112.149723731077</text:p>
          </table:table-cell>
          <table:table-cell/>
          <table:table-cell table:formula="of:=[.A308]*[.$K$1]" office:value-type="float" office:value="320.789579092797" calcext:value-type="float">
            <text:p>320.789579092797</text:p>
          </table:table-cell>
          <table:table-cell table:formula="of:=[.B308]*[.$K$2]" office:value-type="float" office:value="-114.101145079199" calcext:value-type="float">
            <text:p>-114.101145079199</text:p>
          </table:table-cell>
          <table:table-cell table:formula="of:=[.C308]*[.$K$3]" office:value-type="float" office:value="112.149723731077" calcext:value-type="float">
            <text:p>112.149723731077</text:p>
          </table:table-cell>
          <table:table-cell table:formula="of:= [.G308]/[.F308]" office:value-type="float" office:value="-0.982897442906757" calcext:value-type="float">
            <text:p>-0.982897442906757</text:p>
          </table:table-cell>
          <table:table-cell table:number-columns-repeated="7"/>
        </table:table-row>
        <table:table-row table:style-name="ro1">
          <table:table-cell office:value-type="float" office:value="417.5145082628" calcext:value-type="float">
            <text:p>417.5145082628</text:p>
          </table:table-cell>
          <table:table-cell office:value-type="float" office:value="-96.7249291700036" calcext:value-type="float">
            <text:p>-96.7249291700036</text:p>
          </table:table-cell>
          <table:table-cell office:value-type="float" office:value="-269.77587407115" calcext:value-type="float">
            <text:p>-269.77587407115</text:p>
          </table:table-cell>
          <table:table-cell/>
          <table:table-cell table:formula="of:=[.A309]*[.$K$1]" office:value-type="float" office:value="417.5145082628" calcext:value-type="float">
            <text:p>417.5145082628</text:p>
          </table:table-cell>
          <table:table-cell table:formula="of:=[.B309]*[.$K$2]" office:value-type="float" office:value="-96.7249291700036" calcext:value-type="float">
            <text:p>-96.7249291700036</text:p>
          </table:table-cell>
          <table:table-cell table:formula="of:=[.C309]*[.$K$3]" office:value-type="float" office:value="-269.77587407115" calcext:value-type="float">
            <text:p>-269.77587407115</text:p>
          </table:table-cell>
          <table:table-cell table:formula="of:= [.G309]/[.F309]" office:value-type="float" office:value="2.78910386790764" calcext:value-type="float">
            <text:p>2.78910386790764</text:p>
          </table:table-cell>
          <table:table-cell table:number-columns-repeated="7"/>
        </table:table-row>
        <table:table-row table:style-name="ro1">
          <table:table-cell office:value-type="float" office:value="507.555816389321" calcext:value-type="float">
            <text:p>507.555816389321</text:p>
          </table:table-cell>
          <table:table-cell office:value-type="float" office:value="-90.0413081265203" calcext:value-type="float">
            <text:p>-90.0413081265203</text:p>
          </table:table-cell>
          <table:table-cell office:value-type="float" office:value="96.4565851856477" calcext:value-type="float">
            <text:p>96.4565851856477</text:p>
          </table:table-cell>
          <table:table-cell/>
          <table:table-cell table:formula="of:=[.A310]*[.$K$1]" office:value-type="float" office:value="507.555816389321" calcext:value-type="float">
            <text:p>507.555816389321</text:p>
          </table:table-cell>
          <table:table-cell table:formula="of:=[.B310]*[.$K$2]" office:value-type="float" office:value="-90.0413081265203" calcext:value-type="float">
            <text:p>-90.0413081265203</text:p>
          </table:table-cell>
          <table:table-cell table:formula="of:=[.C310]*[.$K$3]" office:value-type="float" office:value="96.4565851856477" calcext:value-type="float">
            <text:p>96.4565851856477</text:p>
          </table:table-cell>
          <table:table-cell table:formula="of:= [.G310]/[.F310]" office:value-type="float" office:value="-1.07124815479261" calcext:value-type="float">
            <text:p>-1.07124815479261</text:p>
          </table:table-cell>
          <table:table-cell table:number-columns-repeated="7"/>
        </table:table-row>
        <table:table-row table:style-name="ro1">
          <table:table-cell office:value-type="float" office:value="351.835009188535" calcext:value-type="float">
            <text:p>351.835009188535</text:p>
          </table:table-cell>
          <table:table-cell office:value-type="float" office:value="155.720807200786" calcext:value-type="float">
            <text:p>155.720807200786</text:p>
          </table:table-cell>
          <table:table-cell office:value-type="float" office:value="263.027436645124" calcext:value-type="float">
            <text:p>263.027436645124</text:p>
          </table:table-cell>
          <table:table-cell/>
          <table:table-cell table:formula="of:=[.A311]*[.$K$1]" office:value-type="float" office:value="351.835009188535" calcext:value-type="float">
            <text:p>351.835009188535</text:p>
          </table:table-cell>
          <table:table-cell table:formula="of:=[.B311]*[.$K$2]" office:value-type="float" office:value="155.720807200786" calcext:value-type="float">
            <text:p>155.720807200786</text:p>
          </table:table-cell>
          <table:table-cell table:formula="of:=[.C311]*[.$K$3]" office:value-type="float" office:value="263.027436645124" calcext:value-type="float">
            <text:p>263.027436645124</text:p>
          </table:table-cell>
          <table:table-cell table:formula="of:= [.G311]/[.F311]" office:value-type="float" office:value="1.68909628310607" calcext:value-type="float">
            <text:p>1.68909628310607</text:p>
          </table:table-cell>
          <table:table-cell table:number-columns-repeated="7"/>
        </table:table-row>
        <table:table-row table:style-name="ro1">
          <table:table-cell office:value-type="float" office:value="488.373716394148" calcext:value-type="float">
            <text:p>488.373716394148</text:p>
          </table:table-cell>
          <table:table-cell office:value-type="float" office:value="-136.538707205613" calcext:value-type="float">
            <text:p>-136.538707205613</text:p>
          </table:table-cell>
          <table:table-cell office:value-type="float" office:value="-42.7651064902295" calcext:value-type="float">
            <text:p>-42.7651064902295</text:p>
          </table:table-cell>
          <table:table-cell/>
          <table:table-cell table:formula="of:=[.A312]*[.$K$1]" office:value-type="float" office:value="488.373716394148" calcext:value-type="float">
            <text:p>488.373716394148</text:p>
          </table:table-cell>
          <table:table-cell table:formula="of:=[.B312]*[.$K$2]" office:value-type="float" office:value="-136.538707205613" calcext:value-type="float">
            <text:p>-136.538707205613</text:p>
          </table:table-cell>
          <table:table-cell table:formula="of:=[.C312]*[.$K$3]" office:value-type="float" office:value="-42.7651064902295" calcext:value-type="float">
            <text:p>-42.7651064902295</text:p>
          </table:table-cell>
          <table:table-cell table:formula="of:= [.G312]/[.F312]" office:value-type="float" office:value="0.313208667091228" calcext:value-type="float">
            <text:p>0.313208667091228</text:p>
          </table:table-cell>
          <table:table-cell table:number-columns-repeated="7"/>
        </table:table-row>
        <table:table-row table:style-name="ro1">
          <table:table-cell office:value-type="float" office:value="459.459418976333" calcext:value-type="float">
            <text:p>459.459418976333</text:p>
          </table:table-cell>
          <table:table-cell office:value-type="float" office:value="28.914297417815" calcext:value-type="float">
            <text:p>28.914297417815</text:p>
          </table:table-cell>
          <table:table-cell office:value-type="float" office:value="-86.5875376774454" calcext:value-type="float">
            <text:p>-86.5875376774454</text:p>
          </table:table-cell>
          <table:table-cell/>
          <table:table-cell table:formula="of:=[.A313]*[.$K$1]" office:value-type="float" office:value="459.459418976333" calcext:value-type="float">
            <text:p>459.459418976333</text:p>
          </table:table-cell>
          <table:table-cell table:formula="of:=[.B313]*[.$K$2]" office:value-type="float" office:value="28.914297417815" calcext:value-type="float">
            <text:p>28.914297417815</text:p>
          </table:table-cell>
          <table:table-cell table:formula="of:=[.C313]*[.$K$3]" office:value-type="float" office:value="-86.5875376774454" calcext:value-type="float">
            <text:p>-86.5875376774454</text:p>
          </table:table-cell>
          <table:table-cell table:formula="of:= [.G313]/[.F313]" office:value-type="float" office:value="-2.99462706723409" calcext:value-type="float">
            <text:p>-2.99462706723409</text:p>
          </table:table-cell>
          <table:table-cell table:number-columns-repeated="7"/>
        </table:table-row>
        <table:table-row table:style-name="ro1">
          <table:table-cell office:value-type="float" office:value="412.4121778895" calcext:value-type="float">
            <text:p>412.4121778895</text:p>
          </table:table-cell>
          <table:table-cell office:value-type="float" office:value="47.0472410868329" calcext:value-type="float">
            <text:p>47.0472410868329</text:p>
          </table:table-cell>
          <table:table-cell office:value-type="float" office:value="-173.947235604862" calcext:value-type="float">
            <text:p>-173.947235604862</text:p>
          </table:table-cell>
          <table:table-cell/>
          <table:table-cell table:formula="of:=[.A314]*[.$K$1]" office:value-type="float" office:value="412.4121778895" calcext:value-type="float">
            <text:p>412.4121778895</text:p>
          </table:table-cell>
          <table:table-cell table:formula="of:=[.B314]*[.$K$2]" office:value-type="float" office:value="47.0472410868329" calcext:value-type="float">
            <text:p>47.0472410868329</text:p>
          </table:table-cell>
          <table:table-cell table:formula="of:=[.C314]*[.$K$3]" office:value-type="float" office:value="-173.947235604862" calcext:value-type="float">
            <text:p>-173.947235604862</text:p>
          </table:table-cell>
          <table:table-cell table:formula="of:= [.G314]/[.F314]" office:value-type="float" office:value="-3.69728875884169" calcext:value-type="float">
            <text:p>-3.69728875884169</text:p>
          </table:table-cell>
          <table:table-cell table:number-columns-repeated="7"/>
        </table:table-row>
        <table:table-row table:style-name="ro1">
          <table:table-cell office:value-type="float" office:value="192.829163666208" calcext:value-type="float">
            <text:p>192.829163666208</text:p>
          </table:table-cell>
          <table:table-cell office:value-type="float" office:value="219.583014223292" calcext:value-type="float">
            <text:p>219.583014223292</text:p>
          </table:table-cell>
          <table:table-cell office:value-type="float" office:value="133.80032289054" calcext:value-type="float">
            <text:p>133.80032289054</text:p>
          </table:table-cell>
          <table:table-cell/>
          <table:table-cell table:formula="of:=[.A315]*[.$K$1]" office:value-type="float" office:value="192.829163666208" calcext:value-type="float">
            <text:p>192.829163666208</text:p>
          </table:table-cell>
          <table:table-cell table:formula="of:=[.B315]*[.$K$2]" office:value-type="float" office:value="219.583014223292" calcext:value-type="float">
            <text:p>219.583014223292</text:p>
          </table:table-cell>
          <table:table-cell table:formula="of:=[.C315]*[.$K$3]" office:value-type="float" office:value="133.80032289054" calcext:value-type="float">
            <text:p>133.80032289054</text:p>
          </table:table-cell>
          <table:table-cell table:formula="of:= [.G315]/[.F315]" office:value-type="float" office:value="0.609338219369187" calcext:value-type="float">
            <text:p>0.609338219369187</text:p>
          </table:table-cell>
          <table:table-cell table:number-columns-repeated="7"/>
        </table:table-row>
        <table:table-row table:style-name="ro1">
          <table:table-cell office:value-type="float" office:value="592.180757828882" calcext:value-type="float">
            <text:p>592.180757828882</text:p>
          </table:table-cell>
          <table:table-cell office:value-type="float" office:value="-399.351594162674" calcext:value-type="float">
            <text:p>-399.351594162674</text:p>
          </table:table-cell>
          <table:table-cell office:value-type="float" office:value="336.385517445579" calcext:value-type="float">
            <text:p>336.385517445579</text:p>
          </table:table-cell>
          <table:table-cell/>
          <table:table-cell table:formula="of:=[.A316]*[.$K$1]" office:value-type="float" office:value="592.180757828882" calcext:value-type="float">
            <text:p>592.180757828882</text:p>
          </table:table-cell>
          <table:table-cell table:formula="of:=[.B316]*[.$K$2]" office:value-type="float" office:value="-399.351594162674" calcext:value-type="float">
            <text:p>-399.351594162674</text:p>
          </table:table-cell>
          <table:table-cell table:formula="of:=[.C316]*[.$K$3]" office:value-type="float" office:value="336.385517445579" calcext:value-type="float">
            <text:p>336.385517445579</text:p>
          </table:table-cell>
          <table:table-cell table:formula="of:= [.G316]/[.F316]" office:value-type="float" office:value="-0.842329221574495" calcext:value-type="float">
            <text:p>-0.842329221574495</text:p>
          </table:table-cell>
          <table:table-cell table:number-columns-repeated="7"/>
        </table:table-row>
        <table:table-row table:style-name="ro1">
          <table:table-cell office:value-type="float" office:value="342.176959635612" calcext:value-type="float">
            <text:p>342.176959635612</text:p>
          </table:table-cell>
          <table:table-cell office:value-type="float" office:value="250.00379819327" calcext:value-type="float">
            <text:p>250.00379819327</text:p>
          </table:table-cell>
          <table:table-cell office:value-type="float" office:value="-489.904109646518" calcext:value-type="float">
            <text:p>-489.904109646518</text:p>
          </table:table-cell>
          <table:table-cell/>
          <table:table-cell table:formula="of:=[.A317]*[.$K$1]" office:value-type="float" office:value="342.176959635612" calcext:value-type="float">
            <text:p>342.176959635612</text:p>
          </table:table-cell>
          <table:table-cell table:formula="of:=[.B317]*[.$K$2]" office:value-type="float" office:value="250.00379819327" calcext:value-type="float">
            <text:p>250.00379819327</text:p>
          </table:table-cell>
          <table:table-cell table:formula="of:=[.C317]*[.$K$3]" office:value-type="float" office:value="-489.904109646518" calcext:value-type="float">
            <text:p>-489.904109646518</text:p>
          </table:table-cell>
          <table:table-cell table:formula="of:= [.G317]/[.F317]" office:value-type="float" office:value="-1.95958666703051" calcext:value-type="float">
            <text:p>-1.95958666703051</text:p>
          </table:table-cell>
          <table:table-cell table:number-columns-repeated="7"/>
        </table:table-row>
        <table:table-row table:style-name="ro1">
          <table:table-cell office:value-type="float" office:value="366.841387616898" calcext:value-type="float">
            <text:p>366.841387616898</text:p>
          </table:table-cell>
          <table:table-cell office:value-type="float" office:value="-24.6644279812861" calcext:value-type="float">
            <text:p>-24.6644279812861</text:p>
          </table:table-cell>
          <table:table-cell office:value-type="float" office:value="280.365138055527" calcext:value-type="float">
            <text:p>280.365138055527</text:p>
          </table:table-cell>
          <table:table-cell/>
          <table:table-cell table:formula="of:=[.A318]*[.$K$1]" office:value-type="float" office:value="366.841387616898" calcext:value-type="float">
            <text:p>366.841387616898</text:p>
          </table:table-cell>
          <table:table-cell table:formula="of:=[.B318]*[.$K$2]" office:value-type="float" office:value="-24.6644279812861" calcext:value-type="float">
            <text:p>-24.6644279812861</text:p>
          </table:table-cell>
          <table:table-cell table:formula="of:=[.C318]*[.$K$3]" office:value-type="float" office:value="280.365138055527" calcext:value-type="float">
            <text:p>280.365138055527</text:p>
          </table:table-cell>
          <table:table-cell table:formula="of:= [.G318]/[.F318]" office:value-type="float" office:value="-11.3671859030443" calcext:value-type="float">
            <text:p>-11.3671859030443</text:p>
          </table:table-cell>
          <table:table-cell table:number-columns-repeated="7"/>
        </table:table-row>
        <table:table-row table:style-name="ro1">
          <table:table-cell office:value-type="float" office:value="420.588474832892" calcext:value-type="float">
            <text:p>420.588474832892</text:p>
          </table:table-cell>
          <table:table-cell office:value-type="float" office:value="-53.7470872159938" calcext:value-type="float">
            <text:p>-53.7470872159938</text:p>
          </table:table-cell>
          <table:table-cell office:value-type="float" office:value="-52.0149523771779" calcext:value-type="float">
            <text:p>-52.0149523771779</text:p>
          </table:table-cell>
          <table:table-cell/>
          <table:table-cell table:formula="of:=[.A319]*[.$K$1]" office:value-type="float" office:value="420.588474832892" calcext:value-type="float">
            <text:p>420.588474832892</text:p>
          </table:table-cell>
          <table:table-cell table:formula="of:=[.B319]*[.$K$2]" office:value-type="float" office:value="-53.7470872159938" calcext:value-type="float">
            <text:p>-53.7470872159938</text:p>
          </table:table-cell>
          <table:table-cell table:formula="of:=[.C319]*[.$K$3]" office:value-type="float" office:value="-52.0149523771779" calcext:value-type="float">
            <text:p>-52.0149523771779</text:p>
          </table:table-cell>
          <table:table-cell table:formula="of:= [.G319]/[.F319]" office:value-type="float" office:value="0.967772489105225" calcext:value-type="float">
            <text:p>0.967772489105225</text:p>
          </table:table-cell>
          <table:table-cell table:number-columns-repeated="7"/>
        </table:table-row>
        <table:table-row table:style-name="ro1">
          <table:table-cell office:value-type="float" office:value="305.705666021918" calcext:value-type="float">
            <text:p>305.705666021918</text:p>
          </table:table-cell>
          <table:table-cell office:value-type="float" office:value="114.882808810974" calcext:value-type="float">
            <text:p>114.882808810974</text:p>
          </table:table-cell>
          <table:table-cell office:value-type="float" office:value="-184.077053372161" calcext:value-type="float">
            <text:p>-184.077053372161</text:p>
          </table:table-cell>
          <table:table-cell/>
          <table:table-cell table:formula="of:=[.A320]*[.$K$1]" office:value-type="float" office:value="305.705666021918" calcext:value-type="float">
            <text:p>305.705666021918</text:p>
          </table:table-cell>
          <table:table-cell table:formula="of:=[.B320]*[.$K$2]" office:value-type="float" office:value="114.882808810974" calcext:value-type="float">
            <text:p>114.882808810974</text:p>
          </table:table-cell>
          <table:table-cell table:formula="of:=[.C320]*[.$K$3]" office:value-type="float" office:value="-184.077053372161" calcext:value-type="float">
            <text:p>-184.077053372161</text:p>
          </table:table-cell>
          <table:table-cell table:formula="of:= [.G320]/[.F320]" office:value-type="float" office:value="-1.60230286217181" calcext:value-type="float">
            <text:p>-1.60230286217181</text:p>
          </table:table-cell>
          <table:table-cell table:number-columns-repeated="7"/>
        </table:table-row>
        <table:table-row table:style-name="ro1">
          <table:table-cell office:value-type="float" office:value="229.654402646371" calcext:value-type="float">
            <text:p>229.654402646371</text:p>
          </table:table-cell>
          <table:table-cell office:value-type="float" office:value="76.0512633755464" calcext:value-type="float">
            <text:p>76.0512633755464</text:p>
          </table:table-cell>
          <table:table-cell office:value-type="float" office:value="-49.1353676256703" calcext:value-type="float">
            <text:p>-49.1353676256703</text:p>
          </table:table-cell>
          <table:table-cell/>
          <table:table-cell table:formula="of:=[.A321]*[.$K$1]" office:value-type="float" office:value="229.654402646371" calcext:value-type="float">
            <text:p>229.654402646371</text:p>
          </table:table-cell>
          <table:table-cell table:formula="of:=[.B321]*[.$K$2]" office:value-type="float" office:value="76.0512633755464" calcext:value-type="float">
            <text:p>76.0512633755464</text:p>
          </table:table-cell>
          <table:table-cell table:formula="of:=[.C321]*[.$K$3]" office:value-type="float" office:value="-49.1353676256703" calcext:value-type="float">
            <text:p>-49.1353676256703</text:p>
          </table:table-cell>
          <table:table-cell table:formula="of:= [.G321]/[.F321]" office:value-type="float" office:value="-0.646082200936445" calcext:value-type="float">
            <text:p>-0.646082200936445</text:p>
          </table:table-cell>
          <table:table-cell table:number-columns-repeated="7"/>
        </table:table-row>
        <table:table-row table:style-name="ro1">
          <table:table-cell office:value-type="float" office:value="252.15786237343" calcext:value-type="float">
            <text:p>252.15786237343</text:p>
          </table:table-cell>
          <table:table-cell office:value-type="float" office:value="-22.5034597270585" calcext:value-type="float">
            <text:p>-22.5034597270585</text:p>
          </table:table-cell>
          <table:table-cell office:value-type="float" office:value="269.637995487434" calcext:value-type="float">
            <text:p>269.637995487434</text:p>
          </table:table-cell>
          <table:table-cell/>
          <table:table-cell table:formula="of:=[.A322]*[.$K$1]" office:value-type="float" office:value="252.15786237343" calcext:value-type="float">
            <text:p>252.15786237343</text:p>
          </table:table-cell>
          <table:table-cell table:formula="of:=[.B322]*[.$K$2]" office:value-type="float" office:value="-22.5034597270585" calcext:value-type="float">
            <text:p>-22.5034597270585</text:p>
          </table:table-cell>
          <table:table-cell table:formula="of:=[.C322]*[.$K$3]" office:value-type="float" office:value="269.637995487434" calcext:value-type="float">
            <text:p>269.637995487434</text:p>
          </table:table-cell>
          <table:table-cell table:formula="of:= [.G322]/[.F322]" office:value-type="float" office:value="-11.9820684800399" calcext:value-type="float">
            <text:p>-11.9820684800399</text:p>
          </table:table-cell>
          <table:table-cell table:number-columns-repeated="7"/>
        </table:table-row>
        <table:table-row table:style-name="ro1">
          <table:table-cell office:value-type="float" office:value="535.645830203596" calcext:value-type="float">
            <text:p>535.645830203596</text:p>
          </table:table-cell>
          <table:table-cell office:value-type="float" office:value="-283.487967830166" calcext:value-type="float">
            <text:p>-283.487967830166</text:p>
          </table:table-cell>
          <table:table-cell office:value-type="float" office:value="-87.5465139742879" calcext:value-type="float">
            <text:p>-87.5465139742879</text:p>
          </table:table-cell>
          <table:table-cell/>
          <table:table-cell table:formula="of:=[.A323]*[.$K$1]" office:value-type="float" office:value="535.645830203596" calcext:value-type="float">
            <text:p>535.645830203596</text:p>
          </table:table-cell>
          <table:table-cell table:formula="of:=[.B323]*[.$K$2]" office:value-type="float" office:value="-283.487967830166" calcext:value-type="float">
            <text:p>-283.487967830166</text:p>
          </table:table-cell>
          <table:table-cell table:formula="of:=[.C323]*[.$K$3]" office:value-type="float" office:value="-87.5465139742879" calcext:value-type="float">
            <text:p>-87.5465139742879</text:p>
          </table:table-cell>
          <table:table-cell table:formula="of:= [.G323]/[.F323]" office:value-type="float" office:value="0.308819152517738" calcext:value-type="float">
            <text:p>0.308819152517738</text:p>
          </table:table-cell>
          <table:table-cell table:number-columns-repeated="7"/>
        </table:table-row>
        <table:table-row table:style-name="ro1">
          <table:table-cell office:value-type="float" office:value="469.506085347807" calcext:value-type="float">
            <text:p>469.506085347807</text:p>
          </table:table-cell>
          <table:table-cell office:value-type="float" office:value="66.1397448557896" calcext:value-type="float">
            <text:p>66.1397448557896</text:p>
          </table:table-cell>
          <table:table-cell office:value-type="float" office:value="-248.612871681334" calcext:value-type="float">
            <text:p>-248.612871681334</text:p>
          </table:table-cell>
          <table:table-cell/>
          <table:table-cell table:formula="of:=[.A324]*[.$K$1]" office:value-type="float" office:value="469.506085347807" calcext:value-type="float">
            <text:p>469.506085347807</text:p>
          </table:table-cell>
          <table:table-cell table:formula="of:=[.B324]*[.$K$2]" office:value-type="float" office:value="66.1397448557896" calcext:value-type="float">
            <text:p>66.1397448557896</text:p>
          </table:table-cell>
          <table:table-cell table:formula="of:=[.C324]*[.$K$3]" office:value-type="float" office:value="-248.612871681334" calcext:value-type="float">
            <text:p>-248.612871681334</text:p>
          </table:table-cell>
          <table:table-cell table:formula="of:= [.G324]/[.F324]" office:value-type="float" office:value="-3.75890279322073" calcext:value-type="float">
            <text:p>-3.75890279322073</text:p>
          </table:table-cell>
          <table:table-cell table:number-columns-repeated="7"/>
        </table:table-row>
        <table:table-row table:style-name="ro1">
          <table:table-cell office:value-type="float" office:value="79.0265039604003" calcext:value-type="float">
            <text:p>79.0265039604003</text:p>
          </table:table-cell>
          <table:table-cell office:value-type="float" office:value="390.479581387406" calcext:value-type="float">
            <text:p>390.479581387406</text:p>
          </table:table-cell>
          <table:table-cell office:value-type="float" office:value="148.907727334827" calcext:value-type="float">
            <text:p>148.907727334827</text:p>
          </table:table-cell>
          <table:table-cell/>
          <table:table-cell table:formula="of:=[.A325]*[.$K$1]" office:value-type="float" office:value="79.0265039604003" calcext:value-type="float">
            <text:p>79.0265039604003</text:p>
          </table:table-cell>
          <table:table-cell table:formula="of:=[.B325]*[.$K$2]" office:value-type="float" office:value="390.479581387406" calcext:value-type="float">
            <text:p>390.479581387406</text:p>
          </table:table-cell>
          <table:table-cell table:formula="of:=[.C325]*[.$K$3]" office:value-type="float" office:value="148.907727334827" calcext:value-type="float">
            <text:p>148.907727334827</text:p>
          </table:table-cell>
          <table:table-cell table:formula="of:= [.G325]/[.F325]" office:value-type="float" office:value="0.381345746186638" calcext:value-type="float">
            <text:p>0.381345746186638</text:p>
          </table:table-cell>
          <table:table-cell table:number-columns-repeated="7"/>
        </table:table-row>
        <table:table-row table:style-name="ro1">
          <table:table-cell office:value-type="float" office:value="612.565322802748" calcext:value-type="float">
            <text:p>612.565322802748</text:p>
          </table:table-cell>
          <table:table-cell office:value-type="float" office:value="-533.538818842348" calcext:value-type="float">
            <text:p>-533.538818842348</text:p>
          </table:table-cell>
          <table:table-cell office:value-type="float" office:value="-219.936057760139" calcext:value-type="float">
            <text:p>-219.936057760139</text:p>
          </table:table-cell>
          <table:table-cell/>
          <table:table-cell table:formula="of:=[.A326]*[.$K$1]" office:value-type="float" office:value="612.565322802748" calcext:value-type="float">
            <text:p>612.565322802748</text:p>
          </table:table-cell>
          <table:table-cell table:formula="of:=[.B326]*[.$K$2]" office:value-type="float" office:value="-533.538818842348" calcext:value-type="float">
            <text:p>-533.538818842348</text:p>
          </table:table-cell>
          <table:table-cell table:formula="of:=[.C326]*[.$K$3]" office:value-type="float" office:value="-219.936057760139" calcext:value-type="float">
            <text:p>-219.936057760139</text:p>
          </table:table-cell>
          <table:table-cell table:formula="of:= [.G326]/[.F326]" office:value-type="float" office:value="0.412221285486497" calcext:value-type="float">
            <text:p>0.412221285486497</text:p>
          </table:table-cell>
          <table:table-cell table:number-columns-repeated="7"/>
        </table:table-row>
        <table:table-row table:style-name="ro1">
          <table:table-cell office:value-type="float" office:value="251.092448570287" calcext:value-type="float">
            <text:p>251.092448570287</text:p>
          </table:table-cell>
          <table:table-cell office:value-type="float" office:value="361.472874232461" calcext:value-type="float">
            <text:p>361.472874232461</text:p>
          </table:table-cell>
          <table:table-cell office:value-type="float" office:value="459.195729612676" calcext:value-type="float">
            <text:p>459.195729612676</text:p>
          </table:table-cell>
          <table:table-cell/>
          <table:table-cell table:formula="of:=[.A327]*[.$K$1]" office:value-type="float" office:value="251.092448570287" calcext:value-type="float">
            <text:p>251.092448570287</text:p>
          </table:table-cell>
          <table:table-cell table:formula="of:=[.B327]*[.$K$2]" office:value-type="float" office:value="361.472874232461" calcext:value-type="float">
            <text:p>361.472874232461</text:p>
          </table:table-cell>
          <table:table-cell table:formula="of:=[.C327]*[.$K$3]" office:value-type="float" office:value="459.195729612676" calcext:value-type="float">
            <text:p>459.195729612676</text:p>
          </table:table-cell>
          <table:table-cell table:formula="of:= [.G327]/[.F327]" office:value-type="float" office:value="1.27034630354412" calcext:value-type="float">
            <text:p>1.27034630354412</text:p>
          </table:table-cell>
          <table:table-cell table:number-columns-repeated="7"/>
        </table:table-row>
        <table:table-row table:style-name="ro1">
          <table:table-cell office:value-type="float" office:value="373.068345362017" calcext:value-type="float">
            <text:p>373.068345362017</text:p>
          </table:table-cell>
          <table:table-cell office:value-type="float" office:value="-121.97589679173" calcext:value-type="float">
            <text:p>-121.97589679173</text:p>
          </table:table-cell>
          <table:table-cell office:value-type="float" office:value="-219.225873988208" calcext:value-type="float">
            <text:p>-219.225873988208</text:p>
          </table:table-cell>
          <table:table-cell/>
          <table:table-cell table:formula="of:=[.A328]*[.$K$1]" office:value-type="float" office:value="373.068345362017" calcext:value-type="float">
            <text:p>373.068345362017</text:p>
          </table:table-cell>
          <table:table-cell table:formula="of:=[.B328]*[.$K$2]" office:value-type="float" office:value="-121.97589679173" calcext:value-type="float">
            <text:p>-121.97589679173</text:p>
          </table:table-cell>
          <table:table-cell table:formula="of:=[.C328]*[.$K$3]" office:value-type="float" office:value="-219.225873988208" calcext:value-type="float">
            <text:p>-219.225873988208</text:p>
          </table:table-cell>
          <table:table-cell table:formula="of:= [.G328]/[.F328]" office:value-type="float" office:value="1.7972884787437" calcext:value-type="float">
            <text:p>1.7972884787437</text:p>
          </table:table-cell>
          <table:table-cell table:number-columns-repeated="7"/>
        </table:table-row>
        <table:table-row table:style-name="ro1">
          <table:table-cell office:value-type="float" office:value="353.319513781679" calcext:value-type="float">
            <text:p>353.319513781679</text:p>
          </table:table-cell>
          <table:table-cell office:value-type="float" office:value="19.7488315803382" calcext:value-type="float">
            <text:p>19.7488315803382</text:p>
          </table:table-cell>
          <table:table-cell office:value-type="float" office:value="128.063049793851" calcext:value-type="float">
            <text:p>128.063049793851</text:p>
          </table:table-cell>
          <table:table-cell/>
          <table:table-cell table:formula="of:=[.A329]*[.$K$1]" office:value-type="float" office:value="353.319513781679" calcext:value-type="float">
            <text:p>353.319513781679</text:p>
          </table:table-cell>
          <table:table-cell table:formula="of:=[.B329]*[.$K$2]" office:value-type="float" office:value="19.7488315803382" calcext:value-type="float">
            <text:p>19.7488315803382</text:p>
          </table:table-cell>
          <table:table-cell table:formula="of:=[.C329]*[.$K$3]" office:value-type="float" office:value="128.063049793851" calcext:value-type="float">
            <text:p>128.063049793851</text:p>
          </table:table-cell>
          <table:table-cell table:formula="of:= [.G329]/[.F329]" office:value-type="float" office:value="6.48458868429206" calcext:value-type="float">
            <text:p>6.48458868429206</text:p>
          </table:table-cell>
          <table:table-cell table:number-columns-repeated="7"/>
        </table:table-row>
        <table:table-row table:style-name="ro1">
          <table:table-cell office:value-type="float" office:value="374.903480699659" calcext:value-type="float">
            <text:p>374.903480699659</text:p>
          </table:table-cell>
          <table:table-cell office:value-type="float" office:value="-21.5839669179803" calcext:value-type="float">
            <text:p>-21.5839669179803</text:p>
          </table:table-cell>
          <table:table-cell office:value-type="float" office:value="-18.5935680683041" calcext:value-type="float">
            <text:p>-18.5935680683041</text:p>
          </table:table-cell>
          <table:table-cell/>
          <table:table-cell table:formula="of:=[.A330]*[.$K$1]" office:value-type="float" office:value="374.903480699659" calcext:value-type="float">
            <text:p>374.903480699659</text:p>
          </table:table-cell>
          <table:table-cell table:formula="of:=[.B330]*[.$K$2]" office:value-type="float" office:value="-21.5839669179803" calcext:value-type="float">
            <text:p>-21.5839669179803</text:p>
          </table:table-cell>
          <table:table-cell table:formula="of:=[.C330]*[.$K$3]" office:value-type="float" office:value="-18.5935680683041" calcext:value-type="float">
            <text:p>-18.5935680683041</text:p>
          </table:table-cell>
          <table:table-cell table:formula="of:= [.G330]/[.F330]" office:value-type="float" office:value="0.861452769037322" calcext:value-type="float">
            <text:p>0.861452769037322</text:p>
          </table:table-cell>
          <table:table-cell table:number-columns-repeated="7"/>
        </table:table-row>
        <table:table-row table:style-name="ro1">
          <table:table-cell office:value-type="float" office:value="362.060514350469" calcext:value-type="float">
            <text:p>362.060514350469</text:p>
          </table:table-cell>
          <table:table-cell office:value-type="float" office:value="12.8429663491901" calcext:value-type="float">
            <text:p>12.8429663491901</text:p>
          </table:table-cell>
          <table:table-cell office:value-type="float" office:value="-42.1287758088353" calcext:value-type="float">
            <text:p>-42.1287758088353</text:p>
          </table:table-cell>
          <table:table-cell/>
          <table:table-cell table:formula="of:=[.A331]*[.$K$1]" office:value-type="float" office:value="362.060514350469" calcext:value-type="float">
            <text:p>362.060514350469</text:p>
          </table:table-cell>
          <table:table-cell table:formula="of:=[.B331]*[.$K$2]" office:value-type="float" office:value="12.8429663491901" calcext:value-type="float">
            <text:p>12.8429663491901</text:p>
          </table:table-cell>
          <table:table-cell table:formula="of:=[.C331]*[.$K$3]" office:value-type="float" office:value="-42.1287758088353" calcext:value-type="float">
            <text:p>-42.1287758088353</text:p>
          </table:table-cell>
          <table:table-cell table:formula="of:= [.G331]/[.F331]" office:value-type="float" office:value="-3.28029947781434" calcext:value-type="float">
            <text:p>-3.28029947781434</text:p>
          </table:table-cell>
          <table:table-cell table:number-columns-repeated="7"/>
        </table:table-row>
        <table:table-row table:style-name="ro1">
          <table:table-cell office:value-type="float" office:value="44.8794639911413" calcext:value-type="float">
            <text:p>44.8794639911413</text:p>
          </table:table-cell>
          <table:table-cell office:value-type="float" office:value="317.181050359328" calcext:value-type="float">
            <text:p>317.181050359328</text:p>
          </table:table-cell>
          <table:table-cell office:value-type="float" office:value="-93.0641114569225" calcext:value-type="float">
            <text:p>-93.0641114569225</text:p>
          </table:table-cell>
          <table:table-cell/>
          <table:table-cell table:formula="of:=[.A332]*[.$K$1]" office:value-type="float" office:value="44.8794639911413" calcext:value-type="float">
            <text:p>44.8794639911413</text:p>
          </table:table-cell>
          <table:table-cell table:formula="of:=[.B332]*[.$K$2]" office:value-type="float" office:value="317.181050359328" calcext:value-type="float">
            <text:p>317.181050359328</text:p>
          </table:table-cell>
          <table:table-cell table:formula="of:=[.C332]*[.$K$3]" office:value-type="float" office:value="-93.0641114569225" calcext:value-type="float">
            <text:p>-93.0641114569225</text:p>
          </table:table-cell>
          <table:table-cell table:formula="of:= [.G332]/[.F332]" office:value-type="float" office:value="-0.293410061387627" calcext:value-type="float">
            <text:p>-0.293410061387627</text:p>
          </table:table-cell>
          <table:table-cell table:number-columns-repeated="7"/>
        </table:table-row>
        <table:table-row table:style-name="ro1">
          <table:table-cell office:value-type="float" office:value="385.320328628846" calcext:value-type="float">
            <text:p>385.320328628846</text:p>
          </table:table-cell>
          <table:table-cell office:value-type="float" office:value="-340.440864637704" calcext:value-type="float">
            <text:p>-340.440864637704</text:p>
          </table:table-cell>
          <table:table-cell office:value-type="float" office:value="360.900262194378" calcext:value-type="float">
            <text:p>360.900262194378</text:p>
          </table:table-cell>
          <table:table-cell/>
          <table:table-cell table:formula="of:=[.A333]*[.$K$1]" office:value-type="float" office:value="385.320328628846" calcext:value-type="float">
            <text:p>385.320328628846</text:p>
          </table:table-cell>
          <table:table-cell table:formula="of:=[.B333]*[.$K$2]" office:value-type="float" office:value="-340.440864637704" calcext:value-type="float">
            <text:p>-340.440864637704</text:p>
          </table:table-cell>
          <table:table-cell table:formula="of:=[.C333]*[.$K$3]" office:value-type="float" office:value="360.900262194378" calcext:value-type="float">
            <text:p>360.900262194378</text:p>
          </table:table-cell>
          <table:table-cell table:formula="of:= [.G333]/[.F333]" office:value-type="float" office:value="-1.06009677357167" calcext:value-type="float">
            <text:p>-1.06009677357167</text:p>
          </table:table-cell>
          <table:table-cell table:number-columns-repeated="7"/>
        </table:table-row>
        <table:table-row table:style-name="ro1">
          <table:table-cell office:value-type="float" office:value="292.852026941654" calcext:value-type="float">
            <text:p>292.852026941654</text:p>
          </table:table-cell>
          <table:table-cell office:value-type="float" office:value="92.4683016871913" calcext:value-type="float">
            <text:p>92.4683016871913</text:p>
          </table:table-cell>
          <table:table-cell office:value-type="float" office:value="-141.148989539845" calcext:value-type="float">
            <text:p>-141.148989539845</text:p>
          </table:table-cell>
          <table:table-cell/>
          <table:table-cell table:formula="of:=[.A334]*[.$K$1]" office:value-type="float" office:value="292.852026941654" calcext:value-type="float">
            <text:p>292.852026941654</text:p>
          </table:table-cell>
          <table:table-cell table:formula="of:=[.B334]*[.$K$2]" office:value-type="float" office:value="92.4683016871913" calcext:value-type="float">
            <text:p>92.4683016871913</text:p>
          </table:table-cell>
          <table:table-cell table:formula="of:=[.C334]*[.$K$3]" office:value-type="float" office:value="-141.148989539845" calcext:value-type="float">
            <text:p>-141.148989539845</text:p>
          </table:table-cell>
          <table:table-cell table:formula="of:= [.G334]/[.F334]" office:value-type="float" office:value="-1.52645811553168" calcext:value-type="float">
            <text:p>-1.52645811553168</text:p>
          </table:table-cell>
          <table:table-cell table:number-columns-repeated="7"/>
        </table:table-row>
        <table:table-row table:style-name="ro1">
          <table:table-cell office:value-type="float" office:value="392.032915311476" calcext:value-type="float">
            <text:p>392.032915311476</text:p>
          </table:table-cell>
          <table:table-cell office:value-type="float" office:value="-99.1808883698221" calcext:value-type="float">
            <text:p>-99.1808883698221</text:p>
          </table:table-cell>
          <table:table-cell office:value-type="float" office:value="-108.38994945833" calcext:value-type="float">
            <text:p>-108.38994945833</text:p>
          </table:table-cell>
          <table:table-cell/>
          <table:table-cell table:formula="of:=[.A335]*[.$K$1]" office:value-type="float" office:value="392.032915311476" calcext:value-type="float">
            <text:p>392.032915311476</text:p>
          </table:table-cell>
          <table:table-cell table:formula="of:=[.B335]*[.$K$2]" office:value-type="float" office:value="-99.1808883698221" calcext:value-type="float">
            <text:p>-99.1808883698221</text:p>
          </table:table-cell>
          <table:table-cell table:formula="of:=[.C335]*[.$K$3]" office:value-type="float" office:value="-108.38994945833" calcext:value-type="float">
            <text:p>-108.38994945833</text:p>
          </table:table-cell>
          <table:table-cell table:formula="of:= [.G335]/[.F335]" office:value-type="float" office:value="1.09285116558111" calcext:value-type="float">
            <text:p>1.09285116558111</text:p>
          </table:table-cell>
          <table:table-cell table:number-columns-repeated="7"/>
        </table:table-row>
        <table:table-row table:style-name="ro1">
          <table:table-cell office:value-type="float" office:value="247.036946066067" calcext:value-type="float">
            <text:p>247.036946066067</text:p>
          </table:table-cell>
          <table:table-cell office:value-type="float" office:value="144.995969245409" calcext:value-type="float">
            <text:p>144.995969245409</text:p>
          </table:table-cell>
          <table:table-cell office:value-type="float" office:value="-173.025881873687" calcext:value-type="float">
            <text:p>-173.025881873687</text:p>
          </table:table-cell>
          <table:table-cell/>
          <table:table-cell table:formula="of:=[.A336]*[.$K$1]" office:value-type="float" office:value="247.036946066067" calcext:value-type="float">
            <text:p>247.036946066067</text:p>
          </table:table-cell>
          <table:table-cell table:formula="of:=[.B336]*[.$K$2]" office:value-type="float" office:value="144.995969245409" calcext:value-type="float">
            <text:p>144.995969245409</text:p>
          </table:table-cell>
          <table:table-cell table:formula="of:=[.C336]*[.$K$3]" office:value-type="float" office:value="-173.025881873687" calcext:value-type="float">
            <text:p>-173.025881873687</text:p>
          </table:table-cell>
          <table:table-cell table:formula="of:= [.G336]/[.F336]" office:value-type="float" office:value="-1.19331511609704" calcext:value-type="float">
            <text:p>-1.19331511609704</text:p>
          </table:table-cell>
          <table:table-cell table:number-columns-repeated="7"/>
        </table:table-row>
        <table:table-row table:style-name="ro1">
          <table:table-cell office:value-type="float" office:value="252.179651805658" calcext:value-type="float">
            <text:p>252.179651805658</text:p>
          </table:table-cell>
          <table:table-cell office:value-type="float" office:value="-5.14270573959044" calcext:value-type="float">
            <text:p>-5.14270573959044</text:p>
          </table:table-cell>
          <table:table-cell office:value-type="float" office:value="126.778202584605" calcext:value-type="float">
            <text:p>126.778202584605</text:p>
          </table:table-cell>
          <table:table-cell/>
          <table:table-cell table:formula="of:=[.A337]*[.$K$1]" office:value-type="float" office:value="252.179651805658" calcext:value-type="float">
            <text:p>252.179651805658</text:p>
          </table:table-cell>
          <table:table-cell table:formula="of:=[.B337]*[.$K$2]" office:value-type="float" office:value="-5.14270573959044" calcext:value-type="float">
            <text:p>-5.14270573959044</text:p>
          </table:table-cell>
          <table:table-cell table:formula="of:=[.C337]*[.$K$3]" office:value-type="float" office:value="126.778202584605" calcext:value-type="float">
            <text:p>126.778202584605</text:p>
          </table:table-cell>
          <table:table-cell table:formula="of:= [.G337]/[.F337]" office:value-type="float" office:value="-24.6520429136398" calcext:value-type="float">
            <text:p>-24.6520429136398</text:p>
          </table:table-cell>
          <table:table-cell table:number-columns-repeated="7"/>
        </table:table-row>
        <table:table-row table:style-name="ro1">
          <table:table-cell office:value-type="float" office:value="303.135032899576" calcext:value-type="float">
            <text:p>303.135032899576</text:p>
          </table:table-cell>
          <table:table-cell office:value-type="float" office:value="-50.9553810939188" calcext:value-type="float">
            <text:p>-50.9553810939188</text:p>
          </table:table-cell>
          <table:table-cell office:value-type="float" office:value="212.176407343733" calcext:value-type="float">
            <text:p>212.176407343733</text:p>
          </table:table-cell>
          <table:table-cell/>
          <table:table-cell table:formula="of:=[.A338]*[.$K$1]" office:value-type="float" office:value="303.135032899576" calcext:value-type="float">
            <text:p>303.135032899576</text:p>
          </table:table-cell>
          <table:table-cell table:formula="of:=[.B338]*[.$K$2]" office:value-type="float" office:value="-50.9553810939188" calcext:value-type="float">
            <text:p>-50.9553810939188</text:p>
          </table:table-cell>
          <table:table-cell table:formula="of:=[.C338]*[.$K$3]" office:value-type="float" office:value="212.176407343733" calcext:value-type="float">
            <text:p>212.176407343733</text:p>
          </table:table-cell>
          <table:table-cell table:formula="of:= [.G338]/[.F338]" office:value-type="float" office:value="-4.16396468417454" calcext:value-type="float">
            <text:p>-4.16396468417454</text:p>
          </table:table-cell>
          <table:table-cell table:number-columns-repeated="7"/>
        </table:table-row>
        <table:table-row table:style-name="ro1">
          <table:table-cell office:value-type="float" office:value="519.233573630383" calcext:value-type="float">
            <text:p>519.233573630383</text:p>
          </table:table-cell>
          <table:table-cell office:value-type="float" office:value="-216.098540730807" calcext:value-type="float">
            <text:p>-216.098540730807</text:p>
          </table:table-cell>
          <table:table-cell office:value-type="float" office:value="-226.866677264541" calcext:value-type="float">
            <text:p>-226.866677264541</text:p>
          </table:table-cell>
          <table:table-cell/>
          <table:table-cell table:formula="of:=[.A339]*[.$K$1]" office:value-type="float" office:value="519.233573630383" calcext:value-type="float">
            <text:p>519.233573630383</text:p>
          </table:table-cell>
          <table:table-cell table:formula="of:=[.B339]*[.$K$2]" office:value-type="float" office:value="-216.098540730807" calcext:value-type="float">
            <text:p>-216.098540730807</text:p>
          </table:table-cell>
          <table:table-cell table:formula="of:=[.C339]*[.$K$3]" office:value-type="float" office:value="-226.866677264541" calcext:value-type="float">
            <text:p>-226.866677264541</text:p>
          </table:table-cell>
          <table:table-cell table:formula="of:= [.G339]/[.F339]" office:value-type="float" office:value="1.0498297512668" calcext:value-type="float">
            <text:p>1.0498297512668</text:p>
          </table:table-cell>
          <table:table-cell table:number-columns-repeated="7"/>
        </table:table-row>
        <table:table-row table:style-name="ro1">
          <table:table-cell office:value-type="float" office:value="180.638429133808" calcext:value-type="float">
            <text:p>180.638429133808</text:p>
          </table:table-cell>
          <table:table-cell office:value-type="float" office:value="338.595144496575" calcext:value-type="float">
            <text:p>338.595144496575</text:p>
          </table:table-cell>
          <table:table-cell office:value-type="float" office:value="325.023972711326" calcext:value-type="float">
            <text:p>325.023972711326</text:p>
          </table:table-cell>
          <table:table-cell/>
          <table:table-cell table:formula="of:=[.A340]*[.$K$1]" office:value-type="float" office:value="180.638429133808" calcext:value-type="float">
            <text:p>180.638429133808</text:p>
          </table:table-cell>
          <table:table-cell table:formula="of:=[.B340]*[.$K$2]" office:value-type="float" office:value="338.595144496575" calcext:value-type="float">
            <text:p>338.595144496575</text:p>
          </table:table-cell>
          <table:table-cell table:formula="of:=[.C340]*[.$K$3]" office:value-type="float" office:value="325.023972711326" calcext:value-type="float">
            <text:p>325.023972711326</text:p>
          </table:table-cell>
          <table:table-cell table:formula="of:= [.G340]/[.F340]" office:value-type="float" office:value="0.959919177797346" calcext:value-type="float">
            <text:p>0.959919177797346</text:p>
          </table:table-cell>
          <table:table-cell table:number-columns-repeated="7"/>
        </table:table-row>
        <table:table-row table:style-name="ro1">
          <table:table-cell office:value-type="float" office:value="329.698399599837" calcext:value-type="float">
            <text:p>329.698399599837</text:p>
          </table:table-cell>
          <table:table-cell office:value-type="float" office:value="-149.059970466029" calcext:value-type="float">
            <text:p>-149.059970466029</text:p>
          </table:table-cell>
          <table:table-cell office:value-type="float" office:value="-409.353748755608" calcext:value-type="float">
            <text:p>-409.353748755608</text:p>
          </table:table-cell>
          <table:table-cell/>
          <table:table-cell table:formula="of:=[.A341]*[.$K$1]" office:value-type="float" office:value="329.698399599837" calcext:value-type="float">
            <text:p>329.698399599837</text:p>
          </table:table-cell>
          <table:table-cell table:formula="of:=[.B341]*[.$K$2]" office:value-type="float" office:value="-149.059970466029" calcext:value-type="float">
            <text:p>-149.059970466029</text:p>
          </table:table-cell>
          <table:table-cell table:formula="of:=[.C341]*[.$K$3]" office:value-type="float" office:value="-409.353748755608" calcext:value-type="float">
            <text:p>-409.353748755608</text:p>
          </table:table-cell>
          <table:table-cell table:formula="of:= [.G341]/[.F341]" office:value-type="float" office:value="2.74623527346599" calcext:value-type="float">
            <text:p>2.74623527346599</text:p>
          </table:table-cell>
          <table:table-cell table:number-columns-repeated="7"/>
        </table:table-row>
        <table:table-row table:style-name="ro1">
          <table:table-cell office:value-type="float" office:value="496.37572214417" calcext:value-type="float">
            <text:p>496.37572214417</text:p>
          </table:table-cell>
          <table:table-cell office:value-type="float" office:value="-166.677322544333" calcext:value-type="float">
            <text:p>-166.677322544333</text:p>
          </table:table-cell>
          <table:table-cell office:value-type="float" office:value="78.341179818615" calcext:value-type="float">
            <text:p>78.341179818615</text:p>
          </table:table-cell>
          <table:table-cell/>
          <table:table-cell table:formula="of:=[.A342]*[.$K$1]" office:value-type="float" office:value="496.37572214417" calcext:value-type="float">
            <text:p>496.37572214417</text:p>
          </table:table-cell>
          <table:table-cell table:formula="of:=[.B342]*[.$K$2]" office:value-type="float" office:value="-166.677322544333" calcext:value-type="float">
            <text:p>-166.677322544333</text:p>
          </table:table-cell>
          <table:table-cell table:formula="of:=[.C342]*[.$K$3]" office:value-type="float" office:value="78.341179818615" calcext:value-type="float">
            <text:p>78.341179818615</text:p>
          </table:table-cell>
          <table:table-cell table:formula="of:= [.G342]/[.F342]" office:value-type="float" office:value="-0.470017028247964" calcext:value-type="float">
            <text:p>-0.470017028247964</text:p>
          </table:table-cell>
          <table:table-cell table:number-columns-repeated="7"/>
        </table:table-row>
        <table:table-row table:style-name="ro1">
          <table:table-cell office:value-type="float" office:value="334.133826995503" calcext:value-type="float">
            <text:p>334.133826995503</text:p>
          </table:table-cell>
          <table:table-cell office:value-type="float" office:value="162.241895148667" calcext:value-type="float">
            <text:p>162.241895148667</text:p>
          </table:table-cell>
          <table:table-cell office:value-type="float" office:value="-98.8178235409742" calcext:value-type="float">
            <text:p>-98.8178235409742</text:p>
          </table:table-cell>
          <table:table-cell/>
          <table:table-cell table:formula="of:=[.A343]*[.$K$1]" office:value-type="float" office:value="334.133826995503" calcext:value-type="float">
            <text:p>334.133826995503</text:p>
          </table:table-cell>
          <table:table-cell table:formula="of:=[.B343]*[.$K$2]" office:value-type="float" office:value="162.241895148667" calcext:value-type="float">
            <text:p>162.241895148667</text:p>
          </table:table-cell>
          <table:table-cell table:formula="of:=[.C343]*[.$K$3]" office:value-type="float" office:value="-98.8178235409742" calcext:value-type="float">
            <text:p>-98.8178235409742</text:p>
          </table:table-cell>
          <table:table-cell table:formula="of:= [.G343]/[.F343]" office:value-type="float" office:value="-0.609077103361154" calcext:value-type="float">
            <text:p>-0.609077103361154</text:p>
          </table:table-cell>
          <table:table-cell table:number-columns-repeated="7"/>
        </table:table-row>
        <table:table-row table:style-name="ro1">
          <table:table-cell office:value-type="float" office:value="249.096623174963" calcext:value-type="float">
            <text:p>249.096623174963</text:p>
          </table:table-cell>
          <table:table-cell office:value-type="float" office:value="85.0372038205397" calcext:value-type="float">
            <text:p>85.0372038205397</text:p>
          </table:table-cell>
          <table:table-cell office:value-type="float" office:value="-59.9914300185444" calcext:value-type="float">
            <text:p>-59.9914300185444</text:p>
          </table:table-cell>
          <table:table-cell/>
          <table:table-cell table:formula="of:=[.A344]*[.$K$1]" office:value-type="float" office:value="249.096623174963" calcext:value-type="float">
            <text:p>249.096623174963</text:p>
          </table:table-cell>
          <table:table-cell table:formula="of:=[.B344]*[.$K$2]" office:value-type="float" office:value="85.0372038205397" calcext:value-type="float">
            <text:p>85.0372038205397</text:p>
          </table:table-cell>
          <table:table-cell table:formula="of:=[.C344]*[.$K$3]" office:value-type="float" office:value="-59.9914300185444" calcext:value-type="float">
            <text:p>-59.9914300185444</text:p>
          </table:table-cell>
          <table:table-cell table:formula="of:= [.G344]/[.F344]" office:value-type="float" office:value="-0.705472749846629" calcext:value-type="float">
            <text:p>-0.705472749846629</text:p>
          </table:table-cell>
          <table:table-cell table:number-columns-repeated="7"/>
        </table:table-row>
        <table:table-row table:style-name="ro1">
          <table:table-cell office:value-type="float" office:value="406.507800676295" calcext:value-type="float">
            <text:p>406.507800676295</text:p>
          </table:table-cell>
          <table:table-cell office:value-type="float" office:value="-157.411177501331" calcext:value-type="float">
            <text:p>-157.411177501331</text:p>
          </table:table-cell>
          <table:table-cell office:value-type="float" office:value="162.24259662552" calcext:value-type="float">
            <text:p>162.24259662552</text:p>
          </table:table-cell>
          <table:table-cell/>
          <table:table-cell table:formula="of:=[.A345]*[.$K$1]" office:value-type="float" office:value="406.507800676295" calcext:value-type="float">
            <text:p>406.507800676295</text:p>
          </table:table-cell>
          <table:table-cell table:formula="of:=[.B345]*[.$K$2]" office:value-type="float" office:value="-157.411177501331" calcext:value-type="float">
            <text:p>-157.411177501331</text:p>
          </table:table-cell>
          <table:table-cell table:formula="of:=[.C345]*[.$K$3]" office:value-type="float" office:value="162.24259662552" calcext:value-type="float">
            <text:p>162.24259662552</text:p>
          </table:table-cell>
          <table:table-cell table:formula="of:= [.G345]/[.F345]" office:value-type="float" office:value="-1.03069298636145" calcext:value-type="float">
            <text:p>-1.03069298636145</text:p>
          </table:table-cell>
          <table:table-cell table:number-columns-repeated="7"/>
        </table:table-row>
        <table:table-row table:style-name="ro1">
          <table:table-cell office:value-type="float" office:value="476.304257884015" calcext:value-type="float">
            <text:p>476.304257884015</text:p>
          </table:table-cell>
          <table:table-cell office:value-type="float" office:value="-69.7964572077202" calcext:value-type="float">
            <text:p>-69.7964572077202</text:p>
          </table:table-cell>
          <table:table-cell office:value-type="float" office:value="207.916000686441" calcext:value-type="float">
            <text:p>207.916000686441</text:p>
          </table:table-cell>
          <table:table-cell/>
          <table:table-cell table:formula="of:=[.A346]*[.$K$1]" office:value-type="float" office:value="476.304257884015" calcext:value-type="float">
            <text:p>476.304257884015</text:p>
          </table:table-cell>
          <table:table-cell table:formula="of:=[.B346]*[.$K$2]" office:value-type="float" office:value="-69.7964572077202" calcext:value-type="float">
            <text:p>-69.7964572077202</text:p>
          </table:table-cell>
          <table:table-cell table:formula="of:=[.C346]*[.$K$3]" office:value-type="float" office:value="207.916000686441" calcext:value-type="float">
            <text:p>207.916000686441</text:p>
          </table:table-cell>
          <table:table-cell table:formula="of:= [.G346]/[.F346]" office:value-type="float" office:value="-2.9788904624151" calcext:value-type="float">
            <text:p>-2.9788904624151</text:p>
          </table:table-cell>
          <table:table-cell table:number-columns-repeated="7"/>
        </table:table-row>
        <table:table-row table:style-name="ro1">
          <table:table-cell office:value-type="float" office:value="384.97334180375" calcext:value-type="float">
            <text:p>384.97334180375</text:p>
          </table:table-cell>
          <table:table-cell office:value-type="float" office:value="91.3309160802643" calcext:value-type="float">
            <text:p>91.3309160802643</text:p>
          </table:table-cell>
          <table:table-cell office:value-type="float" office:value="-53.2890431414906" calcext:value-type="float">
            <text:p>-53.2890431414906</text:p>
          </table:table-cell>
          <table:table-cell/>
          <table:table-cell table:formula="of:=[.A347]*[.$K$1]" office:value-type="float" office:value="384.97334180375" calcext:value-type="float">
            <text:p>384.97334180375</text:p>
          </table:table-cell>
          <table:table-cell table:formula="of:=[.B347]*[.$K$2]" office:value-type="float" office:value="91.3309160802643" calcext:value-type="float">
            <text:p>91.3309160802643</text:p>
          </table:table-cell>
          <table:table-cell table:formula="of:=[.C347]*[.$K$3]" office:value-type="float" office:value="-53.2890431414906" calcext:value-type="float">
            <text:p>-53.2890431414906</text:p>
          </table:table-cell>
          <table:table-cell table:formula="of:= [.G347]/[.F347]" office:value-type="float" office:value="-0.583472119064902" calcext:value-type="float">
            <text:p>-0.583472119064902</text:p>
          </table:table-cell>
          <table:table-cell table:number-columns-repeated="7"/>
        </table:table-row>
        <table:table-row table:style-name="ro1">
          <table:table-cell office:value-type="float" office:value="335.514933691449" calcext:value-type="float">
            <text:p>335.514933691449</text:p>
          </table:table-cell>
          <table:table-cell office:value-type="float" office:value="49.458408112302" calcext:value-type="float">
            <text:p>49.458408112302</text:p>
          </table:table-cell>
          <table:table-cell office:value-type="float" office:value="-174.180452890122" calcext:value-type="float">
            <text:p>-174.180452890122</text:p>
          </table:table-cell>
          <table:table-cell/>
          <table:table-cell table:formula="of:=[.A348]*[.$K$1]" office:value-type="float" office:value="335.514933691449" calcext:value-type="float">
            <text:p>335.514933691449</text:p>
          </table:table-cell>
          <table:table-cell table:formula="of:=[.B348]*[.$K$2]" office:value-type="float" office:value="49.458408112302" calcext:value-type="float">
            <text:p>49.458408112302</text:p>
          </table:table-cell>
          <table:table-cell table:formula="of:=[.C348]*[.$K$3]" office:value-type="float" office:value="-174.180452890122" calcext:value-type="float">
            <text:p>-174.180452890122</text:p>
          </table:table-cell>
          <table:table-cell table:formula="of:= [.G348]/[.F348]" office:value-type="float" office:value="-3.52175614901762" calcext:value-type="float">
            <text:p>-3.52175614901762</text:p>
          </table:table-cell>
          <table:table-cell table:number-columns-repeated="7"/>
        </table:table-row>
        <table:table-row table:style-name="ro1">
          <table:table-cell office:value-type="float" office:value="156.48635262176" calcext:value-type="float">
            <text:p>156.48635262176</text:p>
          </table:table-cell>
          <table:table-cell office:value-type="float" office:value="179.028581069688" calcext:value-type="float">
            <text:p>179.028581069688</text:p>
          </table:table-cell>
          <table:table-cell office:value-type="float" office:value="153.411949318956" calcext:value-type="float">
            <text:p>153.411949318956</text:p>
          </table:table-cell>
          <table:table-cell/>
          <table:table-cell table:formula="of:=[.A349]*[.$K$1]" office:value-type="float" office:value="156.48635262176" calcext:value-type="float">
            <text:p>156.48635262176</text:p>
          </table:table-cell>
          <table:table-cell table:formula="of:=[.B349]*[.$K$2]" office:value-type="float" office:value="179.028581069688" calcext:value-type="float">
            <text:p>179.028581069688</text:p>
          </table:table-cell>
          <table:table-cell table:formula="of:=[.C349]*[.$K$3]" office:value-type="float" office:value="153.411949318956" calcext:value-type="float">
            <text:p>153.411949318956</text:p>
          </table:table-cell>
          <table:table-cell table:formula="of:= [.G349]/[.F349]" office:value-type="float" office:value="0.856913172200359" calcext:value-type="float">
            <text:p>0.856913172200359</text:p>
          </table:table-cell>
          <table:table-cell table:number-columns-repeated="7"/>
        </table:table-row>
        <table:table-row table:style-name="ro1">
          <table:table-cell office:value-type="float" office:value="321.035374348603" calcext:value-type="float">
            <text:p>321.035374348603</text:p>
          </table:table-cell>
          <table:table-cell office:value-type="float" office:value="-164.549021726842" calcext:value-type="float">
            <text:p>-164.549021726842</text:p>
          </table:table-cell>
          <table:table-cell office:value-type="float" office:value="91.1626023596277" calcext:value-type="float">
            <text:p>91.1626023596277</text:p>
          </table:table-cell>
          <table:table-cell/>
          <table:table-cell table:formula="of:=[.A350]*[.$K$1]" office:value-type="float" office:value="321.035374348603" calcext:value-type="float">
            <text:p>321.035374348603</text:p>
          </table:table-cell>
          <table:table-cell table:formula="of:=[.B350]*[.$K$2]" office:value-type="float" office:value="-164.549021726842" calcext:value-type="float">
            <text:p>-164.549021726842</text:p>
          </table:table-cell>
          <table:table-cell table:formula="of:=[.C350]*[.$K$3]" office:value-type="float" office:value="91.1626023596277" calcext:value-type="float">
            <text:p>91.1626023596277</text:p>
          </table:table-cell>
          <table:table-cell table:formula="of:= [.G350]/[.F350]" office:value-type="float" office:value="-0.554014854679362" calcext:value-type="float">
            <text:p>-0.554014854679362</text:p>
          </table:table-cell>
          <table:table-cell table:number-columns-repeated="7"/>
        </table:table-row>
        <table:table-row table:style-name="ro1">
          <table:table-cell office:value-type="float" office:value="473.481679499383" calcext:value-type="float">
            <text:p>473.481679499383</text:p>
          </table:table-cell>
          <table:table-cell office:value-type="float" office:value="-152.446305150781" calcext:value-type="float">
            <text:p>-152.446305150781</text:p>
          </table:table-cell>
          <table:table-cell office:value-type="float" office:value="-223.640768801514" calcext:value-type="float">
            <text:p>-223.640768801514</text:p>
          </table:table-cell>
          <table:table-cell/>
          <table:table-cell table:formula="of:=[.A351]*[.$K$1]" office:value-type="float" office:value="473.481679499383" calcext:value-type="float">
            <text:p>473.481679499383</text:p>
          </table:table-cell>
          <table:table-cell table:formula="of:=[.B351]*[.$K$2]" office:value-type="float" office:value="-152.446305150781" calcext:value-type="float">
            <text:p>-152.446305150781</text:p>
          </table:table-cell>
          <table:table-cell table:formula="of:=[.C351]*[.$K$3]" office:value-type="float" office:value="-223.640768801514" calcext:value-type="float">
            <text:p>-223.640768801514</text:p>
          </table:table-cell>
          <table:table-cell table:formula="of:= [.G351]/[.F351]" office:value-type="float" office:value="1.46701337615442" calcext:value-type="float">
            <text:p>1.46701337615442</text:p>
          </table:table-cell>
          <table:table-cell table:number-columns-repeated="7"/>
        </table:table-row>
        <table:table-row table:style-name="ro1">
          <table:table-cell office:value-type="float" office:value="406.561337302012" calcext:value-type="float">
            <text:p>406.561337302012</text:p>
          </table:table-cell>
          <table:table-cell office:value-type="float" office:value="66.9203421973713" calcext:value-type="float">
            <text:p>66.9203421973713</text:p>
          </table:table-cell>
          <table:table-cell office:value-type="float" office:value="35.399885424922" calcext:value-type="float">
            <text:p>35.399885424922</text:p>
          </table:table-cell>
          <table:table-cell/>
          <table:table-cell table:formula="of:=[.A352]*[.$K$1]" office:value-type="float" office:value="406.561337302012" calcext:value-type="float">
            <text:p>406.561337302012</text:p>
          </table:table-cell>
          <table:table-cell table:formula="of:=[.B352]*[.$K$2]" office:value-type="float" office:value="66.9203421973713" calcext:value-type="float">
            <text:p>66.9203421973713</text:p>
          </table:table-cell>
          <table:table-cell table:formula="of:=[.C352]*[.$K$3]" office:value-type="float" office:value="35.399885424922" calcext:value-type="float">
            <text:p>35.399885424922</text:p>
          </table:table-cell>
          <table:table-cell table:formula="of:= [.G352]/[.F352]" office:value-type="float" office:value="0.528985421510779" calcext:value-type="float">
            <text:p>0.528985421510779</text:p>
          </table:table-cell>
          <table:table-cell table:number-columns-repeated="7"/>
        </table:table-row>
        <table:table-row table:style-name="ro1">
          <table:table-cell office:value-type="float" office:value="161.662841962374" calcext:value-type="float">
            <text:p>161.662841962374</text:p>
          </table:table-cell>
          <table:table-cell office:value-type="float" office:value="244.898495339638" calcext:value-type="float">
            <text:p>244.898495339638</text:p>
          </table:table-cell>
          <table:table-cell office:value-type="float" office:value="168.730948952778" calcext:value-type="float">
            <text:p>168.730948952778</text:p>
          </table:table-cell>
          <table:table-cell/>
          <table:table-cell table:formula="of:=[.A353]*[.$K$1]" office:value-type="float" office:value="161.662841962374" calcext:value-type="float">
            <text:p>161.662841962374</text:p>
          </table:table-cell>
          <table:table-cell table:formula="of:=[.B353]*[.$K$2]" office:value-type="float" office:value="244.898495339638" calcext:value-type="float">
            <text:p>244.898495339638</text:p>
          </table:table-cell>
          <table:table-cell table:formula="of:=[.C353]*[.$K$3]" office:value-type="float" office:value="168.730948952778" calcext:value-type="float">
            <text:p>168.730948952778</text:p>
          </table:table-cell>
          <table:table-cell table:formula="of:= [.G353]/[.F353]" office:value-type="float" office:value="0.688983199830499" calcext:value-type="float">
            <text:p>0.688983199830499</text:p>
          </table:table-cell>
          <table:table-cell table:number-columns-repeated="7"/>
        </table:table-row>
        <table:table-row table:style-name="ro1">
          <table:table-cell office:value-type="float" office:value="407.030727446191" calcext:value-type="float">
            <text:p>407.030727446191</text:p>
          </table:table-cell>
          <table:table-cell office:value-type="float" office:value="-245.367885483817" calcext:value-type="float">
            <text:p>-245.367885483817</text:p>
          </table:table-cell>
          <table:table-cell office:value-type="float" office:value="-74.7857551299649" calcext:value-type="float">
            <text:p>-74.7857551299649</text:p>
          </table:table-cell>
          <table:table-cell/>
          <table:table-cell table:formula="of:=[.A354]*[.$K$1]" office:value-type="float" office:value="407.030727446191" calcext:value-type="float">
            <text:p>407.030727446191</text:p>
          </table:table-cell>
          <table:table-cell table:formula="of:=[.B354]*[.$K$2]" office:value-type="float" office:value="-245.367885483817" calcext:value-type="float">
            <text:p>-245.367885483817</text:p>
          </table:table-cell>
          <table:table-cell table:formula="of:=[.C354]*[.$K$3]" office:value-type="float" office:value="-74.7857551299649" calcext:value-type="float">
            <text:p>-74.7857551299649</text:p>
          </table:table-cell>
          <table:table-cell table:formula="of:= [.G354]/[.F354]" office:value-type="float" office:value="0.304790315091571" calcext:value-type="float">
            <text:p>0.304790315091571</text:p>
          </table:table-cell>
          <table:table-cell table:number-columns-repeated="7"/>
        </table:table-row>
        <table:table-row table:style-name="ro1">
          <table:table-cell office:value-type="float" office:value="404.243265071273" calcext:value-type="float">
            <text:p>404.243265071273</text:p>
          </table:table-cell>
          <table:table-cell office:value-type="float" office:value="2.78746237491771" calcext:value-type="float">
            <text:p>2.78746237491771</text:p>
          </table:table-cell>
          <table:table-cell office:value-type="float" office:value="-54.9312125560478" calcext:value-type="float">
            <text:p>-54.9312125560478</text:p>
          </table:table-cell>
          <table:table-cell/>
          <table:table-cell table:formula="of:=[.A355]*[.$K$1]" office:value-type="float" office:value="404.243265071273" calcext:value-type="float">
            <text:p>404.243265071273</text:p>
          </table:table-cell>
          <table:table-cell table:formula="of:=[.B355]*[.$K$2]" office:value-type="float" office:value="2.78746237491771" calcext:value-type="float">
            <text:p>2.78746237491771</text:p>
          </table:table-cell>
          <table:table-cell table:formula="of:=[.C355]*[.$K$3]" office:value-type="float" office:value="-54.9312125560478" calcext:value-type="float">
            <text:p>-54.9312125560478</text:p>
          </table:table-cell>
          <table:table-cell table:formula="of:= [.G355]/[.F355]" office:value-type="float" office:value="-19.7065305886575" calcext:value-type="float">
            <text:p>-19.7065305886575</text:p>
          </table:table-cell>
          <table:table-cell table:number-columns-repeated="7"/>
        </table:table-row>
        <table:table-row table:style-name="ro1">
          <table:table-cell office:value-type="float" office:value="367.878734673213" calcext:value-type="float">
            <text:p>367.878734673213</text:p>
          </table:table-cell>
          <table:table-cell office:value-type="float" office:value="36.3645303980602" calcext:value-type="float">
            <text:p>36.3645303980602</text:p>
          </table:table-cell>
          <table:table-cell office:value-type="float" office:value="-84.5752389725354" calcext:value-type="float">
            <text:p>-84.5752389725354</text:p>
          </table:table-cell>
          <table:table-cell/>
          <table:table-cell table:formula="of:=[.A356]*[.$K$1]" office:value-type="float" office:value="367.878734673213" calcext:value-type="float">
            <text:p>367.878734673213</text:p>
          </table:table-cell>
          <table:table-cell table:formula="of:=[.B356]*[.$K$2]" office:value-type="float" office:value="36.3645303980602" calcext:value-type="float">
            <text:p>36.3645303980602</text:p>
          </table:table-cell>
          <table:table-cell table:formula="of:=[.C356]*[.$K$3]" office:value-type="float" office:value="-84.5752389725354" calcext:value-type="float">
            <text:p>-84.5752389725354</text:p>
          </table:table-cell>
          <table:table-cell table:formula="of:= [.G356]/[.F356]" office:value-type="float" office:value="-2.32576189068694" calcext:value-type="float">
            <text:p>-2.32576189068694</text:p>
          </table:table-cell>
          <table:table-cell table:number-columns-repeated="7"/>
        </table:table-row>
        <table:table-row table:style-name="ro1">
          <table:table-cell office:value-type="float" office:value="483.611450302195" calcext:value-type="float">
            <text:p>483.611450302195</text:p>
          </table:table-cell>
          <table:table-cell office:value-type="float" office:value="-115.732715628982" calcext:value-type="float">
            <text:p>-115.732715628982</text:p>
          </table:table-cell>
          <table:table-cell office:value-type="float" office:value="282.639653498941" calcext:value-type="float">
            <text:p>282.639653498941</text:p>
          </table:table-cell>
          <table:table-cell/>
          <table:table-cell table:formula="of:=[.A357]*[.$K$1]" office:value-type="float" office:value="483.611450302195" calcext:value-type="float">
            <text:p>483.611450302195</text:p>
          </table:table-cell>
          <table:table-cell table:formula="of:=[.B357]*[.$K$2]" office:value-type="float" office:value="-115.732715628982" calcext:value-type="float">
            <text:p>-115.732715628982</text:p>
          </table:table-cell>
          <table:table-cell table:formula="of:=[.C357]*[.$K$3]" office:value-type="float" office:value="282.639653498941" calcext:value-type="float">
            <text:p>282.639653498941</text:p>
          </table:table-cell>
          <table:table-cell table:formula="of:= [.G357]/[.F357]" office:value-type="float" office:value="-2.44217593929993" calcext:value-type="float">
            <text:p>-2.44217593929993</text:p>
          </table:table-cell>
          <table:table-cell table:number-columns-repeated="7"/>
        </table:table-row>
        <table:table-row table:style-name="ro1">
          <table:table-cell office:value-type="float" office:value="462.622357305246" calcext:value-type="float">
            <text:p>462.622357305246</text:p>
          </table:table-cell>
          <table:table-cell office:value-type="float" office:value="20.9890929969496" calcext:value-type="float">
            <text:p>20.9890929969496</text:p>
          </table:table-cell>
          <table:table-cell office:value-type="float" office:value="-86.7070954973002" calcext:value-type="float">
            <text:p>-86.7070954973002</text:p>
          </table:table-cell>
          <table:table-cell/>
          <table:table-cell table:formula="of:=[.A358]*[.$K$1]" office:value-type="float" office:value="462.622357305246" calcext:value-type="float">
            <text:p>462.622357305246</text:p>
          </table:table-cell>
          <table:table-cell table:formula="of:=[.B358]*[.$K$2]" office:value-type="float" office:value="20.9890929969496" calcext:value-type="float">
            <text:p>20.9890929969496</text:p>
          </table:table-cell>
          <table:table-cell table:formula="of:=[.C358]*[.$K$3]" office:value-type="float" office:value="-86.7070954973002" calcext:value-type="float">
            <text:p>-86.7070954973002</text:p>
          </table:table-cell>
          <table:table-cell table:formula="of:= [.G358]/[.F358]" office:value-type="float" office:value="-4.13105490122424" calcext:value-type="float">
            <text:p>-4.13105490122424</text:p>
          </table:table-cell>
          <table:table-cell table:number-columns-repeated="7"/>
        </table:table-row>
        <table:table-row table:style-name="ro1">
          <table:table-cell office:value-type="float" office:value="366.199727515002" calcext:value-type="float">
            <text:p>366.199727515002</text:p>
          </table:table-cell>
          <table:table-cell office:value-type="float" office:value="96.4226297902434" calcext:value-type="float">
            <text:p>96.4226297902434</text:p>
          </table:table-cell>
          <table:table-cell office:value-type="float" office:value="-25.8829800146189" calcext:value-type="float">
            <text:p>-25.8829800146189</text:p>
          </table:table-cell>
          <table:table-cell/>
          <table:table-cell table:formula="of:=[.A359]*[.$K$1]" office:value-type="float" office:value="366.199727515002" calcext:value-type="float">
            <text:p>366.199727515002</text:p>
          </table:table-cell>
          <table:table-cell table:formula="of:=[.B359]*[.$K$2]" office:value-type="float" office:value="96.4226297902434" calcext:value-type="float">
            <text:p>96.4226297902434</text:p>
          </table:table-cell>
          <table:table-cell table:formula="of:=[.C359]*[.$K$3]" office:value-type="float" office:value="-25.8829800146189" calcext:value-type="float">
            <text:p>-25.8829800146189</text:p>
          </table:table-cell>
          <table:table-cell table:formula="of:= [.G359]/[.F359]" office:value-type="float" office:value="-0.268432629051131" calcext:value-type="float">
            <text:p>-0.268432629051131</text:p>
          </table:table-cell>
          <table:table-cell table:number-columns-repeated="7"/>
        </table:table-row>
        <table:table-row table:style-name="ro1">
          <table:table-cell office:value-type="float" office:value="305.277313531315" calcext:value-type="float">
            <text:p>305.277313531315</text:p>
          </table:table-cell>
          <table:table-cell office:value-type="float" office:value="60.9224139836871" calcext:value-type="float">
            <text:p>60.9224139836871</text:p>
          </table:table-cell>
          <table:table-cell office:value-type="float" office:value="-184.471788252782" calcext:value-type="float">
            <text:p>-184.471788252782</text:p>
          </table:table-cell>
          <table:table-cell/>
          <table:table-cell table:formula="of:=[.A360]*[.$K$1]" office:value-type="float" office:value="305.277313531315" calcext:value-type="float">
            <text:p>305.277313531315</text:p>
          </table:table-cell>
          <table:table-cell table:formula="of:=[.B360]*[.$K$2]" office:value-type="float" office:value="60.9224139836871" calcext:value-type="float">
            <text:p>60.9224139836871</text:p>
          </table:table-cell>
          <table:table-cell table:formula="of:=[.C360]*[.$K$3]" office:value-type="float" office:value="-184.471788252782" calcext:value-type="float">
            <text:p>-184.471788252782</text:p>
          </table:table-cell>
          <table:table-cell table:formula="of:= [.G360]/[.F360]" office:value-type="float" office:value="-3.02797896849881" calcext:value-type="float">
            <text:p>-3.02797896849881</text:p>
          </table:table-cell>
          <table:table-cell table:number-columns-repeated="7"/>
        </table:table-row>
        <table:table-row table:style-name="ro1">
          <table:table-cell office:value-type="float" office:value="422.12427559599" calcext:value-type="float">
            <text:p>422.12427559599</text:p>
          </table:table-cell>
          <table:table-cell office:value-type="float" office:value="-116.846962064675" calcext:value-type="float">
            <text:p>-116.846962064675</text:p>
          </table:table-cell>
          <table:table-cell office:value-type="float" office:value="140.673381150544" calcext:value-type="float">
            <text:p>140.673381150544</text:p>
          </table:table-cell>
          <table:table-cell/>
          <table:table-cell table:formula="of:=[.A361]*[.$K$1]" office:value-type="float" office:value="422.12427559599" calcext:value-type="float">
            <text:p>422.12427559599</text:p>
          </table:table-cell>
          <table:table-cell table:formula="of:=[.B361]*[.$K$2]" office:value-type="float" office:value="-116.846962064675" calcext:value-type="float">
            <text:p>-116.846962064675</text:p>
          </table:table-cell>
          <table:table-cell table:formula="of:=[.C361]*[.$K$3]" office:value-type="float" office:value="140.673381150544" calcext:value-type="float">
            <text:p>140.673381150544</text:p>
          </table:table-cell>
          <table:table-cell table:formula="of:= [.G361]/[.F361]" office:value-type="float" office:value="-1.20391132696014" calcext:value-type="float">
            <text:p>-1.20391132696014</text:p>
          </table:table-cell>
          <table:table-cell table:number-columns-repeated="7"/>
        </table:table-row>
        <table:table-row table:style-name="ro1">
          <table:table-cell office:value-type="float" office:value="467.987810076488" calcext:value-type="float">
            <text:p>467.987810076488</text:p>
          </table:table-cell>
          <table:table-cell office:value-type="float" office:value="-45.863534480498" calcext:value-type="float">
            <text:p>-45.863534480498</text:p>
          </table:table-cell>
          <table:table-cell office:value-type="float" office:value="267.863215667046" calcext:value-type="float">
            <text:p>267.863215667046</text:p>
          </table:table-cell>
          <table:table-cell/>
          <table:table-cell table:formula="of:=[.A362]*[.$K$1]" office:value-type="float" office:value="467.987810076488" calcext:value-type="float">
            <text:p>467.987810076488</text:p>
          </table:table-cell>
          <table:table-cell table:formula="of:=[.B362]*[.$K$2]" office:value-type="float" office:value="-45.863534480498" calcext:value-type="float">
            <text:p>-45.863534480498</text:p>
          </table:table-cell>
          <table:table-cell table:formula="of:=[.C362]*[.$K$3]" office:value-type="float" office:value="267.863215667046" calcext:value-type="float">
            <text:p>267.863215667046</text:p>
          </table:table-cell>
          <table:table-cell table:formula="of:= [.G362]/[.F362]" office:value-type="float" office:value="-5.84043987671613" calcext:value-type="float">
            <text:p>-5.84043987671613</text:p>
          </table:table-cell>
          <table:table-cell table:number-columns-repeated="7"/>
        </table:table-row>
        <table:table-row table:style-name="ro1">
          <table:table-cell office:value-type="float" office:value="459.208619516657" calcext:value-type="float">
            <text:p>459.208619516657</text:p>
          </table:table-cell>
          <table:table-cell office:value-type="float" office:value="8.77919055983136" calcext:value-type="float">
            <text:p>8.77919055983136</text:p>
          </table:table-cell>
          <table:table-cell office:value-type="float" office:value="-282.302027210635" calcext:value-type="float">
            <text:p>-282.302027210635</text:p>
          </table:table-cell>
          <table:table-cell/>
          <table:table-cell table:formula="of:=[.A363]*[.$K$1]" office:value-type="float" office:value="459.208619516657" calcext:value-type="float">
            <text:p>459.208619516657</text:p>
          </table:table-cell>
          <table:table-cell table:formula="of:=[.B363]*[.$K$2]" office:value-type="float" office:value="8.77919055983136" calcext:value-type="float">
            <text:p>8.77919055983136</text:p>
          </table:table-cell>
          <table:table-cell table:formula="of:=[.C363]*[.$K$3]" office:value-type="float" office:value="-282.302027210635" calcext:value-type="float">
            <text:p>-282.302027210635</text:p>
          </table:table-cell>
          <table:table-cell table:formula="of:= [.G363]/[.F363]" office:value-type="float" office:value="-32.1558149679869" calcext:value-type="float">
            <text:p>-32.1558149679869</text:p>
          </table:table-cell>
          <table:table-cell table:number-columns-repeated="7"/>
        </table:table-row>
        <table:table-row table:style-name="ro1">
          <table:table-cell office:value-type="float" office:value="519.959916788317" calcext:value-type="float">
            <text:p>519.959916788317</text:p>
          </table:table-cell>
          <table:table-cell office:value-type="float" office:value="-60.7512972716603" calcext:value-type="float">
            <text:p>-60.7512972716603</text:p>
          </table:table-cell>
          <table:table-cell office:value-type="float" office:value="90.0294709449291" calcext:value-type="float">
            <text:p>90.0294709449291</text:p>
          </table:table-cell>
          <table:table-cell/>
          <table:table-cell table:formula="of:=[.A364]*[.$K$1]" office:value-type="float" office:value="519.959916788317" calcext:value-type="float">
            <text:p>519.959916788317</text:p>
          </table:table-cell>
          <table:table-cell table:formula="of:=[.B364]*[.$K$2]" office:value-type="float" office:value="-60.7512972716603" calcext:value-type="float">
            <text:p>-60.7512972716603</text:p>
          </table:table-cell>
          <table:table-cell table:formula="of:=[.C364]*[.$K$3]" office:value-type="float" office:value="90.0294709449291" calcext:value-type="float">
            <text:p>90.0294709449291</text:p>
          </table:table-cell>
          <table:table-cell table:formula="of:= [.G364]/[.F364]" office:value-type="float" office:value="-1.4819349542833" calcext:value-type="float">
            <text:p>-1.4819349542833</text:p>
          </table:table-cell>
          <table:table-cell table:number-columns-repeated="7"/>
        </table:table-row>
        <table:table-row table:style-name="ro1">
          <table:table-cell office:value-type="float" office:value="425.573081238064" calcext:value-type="float">
            <text:p>425.573081238064</text:p>
          </table:table-cell>
          <table:table-cell office:value-type="float" office:value="94.3868355502536" calcext:value-type="float">
            <text:p>94.3868355502536</text:p>
          </table:table-cell>
          <table:table-cell office:value-type="float" office:value="15.9928892199057" calcext:value-type="float">
            <text:p>15.9928892199057</text:p>
          </table:table-cell>
          <table:table-cell/>
          <table:table-cell table:formula="of:=[.A365]*[.$K$1]" office:value-type="float" office:value="425.573081238064" calcext:value-type="float">
            <text:p>425.573081238064</text:p>
          </table:table-cell>
          <table:table-cell table:formula="of:=[.B365]*[.$K$2]" office:value-type="float" office:value="94.3868355502536" calcext:value-type="float">
            <text:p>94.3868355502536</text:p>
          </table:table-cell>
          <table:table-cell table:formula="of:=[.C365]*[.$K$3]" office:value-type="float" office:value="15.9928892199057" calcext:value-type="float">
            <text:p>15.9928892199057</text:p>
          </table:table-cell>
          <table:table-cell table:formula="of:= [.G365]/[.F365]" office:value-type="float" office:value="0.169439828411143" calcext:value-type="float">
            <text:p>0.169439828411143</text:p>
          </table:table-cell>
          <table:table-cell table:number-columns-repeated="7"/>
        </table:table-row>
        <table:table-row table:style-name="ro1">
          <table:table-cell office:value-type="float" office:value="247.021904502181" calcext:value-type="float">
            <text:p>247.021904502181</text:p>
          </table:table-cell>
          <table:table-cell office:value-type="float" office:value="178.551176735882" calcext:value-type="float">
            <text:p>178.551176735882</text:p>
          </table:table-cell>
          <table:table-cell office:value-type="float" office:value="-187.568680152408" calcext:value-type="float">
            <text:p>-187.568680152408</text:p>
          </table:table-cell>
          <table:table-cell/>
          <table:table-cell table:formula="of:=[.A366]*[.$K$1]" office:value-type="float" office:value="247.021904502181" calcext:value-type="float">
            <text:p>247.021904502181</text:p>
          </table:table-cell>
          <table:table-cell table:formula="of:=[.B366]*[.$K$2]" office:value-type="float" office:value="178.551176735882" calcext:value-type="float">
            <text:p>178.551176735882</text:p>
          </table:table-cell>
          <table:table-cell table:formula="of:=[.C366]*[.$K$3]" office:value-type="float" office:value="-187.568680152408" calcext:value-type="float">
            <text:p>-187.568680152408</text:p>
          </table:table-cell>
          <table:table-cell table:formula="of:= [.G366]/[.F366]" office:value-type="float" office:value="-1.05050374677656" calcext:value-type="float">
            <text:p>-1.05050374677656</text:p>
          </table:table-cell>
          <table:table-cell table:number-columns-repeated="7"/>
        </table:table-row>
        <table:table-row table:style-name="ro1">
          <table:table-cell office:value-type="float" office:value="368.522407160854" calcext:value-type="float">
            <text:p>368.522407160854</text:p>
          </table:table-cell>
          <table:table-cell office:value-type="float" office:value="-121.500502658673" calcext:value-type="float">
            <text:p>-121.500502658673</text:p>
          </table:table-cell>
          <table:table-cell office:value-type="float" office:value="-82.5574423187396" calcext:value-type="float">
            <text:p>-82.5574423187396</text:p>
          </table:table-cell>
          <table:table-cell/>
          <table:table-cell table:formula="of:=[.A367]*[.$K$1]" office:value-type="float" office:value="368.522407160854" calcext:value-type="float">
            <text:p>368.522407160854</text:p>
          </table:table-cell>
          <table:table-cell table:formula="of:=[.B367]*[.$K$2]" office:value-type="float" office:value="-121.500502658673" calcext:value-type="float">
            <text:p>-121.500502658673</text:p>
          </table:table-cell>
          <table:table-cell table:formula="of:=[.C367]*[.$K$3]" office:value-type="float" office:value="-82.5574423187396" calcext:value-type="float">
            <text:p>-82.5574423187396</text:p>
          </table:table-cell>
          <table:table-cell table:formula="of:= [.G367]/[.F367]" office:value-type="float" office:value="0.679482310872948" calcext:value-type="float">
            <text:p>0.679482310872948</text:p>
          </table:table-cell>
          <table:table-cell table:number-columns-repeated="7"/>
        </table:table-row>
        <table:table-row table:style-name="ro1">
          <table:table-cell office:value-type="float" office:value="253.795402357775" calcext:value-type="float">
            <text:p>253.795402357775</text:p>
          </table:table-cell>
          <table:table-cell office:value-type="float" office:value="114.727004803079" calcext:value-type="float">
            <text:p>114.727004803079</text:p>
          </table:table-cell>
          <table:table-cell office:value-type="float" office:value="52.3313128477283" calcext:value-type="float">
            <text:p>52.3313128477283</text:p>
          </table:table-cell>
          <table:table-cell/>
          <table:table-cell table:formula="of:=[.A368]*[.$K$1]" office:value-type="float" office:value="253.795402357775" calcext:value-type="float">
            <text:p>253.795402357775</text:p>
          </table:table-cell>
          <table:table-cell table:formula="of:=[.B368]*[.$K$2]" office:value-type="float" office:value="114.727004803079" calcext:value-type="float">
            <text:p>114.727004803079</text:p>
          </table:table-cell>
          <table:table-cell table:formula="of:=[.C368]*[.$K$3]" office:value-type="float" office:value="52.3313128477283" calcext:value-type="float">
            <text:p>52.3313128477283</text:p>
          </table:table-cell>
          <table:table-cell table:formula="of:= [.G368]/[.F368]" office:value-type="float" office:value="0.456137706528218" calcext:value-type="float">
            <text:p>0.456137706528218</text:p>
          </table:table-cell>
          <table:table-cell table:number-columns-repeated="7"/>
        </table:table-row>
        <table:table-row table:style-name="ro1">
          <table:table-cell office:value-type="float" office:value="303.461220508794" calcext:value-type="float">
            <text:p>303.461220508794</text:p>
          </table:table-cell>
          <table:table-cell office:value-type="float" office:value="-49.6658181510192" calcext:value-type="float">
            <text:p>-49.6658181510192</text:p>
          </table:table-cell>
          <table:table-cell office:value-type="float" office:value="116.225397681427" calcext:value-type="float">
            <text:p>116.225397681427</text:p>
          </table:table-cell>
          <table:table-cell/>
          <table:table-cell table:formula="of:=[.A369]*[.$K$1]" office:value-type="float" office:value="303.461220508794" calcext:value-type="float">
            <text:p>303.461220508794</text:p>
          </table:table-cell>
          <table:table-cell table:formula="of:=[.B369]*[.$K$2]" office:value-type="float" office:value="-49.6658181510192" calcext:value-type="float">
            <text:p>-49.6658181510192</text:p>
          </table:table-cell>
          <table:table-cell table:formula="of:=[.C369]*[.$K$3]" office:value-type="float" office:value="116.225397681427" calcext:value-type="float">
            <text:p>116.225397681427</text:p>
          </table:table-cell>
          <table:table-cell table:formula="of:= [.G369]/[.F369]" office:value-type="float" office:value="-2.34014865773518" calcext:value-type="float">
            <text:p>-2.34014865773518</text:p>
          </table:table-cell>
          <table:table-cell table:number-columns-repeated="7"/>
        </table:table-row>
        <table:table-row table:style-name="ro1">
          <table:table-cell office:value-type="float" office:value="440.206287129173" calcext:value-type="float">
            <text:p>440.206287129173</text:p>
          </table:table-cell>
          <table:table-cell office:value-type="float" office:value="-136.745066620379" calcext:value-type="float">
            <text:p>-136.745066620379</text:p>
          </table:table-cell>
          <table:table-cell office:value-type="float" office:value="-55.965181843955" calcext:value-type="float">
            <text:p>-55.965181843955</text:p>
          </table:table-cell>
          <table:table-cell/>
          <table:table-cell table:formula="of:=[.A370]*[.$K$1]" office:value-type="float" office:value="440.206287129173" calcext:value-type="float">
            <text:p>440.206287129173</text:p>
          </table:table-cell>
          <table:table-cell table:formula="of:=[.B370]*[.$K$2]" office:value-type="float" office:value="-136.745066620379" calcext:value-type="float">
            <text:p>-136.745066620379</text:p>
          </table:table-cell>
          <table:table-cell table:formula="of:=[.C370]*[.$K$3]" office:value-type="float" office:value="-55.965181843955" calcext:value-type="float">
            <text:p>-55.965181843955</text:p>
          </table:table-cell>
          <table:table-cell table:formula="of:= [.G370]/[.F370]" office:value-type="float" office:value="0.409266551453159" calcext:value-type="float">
            <text:p>0.409266551453159</text:p>
          </table:table-cell>
          <table:table-cell table:number-columns-repeated="7"/>
        </table:table-row>
        <table:table-row table:style-name="ro1">
          <table:table-cell office:value-type="float" office:value="412.91699713532" calcext:value-type="float">
            <text:p>412.91699713532</text:p>
          </table:table-cell>
          <table:table-cell office:value-type="float" office:value="27.2892899938531" calcext:value-type="float">
            <text:p>27.2892899938531</text:p>
          </table:table-cell>
          <table:table-cell office:value-type="float" office:value="-13.3870564270412" calcext:value-type="float">
            <text:p>-13.3870564270412</text:p>
          </table:table-cell>
          <table:table-cell/>
          <table:table-cell table:formula="of:=[.A371]*[.$K$1]" office:value-type="float" office:value="412.91699713532" calcext:value-type="float">
            <text:p>412.91699713532</text:p>
          </table:table-cell>
          <table:table-cell table:formula="of:=[.B371]*[.$K$2]" office:value-type="float" office:value="27.2892899938531" calcext:value-type="float">
            <text:p>27.2892899938531</text:p>
          </table:table-cell>
          <table:table-cell table:formula="of:=[.C371]*[.$K$3]" office:value-type="float" office:value="-13.3870564270412" calcext:value-type="float">
            <text:p>-13.3870564270412</text:p>
          </table:table-cell>
          <table:table-cell table:formula="of:= [.G371]/[.F371]" office:value-type="float" office:value="-0.490560818183862" calcext:value-type="float">
            <text:p>-0.490560818183862</text:p>
          </table:table-cell>
          <table:table-cell table:number-columns-repeated="7"/>
        </table:table-row>
        <table:table-row table:style-name="ro1">
          <table:table-cell office:value-type="float" office:value="494.599394587496" calcext:value-type="float">
            <text:p>494.599394587496</text:p>
          </table:table-cell>
          <table:table-cell office:value-type="float" office:value="-81.6823974521758" calcext:value-type="float">
            <text:p>-81.6823974521758</text:p>
          </table:table-cell>
          <table:table-cell office:value-type="float" office:value="-135.795006545082" calcext:value-type="float">
            <text:p>-135.795006545082</text:p>
          </table:table-cell>
          <table:table-cell/>
          <table:table-cell table:formula="of:=[.A372]*[.$K$1]" office:value-type="float" office:value="494.599394587496" calcext:value-type="float">
            <text:p>494.599394587496</text:p>
          </table:table-cell>
          <table:table-cell table:formula="of:=[.B372]*[.$K$2]" office:value-type="float" office:value="-81.6823974521758" calcext:value-type="float">
            <text:p>-81.6823974521758</text:p>
          </table:table-cell>
          <table:table-cell table:formula="of:=[.C372]*[.$K$3]" office:value-type="float" office:value="-135.795006545082" calcext:value-type="float">
            <text:p>-135.795006545082</text:p>
          </table:table-cell>
          <table:table-cell table:formula="of:= [.G372]/[.F372]" office:value-type="float" office:value="1.6624757693307" calcext:value-type="float">
            <text:p>1.6624757693307</text:p>
          </table:table-cell>
          <table:table-cell table:number-columns-repeated="7"/>
        </table:table-row>
        <table:table-row table:style-name="ro1">
          <table:table-cell office:value-type="float" office:value="538.206235647362" calcext:value-type="float">
            <text:p>538.206235647362</text:p>
          </table:table-cell>
          <table:table-cell office:value-type="float" office:value="-43.6068410598659" calcext:value-type="float">
            <text:p>-43.6068410598659</text:p>
          </table:table-cell>
          <table:table-cell office:value-type="float" office:value="333.140477656596" calcext:value-type="float">
            <text:p>333.140477656596</text:p>
          </table:table-cell>
          <table:table-cell/>
          <table:table-cell table:formula="of:=[.A373]*[.$K$1]" office:value-type="float" office:value="538.206235647362" calcext:value-type="float">
            <text:p>538.206235647362</text:p>
          </table:table-cell>
          <table:table-cell table:formula="of:=[.B373]*[.$K$2]" office:value-type="float" office:value="-43.6068410598659" calcext:value-type="float">
            <text:p>-43.6068410598659</text:p>
          </table:table-cell>
          <table:table-cell table:formula="of:=[.C373]*[.$K$3]" office:value-type="float" office:value="333.140477656596" calcext:value-type="float">
            <text:p>333.140477656596</text:p>
          </table:table-cell>
          <table:table-cell table:formula="of:= [.G373]/[.F373]" office:value-type="float" office:value="-7.63963794578109" calcext:value-type="float">
            <text:p>-7.63963794578109</text:p>
          </table:table-cell>
          <table:table-cell table:number-columns-repeated="7"/>
        </table:table-row>
        <table:table-row table:style-name="ro1">
          <table:table-cell office:value-type="float" office:value="264.948772725725" calcext:value-type="float">
            <text:p>264.948772725725</text:p>
          </table:table-cell>
          <table:table-cell office:value-type="float" office:value="273.257462921637" calcext:value-type="float">
            <text:p>273.257462921637</text:p>
          </table:table-cell>
          <table:table-cell office:value-type="float" office:value="-289.516548526455" calcext:value-type="float">
            <text:p>-289.516548526455</text:p>
          </table:table-cell>
          <table:table-cell/>
          <table:table-cell table:formula="of:=[.A374]*[.$K$1]" office:value-type="float" office:value="264.948772725725" calcext:value-type="float">
            <text:p>264.948772725725</text:p>
          </table:table-cell>
          <table:table-cell table:formula="of:=[.B374]*[.$K$2]" office:value-type="float" office:value="273.257462921637" calcext:value-type="float">
            <text:p>273.257462921637</text:p>
          </table:table-cell>
          <table:table-cell table:formula="of:=[.C374]*[.$K$3]" office:value-type="float" office:value="-289.516548526455" calcext:value-type="float">
            <text:p>-289.516548526455</text:p>
          </table:table-cell>
          <table:table-cell table:formula="of:= [.G374]/[.F374]" office:value-type="float" office:value="-1.05950097549387" calcext:value-type="float">
            <text:p>-1.05950097549387</text:p>
          </table:table-cell>
          <table:table-cell table:number-columns-repeated="7"/>
        </table:table-row>
        <table:table-row table:style-name="ro1">
          <table:table-cell office:value-type="float" office:value="520.088472903018" calcext:value-type="float">
            <text:p>520.088472903018</text:p>
          </table:table-cell>
          <table:table-cell office:value-type="float" office:value="-255.139700177293" calcext:value-type="float">
            <text:p>-255.139700177293</text:p>
          </table:table-cell>
          <table:table-cell office:value-type="float" office:value="194.182323655407" calcext:value-type="float">
            <text:p>194.182323655407</text:p>
          </table:table-cell>
          <table:table-cell/>
          <table:table-cell table:formula="of:=[.A375]*[.$K$1]" office:value-type="float" office:value="520.088472903018" calcext:value-type="float">
            <text:p>520.088472903018</text:p>
          </table:table-cell>
          <table:table-cell table:formula="of:=[.B375]*[.$K$2]" office:value-type="float" office:value="-255.139700177293" calcext:value-type="float">
            <text:p>-255.139700177293</text:p>
          </table:table-cell>
          <table:table-cell table:formula="of:=[.C375]*[.$K$3]" office:value-type="float" office:value="194.182323655407" calcext:value-type="float">
            <text:p>194.182323655407</text:p>
          </table:table-cell>
          <table:table-cell table:formula="of:= [.G375]/[.F375]" office:value-type="float" office:value="-0.761082354178798" calcext:value-type="float">
            <text:p>-0.761082354178798</text:p>
          </table:table-cell>
          <table:table-cell table:number-columns-repeated="7"/>
        </table:table-row>
        <table:table-row table:style-name="ro1">
          <table:table-cell office:value-type="float" office:value="446.084593587401" calcext:value-type="float">
            <text:p>446.084593587401</text:p>
          </table:table-cell>
          <table:table-cell office:value-type="float" office:value="74.0038793156165" calcext:value-type="float">
            <text:p>74.0038793156165</text:p>
          </table:table-cell>
          <table:table-cell office:value-type="float" office:value="-121.522805794606" calcext:value-type="float">
            <text:p>-121.522805794606</text:p>
          </table:table-cell>
          <table:table-cell/>
          <table:table-cell table:formula="of:=[.A376]*[.$K$1]" office:value-type="float" office:value="446.084593587401" calcext:value-type="float">
            <text:p>446.084593587401</text:p>
          </table:table-cell>
          <table:table-cell table:formula="of:=[.B376]*[.$K$2]" office:value-type="float" office:value="74.0038793156165" calcext:value-type="float">
            <text:p>74.0038793156165</text:p>
          </table:table-cell>
          <table:table-cell table:formula="of:=[.C376]*[.$K$3]" office:value-type="float" office:value="-121.522805794606" calcext:value-type="float">
            <text:p>-121.522805794606</text:p>
          </table:table-cell>
          <table:table-cell table:formula="of:= [.G376]/[.F376]" office:value-type="float" office:value="-1.64211399346145" calcext:value-type="float">
            <text:p>-1.64211399346145</text:p>
          </table:table-cell>
          <table:table-cell table:number-columns-repeated="7"/>
        </table:table-row>
        <table:table-row table:style-name="ro1">
          <table:table-cell office:value-type="float" office:value="224.931609970771" calcext:value-type="float">
            <text:p>224.931609970771</text:p>
          </table:table-cell>
          <table:table-cell office:value-type="float" office:value="221.15298361663" calcext:value-type="float">
            <text:p>221.15298361663</text:p>
          </table:table-cell>
          <table:table-cell office:value-type="float" office:value="88.0085118571924" calcext:value-type="float">
            <text:p>88.0085118571924</text:p>
          </table:table-cell>
          <table:table-cell/>
          <table:table-cell table:formula="of:=[.A377]*[.$K$1]" office:value-type="float" office:value="224.931609970771" calcext:value-type="float">
            <text:p>224.931609970771</text:p>
          </table:table-cell>
          <table:table-cell table:formula="of:=[.B377]*[.$K$2]" office:value-type="float" office:value="221.15298361663" calcext:value-type="float">
            <text:p>221.15298361663</text:p>
          </table:table-cell>
          <table:table-cell table:formula="of:=[.C377]*[.$K$3]" office:value-type="float" office:value="88.0085118571924" calcext:value-type="float">
            <text:p>88.0085118571924</text:p>
          </table:table-cell>
          <table:table-cell table:formula="of:= [.G377]/[.F377]" office:value-type="float" office:value="0.397953083959995" calcext:value-type="float">
            <text:p>0.397953083959995</text:p>
          </table:table-cell>
          <table:table-cell table:number-columns-repeated="7"/>
        </table:table-row>
        <table:table-row table:style-name="ro1">
          <table:table-cell office:value-type="float" office:value="513.258717225753" calcext:value-type="float">
            <text:p>513.258717225753</text:p>
          </table:table-cell>
          <table:table-cell office:value-type="float" office:value="-288.327107254982" calcext:value-type="float">
            <text:p>-288.327107254982</text:p>
          </table:table-cell>
          <table:table-cell office:value-type="float" office:value="248.233438757273" calcext:value-type="float">
            <text:p>248.233438757273</text:p>
          </table:table-cell>
          <table:table-cell/>
          <table:table-cell table:formula="of:=[.A378]*[.$K$1]" office:value-type="float" office:value="513.258717225753" calcext:value-type="float">
            <text:p>513.258717225753</text:p>
          </table:table-cell>
          <table:table-cell table:formula="of:=[.B378]*[.$K$2]" office:value-type="float" office:value="-288.327107254982" calcext:value-type="float">
            <text:p>-288.327107254982</text:p>
          </table:table-cell>
          <table:table-cell table:formula="of:=[.C378]*[.$K$3]" office:value-type="float" office:value="248.233438757273" calcext:value-type="float">
            <text:p>248.233438757273</text:p>
          </table:table-cell>
          <table:table-cell table:formula="of:= [.G378]/[.F378]" office:value-type="float" office:value="-0.860943811771912" calcext:value-type="float">
            <text:p>-0.860943811771912</text:p>
          </table:table-cell>
          <table:table-cell table:number-columns-repeated="7"/>
        </table:table-row>
        <table:table-row table:style-name="ro1">
          <table:table-cell office:value-type="float" office:value="498.825388571657" calcext:value-type="float">
            <text:p>498.825388571657</text:p>
          </table:table-cell>
          <table:table-cell office:value-type="float" office:value="14.4333286540961" calcext:value-type="float">
            <text:p>14.4333286540961</text:p>
          </table:table-cell>
          <table:table-cell office:value-type="float" office:value="-257.839834190293" calcext:value-type="float">
            <text:p>-257.839834190293</text:p>
          </table:table-cell>
          <table:table-cell/>
          <table:table-cell table:formula="of:=[.A379]*[.$K$1]" office:value-type="float" office:value="498.825388571657" calcext:value-type="float">
            <text:p>498.825388571657</text:p>
          </table:table-cell>
          <table:table-cell table:formula="of:=[.B379]*[.$K$2]" office:value-type="float" office:value="14.4333286540961" calcext:value-type="float">
            <text:p>14.4333286540961</text:p>
          </table:table-cell>
          <table:table-cell table:formula="of:=[.C379]*[.$K$3]" office:value-type="float" office:value="-257.839834190293" calcext:value-type="float">
            <text:p>-257.839834190293</text:p>
          </table:table-cell>
          <table:table-cell table:formula="of:= [.G379]/[.F379]" office:value-type="float" office:value="-17.8641975367976" calcext:value-type="float">
            <text:p>-17.8641975367976</text:p>
          </table:table-cell>
          <table:table-cell table:number-columns-repeated="7"/>
        </table:table-row>
        <table:table-row table:style-name="ro1">
          <table:table-cell office:value-type="float" office:value="449.242677016428" calcext:value-type="float">
            <text:p>449.242677016428</text:p>
          </table:table-cell>
          <table:table-cell office:value-type="float" office:value="49.5827115552283" calcext:value-type="float">
            <text:p>49.5827115552283</text:p>
          </table:table-cell>
          <table:table-cell office:value-type="float" office:value="-84.0721013186356" calcext:value-type="float">
            <text:p>-84.0721013186356</text:p>
          </table:table-cell>
          <table:table-cell/>
          <table:table-cell table:formula="of:=[.A380]*[.$K$1]" office:value-type="float" office:value="449.242677016428" calcext:value-type="float">
            <text:p>449.242677016428</text:p>
          </table:table-cell>
          <table:table-cell table:formula="of:=[.B380]*[.$K$2]" office:value-type="float" office:value="49.5827115552283" calcext:value-type="float">
            <text:p>49.5827115552283</text:p>
          </table:table-cell>
          <table:table-cell table:formula="of:=[.C380]*[.$K$3]" office:value-type="float" office:value="-84.0721013186356" calcext:value-type="float">
            <text:p>-84.0721013186356</text:p>
          </table:table-cell>
          <table:table-cell table:formula="of:= [.G380]/[.F380]" office:value-type="float" office:value="-1.69559305414329" calcext:value-type="float">
            <text:p>-1.69559305414329</text:p>
          </table:table-cell>
          <table:table-cell table:number-columns-repeated="7"/>
        </table:table-row>
        <table:table-row table:style-name="ro1">
          <table:table-cell office:value-type="float" office:value="373.82276501947" calcext:value-type="float">
            <text:p>373.82276501947</text:p>
          </table:table-cell>
          <table:table-cell office:value-type="float" office:value="75.4199119969581" calcext:value-type="float">
            <text:p>75.4199119969581</text:p>
          </table:table-cell>
          <table:table-cell office:value-type="float" office:value="-86.4294700578577" calcext:value-type="float">
            <text:p>-86.4294700578577</text:p>
          </table:table-cell>
          <table:table-cell/>
          <table:table-cell table:formula="of:=[.A381]*[.$K$1]" office:value-type="float" office:value="373.82276501947" calcext:value-type="float">
            <text:p>373.82276501947</text:p>
          </table:table-cell>
          <table:table-cell table:formula="of:=[.B381]*[.$K$2]" office:value-type="float" office:value="75.4199119969581" calcext:value-type="float">
            <text:p>75.4199119969581</text:p>
          </table:table-cell>
          <table:table-cell table:formula="of:=[.C381]*[.$K$3]" office:value-type="float" office:value="-86.4294700578577" calcext:value-type="float">
            <text:p>-86.4294700578577</text:p>
          </table:table-cell>
          <table:table-cell table:formula="of:= [.G381]/[.F381]" office:value-type="float" office:value="-1.14597680863568" calcext:value-type="float">
            <text:p>-1.14597680863568</text:p>
          </table:table-cell>
          <table:table-cell table:number-columns-repeated="7"/>
        </table:table-row>
        <table:table-row table:style-name="ro1">
          <table:table-cell office:value-type="float" office:value="371.965345665584" calcext:value-type="float">
            <text:p>371.965345665584</text:p>
          </table:table-cell>
          <table:table-cell office:value-type="float" office:value="1.85741935388643" calcext:value-type="float">
            <text:p>1.85741935388643</text:p>
          </table:table-cell>
          <table:table-cell office:value-type="float" office:value="15.8103855656643" calcext:value-type="float">
            <text:p>15.8103855656643</text:p>
          </table:table-cell>
          <table:table-cell/>
          <table:table-cell table:formula="of:=[.A382]*[.$K$1]" office:value-type="float" office:value="371.965345665584" calcext:value-type="float">
            <text:p>371.965345665584</text:p>
          </table:table-cell>
          <table:table-cell table:formula="of:=[.B382]*[.$K$2]" office:value-type="float" office:value="1.85741935388643" calcext:value-type="float">
            <text:p>1.85741935388643</text:p>
          </table:table-cell>
          <table:table-cell table:formula="of:=[.C382]*[.$K$3]" office:value-type="float" office:value="15.8103855656643" calcext:value-type="float">
            <text:p>15.8103855656643</text:p>
          </table:table-cell>
          <table:table-cell table:formula="of:= [.G382]/[.F382]" office:value-type="float" office:value="8.51201724187001" calcext:value-type="float">
            <text:p>8.51201724187001</text:p>
          </table:table-cell>
          <table:table-cell table:number-columns-repeated="7"/>
        </table:table-row>
        <table:table-row table:style-name="ro1">
          <table:table-cell office:value-type="float" office:value="394.629041537144" calcext:value-type="float">
            <text:p>394.629041537144</text:p>
          </table:table-cell>
          <table:table-cell office:value-type="float" office:value="-22.6636958715602" calcext:value-type="float">
            <text:p>-22.6636958715602</text:p>
          </table:table-cell>
          <table:table-cell office:value-type="float" office:value="216.176337461878" calcext:value-type="float">
            <text:p>216.176337461878</text:p>
          </table:table-cell>
          <table:table-cell/>
          <table:table-cell table:formula="of:=[.A383]*[.$K$1]" office:value-type="float" office:value="394.629041537144" calcext:value-type="float">
            <text:p>394.629041537144</text:p>
          </table:table-cell>
          <table:table-cell table:formula="of:=[.B383]*[.$K$2]" office:value-type="float" office:value="-22.6636958715602" calcext:value-type="float">
            <text:p>-22.6636958715602</text:p>
          </table:table-cell>
          <table:table-cell table:formula="of:=[.C383]*[.$K$3]" office:value-type="float" office:value="216.176337461878" calcext:value-type="float">
            <text:p>216.176337461878</text:p>
          </table:table-cell>
          <table:table-cell table:formula="of:= [.G383]/[.F383]" office:value-type="float" office:value="-9.53844150958403" calcext:value-type="float">
            <text:p>-9.53844150958403</text:p>
          </table:table-cell>
          <table:table-cell table:number-columns-repeated="7"/>
        </table:table-row>
        <table:table-row table:style-name="ro1">
          <table:table-cell office:value-type="float" office:value="595.549975918061" calcext:value-type="float">
            <text:p>595.549975918061</text:p>
          </table:table-cell>
          <table:table-cell office:value-type="float" office:value="-200.920934380917" calcext:value-type="float">
            <text:p>-200.920934380917</text:p>
          </table:table-cell>
          <table:table-cell office:value-type="float" office:value="258.456002450106" calcext:value-type="float">
            <text:p>258.456002450106</text:p>
          </table:table-cell>
          <table:table-cell/>
          <table:table-cell table:formula="of:=[.A384]*[.$K$1]" office:value-type="float" office:value="595.549975918061" calcext:value-type="float">
            <text:p>595.549975918061</text:p>
          </table:table-cell>
          <table:table-cell table:formula="of:=[.B384]*[.$K$2]" office:value-type="float" office:value="-200.920934380917" calcext:value-type="float">
            <text:p>-200.920934380917</text:p>
          </table:table-cell>
          <table:table-cell table:formula="of:=[.C384]*[.$K$3]" office:value-type="float" office:value="258.456002450106" calcext:value-type="float">
            <text:p>258.456002450106</text:p>
          </table:table-cell>
          <table:table-cell table:formula="of:= [.G384]/[.F384]" office:value-type="float" office:value="-1.28635676141198" calcext:value-type="float">
            <text:p>-1.28635676141198</text:p>
          </table:table-cell>
          <table:table-cell table:number-columns-repeated="7"/>
        </table:table-row>
        <table:table-row table:style-name="ro1">
          <table:table-cell office:value-type="float" office:value="577.887969400999" calcext:value-type="float">
            <text:p>577.887969400999</text:p>
          </table:table-cell>
          <table:table-cell office:value-type="float" office:value="17.6620065170625" calcext:value-type="float">
            <text:p>17.6620065170625</text:p>
          </table:table-cell>
          <table:table-cell office:value-type="float" office:value="-388.7225845983" calcext:value-type="float">
            <text:p>-388.7225845983</text:p>
          </table:table-cell>
          <table:table-cell/>
          <table:table-cell table:formula="of:=[.A385]*[.$K$1]" office:value-type="float" office:value="577.887969400999" calcext:value-type="float">
            <text:p>577.887969400999</text:p>
          </table:table-cell>
          <table:table-cell table:formula="of:=[.B385]*[.$K$2]" office:value-type="float" office:value="17.6620065170625" calcext:value-type="float">
            <text:p>17.6620065170625</text:p>
          </table:table-cell>
          <table:table-cell table:formula="of:=[.C385]*[.$K$3]" office:value-type="float" office:value="-388.7225845983" calcext:value-type="float">
            <text:p>-388.7225845983</text:p>
          </table:table-cell>
          <table:table-cell table:formula="of:= [.G385]/[.F385]" office:value-type="float" office:value="-22.0089707374285" calcext:value-type="float">
            <text:p>-22.0089707374285</text:p>
          </table:table-cell>
          <table:table-cell table:number-columns-repeated="7"/>
        </table:table-row>
        <table:table-row table:style-name="ro1">
          <table:table-cell office:value-type="float" office:value="221.174335031567" calcext:value-type="float">
            <text:p>221.174335031567</text:p>
          </table:table-cell>
          <table:table-cell office:value-type="float" office:value="356.713634369431" calcext:value-type="float">
            <text:p>356.713634369431</text:p>
          </table:table-cell>
          <table:table-cell office:value-type="float" office:value="60.1638561319128" calcext:value-type="float">
            <text:p>60.1638561319128</text:p>
          </table:table-cell>
          <table:table-cell/>
          <table:table-cell table:formula="of:=[.A386]*[.$K$1]" office:value-type="float" office:value="221.174335031567" calcext:value-type="float">
            <text:p>221.174335031567</text:p>
          </table:table-cell>
          <table:table-cell table:formula="of:=[.B386]*[.$K$2]" office:value-type="float" office:value="356.713634369431" calcext:value-type="float">
            <text:p>356.713634369431</text:p>
          </table:table-cell>
          <table:table-cell table:formula="of:=[.C386]*[.$K$3]" office:value-type="float" office:value="60.1638561319128" calcext:value-type="float">
            <text:p>60.1638561319128</text:p>
          </table:table-cell>
          <table:table-cell table:formula="of:= [.G386]/[.F386]" office:value-type="float" office:value="0.168661498566674" calcext:value-type="float">
            <text:p>0.168661498566674</text:p>
          </table:table-cell>
          <table:table-cell table:number-columns-repeated="7"/>
        </table:table-row>
        <table:table-row table:style-name="ro1">
          <table:table-cell office:value-type="float" office:value="188.18377951354" calcext:value-type="float">
            <text:p>188.18377951354</text:p>
          </table:table-cell>
          <table:table-cell office:value-type="float" office:value="32.9905555180277" calcext:value-type="float">
            <text:p>32.9905555180277</text:p>
          </table:table-cell>
          <table:table-cell office:value-type="float" office:value="-185.688674983811" calcext:value-type="float">
            <text:p>-185.688674983811</text:p>
          </table:table-cell>
          <table:table-cell/>
          <table:table-cell table:formula="of:=[.A387]*[.$K$1]" office:value-type="float" office:value="188.18377951354" calcext:value-type="float">
            <text:p>188.18377951354</text:p>
          </table:table-cell>
          <table:table-cell table:formula="of:=[.B387]*[.$K$2]" office:value-type="float" office:value="32.9905555180277" calcext:value-type="float">
            <text:p>32.9905555180277</text:p>
          </table:table-cell>
          <table:table-cell table:formula="of:=[.C387]*[.$K$3]" office:value-type="float" office:value="-185.688674983811" calcext:value-type="float">
            <text:p>-185.688674983811</text:p>
          </table:table-cell>
          <table:table-cell table:formula="of:= [.G387]/[.F387]" office:value-type="float" office:value="-5.62854041309917" calcext:value-type="float">
            <text:p>-5.62854041309917</text:p>
          </table:table-cell>
          <table:table-cell table:number-columns-repeated="7"/>
        </table:table-row>
        <table:table-row table:style-name="ro1">
          <table:table-cell office:value-type="float" office:value="303.054923444043" calcext:value-type="float">
            <text:p>303.054923444043</text:p>
          </table:table-cell>
          <table:table-cell office:value-type="float" office:value="-114.871143930503" calcext:value-type="float">
            <text:p>-114.871143930503</text:p>
          </table:table-cell>
          <table:table-cell office:value-type="float" office:value="163.534036731691" calcext:value-type="float">
            <text:p>163.534036731691</text:p>
          </table:table-cell>
          <table:table-cell/>
          <table:table-cell table:formula="of:=[.A388]*[.$K$1]" office:value-type="float" office:value="303.054923444043" calcext:value-type="float">
            <text:p>303.054923444043</text:p>
          </table:table-cell>
          <table:table-cell table:formula="of:=[.B388]*[.$K$2]" office:value-type="float" office:value="-114.871143930503" calcext:value-type="float">
            <text:p>-114.871143930503</text:p>
          </table:table-cell>
          <table:table-cell table:formula="of:=[.C388]*[.$K$3]" office:value-type="float" office:value="163.534036731691" calcext:value-type="float">
            <text:p>163.534036731691</text:p>
          </table:table-cell>
          <table:table-cell table:formula="of:= [.G388]/[.F388]" office:value-type="float" office:value="-1.42363026201453" calcext:value-type="float">
            <text:p>-1.42363026201453</text:p>
          </table:table-cell>
          <table:table-cell table:number-columns-repeated="7"/>
        </table:table-row>
        <table:table-row table:style-name="ro1">
          <table:table-cell office:value-type="float" office:value="349.029401788059" calcext:value-type="float">
            <text:p>349.029401788059</text:p>
          </table:table-cell>
          <table:table-cell office:value-type="float" office:value="-45.9744783440163" calcext:value-type="float">
            <text:p>-45.9744783440163</text:p>
          </table:table-cell>
          <table:table-cell office:value-type="float" office:value="22.7012073944936" calcext:value-type="float">
            <text:p>22.7012073944936</text:p>
          </table:table-cell>
          <table:table-cell/>
          <table:table-cell table:formula="of:=[.A389]*[.$K$1]" office:value-type="float" office:value="349.029401788059" calcext:value-type="float">
            <text:p>349.029401788059</text:p>
          </table:table-cell>
          <table:table-cell table:formula="of:=[.B389]*[.$K$2]" office:value-type="float" office:value="-45.9744783440163" calcext:value-type="float">
            <text:p>-45.9744783440163</text:p>
          </table:table-cell>
          <table:table-cell table:formula="of:=[.C389]*[.$K$3]" office:value-type="float" office:value="22.7012073944936" calcext:value-type="float">
            <text:p>22.7012073944936</text:p>
          </table:table-cell>
          <table:table-cell table:formula="of:= [.G389]/[.F389]" office:value-type="float" office:value="-0.493778466057314" calcext:value-type="float">
            <text:p>-0.493778466057314</text:p>
          </table:table-cell>
          <table:table-cell table:number-columns-repeated="7"/>
        </table:table-row>
        <table:table-row table:style-name="ro1">
          <table:table-cell office:value-type="float" office:value="266.047546458098" calcext:value-type="float">
            <text:p>266.047546458098</text:p>
          </table:table-cell>
          <table:table-cell office:value-type="float" office:value="82.9818553299615" calcext:value-type="float">
            <text:p>82.9818553299615</text:p>
          </table:table-cell>
          <table:table-cell office:value-type="float" office:value="-120.13212015529" calcext:value-type="float">
            <text:p>-120.13212015529</text:p>
          </table:table-cell>
          <table:table-cell/>
          <table:table-cell table:formula="of:=[.A390]*[.$K$1]" office:value-type="float" office:value="266.047546458098" calcext:value-type="float">
            <text:p>266.047546458098</text:p>
          </table:table-cell>
          <table:table-cell table:formula="of:=[.B390]*[.$K$2]" office:value-type="float" office:value="82.9818553299615" calcext:value-type="float">
            <text:p>82.9818553299615</text:p>
          </table:table-cell>
          <table:table-cell table:formula="of:=[.C390]*[.$K$3]" office:value-type="float" office:value="-120.13212015529" calcext:value-type="float">
            <text:p>-120.13212015529</text:p>
          </table:table-cell>
          <table:table-cell table:formula="of:= [.G390]/[.F390]" office:value-type="float" office:value="-1.44769142215015" calcext:value-type="float">
            <text:p>-1.44769142215015</text:p>
          </table:table-cell>
          <table:table-cell table:number-columns-repeated="7"/>
        </table:table-row>
        <table:table-row table:style-name="ro1">
          <table:table-cell office:value-type="float" office:value="397.504321170139" calcext:value-type="float">
            <text:p>397.504321170139</text:p>
          </table:table-cell>
          <table:table-cell office:value-type="float" office:value="-131.456774712041" calcext:value-type="float">
            <text:p>-131.456774712041</text:p>
          </table:table-cell>
          <table:table-cell office:value-type="float" office:value="8.14199345603993" calcext:value-type="float">
            <text:p>8.14199345603993</text:p>
          </table:table-cell>
          <table:table-cell/>
          <table:table-cell table:formula="of:=[.A391]*[.$K$1]" office:value-type="float" office:value="397.504321170139" calcext:value-type="float">
            <text:p>397.504321170139</text:p>
          </table:table-cell>
          <table:table-cell table:formula="of:=[.B391]*[.$K$2]" office:value-type="float" office:value="-131.456774712041" calcext:value-type="float">
            <text:p>-131.456774712041</text:p>
          </table:table-cell>
          <table:table-cell table:formula="of:=[.C391]*[.$K$3]" office:value-type="float" office:value="8.14199345603993" calcext:value-type="float">
            <text:p>8.14199345603993</text:p>
          </table:table-cell>
          <table:table-cell table:formula="of:= [.G391]/[.F391]" office:value-type="float" office:value="-0.061936659208893" calcext:value-type="float">
            <text:p>-0.061936659208893</text:p>
          </table:table-cell>
          <table:table-cell table:number-columns-repeated="7"/>
        </table:table-row>
        <table:table-row table:style-name="ro1">
          <table:table-cell office:value-type="float" office:value="399.930456068641" calcext:value-type="float">
            <text:p>399.930456068641</text:p>
          </table:table-cell>
          <table:table-cell office:value-type="float" office:value="-2.42613489850169" calcext:value-type="float">
            <text:p>-2.42613489850169</text:p>
          </table:table-cell>
          <table:table-cell office:value-type="float" office:value="155.262190208062" calcext:value-type="float">
            <text:p>155.262190208062</text:p>
          </table:table-cell>
          <table:table-cell/>
          <table:table-cell table:formula="of:=[.A392]*[.$K$1]" office:value-type="float" office:value="399.930456068641" calcext:value-type="float">
            <text:p>399.930456068641</text:p>
          </table:table-cell>
          <table:table-cell table:formula="of:=[.B392]*[.$K$2]" office:value-type="float" office:value="-2.42613489850169" calcext:value-type="float">
            <text:p>-2.42613489850169</text:p>
          </table:table-cell>
          <table:table-cell table:formula="of:=[.C392]*[.$K$3]" office:value-type="float" office:value="155.262190208062" calcext:value-type="float">
            <text:p>155.262190208062</text:p>
          </table:table-cell>
          <table:table-cell table:formula="of:= [.G392]/[.F392]" office:value-type="float" office:value="-63.9956955006698" calcext:value-type="float">
            <text:p>-63.9956955006698</text:p>
          </table:table-cell>
          <table:table-cell table:number-columns-repeated="7"/>
        </table:table-row>
        <table:table-row table:style-name="ro1">
          <table:table-cell office:value-type="float" office:value="514.528638059172" calcext:value-type="float">
            <text:p>514.528638059172</text:p>
          </table:table-cell>
          <table:table-cell office:value-type="float" office:value="-114.598181990531" calcext:value-type="float">
            <text:p>-114.598181990531</text:p>
          </table:table-cell>
          <table:table-cell office:value-type="float" office:value="-428.565755485759" calcext:value-type="float">
            <text:p>-428.565755485759</text:p>
          </table:table-cell>
          <table:table-cell/>
          <table:table-cell table:formula="of:=[.A393]*[.$K$1]" office:value-type="float" office:value="514.528638059172" calcext:value-type="float">
            <text:p>514.528638059172</text:p>
          </table:table-cell>
          <table:table-cell table:formula="of:=[.B393]*[.$K$2]" office:value-type="float" office:value="-114.598181990531" calcext:value-type="float">
            <text:p>-114.598181990531</text:p>
          </table:table-cell>
          <table:table-cell table:formula="of:=[.C393]*[.$K$3]" office:value-type="float" office:value="-428.565755485759" calcext:value-type="float">
            <text:p>-428.565755485759</text:p>
          </table:table-cell>
          <table:table-cell table:formula="of:= [.G393]/[.F393]" office:value-type="float" office:value="3.73972560508132" calcext:value-type="float">
            <text:p>3.73972560508132</text:p>
          </table:table-cell>
          <table:table-cell table:number-columns-repeated="7"/>
        </table:table-row>
        <table:table-row table:style-name="ro1">
          <table:table-cell office:value-type="float" office:value="594.516810814171" calcext:value-type="float">
            <text:p>594.516810814171</text:p>
          </table:table-cell>
          <table:table-cell office:value-type="float" office:value="-79.9881727549988" calcext:value-type="float">
            <text:p>-79.9881727549988</text:p>
          </table:table-cell>
          <table:table-cell office:value-type="float" office:value="423.133717882076" calcext:value-type="float">
            <text:p>423.133717882076</text:p>
          </table:table-cell>
          <table:table-cell/>
          <table:table-cell table:formula="of:=[.A394]*[.$K$1]" office:value-type="float" office:value="594.516810814171" calcext:value-type="float">
            <text:p>594.516810814171</text:p>
          </table:table-cell>
          <table:table-cell table:formula="of:=[.B394]*[.$K$2]" office:value-type="float" office:value="-79.9881727549988" calcext:value-type="float">
            <text:p>-79.9881727549988</text:p>
          </table:table-cell>
          <table:table-cell table:formula="of:=[.C394]*[.$K$3]" office:value-type="float" office:value="423.133717882076" calcext:value-type="float">
            <text:p>423.133717882076</text:p>
          </table:table-cell>
          <table:table-cell table:formula="of:= [.G394]/[.F394]" office:value-type="float" office:value="-5.28995354323346" calcext:value-type="float">
            <text:p>-5.28995354323346</text:p>
          </table:table-cell>
          <table:table-cell table:number-columns-repeated="7"/>
        </table:table-row>
        <table:table-row table:style-name="ro1">
          <table:table-cell office:value-type="float" office:value="139.659727648153" calcext:value-type="float">
            <text:p>139.659727648153</text:p>
          </table:table-cell>
          <table:table-cell office:value-type="float" office:value="454.857083166018" calcext:value-type="float">
            <text:p>454.857083166018</text:p>
          </table:table-cell>
          <table:table-cell office:value-type="float" office:value="112.371578771702" calcext:value-type="float">
            <text:p>112.371578771702</text:p>
          </table:table-cell>
          <table:table-cell/>
          <table:table-cell table:formula="of:=[.A395]*[.$K$1]" office:value-type="float" office:value="139.659727648153" calcext:value-type="float">
            <text:p>139.659727648153</text:p>
          </table:table-cell>
          <table:table-cell table:formula="of:=[.B395]*[.$K$2]" office:value-type="float" office:value="454.857083166018" calcext:value-type="float">
            <text:p>454.857083166018</text:p>
          </table:table-cell>
          <table:table-cell table:formula="of:=[.C395]*[.$K$3]" office:value-type="float" office:value="112.371578771702" calcext:value-type="float">
            <text:p>112.371578771702</text:p>
          </table:table-cell>
          <table:table-cell table:formula="of:= [.G395]/[.F395]" office:value-type="float" office:value="0.24704810132788" calcext:value-type="float">
            <text:p>0.24704810132788</text:p>
          </table:table-cell>
          <table:table-cell table:number-columns-repeated="7"/>
        </table:table-row>
        <table:table-row table:style-name="ro1">
          <table:table-cell office:value-type="float" office:value="567.005319960247" calcext:value-type="float">
            <text:p>567.005319960247</text:p>
          </table:table-cell>
          <table:table-cell office:value-type="float" office:value="-427.345592312094" calcext:value-type="float">
            <text:p>-427.345592312094</text:p>
          </table:table-cell>
          <table:table-cell office:value-type="float" office:value="140.952554920657" calcext:value-type="float">
            <text:p>140.952554920657</text:p>
          </table:table-cell>
          <table:table-cell/>
          <table:table-cell table:formula="of:=[.A396]*[.$K$1]" office:value-type="float" office:value="567.005319960247" calcext:value-type="float">
            <text:p>567.005319960247</text:p>
          </table:table-cell>
          <table:table-cell table:formula="of:=[.B396]*[.$K$2]" office:value-type="float" office:value="-427.345592312094" calcext:value-type="float">
            <text:p>-427.345592312094</text:p>
          </table:table-cell>
          <table:table-cell table:formula="of:=[.C396]*[.$K$3]" office:value-type="float" office:value="140.952554920657" calcext:value-type="float">
            <text:p>140.952554920657</text:p>
          </table:table-cell>
          <table:table-cell table:formula="of:= [.G396]/[.F396]" office:value-type="float" office:value="-0.329832710238223" calcext:value-type="float">
            <text:p>-0.329832710238223</text:p>
          </table:table-cell>
          <table:table-cell table:number-columns-repeated="7"/>
        </table:table-row>
        <table:table-row table:style-name="ro1">
          <table:table-cell office:value-type="float" office:value="452.691845745313" calcext:value-type="float">
            <text:p>452.691845745313</text:p>
          </table:table-cell>
          <table:table-cell office:value-type="float" office:value="114.313474214934" calcext:value-type="float">
            <text:p>114.313474214934</text:p>
          </table:table-cell>
          <table:table-cell office:value-type="float" office:value="-260.971922246008" calcext:value-type="float">
            <text:p>-260.971922246008</text:p>
          </table:table-cell>
          <table:table-cell/>
          <table:table-cell table:formula="of:=[.A397]*[.$K$1]" office:value-type="float" office:value="452.691845745313" calcext:value-type="float">
            <text:p>452.691845745313</text:p>
          </table:table-cell>
          <table:table-cell table:formula="of:=[.B397]*[.$K$2]" office:value-type="float" office:value="114.313474214934" calcext:value-type="float">
            <text:p>114.313474214934</text:p>
          </table:table-cell>
          <table:table-cell table:formula="of:=[.C397]*[.$K$3]" office:value-type="float" office:value="-260.971922246008" calcext:value-type="float">
            <text:p>-260.971922246008</text:p>
          </table:table-cell>
          <table:table-cell table:formula="of:= [.G397]/[.F397]" office:value-type="float" office:value="-2.28294979256185" calcext:value-type="float">
            <text:p>-2.28294979256185</text:p>
          </table:table-cell>
          <table:table-cell table:number-columns-repeated="7"/>
        </table:table-row>
        <table:table-row table:style-name="ro1">
          <table:table-cell office:value-type="float" office:value="448.000453212307" calcext:value-type="float">
            <text:p>448.000453212307</text:p>
          </table:table-cell>
          <table:table-cell office:value-type="float" office:value="4.69139253300585" calcext:value-type="float">
            <text:p>4.69139253300585</text:p>
          </table:table-cell>
          <table:table-cell office:value-type="float" office:value="-144.763139083714" calcext:value-type="float">
            <text:p>-144.763139083714</text:p>
          </table:table-cell>
          <table:table-cell/>
          <table:table-cell table:formula="of:=[.A398]*[.$K$1]" office:value-type="float" office:value="448.000453212307" calcext:value-type="float">
            <text:p>448.000453212307</text:p>
          </table:table-cell>
          <table:table-cell table:formula="of:=[.B398]*[.$K$2]" office:value-type="float" office:value="4.69139253300585" calcext:value-type="float">
            <text:p>4.69139253300585</text:p>
          </table:table-cell>
          <table:table-cell table:formula="of:=[.C398]*[.$K$3]" office:value-type="float" office:value="-144.763139083714" calcext:value-type="float">
            <text:p>-144.763139083714</text:p>
          </table:table-cell>
          <table:table-cell table:formula="of:= [.G398]/[.F398]" office:value-type="float" office:value="-30.8571789858228" calcext:value-type="float">
            <text:p>-30.8571789858228</text:p>
          </table:table-cell>
          <table:table-cell table:number-columns-repeated="7"/>
        </table:table-row>
        <table:table-row table:style-name="ro1">
          <table:table-cell office:value-type="float" office:value="426.238008956059" calcext:value-type="float">
            <text:p>426.238008956059</text:p>
          </table:table-cell>
          <table:table-cell office:value-type="float" office:value="21.7624442562476" calcext:value-type="float">
            <text:p>21.7624442562476</text:p>
          </table:table-cell>
          <table:table-cell office:value-type="float" office:value="126.797831896081" calcext:value-type="float">
            <text:p>126.797831896081</text:p>
          </table:table-cell>
          <table:table-cell/>
          <table:table-cell table:formula="of:=[.A399]*[.$K$1]" office:value-type="float" office:value="426.238008956059" calcext:value-type="float">
            <text:p>426.238008956059</text:p>
          </table:table-cell>
          <table:table-cell table:formula="of:=[.B399]*[.$K$2]" office:value-type="float" office:value="21.7624442562476" calcext:value-type="float">
            <text:p>21.7624442562476</text:p>
          </table:table-cell>
          <table:table-cell table:formula="of:=[.C399]*[.$K$3]" office:value-type="float" office:value="126.797831896081" calcext:value-type="float">
            <text:p>126.797831896081</text:p>
          </table:table-cell>
          <table:table-cell table:formula="of:= [.G399]/[.F399]" office:value-type="float" office:value="5.82645177182609" calcext:value-type="float">
            <text:p>5.82645177182609</text:p>
          </table:table-cell>
          <table:table-cell table:number-columns-repeated="7"/>
        </table:table-row>
        <table:table-row table:style-name="ro1">
          <table:table-cell office:value-type="float" office:value="337.273686509883" calcext:value-type="float">
            <text:p>337.273686509883</text:p>
          </table:table-cell>
          <table:table-cell office:value-type="float" office:value="88.9643224461764" calcext:value-type="float">
            <text:p>88.9643224461764</text:p>
          </table:table-cell>
          <table:table-cell office:value-type="float" office:value="-206.362241962847" calcext:value-type="float">
            <text:p>-206.362241962847</text:p>
          </table:table-cell>
          <table:table-cell/>
          <table:table-cell table:formula="of:=[.A400]*[.$K$1]" office:value-type="float" office:value="337.273686509883" calcext:value-type="float">
            <text:p>337.273686509883</text:p>
          </table:table-cell>
          <table:table-cell table:formula="of:=[.B400]*[.$K$2]" office:value-type="float" office:value="88.9643224461764" calcext:value-type="float">
            <text:p>88.9643224461764</text:p>
          </table:table-cell>
          <table:table-cell table:formula="of:=[.C400]*[.$K$3]" office:value-type="float" office:value="-206.362241962847" calcext:value-type="float">
            <text:p>-206.362241962847</text:p>
          </table:table-cell>
          <table:table-cell table:formula="of:= [.G400]/[.F400]" office:value-type="float" office:value="-2.31960673996811" calcext:value-type="float">
            <text:p>-2.31960673996811</text:p>
          </table:table-cell>
          <table:table-cell table:number-columns-repeated="7"/>
        </table:table-row>
        <table:table-row table:style-name="ro1">
          <table:table-cell office:value-type="float" office:value="510.336674817977" calcext:value-type="float">
            <text:p>510.336674817977</text:p>
          </table:table-cell>
          <table:table-cell office:value-type="float" office:value="-173.062988308094" calcext:value-type="float">
            <text:p>-173.062988308094</text:p>
          </table:table-cell>
          <table:table-cell office:value-type="float" office:value="-67.383016093979" calcext:value-type="float">
            <text:p>-67.383016093979</text:p>
          </table:table-cell>
          <table:table-cell/>
          <table:table-cell table:formula="of:=[.A401]*[.$K$1]" office:value-type="float" office:value="510.336674817977" calcext:value-type="float">
            <text:p>510.336674817977</text:p>
          </table:table-cell>
          <table:table-cell table:formula="of:=[.B401]*[.$K$2]" office:value-type="float" office:value="-173.062988308094" calcext:value-type="float">
            <text:p>-173.062988308094</text:p>
          </table:table-cell>
          <table:table-cell table:formula="of:=[.C401]*[.$K$3]" office:value-type="float" office:value="-67.383016093979" calcext:value-type="float">
            <text:p>-67.383016093979</text:p>
          </table:table-cell>
          <table:table-cell table:formula="of:= [.G401]/[.F401]" office:value-type="float" office:value="0.389355440771777" calcext:value-type="float">
            <text:p>0.389355440771777</text:p>
          </table:table-cell>
          <table:table-cell table:number-columns-repeated="7"/>
        </table:table-row>
        <table:table-row table:style-name="ro1">
          <table:table-cell office:value-type="float" office:value="333.912492846103" calcext:value-type="float">
            <text:p>333.912492846103</text:p>
          </table:table-cell>
          <table:table-cell office:value-type="float" office:value="176.424181971875" calcext:value-type="float">
            <text:p>176.424181971875</text:p>
          </table:table-cell>
          <table:table-cell office:value-type="float" office:value="360.570977213532" calcext:value-type="float">
            <text:p>360.570977213532</text:p>
          </table:table-cell>
          <table:table-cell/>
          <table:table-cell table:formula="of:=[.A402]*[.$K$1]" office:value-type="float" office:value="333.912492846103" calcext:value-type="float">
            <text:p>333.912492846103</text:p>
          </table:table-cell>
          <table:table-cell table:formula="of:=[.B402]*[.$K$2]" office:value-type="float" office:value="176.424181971875" calcext:value-type="float">
            <text:p>176.424181971875</text:p>
          </table:table-cell>
          <table:table-cell table:formula="of:=[.C402]*[.$K$3]" office:value-type="float" office:value="360.570977213532" calcext:value-type="float">
            <text:p>360.570977213532</text:p>
          </table:table-cell>
          <table:table-cell table:formula="of:= [.G402]/[.F402]" office:value-type="float" office:value="2.04377298612621" calcext:value-type="float">
            <text:p>2.04377298612621</text:p>
          </table:table-cell>
          <table:table-cell table:number-columns-repeated="7"/>
        </table:table-row>
        <table:table-row table:style-name="ro1">
          <table:table-cell office:value-type="float" office:value="168.860120338833" calcext:value-type="float">
            <text:p>168.860120338833</text:p>
          </table:table-cell>
          <table:table-cell office:value-type="float" office:value="165.052372507269" calcext:value-type="float">
            <text:p>165.052372507269</text:p>
          </table:table-cell>
          <table:table-cell office:value-type="float" office:value="33.3382901138955" calcext:value-type="float">
            <text:p>33.3382901138955</text:p>
          </table:table-cell>
          <table:table-cell/>
          <table:table-cell table:formula="of:=[.A403]*[.$K$1]" office:value-type="float" office:value="168.860120338833" calcext:value-type="float">
            <text:p>168.860120338833</text:p>
          </table:table-cell>
          <table:table-cell table:formula="of:=[.B403]*[.$K$2]" office:value-type="float" office:value="165.052372507269" calcext:value-type="float">
            <text:p>165.052372507269</text:p>
          </table:table-cell>
          <table:table-cell table:formula="of:=[.C403]*[.$K$3]" office:value-type="float" office:value="33.3382901138955" calcext:value-type="float">
            <text:p>33.3382901138955</text:p>
          </table:table-cell>
          <table:table-cell table:formula="of:= [.G403]/[.F403]" office:value-type="float" office:value="0.201986130871443" calcext:value-type="float">
            <text:p>0.201986130871443</text:p>
          </table:table-cell>
          <table:table-cell table:number-columns-repeated="7"/>
        </table:table-row>
        <table:table-row table:style-name="ro1">
          <table:table-cell office:value-type="float" office:value="439.088490653321" calcext:value-type="float">
            <text:p>439.088490653321</text:p>
          </table:table-cell>
          <table:table-cell office:value-type="float" office:value="-270.228370314488" calcext:value-type="float">
            <text:p>-270.228370314488</text:p>
          </table:table-cell>
          <table:table-cell office:value-type="float" office:value="9.16494181461825" calcext:value-type="float">
            <text:p>9.16494181461825</text:p>
          </table:table-cell>
          <table:table-cell/>
          <table:table-cell table:formula="of:=[.A404]*[.$K$1]" office:value-type="float" office:value="439.088490653321" calcext:value-type="float">
            <text:p>439.088490653321</text:p>
          </table:table-cell>
          <table:table-cell table:formula="of:=[.B404]*[.$K$2]" office:value-type="float" office:value="-270.228370314488" calcext:value-type="float">
            <text:p>-270.228370314488</text:p>
          </table:table-cell>
          <table:table-cell table:formula="of:=[.C404]*[.$K$3]" office:value-type="float" office:value="9.16494181461825" calcext:value-type="float">
            <text:p>9.16494181461825</text:p>
          </table:table-cell>
          <table:table-cell table:formula="of:= [.G404]/[.F404]" office:value-type="float" office:value="-0.0339155426351135" calcext:value-type="float">
            <text:p>-0.033915542635114</text:p>
          </table:table-cell>
          <table:table-cell table:number-columns-repeated="7"/>
        </table:table-row>
        <table:table-row table:style-name="ro1">
          <table:table-cell office:value-type="float" office:value="390.536891258881" calcext:value-type="float">
            <text:p>390.536891258881</text:p>
          </table:table-cell>
          <table:table-cell office:value-type="float" office:value="48.5515993944397" calcext:value-type="float">
            <text:p>48.5515993944397</text:p>
          </table:table-cell>
          <table:table-cell office:value-type="float" office:value="-307.556436599399" calcext:value-type="float">
            <text:p>-307.556436599399</text:p>
          </table:table-cell>
          <table:table-cell/>
          <table:table-cell table:formula="of:=[.A405]*[.$K$1]" office:value-type="float" office:value="390.536891258881" calcext:value-type="float">
            <text:p>390.536891258881</text:p>
          </table:table-cell>
          <table:table-cell table:formula="of:=[.B405]*[.$K$2]" office:value-type="float" office:value="48.5515993944397" calcext:value-type="float">
            <text:p>48.5515993944397</text:p>
          </table:table-cell>
          <table:table-cell table:formula="of:=[.C405]*[.$K$3]" office:value-type="float" office:value="-307.556436599399" calcext:value-type="float">
            <text:p>-307.556436599399</text:p>
          </table:table-cell>
          <table:table-cell table:formula="of:= [.G405]/[.F405]" office:value-type="float" office:value="-6.33463038160224" calcext:value-type="float">
            <text:p>-6.33463038160224</text:p>
          </table:table-cell>
          <table:table-cell table:number-columns-repeated="7"/>
        </table:table-row>
        <table:table-row table:style-name="ro1">
          <table:table-cell office:value-type="float" office:value="535.26686688263" calcext:value-type="float">
            <text:p>535.26686688263</text:p>
          </table:table-cell>
          <table:table-cell office:value-type="float" office:value="-144.729975623749" calcext:value-type="float">
            <text:p>-144.729975623749</text:p>
          </table:table-cell>
          <table:table-cell office:value-type="float" office:value="31.3322021328211" calcext:value-type="float">
            <text:p>31.3322021328211</text:p>
          </table:table-cell>
          <table:table-cell/>
          <table:table-cell table:formula="of:=[.A406]*[.$K$1]" office:value-type="float" office:value="535.26686688263" calcext:value-type="float">
            <text:p>535.26686688263</text:p>
          </table:table-cell>
          <table:table-cell table:formula="of:=[.B406]*[.$K$2]" office:value-type="float" office:value="-144.729975623749" calcext:value-type="float">
            <text:p>-144.729975623749</text:p>
          </table:table-cell>
          <table:table-cell table:formula="of:=[.C406]*[.$K$3]" office:value-type="float" office:value="31.3322021328211" calcext:value-type="float">
            <text:p>31.3322021328211</text:p>
          </table:table-cell>
          <table:table-cell table:formula="of:= [.G406]/[.F406]" office:value-type="float" office:value="-0.216487303323222" calcext:value-type="float">
            <text:p>-0.216487303323222</text:p>
          </table:table-cell>
          <table:table-cell table:number-columns-repeated="7"/>
        </table:table-row>
        <table:table-row table:style-name="ro1">
          <table:table-cell office:value-type="float" office:value="558.532953119837" calcext:value-type="float">
            <text:p>558.532953119837</text:p>
          </table:table-cell>
          <table:table-cell office:value-type="float" office:value="-23.266086237207" calcext:value-type="float">
            <text:p>-23.266086237207</text:p>
          </table:table-cell>
          <table:table-cell office:value-type="float" office:value="17.3557379231775" calcext:value-type="float">
            <text:p>17.3557379231775</text:p>
          </table:table-cell>
          <table:table-cell/>
          <table:table-cell table:formula="of:=[.A407]*[.$K$1]" office:value-type="float" office:value="558.532953119837" calcext:value-type="float">
            <text:p>558.532953119837</text:p>
          </table:table-cell>
          <table:table-cell table:formula="of:=[.B407]*[.$K$2]" office:value-type="float" office:value="-23.266086237207" calcext:value-type="float">
            <text:p>-23.266086237207</text:p>
          </table:table-cell>
          <table:table-cell table:formula="of:=[.C407]*[.$K$3]" office:value-type="float" office:value="17.3557379231775" calcext:value-type="float">
            <text:p>17.3557379231775</text:p>
          </table:table-cell>
          <table:table-cell table:formula="of:= [.G407]/[.F407]" office:value-type="float" office:value="-0.745967230853905" calcext:value-type="float">
            <text:p>-0.745967230853905</text:p>
          </table:table-cell>
          <table:table-cell table:number-columns-repeated="7"/>
        </table:table-row>
        <table:table-row table:style-name="ro1">
          <table:table-cell office:value-type="float" office:value="242.694677807839" calcext:value-type="float">
            <text:p>242.694677807839</text:p>
          </table:table-cell>
          <table:table-cell office:value-type="float" office:value="315.838275311998" calcext:value-type="float">
            <text:p>315.838275311998</text:p>
          </table:table-cell>
          <table:table-cell office:value-type="float" office:value="-119.539992011681" calcext:value-type="float">
            <text:p>-119.539992011681</text:p>
          </table:table-cell>
          <table:table-cell/>
          <table:table-cell table:formula="of:=[.A408]*[.$K$1]" office:value-type="float" office:value="242.694677807839" calcext:value-type="float">
            <text:p>242.694677807839</text:p>
          </table:table-cell>
          <table:table-cell table:formula="of:=[.B408]*[.$K$2]" office:value-type="float" office:value="315.838275311998" calcext:value-type="float">
            <text:p>315.838275311998</text:p>
          </table:table-cell>
          <table:table-cell table:formula="of:=[.C408]*[.$K$3]" office:value-type="float" office:value="-119.539992011681" calcext:value-type="float">
            <text:p>-119.539992011681</text:p>
          </table:table-cell>
          <table:table-cell table:formula="of:= [.G408]/[.F408]" office:value-type="float" office:value="-0.378484817565555" calcext:value-type="float">
            <text:p>-0.378484817565555</text:p>
          </table:table-cell>
          <table:table-cell table:number-columns-repeated="7"/>
        </table:table-row>
        <table:table-row table:style-name="ro1">
          <table:table-cell office:value-type="float" office:value="469.678750068423" calcext:value-type="float">
            <text:p>469.678750068423</text:p>
          </table:table-cell>
          <table:table-cell office:value-type="float" office:value="-226.984072260584" calcext:value-type="float">
            <text:p>-226.984072260584</text:p>
          </table:table-cell>
          <table:table-cell office:value-type="float" office:value="325.45453519805" calcext:value-type="float">
            <text:p>325.45453519805</text:p>
          </table:table-cell>
          <table:table-cell/>
          <table:table-cell table:formula="of:=[.A409]*[.$K$1]" office:value-type="float" office:value="469.678750068423" calcext:value-type="float">
            <text:p>469.678750068423</text:p>
          </table:table-cell>
          <table:table-cell table:formula="of:=[.B409]*[.$K$2]" office:value-type="float" office:value="-226.984072260584" calcext:value-type="float">
            <text:p>-226.984072260584</text:p>
          </table:table-cell>
          <table:table-cell table:formula="of:=[.C409]*[.$K$3]" office:value-type="float" office:value="325.45453519805" calcext:value-type="float">
            <text:p>325.45453519805</text:p>
          </table:table-cell>
          <table:table-cell table:formula="of:= [.G409]/[.F409]" office:value-type="float" office:value="-1.43382102522338" calcext:value-type="float">
            <text:p>-1.43382102522338</text:p>
          </table:table-cell>
          <table:table-cell table:number-columns-repeated="7"/>
        </table:table-row>
        <table:table-row table:style-name="ro1">
          <table:table-cell office:value-type="float" office:value="473.546265467419" calcext:value-type="float">
            <text:p>473.546265467419</text:p>
          </table:table-cell>
          <table:table-cell office:value-type="float" office:value="-3.86751539899507" calcext:value-type="float">
            <text:p>-3.86751539899507</text:p>
          </table:table-cell>
          <table:table-cell office:value-type="float" office:value="-277.329372839388" calcext:value-type="float">
            <text:p>-277.329372839388</text:p>
          </table:table-cell>
          <table:table-cell/>
          <table:table-cell table:formula="of:=[.A410]*[.$K$1]" office:value-type="float" office:value="473.546265467419" calcext:value-type="float">
            <text:p>473.546265467419</text:p>
          </table:table-cell>
          <table:table-cell table:formula="of:=[.B410]*[.$K$2]" office:value-type="float" office:value="-3.86751539899507" calcext:value-type="float">
            <text:p>-3.86751539899507</text:p>
          </table:table-cell>
          <table:table-cell table:formula="of:=[.C410]*[.$K$3]" office:value-type="float" office:value="-277.329372839388" calcext:value-type="float">
            <text:p>-277.329372839388</text:p>
          </table:table-cell>
          <table:table-cell table:formula="of:= [.G410]/[.F410]" office:value-type="float" office:value="71.707373915421" calcext:value-type="float">
            <text:p>71.707373915421</text:p>
          </table:table-cell>
          <table:table-cell table:number-columns-repeated="7"/>
        </table:table-row>
        <table:table-row table:style-name="ro1">
          <table:table-cell office:value-type="float" office:value="448.744714027268" calcext:value-type="float">
            <text:p>448.744714027268</text:p>
          </table:table-cell>
          <table:table-cell office:value-type="float" office:value="24.8015514401505" calcext:value-type="float">
            <text:p>24.8015514401505</text:p>
          </table:table-cell>
          <table:table-cell office:value-type="float" office:value="338.570532400751" calcext:value-type="float">
            <text:p>338.570532400751</text:p>
          </table:table-cell>
          <table:table-cell/>
          <table:table-cell table:formula="of:=[.A411]*[.$K$1]" office:value-type="float" office:value="448.744714027268" calcext:value-type="float">
            <text:p>448.744714027268</text:p>
          </table:table-cell>
          <table:table-cell table:formula="of:=[.B411]*[.$K$2]" office:value-type="float" office:value="24.8015514401505" calcext:value-type="float">
            <text:p>24.8015514401505</text:p>
          </table:table-cell>
          <table:table-cell table:formula="of:=[.C411]*[.$K$3]" office:value-type="float" office:value="338.570532400751" calcext:value-type="float">
            <text:p>338.570532400751</text:p>
          </table:table-cell>
          <table:table-cell table:formula="of:= [.G411]/[.F411]" office:value-type="float" office:value="13.6511836050969" calcext:value-type="float">
            <text:p>13.6511836050969</text:p>
          </table:table-cell>
          <table:table-cell table:number-columns-repeated="7"/>
        </table:table-row>
        <table:table-row table:style-name="ro1">
          <table:table-cell office:value-type="float" office:value="366.80916886761" calcext:value-type="float">
            <text:p>366.80916886761</text:p>
          </table:table-cell>
          <table:table-cell office:value-type="float" office:value="81.9355451596582" calcext:value-type="float">
            <text:p>81.9355451596582</text:p>
          </table:table-cell>
          <table:table-cell office:value-type="float" office:value="-182.269225551091" calcext:value-type="float">
            <text:p>-182.269225551091</text:p>
          </table:table-cell>
          <table:table-cell/>
          <table:table-cell table:formula="of:=[.A412]*[.$K$1]" office:value-type="float" office:value="366.80916886761" calcext:value-type="float">
            <text:p>366.80916886761</text:p>
          </table:table-cell>
          <table:table-cell table:formula="of:=[.B412]*[.$K$2]" office:value-type="float" office:value="81.9355451596582" calcext:value-type="float">
            <text:p>81.9355451596582</text:p>
          </table:table-cell>
          <table:table-cell table:formula="of:=[.C412]*[.$K$3]" office:value-type="float" office:value="-182.269225551091" calcext:value-type="float">
            <text:p>-182.269225551091</text:p>
          </table:table-cell>
          <table:table-cell table:formula="of:= [.G412]/[.F412]" office:value-type="float" office:value="-2.22454400219006" calcext:value-type="float">
            <text:p>-2.22454400219006</text:p>
          </table:table-cell>
          <table:table-cell table:number-columns-repeated="7"/>
        </table:table-row>
        <table:table-row table:style-name="ro1">
          <table:table-cell office:value-type="float" office:value="379.602412165328" calcext:value-type="float">
            <text:p>379.602412165328</text:p>
          </table:table-cell>
          <table:table-cell office:value-type="float" office:value="-12.7932432977178" calcext:value-type="float">
            <text:p>-12.7932432977178</text:p>
          </table:table-cell>
          <table:table-cell office:value-type="float" office:value="-214.492948179742" calcext:value-type="float">
            <text:p>-214.492948179742</text:p>
          </table:table-cell>
          <table:table-cell/>
          <table:table-cell table:formula="of:=[.A413]*[.$K$1]" office:value-type="float" office:value="379.602412165328" calcext:value-type="float">
            <text:p>379.602412165328</text:p>
          </table:table-cell>
          <table:table-cell table:formula="of:=[.B413]*[.$K$2]" office:value-type="float" office:value="-12.7932432977178" calcext:value-type="float">
            <text:p>-12.7932432977178</text:p>
          </table:table-cell>
          <table:table-cell table:formula="of:=[.C413]*[.$K$3]" office:value-type="float" office:value="-214.492948179742" calcext:value-type="float">
            <text:p>-214.492948179742</text:p>
          </table:table-cell>
          <table:table-cell table:formula="of:= [.G413]/[.F413]" office:value-type="float" office:value="16.7661118598445" calcext:value-type="float">
            <text:p>16.7661118598445</text:p>
          </table:table-cell>
          <table:table-cell table:number-columns-repeated="7"/>
        </table:table-row>
        <table:table-row table:style-name="ro1">
          <table:table-cell office:value-type="float" office:value="374.223701506496" calcext:value-type="float">
            <text:p>374.223701506496</text:p>
          </table:table-cell>
          <table:table-cell office:value-type="float" office:value="5.37871065883178" calcext:value-type="float">
            <text:p>5.37871065883178</text:p>
          </table:table-cell>
          <table:table-cell office:value-type="float" office:value="180.523547330072" calcext:value-type="float">
            <text:p>180.523547330072</text:p>
          </table:table-cell>
          <table:table-cell/>
          <table:table-cell table:formula="of:=[.A414]*[.$K$1]" office:value-type="float" office:value="374.223701506496" calcext:value-type="float">
            <text:p>374.223701506496</text:p>
          </table:table-cell>
          <table:table-cell table:formula="of:=[.B414]*[.$K$2]" office:value-type="float" office:value="5.37871065883178" calcext:value-type="float">
            <text:p>5.37871065883178</text:p>
          </table:table-cell>
          <table:table-cell table:formula="of:=[.C414]*[.$K$3]" office:value-type="float" office:value="180.523547330072" calcext:value-type="float">
            <text:p>180.523547330072</text:p>
          </table:table-cell>
          <table:table-cell table:formula="of:= [.G414]/[.F414]" office:value-type="float" office:value="33.562606130087" calcext:value-type="float">
            <text:p>33.562606130087</text:p>
          </table:table-cell>
          <table:table-cell table:number-columns-repeated="7"/>
        </table:table-row>
        <table:table-row table:style-name="ro1">
          <table:table-cell office:value-type="float" office:value="459.418943432303" calcext:value-type="float">
            <text:p>459.418943432303</text:p>
          </table:table-cell>
          <table:table-cell office:value-type="float" office:value="-85.1952419258076" calcext:value-type="float">
            <text:p>-85.1952419258076</text:p>
          </table:table-cell>
          <table:table-cell office:value-type="float" office:value="295.478352837248" calcext:value-type="float">
            <text:p>295.478352837248</text:p>
          </table:table-cell>
          <table:table-cell/>
          <table:table-cell table:formula="of:=[.A415]*[.$K$1]" office:value-type="float" office:value="459.418943432303" calcext:value-type="float">
            <text:p>459.418943432303</text:p>
          </table:table-cell>
          <table:table-cell table:formula="of:=[.B415]*[.$K$2]" office:value-type="float" office:value="-85.1952419258076" calcext:value-type="float">
            <text:p>-85.1952419258076</text:p>
          </table:table-cell>
          <table:table-cell table:formula="of:=[.C415]*[.$K$3]" office:value-type="float" office:value="295.478352837248" calcext:value-type="float">
            <text:p>295.478352837248</text:p>
          </table:table-cell>
          <table:table-cell table:formula="of:= [.G415]/[.F415]" office:value-type="float" office:value="-3.46824947213092" calcext:value-type="float">
            <text:p>-3.46824947213092</text:p>
          </table:table-cell>
          <table:table-cell table:number-columns-repeated="7"/>
        </table:table-row>
        <table:table-row table:style-name="ro1">
          <table:table-cell office:value-type="float" office:value="517.544394771609" calcext:value-type="float">
            <text:p>517.544394771609</text:p>
          </table:table-cell>
          <table:table-cell office:value-type="float" office:value="-58.1254513393053" calcext:value-type="float">
            <text:p>-58.1254513393053</text:p>
          </table:table-cell>
          <table:table-cell office:value-type="float" office:value="-219.489780582369" calcext:value-type="float">
            <text:p>-219.489780582369</text:p>
          </table:table-cell>
          <table:table-cell/>
          <table:table-cell table:formula="of:=[.A416]*[.$K$1]" office:value-type="float" office:value="517.544394771609" calcext:value-type="float">
            <text:p>517.544394771609</text:p>
          </table:table-cell>
          <table:table-cell table:formula="of:=[.B416]*[.$K$2]" office:value-type="float" office:value="-58.1254513393053" calcext:value-type="float">
            <text:p>-58.1254513393053</text:p>
          </table:table-cell>
          <table:table-cell table:formula="of:=[.C416]*[.$K$3]" office:value-type="float" office:value="-219.489780582369" calcext:value-type="float">
            <text:p>-219.489780582369</text:p>
          </table:table-cell>
          <table:table-cell table:formula="of:= [.G416]/[.F416]" office:value-type="float" office:value="3.77613894645059" calcext:value-type="float">
            <text:p>3.77613894645059</text:p>
          </table:table-cell>
          <table:table-cell table:number-columns-repeated="7"/>
        </table:table-row>
        <table:table-row table:style-name="ro1">
          <table:table-cell office:value-type="float" office:value="464.388679421324" calcext:value-type="float">
            <text:p>464.388679421324</text:p>
          </table:table-cell>
          <table:table-cell office:value-type="float" office:value="53.1557153502851" calcext:value-type="float">
            <text:p>53.1557153502851</text:p>
          </table:table-cell>
          <table:table-cell office:value-type="float" office:value="-122.958137326508" calcext:value-type="float">
            <text:p>-122.958137326508</text:p>
          </table:table-cell>
          <table:table-cell/>
          <table:table-cell table:formula="of:=[.A417]*[.$K$1]" office:value-type="float" office:value="464.388679421324" calcext:value-type="float">
            <text:p>464.388679421324</text:p>
          </table:table-cell>
          <table:table-cell table:formula="of:=[.B417]*[.$K$2]" office:value-type="float" office:value="53.1557153502851" calcext:value-type="float">
            <text:p>53.1557153502851</text:p>
          </table:table-cell>
          <table:table-cell table:formula="of:=[.C417]*[.$K$3]" office:value-type="float" office:value="-122.958137326508" calcext:value-type="float">
            <text:p>-122.958137326508</text:p>
          </table:table-cell>
          <table:table-cell table:formula="of:= [.G417]/[.F417]" office:value-type="float" office:value="-2.31316870662428" calcext:value-type="float">
            <text:p>-2.31316870662428</text:p>
          </table:table-cell>
          <table:table-cell table:number-columns-repeated="7"/>
        </table:table-row>
        <table:table-row table:style-name="ro1">
          <table:table-cell office:value-type="float" office:value="352.808441451361" calcext:value-type="float">
            <text:p>352.808441451361</text:p>
          </table:table-cell>
          <table:table-cell office:value-type="float" office:value="111.580237969963" calcext:value-type="float">
            <text:p>111.580237969963</text:p>
          </table:table-cell>
          <table:table-cell office:value-type="float" office:value="-20.1460473257011" calcext:value-type="float">
            <text:p>-20.1460473257011</text:p>
          </table:table-cell>
          <table:table-cell/>
          <table:table-cell table:formula="of:=[.A418]*[.$K$1]" office:value-type="float" office:value="352.808441451361" calcext:value-type="float">
            <text:p>352.808441451361</text:p>
          </table:table-cell>
          <table:table-cell table:formula="of:=[.B418]*[.$K$2]" office:value-type="float" office:value="111.580237969963" calcext:value-type="float">
            <text:p>111.580237969963</text:p>
          </table:table-cell>
          <table:table-cell table:formula="of:=[.C418]*[.$K$3]" office:value-type="float" office:value="-20.1460473257011" calcext:value-type="float">
            <text:p>-20.1460473257011</text:p>
          </table:table-cell>
          <table:table-cell table:formula="of:= [.G418]/[.F418]" office:value-type="float" office:value="-0.180552109336103" calcext:value-type="float">
            <text:p>-0.180552109336103</text:p>
          </table:table-cell>
          <table:table-cell table:number-columns-repeated="7"/>
        </table:table-row>
        <table:table-row table:style-name="ro1">
          <table:table-cell office:value-type="float" office:value="360.443721225042" calcext:value-type="float">
            <text:p>360.443721225042</text:p>
          </table:table-cell>
          <table:table-cell office:value-type="float" office:value="-7.63527977368108" calcext:value-type="float">
            <text:p>-7.63527977368108</text:p>
          </table:table-cell>
          <table:table-cell office:value-type="float" office:value="121.595871851603" calcext:value-type="float">
            <text:p>121.595871851603</text:p>
          </table:table-cell>
          <table:table-cell/>
          <table:table-cell table:formula="of:=[.A419]*[.$K$1]" office:value-type="float" office:value="360.443721225042" calcext:value-type="float">
            <text:p>360.443721225042</text:p>
          </table:table-cell>
          <table:table-cell table:formula="of:=[.B419]*[.$K$2]" office:value-type="float" office:value="-7.63527977368108" calcext:value-type="float">
            <text:p>-7.63527977368108</text:p>
          </table:table-cell>
          <table:table-cell table:formula="of:=[.C419]*[.$K$3]" office:value-type="float" office:value="121.595871851603" calcext:value-type="float">
            <text:p>121.595871851603</text:p>
          </table:table-cell>
          <table:table-cell table:formula="of:= [.G419]/[.F419]" office:value-type="float" office:value="-15.9255293133784" calcext:value-type="float">
            <text:p>-15.9255293133784</text:p>
          </table:table-cell>
          <table:table-cell table:number-columns-repeated="7"/>
        </table:table-row>
        <table:table-row table:style-name="ro1">
          <table:table-cell office:value-type="float" office:value="92.4425492711687" calcext:value-type="float">
            <text:p>92.4425492711687</text:p>
          </table:table-cell>
          <table:table-cell office:value-type="float" office:value="268.001171953873" calcext:value-type="float">
            <text:p>268.001171953873</text:p>
          </table:table-cell>
          <table:table-cell office:value-type="float" office:value="-252.281535993299" calcext:value-type="float">
            <text:p>-252.281535993299</text:p>
          </table:table-cell>
          <table:table-cell/>
          <table:table-cell table:formula="of:=[.A420]*[.$K$1]" office:value-type="float" office:value="92.4425492711687" calcext:value-type="float">
            <text:p>92.4425492711687</text:p>
          </table:table-cell>
          <table:table-cell table:formula="of:=[.B420]*[.$K$2]" office:value-type="float" office:value="268.001171953873" calcext:value-type="float">
            <text:p>268.001171953873</text:p>
          </table:table-cell>
          <table:table-cell table:formula="of:=[.C420]*[.$K$3]" office:value-type="float" office:value="-252.281535993299" calcext:value-type="float">
            <text:p>-252.281535993299</text:p>
          </table:table-cell>
          <table:table-cell table:formula="of:= [.G420]/[.F420]" office:value-type="float" office:value="-0.941344898434699" calcext:value-type="float">
            <text:p>-0.941344898434699</text:p>
          </table:table-cell>
          <table:table-cell table:number-columns-repeated="7"/>
        </table:table-row>
        <table:table-row table:style-name="ro1">
          <table:table-cell office:value-type="float" office:value="470.665721685771" calcext:value-type="float">
            <text:p>470.665721685771</text:p>
          </table:table-cell>
          <table:table-cell office:value-type="float" office:value="-378.223172414602" calcext:value-type="float">
            <text:p>-378.223172414602</text:p>
          </table:table-cell>
          <table:table-cell office:value-type="float" office:value="244.180091819184" calcext:value-type="float">
            <text:p>244.180091819184</text:p>
          </table:table-cell>
          <table:table-cell/>
          <table:table-cell table:formula="of:=[.A421]*[.$K$1]" office:value-type="float" office:value="470.665721685771" calcext:value-type="float">
            <text:p>470.665721685771</text:p>
          </table:table-cell>
          <table:table-cell table:formula="of:=[.B421]*[.$K$2]" office:value-type="float" office:value="-378.223172414602" calcext:value-type="float">
            <text:p>-378.223172414602</text:p>
          </table:table-cell>
          <table:table-cell table:formula="of:=[.C421]*[.$K$3]" office:value-type="float" office:value="244.180091819184" calcext:value-type="float">
            <text:p>244.180091819184</text:p>
          </table:table-cell>
          <table:table-cell table:formula="of:= [.G421]/[.F421]" office:value-type="float" office:value="-0.645597915802784" calcext:value-type="float">
            <text:p>-0.645597915802784</text:p>
          </table:table-cell>
          <table:table-cell table:number-columns-repeated="7"/>
        </table:table-row>
        <table:table-row table:style-name="ro1">
          <table:table-cell office:value-type="float" office:value="416.981981605619" calcext:value-type="float">
            <text:p>416.981981605619</text:p>
          </table:table-cell>
          <table:table-cell office:value-type="float" office:value="53.6837400801517" calcext:value-type="float">
            <text:p>53.6837400801517</text:p>
          </table:table-cell>
          <table:table-cell office:value-type="float" office:value="-90.9316614194353" calcext:value-type="float">
            <text:p>-90.9316614194353</text:p>
          </table:table-cell>
          <table:table-cell/>
          <table:table-cell table:formula="of:=[.A422]*[.$K$1]" office:value-type="float" office:value="416.981981605619" calcext:value-type="float">
            <text:p>416.981981605619</text:p>
          </table:table-cell>
          <table:table-cell table:formula="of:=[.B422]*[.$K$2]" office:value-type="float" office:value="53.6837400801517" calcext:value-type="float">
            <text:p>53.6837400801517</text:p>
          </table:table-cell>
          <table:table-cell table:formula="of:=[.C422]*[.$K$3]" office:value-type="float" office:value="-90.9316614194353" calcext:value-type="float">
            <text:p>-90.9316614194353</text:p>
          </table:table-cell>
          <table:table-cell table:formula="of:= [.G422]/[.F422]" office:value-type="float" office:value="-1.69383990913582" calcext:value-type="float">
            <text:p>-1.69383990913582</text:p>
          </table:table-cell>
          <table:table-cell table:number-columns-repeated="7"/>
        </table:table-row>
        <table:table-row table:style-name="ro1">
          <table:table-cell office:value-type="float" office:value="152.603388813049" calcext:value-type="float">
            <text:p>152.603388813049</text:p>
          </table:table-cell>
          <table:table-cell office:value-type="float" office:value="264.37859279257" calcext:value-type="float">
            <text:p>264.37859279257</text:p>
          </table:table-cell>
          <table:table-cell office:value-type="float" office:value="-79.6348511292544" calcext:value-type="float">
            <text:p>-79.6348511292544</text:p>
          </table:table-cell>
          <table:table-cell/>
          <table:table-cell table:formula="of:=[.A423]*[.$K$1]" office:value-type="float" office:value="152.603388813049" calcext:value-type="float">
            <text:p>152.603388813049</text:p>
          </table:table-cell>
          <table:table-cell table:formula="of:=[.B423]*[.$K$2]" office:value-type="float" office:value="264.37859279257" calcext:value-type="float">
            <text:p>264.37859279257</text:p>
          </table:table-cell>
          <table:table-cell table:formula="of:=[.C423]*[.$K$3]" office:value-type="float" office:value="-79.6348511292544" calcext:value-type="float">
            <text:p>-79.6348511292544</text:p>
          </table:table-cell>
          <table:table-cell table:formula="of:= [.G423]/[.F423]" office:value-type="float" office:value="-0.301215201609517" calcext:value-type="float">
            <text:p>-0.301215201609517</text:p>
          </table:table-cell>
          <table:table-cell table:number-columns-repeated="7"/>
        </table:table-row>
        <table:table-row table:style-name="ro1">
          <table:table-cell office:value-type="float" office:value="549.536215375393" calcext:value-type="float">
            <text:p>549.536215375393</text:p>
          </table:table-cell>
          <table:table-cell office:value-type="float" office:value="-396.932826562344" calcext:value-type="float">
            <text:p>-396.932826562344</text:p>
          </table:table-cell>
          <table:table-cell office:value-type="float" office:value="179.262521909313" calcext:value-type="float">
            <text:p>179.262521909313</text:p>
          </table:table-cell>
          <table:table-cell/>
          <table:table-cell table:formula="of:=[.A424]*[.$K$1]" office:value-type="float" office:value="549.536215375393" calcext:value-type="float">
            <text:p>549.536215375393</text:p>
          </table:table-cell>
          <table:table-cell table:formula="of:=[.B424]*[.$K$2]" office:value-type="float" office:value="-396.932826562344" calcext:value-type="float">
            <text:p>-396.932826562344</text:p>
          </table:table-cell>
          <table:table-cell table:formula="of:=[.C424]*[.$K$3]" office:value-type="float" office:value="179.262521909313" calcext:value-type="float">
            <text:p>179.262521909313</text:p>
          </table:table-cell>
          <table:table-cell table:formula="of:= [.G424]/[.F424]" office:value-type="float" office:value="-0.451619291510416" calcext:value-type="float">
            <text:p>-0.451619291510416</text:p>
          </table:table-cell>
          <table:table-cell table:number-columns-repeated="7"/>
        </table:table-row>
        <table:table-row table:style-name="ro1">
          <table:table-cell office:value-type="float" office:value="244.070397450299" calcext:value-type="float">
            <text:p>244.070397450299</text:p>
          </table:table-cell>
          <table:table-cell office:value-type="float" office:value="305.465817925094" calcext:value-type="float">
            <text:p>305.465817925094</text:p>
          </table:table-cell>
          <table:table-cell office:value-type="float" office:value="-32.8233558072958" calcext:value-type="float">
            <text:p>-32.8233558072958</text:p>
          </table:table-cell>
          <table:table-cell/>
          <table:table-cell table:formula="of:=[.A425]*[.$K$1]" office:value-type="float" office:value="244.070397450299" calcext:value-type="float">
            <text:p>244.070397450299</text:p>
          </table:table-cell>
          <table:table-cell table:formula="of:=[.B425]*[.$K$2]" office:value-type="float" office:value="305.465817925094" calcext:value-type="float">
            <text:p>305.465817925094</text:p>
          </table:table-cell>
          <table:table-cell table:formula="of:=[.C425]*[.$K$3]" office:value-type="float" office:value="-32.8233558072958" calcext:value-type="float">
            <text:p>-32.8233558072958</text:p>
          </table:table-cell>
          <table:table-cell table:formula="of:= [.G425]/[.F425]" office:value-type="float" office:value="-0.107453449391659" calcext:value-type="float">
            <text:p>-0.107453449391659</text:p>
          </table:table-cell>
          <table:table-cell table:number-columns-repeated="7"/>
        </table:table-row>
        <table:table-row table:style-name="ro1">
          <table:table-cell office:value-type="float" office:value="361.308696214761" calcext:value-type="float">
            <text:p>361.308696214761</text:p>
          </table:table-cell>
          <table:table-cell office:value-type="float" office:value="-117.238298764461" calcext:value-type="float">
            <text:p>-117.238298764461</text:p>
          </table:table-cell>
          <table:table-cell office:value-type="float" office:value="-176.942662176891" calcext:value-type="float">
            <text:p>-176.942662176891</text:p>
          </table:table-cell>
          <table:table-cell/>
          <table:table-cell table:formula="of:=[.A426]*[.$K$1]" office:value-type="float" office:value="361.308696214761" calcext:value-type="float">
            <text:p>361.308696214761</text:p>
          </table:table-cell>
          <table:table-cell table:formula="of:=[.B426]*[.$K$2]" office:value-type="float" office:value="-117.238298764461" calcext:value-type="float">
            <text:p>-117.238298764461</text:p>
          </table:table-cell>
          <table:table-cell table:formula="of:=[.C426]*[.$K$3]" office:value-type="float" office:value="-176.942662176891" calcext:value-type="float">
            <text:p>-176.942662176891</text:p>
          </table:table-cell>
          <table:table-cell table:formula="of:= [.G426]/[.F426]" office:value-type="float" office:value="1.50925648053269" calcext:value-type="float">
            <text:p>1.50925648053269</text:p>
          </table:table-cell>
          <table:table-cell table:number-columns-repeated="7"/>
        </table:table-row>
        <table:table-row table:style-name="ro1">
          <table:table-cell office:value-type="float" office:value="357.238014374981" calcext:value-type="float">
            <text:p>357.238014374981</text:p>
          </table:table-cell>
          <table:table-cell office:value-type="float" office:value="4.07068183978004" calcext:value-type="float">
            <text:p>4.07068183978004</text:p>
          </table:table-cell>
          <table:table-cell office:value-type="float" office:value="182.787698329534" calcext:value-type="float">
            <text:p>182.787698329534</text:p>
          </table:table-cell>
          <table:table-cell/>
          <table:table-cell table:formula="of:=[.A427]*[.$K$1]" office:value-type="float" office:value="357.238014374981" calcext:value-type="float">
            <text:p>357.238014374981</text:p>
          </table:table-cell>
          <table:table-cell table:formula="of:=[.B427]*[.$K$2]" office:value-type="float" office:value="4.07068183978004" calcext:value-type="float">
            <text:p>4.07068183978004</text:p>
          </table:table-cell>
          <table:table-cell table:formula="of:=[.C427]*[.$K$3]" office:value-type="float" office:value="182.787698329534" calcext:value-type="float">
            <text:p>182.787698329534</text:p>
          </table:table-cell>
          <table:table-cell table:formula="of:= [.G427]/[.F427]" office:value-type="float" office:value="44.9034597946891" calcext:value-type="float">
            <text:p>44.9034597946891</text:p>
          </table:table-cell>
          <table:table-cell table:number-columns-repeated="7"/>
        </table:table-row>
        <table:table-row table:style-name="ro1">
          <table:table-cell office:value-type="float" office:value="458.302690872507" calcext:value-type="float">
            <text:p>458.302690872507</text:p>
          </table:table-cell>
          <table:table-cell office:value-type="float" office:value="-101.064676497527" calcext:value-type="float">
            <text:p>-101.064676497527</text:p>
          </table:table-cell>
          <table:table-cell office:value-type="float" office:value="-266.510279498341" calcext:value-type="float">
            <text:p>-266.510279498341</text:p>
          </table:table-cell>
          <table:table-cell/>
          <table:table-cell table:formula="of:=[.A428]*[.$K$1]" office:value-type="float" office:value="458.302690872507" calcext:value-type="float">
            <text:p>458.302690872507</text:p>
          </table:table-cell>
          <table:table-cell table:formula="of:=[.B428]*[.$K$2]" office:value-type="float" office:value="-101.064676497527" calcext:value-type="float">
            <text:p>-101.064676497527</text:p>
          </table:table-cell>
          <table:table-cell table:formula="of:=[.C428]*[.$K$3]" office:value-type="float" office:value="-266.510279498341" calcext:value-type="float">
            <text:p>-266.510279498341</text:p>
          </table:table-cell>
          <table:table-cell table:formula="of:= [.G428]/[.F428]" office:value-type="float" office:value="2.63702698840443" calcext:value-type="float">
            <text:p>2.63702698840443</text:p>
          </table:table-cell>
          <table:table-cell table:number-columns-repeated="7"/>
        </table:table-row>
        <table:table-row table:style-name="ro1">
          <table:table-cell office:value-type="float" office:value="401.483587294598" calcext:value-type="float">
            <text:p>401.483587294598</text:p>
          </table:table-cell>
          <table:table-cell office:value-type="float" office:value="56.8191035779095" calcext:value-type="float">
            <text:p>56.8191035779095</text:p>
          </table:table-cell>
          <table:table-cell office:value-type="float" office:value="221.568794393966" calcext:value-type="float">
            <text:p>221.568794393966</text:p>
          </table:table-cell>
          <table:table-cell/>
          <table:table-cell table:formula="of:=[.A429]*[.$K$1]" office:value-type="float" office:value="401.483587294598" calcext:value-type="float">
            <text:p>401.483587294598</text:p>
          </table:table-cell>
          <table:table-cell table:formula="of:=[.B429]*[.$K$2]" office:value-type="float" office:value="56.8191035779095" calcext:value-type="float">
            <text:p>56.8191035779095</text:p>
          </table:table-cell>
          <table:table-cell table:formula="of:=[.C429]*[.$K$3]" office:value-type="float" office:value="221.568794393966" calcext:value-type="float">
            <text:p>221.568794393966</text:p>
          </table:table-cell>
          <table:table-cell table:formula="of:= [.G429]/[.F429]" office:value-type="float" office:value="3.89954751908668" calcext:value-type="float">
            <text:p>3.89954751908668</text:p>
          </table:table-cell>
          <table:table-cell table:number-columns-repeated="7"/>
        </table:table-row>
        <table:table-row table:style-name="ro1">
          <table:table-cell office:value-type="float" office:value="115.535252828298" calcext:value-type="float">
            <text:p>115.535252828298</text:p>
          </table:table-cell>
          <table:table-cell office:value-type="float" office:value="285.948334466299" calcext:value-type="float">
            <text:p>285.948334466299</text:p>
          </table:table-cell>
          <table:table-cell office:value-type="float" office:value="110.539861511705" calcext:value-type="float">
            <text:p>110.539861511705</text:p>
          </table:table-cell>
          <table:table-cell/>
          <table:table-cell table:formula="of:=[.A430]*[.$K$1]" office:value-type="float" office:value="115.535252828298" calcext:value-type="float">
            <text:p>115.535252828298</text:p>
          </table:table-cell>
          <table:table-cell table:formula="of:=[.B430]*[.$K$2]" office:value-type="float" office:value="285.948334466299" calcext:value-type="float">
            <text:p>285.948334466299</text:p>
          </table:table-cell>
          <table:table-cell table:formula="of:=[.C430]*[.$K$3]" office:value-type="float" office:value="110.539861511705" calcext:value-type="float">
            <text:p>110.539861511705</text:p>
          </table:table-cell>
          <table:table-cell table:formula="of:= [.G430]/[.F430]" office:value-type="float" office:value="0.38657284616824" calcext:value-type="float">
            <text:p>0.38657284616824</text:p>
          </table:table-cell>
          <table:table-cell table:number-columns-repeated="7"/>
        </table:table-row>
        <table:table-row table:style-name="ro1">
          <table:table-cell office:value-type="float" office:value="530.105429210647" calcext:value-type="float">
            <text:p>530.105429210647</text:p>
          </table:table-cell>
          <table:table-cell office:value-type="float" office:value="-414.570176382349" calcext:value-type="float">
            <text:p>-414.570176382349</text:p>
          </table:table-cell>
          <table:table-cell office:value-type="float" office:value="-23.1146398991284" calcext:value-type="float">
            <text:p>-23.1146398991284</text:p>
          </table:table-cell>
          <table:table-cell/>
          <table:table-cell table:formula="of:=[.A431]*[.$K$1]" office:value-type="float" office:value="530.105429210647" calcext:value-type="float">
            <text:p>530.105429210647</text:p>
          </table:table-cell>
          <table:table-cell table:formula="of:=[.B431]*[.$K$2]" office:value-type="float" office:value="-414.570176382349" calcext:value-type="float">
            <text:p>-414.570176382349</text:p>
          </table:table-cell>
          <table:table-cell table:formula="of:=[.C431]*[.$K$3]" office:value-type="float" office:value="-23.1146398991284" calcext:value-type="float">
            <text:p>-23.1146398991284</text:p>
          </table:table-cell>
          <table:table-cell table:formula="of:= [.G431]/[.F431]" office:value-type="float" office:value="0.055755674710692" calcext:value-type="float">
            <text:p>0.055755674710692</text:p>
          </table:table-cell>
          <table:table-cell table:number-columns-repeated="7"/>
        </table:table-row>
        <table:table-row table:style-name="ro1">
          <table:table-cell office:value-type="float" office:value="376.04638564233" calcext:value-type="float">
            <text:p>376.04638564233</text:p>
          </table:table-cell>
          <table:table-cell office:value-type="float" office:value="154.059043568317" calcext:value-type="float">
            <text:p>154.059043568317</text:p>
          </table:table-cell>
          <table:table-cell office:value-type="float" office:value="-247.693768227256" calcext:value-type="float">
            <text:p>-247.693768227256</text:p>
          </table:table-cell>
          <table:table-cell/>
          <table:table-cell table:formula="of:=[.A432]*[.$K$1]" office:value-type="float" office:value="376.04638564233" calcext:value-type="float">
            <text:p>376.04638564233</text:p>
          </table:table-cell>
          <table:table-cell table:formula="of:=[.B432]*[.$K$2]" office:value-type="float" office:value="154.059043568317" calcext:value-type="float">
            <text:p>154.059043568317</text:p>
          </table:table-cell>
          <table:table-cell table:formula="of:=[.C432]*[.$K$3]" office:value-type="float" office:value="-247.693768227256" calcext:value-type="float">
            <text:p>-247.693768227256</text:p>
          </table:table-cell>
          <table:table-cell table:formula="of:= [.G432]/[.F432]" office:value-type="float" office:value="-1.60778466807381" calcext:value-type="float">
            <text:p>-1.60778466807381</text:p>
          </table:table-cell>
          <table:table-cell table:number-columns-repeated="7"/>
        </table:table-row>
        <table:table-row table:style-name="ro1">
          <table:table-cell office:value-type="float" office:value="460.224474017325" calcext:value-type="float">
            <text:p>460.224474017325</text:p>
          </table:table-cell>
          <table:table-cell office:value-type="float" office:value="-84.178088374995" calcext:value-type="float">
            <text:p>-84.178088374995</text:p>
          </table:table-cell>
          <table:table-cell office:value-type="float" office:value="525.763874606452" calcext:value-type="float">
            <text:p>525.763874606452</text:p>
          </table:table-cell>
          <table:table-cell/>
          <table:table-cell table:formula="of:=[.A433]*[.$K$1]" office:value-type="float" office:value="460.224474017325" calcext:value-type="float">
            <text:p>460.224474017325</text:p>
          </table:table-cell>
          <table:table-cell table:formula="of:=[.B433]*[.$K$2]" office:value-type="float" office:value="-84.178088374995" calcext:value-type="float">
            <text:p>-84.178088374995</text:p>
          </table:table-cell>
          <table:table-cell table:formula="of:=[.C433]*[.$K$3]" office:value-type="float" office:value="525.763874606452" calcext:value-type="float">
            <text:p>525.763874606452</text:p>
          </table:table-cell>
          <table:table-cell table:formula="of:= [.G433]/[.F433]" office:value-type="float" office:value="-6.24585191652593" calcext:value-type="float">
            <text:p>-6.24585191652593</text:p>
          </table:table-cell>
          <table:table-cell table:number-columns-repeated="7"/>
        </table:table-row>
        <table:table-row table:style-name="ro1">
          <table:table-cell office:value-type="float" office:value="560.616591034967" calcext:value-type="float">
            <text:p>560.616591034967</text:p>
          </table:table-cell>
          <table:table-cell office:value-type="float" office:value="-100.392117017642" calcext:value-type="float">
            <text:p>-100.392117017642</text:p>
          </table:table-cell>
          <table:table-cell office:value-type="float" office:value="-266.464376696479" calcext:value-type="float">
            <text:p>-266.464376696479</text:p>
          </table:table-cell>
          <table:table-cell/>
          <table:table-cell table:formula="of:=[.A434]*[.$K$1]" office:value-type="float" office:value="560.616591034967" calcext:value-type="float">
            <text:p>560.616591034967</text:p>
          </table:table-cell>
          <table:table-cell table:formula="of:=[.B434]*[.$K$2]" office:value-type="float" office:value="-100.392117017642" calcext:value-type="float">
            <text:p>-100.392117017642</text:p>
          </table:table-cell>
          <table:table-cell table:formula="of:=[.C434]*[.$K$3]" office:value-type="float" office:value="-266.464376696479" calcext:value-type="float">
            <text:p>-266.464376696479</text:p>
          </table:table-cell>
          <table:table-cell table:formula="of:= [.G434]/[.F434]" office:value-type="float" office:value="2.65423605570198" calcext:value-type="float">
            <text:p>2.65423605570198</text:p>
          </table:table-cell>
          <table:table-cell table:number-columns-repeated="7"/>
        </table:table-row>
        <table:table-row table:style-name="ro1">
          <table:table-cell office:value-type="float" office:value="406.93837517981" calcext:value-type="float">
            <text:p>406.93837517981</text:p>
          </table:table-cell>
          <table:table-cell office:value-type="float" office:value="153.678215855158" calcext:value-type="float">
            <text:p>153.678215855158</text:p>
          </table:table-cell>
          <table:table-cell office:value-type="float" office:value="103.106372239286" calcext:value-type="float">
            <text:p>103.106372239286</text:p>
          </table:table-cell>
          <table:table-cell/>
          <table:table-cell table:formula="of:=[.A435]*[.$K$1]" office:value-type="float" office:value="406.93837517981" calcext:value-type="float">
            <text:p>406.93837517981</text:p>
          </table:table-cell>
          <table:table-cell table:formula="of:=[.B435]*[.$K$2]" office:value-type="float" office:value="153.678215855158" calcext:value-type="float">
            <text:p>153.678215855158</text:p>
          </table:table-cell>
          <table:table-cell table:formula="of:=[.C435]*[.$K$3]" office:value-type="float" office:value="103.106372239286" calcext:value-type="float">
            <text:p>103.106372239286</text:p>
          </table:table-cell>
          <table:table-cell table:formula="of:= [.G435]/[.F435]" office:value-type="float" office:value="0.67092379792113" calcext:value-type="float">
            <text:p>0.67092379792113</text:p>
          </table:table-cell>
          <table:table-cell table:number-columns-repeated="7"/>
        </table:table-row>
        <table:table-row table:style-name="ro1">
          <table:table-cell office:value-type="float" office:value="524.049349096466" calcext:value-type="float">
            <text:p>524.049349096466</text:p>
          </table:table-cell>
          <table:table-cell office:value-type="float" office:value="-117.110973916656" calcext:value-type="float">
            <text:p>-117.110973916656</text:p>
          </table:table-cell>
          <table:table-cell office:value-type="float" office:value="-31.1495121082838" calcext:value-type="float">
            <text:p>-31.1495121082838</text:p>
          </table:table-cell>
          <table:table-cell/>
          <table:table-cell table:formula="of:=[.A436]*[.$K$1]" office:value-type="float" office:value="524.049349096466" calcext:value-type="float">
            <text:p>524.049349096466</text:p>
          </table:table-cell>
          <table:table-cell table:formula="of:=[.B436]*[.$K$2]" office:value-type="float" office:value="-117.110973916656" calcext:value-type="float">
            <text:p>-117.110973916656</text:p>
          </table:table-cell>
          <table:table-cell table:formula="of:=[.C436]*[.$K$3]" office:value-type="float" office:value="-31.1495121082838" calcext:value-type="float">
            <text:p>-31.1495121082838</text:p>
          </table:table-cell>
          <table:table-cell table:formula="of:= [.G436]/[.F436]" office:value-type="float" office:value="0.265982862805427" calcext:value-type="float">
            <text:p>0.265982862805427</text:p>
          </table:table-cell>
          <table:table-cell table:number-columns-repeated="7"/>
        </table:table-row>
        <table:table-row table:style-name="ro1">
          <table:table-cell office:value-type="float" office:value="187.598501206932" calcext:value-type="float">
            <text:p>187.598501206932</text:p>
          </table:table-cell>
          <table:table-cell office:value-type="float" office:value="336.450847889534" calcext:value-type="float">
            <text:p>336.450847889534</text:p>
          </table:table-cell>
          <table:table-cell office:value-type="float" office:value="176.965818175603" calcext:value-type="float">
            <text:p>176.965818175603</text:p>
          </table:table-cell>
          <table:table-cell/>
          <table:table-cell table:formula="of:=[.A437]*[.$K$1]" office:value-type="float" office:value="187.598501206932" calcext:value-type="float">
            <text:p>187.598501206932</text:p>
          </table:table-cell>
          <table:table-cell table:formula="of:=[.B437]*[.$K$2]" office:value-type="float" office:value="336.450847889534" calcext:value-type="float">
            <text:p>336.450847889534</text:p>
          </table:table-cell>
          <table:table-cell table:formula="of:=[.C437]*[.$K$3]" office:value-type="float" office:value="176.965818175603" calcext:value-type="float">
            <text:p>176.965818175603</text:p>
          </table:table-cell>
          <table:table-cell table:formula="of:= [.G437]/[.F437]" office:value-type="float" office:value="0.525978220253158" calcext:value-type="float">
            <text:p>0.525978220253158</text:p>
          </table:table-cell>
          <table:table-cell table:number-columns-repeated="7"/>
        </table:table-row>
        <table:table-row table:style-name="ro1">
          <table:table-cell office:value-type="float" office:value="108.292400886092" calcext:value-type="float">
            <text:p>108.292400886092</text:p>
          </table:table-cell>
          <table:table-cell office:value-type="float" office:value="79.3061003208396" calcext:value-type="float">
            <text:p>79.3061003208396</text:p>
          </table:table-cell>
          <table:table-cell office:value-type="float" office:value="-192.529357767979" calcext:value-type="float">
            <text:p>-192.529357767979</text:p>
          </table:table-cell>
          <table:table-cell/>
          <table:table-cell table:formula="of:=[.A438]*[.$K$1]" office:value-type="float" office:value="108.292400886092" calcext:value-type="float">
            <text:p>108.292400886092</text:p>
          </table:table-cell>
          <table:table-cell table:formula="of:=[.B438]*[.$K$2]" office:value-type="float" office:value="79.3061003208396" calcext:value-type="float">
            <text:p>79.3061003208396</text:p>
          </table:table-cell>
          <table:table-cell table:formula="of:=[.C438]*[.$K$3]" office:value-type="float" office:value="-192.529357767979" calcext:value-type="float">
            <text:p>-192.529357767979</text:p>
          </table:table-cell>
          <table:table-cell table:formula="of:= [.G438]/[.F438]" office:value-type="float" office:value="-2.42767399971862" calcext:value-type="float">
            <text:p>-2.42767399971862</text:p>
          </table:table-cell>
          <table:table-cell table:number-columns-repeated="7"/>
        </table:table-row>
        <table:table-row table:style-name="ro1">
          <table:table-cell office:value-type="float" office:value="192.851223226336" calcext:value-type="float">
            <text:p>192.851223226336</text:p>
          </table:table-cell>
          <table:table-cell office:value-type="float" office:value="-84.5588223402438" calcext:value-type="float">
            <text:p>-84.5588223402438</text:p>
          </table:table-cell>
          <table:table-cell office:value-type="float" office:value="-223.928456843281" calcext:value-type="float">
            <text:p>-223.928456843281</text:p>
          </table:table-cell>
          <table:table-cell/>
          <table:table-cell table:formula="of:=[.A439]*[.$K$1]" office:value-type="float" office:value="192.851223226336" calcext:value-type="float">
            <text:p>192.851223226336</text:p>
          </table:table-cell>
          <table:table-cell table:formula="of:=[.B439]*[.$K$2]" office:value-type="float" office:value="-84.5588223402438" calcext:value-type="float">
            <text:p>-84.5588223402438</text:p>
          </table:table-cell>
          <table:table-cell table:formula="of:=[.C439]*[.$K$3]" office:value-type="float" office:value="-223.928456843281" calcext:value-type="float">
            <text:p>-223.928456843281</text:p>
          </table:table-cell>
          <table:table-cell table:formula="of:= [.G439]/[.F439]" office:value-type="float" office:value="2.64819743991051" calcext:value-type="float">
            <text:p>2.64819743991051</text:p>
          </table:table-cell>
          <table:table-cell table:number-columns-repeated="7"/>
        </table:table-row>
        <table:table-row table:style-name="ro1">
          <table:table-cell office:value-type="float" office:value="122.052103597958" calcext:value-type="float">
            <text:p>122.052103597958</text:p>
          </table:table-cell>
          <table:table-cell office:value-type="float" office:value="70.7991196283782" calcext:value-type="float">
            <text:p>70.7991196283782</text:p>
          </table:table-cell>
          <table:table-cell office:value-type="float" office:value="76.5314219022123" calcext:value-type="float">
            <text:p>76.5314219022123</text:p>
          </table:table-cell>
          <table:table-cell/>
          <table:table-cell table:formula="of:=[.A440]*[.$K$1]" office:value-type="float" office:value="122.052103597958" calcext:value-type="float">
            <text:p>122.052103597958</text:p>
          </table:table-cell>
          <table:table-cell table:formula="of:=[.B440]*[.$K$2]" office:value-type="float" office:value="70.7991196283782" calcext:value-type="float">
            <text:p>70.7991196283782</text:p>
          </table:table-cell>
          <table:table-cell table:formula="of:=[.C440]*[.$K$3]" office:value-type="float" office:value="76.5314219022123" calcext:value-type="float">
            <text:p>76.5314219022123</text:p>
          </table:table-cell>
          <table:table-cell table:formula="of:= [.G440]/[.F440]" office:value-type="float" office:value="1.0809657281605" calcext:value-type="float">
            <text:p>1.0809657281605</text:p>
          </table:table-cell>
          <table:table-cell table:number-columns-repeated="7"/>
        </table:table-row>
        <table:table-row table:style-name="ro1">
          <table:table-cell office:value-type="float" office:value="314.630333341185" calcext:value-type="float">
            <text:p>314.630333341185</text:p>
          </table:table-cell>
          <table:table-cell office:value-type="float" office:value="-192.578229743227" calcext:value-type="float">
            <text:p>-192.578229743227</text:p>
          </table:table-cell>
          <table:table-cell office:value-type="float" office:value="355.072636408006" calcext:value-type="float">
            <text:p>355.072636408006</text:p>
          </table:table-cell>
          <table:table-cell/>
          <table:table-cell table:formula="of:=[.A441]*[.$K$1]" office:value-type="float" office:value="314.630333341185" calcext:value-type="float">
            <text:p>314.630333341185</text:p>
          </table:table-cell>
          <table:table-cell table:formula="of:=[.B441]*[.$K$2]" office:value-type="float" office:value="-192.578229743227" calcext:value-type="float">
            <text:p>-192.578229743227</text:p>
          </table:table-cell>
          <table:table-cell table:formula="of:=[.C441]*[.$K$3]" office:value-type="float" office:value="355.072636408006" calcext:value-type="float">
            <text:p>355.072636408006</text:p>
          </table:table-cell>
          <table:table-cell table:formula="of:= [.G441]/[.F441]" office:value-type="float" office:value="-1.84378388399062" calcext:value-type="float">
            <text:p>-1.84378388399062</text:p>
          </table:table-cell>
          <table:table-cell table:number-columns-repeated="7"/>
        </table:table-row>
        <table:table-row table:style-name="ro1">
          <table:table-cell office:value-type="float" office:value="316.091360062807" calcext:value-type="float">
            <text:p>316.091360062807</text:p>
          </table:table-cell>
          <table:table-cell office:value-type="float" office:value="-1.46102672162164" calcext:value-type="float">
            <text:p>-1.46102672162164</text:p>
          </table:table-cell>
          <table:table-cell office:value-type="float" office:value="-302.966743610617" calcext:value-type="float">
            <text:p>-302.966743610617</text:p>
          </table:table-cell>
          <table:table-cell/>
          <table:table-cell table:formula="of:=[.A442]*[.$K$1]" office:value-type="float" office:value="316.091360062807" calcext:value-type="float">
            <text:p>316.091360062807</text:p>
          </table:table-cell>
          <table:table-cell table:formula="of:=[.B442]*[.$K$2]" office:value-type="float" office:value="-1.46102672162164" calcext:value-type="float">
            <text:p>-1.46102672162164</text:p>
          </table:table-cell>
          <table:table-cell table:formula="of:=[.C442]*[.$K$3]" office:value-type="float" office:value="-302.966743610617" calcext:value-type="float">
            <text:p>-302.966743610617</text:p>
          </table:table-cell>
          <table:table-cell table:formula="of:= [.G442]/[.F442]" office:value-type="float" office:value="207.365641659412" calcext:value-type="float">
            <text:p>207.365641659412</text:p>
          </table:table-cell>
          <table:table-cell table:number-columns-repeated="7"/>
        </table:table-row>
        <table:table-row table:style-name="ro1">
          <table:table-cell office:value-type="float" office:value="274.334275525648" calcext:value-type="float">
            <text:p>274.334275525648</text:p>
          </table:table-cell>
          <table:table-cell office:value-type="float" office:value="41.7570845371592" calcext:value-type="float">
            <text:p>41.7570845371592</text:p>
          </table:table-cell>
          <table:table-cell office:value-type="float" office:value="260.351554732523" calcext:value-type="float">
            <text:p>260.351554732523</text:p>
          </table:table-cell>
          <table:table-cell/>
          <table:table-cell table:formula="of:=[.A443]*[.$K$1]" office:value-type="float" office:value="274.334275525648" calcext:value-type="float">
            <text:p>274.334275525648</text:p>
          </table:table-cell>
          <table:table-cell table:formula="of:=[.B443]*[.$K$2]" office:value-type="float" office:value="41.7570845371592" calcext:value-type="float">
            <text:p>41.7570845371592</text:p>
          </table:table-cell>
          <table:table-cell table:formula="of:=[.C443]*[.$K$3]" office:value-type="float" office:value="260.351554732523" calcext:value-type="float">
            <text:p>260.351554732523</text:p>
          </table:table-cell>
          <table:table-cell table:formula="of:= [.G443]/[.F443]" office:value-type="float" office:value="6.23490738441853" calcext:value-type="float">
            <text:p>6.23490738441853</text:p>
          </table:table-cell>
          <table:table-cell table:number-columns-repeated="7"/>
        </table:table-row>
        <table:table-row table:style-name="ro1">
          <table:table-cell office:value-type="float" office:value="367.941409726622" calcext:value-type="float">
            <text:p>367.941409726622</text:p>
          </table:table-cell>
          <table:table-cell office:value-type="float" office:value="-93.6071342009744" calcext:value-type="float">
            <text:p>-93.6071342009744</text:p>
          </table:table-cell>
          <table:table-cell office:value-type="float" office:value="-490.758070624843" calcext:value-type="float">
            <text:p>-490.758070624843</text:p>
          </table:table-cell>
          <table:table-cell/>
          <table:table-cell table:formula="of:=[.A444]*[.$K$1]" office:value-type="float" office:value="367.941409726622" calcext:value-type="float">
            <text:p>367.941409726622</text:p>
          </table:table-cell>
          <table:table-cell table:formula="of:=[.B444]*[.$K$2]" office:value-type="float" office:value="-93.6071342009744" calcext:value-type="float">
            <text:p>-93.6071342009744</text:p>
          </table:table-cell>
          <table:table-cell table:formula="of:=[.C444]*[.$K$3]" office:value-type="float" office:value="-490.758070624843" calcext:value-type="float">
            <text:p>-490.758070624843</text:p>
          </table:table-cell>
          <table:table-cell table:formula="of:= [.G444]/[.F444]" office:value-type="float" office:value="5.24274217786847" calcext:value-type="float">
            <text:p>5.24274217786847</text:p>
          </table:table-cell>
          <table:table-cell table:number-columns-repeated="7"/>
        </table:table-row>
        <table:table-row table:style-name="ro1">
          <table:table-cell office:value-type="float" office:value="226.462245360537" calcext:value-type="float">
            <text:p>226.462245360537</text:p>
          </table:table-cell>
          <table:table-cell office:value-type="float" office:value="141.479164366085" calcext:value-type="float">
            <text:p>141.479164366085</text:p>
          </table:table-cell>
          <table:table-cell office:value-type="float" office:value="500.098211118703" calcext:value-type="float">
            <text:p>500.098211118703</text:p>
          </table:table-cell>
          <table:table-cell/>
          <table:table-cell table:formula="of:=[.A445]*[.$K$1]" office:value-type="float" office:value="226.462245360537" calcext:value-type="float">
            <text:p>226.462245360537</text:p>
          </table:table-cell>
          <table:table-cell table:formula="of:=[.B445]*[.$K$2]" office:value-type="float" office:value="141.479164366085" calcext:value-type="float">
            <text:p>141.479164366085</text:p>
          </table:table-cell>
          <table:table-cell table:formula="of:=[.C445]*[.$K$3]" office:value-type="float" office:value="500.098211118703" calcext:value-type="float">
            <text:p>500.098211118703</text:p>
          </table:table-cell>
          <table:table-cell table:formula="of:= [.G445]/[.F445]" office:value-type="float" office:value="3.53478346694692" calcext:value-type="float">
            <text:p>3.53478346694692</text:p>
          </table:table-cell>
          <table:table-cell table:number-columns-repeated="7"/>
        </table:table-row>
        <table:table-row table:style-name="ro1">
          <table:table-cell office:value-type="float" office:value="504.476273537965" calcext:value-type="float">
            <text:p>504.476273537965</text:p>
          </table:table-cell>
          <table:table-cell office:value-type="float" office:value="-278.014028177428" calcext:value-type="float">
            <text:p>-278.014028177428</text:p>
          </table:table-cell>
          <table:table-cell office:value-type="float" office:value="-12.4325767488189" calcext:value-type="float">
            <text:p>-12.4325767488189</text:p>
          </table:table-cell>
          <table:table-cell/>
          <table:table-cell table:formula="of:=[.A446]*[.$K$1]" office:value-type="float" office:value="504.476273537965" calcext:value-type="float">
            <text:p>504.476273537965</text:p>
          </table:table-cell>
          <table:table-cell table:formula="of:=[.B446]*[.$K$2]" office:value-type="float" office:value="-278.014028177428" calcext:value-type="float">
            <text:p>-278.014028177428</text:p>
          </table:table-cell>
          <table:table-cell table:formula="of:=[.C446]*[.$K$3]" office:value-type="float" office:value="-12.4325767488189" calcext:value-type="float">
            <text:p>-12.4325767488189</text:p>
          </table:table-cell>
          <table:table-cell table:formula="of:= [.G446]/[.F446]" office:value-type="float" office:value="0.044719242515649" calcext:value-type="float">
            <text:p>0.044719242515649</text:p>
          </table:table-cell>
          <table:table-cell table:number-columns-repeated="7"/>
        </table:table-row>
        <table:table-row table:style-name="ro1">
          <table:table-cell office:value-type="float" office:value="441.754032284993" calcext:value-type="float">
            <text:p>441.754032284993</text:p>
          </table:table-cell>
          <table:table-cell office:value-type="float" office:value="62.7222412529723" calcext:value-type="float">
            <text:p>62.7222412529723</text:p>
          </table:table-cell>
          <table:table-cell office:value-type="float" office:value="-381.143202907498" calcext:value-type="float">
            <text:p>-381.143202907498</text:p>
          </table:table-cell>
          <table:table-cell/>
          <table:table-cell table:formula="of:=[.A447]*[.$K$1]" office:value-type="float" office:value="441.754032284993" calcext:value-type="float">
            <text:p>441.754032284993</text:p>
          </table:table-cell>
          <table:table-cell table:formula="of:=[.B447]*[.$K$2]" office:value-type="float" office:value="62.7222412529723" calcext:value-type="float">
            <text:p>62.7222412529723</text:p>
          </table:table-cell>
          <table:table-cell table:formula="of:=[.C447]*[.$K$3]" office:value-type="float" office:value="-381.143202907498" calcext:value-type="float">
            <text:p>-381.143202907498</text:p>
          </table:table-cell>
          <table:table-cell table:formula="of:= [.G447]/[.F447]" office:value-type="float" office:value="-6.076683410758" calcext:value-type="float">
            <text:p>-6.076683410758</text:p>
          </table:table-cell>
          <table:table-cell table:number-columns-repeated="7"/>
        </table:table-row>
        <table:table-row table:style-name="ro1">
          <table:table-cell office:value-type="float" office:value="461.430553746485" calcext:value-type="float">
            <text:p>461.430553746485</text:p>
          </table:table-cell>
          <table:table-cell office:value-type="float" office:value="-19.6765214614919" calcext:value-type="float">
            <text:p>-19.6765214614919</text:p>
          </table:table-cell>
          <table:table-cell office:value-type="float" office:value="-224.671346387476" calcext:value-type="float">
            <text:p>-224.671346387476</text:p>
          </table:table-cell>
          <table:table-cell/>
          <table:table-cell table:formula="of:=[.A448]*[.$K$1]" office:value-type="float" office:value="461.430553746485" calcext:value-type="float">
            <text:p>461.430553746485</text:p>
          </table:table-cell>
          <table:table-cell table:formula="of:=[.B448]*[.$K$2]" office:value-type="float" office:value="-19.6765214614919" calcext:value-type="float">
            <text:p>-19.6765214614919</text:p>
          </table:table-cell>
          <table:table-cell table:formula="of:=[.C448]*[.$K$3]" office:value-type="float" office:value="-224.671346387476" calcext:value-type="float">
            <text:p>-224.671346387476</text:p>
          </table:table-cell>
          <table:table-cell table:formula="of:= [.G448]/[.F448]" office:value-type="float" office:value="11.4182451825731" calcext:value-type="float">
            <text:p>11.4182451825731</text:p>
          </table:table-cell>
          <table:table-cell table:number-columns-repeated="7"/>
        </table:table-row>
        <table:table-row table:style-name="ro1">
          <table:table-cell office:value-type="float" office:value="235.300040031758" calcext:value-type="float">
            <text:p>235.300040031758</text:p>
          </table:table-cell>
          <table:table-cell office:value-type="float" office:value="226.130513714727" calcext:value-type="float">
            <text:p>226.130513714727</text:p>
          </table:table-cell>
          <table:table-cell office:value-type="float" office:value="149.183241069476" calcext:value-type="float">
            <text:p>149.183241069476</text:p>
          </table:table-cell>
          <table:table-cell/>
          <table:table-cell table:formula="of:=[.A449]*[.$K$1]" office:value-type="float" office:value="235.300040031758" calcext:value-type="float">
            <text:p>235.300040031758</text:p>
          </table:table-cell>
          <table:table-cell table:formula="of:=[.B449]*[.$K$2]" office:value-type="float" office:value="226.130513714727" calcext:value-type="float">
            <text:p>226.130513714727</text:p>
          </table:table-cell>
          <table:table-cell table:formula="of:=[.C449]*[.$K$3]" office:value-type="float" office:value="149.183241069476" calcext:value-type="float">
            <text:p>149.183241069476</text:p>
          </table:table-cell>
          <table:table-cell table:formula="of:= [.G449]/[.F449]" office:value-type="float" office:value="0.659721850973536" calcext:value-type="float">
            <text:p>0.659721850973536</text:p>
          </table:table-cell>
          <table:table-cell table:number-columns-repeated="7"/>
        </table:table-row>
        <table:table-row table:style-name="ro1">
          <table:table-cell office:value-type="float" office:value="456.992902979897" calcext:value-type="float">
            <text:p>456.992902979897</text:p>
          </table:table-cell>
          <table:table-cell office:value-type="float" office:value="-221.69286294814" calcext:value-type="float">
            <text:p>-221.69286294814</text:p>
          </table:table-cell>
          <table:table-cell office:value-type="float" office:value="500.314686332393" calcext:value-type="float">
            <text:p>500.314686332393</text:p>
          </table:table-cell>
          <table:table-cell/>
          <table:table-cell table:formula="of:=[.A450]*[.$K$1]" office:value-type="float" office:value="456.992902979897" calcext:value-type="float">
            <text:p>456.992902979897</text:p>
          </table:table-cell>
          <table:table-cell table:formula="of:=[.B450]*[.$K$2]" office:value-type="float" office:value="-221.69286294814" calcext:value-type="float">
            <text:p>-221.69286294814</text:p>
          </table:table-cell>
          <table:table-cell table:formula="of:=[.C450]*[.$K$3]" office:value-type="float" office:value="500.314686332393" calcext:value-type="float">
            <text:p>500.314686332393</text:p>
          </table:table-cell>
          <table:table-cell table:formula="of:= [.G450]/[.F450]" office:value-type="float" office:value="-2.25679203055549" calcext:value-type="float">
            <text:p>-2.25679203055549</text:p>
          </table:table-cell>
          <table:table-cell table:number-columns-repeated="7"/>
        </table:table-row>
        <table:table-row table:style-name="ro1">
          <table:table-cell office:value-type="float" office:value="391.352600376726" calcext:value-type="float">
            <text:p>391.352600376726</text:p>
          </table:table-cell>
          <table:table-cell office:value-type="float" office:value="65.6403026031712" calcext:value-type="float">
            <text:p>65.6403026031712</text:p>
          </table:table-cell>
          <table:table-cell office:value-type="float" office:value="-465.193070743122" calcext:value-type="float">
            <text:p>-465.193070743122</text:p>
          </table:table-cell>
          <table:table-cell/>
          <table:table-cell table:formula="of:=[.A451]*[.$K$1]" office:value-type="float" office:value="391.352600376726" calcext:value-type="float">
            <text:p>391.352600376726</text:p>
          </table:table-cell>
          <table:table-cell table:formula="of:=[.B451]*[.$K$2]" office:value-type="float" office:value="65.6403026031712" calcext:value-type="float">
            <text:p>65.6403026031712</text:p>
          </table:table-cell>
          <table:table-cell table:formula="of:=[.C451]*[.$K$3]" office:value-type="float" office:value="-465.193070743122" calcext:value-type="float">
            <text:p>-465.193070743122</text:p>
          </table:table-cell>
          <table:table-cell table:formula="of:= [.G451]/[.F451]" office:value-type="float" office:value="-7.08700375065986" calcext:value-type="float">
            <text:p>-7.08700375065986</text:p>
          </table:table-cell>
          <table:table-cell table:number-columns-repeated="7"/>
        </table:table-row>
        <table:table-row table:style-name="ro1">
          <table:table-cell office:value-type="float" office:value="235.583825765012" calcext:value-type="float">
            <text:p>235.583825765012</text:p>
          </table:table-cell>
          <table:table-cell office:value-type="float" office:value="155.768774611715" calcext:value-type="float">
            <text:p>155.768774611715</text:p>
          </table:table-cell>
          <table:table-cell office:value-type="float" office:value="43.6838592166878" calcext:value-type="float">
            <text:p>43.6838592166878</text:p>
          </table:table-cell>
          <table:table-cell/>
          <table:table-cell table:formula="of:=[.A452]*[.$K$1]" office:value-type="float" office:value="235.583825765012" calcext:value-type="float">
            <text:p>235.583825765012</text:p>
          </table:table-cell>
          <table:table-cell table:formula="of:=[.B452]*[.$K$2]" office:value-type="float" office:value="155.768774611715" calcext:value-type="float">
            <text:p>155.768774611715</text:p>
          </table:table-cell>
          <table:table-cell table:formula="of:=[.C452]*[.$K$3]" office:value-type="float" office:value="43.6838592166878" calcext:value-type="float">
            <text:p>43.6838592166878</text:p>
          </table:table-cell>
          <table:table-cell table:formula="of:= [.G452]/[.F452]" office:value-type="float" office:value="0.28044041127998" calcext:value-type="float">
            <text:p>0.28044041127998</text:p>
          </table:table-cell>
          <table:table-cell table:number-columns-repeated="7"/>
        </table:table-row>
        <table:table-row table:style-name="ro1">
          <table:table-cell office:value-type="float" office:value="270.56090069457" calcext:value-type="float">
            <text:p>270.56090069457</text:p>
          </table:table-cell>
          <table:table-cell office:value-type="float" office:value="-34.977074929558" calcext:value-type="float">
            <text:p>-34.977074929558</text:p>
          </table:table-cell>
          <table:table-cell office:value-type="float" office:value="81.1428909977569" calcext:value-type="float">
            <text:p>81.1428909977569</text:p>
          </table:table-cell>
          <table:table-cell/>
          <table:table-cell table:formula="of:=[.A453]*[.$K$1]" office:value-type="float" office:value="270.56090069457" calcext:value-type="float">
            <text:p>270.56090069457</text:p>
          </table:table-cell>
          <table:table-cell table:formula="of:=[.B453]*[.$K$2]" office:value-type="float" office:value="-34.977074929558" calcext:value-type="float">
            <text:p>-34.977074929558</text:p>
          </table:table-cell>
          <table:table-cell table:formula="of:=[.C453]*[.$K$3]" office:value-type="float" office:value="81.1428909977569" calcext:value-type="float">
            <text:p>81.1428909977569</text:p>
          </table:table-cell>
          <table:table-cell table:formula="of:= [.G453]/[.F453]" office:value-type="float" office:value="-2.31988784542945" calcext:value-type="float">
            <text:p>-2.31988784542945</text:p>
          </table:table-cell>
          <table:table-cell table:number-columns-repeated="7"/>
        </table:table-row>
        <table:table-row table:style-name="ro1">
          <table:table-cell office:value-type="float" office:value="448.89316234968" calcext:value-type="float">
            <text:p>448.89316234968</text:p>
          </table:table-cell>
          <table:table-cell office:value-type="float" office:value="-178.33226165511" calcext:value-type="float">
            <text:p>-178.33226165511</text:p>
          </table:table-cell>
          <table:table-cell office:value-type="float" office:value="208.711275151951" calcext:value-type="float">
            <text:p>208.711275151951</text:p>
          </table:table-cell>
          <table:table-cell/>
          <table:table-cell table:formula="of:=[.A454]*[.$K$1]" office:value-type="float" office:value="448.89316234968" calcext:value-type="float">
            <text:p>448.89316234968</text:p>
          </table:table-cell>
          <table:table-cell table:formula="of:=[.B454]*[.$K$2]" office:value-type="float" office:value="-178.33226165511" calcext:value-type="float">
            <text:p>-178.33226165511</text:p>
          </table:table-cell>
          <table:table-cell table:formula="of:=[.C454]*[.$K$3]" office:value-type="float" office:value="208.711275151951" calcext:value-type="float">
            <text:p>208.711275151951</text:p>
          </table:table-cell>
          <table:table-cell table:formula="of:= [.G454]/[.F454]" office:value-type="float" office:value="-1.17035063210039" calcext:value-type="float">
            <text:p>-1.17035063210039</text:p>
          </table:table-cell>
          <table:table-cell table:number-columns-repeated="7"/>
        </table:table-row>
        <table:table-row table:style-name="ro1">
          <table:table-cell office:value-type="float" office:value="424.483870771692" calcext:value-type="float">
            <text:p>424.483870771692</text:p>
          </table:table-cell>
          <table:table-cell office:value-type="float" office:value="24.4092915779879" calcext:value-type="float">
            <text:p>24.4092915779879</text:p>
          </table:table-cell>
          <table:table-cell office:value-type="float" office:value="-287.954281806394" calcext:value-type="float">
            <text:p>-287.954281806394</text:p>
          </table:table-cell>
          <table:table-cell/>
          <table:table-cell table:formula="of:=[.A455]*[.$K$1]" office:value-type="float" office:value="424.483870771692" calcext:value-type="float">
            <text:p>424.483870771692</text:p>
          </table:table-cell>
          <table:table-cell table:formula="of:=[.B455]*[.$K$2]" office:value-type="float" office:value="24.4092915779879" calcext:value-type="float">
            <text:p>24.4092915779879</text:p>
          </table:table-cell>
          <table:table-cell table:formula="of:=[.C455]*[.$K$3]" office:value-type="float" office:value="-287.954281806394" calcext:value-type="float">
            <text:p>-287.954281806394</text:p>
          </table:table-cell>
          <table:table-cell table:formula="of:= [.G455]/[.F455]" office:value-type="float" office:value="-11.7969126996733" calcext:value-type="float">
            <text:p>-11.7969126996733</text:p>
          </table:table-cell>
          <table:table-cell table:number-columns-repeated="7"/>
        </table:table-row>
        <table:table-row table:style-name="ro1">
          <table:table-cell office:value-type="float" office:value="324.89570355424" calcext:value-type="float">
            <text:p>324.89570355424</text:p>
          </table:table-cell>
          <table:table-cell office:value-type="float" office:value="99.5881672174524" calcext:value-type="float">
            <text:p>99.5881672174524</text:p>
          </table:table-cell>
          <table:table-cell office:value-type="float" office:value="113.544490760264" calcext:value-type="float">
            <text:p>113.544490760264</text:p>
          </table:table-cell>
          <table:table-cell/>
          <table:table-cell table:formula="of:=[.A456]*[.$K$1]" office:value-type="float" office:value="324.89570355424" calcext:value-type="float">
            <text:p>324.89570355424</text:p>
          </table:table-cell>
          <table:table-cell table:formula="of:=[.B456]*[.$K$2]" office:value-type="float" office:value="99.5881672174524" calcext:value-type="float">
            <text:p>99.5881672174524</text:p>
          </table:table-cell>
          <table:table-cell table:formula="of:=[.C456]*[.$K$3]" office:value-type="float" office:value="113.544490760264" calcext:value-type="float">
            <text:p>113.544490760264</text:p>
          </table:table-cell>
          <table:table-cell table:formula="of:= [.G456]/[.F456]" office:value-type="float" office:value="1.14014037945229" calcext:value-type="float">
            <text:p>1.14014037945229</text:p>
          </table:table-cell>
          <table:table-cell table:number-columns-repeated="7"/>
        </table:table-row>
        <table:table-row table:style-name="ro1">
          <table:table-cell office:value-type="float" office:value="123.662983159252" calcext:value-type="float">
            <text:p>123.662983159252</text:p>
          </table:table-cell>
          <table:table-cell office:value-type="float" office:value="201.232720394988" calcext:value-type="float">
            <text:p>201.232720394988</text:p>
          </table:table-cell>
          <table:table-cell office:value-type="float" office:value="-112.063111918261" calcext:value-type="float">
            <text:p>-112.063111918261</text:p>
          </table:table-cell>
          <table:table-cell/>
          <table:table-cell table:formula="of:=[.A457]*[.$K$1]" office:value-type="float" office:value="123.662983159252" calcext:value-type="float">
            <text:p>123.662983159252</text:p>
          </table:table-cell>
          <table:table-cell table:formula="of:=[.B457]*[.$K$2]" office:value-type="float" office:value="201.232720394988" calcext:value-type="float">
            <text:p>201.232720394988</text:p>
          </table:table-cell>
          <table:table-cell table:formula="of:=[.C457]*[.$K$3]" office:value-type="float" office:value="-112.063111918261" calcext:value-type="float">
            <text:p>-112.063111918261</text:p>
          </table:table-cell>
          <table:table-cell table:formula="of:= [.G457]/[.F457]" office:value-type="float" office:value="-0.556883153486666" calcext:value-type="float">
            <text:p>-0.556883153486666</text:p>
          </table:table-cell>
          <table:table-cell table:number-columns-repeated="7"/>
        </table:table-row>
        <table:table-row table:style-name="ro1">
          <table:table-cell office:value-type="float" office:value="506.245318721692" calcext:value-type="float">
            <text:p>506.245318721692</text:p>
          </table:table-cell>
          <table:table-cell office:value-type="float" office:value="-382.58233556244" calcext:value-type="float">
            <text:p>-382.58233556244</text:p>
          </table:table-cell>
          <table:table-cell office:value-type="float" office:value="170.196024344919" calcext:value-type="float">
            <text:p>170.196024344919</text:p>
          </table:table-cell>
          <table:table-cell/>
          <table:table-cell table:formula="of:=[.A458]*[.$K$1]" office:value-type="float" office:value="506.245318721692" calcext:value-type="float">
            <text:p>506.245318721692</text:p>
          </table:table-cell>
          <table:table-cell table:formula="of:=[.B458]*[.$K$2]" office:value-type="float" office:value="-382.58233556244" calcext:value-type="float">
            <text:p>-382.58233556244</text:p>
          </table:table-cell>
          <table:table-cell table:formula="of:=[.C458]*[.$K$3]" office:value-type="float" office:value="170.196024344919" calcext:value-type="float">
            <text:p>170.196024344919</text:p>
          </table:table-cell>
          <table:table-cell table:formula="of:= [.G458]/[.F458]" office:value-type="float" office:value="-0.444861167190876" calcext:value-type="float">
            <text:p>-0.444861167190876</text:p>
          </table:table-cell>
          <table:table-cell table:number-columns-repeated="7"/>
        </table:table-row>
        <table:table-row table:style-name="ro1">
          <table:table-cell office:value-type="float" office:value="500.735138790544" calcext:value-type="float">
            <text:p>500.735138790544</text:p>
          </table:table-cell>
          <table:table-cell office:value-type="float" office:value="5.51017993114749" calcext:value-type="float">
            <text:p>5.51017993114749</text:p>
          </table:table-cell>
          <table:table-cell office:value-type="float" office:value="-113.47537751589" calcext:value-type="float">
            <text:p>-113.47537751589</text:p>
          </table:table-cell>
          <table:table-cell/>
          <table:table-cell table:formula="of:=[.A459]*[.$K$1]" office:value-type="float" office:value="500.735138790544" calcext:value-type="float">
            <text:p>500.735138790544</text:p>
          </table:table-cell>
          <table:table-cell table:formula="of:=[.B459]*[.$K$2]" office:value-type="float" office:value="5.51017993114749" calcext:value-type="float">
            <text:p>5.51017993114749</text:p>
          </table:table-cell>
          <table:table-cell table:formula="of:=[.C459]*[.$K$3]" office:value-type="float" office:value="-113.47537751589" calcext:value-type="float">
            <text:p>-113.47537751589</text:p>
          </table:table-cell>
          <table:table-cell table:formula="of:= [.G459]/[.F459]" office:value-type="float" office:value="-20.5937698829843" calcext:value-type="float">
            <text:p>-20.5937698829843</text:p>
          </table:table-cell>
          <table:table-cell table:number-columns-repeated="7"/>
        </table:table-row>
        <table:table-row table:style-name="ro1">
          <table:table-cell office:value-type="float" office:value="436.834162901501" calcext:value-type="float">
            <text:p>436.834162901501</text:p>
          </table:table-cell>
          <table:table-cell office:value-type="float" office:value="63.9009758890431" calcext:value-type="float">
            <text:p>63.9009758890431</text:p>
          </table:table-cell>
          <table:table-cell office:value-type="float" office:value="-156.041728953264" calcext:value-type="float">
            <text:p>-156.041728953264</text:p>
          </table:table-cell>
          <table:table-cell/>
          <table:table-cell table:formula="of:=[.A460]*[.$K$1]" office:value-type="float" office:value="436.834162901501" calcext:value-type="float">
            <text:p>436.834162901501</text:p>
          </table:table-cell>
          <table:table-cell table:formula="of:=[.B460]*[.$K$2]" office:value-type="float" office:value="63.9009758890431" calcext:value-type="float">
            <text:p>63.9009758890431</text:p>
          </table:table-cell>
          <table:table-cell table:formula="of:=[.C460]*[.$K$3]" office:value-type="float" office:value="-156.041728953264" calcext:value-type="float">
            <text:p>-156.041728953264</text:p>
          </table:table-cell>
          <table:table-cell table:formula="of:= [.G460]/[.F460]" office:value-type="float" office:value="-2.44193029577847" calcext:value-type="float">
            <text:p>-2.44193029577847</text:p>
          </table:table-cell>
          <table:table-cell table:number-columns-repeated="7"/>
        </table:table-row>
        <table:table-row table:style-name="ro1">
          <table:table-cell office:value-type="float" office:value="429.707405492949" calcext:value-type="float">
            <text:p>429.707405492949</text:p>
          </table:table-cell>
          <table:table-cell office:value-type="float" office:value="7.12675740855258" calcext:value-type="float">
            <text:p>7.12675740855258</text:p>
          </table:table-cell>
          <table:table-cell office:value-type="float" office:value="212.999931321776" calcext:value-type="float">
            <text:p>212.999931321776</text:p>
          </table:table-cell>
          <table:table-cell/>
          <table:table-cell table:formula="of:=[.A461]*[.$K$1]" office:value-type="float" office:value="429.707405492949" calcext:value-type="float">
            <text:p>429.707405492949</text:p>
          </table:table-cell>
          <table:table-cell table:formula="of:=[.B461]*[.$K$2]" office:value-type="float" office:value="7.12675740855258" calcext:value-type="float">
            <text:p>7.12675740855258</text:p>
          </table:table-cell>
          <table:table-cell table:formula="of:=[.C461]*[.$K$3]" office:value-type="float" office:value="212.999931321776" calcext:value-type="float">
            <text:p>212.999931321776</text:p>
          </table:table-cell>
          <table:table-cell table:formula="of:= [.G461]/[.F461]" office:value-type="float" office:value="29.8873553723272" calcext:value-type="float">
            <text:p>29.8873553723272</text:p>
          </table:table-cell>
          <table:table-cell table:number-columns-repeated="7"/>
        </table:table-row>
        <table:table-row table:style-name="ro1">
          <table:table-cell office:value-type="float" office:value="474.084713622093" calcext:value-type="float">
            <text:p>474.084713622093</text:p>
          </table:table-cell>
          <table:table-cell office:value-type="float" office:value="-44.3773081291448" calcext:value-type="float">
            <text:p>-44.3773081291448</text:p>
          </table:table-cell>
          <table:table-cell office:value-type="float" office:value="-177.096407669112" calcext:value-type="float">
            <text:p>-177.096407669112</text:p>
          </table:table-cell>
          <table:table-cell/>
          <table:table-cell table:formula="of:=[.A462]*[.$K$1]" office:value-type="float" office:value="474.084713622093" calcext:value-type="float">
            <text:p>474.084713622093</text:p>
          </table:table-cell>
          <table:table-cell table:formula="of:=[.B462]*[.$K$2]" office:value-type="float" office:value="-44.3773081291448" calcext:value-type="float">
            <text:p>-44.3773081291448</text:p>
          </table:table-cell>
          <table:table-cell table:formula="of:=[.C462]*[.$K$3]" office:value-type="float" office:value="-177.096407669112" calcext:value-type="float">
            <text:p>-177.096407669112</text:p>
          </table:table-cell>
          <table:table-cell table:formula="of:= [.G462]/[.F462]" office:value-type="float" office:value="3.99069738871349" calcext:value-type="float">
            <text:p>3.99069738871349</text:p>
          </table:table-cell>
          <table:table-cell table:number-columns-repeated="7"/>
        </table:table-row>
        <table:table-row table:style-name="ro1">
          <table:table-cell office:value-type="float" office:value="394.12581475774" calcext:value-type="float">
            <text:p>394.12581475774</text:p>
          </table:table-cell>
          <table:table-cell office:value-type="float" office:value="79.9588988643529" calcext:value-type="float">
            <text:p>79.9588988643529</text:p>
          </table:table-cell>
          <table:table-cell office:value-type="float" office:value="-90.066090144434" calcext:value-type="float">
            <text:p>-90.066090144434</text:p>
          </table:table-cell>
          <table:table-cell/>
          <table:table-cell table:formula="of:=[.A463]*[.$K$1]" office:value-type="float" office:value="394.12581475774" calcext:value-type="float">
            <text:p>394.12581475774</text:p>
          </table:table-cell>
          <table:table-cell table:formula="of:=[.B463]*[.$K$2]" office:value-type="float" office:value="79.9588988643529" calcext:value-type="float">
            <text:p>79.9588988643529</text:p>
          </table:table-cell>
          <table:table-cell table:formula="of:=[.C463]*[.$K$3]" office:value-type="float" office:value="-90.066090144434" calcext:value-type="float">
            <text:p>-90.066090144434</text:p>
          </table:table-cell>
          <table:table-cell table:formula="of:= [.G463]/[.F463]" office:value-type="float" office:value="-1.1264048332785" calcext:value-type="float">
            <text:p>-1.1264048332785</text:p>
          </table:table-cell>
          <table:table-cell table:number-columns-repeated="7"/>
        </table:table-row>
        <table:table-row table:style-name="ro1">
          <table:table-cell office:value-type="float" office:value="464.853993751616" calcext:value-type="float">
            <text:p>464.853993751616</text:p>
          </table:table-cell>
          <table:table-cell office:value-type="float" office:value="-70.7281789938759" calcext:value-type="float">
            <text:p>-70.7281789938759</text:p>
          </table:table-cell>
          <table:table-cell office:value-type="float" office:value="113.035923144688" calcext:value-type="float">
            <text:p>113.035923144688</text:p>
          </table:table-cell>
          <table:table-cell/>
          <table:table-cell table:formula="of:=[.A464]*[.$K$1]" office:value-type="float" office:value="464.853993751616" calcext:value-type="float">
            <text:p>464.853993751616</text:p>
          </table:table-cell>
          <table:table-cell table:formula="of:=[.B464]*[.$K$2]" office:value-type="float" office:value="-70.7281789938759" calcext:value-type="float">
            <text:p>-70.7281789938759</text:p>
          </table:table-cell>
          <table:table-cell table:formula="of:=[.C464]*[.$K$3]" office:value-type="float" office:value="113.035923144688" calcext:value-type="float">
            <text:p>113.035923144688</text:p>
          </table:table-cell>
          <table:table-cell table:formula="of:= [.G464]/[.F464]" office:value-type="float" office:value="-1.59817380784645" calcext:value-type="float">
            <text:p>-1.59817380784645</text:p>
          </table:table-cell>
          <table:table-cell table:number-columns-repeated="7"/>
        </table:table-row>
        <table:table-row table:style-name="ro1">
          <table:table-cell office:value-type="float" office:value="479.486822047239" calcext:value-type="float">
            <text:p>479.486822047239</text:p>
          </table:table-cell>
          <table:table-cell office:value-type="float" office:value="-14.6328282956231" calcext:value-type="float">
            <text:p>-14.6328282956231</text:p>
          </table:table-cell>
          <table:table-cell office:value-type="float" office:value="-192.942268327743" calcext:value-type="float">
            <text:p>-192.942268327743</text:p>
          </table:table-cell>
          <table:table-cell/>
          <table:table-cell table:formula="of:=[.A465]*[.$K$1]" office:value-type="float" office:value="479.486822047239" calcext:value-type="float">
            <text:p>479.486822047239</text:p>
          </table:table-cell>
          <table:table-cell table:formula="of:=[.B465]*[.$K$2]" office:value-type="float" office:value="-14.6328282956231" calcext:value-type="float">
            <text:p>-14.6328282956231</text:p>
          </table:table-cell>
          <table:table-cell table:formula="of:=[.C465]*[.$K$3]" office:value-type="float" office:value="-192.942268327743" calcext:value-type="float">
            <text:p>-192.942268327743</text:p>
          </table:table-cell>
          <table:table-cell table:formula="of:= [.G465]/[.F465]" office:value-type="float" office:value="13.1855759139506" calcext:value-type="float">
            <text:p>13.1855759139506</text:p>
          </table:table-cell>
          <table:table-cell table:number-columns-repeated="7"/>
        </table:table-row>
        <table:table-row table:style-name="ro1">
          <table:table-cell office:value-type="float" office:value="596.373339986374" calcext:value-type="float">
            <text:p>596.373339986374</text:p>
          </table:table-cell>
          <table:table-cell office:value-type="float" office:value="-116.886517939135" calcext:value-type="float">
            <text:p>-116.886517939135</text:p>
          </table:table-cell>
          <table:table-cell office:value-type="float" office:value="500.840305353133" calcext:value-type="float">
            <text:p>500.840305353133</text:p>
          </table:table-cell>
          <table:table-cell/>
          <table:table-cell table:formula="of:=[.A466]*[.$K$1]" office:value-type="float" office:value="596.373339986374" calcext:value-type="float">
            <text:p>596.373339986374</text:p>
          </table:table-cell>
          <table:table-cell table:formula="of:=[.B466]*[.$K$2]" office:value-type="float" office:value="-116.886517939135" calcext:value-type="float">
            <text:p>-116.886517939135</text:p>
          </table:table-cell>
          <table:table-cell table:formula="of:=[.C466]*[.$K$3]" office:value-type="float" office:value="500.840305353133" calcext:value-type="float">
            <text:p>500.840305353133</text:p>
          </table:table-cell>
          <table:table-cell table:formula="of:= [.G466]/[.F466]" office:value-type="float" office:value="-4.28484237689356" calcext:value-type="float">
            <text:p>-4.28484237689356</text:p>
          </table:table-cell>
          <table:table-cell table:number-columns-repeated="7"/>
        </table:table-row>
        <table:table-row table:style-name="ro1">
          <table:table-cell office:value-type="float" office:value="222.54399118644" calcext:value-type="float">
            <text:p>222.54399118644</text:p>
          </table:table-cell>
          <table:table-cell office:value-type="float" office:value="373.829348799934" calcext:value-type="float">
            <text:p>373.829348799934</text:p>
          </table:table-cell>
          <table:table-cell office:value-type="float" office:value="-64.7866991442181" calcext:value-type="float">
            <text:p>-64.7866991442181</text:p>
          </table:table-cell>
          <table:table-cell/>
          <table:table-cell table:formula="of:=[.A467]*[.$K$1]" office:value-type="float" office:value="222.54399118644" calcext:value-type="float">
            <text:p>222.54399118644</text:p>
          </table:table-cell>
          <table:table-cell table:formula="of:=[.B467]*[.$K$2]" office:value-type="float" office:value="373.829348799934" calcext:value-type="float">
            <text:p>373.829348799934</text:p>
          </table:table-cell>
          <table:table-cell table:formula="of:=[.C467]*[.$K$3]" office:value-type="float" office:value="-64.7866991442181" calcext:value-type="float">
            <text:p>-64.7866991442181</text:p>
          </table:table-cell>
          <table:table-cell table:formula="of:= [.G467]/[.F467]" office:value-type="float" office:value="-0.173305545303482" calcext:value-type="float">
            <text:p>-0.173305545303482</text:p>
          </table:table-cell>
          <table:table-cell table:number-columns-repeated="7"/>
        </table:table-row>
        <table:table-row table:style-name="ro1">
          <table:table-cell office:value-type="float" office:value="162.377314445527" calcext:value-type="float">
            <text:p>162.377314445527</text:p>
          </table:table-cell>
          <table:table-cell office:value-type="float" office:value="60.1666767409131" calcext:value-type="float">
            <text:p>60.1666767409131</text:p>
          </table:table-cell>
          <table:table-cell office:value-type="float" office:value="78.5268919896886" calcext:value-type="float">
            <text:p>78.5268919896886</text:p>
          </table:table-cell>
          <table:table-cell/>
          <table:table-cell table:formula="of:=[.A468]*[.$K$1]" office:value-type="float" office:value="162.377314445527" calcext:value-type="float">
            <text:p>162.377314445527</text:p>
          </table:table-cell>
          <table:table-cell table:formula="of:=[.B468]*[.$K$2]" office:value-type="float" office:value="60.1666767409131" calcext:value-type="float">
            <text:p>60.1666767409131</text:p>
          </table:table-cell>
          <table:table-cell table:formula="of:=[.C468]*[.$K$3]" office:value-type="float" office:value="78.5268919896886" calcext:value-type="float">
            <text:p>78.5268919896886</text:p>
          </table:table-cell>
          <table:table-cell table:formula="of:= [.G468]/[.F468]" office:value-type="float" office:value="1.30515588101762" calcext:value-type="float">
            <text:p>1.30515588101762</text:p>
          </table:table-cell>
          <table:table-cell table:number-columns-repeated="7"/>
        </table:table-row>
        <table:table-row table:style-name="ro1">
          <table:table-cell office:value-type="float" office:value="287.795194583594" calcext:value-type="float">
            <text:p>287.795194583594</text:p>
          </table:table-cell>
          <table:table-cell office:value-type="float" office:value="-125.417880138066" calcext:value-type="float">
            <text:p>-125.417880138066</text:p>
          </table:table-cell>
          <table:table-cell office:value-type="float" office:value="-302.323390563972" calcext:value-type="float">
            <text:p>-302.323390563972</text:p>
          </table:table-cell>
          <table:table-cell/>
          <table:table-cell table:formula="of:=[.A469]*[.$K$1]" office:value-type="float" office:value="287.795194583594" calcext:value-type="float">
            <text:p>287.795194583594</text:p>
          </table:table-cell>
          <table:table-cell table:formula="of:=[.B469]*[.$K$2]" office:value-type="float" office:value="-125.417880138066" calcext:value-type="float">
            <text:p>-125.417880138066</text:p>
          </table:table-cell>
          <table:table-cell table:formula="of:=[.C469]*[.$K$3]" office:value-type="float" office:value="-302.323390563972" calcext:value-type="float">
            <text:p>-302.323390563972</text:p>
          </table:table-cell>
          <table:table-cell table:formula="of:= [.G469]/[.F469]" office:value-type="float" office:value="2.41052862822397" calcext:value-type="float">
            <text:p>2.41052862822397</text:p>
          </table:table-cell>
          <table:table-cell table:number-columns-repeated="7"/>
        </table:table-row>
        <table:table-row table:style-name="ro1">
          <table:table-cell office:value-type="float" office:value="213.087118952695" calcext:value-type="float">
            <text:p>213.087118952695</text:p>
          </table:table-cell>
          <table:table-cell office:value-type="float" office:value="74.7080756308987" calcext:value-type="float">
            <text:p>74.7080756308987</text:p>
          </table:table-cell>
          <table:table-cell office:value-type="float" office:value="-28.6033259911661" calcext:value-type="float">
            <text:p>-28.6033259911661</text:p>
          </table:table-cell>
          <table:table-cell/>
          <table:table-cell table:formula="of:=[.A470]*[.$K$1]" office:value-type="float" office:value="213.087118952695" calcext:value-type="float">
            <text:p>213.087118952695</text:p>
          </table:table-cell>
          <table:table-cell table:formula="of:=[.B470]*[.$K$2]" office:value-type="float" office:value="74.7080756308987" calcext:value-type="float">
            <text:p>74.7080756308987</text:p>
          </table:table-cell>
          <table:table-cell table:formula="of:=[.C470]*[.$K$3]" office:value-type="float" office:value="-28.6033259911661" calcext:value-type="float">
            <text:p>-28.6033259911661</text:p>
          </table:table-cell>
          <table:table-cell table:formula="of:= [.G470]/[.F470]" office:value-type="float" office:value="-0.382867926253156" calcext:value-type="float">
            <text:p>-0.382867926253156</text:p>
          </table:table-cell>
          <table:table-cell table:number-columns-repeated="7"/>
        </table:table-row>
        <table:table-row table:style-name="ro1">
          <table:table-cell office:value-type="float" office:value="461.745169242361" calcext:value-type="float">
            <text:p>461.745169242361</text:p>
          </table:table-cell>
          <table:table-cell office:value-type="float" office:value="-248.658050289666" calcext:value-type="float">
            <text:p>-248.658050289666</text:p>
          </table:table-cell>
          <table:table-cell office:value-type="float" office:value="5.1072791405519" calcext:value-type="float">
            <text:p>5.1072791405519</text:p>
          </table:table-cell>
          <table:table-cell/>
          <table:table-cell table:formula="of:=[.A471]*[.$K$1]" office:value-type="float" office:value="461.745169242361" calcext:value-type="float">
            <text:p>461.745169242361</text:p>
          </table:table-cell>
          <table:table-cell table:formula="of:=[.B471]*[.$K$2]" office:value-type="float" office:value="-248.658050289666" calcext:value-type="float">
            <text:p>-248.658050289666</text:p>
          </table:table-cell>
          <table:table-cell table:formula="of:=[.C471]*[.$K$3]" office:value-type="float" office:value="5.1072791405519" calcext:value-type="float">
            <text:p>5.1072791405519</text:p>
          </table:table-cell>
          <table:table-cell table:formula="of:= [.G471]/[.F471]" office:value-type="float" office:value="-0.0205393677566535" calcext:value-type="float">
            <text:p>-0.020539367756654</text:p>
          </table:table-cell>
          <table:table-cell table:number-columns-repeated="7"/>
        </table:table-row>
        <table:table-row table:style-name="ro1">
          <table:table-cell office:value-type="float" office:value="479.173684545417" calcext:value-type="float">
            <text:p>479.173684545417</text:p>
          </table:table-cell>
          <table:table-cell office:value-type="float" office:value="-17.4285153030555" calcext:value-type="float">
            <text:p>-17.4285153030555</text:p>
          </table:table-cell>
          <table:table-cell office:value-type="float" office:value="343.783048431638" calcext:value-type="float">
            <text:p>343.783048431638</text:p>
          </table:table-cell>
          <table:table-cell/>
          <table:table-cell table:formula="of:=[.A472]*[.$K$1]" office:value-type="float" office:value="479.173684545417" calcext:value-type="float">
            <text:p>479.173684545417</text:p>
          </table:table-cell>
          <table:table-cell table:formula="of:=[.B472]*[.$K$2]" office:value-type="float" office:value="-17.4285153030555" calcext:value-type="float">
            <text:p>-17.4285153030555</text:p>
          </table:table-cell>
          <table:table-cell table:formula="of:=[.C472]*[.$K$3]" office:value-type="float" office:value="343.783048431638" calcext:value-type="float">
            <text:p>343.783048431638</text:p>
          </table:table-cell>
          <table:table-cell table:formula="of:= [.G472]/[.F472]" office:value-type="float" office:value="-19.7253203989996" calcext:value-type="float">
            <text:p>-19.7253203989996</text:p>
          </table:table-cell>
          <table:table-cell table:number-columns-repeated="7"/>
        </table:table-row>
        <table:table-row table:style-name="ro1">
          <table:table-cell office:value-type="float" office:value="305.258281076414" calcext:value-type="float">
            <text:p>305.258281076414</text:p>
          </table:table-cell>
          <table:table-cell office:value-type="float" office:value="173.915403469003" calcext:value-type="float">
            <text:p>173.915403469003</text:p>
          </table:table-cell>
          <table:table-cell office:value-type="float" office:value="-401.097180488779" calcext:value-type="float">
            <text:p>-401.097180488779</text:p>
          </table:table-cell>
          <table:table-cell/>
          <table:table-cell table:formula="of:=[.A473]*[.$K$1]" office:value-type="float" office:value="305.258281076414" calcext:value-type="float">
            <text:p>305.258281076414</text:p>
          </table:table-cell>
          <table:table-cell table:formula="of:=[.B473]*[.$K$2]" office:value-type="float" office:value="173.915403469003" calcext:value-type="float">
            <text:p>173.915403469003</text:p>
          </table:table-cell>
          <table:table-cell table:formula="of:=[.C473]*[.$K$3]" office:value-type="float" office:value="-401.097180488779" calcext:value-type="float">
            <text:p>-401.097180488779</text:p>
          </table:table-cell>
          <table:table-cell table:formula="of:= [.G473]/[.F473]" office:value-type="float" office:value="-2.30627749174768" calcext:value-type="float">
            <text:p>-2.30627749174768</text:p>
          </table:table-cell>
          <table:table-cell table:number-columns-repeated="7"/>
        </table:table-row>
        <table:table-row table:style-name="ro1">
          <table:table-cell office:value-type="float" office:value="317.890802565709" calcext:value-type="float">
            <text:p>317.890802565709</text:p>
          </table:table-cell>
          <table:table-cell office:value-type="float" office:value="-12.6325214892958" calcext:value-type="float">
            <text:p>-12.6325214892958</text:p>
          </table:table-cell>
          <table:table-cell office:value-type="float" office:value="117.896490386614" calcext:value-type="float">
            <text:p>117.896490386614</text:p>
          </table:table-cell>
          <table:table-cell/>
          <table:table-cell table:formula="of:=[.A474]*[.$K$1]" office:value-type="float" office:value="317.890802565709" calcext:value-type="float">
            <text:p>317.890802565709</text:p>
          </table:table-cell>
          <table:table-cell table:formula="of:=[.B474]*[.$K$2]" office:value-type="float" office:value="-12.6325214892958" calcext:value-type="float">
            <text:p>-12.6325214892958</text:p>
          </table:table-cell>
          <table:table-cell table:formula="of:=[.C474]*[.$K$3]" office:value-type="float" office:value="117.896490386614" calcext:value-type="float">
            <text:p>117.896490386614</text:p>
          </table:table-cell>
          <table:table-cell table:formula="of:= [.G474]/[.F474]" office:value-type="float" office:value="-9.33277576345419" calcext:value-type="float">
            <text:p>-9.33277576345419</text:p>
          </table:table-cell>
          <table:table-cell table:number-columns-repeated="7"/>
        </table:table-row>
        <table:table-row table:style-name="ro1">
          <table:table-cell office:value-type="float" office:value="85.7039956463489" calcext:value-type="float">
            <text:p>85.7039956463489</text:p>
          </table:table-cell>
          <table:table-cell office:value-type="float" office:value="232.18680691936" calcext:value-type="float">
            <text:p>232.18680691936</text:p>
          </table:table-cell>
          <table:table-cell office:value-type="float" office:value="132.226536638865" calcext:value-type="float">
            <text:p>132.226536638865</text:p>
          </table:table-cell>
          <table:table-cell/>
          <table:table-cell table:formula="of:=[.A475]*[.$K$1]" office:value-type="float" office:value="85.7039956463489" calcext:value-type="float">
            <text:p>85.7039956463489</text:p>
          </table:table-cell>
          <table:table-cell table:formula="of:=[.B475]*[.$K$2]" office:value-type="float" office:value="232.18680691936" calcext:value-type="float">
            <text:p>232.18680691936</text:p>
          </table:table-cell>
          <table:table-cell table:formula="of:=[.C475]*[.$K$3]" office:value-type="float" office:value="132.226536638865" calcext:value-type="float">
            <text:p>132.226536638865</text:p>
          </table:table-cell>
          <table:table-cell table:formula="of:= [.G475]/[.F475]" office:value-type="float" office:value="0.569483418947176" calcext:value-type="float">
            <text:p>0.569483418947176</text:p>
          </table:table-cell>
          <table:table-cell table:number-columns-repeated="7"/>
        </table:table-row>
        <table:table-row table:style-name="ro1">
          <table:table-cell office:value-type="float" office:value="263.570849872564" calcext:value-type="float">
            <text:p>263.570849872564</text:p>
          </table:table-cell>
          <table:table-cell office:value-type="float" office:value="-177.866854226215" calcext:value-type="float">
            <text:p>-177.866854226215</text:p>
          </table:table-cell>
          <table:table-cell office:value-type="float" office:value="-93.7304319573132" calcext:value-type="float">
            <text:p>-93.7304319573132</text:p>
          </table:table-cell>
          <table:table-cell/>
          <table:table-cell table:formula="of:=[.A476]*[.$K$1]" office:value-type="float" office:value="263.570849872564" calcext:value-type="float">
            <text:p>263.570849872564</text:p>
          </table:table-cell>
          <table:table-cell table:formula="of:=[.B476]*[.$K$2]" office:value-type="float" office:value="-177.866854226215" calcext:value-type="float">
            <text:p>-177.866854226215</text:p>
          </table:table-cell>
          <table:table-cell table:formula="of:=[.C476]*[.$K$3]" office:value-type="float" office:value="-93.7304319573132" calcext:value-type="float">
            <text:p>-93.7304319573132</text:p>
          </table:table-cell>
          <table:table-cell table:formula="of:= [.G476]/[.F476]" office:value-type="float" office:value="0.526969638975595" calcext:value-type="float">
            <text:p>0.526969638975595</text:p>
          </table:table-cell>
          <table:table-cell table:number-columns-repeated="7"/>
        </table:table-row>
        <table:table-row table:style-name="ro1">
          <table:table-cell office:value-type="float" office:value="326.78707726536" calcext:value-type="float">
            <text:p>326.78707726536</text:p>
          </table:table-cell>
          <table:table-cell office:value-type="float" office:value="-63.2162273927968" calcext:value-type="float">
            <text:p>-63.2162273927968</text:p>
          </table:table-cell>
          <table:table-cell office:value-type="float" office:value="-54.5769242589177" calcext:value-type="float">
            <text:p>-54.5769242589177</text:p>
          </table:table-cell>
          <table:table-cell/>
          <table:table-cell table:formula="of:=[.A477]*[.$K$1]" office:value-type="float" office:value="326.78707726536" calcext:value-type="float">
            <text:p>326.78707726536</text:p>
          </table:table-cell>
          <table:table-cell table:formula="of:=[.B477]*[.$K$2]" office:value-type="float" office:value="-63.2162273927968" calcext:value-type="float">
            <text:p>-63.2162273927968</text:p>
          </table:table-cell>
          <table:table-cell table:formula="of:=[.C477]*[.$K$3]" office:value-type="float" office:value="-54.5769242589177" calcext:value-type="float">
            <text:p>-54.5769242589177</text:p>
          </table:table-cell>
          <table:table-cell table:formula="of:= [.G477]/[.F477]" office:value-type="float" office:value="0.863337255477167" calcext:value-type="float">
            <text:p>0.863337255477167</text:p>
          </table:table-cell>
          <table:table-cell table:number-columns-repeated="7"/>
        </table:table-row>
        <table:table-row table:style-name="ro1">
          <table:table-cell office:value-type="float" office:value="518.553584191366" calcext:value-type="float">
            <text:p>518.553584191366</text:p>
          </table:table-cell>
          <table:table-cell office:value-type="float" office:value="-191.766506926006" calcext:value-type="float">
            <text:p>-191.766506926006</text:p>
          </table:table-cell>
          <table:table-cell office:value-type="float" office:value="-143.568683858997" calcext:value-type="float">
            <text:p>-143.568683858997</text:p>
          </table:table-cell>
          <table:table-cell/>
          <table:table-cell table:formula="of:=[.A478]*[.$K$1]" office:value-type="float" office:value="518.553584191366" calcext:value-type="float">
            <text:p>518.553584191366</text:p>
          </table:table-cell>
          <table:table-cell table:formula="of:=[.B478]*[.$K$2]" office:value-type="float" office:value="-191.766506926006" calcext:value-type="float">
            <text:p>-191.766506926006</text:p>
          </table:table-cell>
          <table:table-cell table:formula="of:=[.C478]*[.$K$3]" office:value-type="float" office:value="-143.568683858997" calcext:value-type="float">
            <text:p>-143.568683858997</text:p>
          </table:table-cell>
          <table:table-cell table:formula="of:= [.G478]/[.F478]" office:value-type="float" office:value="0.748664019386837" calcext:value-type="float">
            <text:p>0.748664019386837</text:p>
          </table:table-cell>
          <table:table-cell table:number-columns-repeated="7"/>
        </table:table-row>
        <table:table-row table:style-name="ro1">
          <table:table-cell office:value-type="float" office:value="135.97259422667" calcext:value-type="float">
            <text:p>135.97259422667</text:p>
          </table:table-cell>
          <table:table-cell office:value-type="float" office:value="382.580989964696" calcext:value-type="float">
            <text:p>382.580989964696</text:p>
          </table:table-cell>
          <table:table-cell office:value-type="float" office:value="63.6951605472372" calcext:value-type="float">
            <text:p>63.6951605472372</text:p>
          </table:table-cell>
          <table:table-cell/>
          <table:table-cell table:formula="of:=[.A479]*[.$K$1]" office:value-type="float" office:value="135.97259422667" calcext:value-type="float">
            <text:p>135.97259422667</text:p>
          </table:table-cell>
          <table:table-cell table:formula="of:=[.B479]*[.$K$2]" office:value-type="float" office:value="382.580989964696" calcext:value-type="float">
            <text:p>382.580989964696</text:p>
          </table:table-cell>
          <table:table-cell table:formula="of:=[.C479]*[.$K$3]" office:value-type="float" office:value="63.6951605472372" calcext:value-type="float">
            <text:p>63.6951605472372</text:p>
          </table:table-cell>
          <table:table-cell table:formula="of:= [.G479]/[.F479]" office:value-type="float" office:value="0.166488043624736" calcext:value-type="float">
            <text:p>0.166488043624736</text:p>
          </table:table-cell>
          <table:table-cell table:number-columns-repeated="7"/>
        </table:table-row>
        <table:table-row table:style-name="ro1">
          <table:table-cell office:value-type="float" office:value="512.541336424784" calcext:value-type="float">
            <text:p>512.541336424784</text:p>
          </table:table-cell>
          <table:table-cell office:value-type="float" office:value="-376.568742198114" calcext:value-type="float">
            <text:p>-376.568742198114</text:p>
          </table:table-cell>
          <table:table-cell office:value-type="float" office:value="152.68645564045" calcext:value-type="float">
            <text:p>152.68645564045</text:p>
          </table:table-cell>
          <table:table-cell/>
          <table:table-cell table:formula="of:=[.A480]*[.$K$1]" office:value-type="float" office:value="512.541336424784" calcext:value-type="float">
            <text:p>512.541336424784</text:p>
          </table:table-cell>
          <table:table-cell table:formula="of:=[.B480]*[.$K$2]" office:value-type="float" office:value="-376.568742198114" calcext:value-type="float">
            <text:p>-376.568742198114</text:p>
          </table:table-cell>
          <table:table-cell table:formula="of:=[.C480]*[.$K$3]" office:value-type="float" office:value="152.68645564045" calcext:value-type="float">
            <text:p>152.68645564045</text:p>
          </table:table-cell>
          <table:table-cell table:formula="of:= [.G480]/[.F480]" office:value-type="float" office:value="-0.405467683666961" calcext:value-type="float">
            <text:p>-0.405467683666961</text:p>
          </table:table-cell>
          <table:table-cell table:number-columns-repeated="7"/>
        </table:table-row>
        <table:table-row table:style-name="ro1">
          <table:table-cell office:value-type="float" office:value="278.613594113216" calcext:value-type="float">
            <text:p>278.613594113216</text:p>
          </table:table-cell>
          <table:table-cell office:value-type="float" office:value="233.927742311568" calcext:value-type="float">
            <text:p>233.927742311568</text:p>
          </table:table-cell>
          <table:table-cell office:value-type="float" office:value="-166.605001504942" calcext:value-type="float">
            <text:p>-166.605001504942</text:p>
          </table:table-cell>
          <table:table-cell/>
          <table:table-cell table:formula="of:=[.A481]*[.$K$1]" office:value-type="float" office:value="278.613594113216" calcext:value-type="float">
            <text:p>278.613594113216</text:p>
          </table:table-cell>
          <table:table-cell table:formula="of:=[.B481]*[.$K$2]" office:value-type="float" office:value="233.927742311568" calcext:value-type="float">
            <text:p>233.927742311568</text:p>
          </table:table-cell>
          <table:table-cell table:formula="of:=[.C481]*[.$K$3]" office:value-type="float" office:value="-166.605001504942" calcext:value-type="float">
            <text:p>-166.605001504942</text:p>
          </table:table-cell>
          <table:table-cell table:formula="of:= [.G481]/[.F481]" office:value-type="float" office:value="-0.712207110873756" calcext:value-type="float">
            <text:p>-0.712207110873756</text:p>
          </table:table-cell>
          <table:table-cell table:number-columns-repeated="7"/>
        </table:table-row>
        <table:table-row table:style-name="ro1">
          <table:table-cell office:value-type="float" office:value="503.797666184186" calcext:value-type="float">
            <text:p>503.797666184186</text:p>
          </table:table-cell>
          <table:table-cell office:value-type="float" office:value="-225.18407207097" calcext:value-type="float">
            <text:p>-225.18407207097</text:p>
          </table:table-cell>
          <table:table-cell office:value-type="float" office:value="210.506259293547" calcext:value-type="float">
            <text:p>210.506259293547</text:p>
          </table:table-cell>
          <table:table-cell/>
          <table:table-cell table:formula="of:=[.A482]*[.$K$1]" office:value-type="float" office:value="503.797666184186" calcext:value-type="float">
            <text:p>503.797666184186</text:p>
          </table:table-cell>
          <table:table-cell table:formula="of:=[.B482]*[.$K$2]" office:value-type="float" office:value="-225.18407207097" calcext:value-type="float">
            <text:p>-225.18407207097</text:p>
          </table:table-cell>
          <table:table-cell table:formula="of:=[.C482]*[.$K$3]" office:value-type="float" office:value="210.506259293547" calcext:value-type="float">
            <text:p>210.506259293547</text:p>
          </table:table-cell>
          <table:table-cell table:formula="of:= [.G482]/[.F482]" office:value-type="float" office:value="-0.934818601322758" calcext:value-type="float">
            <text:p>-0.934818601322758</text:p>
          </table:table-cell>
          <table:table-cell table:number-columns-repeated="7"/>
        </table:table-row>
        <table:table-row table:style-name="ro1">
          <table:table-cell office:value-type="float" office:value="335.177103998065" calcext:value-type="float">
            <text:p>335.177103998065</text:p>
          </table:table-cell>
          <table:table-cell office:value-type="float" office:value="168.620562186121" calcext:value-type="float">
            <text:p>168.620562186121</text:p>
          </table:table-cell>
          <table:table-cell office:value-type="float" office:value="-65.6373177019323" calcext:value-type="float">
            <text:p>-65.6373177019323</text:p>
          </table:table-cell>
          <table:table-cell/>
          <table:table-cell table:formula="of:=[.A483]*[.$K$1]" office:value-type="float" office:value="335.177103998065" calcext:value-type="float">
            <text:p>335.177103998065</text:p>
          </table:table-cell>
          <table:table-cell table:formula="of:=[.B483]*[.$K$2]" office:value-type="float" office:value="168.620562186121" calcext:value-type="float">
            <text:p>168.620562186121</text:p>
          </table:table-cell>
          <table:table-cell table:formula="of:=[.C483]*[.$K$3]" office:value-type="float" office:value="-65.6373177019323" calcext:value-type="float">
            <text:p>-65.6373177019323</text:p>
          </table:table-cell>
          <table:table-cell table:formula="of:= [.G483]/[.F483]" office:value-type="float" office:value="-0.389260460592478" calcext:value-type="float">
            <text:p>-0.389260460592478</text:p>
          </table:table-cell>
          <table:table-cell table:number-columns-repeated="7"/>
        </table:table-row>
        <table:table-row table:style-name="ro1">
          <table:table-cell office:value-type="float" office:value="494.500664212538" calcext:value-type="float">
            <text:p>494.500664212538</text:p>
          </table:table-cell>
          <table:table-cell office:value-type="float" office:value="-159.323560214473" calcext:value-type="float">
            <text:p>-159.323560214473</text:p>
          </table:table-cell>
          <table:table-cell office:value-type="float" office:value="42.4539375163135" calcext:value-type="float">
            <text:p>42.4539375163135</text:p>
          </table:table-cell>
          <table:table-cell/>
          <table:table-cell table:formula="of:=[.A484]*[.$K$1]" office:value-type="float" office:value="494.500664212538" calcext:value-type="float">
            <text:p>494.500664212538</text:p>
          </table:table-cell>
          <table:table-cell table:formula="of:=[.B484]*[.$K$2]" office:value-type="float" office:value="-159.323560214473" calcext:value-type="float">
            <text:p>-159.323560214473</text:p>
          </table:table-cell>
          <table:table-cell table:formula="of:=[.C484]*[.$K$3]" office:value-type="float" office:value="42.4539375163135" calcext:value-type="float">
            <text:p>42.4539375163135</text:p>
          </table:table-cell>
          <table:table-cell table:formula="of:= [.G484]/[.F484]" office:value-type="float" office:value="-0.266463650819529" calcext:value-type="float">
            <text:p>-0.266463650819529</text:p>
          </table:table-cell>
          <table:table-cell table:number-columns-repeated="7"/>
        </table:table-row>
        <table:table-row table:style-name="ro1">
          <table:table-cell office:value-type="float" office:value="455.62475069596" calcext:value-type="float">
            <text:p>455.62475069596</text:p>
          </table:table-cell>
          <table:table-cell office:value-type="float" office:value="38.875913516578" calcext:value-type="float">
            <text:p>38.875913516578</text:p>
          </table:table-cell>
          <table:table-cell office:value-type="float" office:value="60.2405248904536" calcext:value-type="float">
            <text:p>60.2405248904536</text:p>
          </table:table-cell>
          <table:table-cell/>
          <table:table-cell table:formula="of:=[.A485]*[.$K$1]" office:value-type="float" office:value="455.62475069596" calcext:value-type="float">
            <text:p>455.62475069596</text:p>
          </table:table-cell>
          <table:table-cell table:formula="of:=[.B485]*[.$K$2]" office:value-type="float" office:value="38.875913516578" calcext:value-type="float">
            <text:p>38.875913516578</text:p>
          </table:table-cell>
          <table:table-cell table:formula="of:=[.C485]*[.$K$3]" office:value-type="float" office:value="60.2405248904536" calcext:value-type="float">
            <text:p>60.2405248904536</text:p>
          </table:table-cell>
          <table:table-cell table:formula="of:= [.G485]/[.F485]" office:value-type="float" office:value="1.54955908276638" calcext:value-type="float">
            <text:p>1.54955908276638</text:p>
          </table:table-cell>
          <table:table-cell table:number-columns-repeated="7"/>
        </table:table-row>
        <table:table-row table:style-name="ro1">
          <table:table-cell office:value-type="float" office:value="576.538432417877" calcext:value-type="float">
            <text:p>576.538432417877</text:p>
          </table:table-cell>
          <table:table-cell office:value-type="float" office:value="-120.913681721917" calcext:value-type="float">
            <text:p>-120.913681721917</text:p>
          </table:table-cell>
          <table:table-cell office:value-type="float" office:value="-135.008708693722" calcext:value-type="float">
            <text:p>-135.008708693722</text:p>
          </table:table-cell>
          <table:table-cell/>
          <table:table-cell table:formula="of:=[.A486]*[.$K$1]" office:value-type="float" office:value="576.538432417877" calcext:value-type="float">
            <text:p>576.538432417877</text:p>
          </table:table-cell>
          <table:table-cell table:formula="of:=[.B486]*[.$K$2]" office:value-type="float" office:value="-120.913681721917" calcext:value-type="float">
            <text:p>-120.913681721917</text:p>
          </table:table-cell>
          <table:table-cell table:formula="of:=[.C486]*[.$K$3]" office:value-type="float" office:value="-135.008708693722" calcext:value-type="float">
            <text:p>-135.008708693722</text:p>
          </table:table-cell>
          <table:table-cell table:formula="of:= [.G486]/[.F486]" office:value-type="float" office:value="1.11657098494628" calcext:value-type="float">
            <text:p>1.11657098494628</text:p>
          </table:table-cell>
          <table:table-cell table:number-columns-repeated="7"/>
        </table:table-row>
        <table:table-row table:style-name="ro1">
          <table:table-cell office:value-type="float" office:value="239.999570793437" calcext:value-type="float">
            <text:p>239.999570793437</text:p>
          </table:table-cell>
          <table:table-cell office:value-type="float" office:value="336.53886162444" calcext:value-type="float">
            <text:p>336.53886162444</text:p>
          </table:table-cell>
          <table:table-cell office:value-type="float" office:value="90.7203473143539" calcext:value-type="float">
            <text:p>90.7203473143539</text:p>
          </table:table-cell>
          <table:table-cell/>
          <table:table-cell table:formula="of:=[.A487]*[.$K$1]" office:value-type="float" office:value="239.999570793437" calcext:value-type="float">
            <text:p>239.999570793437</text:p>
          </table:table-cell>
          <table:table-cell table:formula="of:=[.B487]*[.$K$2]" office:value-type="float" office:value="336.53886162444" calcext:value-type="float">
            <text:p>336.53886162444</text:p>
          </table:table-cell>
          <table:table-cell table:formula="of:=[.C487]*[.$K$3]" office:value-type="float" office:value="90.7203473143539" calcext:value-type="float">
            <text:p>90.7203473143539</text:p>
          </table:table-cell>
          <table:table-cell table:formula="of:= [.G487]/[.F487]" office:value-type="float" office:value="0.269568711549257" calcext:value-type="float">
            <text:p>0.269568711549257</text:p>
          </table:table-cell>
          <table:table-cell table:number-columns-repeated="7"/>
        </table:table-row>
        <table:table-row table:style-name="ro1">
          <table:table-cell office:value-type="float" office:value="263.804774401451" calcext:value-type="float">
            <text:p>263.804774401451</text:p>
          </table:table-cell>
          <table:table-cell office:value-type="float" office:value="-23.8052036080139" calcext:value-type="float">
            <text:p>-23.8052036080139</text:p>
          </table:table-cell>
          <table:table-cell office:value-type="float" office:value="-209.474720269979" calcext:value-type="float">
            <text:p>-209.474720269979</text:p>
          </table:table-cell>
          <table:table-cell/>
          <table:table-cell table:formula="of:=[.A488]*[.$K$1]" office:value-type="float" office:value="263.804774401451" calcext:value-type="float">
            <text:p>263.804774401451</text:p>
          </table:table-cell>
          <table:table-cell table:formula="of:=[.B488]*[.$K$2]" office:value-type="float" office:value="-23.8052036080139" calcext:value-type="float">
            <text:p>-23.8052036080139</text:p>
          </table:table-cell>
          <table:table-cell table:formula="of:=[.C488]*[.$K$3]" office:value-type="float" office:value="-209.474720269979" calcext:value-type="float">
            <text:p>-209.474720269979</text:p>
          </table:table-cell>
          <table:table-cell table:formula="of:= [.G488]/[.F488]" office:value-type="float" office:value="8.79953491342794" calcext:value-type="float">
            <text:p>8.79953491342794</text:p>
          </table:table-cell>
          <table:table-cell table:number-columns-repeated="7"/>
        </table:table-row>
        <table:table-row table:style-name="ro1">
          <table:table-cell office:value-type="float" office:value="276.755136971449" calcext:value-type="float">
            <text:p>276.755136971449</text:p>
          </table:table-cell>
          <table:table-cell office:value-type="float" office:value="-12.9503625699983" calcext:value-type="float">
            <text:p>-12.9503625699983</text:p>
          </table:table-cell>
          <table:table-cell office:value-type="float" office:value="322.337186559103" calcext:value-type="float">
            <text:p>322.337186559103</text:p>
          </table:table-cell>
          <table:table-cell/>
          <table:table-cell table:formula="of:=[.A489]*[.$K$1]" office:value-type="float" office:value="276.755136971449" calcext:value-type="float">
            <text:p>276.755136971449</text:p>
          </table:table-cell>
          <table:table-cell table:formula="of:=[.B489]*[.$K$2]" office:value-type="float" office:value="-12.9503625699983" calcext:value-type="float">
            <text:p>-12.9503625699983</text:p>
          </table:table-cell>
          <table:table-cell table:formula="of:=[.C489]*[.$K$3]" office:value-type="float" office:value="322.337186559103" calcext:value-type="float">
            <text:p>322.337186559103</text:p>
          </table:table-cell>
          <table:table-cell table:formula="of:= [.G489]/[.F489]" office:value-type="float" office:value="-24.8902055689045" calcext:value-type="float">
            <text:p>-24.8902055689045</text:p>
          </table:table-cell>
          <table:table-cell table:number-columns-repeated="7"/>
        </table:table-row>
        <table:table-row table:style-name="ro1">
          <table:table-cell office:value-type="float" office:value="327.244906432651" calcext:value-type="float">
            <text:p>327.244906432651</text:p>
          </table:table-cell>
          <table:table-cell office:value-type="float" office:value="-50.4897694612019" calcext:value-type="float">
            <text:p>-50.4897694612019</text:p>
          </table:table-cell>
          <table:table-cell office:value-type="float" office:value="-68.2378291872992" calcext:value-type="float">
            <text:p>-68.2378291872992</text:p>
          </table:table-cell>
          <table:table-cell/>
          <table:table-cell table:formula="of:=[.A490]*[.$K$1]" office:value-type="float" office:value="327.244906432651" calcext:value-type="float">
            <text:p>327.244906432651</text:p>
          </table:table-cell>
          <table:table-cell table:formula="of:=[.B490]*[.$K$2]" office:value-type="float" office:value="-50.4897694612019" calcext:value-type="float">
            <text:p>-50.4897694612019</text:p>
          </table:table-cell>
          <table:table-cell table:formula="of:=[.C490]*[.$K$3]" office:value-type="float" office:value="-68.2378291872992" calcext:value-type="float">
            <text:p>-68.2378291872992</text:p>
          </table:table-cell>
          <table:table-cell table:formula="of:= [.G490]/[.F490]" office:value-type="float" office:value="1.35151793948545" calcext:value-type="float">
            <text:p>1.35151793948545</text:p>
          </table:table-cell>
          <table:table-cell table:number-columns-repeated="7"/>
        </table:table-row>
        <table:table-row table:style-name="ro1">
          <table:table-cell office:value-type="float" office:value="355.216414147065" calcext:value-type="float">
            <text:p>355.216414147065</text:p>
          </table:table-cell>
          <table:table-cell office:value-type="float" office:value="-27.9715077144135" calcext:value-type="float">
            <text:p>-27.9715077144135</text:p>
          </table:table-cell>
          <table:table-cell office:value-type="float" office:value="45.9847886974872" calcext:value-type="float">
            <text:p>45.9847886974872</text:p>
          </table:table-cell>
          <table:table-cell/>
          <table:table-cell table:formula="of:=[.A491]*[.$K$1]" office:value-type="float" office:value="355.216414147065" calcext:value-type="float">
            <text:p>355.216414147065</text:p>
          </table:table-cell>
          <table:table-cell table:formula="of:=[.B491]*[.$K$2]" office:value-type="float" office:value="-27.9715077144135" calcext:value-type="float">
            <text:p>-27.9715077144135</text:p>
          </table:table-cell>
          <table:table-cell table:formula="of:=[.C491]*[.$K$3]" office:value-type="float" office:value="45.9847886974872" calcext:value-type="float">
            <text:p>45.9847886974872</text:p>
          </table:table-cell>
          <table:table-cell table:formula="of:= [.G491]/[.F491]" office:value-type="float" office:value="-1.64398677278993" calcext:value-type="float">
            <text:p>-1.64398677278993</text:p>
          </table:table-cell>
          <table:table-cell table:number-columns-repeated="7"/>
        </table:table-row>
        <table:table-row table:style-name="ro1">
          <table:table-cell office:value-type="float" office:value="545.220970204529" calcext:value-type="float">
            <text:p>545.220970204529</text:p>
          </table:table-cell>
          <table:table-cell office:value-type="float" office:value="-190.004556057464" calcext:value-type="float">
            <text:p>-190.004556057464</text:p>
          </table:table-cell>
          <table:table-cell office:value-type="float" office:value="-9.45050447347043" calcext:value-type="float">
            <text:p>-9.45050447347043</text:p>
          </table:table-cell>
          <table:table-cell/>
          <table:table-cell table:formula="of:=[.A492]*[.$K$1]" office:value-type="float" office:value="545.220970204529" calcext:value-type="float">
            <text:p>545.220970204529</text:p>
          </table:table-cell>
          <table:table-cell table:formula="of:=[.B492]*[.$K$2]" office:value-type="float" office:value="-190.004556057464" calcext:value-type="float">
            <text:p>-190.004556057464</text:p>
          </table:table-cell>
          <table:table-cell table:formula="of:=[.C492]*[.$K$3]" office:value-type="float" office:value="-9.45050447347043" calcext:value-type="float">
            <text:p>-9.45050447347043</text:p>
          </table:table-cell>
          <table:table-cell table:formula="of:= [.G492]/[.F492]" office:value-type="float" office:value="0.0497383045415619" calcext:value-type="float">
            <text:p>0.049738304541562</text:p>
          </table:table-cell>
          <table:table-cell table:number-columns-repeated="7"/>
        </table:table-row>
        <table:table-row table:style-name="ro1">
          <table:table-cell office:value-type="float" office:value="469.497391416828" calcext:value-type="float">
            <text:p>469.497391416828</text:p>
          </table:table-cell>
          <table:table-cell office:value-type="float" office:value="75.7235787877013" calcext:value-type="float">
            <text:p>75.7235787877013</text:p>
          </table:table-cell>
          <table:table-cell office:value-type="float" office:value="-67.0949553546668" calcext:value-type="float">
            <text:p>-67.0949553546668</text:p>
          </table:table-cell>
          <table:table-cell/>
          <table:table-cell table:formula="of:=[.A493]*[.$K$1]" office:value-type="float" office:value="469.497391416828" calcext:value-type="float">
            <text:p>469.497391416828</text:p>
          </table:table-cell>
          <table:table-cell table:formula="of:=[.B493]*[.$K$2]" office:value-type="float" office:value="75.7235787877013" calcext:value-type="float">
            <text:p>75.7235787877013</text:p>
          </table:table-cell>
          <table:table-cell table:formula="of:=[.C493]*[.$K$3]" office:value-type="float" office:value="-67.0949553546668" calcext:value-type="float">
            <text:p>-67.0949553546668</text:p>
          </table:table-cell>
          <table:table-cell table:formula="of:= [.G493]/[.F493]" office:value-type="float" office:value="-0.88605103494612" calcext:value-type="float">
            <text:p>-0.88605103494612</text:p>
          </table:table-cell>
          <table:table-cell table:number-columns-repeated="7"/>
        </table:table-row>
        <table:table-row table:style-name="ro1">
          <table:table-cell office:value-type="float" office:value="342.094630548795" calcext:value-type="float">
            <text:p>342.094630548795</text:p>
          </table:table-cell>
          <table:table-cell office:value-type="float" office:value="127.402760868033" calcext:value-type="float">
            <text:p>127.402760868033</text:p>
          </table:table-cell>
          <table:table-cell office:value-type="float" office:value="16.5215164590921" calcext:value-type="float">
            <text:p>16.5215164590921</text:p>
          </table:table-cell>
          <table:table-cell/>
          <table:table-cell table:formula="of:=[.A494]*[.$K$1]" office:value-type="float" office:value="342.094630548795" calcext:value-type="float">
            <text:p>342.094630548795</text:p>
          </table:table-cell>
          <table:table-cell table:formula="of:=[.B494]*[.$K$2]" office:value-type="float" office:value="127.402760868033" calcext:value-type="float">
            <text:p>127.402760868033</text:p>
          </table:table-cell>
          <table:table-cell table:formula="of:=[.C494]*[.$K$3]" office:value-type="float" office:value="16.5215164590921" calcext:value-type="float">
            <text:p>16.5215164590921</text:p>
          </table:table-cell>
          <table:table-cell table:formula="of:= [.G494]/[.F494]" office:value-type="float" office:value="0.129679422537833" calcext:value-type="float">
            <text:p>0.129679422537833</text:p>
          </table:table-cell>
          <table:table-cell table:number-columns-repeated="7"/>
        </table:table-row>
        <table:table-row table:style-name="ro1">
          <table:table-cell office:value-type="float" office:value="310.4333361776" calcext:value-type="float">
            <text:p>310.4333361776</text:p>
          </table:table-cell>
          <table:table-cell office:value-type="float" office:value="31.6612943711946" calcext:value-type="float">
            <text:p>31.6612943711946</text:p>
          </table:table-cell>
          <table:table-cell office:value-type="float" office:value="-137.331731371796" calcext:value-type="float">
            <text:p>-137.331731371796</text:p>
          </table:table-cell>
          <table:table-cell/>
          <table:table-cell table:formula="of:=[.A495]*[.$K$1]" office:value-type="float" office:value="310.4333361776" calcext:value-type="float">
            <text:p>310.4333361776</text:p>
          </table:table-cell>
          <table:table-cell table:formula="of:=[.B495]*[.$K$2]" office:value-type="float" office:value="31.6612943711946" calcext:value-type="float">
            <text:p>31.6612943711946</text:p>
          </table:table-cell>
          <table:table-cell table:formula="of:=[.C495]*[.$K$3]" office:value-type="float" office:value="-137.331731371796" calcext:value-type="float">
            <text:p>-137.331731371796</text:p>
          </table:table-cell>
          <table:table-cell table:formula="of:= [.G495]/[.F495]" office:value-type="float" office:value="-4.33752738475343" calcext:value-type="float">
            <text:p>-4.33752738475343</text:p>
          </table:table-cell>
          <table:table-cell table:number-columns-repeated="7"/>
        </table:table-row>
        <table:table-row table:style-name="ro1">
          <table:table-cell office:value-type="float" office:value="516.548060667358" calcext:value-type="float">
            <text:p>516.548060667358</text:p>
          </table:table-cell>
          <table:table-cell office:value-type="float" office:value="-206.114724489757" calcext:value-type="float">
            <text:p>-206.114724489757</text:p>
          </table:table-cell>
          <table:table-cell office:value-type="float" office:value="201.991823765426" calcext:value-type="float">
            <text:p>201.991823765426</text:p>
          </table:table-cell>
          <table:table-cell/>
          <table:table-cell table:formula="of:=[.A496]*[.$K$1]" office:value-type="float" office:value="516.548060667358" calcext:value-type="float">
            <text:p>516.548060667358</text:p>
          </table:table-cell>
          <table:table-cell table:formula="of:=[.B496]*[.$K$2]" office:value-type="float" office:value="-206.114724489757" calcext:value-type="float">
            <text:p>-206.114724489757</text:p>
          </table:table-cell>
          <table:table-cell table:formula="of:=[.C496]*[.$K$3]" office:value-type="float" office:value="201.991823765426" calcext:value-type="float">
            <text:p>201.991823765426</text:p>
          </table:table-cell>
          <table:table-cell table:formula="of:= [.G496]/[.F496]" office:value-type="float" office:value="-0.979997058751926" calcext:value-type="float">
            <text:p>-0.979997058751926</text:p>
          </table:table-cell>
          <table:table-cell table:number-columns-repeated="7"/>
        </table:table-row>
        <table:table-row table:style-name="ro1">
          <table:table-cell office:value-type="float" office:value="469.492464144866" calcext:value-type="float">
            <text:p>469.492464144866</text:p>
          </table:table-cell>
          <table:table-cell office:value-type="float" office:value="47.0555965224916" calcext:value-type="float">
            <text:p>47.0555965224916</text:p>
          </table:table-cell>
          <table:table-cell office:value-type="float" office:value="-217.472100883653" calcext:value-type="float">
            <text:p>-217.472100883653</text:p>
          </table:table-cell>
          <table:table-cell/>
          <table:table-cell table:formula="of:=[.A497]*[.$K$1]" office:value-type="float" office:value="469.492464144866" calcext:value-type="float">
            <text:p>469.492464144866</text:p>
          </table:table-cell>
          <table:table-cell table:formula="of:=[.B497]*[.$K$2]" office:value-type="float" office:value="47.0555965224916" calcext:value-type="float">
            <text:p>47.0555965224916</text:p>
          </table:table-cell>
          <table:table-cell table:formula="of:=[.C497]*[.$K$3]" office:value-type="float" office:value="-217.472100883653" calcext:value-type="float">
            <text:p>-217.472100883653</text:p>
          </table:table-cell>
          <table:table-cell table:formula="of:= [.G497]/[.F497]" office:value-type="float" office:value="-4.62159906483613" calcext:value-type="float">
            <text:p>-4.62159906483613</text:p>
          </table:table-cell>
          <table:table-cell table:number-columns-repeated="7"/>
        </table:table-row>
        <table:table-row table:style-name="ro1">
          <table:table-cell office:value-type="float" office:value="134.815108504118" calcext:value-type="float">
            <text:p>134.815108504118</text:p>
          </table:table-cell>
          <table:table-cell office:value-type="float" office:value="334.677355640748" calcext:value-type="float">
            <text:p>334.677355640748</text:p>
          </table:table-cell>
          <table:table-cell office:value-type="float" office:value="-111.58375078376" calcext:value-type="float">
            <text:p>-111.58375078376</text:p>
          </table:table-cell>
          <table:table-cell/>
          <table:table-cell table:formula="of:=[.A498]*[.$K$1]" office:value-type="float" office:value="134.815108504118" calcext:value-type="float">
            <text:p>134.815108504118</text:p>
          </table:table-cell>
          <table:table-cell table:formula="of:=[.B498]*[.$K$2]" office:value-type="float" office:value="334.677355640748" calcext:value-type="float">
            <text:p>334.677355640748</text:p>
          </table:table-cell>
          <table:table-cell table:formula="of:=[.C498]*[.$K$3]" office:value-type="float" office:value="-111.58375078376" calcext:value-type="float">
            <text:p>-111.58375078376</text:p>
          </table:table-cell>
          <table:table-cell table:formula="of:= [.G498]/[.F498]" office:value-type="float" office:value="-0.333406933283939" calcext:value-type="float">
            <text:p>-0.333406933283939</text:p>
          </table:table-cell>
          <table:table-cell table:number-columns-repeated="7"/>
        </table:table-row>
        <table:table-row table:style-name="ro1">
          <table:table-cell office:value-type="float" office:value="501.731827307052" calcext:value-type="float">
            <text:p>501.731827307052</text:p>
          </table:table-cell>
          <table:table-cell office:value-type="float" office:value="-366.916718802934" calcext:value-type="float">
            <text:p>-366.916718802934</text:p>
          </table:table-cell>
          <table:table-cell office:value-type="float" office:value="-41.0896284626089" calcext:value-type="float">
            <text:p>-41.0896284626089</text:p>
          </table:table-cell>
          <table:table-cell/>
          <table:table-cell table:formula="of:=[.A499]*[.$K$1]" office:value-type="float" office:value="501.731827307052" calcext:value-type="float">
            <text:p>501.731827307052</text:p>
          </table:table-cell>
          <table:table-cell table:formula="of:=[.B499]*[.$K$2]" office:value-type="float" office:value="-366.916718802934" calcext:value-type="float">
            <text:p>-366.916718802934</text:p>
          </table:table-cell>
          <table:table-cell table:formula="of:=[.C499]*[.$K$3]" office:value-type="float" office:value="-41.0896284626089" calcext:value-type="float">
            <text:p>-41.0896284626089</text:p>
          </table:table-cell>
          <table:table-cell table:formula="of:= [.G499]/[.F499]" office:value-type="float" office:value="0.111986252893201" calcext:value-type="float">
            <text:p>0.111986252893201</text:p>
          </table:table-cell>
          <table:table-cell table:number-columns-repeated="7"/>
        </table:table-row>
        <table:table-row table:style-name="ro1">
          <table:table-cell office:value-type="float" office:value="449.023855889651" calcext:value-type="float">
            <text:p>449.023855889651</text:p>
          </table:table-cell>
          <table:table-cell office:value-type="float" office:value="52.7079714174013" calcext:value-type="float">
            <text:p>52.7079714174013</text:p>
          </table:table-cell>
          <table:table-cell office:value-type="float" office:value="254.908414978293" calcext:value-type="float">
            <text:p>254.908414978293</text:p>
          </table:table-cell>
          <table:table-cell/>
          <table:table-cell table:formula="of:=[.A500]*[.$K$1]" office:value-type="float" office:value="449.023855889651" calcext:value-type="float">
            <text:p>449.023855889651</text:p>
          </table:table-cell>
          <table:table-cell table:formula="of:=[.B500]*[.$K$2]" office:value-type="float" office:value="52.7079714174013" calcext:value-type="float">
            <text:p>52.7079714174013</text:p>
          </table:table-cell>
          <table:table-cell table:formula="of:=[.C500]*[.$K$3]" office:value-type="float" office:value="254.908414978293" calcext:value-type="float">
            <text:p>254.908414978293</text:p>
          </table:table-cell>
          <table:table-cell table:formula="of:= [.G500]/[.F500]" office:value-type="float" office:value="4.83624029010034" calcext:value-type="float">
            <text:p>4.83624029010034</text:p>
          </table:table-cell>
          <table:table-cell table:number-columns-repeated="7"/>
        </table:table-row>
        <table:table-row table:style-name="ro1">
          <table:table-cell office:value-type="float" office:value="312.15392899369" calcext:value-type="float">
            <text:p>312.15392899369</text:p>
          </table:table-cell>
          <table:table-cell office:value-type="float" office:value="136.869926895961" calcext:value-type="float">
            <text:p>136.869926895961</text:p>
          </table:table-cell>
          <table:table-cell office:value-type="float" office:value="-19.2240251077089" calcext:value-type="float">
            <text:p>-19.2240251077089</text:p>
          </table:table-cell>
          <table:table-cell/>
          <table:table-cell table:formula="of:=[.A501]*[.$K$1]" office:value-type="float" office:value="312.15392899369" calcext:value-type="float">
            <text:p>312.15392899369</text:p>
          </table:table-cell>
          <table:table-cell table:formula="of:=[.B501]*[.$K$2]" office:value-type="float" office:value="136.869926895961" calcext:value-type="float">
            <text:p>136.869926895961</text:p>
          </table:table-cell>
          <table:table-cell table:formula="of:=[.C501]*[.$K$3]" office:value-type="float" office:value="-19.2240251077089" calcext:value-type="float">
            <text:p>-19.2240251077089</text:p>
          </table:table-cell>
          <table:table-cell table:formula="of:= [.G501]/[.F501]" office:value-type="float" office:value="-0.140454704285198" calcext:value-type="float">
            <text:p>-0.140454704285198</text:p>
          </table:table-cell>
          <table:table-cell table:number-columns-repeated="7"/>
        </table:table-row>
        <table:table-row table:style-name="ro1">
          <table:table-cell office:value-type="float" office:value="458.344087732683" calcext:value-type="float">
            <text:p>458.344087732683</text:p>
          </table:table-cell>
          <table:table-cell office:value-type="float" office:value="-146.190158738993" calcext:value-type="float">
            <text:p>-146.190158738993</text:p>
          </table:table-cell>
          <table:table-cell office:value-type="float" office:value="104.144072855024" calcext:value-type="float">
            <text:p>104.144072855024</text:p>
          </table:table-cell>
          <table:table-cell/>
          <table:table-cell table:formula="of:=[.A502]*[.$K$1]" office:value-type="float" office:value="458.344087732683" calcext:value-type="float">
            <text:p>458.344087732683</text:p>
          </table:table-cell>
          <table:table-cell table:formula="of:=[.B502]*[.$K$2]" office:value-type="float" office:value="-146.190158738993" calcext:value-type="float">
            <text:p>-146.190158738993</text:p>
          </table:table-cell>
          <table:table-cell table:formula="of:=[.C502]*[.$K$3]" office:value-type="float" office:value="104.144072855024" calcext:value-type="float">
            <text:p>104.144072855024</text:p>
          </table:table-cell>
          <table:table-cell table:formula="of:= [.G502]/[.F502]" office:value-type="float" office:value="-0.712387713053672" calcext:value-type="float">
            <text:p>-0.712387713053672</text:p>
          </table:table-cell>
          <table:table-cell table:number-columns-repeated="7"/>
        </table:table-row>
        <table:table-row table:style-name="ro1">
          <table:table-cell office:value-type="float" office:value="361.049697583507" calcext:value-type="float">
            <text:p>361.049697583507</text:p>
          </table:table-cell>
          <table:table-cell office:value-type="float" office:value="97.2943901491762" calcext:value-type="float">
            <text:p>97.2943901491762</text:p>
          </table:table-cell>
          <table:table-cell office:value-type="float" office:value="-178.64699381837" calcext:value-type="float">
            <text:p>-178.64699381837</text:p>
          </table:table-cell>
          <table:table-cell/>
          <table:table-cell table:formula="of:=[.A503]*[.$K$1]" office:value-type="float" office:value="361.049697583507" calcext:value-type="float">
            <text:p>361.049697583507</text:p>
          </table:table-cell>
          <table:table-cell table:formula="of:=[.B503]*[.$K$2]" office:value-type="float" office:value="97.2943901491762" calcext:value-type="float">
            <text:p>97.2943901491762</text:p>
          </table:table-cell>
          <table:table-cell table:formula="of:=[.C503]*[.$K$3]" office:value-type="float" office:value="-178.64699381837" calcext:value-type="float">
            <text:p>-178.64699381837</text:p>
          </table:table-cell>
          <table:table-cell table:formula="of:= [.G503]/[.F503]" office:value-type="float" office:value="-1.83614896546924" calcext:value-type="float">
            <text:p>-1.83614896546924</text:p>
          </table:table-cell>
          <table:table-cell table:number-columns-repeated="7"/>
        </table:table-row>
        <table:table-row table:style-name="ro1">
          <table:table-cell office:value-type="float" office:value="505.268227167282" calcext:value-type="float">
            <text:p>505.268227167282</text:p>
          </table:table-cell>
          <table:table-cell office:value-type="float" office:value="-144.218529583775" calcext:value-type="float">
            <text:p>-144.218529583775</text:p>
          </table:table-cell>
          <table:table-cell office:value-type="float" office:value="117.277218179864" calcext:value-type="float">
            <text:p>117.277218179864</text:p>
          </table:table-cell>
          <table:table-cell/>
          <table:table-cell table:formula="of:=[.A504]*[.$K$1]" office:value-type="float" office:value="505.268227167282" calcext:value-type="float">
            <text:p>505.268227167282</text:p>
          </table:table-cell>
          <table:table-cell table:formula="of:=[.B504]*[.$K$2]" office:value-type="float" office:value="-144.218529583775" calcext:value-type="float">
            <text:p>-144.218529583775</text:p>
          </table:table-cell>
          <table:table-cell table:formula="of:=[.C504]*[.$K$3]" office:value-type="float" office:value="117.277218179864" calcext:value-type="float">
            <text:p>117.277218179864</text:p>
          </table:table-cell>
          <table:table-cell table:formula="of:= [.G504]/[.F504]" office:value-type="float" office:value="-0.813191054702432" calcext:value-type="float">
            <text:p>-0.813191054702432</text:p>
          </table:table-cell>
          <table:table-cell table:number-columns-repeated="7"/>
        </table:table-row>
        <table:table-row table:style-name="ro1">
          <table:table-cell office:value-type="float" office:value="566.473273477151" calcext:value-type="float">
            <text:p>566.473273477151</text:p>
          </table:table-cell>
          <table:table-cell office:value-type="float" office:value="-61.2050463098693" calcext:value-type="float">
            <text:p>-61.2050463098693</text:p>
          </table:table-cell>
          <table:table-cell office:value-type="float" office:value="-20.8302273174343" calcext:value-type="float">
            <text:p>-20.8302273174343</text:p>
          </table:table-cell>
          <table:table-cell/>
          <table:table-cell table:formula="of:=[.A505]*[.$K$1]" office:value-type="float" office:value="566.473273477151" calcext:value-type="float">
            <text:p>566.473273477151</text:p>
          </table:table-cell>
          <table:table-cell table:formula="of:=[.B505]*[.$K$2]" office:value-type="float" office:value="-61.2050463098693" calcext:value-type="float">
            <text:p>-61.2050463098693</text:p>
          </table:table-cell>
          <table:table-cell table:formula="of:=[.C505]*[.$K$3]" office:value-type="float" office:value="-20.8302273174343" calcext:value-type="float">
            <text:p>-20.8302273174343</text:p>
          </table:table-cell>
          <table:table-cell table:formula="of:= [.G505]/[.F505]" office:value-type="float" office:value="0.340335128773123" calcext:value-type="float">
            <text:p>0.340335128773123</text:p>
          </table:table-cell>
          <table:table-cell table:number-columns-repeated="7"/>
        </table:table-row>
        <table:table-row table:style-name="ro1">
          <table:table-cell office:value-type="float" office:value="534.21531128907" calcext:value-type="float">
            <text:p>534.21531128907</text:p>
          </table:table-cell>
          <table:table-cell office:value-type="float" office:value="32.2579621880814" calcext:value-type="float">
            <text:p>32.2579621880814</text:p>
          </table:table-cell>
          <table:table-cell office:value-type="float" office:value="-151.678218847334" calcext:value-type="float">
            <text:p>-151.678218847334</text:p>
          </table:table-cell>
          <table:table-cell/>
          <table:table-cell table:formula="of:=[.A506]*[.$K$1]" office:value-type="float" office:value="534.21531128907" calcext:value-type="float">
            <text:p>534.21531128907</text:p>
          </table:table-cell>
          <table:table-cell table:formula="of:=[.B506]*[.$K$2]" office:value-type="float" office:value="32.2579621880814" calcext:value-type="float">
            <text:p>32.2579621880814</text:p>
          </table:table-cell>
          <table:table-cell table:formula="of:=[.C506]*[.$K$3]" office:value-type="float" office:value="-151.678218847334" calcext:value-type="float">
            <text:p>-151.678218847334</text:p>
          </table:table-cell>
          <table:table-cell table:formula="of:= [.G506]/[.F506]" office:value-type="float" office:value="-4.70203969993417" calcext:value-type="float">
            <text:p>-4.70203969993417</text:p>
          </table:table-cell>
          <table:table-cell table:number-columns-repeated="7"/>
        </table:table-row>
        <table:table-row table:style-name="ro1">
          <table:table-cell office:value-type="float" office:value="401.369388083784" calcext:value-type="float">
            <text:p>401.369388083784</text:p>
          </table:table-cell>
          <table:table-cell office:value-type="float" office:value="132.845923205286" calcext:value-type="float">
            <text:p>132.845923205286</text:p>
          </table:table-cell>
          <table:table-cell office:value-type="float" office:value="482.913568768045" calcext:value-type="float">
            <text:p>482.913568768045</text:p>
          </table:table-cell>
          <table:table-cell/>
          <table:table-cell table:formula="of:=[.A507]*[.$K$1]" office:value-type="float" office:value="401.369388083784" calcext:value-type="float">
            <text:p>401.369388083784</text:p>
          </table:table-cell>
          <table:table-cell table:formula="of:=[.B507]*[.$K$2]" office:value-type="float" office:value="132.845923205286" calcext:value-type="float">
            <text:p>132.845923205286</text:p>
          </table:table-cell>
          <table:table-cell table:formula="of:=[.C507]*[.$K$3]" office:value-type="float" office:value="482.913568768045" calcext:value-type="float">
            <text:p>482.913568768045</text:p>
          </table:table-cell>
          <table:table-cell table:formula="of:= [.G507]/[.F507]" office:value-type="float" office:value="3.63514029724347" calcext:value-type="float">
            <text:p>3.63514029724347</text:p>
          </table:table-cell>
          <table:table-cell table:number-columns-repeated="7"/>
        </table:table-row>
        <table:table-row table:style-name="ro1">
          <table:table-cell office:value-type="float" office:value="473.547409092219" calcext:value-type="float">
            <text:p>473.547409092219</text:p>
          </table:table-cell>
          <table:table-cell office:value-type="float" office:value="-72.1780210084353" calcext:value-type="float">
            <text:p>-72.1780210084353</text:p>
          </table:table-cell>
          <table:table-cell office:value-type="float" office:value="-20.2356549460696" calcext:value-type="float">
            <text:p>-20.2356549460696</text:p>
          </table:table-cell>
          <table:table-cell/>
          <table:table-cell table:formula="of:=[.A508]*[.$K$1]" office:value-type="float" office:value="473.547409092219" calcext:value-type="float">
            <text:p>473.547409092219</text:p>
          </table:table-cell>
          <table:table-cell table:formula="of:=[.B508]*[.$K$2]" office:value-type="float" office:value="-72.1780210084353" calcext:value-type="float">
            <text:p>-72.1780210084353</text:p>
          </table:table-cell>
          <table:table-cell table:formula="of:=[.C508]*[.$K$3]" office:value-type="float" office:value="-20.2356549460696" calcext:value-type="float">
            <text:p>-20.2356549460696</text:p>
          </table:table-cell>
          <table:table-cell table:formula="of:= [.G508]/[.F508]" office:value-type="float" office:value="0.280357575108698" calcext:value-type="float">
            <text:p>0.280357575108698</text:p>
          </table:table-cell>
          <table:table-cell table:number-columns-repeated="7"/>
        </table:table-row>
        <table:table-row table:style-name="ro1">
          <table:table-cell office:value-type="float" office:value="208.338027251723" calcext:value-type="float">
            <text:p>208.338027251723</text:p>
          </table:table-cell>
          <table:table-cell office:value-type="float" office:value="265.209381840496" calcext:value-type="float">
            <text:p>265.209381840496</text:p>
          </table:table-cell>
          <table:table-cell office:value-type="float" office:value="-381.873700062391" calcext:value-type="float">
            <text:p>-381.873700062391</text:p>
          </table:table-cell>
          <table:table-cell/>
          <table:table-cell table:formula="of:=[.A509]*[.$K$1]" office:value-type="float" office:value="208.338027251723" calcext:value-type="float">
            <text:p>208.338027251723</text:p>
          </table:table-cell>
          <table:table-cell table:formula="of:=[.B509]*[.$K$2]" office:value-type="float" office:value="265.209381840496" calcext:value-type="float">
            <text:p>265.209381840496</text:p>
          </table:table-cell>
          <table:table-cell table:formula="of:=[.C509]*[.$K$3]" office:value-type="float" office:value="-381.873700062391" calcext:value-type="float">
            <text:p>-381.873700062391</text:p>
          </table:table-cell>
          <table:table-cell table:formula="of:= [.G509]/[.F509]" office:value-type="float" office:value="-1.43989514025586" calcext:value-type="float">
            <text:p>-1.43989514025586</text:p>
          </table:table-cell>
          <table:table-cell table:number-columns-repeated="7"/>
        </table:table-row>
        <table:table-row table:style-name="ro1">
          <table:table-cell office:value-type="float" office:value="326.912425711186" calcext:value-type="float">
            <text:p>326.912425711186</text:p>
          </table:table-cell>
          <table:table-cell office:value-type="float" office:value="-118.574398459462" calcext:value-type="float">
            <text:p>-118.574398459462</text:p>
          </table:table-cell>
          <table:table-cell office:value-type="float" office:value="69.3452782748311" calcext:value-type="float">
            <text:p>69.3452782748311</text:p>
          </table:table-cell>
          <table:table-cell/>
          <table:table-cell table:formula="of:=[.A510]*[.$K$1]" office:value-type="float" office:value="326.912425711186" calcext:value-type="float">
            <text:p>326.912425711186</text:p>
          </table:table-cell>
          <table:table-cell table:formula="of:=[.B510]*[.$K$2]" office:value-type="float" office:value="-118.574398459462" calcext:value-type="float">
            <text:p>-118.574398459462</text:p>
          </table:table-cell>
          <table:table-cell table:formula="of:=[.C510]*[.$K$3]" office:value-type="float" office:value="69.3452782748311" calcext:value-type="float">
            <text:p>69.3452782748311</text:p>
          </table:table-cell>
          <table:table-cell table:formula="of:= [.G510]/[.F510]" office:value-type="float" office:value="-0.584825048035461" calcext:value-type="float">
            <text:p>-0.584825048035461</text:p>
          </table:table-cell>
          <table:table-cell table:number-columns-repeated="7"/>
        </table:table-row>
        <table:table-row table:style-name="ro1">
          <table:table-cell office:value-type="float" office:value="321.712854588621" calcext:value-type="float">
            <text:p>321.712854588621</text:p>
          </table:table-cell>
          <table:table-cell office:value-type="float" office:value="5.19957112256503" calcext:value-type="float">
            <text:p>5.19957112256503</text:p>
          </table:table-cell>
          <table:table-cell office:value-type="float" office:value="149.265419214451" calcext:value-type="float">
            <text:p>149.265419214451</text:p>
          </table:table-cell>
          <table:table-cell/>
          <table:table-cell table:formula="of:=[.A511]*[.$K$1]" office:value-type="float" office:value="321.712854588621" calcext:value-type="float">
            <text:p>321.712854588621</text:p>
          </table:table-cell>
          <table:table-cell table:formula="of:=[.B511]*[.$K$2]" office:value-type="float" office:value="5.19957112256503" calcext:value-type="float">
            <text:p>5.19957112256503</text:p>
          </table:table-cell>
          <table:table-cell table:formula="of:=[.C511]*[.$K$3]" office:value-type="float" office:value="149.265419214451" calcext:value-type="float">
            <text:p>149.265419214451</text:p>
          </table:table-cell>
          <table:table-cell table:formula="of:= [.G511]/[.F511]" office:value-type="float" office:value="28.7072559824541" calcext:value-type="float">
            <text:p>28.7072559824541</text:p>
          </table:table-cell>
          <table:table-cell table:number-columns-repeated="7"/>
        </table:table-row>
        <table:table-row table:style-name="ro1">
          <table:table-cell office:value-type="float" office:value="187.610001472934" calcext:value-type="float">
            <text:p>187.610001472934</text:p>
          </table:table-cell>
          <table:table-cell office:value-type="float" office:value="134.102853115687" calcext:value-type="float">
            <text:p>134.102853115687</text:p>
          </table:table-cell>
          <table:table-cell office:value-type="float" office:value="152.401143508246" calcext:value-type="float">
            <text:p>152.401143508246</text:p>
          </table:table-cell>
          <table:table-cell/>
          <table:table-cell table:formula="of:=[.A512]*[.$K$1]" office:value-type="float" office:value="187.610001472934" calcext:value-type="float">
            <text:p>187.610001472934</text:p>
          </table:table-cell>
          <table:table-cell table:formula="of:=[.B512]*[.$K$2]" office:value-type="float" office:value="134.102853115687" calcext:value-type="float">
            <text:p>134.102853115687</text:p>
          </table:table-cell>
          <table:table-cell table:formula="of:=[.C512]*[.$K$3]" office:value-type="float" office:value="152.401143508246" calcext:value-type="float">
            <text:p>152.401143508246</text:p>
          </table:table-cell>
          <table:table-cell table:formula="of:= [.G512]/[.F512]" office:value-type="float" office:value="1.13644967252691" calcext:value-type="float">
            <text:p>1.13644967252691</text:p>
          </table:table-cell>
          <table:table-cell table:number-columns-repeated="7"/>
        </table:table-row>
        <table:table-row table:style-name="ro1">
          <table:table-cell office:value-type="float" office:value="311.438157512679" calcext:value-type="float">
            <text:p>311.438157512679</text:p>
          </table:table-cell>
          <table:table-cell office:value-type="float" office:value="-123.828156039745" calcext:value-type="float">
            <text:p>-123.828156039745</text:p>
          </table:table-cell>
          <table:table-cell office:value-type="float" office:value="-299.422889144568" calcext:value-type="float">
            <text:p>-299.422889144568</text:p>
          </table:table-cell>
          <table:table-cell/>
          <table:table-cell table:formula="of:=[.A513]*[.$K$1]" office:value-type="float" office:value="311.438157512679" calcext:value-type="float">
            <text:p>311.438157512679</text:p>
          </table:table-cell>
          <table:table-cell table:formula="of:=[.B513]*[.$K$2]" office:value-type="float" office:value="-123.828156039745" calcext:value-type="float">
            <text:p>-123.828156039745</text:p>
          </table:table-cell>
          <table:table-cell table:formula="of:=[.C513]*[.$K$3]" office:value-type="float" office:value="-299.422889144568" calcext:value-type="float">
            <text:p>-299.422889144568</text:p>
          </table:table-cell>
          <table:table-cell table:formula="of:= [.G513]/[.F513]" office:value-type="float" office:value="2.41805174784693" calcext:value-type="float">
            <text:p>2.41805174784693</text:p>
          </table:table-cell>
          <table:table-cell table:number-columns-repeated="7"/>
        </table:table-row>
        <table:table-row table:style-name="ro1">
          <table:table-cell office:value-type="float" office:value="423.665401143314" calcext:value-type="float">
            <text:p>423.665401143314</text:p>
          </table:table-cell>
          <table:table-cell office:value-type="float" office:value="-112.227243630635" calcext:value-type="float">
            <text:p>-112.227243630635</text:p>
          </table:table-cell>
          <table:table-cell office:value-type="float" office:value="-176.536065302624" calcext:value-type="float">
            <text:p>-176.536065302624</text:p>
          </table:table-cell>
          <table:table-cell/>
          <table:table-cell table:formula="of:=[.A514]*[.$K$1]" office:value-type="float" office:value="423.665401143314" calcext:value-type="float">
            <text:p>423.665401143314</text:p>
          </table:table-cell>
          <table:table-cell table:formula="of:=[.B514]*[.$K$2]" office:value-type="float" office:value="-112.227243630635" calcext:value-type="float">
            <text:p>-112.227243630635</text:p>
          </table:table-cell>
          <table:table-cell table:formula="of:=[.C514]*[.$K$3]" office:value-type="float" office:value="-176.536065302624" calcext:value-type="float">
            <text:p>-176.536065302624</text:p>
          </table:table-cell>
          <table:table-cell table:formula="of:= [.G514]/[.F514]" office:value-type="float" office:value="1.57302326593392" calcext:value-type="float">
            <text:p>1.57302326593392</text:p>
          </table:table-cell>
          <table:table-cell table:number-columns-repeated="7"/>
        </table:table-row>
        <table:table-row table:style-name="ro1">
          <table:table-cell office:value-type="float" office:value="493.122361772985" calcext:value-type="float">
            <text:p>493.122361772985</text:p>
          </table:table-cell>
          <table:table-cell office:value-type="float" office:value="-69.4569606296708" calcext:value-type="float">
            <text:p>-69.4569606296708</text:p>
          </table:table-cell>
          <table:table-cell office:value-type="float" office:value="-94.8956431349932" calcext:value-type="float">
            <text:p>-94.8956431349932</text:p>
          </table:table-cell>
          <table:table-cell/>
          <table:table-cell table:formula="of:=[.A515]*[.$K$1]" office:value-type="float" office:value="493.122361772985" calcext:value-type="float">
            <text:p>493.122361772985</text:p>
          </table:table-cell>
          <table:table-cell table:formula="of:=[.B515]*[.$K$2]" office:value-type="float" office:value="-69.4569606296708" calcext:value-type="float">
            <text:p>-69.4569606296708</text:p>
          </table:table-cell>
          <table:table-cell table:formula="of:=[.C515]*[.$K$3]" office:value-type="float" office:value="-94.8956431349932" calcext:value-type="float">
            <text:p>-94.8956431349932</text:p>
          </table:table-cell>
          <table:table-cell table:formula="of:= [.G515]/[.F515]" office:value-type="float" office:value="1.36625101753237" calcext:value-type="float">
            <text:p>1.36625101753237</text:p>
          </table:table-cell>
          <table:table-cell table:number-columns-repeated="7"/>
        </table:table-row>
        <table:table-row table:style-name="ro1">
          <table:table-cell office:value-type="float" office:value="430.490089716706" calcext:value-type="float">
            <text:p>430.490089716706</text:p>
          </table:table-cell>
          <table:table-cell office:value-type="float" office:value="62.6322720562786" calcext:value-type="float">
            <text:p>62.6322720562786</text:p>
          </table:table-cell>
          <table:table-cell office:value-type="float" office:value="176.947723540942" calcext:value-type="float">
            <text:p>176.947723540942</text:p>
          </table:table-cell>
          <table:table-cell/>
          <table:table-cell table:formula="of:=[.A516]*[.$K$1]" office:value-type="float" office:value="430.490089716706" calcext:value-type="float">
            <text:p>430.490089716706</text:p>
          </table:table-cell>
          <table:table-cell table:formula="of:=[.B516]*[.$K$2]" office:value-type="float" office:value="62.6322720562786" calcext:value-type="float">
            <text:p>62.6322720562786</text:p>
          </table:table-cell>
          <table:table-cell table:formula="of:=[.C516]*[.$K$3]" office:value-type="float" office:value="176.947723540942" calcext:value-type="float">
            <text:p>176.947723540942</text:p>
          </table:table-cell>
          <table:table-cell table:formula="of:= [.G516]/[.F516]" office:value-type="float" office:value="2.82518448926689" calcext:value-type="float">
            <text:p>2.82518448926689</text:p>
          </table:table-cell>
          <table:table-cell table:number-columns-repeated="7"/>
        </table:table-row>
        <table:table-row table:style-name="ro1">
          <table:table-cell office:value-type="float" office:value="400.472676015245" calcext:value-type="float">
            <text:p>400.472676015245</text:p>
          </table:table-cell>
          <table:table-cell office:value-type="float" office:value="30.0174137014616" calcext:value-type="float">
            <text:p>30.0174137014616</text:p>
          </table:table-cell>
          <table:table-cell office:value-type="float" office:value="33.5942861830733" calcext:value-type="float">
            <text:p>33.5942861830733</text:p>
          </table:table-cell>
          <table:table-cell/>
          <table:table-cell table:formula="of:=[.A517]*[.$K$1]" office:value-type="float" office:value="400.472676015245" calcext:value-type="float">
            <text:p>400.472676015245</text:p>
          </table:table-cell>
          <table:table-cell table:formula="of:=[.B517]*[.$K$2]" office:value-type="float" office:value="30.0174137014616" calcext:value-type="float">
            <text:p>30.0174137014616</text:p>
          </table:table-cell>
          <table:table-cell table:formula="of:=[.C517]*[.$K$3]" office:value-type="float" office:value="33.5942861830733" calcext:value-type="float">
            <text:p>33.5942861830733</text:p>
          </table:table-cell>
          <table:table-cell table:formula="of:= [.G517]/[.F517]" office:value-type="float" office:value="1.11915991554721" calcext:value-type="float">
            <text:p>1.11915991554721</text:p>
          </table:table-cell>
          <table:table-cell table:number-columns-repeated="7"/>
        </table:table-row>
        <table:table-row table:style-name="ro1">
          <table:table-cell office:value-type="float" office:value="445.732503509949" calcext:value-type="float">
            <text:p>445.732503509949</text:p>
          </table:table-cell>
          <table:table-cell office:value-type="float" office:value="-45.2598274947042" calcext:value-type="float">
            <text:p>-45.2598274947042</text:p>
          </table:table-cell>
          <table:table-cell office:value-type="float" office:value="119.31480146701" calcext:value-type="float">
            <text:p>119.31480146701</text:p>
          </table:table-cell>
          <table:table-cell/>
          <table:table-cell table:formula="of:=[.A518]*[.$K$1]" office:value-type="float" office:value="445.732503509949" calcext:value-type="float">
            <text:p>445.732503509949</text:p>
          </table:table-cell>
          <table:table-cell table:formula="of:=[.B518]*[.$K$2]" office:value-type="float" office:value="-45.2598274947042" calcext:value-type="float">
            <text:p>-45.2598274947042</text:p>
          </table:table-cell>
          <table:table-cell table:formula="of:=[.C518]*[.$K$3]" office:value-type="float" office:value="119.31480146701" calcext:value-type="float">
            <text:p>119.31480146701</text:p>
          </table:table-cell>
          <table:table-cell table:formula="of:= [.G518]/[.F518]" office:value-type="float" office:value="-2.63621865286541" calcext:value-type="float">
            <text:p>-2.63621865286541</text:p>
          </table:table-cell>
          <table:table-cell table:number-columns-repeated="7"/>
        </table:table-row>
        <table:table-row table:style-name="ro1">
          <table:table-cell office:value-type="float" office:value="289.486561727028" calcext:value-type="float">
            <text:p>289.486561727028</text:p>
          </table:table-cell>
          <table:table-cell office:value-type="float" office:value="156.24594178292" calcext:value-type="float">
            <text:p>156.24594178292</text:p>
          </table:table-cell>
          <table:table-cell office:value-type="float" office:value="-230.670483674367" calcext:value-type="float">
            <text:p>-230.670483674367</text:p>
          </table:table-cell>
          <table:table-cell/>
          <table:table-cell table:formula="of:=[.A519]*[.$K$1]" office:value-type="float" office:value="289.486561727028" calcext:value-type="float">
            <text:p>289.486561727028</text:p>
          </table:table-cell>
          <table:table-cell table:formula="of:=[.B519]*[.$K$2]" office:value-type="float" office:value="156.24594178292" calcext:value-type="float">
            <text:p>156.24594178292</text:p>
          </table:table-cell>
          <table:table-cell table:formula="of:=[.C519]*[.$K$3]" office:value-type="float" office:value="-230.670483674367" calcext:value-type="float">
            <text:p>-230.670483674367</text:p>
          </table:table-cell>
          <table:table-cell table:formula="of:= [.G519]/[.F519]" office:value-type="float" office:value="-1.47632943961417" calcext:value-type="float">
            <text:p>-1.47632943961417</text:p>
          </table:table-cell>
          <table:table-cell table:number-columns-repeated="7"/>
        </table:table-row>
        <table:table-row table:style-name="ro1">
          <table:table-cell office:value-type="float" office:value="407.335592427107" calcext:value-type="float">
            <text:p>407.335592427107</text:p>
          </table:table-cell>
          <table:table-cell office:value-type="float" office:value="-117.849030700078" calcext:value-type="float">
            <text:p>-117.849030700078</text:p>
          </table:table-cell>
          <table:table-cell office:value-type="float" office:value="24.9232187937488" calcext:value-type="float">
            <text:p>24.9232187937488</text:p>
          </table:table-cell>
          <table:table-cell/>
          <table:table-cell table:formula="of:=[.A520]*[.$K$1]" office:value-type="float" office:value="407.335592427107" calcext:value-type="float">
            <text:p>407.335592427107</text:p>
          </table:table-cell>
          <table:table-cell table:formula="of:=[.B520]*[.$K$2]" office:value-type="float" office:value="-117.849030700078" calcext:value-type="float">
            <text:p>-117.849030700078</text:p>
          </table:table-cell>
          <table:table-cell table:formula="of:=[.C520]*[.$K$3]" office:value-type="float" office:value="24.9232187937488" calcext:value-type="float">
            <text:p>24.9232187937488</text:p>
          </table:table-cell>
          <table:table-cell table:formula="of:= [.G520]/[.F520]" office:value-type="float" office:value="-0.21148429177307" calcext:value-type="float">
            <text:p>-0.21148429177307</text:p>
          </table:table-cell>
          <table:table-cell table:number-columns-repeated="7"/>
        </table:table-row>
        <table:table-row table:style-name="ro1">
          <table:table-cell office:value-type="float" office:value="355.910963521296" calcext:value-type="float">
            <text:p>355.910963521296</text:p>
          </table:table-cell>
          <table:table-cell office:value-type="float" office:value="51.4246289058103" calcext:value-type="float">
            <text:p>51.4246289058103</text:p>
          </table:table-cell>
          <table:table-cell office:value-type="float" office:value="-73.8307942327289" calcext:value-type="float">
            <text:p>-73.8307942327289</text:p>
          </table:table-cell>
          <table:table-cell/>
          <table:table-cell table:formula="of:=[.A521]*[.$K$1]" office:value-type="float" office:value="355.910963521296" calcext:value-type="float">
            <text:p>355.910963521296</text:p>
          </table:table-cell>
          <table:table-cell table:formula="of:=[.B521]*[.$K$2]" office:value-type="float" office:value="51.4246289058103" calcext:value-type="float">
            <text:p>51.4246289058103</text:p>
          </table:table-cell>
          <table:table-cell table:formula="of:=[.C521]*[.$K$3]" office:value-type="float" office:value="-73.8307942327289" calcext:value-type="float">
            <text:p>-73.8307942327289</text:p>
          </table:table-cell>
          <table:table-cell table:formula="of:= [.G521]/[.F521]" office:value-type="float" office:value="-1.43570883842366" calcext:value-type="float">
            <text:p>-1.43570883842366</text:p>
          </table:table-cell>
          <table:table-cell table:number-columns-repeated="7"/>
        </table:table-row>
        <table:table-row table:style-name="ro1">
          <table:table-cell office:value-type="float" office:value="544.636119707548" calcext:value-type="float">
            <text:p>544.636119707548</text:p>
          </table:table-cell>
          <table:table-cell office:value-type="float" office:value="-188.725156186252" calcext:value-type="float">
            <text:p>-188.725156186252</text:p>
          </table:table-cell>
          <table:table-cell office:value-type="float" office:value="-99.9873597341283" calcext:value-type="float">
            <text:p>-99.9873597341283</text:p>
          </table:table-cell>
          <table:table-cell/>
          <table:table-cell table:formula="of:=[.A522]*[.$K$1]" office:value-type="float" office:value="544.636119707548" calcext:value-type="float">
            <text:p>544.636119707548</text:p>
          </table:table-cell>
          <table:table-cell table:formula="of:=[.B522]*[.$K$2]" office:value-type="float" office:value="-188.725156186252" calcext:value-type="float">
            <text:p>-188.725156186252</text:p>
          </table:table-cell>
          <table:table-cell table:formula="of:=[.C522]*[.$K$3]" office:value-type="float" office:value="-99.9873597341283" calcext:value-type="float">
            <text:p>-99.9873597341283</text:p>
          </table:table-cell>
          <table:table-cell table:formula="of:= [.G522]/[.F522]" office:value-type="float" office:value="0.529804090533915" calcext:value-type="float">
            <text:p>0.529804090533915</text:p>
          </table:table-cell>
          <table:table-cell table:number-columns-repeated="7"/>
        </table:table-row>
        <table:table-row table:style-name="ro1">
          <table:table-cell office:value-type="float" office:value="402.201154228099" calcext:value-type="float">
            <text:p>402.201154228099</text:p>
          </table:table-cell>
          <table:table-cell office:value-type="float" office:value="142.434965479449" calcext:value-type="float">
            <text:p>142.434965479449</text:p>
          </table:table-cell>
          <table:table-cell office:value-type="float" office:value="222.899144142944" calcext:value-type="float">
            <text:p>222.899144142944</text:p>
          </table:table-cell>
          <table:table-cell/>
          <table:table-cell table:formula="of:=[.A523]*[.$K$1]" office:value-type="float" office:value="402.201154228099" calcext:value-type="float">
            <text:p>402.201154228099</text:p>
          </table:table-cell>
          <table:table-cell table:formula="of:=[.B523]*[.$K$2]" office:value-type="float" office:value="142.434965479449" calcext:value-type="float">
            <text:p>142.434965479449</text:p>
          </table:table-cell>
          <table:table-cell table:formula="of:=[.C523]*[.$K$3]" office:value-type="float" office:value="222.899144142944" calcext:value-type="float">
            <text:p>222.899144142944</text:p>
          </table:table-cell>
          <table:table-cell table:formula="of:= [.G523]/[.F523]" office:value-type="float" office:value="1.56491872197705" calcext:value-type="float">
            <text:p>1.56491872197705</text:p>
          </table:table-cell>
          <table:table-cell table:number-columns-repeated="7"/>
        </table:table-row>
        <table:table-row table:style-name="ro1">
          <table:table-cell office:value-type="float" office:value="356.927515444009" calcext:value-type="float">
            <text:p>356.927515444009</text:p>
          </table:table-cell>
          <table:table-cell office:value-type="float" office:value="45.27363878409" calcext:value-type="float">
            <text:p>45.27363878409</text:p>
          </table:table-cell>
          <table:table-cell office:value-type="float" office:value="183.671289284588" calcext:value-type="float">
            <text:p>183.671289284588</text:p>
          </table:table-cell>
          <table:table-cell/>
          <table:table-cell table:formula="of:=[.A524]*[.$K$1]" office:value-type="float" office:value="356.927515444009" calcext:value-type="float">
            <text:p>356.927515444009</text:p>
          </table:table-cell>
          <table:table-cell table:formula="of:=[.B524]*[.$K$2]" office:value-type="float" office:value="45.27363878409" calcext:value-type="float">
            <text:p>45.27363878409</text:p>
          </table:table-cell>
          <table:table-cell table:formula="of:=[.C524]*[.$K$3]" office:value-type="float" office:value="183.671289284588" calcext:value-type="float">
            <text:p>183.671289284588</text:p>
          </table:table-cell>
          <table:table-cell table:formula="of:= [.G524]/[.F524]" office:value-type="float" office:value="4.05691466861139" calcext:value-type="float">
            <text:p>4.05691466861139</text:p>
          </table:table-cell>
          <table:table-cell table:number-columns-repeated="7"/>
        </table:table-row>
        <table:table-row table:style-name="ro1">
          <table:table-cell office:value-type="float" office:value="519.257715220633" calcext:value-type="float">
            <text:p>519.257715220633</text:p>
          </table:table-cell>
          <table:table-cell office:value-type="float" office:value="-162.330199776624" calcext:value-type="float">
            <text:p>-162.330199776624</text:p>
          </table:table-cell>
          <table:table-cell office:value-type="float" office:value="107.956386161713" calcext:value-type="float">
            <text:p>107.956386161713</text:p>
          </table:table-cell>
          <table:table-cell/>
          <table:table-cell table:formula="of:=[.A525]*[.$K$1]" office:value-type="float" office:value="519.257715220633" calcext:value-type="float">
            <text:p>519.257715220633</text:p>
          </table:table-cell>
          <table:table-cell table:formula="of:=[.B525]*[.$K$2]" office:value-type="float" office:value="-162.330199776624" calcext:value-type="float">
            <text:p>-162.330199776624</text:p>
          </table:table-cell>
          <table:table-cell table:formula="of:=[.C525]*[.$K$3]" office:value-type="float" office:value="107.956386161713" calcext:value-type="float">
            <text:p>107.956386161713</text:p>
          </table:table-cell>
          <table:table-cell table:formula="of:= [.G525]/[.F525]" office:value-type="float" office:value="-0.665041910317781" calcext:value-type="float">
            <text:p>-0.665041910317781</text:p>
          </table:table-cell>
          <table:table-cell table:number-columns-repeated="7"/>
        </table:table-row>
        <table:table-row table:style-name="ro1">
          <table:table-cell office:value-type="float" office:value="329.982742176362" calcext:value-type="float">
            <text:p>329.982742176362</text:p>
          </table:table-cell>
          <table:table-cell office:value-type="float" office:value="189.27497304427" calcext:value-type="float">
            <text:p>189.27497304427</text:p>
          </table:table-cell>
          <table:table-cell office:value-type="float" office:value="56.3432696677476" calcext:value-type="float">
            <text:p>56.3432696677476</text:p>
          </table:table-cell>
          <table:table-cell/>
          <table:table-cell table:formula="of:=[.A526]*[.$K$1]" office:value-type="float" office:value="329.982742176362" calcext:value-type="float">
            <text:p>329.982742176362</text:p>
          </table:table-cell>
          <table:table-cell table:formula="of:=[.B526]*[.$K$2]" office:value-type="float" office:value="189.27497304427" calcext:value-type="float">
            <text:p>189.27497304427</text:p>
          </table:table-cell>
          <table:table-cell table:formula="of:=[.C526]*[.$K$3]" office:value-type="float" office:value="56.3432696677476" calcext:value-type="float">
            <text:p>56.3432696677476</text:p>
          </table:table-cell>
          <table:table-cell table:formula="of:= [.G526]/[.F526]" office:value-type="float" office:value="0.297679448907221" calcext:value-type="float">
            <text:p>0.297679448907221</text:p>
          </table:table-cell>
          <table:table-cell table:number-columns-repeated="7"/>
        </table:table-row>
        <table:table-row table:style-name="ro1">
          <table:table-cell office:value-type="float" office:value="327.428052612699" calcext:value-type="float">
            <text:p>327.428052612699</text:p>
          </table:table-cell>
          <table:table-cell office:value-type="float" office:value="2.55468956366349" calcext:value-type="float">
            <text:p>2.55468956366349</text:p>
          </table:table-cell>
          <table:table-cell office:value-type="float" office:value="-204.173616407277" calcext:value-type="float">
            <text:p>-204.173616407277</text:p>
          </table:table-cell>
          <table:table-cell/>
          <table:table-cell table:formula="of:=[.A527]*[.$K$1]" office:value-type="float" office:value="327.428052612699" calcext:value-type="float">
            <text:p>327.428052612699</text:p>
          </table:table-cell>
          <table:table-cell table:formula="of:=[.B527]*[.$K$2]" office:value-type="float" office:value="2.55468956366349" calcext:value-type="float">
            <text:p>2.55468956366349</text:p>
          </table:table-cell>
          <table:table-cell table:formula="of:=[.C527]*[.$K$3]" office:value-type="float" office:value="-204.173616407277" calcext:value-type="float">
            <text:p>-204.173616407277</text:p>
          </table:table-cell>
          <table:table-cell table:formula="of:= [.G527]/[.F527]" office:value-type="float" office:value="-79.9211063885537" calcext:value-type="float">
            <text:p>-79.9211063885537</text:p>
          </table:table-cell>
          <table:table-cell table:number-columns-repeated="7"/>
        </table:table-row>
        <table:table-row table:style-name="ro1">
          <table:table-cell office:value-type="float" office:value="336.459079757601" calcext:value-type="float">
            <text:p>336.459079757601</text:p>
          </table:table-cell>
          <table:table-cell office:value-type="float" office:value="-9.03102714490166" calcext:value-type="float">
            <text:p>-9.03102714490166</text:p>
          </table:table-cell>
          <table:table-cell office:value-type="float" office:value="-7.43512116828333" calcext:value-type="float">
            <text:p>-7.43512116828333</text:p>
          </table:table-cell>
          <table:table-cell/>
          <table:table-cell table:formula="of:=[.A528]*[.$K$1]" office:value-type="float" office:value="336.459079757601" calcext:value-type="float">
            <text:p>336.459079757601</text:p>
          </table:table-cell>
          <table:table-cell table:formula="of:=[.B528]*[.$K$2]" office:value-type="float" office:value="-9.03102714490166" calcext:value-type="float">
            <text:p>-9.03102714490166</text:p>
          </table:table-cell>
          <table:table-cell table:formula="of:=[.C528]*[.$K$3]" office:value-type="float" office:value="-7.43512116828333" calcext:value-type="float">
            <text:p>-7.43512116828333</text:p>
          </table:table-cell>
          <table:table-cell table:formula="of:= [.G528]/[.F528]" office:value-type="float" office:value="0.823286327124011" calcext:value-type="float">
            <text:p>0.823286327124011</text:p>
          </table:table-cell>
          <table:table-cell table:number-columns-repeated="7"/>
        </table:table-row>
        <table:table-row table:style-name="ro1">
          <table:table-cell office:value-type="float" office:value="505.963068825139" calcext:value-type="float">
            <text:p>505.963068825139</text:p>
          </table:table-cell>
          <table:table-cell office:value-type="float" office:value="-169.503989067539" calcext:value-type="float">
            <text:p>-169.503989067539</text:p>
          </table:table-cell>
          <table:table-cell office:value-type="float" office:value="284.428499868694" calcext:value-type="float">
            <text:p>284.428499868694</text:p>
          </table:table-cell>
          <table:table-cell/>
          <table:table-cell table:formula="of:=[.A529]*[.$K$1]" office:value-type="float" office:value="505.963068825139" calcext:value-type="float">
            <text:p>505.963068825139</text:p>
          </table:table-cell>
          <table:table-cell table:formula="of:=[.B529]*[.$K$2]" office:value-type="float" office:value="-169.503989067539" calcext:value-type="float">
            <text:p>-169.503989067539</text:p>
          </table:table-cell>
          <table:table-cell table:formula="of:=[.C529]*[.$K$3]" office:value-type="float" office:value="284.428499868694" calcext:value-type="float">
            <text:p>284.428499868694</text:p>
          </table:table-cell>
          <table:table-cell table:formula="of:= [.G529]/[.F529]" office:value-type="float" office:value="-1.67800475630909" calcext:value-type="float">
            <text:p>-1.67800475630909</text:p>
          </table:table-cell>
          <table:table-cell table:number-columns-repeated="7"/>
        </table:table-row>
        <table:table-row table:style-name="ro1">
          <table:table-cell office:value-type="float" office:value="395.955693856281" calcext:value-type="float">
            <text:p>395.955693856281</text:p>
          </table:table-cell>
          <table:table-cell office:value-type="float" office:value="110.007374968858" calcext:value-type="float">
            <text:p>110.007374968858</text:p>
          </table:table-cell>
          <table:table-cell office:value-type="float" office:value="-291.055732426962" calcext:value-type="float">
            <text:p>-291.055732426962</text:p>
          </table:table-cell>
          <table:table-cell/>
          <table:table-cell table:formula="of:=[.A530]*[.$K$1]" office:value-type="float" office:value="395.955693856281" calcext:value-type="float">
            <text:p>395.955693856281</text:p>
          </table:table-cell>
          <table:table-cell table:formula="of:=[.B530]*[.$K$2]" office:value-type="float" office:value="110.007374968858" calcext:value-type="float">
            <text:p>110.007374968858</text:p>
          </table:table-cell>
          <table:table-cell table:formula="of:=[.C530]*[.$K$3]" office:value-type="float" office:value="-291.055732426962" calcext:value-type="float">
            <text:p>-291.055732426962</text:p>
          </table:table-cell>
          <table:table-cell table:formula="of:= [.G530]/[.F530]" office:value-type="float" office:value="-2.6457838168519" calcext:value-type="float">
            <text:p>-2.6457838168519</text:p>
          </table:table-cell>
          <table:table-cell table:number-columns-repeated="7"/>
        </table:table-row>
        <table:table-row table:style-name="ro1">
          <table:table-cell office:value-type="float" office:value="486.383121871229" calcext:value-type="float">
            <text:p>486.383121871229</text:p>
          </table:table-cell>
          <table:table-cell office:value-type="float" office:value="-90.4274280149473" calcext:value-type="float">
            <text:p>-90.4274280149473</text:p>
          </table:table-cell>
          <table:table-cell office:value-type="float" office:value="51.8712410909344" calcext:value-type="float">
            <text:p>51.8712410909344</text:p>
          </table:table-cell>
          <table:table-cell/>
          <table:table-cell table:formula="of:=[.A531]*[.$K$1]" office:value-type="float" office:value="486.383121871229" calcext:value-type="float">
            <text:p>486.383121871229</text:p>
          </table:table-cell>
          <table:table-cell table:formula="of:=[.B531]*[.$K$2]" office:value-type="float" office:value="-90.4274280149473" calcext:value-type="float">
            <text:p>-90.4274280149473</text:p>
          </table:table-cell>
          <table:table-cell table:formula="of:=[.C531]*[.$K$3]" office:value-type="float" office:value="51.8712410909344" calcext:value-type="float">
            <text:p>51.8712410909344</text:p>
          </table:table-cell>
          <table:table-cell table:formula="of:= [.G531]/[.F531]" office:value-type="float" office:value="-0.573622873387047" calcext:value-type="float">
            <text:p>-0.573622873387047</text:p>
          </table:table-cell>
          <table:table-cell table:number-columns-repeated="7"/>
        </table:table-row>
        <table:table-row table:style-name="ro1">
          <table:table-cell office:value-type="float" office:value="200.178094611866" calcext:value-type="float">
            <text:p>200.178094611866</text:p>
          </table:table-cell>
          <table:table-cell office:value-type="float" office:value="286.205027259362" calcext:value-type="float">
            <text:p>286.205027259362</text:p>
          </table:table-cell>
          <table:table-cell office:value-type="float" office:value="-261.649199939629" calcext:value-type="float">
            <text:p>-261.649199939629</text:p>
          </table:table-cell>
          <table:table-cell/>
          <table:table-cell table:formula="of:=[.A532]*[.$K$1]" office:value-type="float" office:value="200.178094611866" calcext:value-type="float">
            <text:p>200.178094611866</text:p>
          </table:table-cell>
          <table:table-cell table:formula="of:=[.B532]*[.$K$2]" office:value-type="float" office:value="286.205027259362" calcext:value-type="float">
            <text:p>286.205027259362</text:p>
          </table:table-cell>
          <table:table-cell table:formula="of:=[.C532]*[.$K$3]" office:value-type="float" office:value="-261.649199939629" calcext:value-type="float">
            <text:p>-261.649199939629</text:p>
          </table:table-cell>
          <table:table-cell table:formula="of:= [.G532]/[.F532]" office:value-type="float" office:value="-0.914201970682086" calcext:value-type="float">
            <text:p>-0.914201970682086</text:p>
          </table:table-cell>
          <table:table-cell table:number-columns-repeated="7"/>
        </table:table-row>
        <table:table-row table:style-name="ro1">
          <table:table-cell office:value-type="float" office:value="335.850568700334" calcext:value-type="float">
            <text:p>335.850568700334</text:p>
          </table:table-cell>
          <table:table-cell office:value-type="float" office:value="-135.672474088467" calcext:value-type="float">
            <text:p>-135.672474088467</text:p>
          </table:table-cell>
          <table:table-cell office:value-type="float" office:value="143.407506027135" calcext:value-type="float">
            <text:p>143.407506027135</text:p>
          </table:table-cell>
          <table:table-cell/>
          <table:table-cell table:formula="of:=[.A533]*[.$K$1]" office:value-type="float" office:value="335.850568700334" calcext:value-type="float">
            <text:p>335.850568700334</text:p>
          </table:table-cell>
          <table:table-cell table:formula="of:=[.B533]*[.$K$2]" office:value-type="float" office:value="-135.672474088467" calcext:value-type="float">
            <text:p>-135.672474088467</text:p>
          </table:table-cell>
          <table:table-cell table:formula="of:=[.C533]*[.$K$3]" office:value-type="float" office:value="143.407506027135" calcext:value-type="float">
            <text:p>143.407506027135</text:p>
          </table:table-cell>
          <table:table-cell table:formula="of:= [.G533]/[.F533]" office:value-type="float" office:value="-1.05701253692495" calcext:value-type="float">
            <text:p>-1.05701253692495</text:p>
          </table:table-cell>
          <table:table-cell table:number-columns-repeated="7"/>
        </table:table-row>
        <table:table-row table:style-name="ro1">
          <table:table-cell office:value-type="float" office:value="496.124660440901" calcext:value-type="float">
            <text:p>496.124660440901</text:p>
          </table:table-cell>
          <table:table-cell office:value-type="float" office:value="-160.274091740567" calcext:value-type="float">
            <text:p>-160.274091740567</text:p>
          </table:table-cell>
          <table:table-cell office:value-type="float" office:value="30.917041970142" calcext:value-type="float">
            <text:p>30.917041970142</text:p>
          </table:table-cell>
          <table:table-cell/>
          <table:table-cell table:formula="of:=[.A534]*[.$K$1]" office:value-type="float" office:value="496.124660440901" calcext:value-type="float">
            <text:p>496.124660440901</text:p>
          </table:table-cell>
          <table:table-cell table:formula="of:=[.B534]*[.$K$2]" office:value-type="float" office:value="-160.274091740567" calcext:value-type="float">
            <text:p>-160.274091740567</text:p>
          </table:table-cell>
          <table:table-cell table:formula="of:=[.C534]*[.$K$3]" office:value-type="float" office:value="30.917041970142" calcext:value-type="float">
            <text:p>30.917041970142</text:p>
          </table:table-cell>
          <table:table-cell table:formula="of:= [.G534]/[.F534]" office:value-type="float" office:value="-0.19290105864513" calcext:value-type="float">
            <text:p>-0.19290105864513</text:p>
          </table:table-cell>
          <table:table-cell table:number-columns-repeated="7"/>
        </table:table-row>
        <table:table-row table:style-name="ro1">
          <table:table-cell office:value-type="float" office:value="499.229312396029" calcext:value-type="float">
            <text:p>499.229312396029</text:p>
          </table:table-cell>
          <table:table-cell office:value-type="float" office:value="-3.10465195512791" calcext:value-type="float">
            <text:p>-3.10465195512791</text:p>
          </table:table-cell>
          <table:table-cell office:value-type="float" office:value="58.8195619047814" calcext:value-type="float">
            <text:p>58.8195619047814</text:p>
          </table:table-cell>
          <table:table-cell/>
          <table:table-cell table:formula="of:=[.A535]*[.$K$1]" office:value-type="float" office:value="499.229312396029" calcext:value-type="float">
            <text:p>499.229312396029</text:p>
          </table:table-cell>
          <table:table-cell table:formula="of:=[.B535]*[.$K$2]" office:value-type="float" office:value="-3.10465195512791" calcext:value-type="float">
            <text:p>-3.10465195512791</text:p>
          </table:table-cell>
          <table:table-cell table:formula="of:=[.C535]*[.$K$3]" office:value-type="float" office:value="58.8195619047814" calcext:value-type="float">
            <text:p>58.8195619047814</text:p>
          </table:table-cell>
          <table:table-cell table:formula="of:= [.G535]/[.F535]" office:value-type="float" office:value="-18.9456218458336" calcext:value-type="float">
            <text:p>-18.9456218458336</text:p>
          </table:table-cell>
          <table:table-cell table:number-columns-repeated="7"/>
        </table:table-row>
        <table:table-row table:style-name="ro1">
          <table:table-cell office:value-type="float" office:value="182.434225165674" calcext:value-type="float">
            <text:p>182.434225165674</text:p>
          </table:table-cell>
          <table:table-cell office:value-type="float" office:value="316.795087230354" calcext:value-type="float">
            <text:p>316.795087230354</text:p>
          </table:table-cell>
          <table:table-cell office:value-type="float" office:value="295.747012281952" calcext:value-type="float">
            <text:p>295.747012281952</text:p>
          </table:table-cell>
          <table:table-cell/>
          <table:table-cell table:formula="of:=[.A536]*[.$K$1]" office:value-type="float" office:value="182.434225165674" calcext:value-type="float">
            <text:p>182.434225165674</text:p>
          </table:table-cell>
          <table:table-cell table:formula="of:=[.B536]*[.$K$2]" office:value-type="float" office:value="316.795087230354" calcext:value-type="float">
            <text:p>316.795087230354</text:p>
          </table:table-cell>
          <table:table-cell table:formula="of:=[.C536]*[.$K$3]" office:value-type="float" office:value="295.747012281952" calcext:value-type="float">
            <text:p>295.747012281952</text:p>
          </table:table-cell>
          <table:table-cell table:formula="of:= [.G536]/[.F536]" office:value-type="float" office:value="0.933559339153839" calcext:value-type="float">
            <text:p>0.933559339153839</text:p>
          </table:table-cell>
          <table:table-cell table:number-columns-repeated="7"/>
        </table:table-row>
        <table:table-row table:style-name="ro1">
          <table:table-cell office:value-type="float" office:value="485.407273230608" calcext:value-type="float">
            <text:p>485.407273230608</text:p>
          </table:table-cell>
          <table:table-cell office:value-type="float" office:value="-302.973048064934" calcext:value-type="float">
            <text:p>-302.973048064934</text:p>
          </table:table-cell>
          <table:table-cell office:value-type="float" office:value="-360.941935231391" calcext:value-type="float">
            <text:p>-360.941935231391</text:p>
          </table:table-cell>
          <table:table-cell/>
          <table:table-cell table:formula="of:=[.A537]*[.$K$1]" office:value-type="float" office:value="485.407273230608" calcext:value-type="float">
            <text:p>485.407273230608</text:p>
          </table:table-cell>
          <table:table-cell table:formula="of:=[.B537]*[.$K$2]" office:value-type="float" office:value="-302.973048064934" calcext:value-type="float">
            <text:p>-302.973048064934</text:p>
          </table:table-cell>
          <table:table-cell table:formula="of:=[.C537]*[.$K$3]" office:value-type="float" office:value="-360.941935231391" calcext:value-type="float">
            <text:p>-360.941935231391</text:p>
          </table:table-cell>
          <table:table-cell table:formula="of:= [.G537]/[.F537]" office:value-type="float" office:value="1.19133347846186" calcext:value-type="float">
            <text:p>1.19133347846186</text:p>
          </table:table-cell>
          <table:table-cell table:number-columns-repeated="7"/>
        </table:table-row>
        <table:table-row table:style-name="ro1">
          <table:table-cell office:value-type="float" office:value="295.543513218831" calcext:value-type="float">
            <text:p>295.543513218831</text:p>
          </table:table-cell>
          <table:table-cell office:value-type="float" office:value="189.863760011778" calcext:value-type="float">
            <text:p>189.863760011778</text:p>
          </table:table-cell>
          <table:table-cell office:value-type="float" office:value="138.636926845167" calcext:value-type="float">
            <text:p>138.636926845167</text:p>
          </table:table-cell>
          <table:table-cell/>
          <table:table-cell table:formula="of:=[.A538]*[.$K$1]" office:value-type="float" office:value="295.543513218831" calcext:value-type="float">
            <text:p>295.543513218831</text:p>
          </table:table-cell>
          <table:table-cell table:formula="of:=[.B538]*[.$K$2]" office:value-type="float" office:value="189.863760011778" calcext:value-type="float">
            <text:p>189.863760011778</text:p>
          </table:table-cell>
          <table:table-cell table:formula="of:=[.C538]*[.$K$3]" office:value-type="float" office:value="138.636926845167" calcext:value-type="float">
            <text:p>138.636926845167</text:p>
          </table:table-cell>
          <table:table-cell table:formula="of:= [.G538]/[.F538]" office:value-type="float" office:value="0.730191621805902" calcext:value-type="float">
            <text:p>0.730191621805902</text:p>
          </table:table-cell>
          <table:table-cell table:number-columns-repeated="7"/>
        </table:table-row>
        <table:table-row table:style-name="ro1">
          <table:table-cell office:value-type="float" office:value="359.766836642012" calcext:value-type="float">
            <text:p>359.766836642012</text:p>
          </table:table-cell>
          <table:table-cell office:value-type="float" office:value="-64.2233234231812" calcext:value-type="float">
            <text:p>-64.2233234231812</text:p>
          </table:table-cell>
          <table:table-cell office:value-type="float" office:value="-332.92353874685" calcext:value-type="float">
            <text:p>-332.92353874685</text:p>
          </table:table-cell>
          <table:table-cell/>
          <table:table-cell table:formula="of:=[.A539]*[.$K$1]" office:value-type="float" office:value="359.766836642012" calcext:value-type="float">
            <text:p>359.766836642012</text:p>
          </table:table-cell>
          <table:table-cell table:formula="of:=[.B539]*[.$K$2]" office:value-type="float" office:value="-64.2233234231812" calcext:value-type="float">
            <text:p>-64.2233234231812</text:p>
          </table:table-cell>
          <table:table-cell table:formula="of:=[.C539]*[.$K$3]" office:value-type="float" office:value="-332.92353874685" calcext:value-type="float">
            <text:p>-332.92353874685</text:p>
          </table:table-cell>
          <table:table-cell table:formula="of:= [.G539]/[.F539]" office:value-type="float" office:value="5.18384164819914" calcext:value-type="float">
            <text:p>5.18384164819914</text:p>
          </table:table-cell>
          <table:table-cell table:number-columns-repeated="7"/>
        </table:table-row>
        <table:table-row table:style-name="ro1">
          <table:table-cell office:value-type="float" office:value="230.349623121533" calcext:value-type="float">
            <text:p>230.349623121533</text:p>
          </table:table-cell>
          <table:table-cell office:value-type="float" office:value="129.417213520479" calcext:value-type="float">
            <text:p>129.417213520479</text:p>
          </table:table-cell>
          <table:table-cell office:value-type="float" office:value="290.892416863205" calcext:value-type="float">
            <text:p>290.892416863205</text:p>
          </table:table-cell>
          <table:table-cell/>
          <table:table-cell table:formula="of:=[.A540]*[.$K$1]" office:value-type="float" office:value="230.349623121533" calcext:value-type="float">
            <text:p>230.349623121533</text:p>
          </table:table-cell>
          <table:table-cell table:formula="of:=[.B540]*[.$K$2]" office:value-type="float" office:value="129.417213520479" calcext:value-type="float">
            <text:p>129.417213520479</text:p>
          </table:table-cell>
          <table:table-cell table:formula="of:=[.C540]*[.$K$3]" office:value-type="float" office:value="290.892416863205" calcext:value-type="float">
            <text:p>290.892416863205</text:p>
          </table:table-cell>
          <table:table-cell table:formula="of:= [.G540]/[.F540]" office:value-type="float" office:value="2.24771040072791" calcext:value-type="float">
            <text:p>2.24771040072791</text:p>
          </table:table-cell>
          <table:table-cell table:number-columns-repeated="7"/>
        </table:table-row>
        <table:table-row table:style-name="ro1">
          <table:table-cell office:value-type="float" office:value="366.01056526133" calcext:value-type="float">
            <text:p>366.01056526133</text:p>
          </table:table-cell>
          <table:table-cell office:value-type="float" office:value="-135.660942139797" calcext:value-type="float">
            <text:p>-135.660942139797</text:p>
          </table:table-cell>
          <table:table-cell office:value-type="float" office:value="89.6266845780883" calcext:value-type="float">
            <text:p>89.6266845780883</text:p>
          </table:table-cell>
          <table:table-cell/>
          <table:table-cell table:formula="of:=[.A541]*[.$K$1]" office:value-type="float" office:value="366.01056526133" calcext:value-type="float">
            <text:p>366.01056526133</text:p>
          </table:table-cell>
          <table:table-cell table:formula="of:=[.B541]*[.$K$2]" office:value-type="float" office:value="-135.660942139797" calcext:value-type="float">
            <text:p>-135.660942139797</text:p>
          </table:table-cell>
          <table:table-cell table:formula="of:=[.C541]*[.$K$3]" office:value-type="float" office:value="89.6266845780883" calcext:value-type="float">
            <text:p>89.6266845780883</text:p>
          </table:table-cell>
          <table:table-cell table:formula="of:= [.G541]/[.F541]" office:value-type="float" office:value="-0.660666829850919" calcext:value-type="float">
            <text:p>-0.660666829850919</text:p>
          </table:table-cell>
          <table:table-cell table:number-columns-repeated="7"/>
        </table:table-row>
        <table:table-row table:style-name="ro1">
          <table:table-cell office:value-type="float" office:value="273.490210179132" calcext:value-type="float">
            <text:p>273.490210179132</text:p>
          </table:table-cell>
          <table:table-cell office:value-type="float" office:value="92.5203550821972" calcext:value-type="float">
            <text:p>92.5203550821972</text:p>
          </table:table-cell>
          <table:table-cell office:value-type="float" office:value="-168.342426326973" calcext:value-type="float">
            <text:p>-168.342426326973</text:p>
          </table:table-cell>
          <table:table-cell/>
          <table:table-cell table:formula="of:=[.A542]*[.$K$1]" office:value-type="float" office:value="273.490210179132" calcext:value-type="float">
            <text:p>273.490210179132</text:p>
          </table:table-cell>
          <table:table-cell table:formula="of:=[.B542]*[.$K$2]" office:value-type="float" office:value="92.5203550821972" calcext:value-type="float">
            <text:p>92.5203550821972</text:p>
          </table:table-cell>
          <table:table-cell table:formula="of:=[.C542]*[.$K$3]" office:value-type="float" office:value="-168.342426326973" calcext:value-type="float">
            <text:p>-168.342426326973</text:p>
          </table:table-cell>
          <table:table-cell table:formula="of:= [.G542]/[.F542]" office:value-type="float" office:value="-1.81951772858431" calcext:value-type="float">
            <text:p>-1.81951772858431</text:p>
          </table:table-cell>
          <table:table-cell table:number-columns-repeated="7"/>
        </table:table-row>
        <table:table-row table:style-name="ro1">
          <table:table-cell office:value-type="float" office:value="198.415035539646" calcext:value-type="float">
            <text:p>198.415035539646</text:p>
          </table:table-cell>
          <table:table-cell office:value-type="float" office:value="75.0751746394865" calcext:value-type="float">
            <text:p>75.0751746394865</text:p>
          </table:table-cell>
          <table:table-cell office:value-type="float" office:value="-114.252778240377" calcext:value-type="float">
            <text:p>-114.252778240377</text:p>
          </table:table-cell>
          <table:table-cell/>
          <table:table-cell table:formula="of:=[.A543]*[.$K$1]" office:value-type="float" office:value="198.415035539646" calcext:value-type="float">
            <text:p>198.415035539646</text:p>
          </table:table-cell>
          <table:table-cell table:formula="of:=[.B543]*[.$K$2]" office:value-type="float" office:value="75.0751746394865" calcext:value-type="float">
            <text:p>75.0751746394865</text:p>
          </table:table-cell>
          <table:table-cell table:formula="of:=[.C543]*[.$K$3]" office:value-type="float" office:value="-114.252778240377" calcext:value-type="float">
            <text:p>-114.252778240377</text:p>
          </table:table-cell>
          <table:table-cell table:formula="of:= [.G543]/[.F543]" office:value-type="float" office:value="-1.5218449878941" calcext:value-type="float">
            <text:p>-1.5218449878941</text:p>
          </table:table-cell>
          <table:table-cell table:number-columns-repeated="7"/>
        </table:table-row>
        <table:table-row table:style-name="ro1">
          <table:table-cell office:value-type="float" office:value="333.582103572158" calcext:value-type="float">
            <text:p>333.582103572158</text:p>
          </table:table-cell>
          <table:table-cell office:value-type="float" office:value="-135.167068032512" calcext:value-type="float">
            <text:p>-135.167068032512</text:p>
          </table:table-cell>
          <table:table-cell office:value-type="float" office:value="60.2642709335938" calcext:value-type="float">
            <text:p>60.2642709335938</text:p>
          </table:table-cell>
          <table:table-cell/>
          <table:table-cell table:formula="of:=[.A544]*[.$K$1]" office:value-type="float" office:value="333.582103572158" calcext:value-type="float">
            <text:p>333.582103572158</text:p>
          </table:table-cell>
          <table:table-cell table:formula="of:=[.B544]*[.$K$2]" office:value-type="float" office:value="-135.167068032512" calcext:value-type="float">
            <text:p>-135.167068032512</text:p>
          </table:table-cell>
          <table:table-cell table:formula="of:=[.C544]*[.$K$3]" office:value-type="float" office:value="60.2642709335938" calcext:value-type="float">
            <text:p>60.2642709335938</text:p>
          </table:table-cell>
          <table:table-cell table:formula="of:= [.G544]/[.F544]" office:value-type="float" office:value="-0.445850248960777" calcext:value-type="float">
            <text:p>-0.445850248960777</text:p>
          </table:table-cell>
          <table:table-cell table:number-columns-repeated="7"/>
        </table:table-row>
        <table:table-row table:style-name="ro1">
          <table:table-cell office:value-type="float" office:value="141.201302578473" calcext:value-type="float">
            <text:p>141.201302578473</text:p>
          </table:table-cell>
          <table:table-cell office:value-type="float" office:value="192.380800993685" calcext:value-type="float">
            <text:p>192.380800993685</text:p>
          </table:table-cell>
          <table:table-cell office:value-type="float" office:value="99.5808924411126" calcext:value-type="float">
            <text:p>99.5808924411126</text:p>
          </table:table-cell>
          <table:table-cell/>
          <table:table-cell table:formula="of:=[.A545]*[.$K$1]" office:value-type="float" office:value="141.201302578473" calcext:value-type="float">
            <text:p>141.201302578473</text:p>
          </table:table-cell>
          <table:table-cell table:formula="of:=[.B545]*[.$K$2]" office:value-type="float" office:value="192.380800993685" calcext:value-type="float">
            <text:p>192.380800993685</text:p>
          </table:table-cell>
          <table:table-cell table:formula="of:=[.C545]*[.$K$3]" office:value-type="float" office:value="99.5808924411126" calcext:value-type="float">
            <text:p>99.5808924411126</text:p>
          </table:table-cell>
          <table:table-cell table:formula="of:= [.G545]/[.F545]" office:value-type="float" office:value="0.517623858133232" calcext:value-type="float">
            <text:p>0.517623858133232</text:p>
          </table:table-cell>
          <table:table-cell table:number-columns-repeated="7"/>
        </table:table-row>
        <table:table-row table:style-name="ro1">
          <table:table-cell office:value-type="float" office:value="292.465241948197" calcext:value-type="float">
            <text:p>292.465241948197</text:p>
          </table:table-cell>
          <table:table-cell office:value-type="float" office:value="-151.263939369724" calcext:value-type="float">
            <text:p>-151.263939369724</text:p>
          </table:table-cell>
          <table:table-cell office:value-type="float" office:value="-327.507848702256" calcext:value-type="float">
            <text:p>-327.507848702256</text:p>
          </table:table-cell>
          <table:table-cell/>
          <table:table-cell table:formula="of:=[.A546]*[.$K$1]" office:value-type="float" office:value="292.465241948197" calcext:value-type="float">
            <text:p>292.465241948197</text:p>
          </table:table-cell>
          <table:table-cell table:formula="of:=[.B546]*[.$K$2]" office:value-type="float" office:value="-151.263939369724" calcext:value-type="float">
            <text:p>-151.263939369724</text:p>
          </table:table-cell>
          <table:table-cell table:formula="of:=[.C546]*[.$K$3]" office:value-type="float" office:value="-327.507848702256" calcext:value-type="float">
            <text:p>-327.507848702256</text:p>
          </table:table-cell>
          <table:table-cell table:formula="of:= [.G546]/[.F546]" office:value-type="float" office:value="2.16514160656461" calcext:value-type="float">
            <text:p>2.16514160656461</text:p>
          </table:table-cell>
          <table:table-cell table:number-columns-repeated="7"/>
        </table:table-row>
        <table:table-row table:style-name="ro1">
          <table:table-cell office:value-type="float" office:value="481.0798696514" calcext:value-type="float">
            <text:p>481.0798696514</text:p>
          </table:table-cell>
          <table:table-cell office:value-type="float" office:value="-188.614627703202" calcext:value-type="float">
            <text:p>-188.614627703202</text:p>
          </table:table-cell>
          <table:table-cell office:value-type="float" office:value="109.331205853071" calcext:value-type="float">
            <text:p>109.331205853071</text:p>
          </table:table-cell>
          <table:table-cell/>
          <table:table-cell table:formula="of:=[.A547]*[.$K$1]" office:value-type="float" office:value="481.0798696514" calcext:value-type="float">
            <text:p>481.0798696514</text:p>
          </table:table-cell>
          <table:table-cell table:formula="of:=[.B547]*[.$K$2]" office:value-type="float" office:value="-188.614627703202" calcext:value-type="float">
            <text:p>-188.614627703202</text:p>
          </table:table-cell>
          <table:table-cell table:formula="of:=[.C547]*[.$K$3]" office:value-type="float" office:value="109.331205853071" calcext:value-type="float">
            <text:p>109.331205853071</text:p>
          </table:table-cell>
          <table:table-cell table:formula="of:= [.G547]/[.F547]" office:value-type="float" office:value="-0.579653906934044" calcext:value-type="float">
            <text:p>-0.579653906934044</text:p>
          </table:table-cell>
          <table:table-cell table:number-columns-repeated="7"/>
        </table:table-row>
        <table:table-row table:style-name="ro1">
          <table:table-cell office:value-type="float" office:value="384.479647113693" calcext:value-type="float">
            <text:p>384.479647113693</text:p>
          </table:table-cell>
          <table:table-cell office:value-type="float" office:value="96.6002225377072" calcext:value-type="float">
            <text:p>96.6002225377072</text:p>
          </table:table-cell>
          <table:table-cell office:value-type="float" office:value="393.977094768758" calcext:value-type="float">
            <text:p>393.977094768758</text:p>
          </table:table-cell>
          <table:table-cell/>
          <table:table-cell table:formula="of:=[.A548]*[.$K$1]" office:value-type="float" office:value="384.479647113693" calcext:value-type="float">
            <text:p>384.479647113693</text:p>
          </table:table-cell>
          <table:table-cell table:formula="of:=[.B548]*[.$K$2]" office:value-type="float" office:value="96.6002225377072" calcext:value-type="float">
            <text:p>96.6002225377072</text:p>
          </table:table-cell>
          <table:table-cell table:formula="of:=[.C548]*[.$K$3]" office:value-type="float" office:value="393.977094768758" calcext:value-type="float">
            <text:p>393.977094768758</text:p>
          </table:table-cell>
          <table:table-cell table:formula="of:= [.G548]/[.F548]" office:value-type="float" office:value="4.0784284385574" calcext:value-type="float">
            <text:p>4.0784284385574</text:p>
          </table:table-cell>
          <table:table-cell table:number-columns-repeated="7"/>
        </table:table-row>
        <table:table-row table:style-name="ro1">
          <table:table-cell office:value-type="float" office:value="549.830498138322" calcext:value-type="float">
            <text:p>549.830498138322</text:p>
          </table:table-cell>
          <table:table-cell office:value-type="float" office:value="-165.350851024629" calcext:value-type="float">
            <text:p>-165.350851024629</text:p>
          </table:table-cell>
          <table:table-cell office:value-type="float" office:value="-214.145389209895" calcext:value-type="float">
            <text:p>-214.145389209895</text:p>
          </table:table-cell>
          <table:table-cell/>
          <table:table-cell table:formula="of:=[.A549]*[.$K$1]" office:value-type="float" office:value="549.830498138322" calcext:value-type="float">
            <text:p>549.830498138322</text:p>
          </table:table-cell>
          <table:table-cell table:formula="of:=[.B549]*[.$K$2]" office:value-type="float" office:value="-165.350851024629" calcext:value-type="float">
            <text:p>-165.350851024629</text:p>
          </table:table-cell>
          <table:table-cell table:formula="of:=[.C549]*[.$K$3]" office:value-type="float" office:value="-214.145389209895" calcext:value-type="float">
            <text:p>-214.145389209895</text:p>
          </table:table-cell>
          <table:table-cell table:formula="of:= [.G549]/[.F549]" office:value-type="float" office:value="1.29509698851201" calcext:value-type="float">
            <text:p>1.29509698851201</text:p>
          </table:table-cell>
          <table:table-cell table:number-columns-repeated="7"/>
        </table:table-row>
        <table:table-row table:style-name="ro1">
          <table:table-cell office:value-type="float" office:value="172.140903612365" calcext:value-type="float">
            <text:p>172.140903612365</text:p>
          </table:table-cell>
          <table:table-cell office:value-type="float" office:value="377.689594525957" calcext:value-type="float">
            <text:p>377.689594525957</text:p>
          </table:table-cell>
          <table:table-cell office:value-type="float" office:value="230.84046725483" calcext:value-type="float">
            <text:p>230.84046725483</text:p>
          </table:table-cell>
          <table:table-cell/>
          <table:table-cell table:formula="of:=[.A550]*[.$K$1]" office:value-type="float" office:value="172.140903612365" calcext:value-type="float">
            <text:p>172.140903612365</text:p>
          </table:table-cell>
          <table:table-cell table:formula="of:=[.B550]*[.$K$2]" office:value-type="float" office:value="377.689594525957" calcext:value-type="float">
            <text:p>377.689594525957</text:p>
          </table:table-cell>
          <table:table-cell table:formula="of:=[.C550]*[.$K$3]" office:value-type="float" office:value="230.84046725483" calcext:value-type="float">
            <text:p>230.84046725483</text:p>
          </table:table-cell>
          <table:table-cell table:formula="of:= [.G550]/[.F550]" office:value-type="float" office:value="0.611190963692184" calcext:value-type="float">
            <text:p>0.611190963692184</text:p>
          </table:table-cell>
          <table:table-cell table:number-columns-repeated="7"/>
        </table:table-row>
        <table:table-row table:style-name="ro1">
          <table:table-cell office:value-type="float" office:value="556.668204213082" calcext:value-type="float">
            <text:p>556.668204213082</text:p>
          </table:table-cell>
          <table:table-cell office:value-type="float" office:value="-384.527300600717" calcext:value-type="float">
            <text:p>-384.527300600717</text:p>
          </table:table-cell>
          <table:table-cell office:value-type="float" office:value="-542.205596088097" calcext:value-type="float">
            <text:p>-542.205596088097</text:p>
          </table:table-cell>
          <table:table-cell/>
          <table:table-cell table:formula="of:=[.A551]*[.$K$1]" office:value-type="float" office:value="556.668204213082" calcext:value-type="float">
            <text:p>556.668204213082</text:p>
          </table:table-cell>
          <table:table-cell table:formula="of:=[.B551]*[.$K$2]" office:value-type="float" office:value="-384.527300600717" calcext:value-type="float">
            <text:p>-384.527300600717</text:p>
          </table:table-cell>
          <table:table-cell table:formula="of:=[.C551]*[.$K$3]" office:value-type="float" office:value="-542.205596088097" calcext:value-type="float">
            <text:p>-542.205596088097</text:p>
          </table:table-cell>
          <table:table-cell table:formula="of:= [.G551]/[.F551]" office:value-type="float" office:value="1.41005747899057" calcext:value-type="float">
            <text:p>1.41005747899057</text:p>
          </table:table-cell>
          <table:table-cell table:number-columns-repeated="7"/>
        </table:table-row>
        <table:table-row table:style-name="ro1">
          <table:table-cell office:value-type="float" office:value="332.242657201545" calcext:value-type="float">
            <text:p>332.242657201545</text:p>
          </table:table-cell>
          <table:table-cell office:value-type="float" office:value="224.425547011537" calcext:value-type="float">
            <text:p>224.425547011537</text:p>
          </table:table-cell>
          <table:table-cell office:value-type="float" office:value="121.44625912806" calcext:value-type="float">
            <text:p>121.44625912806</text:p>
          </table:table-cell>
          <table:table-cell/>
          <table:table-cell table:formula="of:=[.A552]*[.$K$1]" office:value-type="float" office:value="332.242657201545" calcext:value-type="float">
            <text:p>332.242657201545</text:p>
          </table:table-cell>
          <table:table-cell table:formula="of:=[.B552]*[.$K$2]" office:value-type="float" office:value="224.425547011537" calcext:value-type="float">
            <text:p>224.425547011537</text:p>
          </table:table-cell>
          <table:table-cell table:formula="of:=[.C552]*[.$K$3]" office:value-type="float" office:value="121.44625912806" calcext:value-type="float">
            <text:p>121.44625912806</text:p>
          </table:table-cell>
          <table:table-cell table:formula="of:= [.G552]/[.F552]" office:value-type="float" office:value="0.541142756451949" calcext:value-type="float">
            <text:p>0.541142756451949</text:p>
          </table:table-cell>
          <table:table-cell table:number-columns-repeated="7"/>
        </table:table-row>
        <table:table-row table:style-name="ro1">
          <table:table-cell office:value-type="float" office:value="238.850066146655" calcext:value-type="float">
            <text:p>238.850066146655</text:p>
          </table:table-cell>
          <table:table-cell office:value-type="float" office:value="93.3925910548898" calcext:value-type="float">
            <text:p>93.3925910548898</text:p>
          </table:table-cell>
          <table:table-cell office:value-type="float" office:value="18.1414761123779" calcext:value-type="float">
            <text:p>18.1414761123779</text:p>
          </table:table-cell>
          <table:table-cell/>
          <table:table-cell table:formula="of:=[.A553]*[.$K$1]" office:value-type="float" office:value="238.850066146655" calcext:value-type="float">
            <text:p>238.850066146655</text:p>
          </table:table-cell>
          <table:table-cell table:formula="of:=[.B553]*[.$K$2]" office:value-type="float" office:value="93.3925910548898" calcext:value-type="float">
            <text:p>93.3925910548898</text:p>
          </table:table-cell>
          <table:table-cell table:formula="of:=[.C553]*[.$K$3]" office:value-type="float" office:value="18.1414761123779" calcext:value-type="float">
            <text:p>18.1414761123779</text:p>
          </table:table-cell>
          <table:table-cell table:formula="of:= [.G553]/[.F553]" office:value-type="float" office:value="0.194249628449816" calcext:value-type="float">
            <text:p>0.194249628449816</text:p>
          </table:table-cell>
          <table:table-cell table:number-columns-repeated="7"/>
        </table:table-row>
        <table:table-row table:style-name="ro1">
          <table:table-cell office:value-type="float" office:value="299.693593521083" calcext:value-type="float">
            <text:p>299.693593521083</text:p>
          </table:table-cell>
          <table:table-cell office:value-type="float" office:value="-60.8435273744282" calcext:value-type="float">
            <text:p>-60.8435273744282</text:p>
          </table:table-cell>
          <table:table-cell office:value-type="float" office:value="203.96518533367" calcext:value-type="float">
            <text:p>203.96518533367</text:p>
          </table:table-cell>
          <table:table-cell/>
          <table:table-cell table:formula="of:=[.A554]*[.$K$1]" office:value-type="float" office:value="299.693593521083" calcext:value-type="float">
            <text:p>299.693593521083</text:p>
          </table:table-cell>
          <table:table-cell table:formula="of:=[.B554]*[.$K$2]" office:value-type="float" office:value="-60.8435273744282" calcext:value-type="float">
            <text:p>-60.8435273744282</text:p>
          </table:table-cell>
          <table:table-cell table:formula="of:=[.C554]*[.$K$3]" office:value-type="float" office:value="203.96518533367" calcext:value-type="float">
            <text:p>203.96518533367</text:p>
          </table:table-cell>
          <table:table-cell table:formula="of:= [.G554]/[.F554]" office:value-type="float" office:value="-3.35229060732258" calcext:value-type="float">
            <text:p>-3.35229060732258</text:p>
          </table:table-cell>
          <table:table-cell table:number-columns-repeated="7"/>
        </table:table-row>
        <table:table-row table:style-name="ro1">
          <table:table-cell office:value-type="float" office:value="143.384429352846" calcext:value-type="float">
            <text:p>143.384429352846</text:p>
          </table:table-cell>
          <table:table-cell office:value-type="float" office:value="156.309164168237" calcext:value-type="float">
            <text:p>156.309164168237</text:p>
          </table:table-cell>
          <table:table-cell office:value-type="float" office:value="-39.0347040977227" calcext:value-type="float">
            <text:p>-39.0347040977227</text:p>
          </table:table-cell>
          <table:table-cell/>
          <table:table-cell table:formula="of:=[.A555]*[.$K$1]" office:value-type="float" office:value="143.384429352846" calcext:value-type="float">
            <text:p>143.384429352846</text:p>
          </table:table-cell>
          <table:table-cell table:formula="of:=[.B555]*[.$K$2]" office:value-type="float" office:value="156.309164168237" calcext:value-type="float">
            <text:p>156.309164168237</text:p>
          </table:table-cell>
          <table:table-cell table:formula="of:=[.C555]*[.$K$3]" office:value-type="float" office:value="-39.0347040977227" calcext:value-type="float">
            <text:p>-39.0347040977227</text:p>
          </table:table-cell>
          <table:table-cell table:formula="of:= [.G555]/[.F555]" office:value-type="float" office:value="-0.249727546720864" calcext:value-type="float">
            <text:p>-0.249727546720864</text:p>
          </table:table-cell>
          <table:table-cell table:number-columns-repeated="7"/>
        </table:table-row>
        <table:table-row table:style-name="ro1">
          <table:table-cell office:value-type="float" office:value="440.401014800175" calcext:value-type="float">
            <text:p>440.401014800175</text:p>
          </table:table-cell>
          <table:table-cell office:value-type="float" office:value="-297.016585447329" calcext:value-type="float">
            <text:p>-297.016585447329</text:p>
          </table:table-cell>
          <table:table-cell office:value-type="float" office:value="-236.552394124859" calcext:value-type="float">
            <text:p>-236.552394124859</text:p>
          </table:table-cell>
          <table:table-cell/>
          <table:table-cell table:formula="of:=[.A556]*[.$K$1]" office:value-type="float" office:value="440.401014800175" calcext:value-type="float">
            <text:p>440.401014800175</text:p>
          </table:table-cell>
          <table:table-cell table:formula="of:=[.B556]*[.$K$2]" office:value-type="float" office:value="-297.016585447329" calcext:value-type="float">
            <text:p>-297.016585447329</text:p>
          </table:table-cell>
          <table:table-cell table:formula="of:=[.C556]*[.$K$3]" office:value-type="float" office:value="-236.552394124859" calcext:value-type="float">
            <text:p>-236.552394124859</text:p>
          </table:table-cell>
          <table:table-cell table:formula="of:= [.G556]/[.F556]" office:value-type="float" office:value="0.796428232344648" calcext:value-type="float">
            <text:p>0.796428232344648</text:p>
          </table:table-cell>
          <table:table-cell table:number-columns-repeated="7"/>
        </table:table-row>
        <table:table-row table:style-name="ro1">
          <table:table-cell office:value-type="float" office:value="501.83158704735" calcext:value-type="float">
            <text:p>501.83158704735</text:p>
          </table:table-cell>
          <table:table-cell office:value-type="float" office:value="-61.4305722471752" calcext:value-type="float">
            <text:p>-61.4305722471752</text:p>
          </table:table-cell>
          <table:table-cell office:value-type="float" office:value="502.375058854489" calcext:value-type="float">
            <text:p>502.375058854489</text:p>
          </table:table-cell>
          <table:table-cell/>
          <table:table-cell table:formula="of:=[.A557]*[.$K$1]" office:value-type="float" office:value="501.83158704735" calcext:value-type="float">
            <text:p>501.83158704735</text:p>
          </table:table-cell>
          <table:table-cell table:formula="of:=[.B557]*[.$K$2]" office:value-type="float" office:value="-61.4305722471752" calcext:value-type="float">
            <text:p>-61.4305722471752</text:p>
          </table:table-cell>
          <table:table-cell table:formula="of:=[.C557]*[.$K$3]" office:value-type="float" office:value="502.375058854489" calcext:value-type="float">
            <text:p>502.375058854489</text:p>
          </table:table-cell>
          <table:table-cell table:formula="of:= [.G557]/[.F557]" office:value-type="float" office:value="-8.17793226527512" calcext:value-type="float">
            <text:p>-8.17793226527512</text:p>
          </table:table-cell>
          <table:table-cell table:number-columns-repeated="7"/>
        </table:table-row>
        <table:table-row table:style-name="ro1">
          <table:table-cell office:value-type="float" office:value="466.899490553534" calcext:value-type="float">
            <text:p>466.899490553534</text:p>
          </table:table-cell>
          <table:table-cell office:value-type="float" office:value="34.932096493816" calcext:value-type="float">
            <text:p>34.932096493816</text:p>
          </table:table-cell>
          <table:table-cell office:value-type="float" office:value="-486.587797006944" calcext:value-type="float">
            <text:p>-486.587797006944</text:p>
          </table:table-cell>
          <table:table-cell/>
          <table:table-cell table:formula="of:=[.A558]*[.$K$1]" office:value-type="float" office:value="466.899490553534" calcext:value-type="float">
            <text:p>466.899490553534</text:p>
          </table:table-cell>
          <table:table-cell table:formula="of:=[.B558]*[.$K$2]" office:value-type="float" office:value="34.932096493816" calcext:value-type="float">
            <text:p>34.932096493816</text:p>
          </table:table-cell>
          <table:table-cell table:formula="of:=[.C558]*[.$K$3]" office:value-type="float" office:value="-486.587797006944" calcext:value-type="float">
            <text:p>-486.587797006944</text:p>
          </table:table-cell>
          <table:table-cell table:formula="of:= [.G558]/[.F558]" office:value-type="float" office:value="-13.929533175688" calcext:value-type="float">
            <text:p>-13.929533175688</text:p>
          </table:table-cell>
          <table:table-cell table:number-columns-repeated="7"/>
        </table:table-row>
        <table:table-row table:style-name="ro1">
          <table:table-cell office:value-type="float" office:value="355.086236829699" calcext:value-type="float">
            <text:p>355.086236829699</text:p>
          </table:table-cell>
          <table:table-cell office:value-type="float" office:value="111.813253723835" calcext:value-type="float">
            <text:p>111.813253723835</text:p>
          </table:table-cell>
          <table:table-cell office:value-type="float" office:value="-48.9065407243121" calcext:value-type="float">
            <text:p>-48.9065407243121</text:p>
          </table:table-cell>
          <table:table-cell/>
          <table:table-cell table:formula="of:=[.A559]*[.$K$1]" office:value-type="float" office:value="355.086236829699" calcext:value-type="float">
            <text:p>355.086236829699</text:p>
          </table:table-cell>
          <table:table-cell table:formula="of:=[.B559]*[.$K$2]" office:value-type="float" office:value="111.813253723835" calcext:value-type="float">
            <text:p>111.813253723835</text:p>
          </table:table-cell>
          <table:table-cell table:formula="of:=[.C559]*[.$K$3]" office:value-type="float" office:value="-48.9065407243121" calcext:value-type="float">
            <text:p>-48.9065407243121</text:p>
          </table:table-cell>
          <table:table-cell table:formula="of:= [.G559]/[.F559]" office:value-type="float" office:value="-0.437394844488698" calcext:value-type="float">
            <text:p>-0.437394844488698</text:p>
          </table:table-cell>
          <table:table-cell table:number-columns-repeated="7"/>
        </table:table-row>
        <table:table-row table:style-name="ro1">
          <table:table-cell office:value-type="float" office:value="466.753251280678" calcext:value-type="float">
            <text:p>466.753251280678</text:p>
          </table:table-cell>
          <table:table-cell office:value-type="float" office:value="-111.667014450979" calcext:value-type="float">
            <text:p>-111.667014450979</text:p>
          </table:table-cell>
          <table:table-cell office:value-type="float" office:value="9.78376521584448" calcext:value-type="float">
            <text:p>9.78376521584448</text:p>
          </table:table-cell>
          <table:table-cell/>
          <table:table-cell table:formula="of:=[.A560]*[.$K$1]" office:value-type="float" office:value="466.753251280678" calcext:value-type="float">
            <text:p>466.753251280678</text:p>
          </table:table-cell>
          <table:table-cell table:formula="of:=[.B560]*[.$K$2]" office:value-type="float" office:value="-111.667014450979" calcext:value-type="float">
            <text:p>-111.667014450979</text:p>
          </table:table-cell>
          <table:table-cell table:formula="of:=[.C560]*[.$K$3]" office:value-type="float" office:value="9.78376521584448" calcext:value-type="float">
            <text:p>9.78376521584448</text:p>
          </table:table-cell>
          <table:table-cell table:formula="of:= [.G560]/[.F560]" office:value-type="float" office:value="-0.0876155350256948" calcext:value-type="float">
            <text:p>-0.087615535025695</text:p>
          </table:table-cell>
          <table:table-cell table:number-columns-repeated="7"/>
        </table:table-row>
        <table:table-row table:style-name="ro1">
          <table:table-cell office:value-type="float" office:value="396.154068088788" calcext:value-type="float">
            <text:p>396.154068088788</text:p>
          </table:table-cell>
          <table:table-cell office:value-type="float" office:value="70.599183191889" calcext:value-type="float">
            <text:p>70.599183191889</text:p>
          </table:table-cell>
          <table:table-cell office:value-type="float" office:value="269.012637251736" calcext:value-type="float">
            <text:p>269.012637251736</text:p>
          </table:table-cell>
          <table:table-cell/>
          <table:table-cell table:formula="of:=[.A561]*[.$K$1]" office:value-type="float" office:value="396.154068088788" calcext:value-type="float">
            <text:p>396.154068088788</text:p>
          </table:table-cell>
          <table:table-cell table:formula="of:=[.B561]*[.$K$2]" office:value-type="float" office:value="70.599183191889" calcext:value-type="float">
            <text:p>70.599183191889</text:p>
          </table:table-cell>
          <table:table-cell table:formula="of:=[.C561]*[.$K$3]" office:value-type="float" office:value="269.012637251736" calcext:value-type="float">
            <text:p>269.012637251736</text:p>
          </table:table-cell>
          <table:table-cell table:formula="of:= [.G561]/[.F561]" office:value-type="float" office:value="3.81042138292957" calcext:value-type="float">
            <text:p>3.81042138292957</text:p>
          </table:table-cell>
          <table:table-cell table:number-columns-repeated="7"/>
        </table:table-row>
        <table:table-row table:style-name="ro1">
          <table:table-cell office:value-type="float" office:value="199.968929712141" calcext:value-type="float">
            <text:p>199.968929712141</text:p>
          </table:table-cell>
          <table:table-cell office:value-type="float" office:value="196.185138376647" calcext:value-type="float">
            <text:p>196.185138376647</text:p>
          </table:table-cell>
          <table:table-cell office:value-type="float" office:value="28.1124859290383" calcext:value-type="float">
            <text:p>28.1124859290383</text:p>
          </table:table-cell>
          <table:table-cell/>
          <table:table-cell table:formula="of:=[.A562]*[.$K$1]" office:value-type="float" office:value="199.968929712141" calcext:value-type="float">
            <text:p>199.968929712141</text:p>
          </table:table-cell>
          <table:table-cell table:formula="of:=[.B562]*[.$K$2]" office:value-type="float" office:value="196.185138376647" calcext:value-type="float">
            <text:p>196.185138376647</text:p>
          </table:table-cell>
          <table:table-cell table:formula="of:=[.C562]*[.$K$3]" office:value-type="float" office:value="28.1124859290383" calcext:value-type="float">
            <text:p>28.1124859290383</text:p>
          </table:table-cell>
          <table:table-cell table:formula="of:= [.G562]/[.F562]" office:value-type="float" office:value="0.143295695900606" calcext:value-type="float">
            <text:p>0.143295695900606</text:p>
          </table:table-cell>
          <table:table-cell table:number-columns-repeated="7"/>
        </table:table-row>
        <table:table-row table:style-name="ro1">
          <table:table-cell office:value-type="float" office:value="296.084771345124" calcext:value-type="float">
            <text:p>296.084771345124</text:p>
          </table:table-cell>
          <table:table-cell office:value-type="float" office:value="-96.1158416329831" calcext:value-type="float">
            <text:p>-96.1158416329831</text:p>
          </table:table-cell>
          <table:table-cell office:value-type="float" office:value="109.465450475004" calcext:value-type="float">
            <text:p>109.465450475004</text:p>
          </table:table-cell>
          <table:table-cell/>
          <table:table-cell table:formula="of:=[.A563]*[.$K$1]" office:value-type="float" office:value="296.084771345124" calcext:value-type="float">
            <text:p>296.084771345124</text:p>
          </table:table-cell>
          <table:table-cell table:formula="of:=[.B563]*[.$K$2]" office:value-type="float" office:value="-96.1158416329831" calcext:value-type="float">
            <text:p>-96.1158416329831</text:p>
          </table:table-cell>
          <table:table-cell table:formula="of:=[.C563]*[.$K$3]" office:value-type="float" office:value="109.465450475004" calcext:value-type="float">
            <text:p>109.465450475004</text:p>
          </table:table-cell>
          <table:table-cell table:formula="of:= [.G563]/[.F563]" office:value-type="float" office:value="-1.13889082814253" calcext:value-type="float">
            <text:p>-1.13889082814253</text:p>
          </table:table-cell>
          <table:table-cell table:number-columns-repeated="7"/>
        </table:table-row>
        <table:table-row table:style-name="ro1">
          <table:table-cell office:value-type="float" office:value="437.842582514125" calcext:value-type="float">
            <text:p>437.842582514125</text:p>
          </table:table-cell>
          <table:table-cell office:value-type="float" office:value="-141.757811169" calcext:value-type="float">
            <text:p>-141.757811169</text:p>
          </table:table-cell>
          <table:table-cell office:value-type="float" office:value="202.239874404381" calcext:value-type="float">
            <text:p>202.239874404381</text:p>
          </table:table-cell>
          <table:table-cell/>
          <table:table-cell table:formula="of:=[.A564]*[.$K$1]" office:value-type="float" office:value="437.842582514125" calcext:value-type="float">
            <text:p>437.842582514125</text:p>
          </table:table-cell>
          <table:table-cell table:formula="of:=[.B564]*[.$K$2]" office:value-type="float" office:value="-141.757811169" calcext:value-type="float">
            <text:p>-141.757811169</text:p>
          </table:table-cell>
          <table:table-cell table:formula="of:=[.C564]*[.$K$3]" office:value-type="float" office:value="202.239874404381" calcext:value-type="float">
            <text:p>202.239874404381</text:p>
          </table:table-cell>
          <table:table-cell table:formula="of:= [.G564]/[.F564]" office:value-type="float" office:value="-1.42665771103982" calcext:value-type="float">
            <text:p>-1.42665771103982</text:p>
          </table:table-cell>
          <table:table-cell table:number-columns-repeated="7"/>
        </table:table-row>
        <table:table-row table:style-name="ro1">
          <table:table-cell office:value-type="float" office:value="337.245877348125" calcext:value-type="float">
            <text:p>337.245877348125</text:p>
          </table:table-cell>
          <table:table-cell office:value-type="float" office:value="100.596705165999" calcext:value-type="float">
            <text:p>100.596705165999</text:p>
          </table:table-cell>
          <table:table-cell office:value-type="float" office:value="-218.288166649956" calcext:value-type="float">
            <text:p>-218.288166649956</text:p>
          </table:table-cell>
          <table:table-cell/>
          <table:table-cell table:formula="of:=[.A565]*[.$K$1]" office:value-type="float" office:value="337.245877348125" calcext:value-type="float">
            <text:p>337.245877348125</text:p>
          </table:table-cell>
          <table:table-cell table:formula="of:=[.B565]*[.$K$2]" office:value-type="float" office:value="100.596705165999" calcext:value-type="float">
            <text:p>100.596705165999</text:p>
          </table:table-cell>
          <table:table-cell table:formula="of:=[.C565]*[.$K$3]" office:value-type="float" office:value="-218.288166649956" calcext:value-type="float">
            <text:p>-218.288166649956</text:p>
          </table:table-cell>
          <table:table-cell table:formula="of:= [.G565]/[.F565]" office:value-type="float" office:value="-2.16993356084326" calcext:value-type="float">
            <text:p>-2.16993356084326</text:p>
          </table:table-cell>
          <table:table-cell table:number-columns-repeated="7"/>
        </table:table-row>
        <table:table-row table:style-name="ro1">
          <table:table-cell office:value-type="float" office:value="216.795152040782" calcext:value-type="float">
            <text:p>216.795152040782</text:p>
          </table:table-cell>
          <table:table-cell office:value-type="float" office:value="120.450725307344" calcext:value-type="float">
            <text:p>120.450725307344</text:p>
          </table:table-cell>
          <table:table-cell office:value-type="float" office:value="-168.813804956479" calcext:value-type="float">
            <text:p>-168.813804956479</text:p>
          </table:table-cell>
          <table:table-cell/>
          <table:table-cell table:formula="of:=[.A566]*[.$K$1]" office:value-type="float" office:value="216.795152040782" calcext:value-type="float">
            <text:p>216.795152040782</text:p>
          </table:table-cell>
          <table:table-cell table:formula="of:=[.B566]*[.$K$2]" office:value-type="float" office:value="120.450725307344" calcext:value-type="float">
            <text:p>120.450725307344</text:p>
          </table:table-cell>
          <table:table-cell table:formula="of:=[.C566]*[.$K$3]" office:value-type="float" office:value="-168.813804956479" calcext:value-type="float">
            <text:p>-168.813804956479</text:p>
          </table:table-cell>
          <table:table-cell table:formula="of:= [.G566]/[.F566]" office:value-type="float" office:value="-1.40151754608145" calcext:value-type="float">
            <text:p>-1.40151754608145</text:p>
          </table:table-cell>
          <table:table-cell table:number-columns-repeated="7"/>
        </table:table-row>
        <table:table-row table:style-name="ro1">
          <table:table-cell office:value-type="float" office:value="129.146377962527" calcext:value-type="float">
            <text:p>129.146377962527</text:p>
          </table:table-cell>
          <table:table-cell office:value-type="float" office:value="87.6487740782542" calcext:value-type="float">
            <text:p>87.6487740782542</text:p>
          </table:table-cell>
          <table:table-cell office:value-type="float" office:value="-105.148646990466" calcext:value-type="float">
            <text:p>-105.148646990466</text:p>
          </table:table-cell>
          <table:table-cell/>
          <table:table-cell table:formula="of:=[.A567]*[.$K$1]" office:value-type="float" office:value="129.146377962527" calcext:value-type="float">
            <text:p>129.146377962527</text:p>
          </table:table-cell>
          <table:table-cell table:formula="of:=[.B567]*[.$K$2]" office:value-type="float" office:value="87.6487740782542" calcext:value-type="float">
            <text:p>87.6487740782542</text:p>
          </table:table-cell>
          <table:table-cell table:formula="of:=[.C567]*[.$K$3]" office:value-type="float" office:value="-105.148646990466" calcext:value-type="float">
            <text:p>-105.148646990466</text:p>
          </table:table-cell>
          <table:table-cell table:formula="of:= [.G567]/[.F567]" office:value-type="float" office:value="-1.19965907220319" calcext:value-type="float">
            <text:p>-1.19965907220319</text:p>
          </table:table-cell>
          <table:table-cell table:number-columns-repeated="7"/>
        </table:table-row>
        <table:table-row table:style-name="ro1">
          <table:table-cell office:value-type="float" office:value="196.944375238067" calcext:value-type="float">
            <text:p>196.944375238067</text:p>
          </table:table-cell>
          <table:table-cell office:value-type="float" office:value="-67.7979972755398" calcext:value-type="float">
            <text:p>-67.7979972755398</text:p>
          </table:table-cell>
          <table:table-cell office:value-type="float" office:value="261.261727680556" calcext:value-type="float">
            <text:p>261.261727680556</text:p>
          </table:table-cell>
          <table:table-cell/>
          <table:table-cell table:formula="of:=[.A568]*[.$K$1]" office:value-type="float" office:value="196.944375238067" calcext:value-type="float">
            <text:p>196.944375238067</text:p>
          </table:table-cell>
          <table:table-cell table:formula="of:=[.B568]*[.$K$2]" office:value-type="float" office:value="-67.7979972755398" calcext:value-type="float">
            <text:p>-67.7979972755398</text:p>
          </table:table-cell>
          <table:table-cell table:formula="of:=[.C568]*[.$K$3]" office:value-type="float" office:value="261.261727680556" calcext:value-type="float">
            <text:p>261.261727680556</text:p>
          </table:table-cell>
          <table:table-cell table:formula="of:= [.G568]/[.F568]" office:value-type="float" office:value="-3.85353164074677" calcext:value-type="float">
            <text:p>-3.85353164074677</text:p>
          </table:table-cell>
          <table:table-cell table:number-columns-repeated="7"/>
        </table:table-row>
        <table:table-row table:style-name="ro1">
          <table:table-cell office:value-type="float" office:value="544.220226046234" calcext:value-type="float">
            <text:p>544.220226046234</text:p>
          </table:table-cell>
          <table:table-cell office:value-type="float" office:value="-347.275850808166" calcext:value-type="float">
            <text:p>-347.275850808166</text:p>
          </table:table-cell>
          <table:table-cell office:value-type="float" office:value="-141.48673733881" calcext:value-type="float">
            <text:p>-141.48673733881</text:p>
          </table:table-cell>
          <table:table-cell/>
          <table:table-cell table:formula="of:=[.A569]*[.$K$1]" office:value-type="float" office:value="544.220226046234" calcext:value-type="float">
            <text:p>544.220226046234</text:p>
          </table:table-cell>
          <table:table-cell table:formula="of:=[.B569]*[.$K$2]" office:value-type="float" office:value="-347.275850808166" calcext:value-type="float">
            <text:p>-347.275850808166</text:p>
          </table:table-cell>
          <table:table-cell table:formula="of:=[.C569]*[.$K$3]" office:value-type="float" office:value="-141.48673733881" calcext:value-type="float">
            <text:p>-141.48673733881</text:p>
          </table:table-cell>
          <table:table-cell table:formula="of:= [.G569]/[.F569]" office:value-type="float" office:value="0.407418877556697" calcext:value-type="float">
            <text:p>0.407418877556697</text:p>
          </table:table-cell>
          <table:table-cell table:number-columns-repeated="7"/>
        </table:table-row>
        <table:table-row table:style-name="ro1">
          <table:table-cell office:value-type="float" office:value="494.477160753349" calcext:value-type="float">
            <text:p>494.477160753349</text:p>
          </table:table-cell>
          <table:table-cell office:value-type="float" office:value="49.7430652928844" calcext:value-type="float">
            <text:p>49.7430652928844</text:p>
          </table:table-cell>
          <table:table-cell office:value-type="float" office:value="239.773775574771" calcext:value-type="float">
            <text:p>239.773775574771</text:p>
          </table:table-cell>
          <table:table-cell/>
          <table:table-cell table:formula="of:=[.A570]*[.$K$1]" office:value-type="float" office:value="494.477160753349" calcext:value-type="float">
            <text:p>494.477160753349</text:p>
          </table:table-cell>
          <table:table-cell table:formula="of:=[.B570]*[.$K$2]" office:value-type="float" office:value="49.7430652928844" calcext:value-type="float">
            <text:p>49.7430652928844</text:p>
          </table:table-cell>
          <table:table-cell table:formula="of:=[.C570]*[.$K$3]" office:value-type="float" office:value="239.773775574771" calcext:value-type="float">
            <text:p>239.773775574771</text:p>
          </table:table-cell>
          <table:table-cell table:formula="of:= [.G570]/[.F570]" office:value-type="float" office:value="4.82024527766828" calcext:value-type="float">
            <text:p>4.82024527766828</text:p>
          </table:table-cell>
          <table:table-cell table:number-columns-repeated="7"/>
        </table:table-row>
        <table:table-row table:style-name="ro1">
          <table:table-cell office:value-type="float" office:value="418.28118833174" calcext:value-type="float">
            <text:p>418.28118833174</text:p>
          </table:table-cell>
          <table:table-cell office:value-type="float" office:value="76.1959724216095" calcext:value-type="float">
            <text:p>76.1959724216095</text:p>
          </table:table-cell>
          <table:table-cell office:value-type="float" office:value="-474.433665620779" calcext:value-type="float">
            <text:p>-474.433665620779</text:p>
          </table:table-cell>
          <table:table-cell/>
          <table:table-cell table:formula="of:=[.A571]*[.$K$1]" office:value-type="float" office:value="418.28118833174" calcext:value-type="float">
            <text:p>418.28118833174</text:p>
          </table:table-cell>
          <table:table-cell table:formula="of:=[.B571]*[.$K$2]" office:value-type="float" office:value="76.1959724216095" calcext:value-type="float">
            <text:p>76.1959724216095</text:p>
          </table:table-cell>
          <table:table-cell table:formula="of:=[.C571]*[.$K$3]" office:value-type="float" office:value="-474.433665620779" calcext:value-type="float">
            <text:p>-474.433665620779</text:p>
          </table:table-cell>
          <table:table-cell table:formula="of:= [.G571]/[.F571]" office:value-type="float" office:value="-6.22649269433337" calcext:value-type="float">
            <text:p>-6.22649269433337</text:p>
          </table:table-cell>
          <table:table-cell table:number-columns-repeated="7"/>
        </table:table-row>
        <table:table-row table:style-name="ro1">
          <table:table-cell office:value-type="float" office:value="535.20757471018" calcext:value-type="float">
            <text:p>535.20757471018</text:p>
          </table:table-cell>
          <table:table-cell office:value-type="float" office:value="-116.926386378441" calcext:value-type="float">
            <text:p>-116.926386378441</text:p>
          </table:table-cell>
          <table:table-cell office:value-type="float" office:value="491.638036018484" calcext:value-type="float">
            <text:p>491.638036018484</text:p>
          </table:table-cell>
          <table:table-cell/>
          <table:table-cell table:formula="of:=[.A572]*[.$K$1]" office:value-type="float" office:value="535.20757471018" calcext:value-type="float">
            <text:p>535.20757471018</text:p>
          </table:table-cell>
          <table:table-cell table:formula="of:=[.B572]*[.$K$2]" office:value-type="float" office:value="-116.926386378441" calcext:value-type="float">
            <text:p>-116.926386378441</text:p>
          </table:table-cell>
          <table:table-cell table:formula="of:=[.C572]*[.$K$3]" office:value-type="float" office:value="491.638036018484" calcext:value-type="float">
            <text:p>491.638036018484</text:p>
          </table:table-cell>
          <table:table-cell table:formula="of:= [.G572]/[.F572]" office:value-type="float" office:value="-4.2046799806783" calcext:value-type="float">
            <text:p>-4.2046799806783</text:p>
          </table:table-cell>
          <table:table-cell table:number-columns-repeated="7"/>
        </table:table-row>
        <table:table-row table:style-name="ro1">
          <table:table-cell office:value-type="float" office:value="407.811695674789" calcext:value-type="float">
            <text:p>407.811695674789</text:p>
          </table:table-cell>
          <table:table-cell office:value-type="float" office:value="127.395879035391" calcext:value-type="float">
            <text:p>127.395879035391</text:p>
          </table:table-cell>
          <table:table-cell office:value-type="float" office:value="-331.789300496577" calcext:value-type="float">
            <text:p>-331.789300496577</text:p>
          </table:table-cell>
          <table:table-cell/>
          <table:table-cell table:formula="of:=[.A573]*[.$K$1]" office:value-type="float" office:value="407.811695674789" calcext:value-type="float">
            <text:p>407.811695674789</text:p>
          </table:table-cell>
          <table:table-cell table:formula="of:=[.B573]*[.$K$2]" office:value-type="float" office:value="127.395879035391" calcext:value-type="float">
            <text:p>127.395879035391</text:p>
          </table:table-cell>
          <table:table-cell table:formula="of:=[.C573]*[.$K$3]" office:value-type="float" office:value="-331.789300496577" calcext:value-type="float">
            <text:p>-331.789300496577</text:p>
          </table:table-cell>
          <table:table-cell table:formula="of:= [.G573]/[.F573]" office:value-type="float" office:value="-2.60439586436233" calcext:value-type="float">
            <text:p>-2.60439586436233</text:p>
          </table:table-cell>
          <table:table-cell table:number-columns-repeated="7"/>
        </table:table-row>
        <table:table-row table:style-name="ro1">
          <table:table-cell office:value-type="float" office:value="354.321327489975" calcext:value-type="float">
            <text:p>354.321327489975</text:p>
          </table:table-cell>
          <table:table-cell office:value-type="float" office:value="53.4903681848143" calcext:value-type="float">
            <text:p>53.4903681848143</text:p>
          </table:table-cell>
          <table:table-cell office:value-type="float" office:value="18.0131800096071" calcext:value-type="float">
            <text:p>18.0131800096071</text:p>
          </table:table-cell>
          <table:table-cell/>
          <table:table-cell table:formula="of:=[.A574]*[.$K$1]" office:value-type="float" office:value="354.321327489975" calcext:value-type="float">
            <text:p>354.321327489975</text:p>
          </table:table-cell>
          <table:table-cell table:formula="of:=[.B574]*[.$K$2]" office:value-type="float" office:value="53.4903681848143" calcext:value-type="float">
            <text:p>53.4903681848143</text:p>
          </table:table-cell>
          <table:table-cell table:formula="of:=[.C574]*[.$K$3]" office:value-type="float" office:value="18.0131800096071" calcext:value-type="float">
            <text:p>18.0131800096071</text:p>
          </table:table-cell>
          <table:table-cell table:formula="of:= [.G574]/[.F574]" office:value-type="float" office:value="0.336755580880839" calcext:value-type="float">
            <text:p>0.336755580880839</text:p>
          </table:table-cell>
          <table:table-cell table:number-columns-repeated="7"/>
        </table:table-row>
        <table:table-row table:style-name="ro1">
          <table:table-cell office:value-type="float" office:value="546.306398879367" calcext:value-type="float">
            <text:p>546.306398879367</text:p>
          </table:table-cell>
          <table:table-cell office:value-type="float" office:value="-191.985071389392" calcext:value-type="float">
            <text:p>-191.985071389392</text:p>
          </table:table-cell>
          <table:table-cell office:value-type="float" office:value="80.7886013032399" calcext:value-type="float">
            <text:p>80.7886013032399</text:p>
          </table:table-cell>
          <table:table-cell/>
          <table:table-cell table:formula="of:=[.A575]*[.$K$1]" office:value-type="float" office:value="546.306398879367" calcext:value-type="float">
            <text:p>546.306398879367</text:p>
          </table:table-cell>
          <table:table-cell table:formula="of:=[.B575]*[.$K$2]" office:value-type="float" office:value="-191.985071389392" calcext:value-type="float">
            <text:p>-191.985071389392</text:p>
          </table:table-cell>
          <table:table-cell table:formula="of:=[.C575]*[.$K$3]" office:value-type="float" office:value="80.7886013032399" calcext:value-type="float">
            <text:p>80.7886013032399</text:p>
          </table:table-cell>
          <table:table-cell table:formula="of:= [.G575]/[.F575]" office:value-type="float" office:value="-0.420806684179006" calcext:value-type="float">
            <text:p>-0.420806684179006</text:p>
          </table:table-cell>
          <table:table-cell table:number-columns-repeated="7"/>
        </table:table-row>
        <table:table-row table:style-name="ro1">
          <table:table-cell office:value-type="float" office:value="476.762129283318" calcext:value-type="float">
            <text:p>476.762129283318</text:p>
          </table:table-cell>
          <table:table-cell office:value-type="float" office:value="69.5442695960492" calcext:value-type="float">
            <text:p>69.5442695960492</text:p>
          </table:table-cell>
          <table:table-cell office:value-type="float" office:value="127.240604306023" calcext:value-type="float">
            <text:p>127.240604306023</text:p>
          </table:table-cell>
          <table:table-cell/>
          <table:table-cell table:formula="of:=[.A576]*[.$K$1]" office:value-type="float" office:value="476.762129283318" calcext:value-type="float">
            <text:p>476.762129283318</text:p>
          </table:table-cell>
          <table:table-cell table:formula="of:=[.B576]*[.$K$2]" office:value-type="float" office:value="69.5442695960492" calcext:value-type="float">
            <text:p>69.5442695960492</text:p>
          </table:table-cell>
          <table:table-cell table:formula="of:=[.C576]*[.$K$3]" office:value-type="float" office:value="127.240604306023" calcext:value-type="float">
            <text:p>127.240604306023</text:p>
          </table:table-cell>
          <table:table-cell table:formula="of:= [.G576]/[.F576]" office:value-type="float" office:value="1.82963463481759" calcext:value-type="float">
            <text:p>1.82963463481759</text:p>
          </table:table-cell>
          <table:table-cell table:number-columns-repeated="7"/>
        </table:table-row>
        <table:table-row table:style-name="ro1">
          <table:table-cell office:value-type="float" office:value="475.088472525957" calcext:value-type="float">
            <text:p>475.088472525957</text:p>
          </table:table-cell>
          <table:table-cell office:value-type="float" office:value="1.67365675736068" calcext:value-type="float">
            <text:p>1.67365675736068</text:p>
          </table:table-cell>
          <table:table-cell office:value-type="float" office:value="114.577491163123" calcext:value-type="float">
            <text:p>114.577491163123</text:p>
          </table:table-cell>
          <table:table-cell/>
          <table:table-cell table:formula="of:=[.A577]*[.$K$1]" office:value-type="float" office:value="475.088472525957" calcext:value-type="float">
            <text:p>475.088472525957</text:p>
          </table:table-cell>
          <table:table-cell table:formula="of:=[.B577]*[.$K$2]" office:value-type="float" office:value="1.67365675736068" calcext:value-type="float">
            <text:p>1.67365675736068</text:p>
          </table:table-cell>
          <table:table-cell table:formula="of:=[.C577]*[.$K$3]" office:value-type="float" office:value="114.577491163123" calcext:value-type="float">
            <text:p>114.577491163123</text:p>
          </table:table-cell>
          <table:table-cell table:formula="of:= [.G577]/[.F577]" office:value-type="float" office:value="68.4593723648628" calcext:value-type="float">
            <text:p>68.4593723648628</text:p>
          </table:table-cell>
          <table:table-cell table:number-columns-repeated="7"/>
        </table:table-row>
        <table:table-row table:style-name="ro1">
          <table:table-cell office:value-type="float" office:value="302.389129169903" calcext:value-type="float">
            <text:p>302.389129169903</text:p>
          </table:table-cell>
          <table:table-cell office:value-type="float" office:value="172.699343356054" calcext:value-type="float">
            <text:p>172.699343356054</text:p>
          </table:table-cell>
          <table:table-cell office:value-type="float" office:value="-424.70097201199" calcext:value-type="float">
            <text:p>-424.70097201199</text:p>
          </table:table-cell>
          <table:table-cell/>
          <table:table-cell table:formula="of:=[.A578]*[.$K$1]" office:value-type="float" office:value="302.389129169903" calcext:value-type="float">
            <text:p>302.389129169903</text:p>
          </table:table-cell>
          <table:table-cell table:formula="of:=[.B578]*[.$K$2]" office:value-type="float" office:value="172.699343356054" calcext:value-type="float">
            <text:p>172.699343356054</text:p>
          </table:table-cell>
          <table:table-cell table:formula="of:=[.C578]*[.$K$3]" office:value-type="float" office:value="-424.70097201199" calcext:value-type="float">
            <text:p>-424.70097201199</text:p>
          </table:table-cell>
          <table:table-cell table:formula="of:= [.G578]/[.F578]" office:value-type="float" office:value="-2.45919274363647" calcext:value-type="float">
            <text:p>-2.45919274363647</text:p>
          </table:table-cell>
          <table:table-cell table:number-columns-repeated="7"/>
        </table:table-row>
        <table:table-row table:style-name="ro1">
          <table:table-cell office:value-type="float" office:value="472.914790345141" calcext:value-type="float">
            <text:p>472.914790345141</text:p>
          </table:table-cell>
          <table:table-cell office:value-type="float" office:value="-170.525661175238" calcext:value-type="float">
            <text:p>-170.525661175238</text:p>
          </table:table-cell>
          <table:table-cell office:value-type="float" office:value="230.765099585959" calcext:value-type="float">
            <text:p>230.765099585959</text:p>
          </table:table-cell>
          <table:table-cell/>
          <table:table-cell table:formula="of:=[.A579]*[.$K$1]" office:value-type="float" office:value="472.914790345141" calcext:value-type="float">
            <text:p>472.914790345141</text:p>
          </table:table-cell>
          <table:table-cell table:formula="of:=[.B579]*[.$K$2]" office:value-type="float" office:value="-170.525661175238" calcext:value-type="float">
            <text:p>-170.525661175238</text:p>
          </table:table-cell>
          <table:table-cell table:formula="of:=[.C579]*[.$K$3]" office:value-type="float" office:value="230.765099585959" calcext:value-type="float">
            <text:p>230.765099585959</text:p>
          </table:table-cell>
          <table:table-cell table:formula="of:= [.G579]/[.F579]" office:value-type="float" office:value="-1.35325732206848" calcext:value-type="float">
            <text:p>-1.35325732206848</text:p>
          </table:table-cell>
          <table:table-cell table:number-columns-repeated="7"/>
        </table:table-row>
        <table:table-row table:style-name="ro1">
          <table:table-cell office:value-type="float" office:value="406.810174165426" calcext:value-type="float">
            <text:p>406.810174165426</text:p>
          </table:table-cell>
          <table:table-cell office:value-type="float" office:value="66.1046161797148" calcext:value-type="float">
            <text:p>66.1046161797148</text:p>
          </table:table-cell>
          <table:table-cell office:value-type="float" office:value="111.207856635714" calcext:value-type="float">
            <text:p>111.207856635714</text:p>
          </table:table-cell>
          <table:table-cell/>
          <table:table-cell table:formula="of:=[.A580]*[.$K$1]" office:value-type="float" office:value="406.810174165426" calcext:value-type="float">
            <text:p>406.810174165426</text:p>
          </table:table-cell>
          <table:table-cell table:formula="of:=[.B580]*[.$K$2]" office:value-type="float" office:value="66.1046161797148" calcext:value-type="float">
            <text:p>66.1046161797148</text:p>
          </table:table-cell>
          <table:table-cell table:formula="of:=[.C580]*[.$K$3]" office:value-type="float" office:value="111.207856635714" calcext:value-type="float">
            <text:p>111.207856635714</text:p>
          </table:table-cell>
          <table:table-cell table:formula="of:= [.G580]/[.F580]" office:value-type="float" office:value="1.68230092030758" calcext:value-type="float">
            <text:p>1.68230092030758</text:p>
          </table:table-cell>
          <table:table-cell table:number-columns-repeated="7"/>
        </table:table-row>
        <table:table-row table:style-name="ro1">
          <table:table-cell office:value-type="float" office:value="284.5650922952" calcext:value-type="float">
            <text:p>284.5650922952</text:p>
          </table:table-cell>
          <table:table-cell office:value-type="float" office:value="122.245081870226" calcext:value-type="float">
            <text:p>122.245081870226</text:p>
          </table:table-cell>
          <table:table-cell office:value-type="float" office:value="-279.385416920608" calcext:value-type="float">
            <text:p>-279.385416920608</text:p>
          </table:table-cell>
          <table:table-cell/>
          <table:table-cell table:formula="of:=[.A581]*[.$K$1]" office:value-type="float" office:value="284.5650922952" calcext:value-type="float">
            <text:p>284.5650922952</text:p>
          </table:table-cell>
          <table:table-cell table:formula="of:=[.B581]*[.$K$2]" office:value-type="float" office:value="122.245081870226" calcext:value-type="float">
            <text:p>122.245081870226</text:p>
          </table:table-cell>
          <table:table-cell table:formula="of:=[.C581]*[.$K$3]" office:value-type="float" office:value="-279.385416920608" calcext:value-type="float">
            <text:p>-279.385416920608</text:p>
          </table:table-cell>
          <table:table-cell table:formula="of:= [.G581]/[.F581]" office:value-type="float" office:value="-2.28545322761696" calcext:value-type="float">
            <text:p>-2.28545322761696</text:p>
          </table:table-cell>
          <table:table-cell table:number-columns-repeated="7"/>
        </table:table-row>
        <table:table-row table:style-name="ro1">
          <table:table-cell office:value-type="float" office:value="429.595573301131" calcext:value-type="float">
            <text:p>429.595573301131</text:p>
          </table:table-cell>
          <table:table-cell office:value-type="float" office:value="-145.030481005931" calcext:value-type="float">
            <text:p>-145.030481005931</text:p>
          </table:table-cell>
          <table:table-cell office:value-type="float" office:value="-80.2732363592048" calcext:value-type="float">
            <text:p>-80.2732363592048</text:p>
          </table:table-cell>
          <table:table-cell/>
          <table:table-cell table:formula="of:=[.A582]*[.$K$1]" office:value-type="float" office:value="429.595573301131" calcext:value-type="float">
            <text:p>429.595573301131</text:p>
          </table:table-cell>
          <table:table-cell table:formula="of:=[.B582]*[.$K$2]" office:value-type="float" office:value="-145.030481005931" calcext:value-type="float">
            <text:p>-145.030481005931</text:p>
          </table:table-cell>
          <table:table-cell table:formula="of:=[.C582]*[.$K$3]" office:value-type="float" office:value="-80.2732363592048" calcext:value-type="float">
            <text:p>-80.2732363592048</text:p>
          </table:table-cell>
          <table:table-cell table:formula="of:= [.G582]/[.F582]" office:value-type="float" office:value="0.553492174903028" calcext:value-type="float">
            <text:p>0.553492174903028</text:p>
          </table:table-cell>
          <table:table-cell table:number-columns-repeated="7"/>
        </table:table-row>
        <table:table-row table:style-name="ro1">
          <table:table-cell office:value-type="float" office:value="404.424194915069" calcext:value-type="float">
            <text:p>404.424194915069</text:p>
          </table:table-cell>
          <table:table-cell office:value-type="float" office:value="25.1713783860614" calcext:value-type="float">
            <text:p>25.1713783860614</text:p>
          </table:table-cell>
          <table:table-cell office:value-type="float" office:value="206.179338092519" calcext:value-type="float">
            <text:p>206.179338092519</text:p>
          </table:table-cell>
          <table:table-cell/>
          <table:table-cell table:formula="of:=[.A583]*[.$K$1]" office:value-type="float" office:value="404.424194915069" calcext:value-type="float">
            <text:p>404.424194915069</text:p>
          </table:table-cell>
          <table:table-cell table:formula="of:=[.B583]*[.$K$2]" office:value-type="float" office:value="25.1713783860614" calcext:value-type="float">
            <text:p>25.1713783860614</text:p>
          </table:table-cell>
          <table:table-cell table:formula="of:=[.C583]*[.$K$3]" office:value-type="float" office:value="206.179338092519" calcext:value-type="float">
            <text:p>206.179338092519</text:p>
          </table:table-cell>
          <table:table-cell table:formula="of:= [.G583]/[.F583]" office:value-type="float" office:value="8.19102295195286" calcext:value-type="float">
            <text:p>8.19102295195286</text:p>
          </table:table-cell>
          <table:table-cell table:number-columns-repeated="7"/>
        </table:table-row>
        <table:table-row table:style-name="ro1">
          <table:table-cell office:value-type="float" office:value="268.20255586675" calcext:value-type="float">
            <text:p>268.20255586675</text:p>
          </table:table-cell>
          <table:table-cell office:value-type="float" office:value="136.22163904832" calcext:value-type="float">
            <text:p>136.22163904832</text:p>
          </table:table-cell>
          <table:table-cell office:value-type="float" office:value="-97.0665590547124" calcext:value-type="float">
            <text:p>-97.0665590547124</text:p>
          </table:table-cell>
          <table:table-cell/>
          <table:table-cell table:formula="of:=[.A584]*[.$K$1]" office:value-type="float" office:value="268.20255586675" calcext:value-type="float">
            <text:p>268.20255586675</text:p>
          </table:table-cell>
          <table:table-cell table:formula="of:=[.B584]*[.$K$2]" office:value-type="float" office:value="136.22163904832" calcext:value-type="float">
            <text:p>136.22163904832</text:p>
          </table:table-cell>
          <table:table-cell table:formula="of:=[.C584]*[.$K$3]" office:value-type="float" office:value="-97.0665590547124" calcext:value-type="float">
            <text:p>-97.0665590547124</text:p>
          </table:table-cell>
          <table:table-cell table:formula="of:= [.G584]/[.F584]" office:value-type="float" office:value="-0.712563435096252" calcext:value-type="float">
            <text:p>-0.712563435096252</text:p>
          </table:table-cell>
          <table:table-cell table:number-columns-repeated="7"/>
        </table:table-row>
        <table:table-row table:style-name="ro1">
          <table:table-cell office:value-type="float" office:value="446.511274227562" calcext:value-type="float">
            <text:p>446.511274227562</text:p>
          </table:table-cell>
          <table:table-cell office:value-type="float" office:value="-178.308718360812" calcext:value-type="float">
            <text:p>-178.308718360812</text:p>
          </table:table-cell>
          <table:table-cell office:value-type="float" office:value="132.742824521451" calcext:value-type="float">
            <text:p>132.742824521451</text:p>
          </table:table-cell>
          <table:table-cell/>
          <table:table-cell table:formula="of:=[.A585]*[.$K$1]" office:value-type="float" office:value="446.511274227562" calcext:value-type="float">
            <text:p>446.511274227562</text:p>
          </table:table-cell>
          <table:table-cell table:formula="of:=[.B585]*[.$K$2]" office:value-type="float" office:value="-178.308718360812" calcext:value-type="float">
            <text:p>-178.308718360812</text:p>
          </table:table-cell>
          <table:table-cell table:formula="of:=[.C585]*[.$K$3]" office:value-type="float" office:value="132.742824521451" calcext:value-type="float">
            <text:p>132.742824521451</text:p>
          </table:table-cell>
          <table:table-cell table:formula="of:= [.G585]/[.F585]" office:value-type="float" office:value="-0.744455042589915" calcext:value-type="float">
            <text:p>-0.744455042589915</text:p>
          </table:table-cell>
          <table:table-cell table:number-columns-repeated="7"/>
        </table:table-row>
        <table:table-row table:style-name="ro1">
          <table:table-cell office:value-type="float" office:value="212.419964283478" calcext:value-type="float">
            <text:p>212.419964283478</text:p>
          </table:table-cell>
          <table:table-cell office:value-type="float" office:value="234.091309944084" calcext:value-type="float">
            <text:p>234.091309944084</text:p>
          </table:table-cell>
          <table:table-cell office:value-type="float" office:value="-132.910051071986" calcext:value-type="float">
            <text:p>-132.910051071986</text:p>
          </table:table-cell>
          <table:table-cell/>
          <table:table-cell table:formula="of:=[.A586]*[.$K$1]" office:value-type="float" office:value="212.419964283478" calcext:value-type="float">
            <text:p>212.419964283478</text:p>
          </table:table-cell>
          <table:table-cell table:formula="of:=[.B586]*[.$K$2]" office:value-type="float" office:value="234.091309944084" calcext:value-type="float">
            <text:p>234.091309944084</text:p>
          </table:table-cell>
          <table:table-cell table:formula="of:=[.C586]*[.$K$3]" office:value-type="float" office:value="-132.910051071986" calcext:value-type="float">
            <text:p>-132.910051071986</text:p>
          </table:table-cell>
          <table:table-cell table:formula="of:= [.G586]/[.F586]" office:value-type="float" office:value="-0.567770119718384" calcext:value-type="float">
            <text:p>-0.567770119718384</text:p>
          </table:table-cell>
          <table:table-cell table:number-columns-repeated="7"/>
        </table:table-row>
        <table:table-row table:style-name="ro1">
          <table:table-cell office:value-type="float" office:value="357.37018155773" calcext:value-type="float">
            <text:p>357.37018155773</text:p>
          </table:table-cell>
          <table:table-cell office:value-type="float" office:value="-144.950217274251" calcext:value-type="float">
            <text:p>-144.950217274251</text:p>
          </table:table-cell>
          <table:table-cell office:value-type="float" office:value="331.027401182844" calcext:value-type="float">
            <text:p>331.027401182844</text:p>
          </table:table-cell>
          <table:table-cell/>
          <table:table-cell table:formula="of:=[.A587]*[.$K$1]" office:value-type="float" office:value="357.37018155773" calcext:value-type="float">
            <text:p>357.37018155773</text:p>
          </table:table-cell>
          <table:table-cell table:formula="of:=[.B587]*[.$K$2]" office:value-type="float" office:value="-144.950217274251" calcext:value-type="float">
            <text:p>-144.950217274251</text:p>
          </table:table-cell>
          <table:table-cell table:formula="of:=[.C587]*[.$K$3]" office:value-type="float" office:value="331.027401182844" calcext:value-type="float">
            <text:p>331.027401182844</text:p>
          </table:table-cell>
          <table:table-cell table:formula="of:= [.G587]/[.F587]" office:value-type="float" office:value="-2.28373166600038" calcext:value-type="float">
            <text:p>-2.28373166600038</text:p>
          </table:table-cell>
          <table:table-cell table:number-columns-repeated="7"/>
        </table:table-row>
        <table:table-row table:style-name="ro1">
          <table:table-cell office:value-type="float" office:value="355.551817685216" calcext:value-type="float">
            <text:p>355.551817685216</text:p>
          </table:table-cell>
          <table:table-cell office:value-type="float" office:value="1.81836387251377" calcext:value-type="float">
            <text:p>1.81836387251377</text:p>
          </table:table-cell>
          <table:table-cell office:value-type="float" office:value="-186.104866949365" calcext:value-type="float">
            <text:p>-186.104866949365</text:p>
          </table:table-cell>
          <table:table-cell/>
          <table:table-cell table:formula="of:=[.A588]*[.$K$1]" office:value-type="float" office:value="355.551817685216" calcext:value-type="float">
            <text:p>355.551817685216</text:p>
          </table:table-cell>
          <table:table-cell table:formula="of:=[.B588]*[.$K$2]" office:value-type="float" office:value="1.81836387251377" calcext:value-type="float">
            <text:p>1.81836387251377</text:p>
          </table:table-cell>
          <table:table-cell table:formula="of:=[.C588]*[.$K$3]" office:value-type="float" office:value="-186.104866949365" calcext:value-type="float">
            <text:p>-186.104866949365</text:p>
          </table:table-cell>
          <table:table-cell table:formula="of:= [.G588]/[.F588]" office:value-type="float" office:value="-102.347428786125" calcext:value-type="float">
            <text:p>-102.347428786125</text:p>
          </table:table-cell>
          <table:table-cell table:number-columns-repeated="7"/>
        </table:table-row>
        <table:table-row table:style-name="ro1">
          <table:table-cell office:value-type="float" office:value="255.784122908587" calcext:value-type="float">
            <text:p>255.784122908587</text:p>
          </table:table-cell>
          <table:table-cell office:value-type="float" office:value="99.7676947766285" calcext:value-type="float">
            <text:p>99.7676947766285</text:p>
          </table:table-cell>
          <table:table-cell office:value-type="float" office:value="-24.7690693283" calcext:value-type="float">
            <text:p>-24.7690693283</text:p>
          </table:table-cell>
          <table:table-cell/>
          <table:table-cell table:formula="of:=[.A589]*[.$K$1]" office:value-type="float" office:value="255.784122908587" calcext:value-type="float">
            <text:p>255.784122908587</text:p>
          </table:table-cell>
          <table:table-cell table:formula="of:=[.B589]*[.$K$2]" office:value-type="float" office:value="99.7676947766285" calcext:value-type="float">
            <text:p>99.7676947766285</text:p>
          </table:table-cell>
          <table:table-cell table:formula="of:=[.C589]*[.$K$3]" office:value-type="float" office:value="-24.7690693283" calcext:value-type="float">
            <text:p>-24.7690693283</text:p>
          </table:table-cell>
          <table:table-cell table:formula="of:= [.G589]/[.F589]" office:value-type="float" office:value="-0.248267431494291" calcext:value-type="float">
            <text:p>-0.248267431494291</text:p>
          </table:table-cell>
          <table:table-cell table:number-columns-repeated="7"/>
        </table:table-row>
        <table:table-row table:style-name="ro1">
          <table:table-cell office:value-type="float" office:value="102.411461573254" calcext:value-type="float">
            <text:p>102.411461573254</text:p>
          </table:table-cell>
          <table:table-cell office:value-type="float" office:value="153.372661335333" calcext:value-type="float">
            <text:p>153.372661335333</text:p>
          </table:table-cell>
          <table:table-cell office:value-type="float" office:value="-270.865669258593" calcext:value-type="float">
            <text:p>-270.865669258593</text:p>
          </table:table-cell>
          <table:table-cell/>
          <table:table-cell table:formula="of:=[.A590]*[.$K$1]" office:value-type="float" office:value="102.411461573254" calcext:value-type="float">
            <text:p>102.411461573254</text:p>
          </table:table-cell>
          <table:table-cell table:formula="of:=[.B590]*[.$K$2]" office:value-type="float" office:value="153.372661335333" calcext:value-type="float">
            <text:p>153.372661335333</text:p>
          </table:table-cell>
          <table:table-cell table:formula="of:=[.C590]*[.$K$3]" office:value-type="float" office:value="-270.865669258593" calcext:value-type="float">
            <text:p>-270.865669258593</text:p>
          </table:table-cell>
          <table:table-cell table:formula="of:= [.G590]/[.F590]" office:value-type="float" office:value="-1.76606226233744" calcext:value-type="float">
            <text:p>-1.76606226233744</text:p>
          </table:table-cell>
          <table:table-cell table:number-columns-repeated="7"/>
        </table:table-row>
        <table:table-row table:style-name="ro1">
          <table:table-cell office:value-type="float" office:value="502.768871890383" calcext:value-type="float">
            <text:p>502.768871890383</text:p>
          </table:table-cell>
          <table:table-cell office:value-type="float" office:value="-400.357410317129" calcext:value-type="float">
            <text:p>-400.357410317129</text:p>
          </table:table-cell>
          <table:table-cell office:value-type="float" office:value="368.562462242241" calcext:value-type="float">
            <text:p>368.562462242241</text:p>
          </table:table-cell>
          <table:table-cell/>
          <table:table-cell table:formula="of:=[.A591]*[.$K$1]" office:value-type="float" office:value="502.768871890383" calcext:value-type="float">
            <text:p>502.768871890383</text:p>
          </table:table-cell>
          <table:table-cell table:formula="of:=[.B591]*[.$K$2]" office:value-type="float" office:value="-400.357410317129" calcext:value-type="float">
            <text:p>-400.357410317129</text:p>
          </table:table-cell>
          <table:table-cell table:formula="of:=[.C591]*[.$K$3]" office:value-type="float" office:value="368.562462242241" calcext:value-type="float">
            <text:p>368.562462242241</text:p>
          </table:table-cell>
          <table:table-cell table:formula="of:= [.G591]/[.F591]" office:value-type="float" office:value="-0.92058359042311" calcext:value-type="float">
            <text:p>-0.92058359042311</text:p>
          </table:table-cell>
          <table:table-cell table:number-columns-repeated="7"/>
        </table:table-row>
        <table:table-row table:style-name="ro1">
          <table:table-cell office:value-type="float" office:value="324.522050452144" calcext:value-type="float">
            <text:p>324.522050452144</text:p>
          </table:table-cell>
          <table:table-cell office:value-type="float" office:value="178.246821438239" calcext:value-type="float">
            <text:p>178.246821438239</text:p>
          </table:table-cell>
          <table:table-cell office:value-type="float" office:value="-144.798177730498" calcext:value-type="float">
            <text:p>-144.798177730498</text:p>
          </table:table-cell>
          <table:table-cell/>
          <table:table-cell table:formula="of:=[.A592]*[.$K$1]" office:value-type="float" office:value="324.522050452144" calcext:value-type="float">
            <text:p>324.522050452144</text:p>
          </table:table-cell>
          <table:table-cell table:formula="of:=[.B592]*[.$K$2]" office:value-type="float" office:value="178.246821438239" calcext:value-type="float">
            <text:p>178.246821438239</text:p>
          </table:table-cell>
          <table:table-cell table:formula="of:=[.C592]*[.$K$3]" office:value-type="float" office:value="-144.798177730498" calcext:value-type="float">
            <text:p>-144.798177730498</text:p>
          </table:table-cell>
          <table:table-cell table:formula="of:= [.G592]/[.F592]" office:value-type="float" office:value="-0.812346478675745" calcext:value-type="float">
            <text:p>-0.812346478675745</text:p>
          </table:table-cell>
          <table:table-cell table:number-columns-repeated="7"/>
        </table:table-row>
        <table:table-row table:style-name="ro1">
          <table:table-cell office:value-type="float" office:value="524.853932402928" calcext:value-type="float">
            <text:p>524.853932402928</text:p>
          </table:table-cell>
          <table:table-cell office:value-type="float" office:value="-200.331881950784" calcext:value-type="float">
            <text:p>-200.331881950784</text:p>
          </table:table-cell>
          <table:table-cell office:value-type="float" office:value="280.151896632067" calcext:value-type="float">
            <text:p>280.151896632067</text:p>
          </table:table-cell>
          <table:table-cell/>
          <table:table-cell table:formula="of:=[.A593]*[.$K$1]" office:value-type="float" office:value="524.853932402928" calcext:value-type="float">
            <text:p>524.853932402928</text:p>
          </table:table-cell>
          <table:table-cell table:formula="of:=[.B593]*[.$K$2]" office:value-type="float" office:value="-200.331881950784" calcext:value-type="float">
            <text:p>-200.331881950784</text:p>
          </table:table-cell>
          <table:table-cell table:formula="of:=[.C593]*[.$K$3]" office:value-type="float" office:value="280.151896632067" calcext:value-type="float">
            <text:p>280.151896632067</text:p>
          </table:table-cell>
          <table:table-cell table:formula="of:= [.G593]/[.F593]" office:value-type="float" office:value="-1.39843890000939" calcext:value-type="float">
            <text:p>-1.39843890000939</text:p>
          </table:table-cell>
          <table:table-cell table:number-columns-repeated="7"/>
        </table:table-row>
        <table:table-row table:style-name="ro1">
          <table:table-cell office:value-type="float" office:value="289.668449841422" calcext:value-type="float">
            <text:p>289.668449841422</text:p>
          </table:table-cell>
          <table:table-cell office:value-type="float" office:value="235.185482561506" calcext:value-type="float">
            <text:p>235.185482561506</text:p>
          </table:table-cell>
          <table:table-cell office:value-type="float" office:value="-361.83961853244" calcext:value-type="float">
            <text:p>-361.83961853244</text:p>
          </table:table-cell>
          <table:table-cell/>
          <table:table-cell table:formula="of:=[.A594]*[.$K$1]" office:value-type="float" office:value="289.668449841422" calcext:value-type="float">
            <text:p>289.668449841422</text:p>
          </table:table-cell>
          <table:table-cell table:formula="of:=[.B594]*[.$K$2]" office:value-type="float" office:value="235.185482561506" calcext:value-type="float">
            <text:p>235.185482561506</text:p>
          </table:table-cell>
          <table:table-cell table:formula="of:=[.C594]*[.$K$3]" office:value-type="float" office:value="-361.83961853244" calcext:value-type="float">
            <text:p>-361.83961853244</text:p>
          </table:table-cell>
          <table:table-cell table:formula="of:= [.G594]/[.F594]" office:value-type="float" office:value="-1.53852871610734" calcext:value-type="float">
            <text:p>-1.53852871610734</text:p>
          </table:table-cell>
          <table:table-cell table:number-columns-repeated="7"/>
        </table:table-row>
        <table:table-row table:style-name="ro1">
          <table:table-cell office:value-type="float" office:value="319.792911018224" calcext:value-type="float">
            <text:p>319.792911018224</text:p>
          </table:table-cell>
          <table:table-cell office:value-type="float" office:value="-30.1244611768023" calcext:value-type="float">
            <text:p>-30.1244611768023</text:p>
          </table:table-cell>
          <table:table-cell office:value-type="float" office:value="-24.9054345997099" calcext:value-type="float">
            <text:p>-24.9054345997099</text:p>
          </table:table-cell>
          <table:table-cell/>
          <table:table-cell table:formula="of:=[.A595]*[.$K$1]" office:value-type="float" office:value="319.792911018224" calcext:value-type="float">
            <text:p>319.792911018224</text:p>
          </table:table-cell>
          <table:table-cell table:formula="of:=[.B595]*[.$K$2]" office:value-type="float" office:value="-30.1244611768023" calcext:value-type="float">
            <text:p>-30.1244611768023</text:p>
          </table:table-cell>
          <table:table-cell table:formula="of:=[.C595]*[.$K$3]" office:value-type="float" office:value="-24.9054345997099" calcext:value-type="float">
            <text:p>-24.9054345997099</text:p>
          </table:table-cell>
          <table:table-cell table:formula="of:= [.G595]/[.F595]" office:value-type="float" office:value="0.826751205724092" calcext:value-type="float">
            <text:p>0.826751205724092</text:p>
          </table:table-cell>
          <table:table-cell table:number-columns-repeated="7"/>
        </table:table-row>
        <table:table-row table:style-name="ro1">
          <table:table-cell office:value-type="float" office:value="247.011136973644" calcext:value-type="float">
            <text:p>247.011136973644</text:p>
          </table:table-cell>
          <table:table-cell office:value-type="float" office:value="72.7817740445801" calcext:value-type="float">
            <text:p>72.7817740445801</text:p>
          </table:table-cell>
          <table:table-cell office:value-type="float" office:value="25.5000344889309" calcext:value-type="float">
            <text:p>25.5000344889309</text:p>
          </table:table-cell>
          <table:table-cell/>
          <table:table-cell table:formula="of:=[.A596]*[.$K$1]" office:value-type="float" office:value="247.011136973644" calcext:value-type="float">
            <text:p>247.011136973644</text:p>
          </table:table-cell>
          <table:table-cell table:formula="of:=[.B596]*[.$K$2]" office:value-type="float" office:value="72.7817740445801" calcext:value-type="float">
            <text:p>72.7817740445801</text:p>
          </table:table-cell>
          <table:table-cell table:formula="of:=[.C596]*[.$K$3]" office:value-type="float" office:value="25.5000344889309" calcext:value-type="float">
            <text:p>25.5000344889309</text:p>
          </table:table-cell>
          <table:table-cell table:formula="of:= [.G596]/[.F596]" office:value-type="float" office:value="0.350362914667505" calcext:value-type="float">
            <text:p>0.350362914667505</text:p>
          </table:table-cell>
          <table:table-cell table:number-columns-repeated="7"/>
        </table:table-row>
        <table:table-row table:style-name="ro1">
          <table:table-cell office:value-type="float" office:value="110.264469788566" calcext:value-type="float">
            <text:p>110.264469788566</text:p>
          </table:table-cell>
          <table:table-cell office:value-type="float" office:value="136.746667185078" calcext:value-type="float">
            <text:p>136.746667185078</text:p>
          </table:table-cell>
          <table:table-cell office:value-type="float" office:value="169.161578483547" calcext:value-type="float">
            <text:p>169.161578483547</text:p>
          </table:table-cell>
          <table:table-cell/>
          <table:table-cell table:formula="of:=[.A597]*[.$K$1]" office:value-type="float" office:value="110.264469788566" calcext:value-type="float">
            <text:p>110.264469788566</text:p>
          </table:table-cell>
          <table:table-cell table:formula="of:=[.B597]*[.$K$2]" office:value-type="float" office:value="136.746667185078" calcext:value-type="float">
            <text:p>136.746667185078</text:p>
          </table:table-cell>
          <table:table-cell table:formula="of:=[.C597]*[.$K$3]" office:value-type="float" office:value="169.161578483547" calcext:value-type="float">
            <text:p>169.161578483547</text:p>
          </table:table-cell>
          <table:table-cell table:formula="of:= [.G597]/[.F597]" office:value-type="float" office:value="1.23704351971224" calcext:value-type="float">
            <text:p>1.23704351971224</text:p>
          </table:table-cell>
          <table:table-cell table:number-columns-repeated="7"/>
        </table:table-row>
        <table:table-row table:style-name="ro1">
          <table:table-cell office:value-type="float" office:value="490.779010932789" calcext:value-type="float">
            <text:p>490.779010932789</text:p>
          </table:table-cell>
          <table:table-cell office:value-type="float" office:value="-380.514541144223" calcext:value-type="float">
            <text:p>-380.514541144223</text:p>
          </table:table-cell>
          <table:table-cell office:value-type="float" office:value="-42.575840779137" calcext:value-type="float">
            <text:p>-42.575840779137</text:p>
          </table:table-cell>
          <table:table-cell/>
          <table:table-cell table:formula="of:=[.A598]*[.$K$1]" office:value-type="float" office:value="490.779010932789" calcext:value-type="float">
            <text:p>490.779010932789</text:p>
          </table:table-cell>
          <table:table-cell table:formula="of:=[.B598]*[.$K$2]" office:value-type="float" office:value="-380.514541144223" calcext:value-type="float">
            <text:p>-380.514541144223</text:p>
          </table:table-cell>
          <table:table-cell table:formula="of:=[.C598]*[.$K$3]" office:value-type="float" office:value="-42.575840779137" calcext:value-type="float">
            <text:p>-42.575840779137</text:p>
          </table:table-cell>
          <table:table-cell table:formula="of:= [.G598]/[.F598]" office:value-type="float" office:value="0.111890180730307" calcext:value-type="float">
            <text:p>0.111890180730307</text:p>
          </table:table-cell>
          <table:table-cell table:number-columns-repeated="7"/>
        </table:table-row>
        <table:table-row table:style-name="ro1">
          <table:table-cell office:value-type="float" office:value="431.632223048055" calcext:value-type="float">
            <text:p>431.632223048055</text:p>
          </table:table-cell>
          <table:table-cell office:value-type="float" office:value="59.1467878847337" calcext:value-type="float">
            <text:p>59.1467878847337</text:p>
          </table:table-cell>
          <table:table-cell office:value-type="float" office:value="-200.224585053714" calcext:value-type="float">
            <text:p>-200.224585053714</text:p>
          </table:table-cell>
          <table:table-cell/>
          <table:table-cell table:formula="of:=[.A599]*[.$K$1]" office:value-type="float" office:value="431.632223048055" calcext:value-type="float">
            <text:p>431.632223048055</text:p>
          </table:table-cell>
          <table:table-cell table:formula="of:=[.B599]*[.$K$2]" office:value-type="float" office:value="59.1467878847337" calcext:value-type="float">
            <text:p>59.1467878847337</text:p>
          </table:table-cell>
          <table:table-cell table:formula="of:=[.C599]*[.$K$3]" office:value-type="float" office:value="-200.224585053714" calcext:value-type="float">
            <text:p>-200.224585053714</text:p>
          </table:table-cell>
          <table:table-cell table:formula="of:= [.G599]/[.F599]" office:value-type="float" office:value="-3.38521485636575" calcext:value-type="float">
            <text:p>-3.38521485636575</text:p>
          </table:table-cell>
          <table:table-cell table:number-columns-repeated="7"/>
        </table:table-row>
        <table:table-row table:style-name="ro1">
          <table:table-cell office:value-type="float" office:value="480.500296953879" calcext:value-type="float">
            <text:p>480.500296953879</text:p>
          </table:table-cell>
          <table:table-cell office:value-type="float" office:value="-48.8680739058239" calcext:value-type="float">
            <text:p>-48.8680739058239</text:p>
          </table:table-cell>
          <table:table-cell office:value-type="float" office:value="174.495742689374" calcext:value-type="float">
            <text:p>174.495742689374</text:p>
          </table:table-cell>
          <table:table-cell/>
          <table:table-cell table:formula="of:=[.A600]*[.$K$1]" office:value-type="float" office:value="480.500296953879" calcext:value-type="float">
            <text:p>480.500296953879</text:p>
          </table:table-cell>
          <table:table-cell table:formula="of:=[.B600]*[.$K$2]" office:value-type="float" office:value="-48.8680739058239" calcext:value-type="float">
            <text:p>-48.8680739058239</text:p>
          </table:table-cell>
          <table:table-cell table:formula="of:=[.C600]*[.$K$3]" office:value-type="float" office:value="174.495742689374" calcext:value-type="float">
            <text:p>174.495742689374</text:p>
          </table:table-cell>
          <table:table-cell table:formula="of:= [.G600]/[.F600]" office:value-type="float" office:value="-3.57075138720739" calcext:value-type="float">
            <text:p>-3.57075138720739</text:p>
          </table:table-cell>
          <table:table-cell table:number-columns-repeated="7"/>
        </table:table-row>
        <table:table-row table:style-name="ro1">
          <table:table-cell office:value-type="float" office:value="195.137254220163" calcext:value-type="float">
            <text:p>195.137254220163</text:p>
          </table:table-cell>
          <table:table-cell office:value-type="float" office:value="285.363042733716" calcext:value-type="float">
            <text:p>285.363042733716</text:p>
          </table:table-cell>
          <table:table-cell office:value-type="float" office:value="99.3886386287352" calcext:value-type="float">
            <text:p>99.3886386287352</text:p>
          </table:table-cell>
          <table:table-cell/>
          <table:table-cell table:formula="of:=[.A601]*[.$K$1]" office:value-type="float" office:value="195.137254220163" calcext:value-type="float">
            <text:p>195.137254220163</text:p>
          </table:table-cell>
          <table:table-cell table:formula="of:=[.B601]*[.$K$2]" office:value-type="float" office:value="285.363042733716" calcext:value-type="float">
            <text:p>285.363042733716</text:p>
          </table:table-cell>
          <table:table-cell table:formula="of:=[.C601]*[.$K$3]" office:value-type="float" office:value="99.3886386287352" calcext:value-type="float">
            <text:p>99.3886386287352</text:p>
          </table:table-cell>
          <table:table-cell table:formula="of:= [.G601]/[.F601]" office:value-type="float" office:value="0.34828840370012" calcext:value-type="float">
            <text:p>0.34828840370012</text:p>
          </table:table-cell>
          <table:table-cell table:number-columns-repeated="7"/>
        </table:table-row>
        <table:table-row table:style-name="ro1">
          <table:table-cell office:value-type="float" office:value="398.41880067731" calcext:value-type="float">
            <text:p>398.41880067731</text:p>
          </table:table-cell>
          <table:table-cell office:value-type="float" office:value="-203.281546457147" calcext:value-type="float">
            <text:p>-203.281546457147</text:p>
          </table:table-cell>
          <table:table-cell office:value-type="float" office:value="-47.9204050193987" calcext:value-type="float">
            <text:p>-47.9204050193987</text:p>
          </table:table-cell>
          <table:table-cell/>
          <table:table-cell table:formula="of:=[.A602]*[.$K$1]" office:value-type="float" office:value="398.41880067731" calcext:value-type="float">
            <text:p>398.41880067731</text:p>
          </table:table-cell>
          <table:table-cell table:formula="of:=[.B602]*[.$K$2]" office:value-type="float" office:value="-203.281546457147" calcext:value-type="float">
            <text:p>-203.281546457147</text:p>
          </table:table-cell>
          <table:table-cell table:formula="of:=[.C602]*[.$K$3]" office:value-type="float" office:value="-47.9204050193987" calcext:value-type="float">
            <text:p>-47.9204050193987</text:p>
          </table:table-cell>
          <table:table-cell table:formula="of:= [.G602]/[.F602]" office:value-type="float" office:value="0.235734162075063" calcext:value-type="float">
            <text:p>0.235734162075063</text:p>
          </table:table-cell>
          <table:table-cell table:number-columns-repeated="7"/>
        </table:table-row>
        <table:table-row table:style-name="ro1">
          <table:table-cell office:value-type="float" office:value="379.673894942632" calcext:value-type="float">
            <text:p>379.673894942632</text:p>
          </table:table-cell>
          <table:table-cell office:value-type="float" office:value="18.7449057346778" calcext:value-type="float">
            <text:p>18.7449057346778</text:p>
          </table:table-cell>
          <table:table-cell office:value-type="float" office:value="-61.9083747422459" calcext:value-type="float">
            <text:p>-61.9083747422459</text:p>
          </table:table-cell>
          <table:table-cell/>
          <table:table-cell table:formula="of:=[.A603]*[.$K$1]" office:value-type="float" office:value="379.673894942632" calcext:value-type="float">
            <text:p>379.673894942632</text:p>
          </table:table-cell>
          <table:table-cell table:formula="of:=[.B603]*[.$K$2]" office:value-type="float" office:value="18.7449057346778" calcext:value-type="float">
            <text:p>18.7449057346778</text:p>
          </table:table-cell>
          <table:table-cell table:formula="of:=[.C603]*[.$K$3]" office:value-type="float" office:value="-61.9083747422459" calcext:value-type="float">
            <text:p>-61.9083747422459</text:p>
          </table:table-cell>
          <table:table-cell table:formula="of:= [.G603]/[.F603]" office:value-type="float" office:value="-3.30267730435776" calcext:value-type="float">
            <text:p>-3.30267730435776</text:p>
          </table:table-cell>
          <table:table-cell table:number-columns-repeated="7"/>
        </table:table-row>
        <table:table-row table:style-name="ro1">
          <table:table-cell office:value-type="float" office:value="550.200953217402" calcext:value-type="float">
            <text:p>550.200953217402</text:p>
          </table:table-cell>
          <table:table-cell office:value-type="float" office:value="-170.52705827477" calcext:value-type="float">
            <text:p>-170.52705827477</text:p>
          </table:table-cell>
          <table:table-cell office:value-type="float" office:value="159.853406216587" calcext:value-type="float">
            <text:p>159.853406216587</text:p>
          </table:table-cell>
          <table:table-cell/>
          <table:table-cell table:formula="of:=[.A604]*[.$K$1]" office:value-type="float" office:value="550.200953217402" calcext:value-type="float">
            <text:p>550.200953217402</text:p>
          </table:table-cell>
          <table:table-cell table:formula="of:=[.B604]*[.$K$2]" office:value-type="float" office:value="-170.52705827477" calcext:value-type="float">
            <text:p>-170.52705827477</text:p>
          </table:table-cell>
          <table:table-cell table:formula="of:=[.C604]*[.$K$3]" office:value-type="float" office:value="159.853406216587" calcext:value-type="float">
            <text:p>159.853406216587</text:p>
          </table:table-cell>
          <table:table-cell table:formula="of:= [.G604]/[.F604]" office:value-type="float" office:value="-0.937407868486278" calcext:value-type="float">
            <text:p>-0.937407868486278</text:p>
          </table:table-cell>
          <table:table-cell table:number-columns-repeated="7"/>
        </table:table-row>
        <table:table-row table:style-name="ro1">
          <table:table-cell office:value-type="float" office:value="230.179620993891" calcext:value-type="float">
            <text:p>230.179620993891</text:p>
          </table:table-cell>
          <table:table-cell office:value-type="float" office:value="320.021332223511" calcext:value-type="float">
            <text:p>320.021332223511</text:p>
          </table:table-cell>
          <table:table-cell office:value-type="float" office:value="64.1424676279486" calcext:value-type="float">
            <text:p>64.1424676279486</text:p>
          </table:table-cell>
          <table:table-cell/>
          <table:table-cell table:formula="of:=[.A605]*[.$K$1]" office:value-type="float" office:value="230.179620993891" calcext:value-type="float">
            <text:p>230.179620993891</text:p>
          </table:table-cell>
          <table:table-cell table:formula="of:=[.B605]*[.$K$2]" office:value-type="float" office:value="320.021332223511" calcext:value-type="float">
            <text:p>320.021332223511</text:p>
          </table:table-cell>
          <table:table-cell table:formula="of:=[.C605]*[.$K$3]" office:value-type="float" office:value="64.1424676279486" calcext:value-type="float">
            <text:p>64.1424676279486</text:p>
          </table:table-cell>
          <table:table-cell table:formula="of:= [.G605]/[.F605]" office:value-type="float" office:value="0.200431849909148" calcext:value-type="float">
            <text:p>0.200431849909148</text:p>
          </table:table-cell>
          <table:table-cell table:number-columns-repeated="7"/>
        </table:table-row>
        <table:table-row table:style-name="ro1">
          <table:table-cell office:value-type="float" office:value="416.676203414194" calcext:value-type="float">
            <text:p>416.676203414194</text:p>
          </table:table-cell>
          <table:table-cell office:value-type="float" office:value="-186.496582420303" calcext:value-type="float">
            <text:p>-186.496582420303</text:p>
          </table:table-cell>
          <table:table-cell office:value-type="float" office:value="-385.366454567644" calcext:value-type="float">
            <text:p>-385.366454567644</text:p>
          </table:table-cell>
          <table:table-cell/>
          <table:table-cell table:formula="of:=[.A606]*[.$K$1]" office:value-type="float" office:value="416.676203414194" calcext:value-type="float">
            <text:p>416.676203414194</text:p>
          </table:table-cell>
          <table:table-cell table:formula="of:=[.B606]*[.$K$2]" office:value-type="float" office:value="-186.496582420303" calcext:value-type="float">
            <text:p>-186.496582420303</text:p>
          </table:table-cell>
          <table:table-cell table:formula="of:=[.C606]*[.$K$3]" office:value-type="float" office:value="-385.366454567644" calcext:value-type="float">
            <text:p>-385.366454567644</text:p>
          </table:table-cell>
          <table:table-cell table:formula="of:= [.G606]/[.F606]" office:value-type="float" office:value="2.0663459328126" calcext:value-type="float">
            <text:p>2.0663459328126</text:p>
          </table:table-cell>
          <table:table-cell table:number-columns-repeated="7"/>
        </table:table-row>
        <table:table-row table:style-name="ro1">
          <table:table-cell office:value-type="float" office:value="468.144196331328" calcext:value-type="float">
            <text:p>468.144196331328</text:p>
          </table:table-cell>
          <table:table-cell office:value-type="float" office:value="-51.4679929171344" calcext:value-type="float">
            <text:p>-51.4679929171344</text:p>
          </table:table-cell>
          <table:table-cell office:value-type="float" office:value="236.941300067886" calcext:value-type="float">
            <text:p>236.941300067886</text:p>
          </table:table-cell>
          <table:table-cell/>
          <table:table-cell table:formula="of:=[.A607]*[.$K$1]" office:value-type="float" office:value="468.144196331328" calcext:value-type="float">
            <text:p>468.144196331328</text:p>
          </table:table-cell>
          <table:table-cell table:formula="of:=[.B607]*[.$K$2]" office:value-type="float" office:value="-51.4679929171344" calcext:value-type="float">
            <text:p>-51.4679929171344</text:p>
          </table:table-cell>
          <table:table-cell table:formula="of:=[.C607]*[.$K$3]" office:value-type="float" office:value="236.941300067886" calcext:value-type="float">
            <text:p>236.941300067886</text:p>
          </table:table-cell>
          <table:table-cell table:formula="of:= [.G607]/[.F607]" office:value-type="float" office:value="-4.60366310474495" calcext:value-type="float">
            <text:p>-4.60366310474495</text:p>
          </table:table-cell>
          <table:table-cell table:number-columns-repeated="7"/>
        </table:table-row>
        <table:table-row table:style-name="ro1">
          <table:table-cell office:value-type="float" office:value="250.260408434051" calcext:value-type="float">
            <text:p>250.260408434051</text:p>
          </table:table-cell>
          <table:table-cell office:value-type="float" office:value="217.883787897277" calcext:value-type="float">
            <text:p>217.883787897277</text:p>
          </table:table-cell>
          <table:table-cell office:value-type="float" office:value="132.21594037789" calcext:value-type="float">
            <text:p>132.21594037789</text:p>
          </table:table-cell>
          <table:table-cell/>
          <table:table-cell table:formula="of:=[.A608]*[.$K$1]" office:value-type="float" office:value="250.260408434051" calcext:value-type="float">
            <text:p>250.260408434051</text:p>
          </table:table-cell>
          <table:table-cell table:formula="of:=[.B608]*[.$K$2]" office:value-type="float" office:value="217.883787897277" calcext:value-type="float">
            <text:p>217.883787897277</text:p>
          </table:table-cell>
          <table:table-cell table:formula="of:=[.C608]*[.$K$3]" office:value-type="float" office:value="132.21594037789" calcext:value-type="float">
            <text:p>132.21594037789</text:p>
          </table:table-cell>
          <table:table-cell table:formula="of:= [.G608]/[.F608]" office:value-type="float" office:value="0.606818624064974" calcext:value-type="float">
            <text:p>0.606818624064974</text:p>
          </table:table-cell>
          <table:table-cell table:number-columns-repeated="7"/>
        </table:table-row>
        <table:table-row table:style-name="ro1">
          <table:table-cell office:value-type="float" office:value="438.658634152858" calcext:value-type="float">
            <text:p>438.658634152858</text:p>
          </table:table-cell>
          <table:table-cell office:value-type="float" office:value="-188.398225718807" calcext:value-type="float">
            <text:p>-188.398225718807</text:p>
          </table:table-cell>
          <table:table-cell office:value-type="float" office:value="-250.566773017789" calcext:value-type="float">
            <text:p>-250.566773017789</text:p>
          </table:table-cell>
          <table:table-cell/>
          <table:table-cell table:formula="of:=[.A609]*[.$K$1]" office:value-type="float" office:value="438.658634152858" calcext:value-type="float">
            <text:p>438.658634152858</text:p>
          </table:table-cell>
          <table:table-cell table:formula="of:=[.B609]*[.$K$2]" office:value-type="float" office:value="-188.398225718807" calcext:value-type="float">
            <text:p>-188.398225718807</text:p>
          </table:table-cell>
          <table:table-cell table:formula="of:=[.C609]*[.$K$3]" office:value-type="float" office:value="-250.566773017789" calcext:value-type="float">
            <text:p>-250.566773017789</text:p>
          </table:table-cell>
          <table:table-cell table:formula="of:= [.G609]/[.F609]" office:value-type="float" office:value="1.32998478123553" calcext:value-type="float">
            <text:p>1.32998478123553</text:p>
          </table:table-cell>
          <table:table-cell table:number-columns-repeated="7"/>
        </table:table-row>
        <table:table-row table:style-name="ro1">
          <table:table-cell office:value-type="float" office:value="507.279409806277" calcext:value-type="float">
            <text:p>507.279409806277</text:p>
          </table:table-cell>
          <table:table-cell office:value-type="float" office:value="-68.6207756534191" calcext:value-type="float">
            <text:p>-68.6207756534191</text:p>
          </table:table-cell>
          <table:table-cell office:value-type="float" office:value="50.8191885506112" calcext:value-type="float">
            <text:p>50.8191885506112</text:p>
          </table:table-cell>
          <table:table-cell/>
          <table:table-cell table:formula="of:=[.A610]*[.$K$1]" office:value-type="float" office:value="507.279409806277" calcext:value-type="float">
            <text:p>507.279409806277</text:p>
          </table:table-cell>
          <table:table-cell table:formula="of:=[.B610]*[.$K$2]" office:value-type="float" office:value="-68.6207756534191" calcext:value-type="float">
            <text:p>-68.6207756534191</text:p>
          </table:table-cell>
          <table:table-cell table:formula="of:=[.C610]*[.$K$3]" office:value-type="float" office:value="50.8191885506112" calcext:value-type="float">
            <text:p>50.8191885506112</text:p>
          </table:table-cell>
          <table:table-cell table:formula="of:= [.G610]/[.F610]" office:value-type="float" office:value="-0.740580211556951" calcext:value-type="float">
            <text:p>-0.740580211556951</text:p>
          </table:table-cell>
          <table:table-cell table:number-columns-repeated="7"/>
        </table:table-row>
        <table:table-row table:style-name="ro1">
          <table:table-cell office:value-type="float" office:value="211.569383366492" calcext:value-type="float">
            <text:p>211.569383366492</text:p>
          </table:table-cell>
          <table:table-cell office:value-type="float" office:value="295.710026439785" calcext:value-type="float">
            <text:p>295.710026439785</text:p>
          </table:table-cell>
          <table:table-cell office:value-type="float" office:value="129.718984259218" calcext:value-type="float">
            <text:p>129.718984259218</text:p>
          </table:table-cell>
          <table:table-cell/>
          <table:table-cell table:formula="of:=[.A611]*[.$K$1]" office:value-type="float" office:value="211.569383366492" calcext:value-type="float">
            <text:p>211.569383366492</text:p>
          </table:table-cell>
          <table:table-cell table:formula="of:=[.B611]*[.$K$2]" office:value-type="float" office:value="295.710026439785" calcext:value-type="float">
            <text:p>295.710026439785</text:p>
          </table:table-cell>
          <table:table-cell table:formula="of:=[.C611]*[.$K$3]" office:value-type="float" office:value="129.718984259218" calcext:value-type="float">
            <text:p>129.718984259218</text:p>
          </table:table-cell>
          <table:table-cell table:formula="of:= [.G611]/[.F611]" office:value-type="float" office:value="0.438669550102769" calcext:value-type="float">
            <text:p>0.438669550102769</text:p>
          </table:table-cell>
          <table:table-cell table:number-columns-repeated="7"/>
        </table:table-row>
        <table:table-row table:style-name="ro1">
          <table:table-cell office:value-type="float" office:value="192.079881027139" calcext:value-type="float">
            <text:p>192.079881027139</text:p>
          </table:table-cell>
          <table:table-cell office:value-type="float" office:value="19.489502339353" calcext:value-type="float">
            <text:p>19.489502339353</text:p>
          </table:table-cell>
          <table:table-cell office:value-type="float" office:value="-232.463470207422" calcext:value-type="float">
            <text:p>-232.463470207422</text:p>
          </table:table-cell>
          <table:table-cell/>
          <table:table-cell table:formula="of:=[.A612]*[.$K$1]" office:value-type="float" office:value="192.079881027139" calcext:value-type="float">
            <text:p>192.079881027139</text:p>
          </table:table-cell>
          <table:table-cell table:formula="of:=[.B612]*[.$K$2]" office:value-type="float" office:value="19.489502339353" calcext:value-type="float">
            <text:p>19.489502339353</text:p>
          </table:table-cell>
          <table:table-cell table:formula="of:=[.C612]*[.$K$3]" office:value-type="float" office:value="-232.463470207422" calcext:value-type="float">
            <text:p>-232.463470207422</text:p>
          </table:table-cell>
          <table:table-cell table:formula="of:= [.G612]/[.F612]" office:value-type="float" office:value="-11.9276247366272" calcext:value-type="float">
            <text:p>-11.9276247366272</text:p>
          </table:table-cell>
          <table:table-cell table:number-columns-repeated="7"/>
        </table:table-row>
        <table:table-row table:style-name="ro1">
          <table:table-cell office:value-type="float" office:value="383.145450134465" calcext:value-type="float">
            <text:p>383.145450134465</text:p>
          </table:table-cell>
          <table:table-cell office:value-type="float" office:value="-191.065569107326" calcext:value-type="float">
            <text:p>-191.065569107326</text:p>
          </table:table-cell>
          <table:table-cell office:value-type="float" office:value="-152.128570322269" calcext:value-type="float">
            <text:p>-152.128570322269</text:p>
          </table:table-cell>
          <table:table-cell/>
          <table:table-cell table:formula="of:=[.A613]*[.$K$1]" office:value-type="float" office:value="383.145450134465" calcext:value-type="float">
            <text:p>383.145450134465</text:p>
          </table:table-cell>
          <table:table-cell table:formula="of:=[.B613]*[.$K$2]" office:value-type="float" office:value="-191.065569107326" calcext:value-type="float">
            <text:p>-191.065569107326</text:p>
          </table:table-cell>
          <table:table-cell table:formula="of:=[.C613]*[.$K$3]" office:value-type="float" office:value="-152.128570322269" calcext:value-type="float">
            <text:p>-152.128570322269</text:p>
          </table:table-cell>
          <table:table-cell table:formula="of:= [.G613]/[.F613]" office:value-type="float" office:value="0.796211326996416" calcext:value-type="float">
            <text:p>0.796211326996416</text:p>
          </table:table-cell>
          <table:table-cell table:number-columns-repeated="7"/>
        </table:table-row>
        <table:table-row table:style-name="ro1">
          <table:table-cell office:value-type="float" office:value="324.13945193301" calcext:value-type="float">
            <text:p>324.13945193301</text:p>
          </table:table-cell>
          <table:table-cell office:value-type="float" office:value="59.0059982014545" calcext:value-type="float">
            <text:p>59.0059982014545</text:p>
          </table:table-cell>
          <table:table-cell office:value-type="float" office:value="341.060624098463" calcext:value-type="float">
            <text:p>341.060624098463</text:p>
          </table:table-cell>
          <table:table-cell/>
          <table:table-cell table:formula="of:=[.A614]*[.$K$1]" office:value-type="float" office:value="324.13945193301" calcext:value-type="float">
            <text:p>324.13945193301</text:p>
          </table:table-cell>
          <table:table-cell table:formula="of:=[.B614]*[.$K$2]" office:value-type="float" office:value="59.0059982014545" calcext:value-type="float">
            <text:p>59.0059982014545</text:p>
          </table:table-cell>
          <table:table-cell table:formula="of:=[.C614]*[.$K$3]" office:value-type="float" office:value="341.060624098463" calcext:value-type="float">
            <text:p>341.060624098463</text:p>
          </table:table-cell>
          <table:table-cell table:formula="of:= [.G614]/[.F614]" office:value-type="float" office:value="5.78010091336878" calcext:value-type="float">
            <text:p>5.78010091336878</text:p>
          </table:table-cell>
          <table:table-cell table:number-columns-repeated="7"/>
        </table:table-row>
        <table:table-row table:style-name="ro1">
          <table:table-cell office:value-type="float" office:value="507.112375519423" calcext:value-type="float">
            <text:p>507.112375519423</text:p>
          </table:table-cell>
          <table:table-cell office:value-type="float" office:value="-182.972923586413" calcext:value-type="float">
            <text:p>-182.972923586413</text:p>
          </table:table-cell>
          <table:table-cell office:value-type="float" office:value="-54.6245996479224" calcext:value-type="float">
            <text:p>-54.6245996479224</text:p>
          </table:table-cell>
          <table:table-cell/>
          <table:table-cell table:formula="of:=[.A615]*[.$K$1]" office:value-type="float" office:value="507.112375519423" calcext:value-type="float">
            <text:p>507.112375519423</text:p>
          </table:table-cell>
          <table:table-cell table:formula="of:=[.B615]*[.$K$2]" office:value-type="float" office:value="-182.972923586413" calcext:value-type="float">
            <text:p>-182.972923586413</text:p>
          </table:table-cell>
          <table:table-cell table:formula="of:=[.C615]*[.$K$3]" office:value-type="float" office:value="-54.6245996479224" calcext:value-type="float">
            <text:p>-54.6245996479224</text:p>
          </table:table-cell>
          <table:table-cell table:formula="of:= [.G615]/[.F615]" office:value-type="float" office:value="0.298539251476324" calcext:value-type="float">
            <text:p>0.298539251476324</text:p>
          </table:table-cell>
          <table:table-cell table:number-columns-repeated="7"/>
        </table:table-row>
        <table:table-row table:style-name="ro1">
          <table:table-cell office:value-type="float" office:value="423.556737466943" calcext:value-type="float">
            <text:p>423.556737466943</text:p>
          </table:table-cell>
          <table:table-cell office:value-type="float" office:value="83.5556380524799" calcext:value-type="float">
            <text:p>83.5556380524799</text:p>
          </table:table-cell>
          <table:table-cell office:value-type="float" office:value="25.773797784162" calcext:value-type="float">
            <text:p>25.773797784162</text:p>
          </table:table-cell>
          <table:table-cell/>
          <table:table-cell table:formula="of:=[.A616]*[.$K$1]" office:value-type="float" office:value="423.556737466943" calcext:value-type="float">
            <text:p>423.556737466943</text:p>
          </table:table-cell>
          <table:table-cell table:formula="of:=[.B616]*[.$K$2]" office:value-type="float" office:value="83.5556380524799" calcext:value-type="float">
            <text:p>83.5556380524799</text:p>
          </table:table-cell>
          <table:table-cell table:formula="of:=[.C616]*[.$K$3]" office:value-type="float" office:value="25.773797784162" calcext:value-type="float">
            <text:p>25.773797784162</text:p>
          </table:table-cell>
          <table:table-cell table:formula="of:= [.G616]/[.F616]" office:value-type="float" office:value="0.308462700841012" calcext:value-type="float">
            <text:p>0.308462700841012</text:p>
          </table:table-cell>
          <table:table-cell table:number-columns-repeated="7"/>
        </table:table-row>
        <table:table-row table:style-name="ro1">
          <table:table-cell office:value-type="float" office:value="172.868161373522" calcext:value-type="float">
            <text:p>172.868161373522</text:p>
          </table:table-cell>
          <table:table-cell office:value-type="float" office:value="250.688576093421" calcext:value-type="float">
            <text:p>250.688576093421</text:p>
          </table:table-cell>
          <table:table-cell office:value-type="float" office:value="130.406215274854" calcext:value-type="float">
            <text:p>130.406215274854</text:p>
          </table:table-cell>
          <table:table-cell/>
          <table:table-cell table:formula="of:=[.A617]*[.$K$1]" office:value-type="float" office:value="172.868161373522" calcext:value-type="float">
            <text:p>172.868161373522</text:p>
          </table:table-cell>
          <table:table-cell table:formula="of:=[.B617]*[.$K$2]" office:value-type="float" office:value="250.688576093421" calcext:value-type="float">
            <text:p>250.688576093421</text:p>
          </table:table-cell>
          <table:table-cell table:formula="of:=[.C617]*[.$K$3]" office:value-type="float" office:value="130.406215274854" calcext:value-type="float">
            <text:p>130.406215274854</text:p>
          </table:table-cell>
          <table:table-cell table:formula="of:= [.G617]/[.F617]" office:value-type="float" office:value="0.520192093740469" calcext:value-type="float">
            <text:p>0.520192093740469</text:p>
          </table:table-cell>
          <table:table-cell table:number-columns-repeated="7"/>
        </table:table-row>
        <table:table-row table:style-name="ro1">
          <table:table-cell office:value-type="float" office:value="515.870742133723" calcext:value-type="float">
            <text:p>515.870742133723</text:p>
          </table:table-cell>
          <table:table-cell office:value-type="float" office:value="-343.002580760201" calcext:value-type="float">
            <text:p>-343.002580760201</text:p>
          </table:table-cell>
          <table:table-cell office:value-type="float" office:value="-417.711237531028" calcext:value-type="float">
            <text:p>-417.711237531028</text:p>
          </table:table-cell>
          <table:table-cell/>
          <table:table-cell table:formula="of:=[.A618]*[.$K$1]" office:value-type="float" office:value="515.870742133723" calcext:value-type="float">
            <text:p>515.870742133723</text:p>
          </table:table-cell>
          <table:table-cell table:formula="of:=[.B618]*[.$K$2]" office:value-type="float" office:value="-343.002580760201" calcext:value-type="float">
            <text:p>-343.002580760201</text:p>
          </table:table-cell>
          <table:table-cell table:formula="of:=[.C618]*[.$K$3]" office:value-type="float" office:value="-417.711237531028" calcext:value-type="float">
            <text:p>-417.711237531028</text:p>
          </table:table-cell>
          <table:table-cell table:formula="of:= [.G618]/[.F618]" office:value-type="float" office:value="1.21780785615446" calcext:value-type="float">
            <text:p>1.21780785615446</text:p>
          </table:table-cell>
          <table:table-cell table:number-columns-repeated="7"/>
        </table:table-row>
        <table:table-row table:style-name="ro1">
          <table:table-cell office:value-type="float" office:value="226.42807575447" calcext:value-type="float">
            <text:p>226.42807575447</text:p>
          </table:table-cell>
          <table:table-cell office:value-type="float" office:value="289.442666379253" calcext:value-type="float">
            <text:p>289.442666379253</text:p>
          </table:table-cell>
          <table:table-cell office:value-type="float" office:value="425.487242210352" calcext:value-type="float">
            <text:p>425.487242210352</text:p>
          </table:table-cell>
          <table:table-cell/>
          <table:table-cell table:formula="of:=[.A619]*[.$K$1]" office:value-type="float" office:value="226.42807575447" calcext:value-type="float">
            <text:p>226.42807575447</text:p>
          </table:table-cell>
          <table:table-cell table:formula="of:=[.B619]*[.$K$2]" office:value-type="float" office:value="289.442666379253" calcext:value-type="float">
            <text:p>289.442666379253</text:p>
          </table:table-cell>
          <table:table-cell table:formula="of:=[.C619]*[.$K$3]" office:value-type="float" office:value="425.487242210352" calcext:value-type="float">
            <text:p>425.487242210352</text:p>
          </table:table-cell>
          <table:table-cell table:formula="of:= [.G619]/[.F619]" office:value-type="float" office:value="1.47002253514636" calcext:value-type="float">
            <text:p>1.47002253514636</text:p>
          </table:table-cell>
          <table:table-cell table:number-columns-repeated="7"/>
        </table:table-row>
        <table:table-row table:style-name="ro1">
          <table:table-cell office:value-type="float" office:value="328.715982825807" calcext:value-type="float">
            <text:p>328.715982825807</text:p>
          </table:table-cell>
          <table:table-cell office:value-type="float" office:value="-102.287907071337" calcext:value-type="float">
            <text:p>-102.287907071337</text:p>
          </table:table-cell>
          <table:table-cell office:value-type="float" office:value="-288.27078081018" calcext:value-type="float">
            <text:p>-288.27078081018</text:p>
          </table:table-cell>
          <table:table-cell/>
          <table:table-cell table:formula="of:=[.A620]*[.$K$1]" office:value-type="float" office:value="328.715982825807" calcext:value-type="float">
            <text:p>328.715982825807</text:p>
          </table:table-cell>
          <table:table-cell table:formula="of:=[.B620]*[.$K$2]" office:value-type="float" office:value="-102.287907071337" calcext:value-type="float">
            <text:p>-102.287907071337</text:p>
          </table:table-cell>
          <table:table-cell table:formula="of:=[.C620]*[.$K$3]" office:value-type="float" office:value="-288.27078081018" calcext:value-type="float">
            <text:p>-288.27078081018</text:p>
          </table:table-cell>
          <table:table-cell table:formula="of:= [.G620]/[.F620]" office:value-type="float" office:value="2.81822933975114" calcext:value-type="float">
            <text:p>2.81822933975114</text:p>
          </table:table-cell>
          <table:table-cell table:number-columns-repeated="7"/>
        </table:table-row>
        <table:table-row table:style-name="ro1">
          <table:table-cell office:value-type="float" office:value="340.866929805127" calcext:value-type="float">
            <text:p>340.866929805127</text:p>
          </table:table-cell>
          <table:table-cell office:value-type="float" office:value="-12.1509469793199" calcext:value-type="float">
            <text:p>-12.1509469793199</text:p>
          </table:table-cell>
          <table:table-cell office:value-type="float" office:value="35.7749932091805" calcext:value-type="float">
            <text:p>35.7749932091805</text:p>
          </table:table-cell>
          <table:table-cell/>
          <table:table-cell table:formula="of:=[.A621]*[.$K$1]" office:value-type="float" office:value="340.866929805127" calcext:value-type="float">
            <text:p>340.866929805127</text:p>
          </table:table-cell>
          <table:table-cell table:formula="of:=[.B621]*[.$K$2]" office:value-type="float" office:value="-12.1509469793199" calcext:value-type="float">
            <text:p>-12.1509469793199</text:p>
          </table:table-cell>
          <table:table-cell table:formula="of:=[.C621]*[.$K$3]" office:value-type="float" office:value="35.7749932091805" calcext:value-type="float">
            <text:p>35.7749932091805</text:p>
          </table:table-cell>
          <table:table-cell table:formula="of:= [.G621]/[.F621]" office:value-type="float" office:value="-2.94421441144192" calcext:value-type="float">
            <text:p>-2.94421441144192</text:p>
          </table:table-cell>
          <table:table-cell table:number-columns-repeated="7"/>
        </table:table-row>
        <table:table-row table:style-name="ro1">
          <table:table-cell office:value-type="float" office:value="333.144412862784" calcext:value-type="float">
            <text:p>333.144412862784</text:p>
          </table:table-cell>
          <table:table-cell office:value-type="float" office:value="7.72251694234262" calcext:value-type="float">
            <text:p>7.72251694234262</text:p>
          </table:table-cell>
          <table:table-cell office:value-type="float" office:value="143.188709488937" calcext:value-type="float">
            <text:p>143.188709488937</text:p>
          </table:table-cell>
          <table:table-cell/>
          <table:table-cell table:formula="of:=[.A622]*[.$K$1]" office:value-type="float" office:value="333.144412862784" calcext:value-type="float">
            <text:p>333.144412862784</text:p>
          </table:table-cell>
          <table:table-cell table:formula="of:=[.B622]*[.$K$2]" office:value-type="float" office:value="7.72251694234262" calcext:value-type="float">
            <text:p>7.72251694234262</text:p>
          </table:table-cell>
          <table:table-cell table:formula="of:=[.C622]*[.$K$3]" office:value-type="float" office:value="143.188709488937" calcext:value-type="float">
            <text:p>143.188709488937</text:p>
          </table:table-cell>
          <table:table-cell table:formula="of:= [.G622]/[.F622]" office:value-type="float" office:value="18.5417151633339" calcext:value-type="float">
            <text:p>18.5417151633339</text:p>
          </table:table-cell>
          <table:table-cell table:number-columns-repeated="7"/>
        </table:table-row>
        <table:table-row table:style-name="ro1">
          <table:table-cell office:value-type="float" office:value="534.461605790854" calcext:value-type="float">
            <text:p>534.461605790854</text:p>
          </table:table-cell>
          <table:table-cell office:value-type="float" office:value="-201.31719292807" calcext:value-type="float">
            <text:p>-201.31719292807</text:p>
          </table:table-cell>
          <table:table-cell office:value-type="float" office:value="164.588337480484" calcext:value-type="float">
            <text:p>164.588337480484</text:p>
          </table:table-cell>
          <table:table-cell/>
          <table:table-cell table:formula="of:=[.A623]*[.$K$1]" office:value-type="float" office:value="534.461605790854" calcext:value-type="float">
            <text:p>534.461605790854</text:p>
          </table:table-cell>
          <table:table-cell table:formula="of:=[.B623]*[.$K$2]" office:value-type="float" office:value="-201.31719292807" calcext:value-type="float">
            <text:p>-201.31719292807</text:p>
          </table:table-cell>
          <table:table-cell table:formula="of:=[.C623]*[.$K$3]" office:value-type="float" office:value="164.588337480484" calcext:value-type="float">
            <text:p>164.588337480484</text:p>
          </table:table-cell>
          <table:table-cell table:formula="of:= [.G623]/[.F623]" office:value-type="float" office:value="-0.817557284038286" calcext:value-type="float">
            <text:p>-0.817557284038286</text:p>
          </table:table-cell>
          <table:table-cell table:number-columns-repeated="7"/>
        </table:table-row>
        <table:table-row table:style-name="ro1">
          <table:table-cell office:value-type="float" office:value="544.489899631394" calcext:value-type="float">
            <text:p>544.489899631394</text:p>
          </table:table-cell>
          <table:table-cell office:value-type="float" office:value="-10.0282938405409" calcext:value-type="float">
            <text:p>-10.0282938405409</text:p>
          </table:table-cell>
          <table:table-cell office:value-type="float" office:value="-18.5686945228923" calcext:value-type="float">
            <text:p>-18.5686945228923</text:p>
          </table:table-cell>
          <table:table-cell/>
          <table:table-cell table:formula="of:=[.A624]*[.$K$1]" office:value-type="float" office:value="544.489899631394" calcext:value-type="float">
            <text:p>544.489899631394</text:p>
          </table:table-cell>
          <table:table-cell table:formula="of:=[.B624]*[.$K$2]" office:value-type="float" office:value="-10.0282938405409" calcext:value-type="float">
            <text:p>-10.0282938405409</text:p>
          </table:table-cell>
          <table:table-cell table:formula="of:=[.C624]*[.$K$3]" office:value-type="float" office:value="-18.5686945228923" calcext:value-type="float">
            <text:p>-18.5686945228923</text:p>
          </table:table-cell>
          <table:table-cell table:formula="of:= [.G624]/[.F624]" office:value-type="float" office:value="1.85163047853919" calcext:value-type="float">
            <text:p>1.85163047853919</text:p>
          </table:table-cell>
          <table:table-cell table:number-columns-repeated="7"/>
        </table:table-row>
        <table:table-row table:style-name="ro1">
          <table:table-cell office:value-type="float" office:value="236.216772655509" calcext:value-type="float">
            <text:p>236.216772655509</text:p>
          </table:table-cell>
          <table:table-cell office:value-type="float" office:value="308.273126975885" calcext:value-type="float">
            <text:p>308.273126975885</text:p>
          </table:table-cell>
          <table:table-cell office:value-type="float" office:value="-48.2516254493638" calcext:value-type="float">
            <text:p>-48.2516254493638</text:p>
          </table:table-cell>
          <table:table-cell/>
          <table:table-cell table:formula="of:=[.A625]*[.$K$1]" office:value-type="float" office:value="236.216772655509" calcext:value-type="float">
            <text:p>236.216772655509</text:p>
          </table:table-cell>
          <table:table-cell table:formula="of:=[.B625]*[.$K$2]" office:value-type="float" office:value="308.273126975885" calcext:value-type="float">
            <text:p>308.273126975885</text:p>
          </table:table-cell>
          <table:table-cell table:formula="of:=[.C625]*[.$K$3]" office:value-type="float" office:value="-48.2516254493638" calcext:value-type="float">
            <text:p>-48.2516254493638</text:p>
          </table:table-cell>
          <table:table-cell table:formula="of:= [.G625]/[.F625]" office:value-type="float" office:value="-0.156522321367111" calcext:value-type="float">
            <text:p>-0.156522321367111</text:p>
          </table:table-cell>
          <table:table-cell table:number-columns-repeated="7"/>
        </table:table-row>
        <table:table-row table:style-name="ro1">
          <table:table-cell office:value-type="float" office:value="172.862010463128" calcext:value-type="float">
            <text:p>172.862010463128</text:p>
          </table:table-cell>
          <table:table-cell office:value-type="float" office:value="63.3547621923808" calcext:value-type="float">
            <text:p>63.3547621923808</text:p>
          </table:table-cell>
          <table:table-cell office:value-type="float" office:value="-332.97082278684" calcext:value-type="float">
            <text:p>-332.97082278684</text:p>
          </table:table-cell>
          <table:table-cell/>
          <table:table-cell table:formula="of:=[.A626]*[.$K$1]" office:value-type="float" office:value="172.862010463128" calcext:value-type="float">
            <text:p>172.862010463128</text:p>
          </table:table-cell>
          <table:table-cell table:formula="of:=[.B626]*[.$K$2]" office:value-type="float" office:value="63.3547621923808" calcext:value-type="float">
            <text:p>63.3547621923808</text:p>
          </table:table-cell>
          <table:table-cell table:formula="of:=[.C626]*[.$K$3]" office:value-type="float" office:value="-332.97082278684" calcext:value-type="float">
            <text:p>-332.97082278684</text:p>
          </table:table-cell>
          <table:table-cell table:formula="of:= [.G626]/[.F626]" office:value-type="float" office:value="-5.25565579073209" calcext:value-type="float">
            <text:p>-5.25565579073209</text:p>
          </table:table-cell>
          <table:table-cell table:number-columns-repeated="7"/>
        </table:table-row>
        <table:table-row table:style-name="ro1">
          <table:table-cell office:value-type="float" office:value="361.973364166087" calcext:value-type="float">
            <text:p>361.973364166087</text:p>
          </table:table-cell>
          <table:table-cell office:value-type="float" office:value="-189.111353702958" calcext:value-type="float">
            <text:p>-189.111353702958</text:p>
          </table:table-cell>
          <table:table-cell office:value-type="float" office:value="209.371596701137" calcext:value-type="float">
            <text:p>209.371596701137</text:p>
          </table:table-cell>
          <table:table-cell/>
          <table:table-cell table:formula="of:=[.A627]*[.$K$1]" office:value-type="float" office:value="361.973364166087" calcext:value-type="float">
            <text:p>361.973364166087</text:p>
          </table:table-cell>
          <table:table-cell table:formula="of:=[.B627]*[.$K$2]" office:value-type="float" office:value="-189.111353702958" calcext:value-type="float">
            <text:p>-189.111353702958</text:p>
          </table:table-cell>
          <table:table-cell table:formula="of:=[.C627]*[.$K$3]" office:value-type="float" office:value="209.371596701137" calcext:value-type="float">
            <text:p>209.371596701137</text:p>
          </table:table-cell>
          <table:table-cell table:formula="of:= [.G627]/[.F627]" office:value-type="float" office:value="-1.10713393247664" calcext:value-type="float">
            <text:p>-1.10713393247664</text:p>
          </table:table-cell>
          <table:table-cell table:number-columns-repeated="7"/>
        </table:table-row>
        <table:table-row table:style-name="ro1">
          <table:table-cell office:value-type="float" office:value="94.7075959776283" calcext:value-type="float">
            <text:p>94.7075959776283</text:p>
          </table:table-cell>
          <table:table-cell office:value-type="float" office:value="267.265768188458" calcext:value-type="float">
            <text:p>267.265768188458</text:p>
          </table:table-cell>
          <table:table-cell office:value-type="float" office:value="-119.680599099593" calcext:value-type="float">
            <text:p>-119.680599099593</text:p>
          </table:table-cell>
          <table:table-cell/>
          <table:table-cell table:formula="of:=[.A628]*[.$K$1]" office:value-type="float" office:value="94.7075959776283" calcext:value-type="float">
            <text:p>94.7075959776283</text:p>
          </table:table-cell>
          <table:table-cell table:formula="of:=[.B628]*[.$K$2]" office:value-type="float" office:value="267.265768188458" calcext:value-type="float">
            <text:p>267.265768188458</text:p>
          </table:table-cell>
          <table:table-cell table:formula="of:=[.C628]*[.$K$3]" office:value-type="float" office:value="-119.680599099593" calcext:value-type="float">
            <text:p>-119.680599099593</text:p>
          </table:table-cell>
          <table:table-cell table:formula="of:= [.G628]/[.F628]" office:value-type="float" office:value="-0.447796213898975" calcext:value-type="float">
            <text:p>-0.447796213898975</text:p>
          </table:table-cell>
          <table:table-cell table:number-columns-repeated="7"/>
        </table:table-row>
        <table:table-row table:style-name="ro1">
          <table:table-cell office:value-type="float" office:value="34.868214360485" calcext:value-type="float">
            <text:p>34.868214360485</text:p>
          </table:table-cell>
          <table:table-cell office:value-type="float" office:value="59.8393816171433" calcext:value-type="float">
            <text:p>59.8393816171433</text:p>
          </table:table-cell>
          <table:table-cell office:value-type="float" office:value="-38.2068883828237" calcext:value-type="float">
            <text:p>-38.2068883828237</text:p>
          </table:table-cell>
          <table:table-cell/>
          <table:table-cell table:formula="of:=[.A629]*[.$K$1]" office:value-type="float" office:value="34.868214360485" calcext:value-type="float">
            <text:p>34.868214360485</text:p>
          </table:table-cell>
          <table:table-cell table:formula="of:=[.B629]*[.$K$2]" office:value-type="float" office:value="59.8393816171433" calcext:value-type="float">
            <text:p>59.8393816171433</text:p>
          </table:table-cell>
          <table:table-cell table:formula="of:=[.C629]*[.$K$3]" office:value-type="float" office:value="-38.2068883828237" calcext:value-type="float">
            <text:p>-38.2068883828237</text:p>
          </table:table-cell>
          <table:table-cell table:formula="of:= [.G629]/[.F629]" office:value-type="float" office:value="-0.638490695429878" calcext:value-type="float">
            <text:p>-0.638490695429878</text:p>
          </table:table-cell>
          <table:table-cell table:number-columns-repeated="7"/>
        </table:table-row>
        <table:table-row table:style-name="ro1">
          <table:table-cell office:value-type="float" office:value="438.919420479951" calcext:value-type="float">
            <text:p>438.919420479951</text:p>
          </table:table-cell>
          <table:table-cell office:value-type="float" office:value="-404.051206119466" calcext:value-type="float">
            <text:p>-404.051206119466</text:p>
          </table:table-cell>
          <table:table-cell office:value-type="float" office:value="19.2776122600369" calcext:value-type="float">
            <text:p>19.2776122600369</text:p>
          </table:table-cell>
          <table:table-cell/>
          <table:table-cell table:formula="of:=[.A630]*[.$K$1]" office:value-type="float" office:value="438.919420479951" calcext:value-type="float">
            <text:p>438.919420479951</text:p>
          </table:table-cell>
          <table:table-cell table:formula="of:=[.B630]*[.$K$2]" office:value-type="float" office:value="-404.051206119466" calcext:value-type="float">
            <text:p>-404.051206119466</text:p>
          </table:table-cell>
          <table:table-cell table:formula="of:=[.C630]*[.$K$3]" office:value-type="float" office:value="19.2776122600369" calcext:value-type="float">
            <text:p>19.2776122600369</text:p>
          </table:table-cell>
          <table:table-cell table:formula="of:= [.G630]/[.F630]" office:value-type="float" office:value="-0.0477108147880076" calcext:value-type="float">
            <text:p>-0.047710814788008</text:p>
          </table:table-cell>
          <table:table-cell table:number-columns-repeated="7"/>
        </table:table-row>
        <table:table-row table:style-name="ro1">
          <table:table-cell office:value-type="float" office:value="201.537991186724" calcext:value-type="float">
            <text:p>201.537991186724</text:p>
          </table:table-cell>
          <table:table-cell office:value-type="float" office:value="237.381429293226" calcext:value-type="float">
            <text:p>237.381429293226</text:p>
          </table:table-cell>
          <table:table-cell office:value-type="float" office:value="88.6129407079416" calcext:value-type="float">
            <text:p>88.6129407079416</text:p>
          </table:table-cell>
          <table:table-cell/>
          <table:table-cell table:formula="of:=[.A631]*[.$K$1]" office:value-type="float" office:value="201.537991186724" calcext:value-type="float">
            <text:p>201.537991186724</text:p>
          </table:table-cell>
          <table:table-cell table:formula="of:=[.B631]*[.$K$2]" office:value-type="float" office:value="237.381429293226" calcext:value-type="float">
            <text:p>237.381429293226</text:p>
          </table:table-cell>
          <table:table-cell table:formula="of:=[.C631]*[.$K$3]" office:value-type="float" office:value="88.6129407079416" calcext:value-type="float">
            <text:p>88.6129407079416</text:p>
          </table:table-cell>
          <table:table-cell table:formula="of:= [.G631]/[.F631]" office:value-type="float" office:value="0.373293483705847" calcext:value-type="float">
            <text:p>0.373293483705847</text:p>
          </table:table-cell>
          <table:table-cell table:number-columns-repeated="7"/>
        </table:table-row>
        <table:table-row table:style-name="ro1">
          <table:table-cell office:value-type="float" office:value="437.979856818472" calcext:value-type="float">
            <text:p>437.979856818472</text:p>
          </table:table-cell>
          <table:table-cell office:value-type="float" office:value="-236.441865631748" calcext:value-type="float">
            <text:p>-236.441865631748</text:p>
          </table:table-cell>
          <table:table-cell office:value-type="float" office:value="68.4073759000468" calcext:value-type="float">
            <text:p>68.4073759000468</text:p>
          </table:table-cell>
          <table:table-cell/>
          <table:table-cell table:formula="of:=[.A632]*[.$K$1]" office:value-type="float" office:value="437.979856818472" calcext:value-type="float">
            <text:p>437.979856818472</text:p>
          </table:table-cell>
          <table:table-cell table:formula="of:=[.B632]*[.$K$2]" office:value-type="float" office:value="-236.441865631748" calcext:value-type="float">
            <text:p>-236.441865631748</text:p>
          </table:table-cell>
          <table:table-cell table:formula="of:=[.C632]*[.$K$3]" office:value-type="float" office:value="68.4073759000468" calcext:value-type="float">
            <text:p>68.4073759000468</text:p>
          </table:table-cell>
          <table:table-cell table:formula="of:= [.G632]/[.F632]" office:value-type="float" office:value="-0.289320064859366" calcext:value-type="float">
            <text:p>-0.289320064859366</text:p>
          </table:table-cell>
          <table:table-cell table:number-columns-repeated="7"/>
        </table:table-row>
        <table:table-row table:style-name="ro1">
          <table:table-cell office:value-type="float" office:value="415.586519199687" calcext:value-type="float">
            <text:p>415.586519199687</text:p>
          </table:table-cell>
          <table:table-cell office:value-type="float" office:value="22.3933376187852" calcext:value-type="float">
            <text:p>22.3933376187852</text:p>
          </table:table-cell>
          <table:table-cell office:value-type="float" office:value="-58.625940323964" calcext:value-type="float">
            <text:p>-58.625940323964</text:p>
          </table:table-cell>
          <table:table-cell/>
          <table:table-cell table:formula="of:=[.A633]*[.$K$1]" office:value-type="float" office:value="415.586519199687" calcext:value-type="float">
            <text:p>415.586519199687</text:p>
          </table:table-cell>
          <table:table-cell table:formula="of:=[.B633]*[.$K$2]" office:value-type="float" office:value="22.3933376187852" calcext:value-type="float">
            <text:p>22.3933376187852</text:p>
          </table:table-cell>
          <table:table-cell table:formula="of:=[.C633]*[.$K$3]" office:value-type="float" office:value="-58.625940323964" calcext:value-type="float">
            <text:p>-58.625940323964</text:p>
          </table:table-cell>
          <table:table-cell table:formula="of:= [.G633]/[.F633]" office:value-type="float" office:value="-2.61800814697601" calcext:value-type="float">
            <text:p>-2.61800814697601</text:p>
          </table:table-cell>
          <table:table-cell table:number-columns-repeated="7"/>
        </table:table-row>
        <table:table-row table:style-name="ro1">
          <table:table-cell office:value-type="float" office:value="337.033829989102" calcext:value-type="float">
            <text:p>337.033829989102</text:p>
          </table:table-cell>
          <table:table-cell office:value-type="float" office:value="78.5526892105855" calcext:value-type="float">
            <text:p>78.5526892105855</text:p>
          </table:table-cell>
          <table:table-cell office:value-type="float" office:value="61.0059776522356" calcext:value-type="float">
            <text:p>61.0059776522356</text:p>
          </table:table-cell>
          <table:table-cell/>
          <table:table-cell table:formula="of:=[.A634]*[.$K$1]" office:value-type="float" office:value="337.033829989102" calcext:value-type="float">
            <text:p>337.033829989102</text:p>
          </table:table-cell>
          <table:table-cell table:formula="of:=[.B634]*[.$K$2]" office:value-type="float" office:value="78.5526892105855" calcext:value-type="float">
            <text:p>78.5526892105855</text:p>
          </table:table-cell>
          <table:table-cell table:formula="of:=[.C634]*[.$K$3]" office:value-type="float" office:value="61.0059776522356" calcext:value-type="float">
            <text:p>61.0059776522356</text:p>
          </table:table-cell>
          <table:table-cell table:formula="of:= [.G634]/[.F634]" office:value-type="float" office:value="0.77662494136502" calcext:value-type="float">
            <text:p>0.77662494136502</text:p>
          </table:table-cell>
          <table:table-cell table:number-columns-repeated="7"/>
        </table:table-row>
        <table:table-row table:style-name="ro1">
          <table:table-cell office:value-type="float" office:value="431.4513010572" calcext:value-type="float">
            <text:p>431.4513010572</text:p>
          </table:table-cell>
          <table:table-cell office:value-type="float" office:value="-94.4174710680982" calcext:value-type="float">
            <text:p>-94.4174710680982</text:p>
          </table:table-cell>
          <table:table-cell office:value-type="float" office:value="32.6241237964232" calcext:value-type="float">
            <text:p>32.6241237964232</text:p>
          </table:table-cell>
          <table:table-cell/>
          <table:table-cell table:formula="of:=[.A635]*[.$K$1]" office:value-type="float" office:value="431.4513010572" calcext:value-type="float">
            <text:p>431.4513010572</text:p>
          </table:table-cell>
          <table:table-cell table:formula="of:=[.B635]*[.$K$2]" office:value-type="float" office:value="-94.4174710680982" calcext:value-type="float">
            <text:p>-94.4174710680982</text:p>
          </table:table-cell>
          <table:table-cell table:formula="of:=[.C635]*[.$K$3]" office:value-type="float" office:value="32.6241237964232" calcext:value-type="float">
            <text:p>32.6241237964232</text:p>
          </table:table-cell>
          <table:table-cell table:formula="of:= [.G635]/[.F635]" office:value-type="float" office:value="-0.34553058271274" calcext:value-type="float">
            <text:p>-0.34553058271274</text:p>
          </table:table-cell>
          <table:table-cell table:number-columns-repeated="7"/>
        </table:table-row>
        <table:table-row table:style-name="ro1">
          <table:table-cell office:value-type="float" office:value="230.319177740886" calcext:value-type="float">
            <text:p>230.319177740886</text:p>
          </table:table-cell>
          <table:table-cell office:value-type="float" office:value="201.132123316314" calcext:value-type="float">
            <text:p>201.132123316314</text:p>
          </table:table-cell>
          <table:table-cell office:value-type="float" office:value="-5.75830900838747" calcext:value-type="float">
            <text:p>-5.75830900838747</text:p>
          </table:table-cell>
          <table:table-cell/>
          <table:table-cell table:formula="of:=[.A636]*[.$K$1]" office:value-type="float" office:value="230.319177740886" calcext:value-type="float">
            <text:p>230.319177740886</text:p>
          </table:table-cell>
          <table:table-cell table:formula="of:=[.B636]*[.$K$2]" office:value-type="float" office:value="201.132123316314" calcext:value-type="float">
            <text:p>201.132123316314</text:p>
          </table:table-cell>
          <table:table-cell table:formula="of:=[.C636]*[.$K$3]" office:value-type="float" office:value="-5.75830900838747" calcext:value-type="float">
            <text:p>-5.75830900838747</text:p>
          </table:table-cell>
          <table:table-cell table:formula="of:= [.G636]/[.F636]" office:value-type="float" office:value="-0.0286294845072141" calcext:value-type="float">
            <text:p>-0.028629484507214</text:p>
          </table:table-cell>
          <table:table-cell table:number-columns-repeated="7"/>
        </table:table-row>
        <table:table-row table:style-name="ro1">
          <table:table-cell office:value-type="float" office:value="499.599503354104" calcext:value-type="float">
            <text:p>499.599503354104</text:p>
          </table:table-cell>
          <table:table-cell office:value-type="float" office:value="-269.280325613218" calcext:value-type="float">
            <text:p>-269.280325613218</text:p>
          </table:table-cell>
          <table:table-cell office:value-type="float" office:value="174.317461488991" calcext:value-type="float">
            <text:p>174.317461488991</text:p>
          </table:table-cell>
          <table:table-cell/>
          <table:table-cell table:formula="of:=[.A637]*[.$K$1]" office:value-type="float" office:value="499.599503354104" calcext:value-type="float">
            <text:p>499.599503354104</text:p>
          </table:table-cell>
          <table:table-cell table:formula="of:=[.B637]*[.$K$2]" office:value-type="float" office:value="-269.280325613218" calcext:value-type="float">
            <text:p>-269.280325613218</text:p>
          </table:table-cell>
          <table:table-cell table:formula="of:=[.C637]*[.$K$3]" office:value-type="float" office:value="174.317461488991" calcext:value-type="float">
            <text:p>174.317461488991</text:p>
          </table:table-cell>
          <table:table-cell table:formula="of:= [.G637]/[.F637]" office:value-type="float" office:value="-0.647345702260377" calcext:value-type="float">
            <text:p>-0.647345702260377</text:p>
          </table:table-cell>
          <table:table-cell table:number-columns-repeated="7"/>
        </table:table-row>
        <table:table-row table:style-name="ro1">
          <table:table-cell office:value-type="float" office:value="509.207055795877" calcext:value-type="float">
            <text:p>509.207055795877</text:p>
          </table:table-cell>
          <table:table-cell office:value-type="float" office:value="-9.60755244177329" calcext:value-type="float">
            <text:p>-9.60755244177329</text:p>
          </table:table-cell>
          <table:table-cell office:value-type="float" office:value="-338.309280322337" calcext:value-type="float">
            <text:p>-338.309280322337</text:p>
          </table:table-cell>
          <table:table-cell/>
          <table:table-cell table:formula="of:=[.A638]*[.$K$1]" office:value-type="float" office:value="509.207055795877" calcext:value-type="float">
            <text:p>509.207055795877</text:p>
          </table:table-cell>
          <table:table-cell table:formula="of:=[.B638]*[.$K$2]" office:value-type="float" office:value="-9.60755244177329" calcext:value-type="float">
            <text:p>-9.60755244177329</text:p>
          </table:table-cell>
          <table:table-cell table:formula="of:=[.C638]*[.$K$3]" office:value-type="float" office:value="-338.309280322337" calcext:value-type="float">
            <text:p>-338.309280322337</text:p>
          </table:table-cell>
          <table:table-cell table:formula="of:= [.G638]/[.F638]" office:value-type="float" office:value="35.2128476396736" calcext:value-type="float">
            <text:p>35.2128476396736</text:p>
          </table:table-cell>
          <table:table-cell table:number-columns-repeated="7"/>
        </table:table-row>
        <table:table-row table:style-name="ro1">
          <table:table-cell office:value-type="float" office:value="472.622293174346" calcext:value-type="float">
            <text:p>472.622293174346</text:p>
          </table:table-cell>
          <table:table-cell office:value-type="float" office:value="36.5847626215313" calcext:value-type="float">
            <text:p>36.5847626215313</text:p>
          </table:table-cell>
          <table:table-cell office:value-type="float" office:value="14.8501071314531" calcext:value-type="float">
            <text:p>14.8501071314531</text:p>
          </table:table-cell>
          <table:table-cell/>
          <table:table-cell table:formula="of:=[.A639]*[.$K$1]" office:value-type="float" office:value="472.622293174346" calcext:value-type="float">
            <text:p>472.622293174346</text:p>
          </table:table-cell>
          <table:table-cell table:formula="of:=[.B639]*[.$K$2]" office:value-type="float" office:value="36.5847626215313" calcext:value-type="float">
            <text:p>36.5847626215313</text:p>
          </table:table-cell>
          <table:table-cell table:formula="of:=[.C639]*[.$K$3]" office:value-type="float" office:value="14.8501071314531" calcext:value-type="float">
            <text:p>14.8501071314531</text:p>
          </table:table-cell>
          <table:table-cell table:formula="of:= [.G639]/[.F639]" office:value-type="float" office:value="0.405909621037512" calcext:value-type="float">
            <text:p>0.405909621037512</text:p>
          </table:table-cell>
          <table:table-cell table:number-columns-repeated="7"/>
        </table:table-row>
        <table:table-row table:style-name="ro1">
          <table:table-cell office:value-type="float" office:value="134.450025457628" calcext:value-type="float">
            <text:p>134.450025457628</text:p>
          </table:table-cell>
          <table:table-cell office:value-type="float" office:value="338.172267716718" calcext:value-type="float">
            <text:p>338.172267716718</text:p>
          </table:table-cell>
          <table:table-cell office:value-type="float" office:value="31.8342814781026" calcext:value-type="float">
            <text:p>31.8342814781026</text:p>
          </table:table-cell>
          <table:table-cell/>
          <table:table-cell table:formula="of:=[.A640]*[.$K$1]" office:value-type="float" office:value="134.450025457628" calcext:value-type="float">
            <text:p>134.450025457628</text:p>
          </table:table-cell>
          <table:table-cell table:formula="of:=[.B640]*[.$K$2]" office:value-type="float" office:value="338.172267716718" calcext:value-type="float">
            <text:p>338.172267716718</text:p>
          </table:table-cell>
          <table:table-cell table:formula="of:=[.C640]*[.$K$3]" office:value-type="float" office:value="31.8342814781026" calcext:value-type="float">
            <text:p>31.8342814781026</text:p>
          </table:table-cell>
          <table:table-cell table:formula="of:= [.G640]/[.F640]" office:value-type="float" office:value="0.094136286493988" calcext:value-type="float">
            <text:p>0.094136286493988</text:p>
          </table:table-cell>
          <table:table-cell table:number-columns-repeated="7"/>
        </table:table-row>
        <table:table-row table:style-name="ro1">
          <table:table-cell office:value-type="float" office:value="539.894104930232" calcext:value-type="float">
            <text:p>539.894104930232</text:p>
          </table:table-cell>
          <table:table-cell office:value-type="float" office:value="-405.444079472604" calcext:value-type="float">
            <text:p>-405.444079472604</text:p>
          </table:table-cell>
          <table:table-cell office:value-type="float" office:value="37.037041016618" calcext:value-type="float">
            <text:p>37.037041016618</text:p>
          </table:table-cell>
          <table:table-cell/>
          <table:table-cell table:formula="of:=[.A641]*[.$K$1]" office:value-type="float" office:value="539.894104930232" calcext:value-type="float">
            <text:p>539.894104930232</text:p>
          </table:table-cell>
          <table:table-cell table:formula="of:=[.B641]*[.$K$2]" office:value-type="float" office:value="-405.444079472604" calcext:value-type="float">
            <text:p>-405.444079472604</text:p>
          </table:table-cell>
          <table:table-cell table:formula="of:=[.C641]*[.$K$3]" office:value-type="float" office:value="37.037041016618" calcext:value-type="float">
            <text:p>37.037041016618</text:p>
          </table:table-cell>
          <table:table-cell table:formula="of:= [.G641]/[.F641]" office:value-type="float" office:value="-0.0913493201449515" calcext:value-type="float">
            <text:p>-0.091349320144952</text:p>
          </table:table-cell>
          <table:table-cell table:number-columns-repeated="7"/>
        </table:table-row>
        <table:table-row table:style-name="ro1">
          <table:table-cell office:value-type="float" office:value="209.488059517001" calcext:value-type="float">
            <text:p>209.488059517001</text:p>
          </table:table-cell>
          <table:table-cell office:value-type="float" office:value="330.406045413231" calcext:value-type="float">
            <text:p>330.406045413231</text:p>
          </table:table-cell>
          <table:table-cell office:value-type="float" office:value="-102.563438529789" calcext:value-type="float">
            <text:p>-102.563438529789</text:p>
          </table:table-cell>
          <table:table-cell/>
          <table:table-cell table:formula="of:=[.A642]*[.$K$1]" office:value-type="float" office:value="209.488059517001" calcext:value-type="float">
            <text:p>209.488059517001</text:p>
          </table:table-cell>
          <table:table-cell table:formula="of:=[.B642]*[.$K$2]" office:value-type="float" office:value="330.406045413231" calcext:value-type="float">
            <text:p>330.406045413231</text:p>
          </table:table-cell>
          <table:table-cell table:formula="of:=[.C642]*[.$K$3]" office:value-type="float" office:value="-102.563438529789" calcext:value-type="float">
            <text:p>-102.563438529789</text:p>
          </table:table-cell>
          <table:table-cell table:formula="of:= [.G642]/[.F642]" office:value-type="float" office:value="-0.31041634968124" calcext:value-type="float">
            <text:p>-0.31041634968124</text:p>
          </table:table-cell>
          <table:table-cell table:number-columns-repeated="7"/>
        </table:table-row>
        <table:table-row table:style-name="ro1">
          <table:table-cell office:value-type="float" office:value="341.575256099189" calcext:value-type="float">
            <text:p>341.575256099189</text:p>
          </table:table-cell>
          <table:table-cell office:value-type="float" office:value="-132.087196582188" calcext:value-type="float">
            <text:p>-132.087196582188</text:p>
          </table:table-cell>
          <table:table-cell office:value-type="float" office:value="160.027651301663" calcext:value-type="float">
            <text:p>160.027651301663</text:p>
          </table:table-cell>
          <table:table-cell/>
          <table:table-cell table:formula="of:=[.A643]*[.$K$1]" office:value-type="float" office:value="341.575256099189" calcext:value-type="float">
            <text:p>341.575256099189</text:p>
          </table:table-cell>
          <table:table-cell table:formula="of:=[.B643]*[.$K$2]" office:value-type="float" office:value="-132.087196582188" calcext:value-type="float">
            <text:p>-132.087196582188</text:p>
          </table:table-cell>
          <table:table-cell table:formula="of:=[.C643]*[.$K$3]" office:value-type="float" office:value="160.027651301663" calcext:value-type="float">
            <text:p>160.027651301663</text:p>
          </table:table-cell>
          <table:table-cell table:formula="of:= [.G643]/[.F643]" office:value-type="float" office:value="-1.21153037873803" calcext:value-type="float">
            <text:p>-1.21153037873803</text:p>
          </table:table-cell>
          <table:table-cell table:number-columns-repeated="7"/>
        </table:table-row>
        <table:table-row table:style-name="ro1">
          <table:table-cell office:value-type="float" office:value="573.167431688622" calcext:value-type="float">
            <text:p>573.167431688622</text:p>
          </table:table-cell>
          <table:table-cell office:value-type="float" office:value="-231.592175589433" calcext:value-type="float">
            <text:p>-231.592175589433</text:p>
          </table:table-cell>
          <table:table-cell office:value-type="float" office:value="233.533117163809" calcext:value-type="float">
            <text:p>233.533117163809</text:p>
          </table:table-cell>
          <table:table-cell/>
          <table:table-cell table:formula="of:=[.A644]*[.$K$1]" office:value-type="float" office:value="573.167431688622" calcext:value-type="float">
            <text:p>573.167431688622</text:p>
          </table:table-cell>
          <table:table-cell table:formula="of:=[.B644]*[.$K$2]" office:value-type="float" office:value="-231.592175589433" calcext:value-type="float">
            <text:p>-231.592175589433</text:p>
          </table:table-cell>
          <table:table-cell table:formula="of:=[.C644]*[.$K$3]" office:value-type="float" office:value="233.533117163809" calcext:value-type="float">
            <text:p>233.533117163809</text:p>
          </table:table-cell>
          <table:table-cell table:formula="of:= [.G644]/[.F644]" office:value-type="float" office:value="-1.00838085988629" calcext:value-type="float">
            <text:p>-1.00838085988629</text:p>
          </table:table-cell>
          <table:table-cell table:number-columns-repeated="7"/>
        </table:table-row>
        <table:table-row table:style-name="ro1">
          <table:table-cell office:value-type="float" office:value="455.519778815551" calcext:value-type="float">
            <text:p>455.519778815551</text:p>
          </table:table-cell>
          <table:table-cell office:value-type="float" office:value="117.647652873071" calcext:value-type="float">
            <text:p>117.647652873071</text:p>
          </table:table-cell>
          <table:table-cell office:value-type="float" office:value="-582.357159304077" calcext:value-type="float">
            <text:p>-582.357159304077</text:p>
          </table:table-cell>
          <table:table-cell/>
          <table:table-cell table:formula="of:=[.A645]*[.$K$1]" office:value-type="float" office:value="455.519778815551" calcext:value-type="float">
            <text:p>455.519778815551</text:p>
          </table:table-cell>
          <table:table-cell table:formula="of:=[.B645]*[.$K$2]" office:value-type="float" office:value="117.647652873071" calcext:value-type="float">
            <text:p>117.647652873071</text:p>
          </table:table-cell>
          <table:table-cell table:formula="of:=[.C645]*[.$K$3]" office:value-type="float" office:value="-582.357159304077" calcext:value-type="float">
            <text:p>-582.357159304077</text:p>
          </table:table-cell>
          <table:table-cell table:formula="of:= [.G645]/[.F645]" office:value-type="float" office:value="-4.95001085939538" calcext:value-type="float">
            <text:p>-4.95001085939538</text:p>
          </table:table-cell>
          <table:table-cell table:number-columns-repeated="7"/>
        </table:table-row>
        <table:table-row table:style-name="ro1">
          <table:table-cell office:value-type="float" office:value="402.374559458165" calcext:value-type="float">
            <text:p>402.374559458165</text:p>
          </table:table-cell>
          <table:table-cell office:value-type="float" office:value="53.1452193573859" calcext:value-type="float">
            <text:p>53.1452193573859</text:p>
          </table:table-cell>
          <table:table-cell office:value-type="float" office:value="367.51472561164" calcext:value-type="float">
            <text:p>367.51472561164</text:p>
          </table:table-cell>
          <table:table-cell/>
          <table:table-cell table:formula="of:=[.A646]*[.$K$1]" office:value-type="float" office:value="402.374559458165" calcext:value-type="float">
            <text:p>402.374559458165</text:p>
          </table:table-cell>
          <table:table-cell table:formula="of:=[.B646]*[.$K$2]" office:value-type="float" office:value="53.1452193573859" calcext:value-type="float">
            <text:p>53.1452193573859</text:p>
          </table:table-cell>
          <table:table-cell table:formula="of:=[.C646]*[.$K$3]" office:value-type="float" office:value="367.51472561164" calcext:value-type="float">
            <text:p>367.51472561164</text:p>
          </table:table-cell>
          <table:table-cell table:formula="of:= [.G646]/[.F646]" office:value-type="float" office:value="6.91529228885503" calcext:value-type="float">
            <text:p>6.91529228885503</text:p>
          </table:table-cell>
          <table:table-cell table:number-columns-repeated="7"/>
        </table:table-row>
        <table:table-row table:style-name="ro1">
          <table:table-cell office:value-type="float" office:value="551.11958631077" calcext:value-type="float">
            <text:p>551.11958631077</text:p>
          </table:table-cell>
          <table:table-cell office:value-type="float" office:value="-148.745026852605" calcext:value-type="float">
            <text:p>-148.745026852605</text:p>
          </table:table-cell>
          <table:table-cell office:value-type="float" office:value="-92.5831681710177" calcext:value-type="float">
            <text:p>-92.5831681710177</text:p>
          </table:table-cell>
          <table:table-cell/>
          <table:table-cell table:formula="of:=[.A647]*[.$K$1]" office:value-type="float" office:value="551.11958631077" calcext:value-type="float">
            <text:p>551.11958631077</text:p>
          </table:table-cell>
          <table:table-cell table:formula="of:=[.B647]*[.$K$2]" office:value-type="float" office:value="-148.745026852605" calcext:value-type="float">
            <text:p>-148.745026852605</text:p>
          </table:table-cell>
          <table:table-cell table:formula="of:=[.C647]*[.$K$3]" office:value-type="float" office:value="-92.5831681710177" calcext:value-type="float">
            <text:p>-92.5831681710177</text:p>
          </table:table-cell>
          <table:table-cell table:formula="of:= [.G647]/[.F647]" office:value-type="float" office:value="0.62242866286051" calcext:value-type="float">
            <text:p>0.62242866286051</text:p>
          </table:table-cell>
          <table:table-cell table:number-columns-repeated="7"/>
        </table:table-row>
        <table:table-row table:style-name="ro1">
          <table:table-cell office:value-type="float" office:value="78.7842136101896" calcext:value-type="float">
            <text:p>78.7842136101896</text:p>
          </table:table-cell>
          <table:table-cell office:value-type="float" office:value="472.335372700581" calcext:value-type="float">
            <text:p>472.335372700581</text:p>
          </table:table-cell>
          <table:table-cell office:value-type="float" office:value="115.351111730716" calcext:value-type="float">
            <text:p>115.351111730716</text:p>
          </table:table-cell>
          <table:table-cell/>
          <table:table-cell table:formula="of:=[.A648]*[.$K$1]" office:value-type="float" office:value="78.7842136101896" calcext:value-type="float">
            <text:p>78.7842136101896</text:p>
          </table:table-cell>
          <table:table-cell table:formula="of:=[.B648]*[.$K$2]" office:value-type="float" office:value="472.335372700581" calcext:value-type="float">
            <text:p>472.335372700581</text:p>
          </table:table-cell>
          <table:table-cell table:formula="of:=[.C648]*[.$K$3]" office:value-type="float" office:value="115.351111730716" calcext:value-type="float">
            <text:p>115.351111730716</text:p>
          </table:table-cell>
          <table:table-cell table:formula="of:= [.G648]/[.F648]" office:value-type="float" office:value="0.244214425591704" calcext:value-type="float">
            <text:p>0.244214425591704</text:p>
          </table:table-cell>
          <table:table-cell table:number-columns-repeated="7"/>
        </table:table-row>
        <table:table-row table:style-name="ro1">
          <table:table-cell office:value-type="float" office:value="357.456663365449" calcext:value-type="float">
            <text:p>357.456663365449</text:p>
          </table:table-cell>
          <table:table-cell office:value-type="float" office:value="-278.672449755259" calcext:value-type="float">
            <text:p>-278.672449755259</text:p>
          </table:table-cell>
          <table:table-cell office:value-type="float" office:value="-223.004209609981" calcext:value-type="float">
            <text:p>-223.004209609981</text:p>
          </table:table-cell>
          <table:table-cell/>
          <table:table-cell table:formula="of:=[.A649]*[.$K$1]" office:value-type="float" office:value="357.456663365449" calcext:value-type="float">
            <text:p>357.456663365449</text:p>
          </table:table-cell>
          <table:table-cell table:formula="of:=[.B649]*[.$K$2]" office:value-type="float" office:value="-278.672449755259" calcext:value-type="float">
            <text:p>-278.672449755259</text:p>
          </table:table-cell>
          <table:table-cell table:formula="of:=[.C649]*[.$K$3]" office:value-type="float" office:value="-223.004209609981" calcext:value-type="float">
            <text:p>-223.004209609981</text:p>
          </table:table-cell>
          <table:table-cell table:formula="of:= [.G649]/[.F649]" office:value-type="float" office:value="0.800237733603848" calcext:value-type="float">
            <text:p>0.800237733603848</text:p>
          </table:table-cell>
          <table:table-cell table:number-columns-repeated="7"/>
        </table:table-row>
        <table:table-row table:style-name="ro1">
          <table:table-cell office:value-type="float" office:value="337.916585599568" calcext:value-type="float">
            <text:p>337.916585599568</text:p>
          </table:table-cell>
          <table:table-cell office:value-type="float" office:value="19.5400777658815" calcext:value-type="float">
            <text:p>19.5400777658815</text:p>
          </table:table-cell>
          <table:table-cell office:value-type="float" office:value="102.555968172954" calcext:value-type="float">
            <text:p>102.555968172954</text:p>
          </table:table-cell>
          <table:table-cell/>
          <table:table-cell table:formula="of:=[.A650]*[.$K$1]" office:value-type="float" office:value="337.916585599568" calcext:value-type="float">
            <text:p>337.916585599568</text:p>
          </table:table-cell>
          <table:table-cell table:formula="of:=[.B650]*[.$K$2]" office:value-type="float" office:value="19.5400777658815" calcext:value-type="float">
            <text:p>19.5400777658815</text:p>
          </table:table-cell>
          <table:table-cell table:formula="of:=[.C650]*[.$K$3]" office:value-type="float" office:value="102.555968172954" calcext:value-type="float">
            <text:p>102.555968172954</text:p>
          </table:table-cell>
          <table:table-cell table:formula="of:= [.G650]/[.F650]" office:value-type="float" office:value="5.24849334796531" calcext:value-type="float">
            <text:p>5.24849334796531</text:p>
          </table:table-cell>
          <table:table-cell table:number-columns-repeated="7"/>
        </table:table-row>
        <table:table-row table:style-name="ro1">
          <table:table-cell office:value-type="float" office:value="396.704597706774" calcext:value-type="float">
            <text:p>396.704597706774</text:p>
          </table:table-cell>
          <table:table-cell office:value-type="float" office:value="-58.7880121072061" calcext:value-type="float">
            <text:p>-58.7880121072061</text:p>
          </table:table-cell>
          <table:table-cell office:value-type="float" office:value="68.6812338904359" calcext:value-type="float">
            <text:p>68.6812338904359</text:p>
          </table:table-cell>
          <table:table-cell/>
          <table:table-cell table:formula="of:=[.A651]*[.$K$1]" office:value-type="float" office:value="396.704597706774" calcext:value-type="float">
            <text:p>396.704597706774</text:p>
          </table:table-cell>
          <table:table-cell table:formula="of:=[.B651]*[.$K$2]" office:value-type="float" office:value="-58.7880121072061" calcext:value-type="float">
            <text:p>-58.7880121072061</text:p>
          </table:table-cell>
          <table:table-cell table:formula="of:=[.C651]*[.$K$3]" office:value-type="float" office:value="68.6812338904359" calcext:value-type="float">
            <text:p>68.6812338904359</text:p>
          </table:table-cell>
          <table:table-cell table:formula="of:= [.G651]/[.F651]" office:value-type="float" office:value="-1.1682863806517" calcext:value-type="float">
            <text:p>-1.1682863806517</text:p>
          </table:table-cell>
          <table:table-cell table:number-columns-repeated="7"/>
        </table:table-row>
        <table:table-row table:style-name="ro1">
          <table:table-cell office:value-type="float" office:value="333.427020484353" calcext:value-type="float">
            <text:p>333.427020484353</text:p>
          </table:table-cell>
          <table:table-cell office:value-type="float" office:value="63.277577222421" calcext:value-type="float">
            <text:p>63.277577222421</text:p>
          </table:table-cell>
          <table:table-cell office:value-type="float" office:value="-107.170687029492" calcext:value-type="float">
            <text:p>-107.170687029492</text:p>
          </table:table-cell>
          <table:table-cell/>
          <table:table-cell table:formula="of:=[.A652]*[.$K$1]" office:value-type="float" office:value="333.427020484353" calcext:value-type="float">
            <text:p>333.427020484353</text:p>
          </table:table-cell>
          <table:table-cell table:formula="of:=[.B652]*[.$K$2]" office:value-type="float" office:value="63.277577222421" calcext:value-type="float">
            <text:p>63.277577222421</text:p>
          </table:table-cell>
          <table:table-cell table:formula="of:=[.C652]*[.$K$3]" office:value-type="float" office:value="-107.170687029492" calcext:value-type="float">
            <text:p>-107.170687029492</text:p>
          </table:table-cell>
          <table:table-cell table:formula="of:= [.G652]/[.F652]" office:value-type="float" office:value="-1.69365977228848" calcext:value-type="float">
            <text:p>-1.69365977228848</text:p>
          </table:table-cell>
          <table:table-cell table:number-columns-repeated="7"/>
        </table:table-row>
        <table:table-row table:style-name="ro1">
          <table:table-cell office:value-type="float" office:value="452.059918549969" calcext:value-type="float">
            <text:p>452.059918549969</text:p>
          </table:table-cell>
          <table:table-cell office:value-type="float" office:value="-118.632898065617" calcext:value-type="float">
            <text:p>-118.632898065617</text:p>
          </table:table-cell>
          <table:table-cell office:value-type="float" office:value="-215.103671070954" calcext:value-type="float">
            <text:p>-215.103671070954</text:p>
          </table:table-cell>
          <table:table-cell/>
          <table:table-cell table:formula="of:=[.A653]*[.$K$1]" office:value-type="float" office:value="452.059918549969" calcext:value-type="float">
            <text:p>452.059918549969</text:p>
          </table:table-cell>
          <table:table-cell table:formula="of:=[.B653]*[.$K$2]" office:value-type="float" office:value="-118.632898065617" calcext:value-type="float">
            <text:p>-118.632898065617</text:p>
          </table:table-cell>
          <table:table-cell table:formula="of:=[.C653]*[.$K$3]" office:value-type="float" office:value="-215.103671070954" calcext:value-type="float">
            <text:p>-215.103671070954</text:p>
          </table:table-cell>
          <table:table-cell table:formula="of:= [.G653]/[.F653]" office:value-type="float" office:value="1.81318735846762" calcext:value-type="float">
            <text:p>1.81318735846762</text:p>
          </table:table-cell>
          <table:table-cell table:number-columns-repeated="7"/>
        </table:table-row>
        <table:table-row table:style-name="ro1">
          <table:table-cell office:value-type="float" office:value="195.698901554541" calcext:value-type="float">
            <text:p>195.698901554541</text:p>
          </table:table-cell>
          <table:table-cell office:value-type="float" office:value="256.361016995428" calcext:value-type="float">
            <text:p>256.361016995428</text:p>
          </table:table-cell>
          <table:table-cell office:value-type="float" office:value="227.594636007891" calcext:value-type="float">
            <text:p>227.594636007891</text:p>
          </table:table-cell>
          <table:table-cell/>
          <table:table-cell table:formula="of:=[.A654]*[.$K$1]" office:value-type="float" office:value="195.698901554541" calcext:value-type="float">
            <text:p>195.698901554541</text:p>
          </table:table-cell>
          <table:table-cell table:formula="of:=[.B654]*[.$K$2]" office:value-type="float" office:value="256.361016995428" calcext:value-type="float">
            <text:p>256.361016995428</text:p>
          </table:table-cell>
          <table:table-cell table:formula="of:=[.C654]*[.$K$3]" office:value-type="float" office:value="227.594636007891" calcext:value-type="float">
            <text:p>227.594636007891</text:p>
          </table:table-cell>
          <table:table-cell table:formula="of:= [.G654]/[.F654]" office:value-type="float" office:value="0.887789565961779" calcext:value-type="float">
            <text:p>0.887789565961779</text:p>
          </table:table-cell>
          <table:table-cell table:number-columns-repeated="7"/>
        </table:table-row>
        <table:table-row table:style-name="ro1">
          <table:table-cell office:value-type="float" office:value="220.47565600385" calcext:value-type="float">
            <text:p>220.47565600385</text:p>
          </table:table-cell>
          <table:table-cell office:value-type="float" office:value="-24.7767544493091" calcext:value-type="float">
            <text:p>-24.7767544493091</text:p>
          </table:table-cell>
          <table:table-cell office:value-type="float" office:value="-47.5135931723262" calcext:value-type="float">
            <text:p>-47.5135931723262</text:p>
          </table:table-cell>
          <table:table-cell/>
          <table:table-cell table:formula="of:=[.A655]*[.$K$1]" office:value-type="float" office:value="220.47565600385" calcext:value-type="float">
            <text:p>220.47565600385</text:p>
          </table:table-cell>
          <table:table-cell table:formula="of:=[.B655]*[.$K$2]" office:value-type="float" office:value="-24.7767544493091" calcext:value-type="float">
            <text:p>-24.7767544493091</text:p>
          </table:table-cell>
          <table:table-cell table:formula="of:=[.C655]*[.$K$3]" office:value-type="float" office:value="-47.5135931723262" calcext:value-type="float">
            <text:p>-47.5135931723262</text:p>
          </table:table-cell>
          <table:table-cell table:formula="of:= [.G655]/[.F655]" office:value-type="float" office:value="1.91766816229036" calcext:value-type="float">
            <text:p>1.91766816229036</text:p>
          </table:table-cell>
          <table:table-cell table:number-columns-repeated="7"/>
        </table:table-row>
        <table:table-row table:style-name="ro1">
          <table:table-cell office:value-type="float" office:value="474.465925588594" calcext:value-type="float">
            <text:p>474.465925588594</text:p>
          </table:table-cell>
          <table:table-cell office:value-type="float" office:value="-253.990269584744" calcext:value-type="float">
            <text:p>-253.990269584744</text:p>
          </table:table-cell>
          <table:table-cell office:value-type="float" office:value="196.303074861897" calcext:value-type="float">
            <text:p>196.303074861897</text:p>
          </table:table-cell>
          <table:table-cell/>
          <table:table-cell table:formula="of:=[.A656]*[.$K$1]" office:value-type="float" office:value="474.465925588594" calcext:value-type="float">
            <text:p>474.465925588594</text:p>
          </table:table-cell>
          <table:table-cell table:formula="of:=[.B656]*[.$K$2]" office:value-type="float" office:value="-253.990269584744" calcext:value-type="float">
            <text:p>-253.990269584744</text:p>
          </table:table-cell>
          <table:table-cell table:formula="of:=[.C656]*[.$K$3]" office:value-type="float" office:value="196.303074861897" calcext:value-type="float">
            <text:p>196.303074861897</text:p>
          </table:table-cell>
          <table:table-cell table:formula="of:= [.G656]/[.F656]" office:value-type="float" office:value="-0.772876359329981" calcext:value-type="float">
            <text:p>-0.772876359329981</text:p>
          </table:table-cell>
          <table:table-cell table:number-columns-repeated="7"/>
        </table:table-row>
        <table:table-row table:style-name="ro1">
          <table:table-cell office:value-type="float" office:value="471.936719677262" calcext:value-type="float">
            <text:p>471.936719677262</text:p>
          </table:table-cell>
          <table:table-cell office:value-type="float" office:value="2.52920591133244" calcext:value-type="float">
            <text:p>2.52920591133244</text:p>
          </table:table-cell>
          <table:table-cell office:value-type="float" office:value="-148.282267773975" calcext:value-type="float">
            <text:p>-148.282267773975</text:p>
          </table:table-cell>
          <table:table-cell/>
          <table:table-cell table:formula="of:=[.A657]*[.$K$1]" office:value-type="float" office:value="471.936719677262" calcext:value-type="float">
            <text:p>471.936719677262</text:p>
          </table:table-cell>
          <table:table-cell table:formula="of:=[.B657]*[.$K$2]" office:value-type="float" office:value="2.52920591133244" calcext:value-type="float">
            <text:p>2.52920591133244</text:p>
          </table:table-cell>
          <table:table-cell table:formula="of:=[.C657]*[.$K$3]" office:value-type="float" office:value="-148.282267773975" calcext:value-type="float">
            <text:p>-148.282267773975</text:p>
          </table:table-cell>
          <table:table-cell table:formula="of:= [.G657]/[.F657]" office:value-type="float" office:value="-58.6279935174818" calcext:value-type="float">
            <text:p>-58.6279935174818</text:p>
          </table:table-cell>
          <table:table-cell table:number-columns-repeated="7"/>
        </table:table-row>
        <table:table-row table:style-name="ro1">
          <table:table-cell office:value-type="float" office:value="378.1860589024" calcext:value-type="float">
            <text:p>378.1860589024</text:p>
          </table:table-cell>
          <table:table-cell office:value-type="float" office:value="93.7506607748622" calcext:value-type="float">
            <text:p>93.7506607748622</text:p>
          </table:table-cell>
          <table:table-cell office:value-type="float" office:value="120.943367798601" calcext:value-type="float">
            <text:p>120.943367798601</text:p>
          </table:table-cell>
          <table:table-cell/>
          <table:table-cell table:formula="of:=[.A658]*[.$K$1]" office:value-type="float" office:value="378.1860589024" calcext:value-type="float">
            <text:p>378.1860589024</text:p>
          </table:table-cell>
          <table:table-cell table:formula="of:=[.B658]*[.$K$2]" office:value-type="float" office:value="93.7506607748622" calcext:value-type="float">
            <text:p>93.7506607748622</text:p>
          </table:table-cell>
          <table:table-cell table:formula="of:=[.C658]*[.$K$3]" office:value-type="float" office:value="120.943367798601" calcext:value-type="float">
            <text:p>120.943367798601</text:p>
          </table:table-cell>
          <table:table-cell table:formula="of:= [.G658]/[.F658]" office:value-type="float" office:value="1.29005349721258" calcext:value-type="float">
            <text:p>1.29005349721258</text:p>
          </table:table-cell>
          <table:table-cell table:number-columns-repeated="7"/>
        </table:table-row>
        <table:table-row table:style-name="ro1">
          <table:table-cell office:value-type="float" office:value="287.39988912363" calcext:value-type="float">
            <text:p>287.39988912363</text:p>
          </table:table-cell>
          <table:table-cell office:value-type="float" office:value="90.7861697787699" calcext:value-type="float">
            <text:p>90.7861697787699</text:p>
          </table:table-cell>
          <table:table-cell office:value-type="float" office:value="18.2916557658875" calcext:value-type="float">
            <text:p>18.2916557658875</text:p>
          </table:table-cell>
          <table:table-cell/>
          <table:table-cell table:formula="of:=[.A659]*[.$K$1]" office:value-type="float" office:value="287.39988912363" calcext:value-type="float">
            <text:p>287.39988912363</text:p>
          </table:table-cell>
          <table:table-cell table:formula="of:=[.B659]*[.$K$2]" office:value-type="float" office:value="90.7861697787699" calcext:value-type="float">
            <text:p>90.7861697787699</text:p>
          </table:table-cell>
          <table:table-cell table:formula="of:=[.C659]*[.$K$3]" office:value-type="float" office:value="18.2916557658875" calcext:value-type="float">
            <text:p>18.2916557658875</text:p>
          </table:table-cell>
          <table:table-cell table:formula="of:= [.G659]/[.F659]" office:value-type="float" office:value="0.201480641935452" calcext:value-type="float">
            <text:p>0.201480641935452</text:p>
          </table:table-cell>
          <table:table-cell table:number-columns-repeated="7"/>
        </table:table-row>
        <table:table-row table:style-name="ro1">
          <table:table-cell office:value-type="float" office:value="257.27640179062" calcext:value-type="float">
            <text:p>257.27640179062</text:p>
          </table:table-cell>
          <table:table-cell office:value-type="float" office:value="30.1234873330096" calcext:value-type="float">
            <text:p>30.1234873330096</text:p>
          </table:table-cell>
          <table:table-cell office:value-type="float" office:value="-307.613228125205" calcext:value-type="float">
            <text:p>-307.613228125205</text:p>
          </table:table-cell>
          <table:table-cell/>
          <table:table-cell table:formula="of:=[.A660]*[.$K$1]" office:value-type="float" office:value="257.27640179062" calcext:value-type="float">
            <text:p>257.27640179062</text:p>
          </table:table-cell>
          <table:table-cell table:formula="of:=[.B660]*[.$K$2]" office:value-type="float" office:value="30.1234873330096" calcext:value-type="float">
            <text:p>30.1234873330096</text:p>
          </table:table-cell>
          <table:table-cell table:formula="of:=[.C660]*[.$K$3]" office:value-type="float" office:value="-307.613228125205" calcext:value-type="float">
            <text:p>-307.613228125205</text:p>
          </table:table-cell>
          <table:table-cell table:formula="of:= [.G660]/[.F660]" office:value-type="float" office:value="-10.2117402518705" calcext:value-type="float">
            <text:p>-10.2117402518705</text:p>
          </table:table-cell>
          <table:table-cell table:number-columns-repeated="7"/>
        </table:table-row>
        <table:table-row table:style-name="ro1">
          <table:table-cell office:value-type="float" office:value="329.660381194103" calcext:value-type="float">
            <text:p>329.660381194103</text:p>
          </table:table-cell>
          <table:table-cell office:value-type="float" office:value="-72.383979403483" calcext:value-type="float">
            <text:p>-72.383979403483</text:p>
          </table:table-cell>
          <table:table-cell office:value-type="float" office:value="481.521623473601" calcext:value-type="float">
            <text:p>481.521623473601</text:p>
          </table:table-cell>
          <table:table-cell/>
          <table:table-cell table:formula="of:=[.A661]*[.$K$1]" office:value-type="float" office:value="329.660381194103" calcext:value-type="float">
            <text:p>329.660381194103</text:p>
          </table:table-cell>
          <table:table-cell table:formula="of:=[.B661]*[.$K$2]" office:value-type="float" office:value="-72.383979403483" calcext:value-type="float">
            <text:p>-72.383979403483</text:p>
          </table:table-cell>
          <table:table-cell table:formula="of:=[.C661]*[.$K$3]" office:value-type="float" office:value="481.521623473601" calcext:value-type="float">
            <text:p>481.521623473601</text:p>
          </table:table-cell>
          <table:table-cell table:formula="of:= [.G661]/[.F661]" office:value-type="float" office:value="-6.65232317208621" calcext:value-type="float">
            <text:p>-6.65232317208621</text:p>
          </table:table-cell>
          <table:table-cell table:number-columns-repeated="7"/>
        </table:table-row>
        <table:table-row table:style-name="ro1">
          <table:table-cell office:value-type="float" office:value="445.611069193382" calcext:value-type="float">
            <text:p>445.611069193382</text:p>
          </table:table-cell>
          <table:table-cell office:value-type="float" office:value="-115.950687999279" calcext:value-type="float">
            <text:p>-115.950687999279</text:p>
          </table:table-cell>
          <table:table-cell office:value-type="float" office:value="-92.2319763072371" calcext:value-type="float">
            <text:p>-92.2319763072371</text:p>
          </table:table-cell>
          <table:table-cell/>
          <table:table-cell table:formula="of:=[.A662]*[.$K$1]" office:value-type="float" office:value="445.611069193382" calcext:value-type="float">
            <text:p>445.611069193382</text:p>
          </table:table-cell>
          <table:table-cell table:formula="of:=[.B662]*[.$K$2]" office:value-type="float" office:value="-115.950687999279" calcext:value-type="float">
            <text:p>-115.950687999279</text:p>
          </table:table-cell>
          <table:table-cell table:formula="of:=[.C662]*[.$K$3]" office:value-type="float" office:value="-92.2319763072371" calcext:value-type="float">
            <text:p>-92.2319763072371</text:p>
          </table:table-cell>
          <table:table-cell table:formula="of:= [.G662]/[.F662]" office:value-type="float" office:value="0.795441388910179" calcext:value-type="float">
            <text:p>0.795441388910179</text:p>
          </table:table-cell>
          <table:table-cell table:number-columns-repeated="7"/>
        </table:table-row>
        <table:table-row table:style-name="ro1">
          <table:table-cell office:value-type="float" office:value="453.014101380325" calcext:value-type="float">
            <text:p>453.014101380325</text:p>
          </table:table-cell>
          <table:table-cell office:value-type="float" office:value="-7.40303218694277" calcext:value-type="float">
            <text:p>-7.40303218694277</text:p>
          </table:table-cell>
          <table:table-cell office:value-type="float" office:value="-281.506372505335" calcext:value-type="float">
            <text:p>-281.506372505335</text:p>
          </table:table-cell>
          <table:table-cell/>
          <table:table-cell table:formula="of:=[.A663]*[.$K$1]" office:value-type="float" office:value="453.014101380325" calcext:value-type="float">
            <text:p>453.014101380325</text:p>
          </table:table-cell>
          <table:table-cell table:formula="of:=[.B663]*[.$K$2]" office:value-type="float" office:value="-7.40303218694277" calcext:value-type="float">
            <text:p>-7.40303218694277</text:p>
          </table:table-cell>
          <table:table-cell table:formula="of:=[.C663]*[.$K$3]" office:value-type="float" office:value="-281.506372505335" calcext:value-type="float">
            <text:p>-281.506372505335</text:p>
          </table:table-cell>
          <table:table-cell table:formula="of:= [.G663]/[.F663]" office:value-type="float" office:value="38.0258204201579" calcext:value-type="float">
            <text:p>38.0258204201579</text:p>
          </table:table-cell>
          <table:table-cell table:number-columns-repeated="7"/>
        </table:table-row>
        <table:table-row table:style-name="ro1">
          <table:table-cell office:value-type="float" office:value="386.3055063905" calcext:value-type="float">
            <text:p>386.3055063905</text:p>
          </table:table-cell>
          <table:table-cell office:value-type="float" office:value="66.7085949898245" calcext:value-type="float">
            <text:p>66.7085949898245</text:p>
          </table:table-cell>
          <table:table-cell office:value-type="float" office:value="158.027136884778" calcext:value-type="float">
            <text:p>158.027136884778</text:p>
          </table:table-cell>
          <table:table-cell/>
          <table:table-cell table:formula="of:=[.A664]*[.$K$1]" office:value-type="float" office:value="386.3055063905" calcext:value-type="float">
            <text:p>386.3055063905</text:p>
          </table:table-cell>
          <table:table-cell table:formula="of:=[.B664]*[.$K$2]" office:value-type="float" office:value="66.7085949898245" calcext:value-type="float">
            <text:p>66.7085949898245</text:p>
          </table:table-cell>
          <table:table-cell table:formula="of:=[.C664]*[.$K$3]" office:value-type="float" office:value="158.027136884778" calcext:value-type="float">
            <text:p>158.027136884778</text:p>
          </table:table-cell>
          <table:table-cell table:formula="of:= [.G664]/[.F664]" office:value-type="float" office:value="2.36891718239431" calcext:value-type="float">
            <text:p>2.36891718239431</text:p>
          </table:table-cell>
          <table:table-cell table:number-columns-repeated="7"/>
        </table:table-row>
        <table:table-row table:style-name="ro1">
          <table:table-cell office:value-type="float" office:value="261.107089283255" calcext:value-type="float">
            <text:p>261.107089283255</text:p>
          </table:table-cell>
          <table:table-cell office:value-type="float" office:value="125.198417107245" calcext:value-type="float">
            <text:p>125.198417107245</text:p>
          </table:table-cell>
          <table:table-cell office:value-type="float" office:value="-191.361454454545" calcext:value-type="float">
            <text:p>-191.361454454545</text:p>
          </table:table-cell>
          <table:table-cell/>
          <table:table-cell table:formula="of:=[.A665]*[.$K$1]" office:value-type="float" office:value="261.107089283255" calcext:value-type="float">
            <text:p>261.107089283255</text:p>
          </table:table-cell>
          <table:table-cell table:formula="of:=[.B665]*[.$K$2]" office:value-type="float" office:value="125.198417107245" calcext:value-type="float">
            <text:p>125.198417107245</text:p>
          </table:table-cell>
          <table:table-cell table:formula="of:=[.C665]*[.$K$3]" office:value-type="float" office:value="-191.361454454545" calcext:value-type="float">
            <text:p>-191.361454454545</text:p>
          </table:table-cell>
          <table:table-cell table:formula="of:= [.G665]/[.F665]" office:value-type="float" office:value="-1.52846544609765" calcext:value-type="float">
            <text:p>-1.52846544609765</text:p>
          </table:table-cell>
          <table:table-cell table:number-columns-repeated="7"/>
        </table:table-row>
        <table:table-row table:style-name="ro1">
          <table:table-cell office:value-type="float" office:value="551.073584538994" calcext:value-type="float">
            <text:p>551.073584538994</text:p>
          </table:table-cell>
          <table:table-cell office:value-type="float" office:value="-289.966495255739" calcext:value-type="float">
            <text:p>-289.966495255739</text:p>
          </table:table-cell>
          <table:table-cell office:value-type="float" office:value="182.56546413602" calcext:value-type="float">
            <text:p>182.56546413602</text:p>
          </table:table-cell>
          <table:table-cell/>
          <table:table-cell table:formula="of:=[.A666]*[.$K$1]" office:value-type="float" office:value="551.073584538994" calcext:value-type="float">
            <text:p>551.073584538994</text:p>
          </table:table-cell>
          <table:table-cell table:formula="of:=[.B666]*[.$K$2]" office:value-type="float" office:value="-289.966495255739" calcext:value-type="float">
            <text:p>-289.966495255739</text:p>
          </table:table-cell>
          <table:table-cell table:formula="of:=[.C666]*[.$K$3]" office:value-type="float" office:value="182.56546413602" calcext:value-type="float">
            <text:p>182.56546413602</text:p>
          </table:table-cell>
          <table:table-cell table:formula="of:= [.G666]/[.F666]" office:value-type="float" office:value="-0.629608824202273" calcext:value-type="float">
            <text:p>-0.629608824202273</text:p>
          </table:table-cell>
          <table:table-cell table:number-columns-repeated="7"/>
        </table:table-row>
        <table:table-row table:style-name="ro1">
          <table:table-cell office:value-type="float" office:value="454.221408666975" calcext:value-type="float">
            <text:p>454.221408666975</text:p>
          </table:table-cell>
          <table:table-cell office:value-type="float" office:value="96.8521758720189" calcext:value-type="float">
            <text:p>96.8521758720189</text:p>
          </table:table-cell>
          <table:table-cell office:value-type="float" office:value="-83.6487338159351" calcext:value-type="float">
            <text:p>-83.6487338159351</text:p>
          </table:table-cell>
          <table:table-cell/>
          <table:table-cell table:formula="of:=[.A667]*[.$K$1]" office:value-type="float" office:value="454.221408666975" calcext:value-type="float">
            <text:p>454.221408666975</text:p>
          </table:table-cell>
          <table:table-cell table:formula="of:=[.B667]*[.$K$2]" office:value-type="float" office:value="96.8521758720189" calcext:value-type="float">
            <text:p>96.8521758720189</text:p>
          </table:table-cell>
          <table:table-cell table:formula="of:=[.C667]*[.$K$3]" office:value-type="float" office:value="-83.6487338159351" calcext:value-type="float">
            <text:p>-83.6487338159351</text:p>
          </table:table-cell>
          <table:table-cell table:formula="of:= [.G667]/[.F667]" office:value-type="float" office:value="-0.863674285712168" calcext:value-type="float">
            <text:p>-0.863674285712168</text:p>
          </table:table-cell>
          <table:table-cell table:number-columns-repeated="7"/>
        </table:table-row>
        <table:table-row table:style-name="ro1">
          <table:table-cell office:value-type="float" office:value="223.241241082787" calcext:value-type="float">
            <text:p>223.241241082787</text:p>
          </table:table-cell>
          <table:table-cell office:value-type="float" office:value="230.980167584188" calcext:value-type="float">
            <text:p>230.980167584188</text:p>
          </table:table-cell>
          <table:table-cell office:value-type="float" office:value="-132.331377056373" calcext:value-type="float">
            <text:p>-132.331377056373</text:p>
          </table:table-cell>
          <table:table-cell/>
          <table:table-cell table:formula="of:=[.A668]*[.$K$1]" office:value-type="float" office:value="223.241241082787" calcext:value-type="float">
            <text:p>223.241241082787</text:p>
          </table:table-cell>
          <table:table-cell table:formula="of:=[.B668]*[.$K$2]" office:value-type="float" office:value="230.980167584188" calcext:value-type="float">
            <text:p>230.980167584188</text:p>
          </table:table-cell>
          <table:table-cell table:formula="of:=[.C668]*[.$K$3]" office:value-type="float" office:value="-132.331377056373" calcext:value-type="float">
            <text:p>-132.331377056373</text:p>
          </table:table-cell>
          <table:table-cell table:formula="of:= [.G668]/[.F668]" office:value-type="float" office:value="-0.572912291303713" calcext:value-type="float">
            <text:p>-0.572912291303713</text:p>
          </table:table-cell>
          <table:table-cell table:number-columns-repeated="7"/>
        </table:table-row>
        <table:table-row table:style-name="ro1">
          <table:table-cell office:value-type="float" office:value="340.709816614348" calcext:value-type="float">
            <text:p>340.709816614348</text:p>
          </table:table-cell>
          <table:table-cell office:value-type="float" office:value="-117.468575531562" calcext:value-type="float">
            <text:p>-117.468575531562</text:p>
          </table:table-cell>
          <table:table-cell office:value-type="float" office:value="-37.3643882524112" calcext:value-type="float">
            <text:p>-37.3643882524112</text:p>
          </table:table-cell>
          <table:table-cell/>
          <table:table-cell table:formula="of:=[.A669]*[.$K$1]" office:value-type="float" office:value="340.709816614348" calcext:value-type="float">
            <text:p>340.709816614348</text:p>
          </table:table-cell>
          <table:table-cell table:formula="of:=[.B669]*[.$K$2]" office:value-type="float" office:value="-117.468575531562" calcext:value-type="float">
            <text:p>-117.468575531562</text:p>
          </table:table-cell>
          <table:table-cell table:formula="of:=[.C669]*[.$K$3]" office:value-type="float" office:value="-37.3643882524112" calcext:value-type="float">
            <text:p>-37.3643882524112</text:p>
          </table:table-cell>
          <table:table-cell table:formula="of:= [.G669]/[.F669]" office:value-type="float" office:value="0.318079861642419" calcext:value-type="float">
            <text:p>0.318079861642419</text:p>
          </table:table-cell>
          <table:table-cell table:number-columns-repeated="7"/>
        </table:table-row>
        <table:table-row table:style-name="ro1">
          <table:table-cell office:value-type="float" office:value="357.3675564011" calcext:value-type="float">
            <text:p>357.3675564011</text:p>
          </table:table-cell>
          <table:table-cell office:value-type="float" office:value="-16.6577397867521" calcext:value-type="float">
            <text:p>-16.6577397867521</text:p>
          </table:table-cell>
          <table:table-cell office:value-type="float" office:value="298.176058280703" calcext:value-type="float">
            <text:p>298.176058280703</text:p>
          </table:table-cell>
          <table:table-cell/>
          <table:table-cell table:formula="of:=[.A670]*[.$K$1]" office:value-type="float" office:value="357.3675564011" calcext:value-type="float">
            <text:p>357.3675564011</text:p>
          </table:table-cell>
          <table:table-cell table:formula="of:=[.B670]*[.$K$2]" office:value-type="float" office:value="-16.6577397867521" calcext:value-type="float">
            <text:p>-16.6577397867521</text:p>
          </table:table-cell>
          <table:table-cell table:formula="of:=[.C670]*[.$K$3]" office:value-type="float" office:value="298.176058280703" calcext:value-type="float">
            <text:p>298.176058280703</text:p>
          </table:table-cell>
          <table:table-cell table:formula="of:= [.G670]/[.F670]" office:value-type="float" office:value="-17.9001510467731" calcext:value-type="float">
            <text:p>-17.9001510467731</text:p>
          </table:table-cell>
          <table:table-cell table:number-columns-repeated="7"/>
        </table:table-row>
        <table:table-row table:style-name="ro1">
          <table:table-cell office:value-type="float" office:value="235.004330890765" calcext:value-type="float">
            <text:p>235.004330890765</text:p>
          </table:table-cell>
          <table:table-cell office:value-type="float" office:value="122.363225510336" calcext:value-type="float">
            <text:p>122.363225510336</text:p>
          </table:table-cell>
          <table:table-cell office:value-type="float" office:value="-185.045561081783" calcext:value-type="float">
            <text:p>-185.045561081783</text:p>
          </table:table-cell>
          <table:table-cell/>
          <table:table-cell table:formula="of:=[.A671]*[.$K$1]" office:value-type="float" office:value="235.004330890765" calcext:value-type="float">
            <text:p>235.004330890765</text:p>
          </table:table-cell>
          <table:table-cell table:formula="of:=[.B671]*[.$K$2]" office:value-type="float" office:value="122.363225510336" calcext:value-type="float">
            <text:p>122.363225510336</text:p>
          </table:table-cell>
          <table:table-cell table:formula="of:=[.C671]*[.$K$3]" office:value-type="float" office:value="-185.045561081783" calcext:value-type="float">
            <text:p>-185.045561081783</text:p>
          </table:table-cell>
          <table:table-cell table:formula="of:= [.G671]/[.F671]" office:value-type="float" office:value="-1.51226449213006" calcext:value-type="float">
            <text:p>-1.51226449213006</text:p>
          </table:table-cell>
          <table:table-cell table:number-columns-repeated="7"/>
        </table:table-row>
        <table:table-row table:style-name="ro1">
          <table:table-cell office:value-type="float" office:value="324.792690906365" calcext:value-type="float">
            <text:p>324.792690906365</text:p>
          </table:table-cell>
          <table:table-cell office:value-type="float" office:value="-89.7883600155999" calcext:value-type="float">
            <text:p>-89.7883600155999</text:p>
          </table:table-cell>
          <table:table-cell office:value-type="float" office:value="320.568998231236" calcext:value-type="float">
            <text:p>320.568998231236</text:p>
          </table:table-cell>
          <table:table-cell/>
          <table:table-cell table:formula="of:=[.A672]*[.$K$1]" office:value-type="float" office:value="324.792690906365" calcext:value-type="float">
            <text:p>324.792690906365</text:p>
          </table:table-cell>
          <table:table-cell table:formula="of:=[.B672]*[.$K$2]" office:value-type="float" office:value="-89.7883600155999" calcext:value-type="float">
            <text:p>-89.7883600155999</text:p>
          </table:table-cell>
          <table:table-cell table:formula="of:=[.C672]*[.$K$3]" office:value-type="float" office:value="320.568998231236" calcext:value-type="float">
            <text:p>320.568998231236</text:p>
          </table:table-cell>
          <table:table-cell table:formula="of:= [.G672]/[.F672]" office:value-type="float" office:value="-3.57027345388133" calcext:value-type="float">
            <text:p>-3.57027345388133</text:p>
          </table:table-cell>
          <table:table-cell table:number-columns-repeated="7"/>
        </table:table-row>
        <table:table-row table:style-name="ro1">
          <table:table-cell office:value-type="float" office:value="338.282615130472" calcext:value-type="float">
            <text:p>338.282615130472</text:p>
          </table:table-cell>
          <table:table-cell office:value-type="float" office:value="-13.4899242241079" calcext:value-type="float">
            <text:p>-13.4899242241079</text:p>
          </table:table-cell>
          <table:table-cell office:value-type="float" office:value="-499.938046581145" calcext:value-type="float">
            <text:p>-499.938046581145</text:p>
          </table:table-cell>
          <table:table-cell/>
          <table:table-cell table:formula="of:=[.A673]*[.$K$1]" office:value-type="float" office:value="338.282615130472" calcext:value-type="float">
            <text:p>338.282615130472</text:p>
          </table:table-cell>
          <table:table-cell table:formula="of:=[.B673]*[.$K$2]" office:value-type="float" office:value="-13.4899242241079" calcext:value-type="float">
            <text:p>-13.4899242241079</text:p>
          </table:table-cell>
          <table:table-cell table:formula="of:=[.C673]*[.$K$3]" office:value-type="float" office:value="-499.938046581145" calcext:value-type="float">
            <text:p>-499.938046581145</text:p>
          </table:table-cell>
          <table:table-cell table:formula="of:= [.G673]/[.F673]" office:value-type="float" office:value="37.0601078460993" calcext:value-type="float">
            <text:p>37.0601078460993</text:p>
          </table:table-cell>
          <table:table-cell table:number-columns-repeated="7"/>
        </table:table-row>
        <table:table-row table:style-name="ro1">
          <table:table-cell office:value-type="float" office:value="422.844579526613" calcext:value-type="float">
            <text:p>422.844579526613</text:p>
          </table:table-cell>
          <table:table-cell office:value-type="float" office:value="-84.5619643961409" calcext:value-type="float">
            <text:p>-84.5619643961409</text:p>
          </table:table-cell>
          <table:table-cell office:value-type="float" office:value="-113.182430138304" calcext:value-type="float">
            <text:p>-113.182430138304</text:p>
          </table:table-cell>
          <table:table-cell/>
          <table:table-cell table:formula="of:=[.A674]*[.$K$1]" office:value-type="float" office:value="422.844579526613" calcext:value-type="float">
            <text:p>422.844579526613</text:p>
          </table:table-cell>
          <table:table-cell table:formula="of:=[.B674]*[.$K$2]" office:value-type="float" office:value="-84.5619643961409" calcext:value-type="float">
            <text:p>-84.5619643961409</text:p>
          </table:table-cell>
          <table:table-cell table:formula="of:=[.C674]*[.$K$3]" office:value-type="float" office:value="-113.182430138304" calcext:value-type="float">
            <text:p>-113.182430138304</text:p>
          </table:table-cell>
          <table:table-cell table:formula="of:= [.G674]/[.F674]" office:value-type="float" office:value="1.33845554495502" calcext:value-type="float">
            <text:p>1.33845554495502</text:p>
          </table:table-cell>
          <table:table-cell table:number-columns-repeated="7"/>
        </table:table-row>
        <table:table-row table:style-name="ro1">
          <table:table-cell office:value-type="float" office:value="287.736490751051" calcext:value-type="float">
            <text:p>287.736490751051</text:p>
          </table:table-cell>
          <table:table-cell office:value-type="float" office:value="135.108088775563" calcext:value-type="float">
            <text:p>135.108088775563</text:p>
          </table:table-cell>
          <table:table-cell office:value-type="float" office:value="42.761171026502" calcext:value-type="float">
            <text:p>42.761171026502</text:p>
          </table:table-cell>
          <table:table-cell/>
          <table:table-cell table:formula="of:=[.A675]*[.$K$1]" office:value-type="float" office:value="287.736490751051" calcext:value-type="float">
            <text:p>287.736490751051</text:p>
          </table:table-cell>
          <table:table-cell table:formula="of:=[.B675]*[.$K$2]" office:value-type="float" office:value="135.108088775563" calcext:value-type="float">
            <text:p>135.108088775563</text:p>
          </table:table-cell>
          <table:table-cell table:formula="of:=[.C675]*[.$K$3]" office:value-type="float" office:value="42.761171026502" calcext:value-type="float">
            <text:p>42.761171026502</text:p>
          </table:table-cell>
          <table:table-cell table:formula="of:= [.G675]/[.F675]" office:value-type="float" office:value="0.316496010076313" calcext:value-type="float">
            <text:p>0.316496010076313</text:p>
          </table:table-cell>
          <table:table-cell table:number-columns-repeated="7"/>
        </table:table-row>
        <table:table-row table:style-name="ro1">
          <table:table-cell office:value-type="float" office:value="469.331532655889" calcext:value-type="float">
            <text:p>469.331532655889</text:p>
          </table:table-cell>
          <table:table-cell office:value-type="float" office:value="-181.595041904839" calcext:value-type="float">
            <text:p>-181.595041904839</text:p>
          </table:table-cell>
          <table:table-cell office:value-type="float" office:value="234.241587268793" calcext:value-type="float">
            <text:p>234.241587268793</text:p>
          </table:table-cell>
          <table:table-cell/>
          <table:table-cell table:formula="of:=[.A676]*[.$K$1]" office:value-type="float" office:value="469.331532655889" calcext:value-type="float">
            <text:p>469.331532655889</text:p>
          </table:table-cell>
          <table:table-cell table:formula="of:=[.B676]*[.$K$2]" office:value-type="float" office:value="-181.595041904839" calcext:value-type="float">
            <text:p>-181.595041904839</text:p>
          </table:table-cell>
          <table:table-cell table:formula="of:=[.C676]*[.$K$3]" office:value-type="float" office:value="234.241587268793" calcext:value-type="float">
            <text:p>234.241587268793</text:p>
          </table:table-cell>
          <table:table-cell table:formula="of:= [.G676]/[.F676]" office:value-type="float" office:value="-1.28991179941764" calcext:value-type="float">
            <text:p>-1.28991179941764</text:p>
          </table:table-cell>
          <table:table-cell table:number-columns-repeated="7"/>
        </table:table-row>
        <table:table-row table:style-name="ro1">
          <table:table-cell office:value-type="float" office:value="491.718689015859" calcext:value-type="float">
            <text:p>491.718689015859</text:p>
          </table:table-cell>
          <table:table-cell office:value-type="float" office:value="-22.3871563599696" calcext:value-type="float">
            <text:p>-22.3871563599696</text:p>
          </table:table-cell>
          <table:table-cell office:value-type="float" office:value="-13.8796146669567" calcext:value-type="float">
            <text:p>-13.8796146669567</text:p>
          </table:table-cell>
          <table:table-cell/>
          <table:table-cell table:formula="of:=[.A677]*[.$K$1]" office:value-type="float" office:value="491.718689015859" calcext:value-type="float">
            <text:p>491.718689015859</text:p>
          </table:table-cell>
          <table:table-cell table:formula="of:=[.B677]*[.$K$2]" office:value-type="float" office:value="-22.3871563599696" calcext:value-type="float">
            <text:p>-22.3871563599696</text:p>
          </table:table-cell>
          <table:table-cell table:formula="of:=[.C677]*[.$K$3]" office:value-type="float" office:value="-13.8796146669567" calcext:value-type="float">
            <text:p>-13.8796146669567</text:p>
          </table:table-cell>
          <table:table-cell table:formula="of:= [.G677]/[.F677]" office:value-type="float" office:value="0.619981137567555" calcext:value-type="float">
            <text:p>0.619981137567555</text:p>
          </table:table-cell>
          <table:table-cell table:number-columns-repeated="7"/>
        </table:table-row>
        <table:table-row table:style-name="ro1">
          <table:table-cell office:value-type="float" office:value="131.891539013144" calcext:value-type="float">
            <text:p>131.891539013144</text:p>
          </table:table-cell>
          <table:table-cell office:value-type="float" office:value="359.827150002715" calcext:value-type="float">
            <text:p>359.827150002715</text:p>
          </table:table-cell>
          <table:table-cell office:value-type="float" office:value="-43.4751184624426" calcext:value-type="float">
            <text:p>-43.4751184624426</text:p>
          </table:table-cell>
          <table:table-cell/>
          <table:table-cell table:formula="of:=[.A678]*[.$K$1]" office:value-type="float" office:value="131.891539013144" calcext:value-type="float">
            <text:p>131.891539013144</text:p>
          </table:table-cell>
          <table:table-cell table:formula="of:=[.B678]*[.$K$2]" office:value-type="float" office:value="359.827150002715" calcext:value-type="float">
            <text:p>359.827150002715</text:p>
          </table:table-cell>
          <table:table-cell table:formula="of:=[.C678]*[.$K$3]" office:value-type="float" office:value="-43.4751184624426" calcext:value-type="float">
            <text:p>-43.4751184624426</text:p>
          </table:table-cell>
          <table:table-cell table:formula="of:= [.G678]/[.F678]" office:value-type="float" office:value="-0.120822229401296" calcext:value-type="float">
            <text:p>-0.120822229401296</text:p>
          </table:table-cell>
          <table:table-cell table:number-columns-repeated="7"/>
        </table:table-row>
        <table:table-row table:style-name="ro1">
          <table:table-cell office:value-type="float" office:value="454.430230305553" calcext:value-type="float">
            <text:p>454.430230305553</text:p>
          </table:table-cell>
          <table:table-cell office:value-type="float" office:value="-322.538691292409" calcext:value-type="float">
            <text:p>-322.538691292409</text:p>
          </table:table-cell>
          <table:table-cell office:value-type="float" office:value="391.137190340765" calcext:value-type="float">
            <text:p>391.137190340765</text:p>
          </table:table-cell>
          <table:table-cell/>
          <table:table-cell table:formula="of:=[.A679]*[.$K$1]" office:value-type="float" office:value="454.430230305553" calcext:value-type="float">
            <text:p>454.430230305553</text:p>
          </table:table-cell>
          <table:table-cell table:formula="of:=[.B679]*[.$K$2]" office:value-type="float" office:value="-322.538691292409" calcext:value-type="float">
            <text:p>-322.538691292409</text:p>
          </table:table-cell>
          <table:table-cell table:formula="of:=[.C679]*[.$K$3]" office:value-type="float" office:value="391.137190340765" calcext:value-type="float">
            <text:p>391.137190340765</text:p>
          </table:table-cell>
          <table:table-cell table:formula="of:= [.G679]/[.F679]" office:value-type="float" office:value="-1.21268300796249" calcext:value-type="float">
            <text:p>-1.21268300796249</text:p>
          </table:table-cell>
          <table:table-cell table:number-columns-repeated="7"/>
        </table:table-row>
        <table:table-row table:style-name="ro1">
          <table:table-cell office:value-type="float" office:value="534.109532554363" calcext:value-type="float">
            <text:p>534.109532554363</text:p>
          </table:table-cell>
          <table:table-cell office:value-type="float" office:value="-79.6793022488091" calcext:value-type="float">
            <text:p>-79.6793022488091</text:p>
          </table:table-cell>
          <table:table-cell office:value-type="float" office:value="-519.201362617305" calcext:value-type="float">
            <text:p>-519.201362617305</text:p>
          </table:table-cell>
          <table:table-cell/>
          <table:table-cell table:formula="of:=[.A680]*[.$K$1]" office:value-type="float" office:value="534.109532554363" calcext:value-type="float">
            <text:p>534.109532554363</text:p>
          </table:table-cell>
          <table:table-cell table:formula="of:=[.B680]*[.$K$2]" office:value-type="float" office:value="-79.6793022488091" calcext:value-type="float">
            <text:p>-79.6793022488091</text:p>
          </table:table-cell>
          <table:table-cell table:formula="of:=[.C680]*[.$K$3]" office:value-type="float" office:value="-519.201362617305" calcext:value-type="float">
            <text:p>-519.201362617305</text:p>
          </table:table-cell>
          <table:table-cell table:formula="of:= [.G680]/[.F680]" office:value-type="float" office:value="6.51613841943584" calcext:value-type="float">
            <text:p>6.51613841943584</text:p>
          </table:table-cell>
          <table:table-cell table:number-columns-repeated="7"/>
        </table:table-row>
        <table:table-row table:style-name="ro1">
          <table:table-cell office:value-type="float" office:value="429.573673378532" calcext:value-type="float">
            <text:p>429.573673378532</text:p>
          </table:table-cell>
          <table:table-cell office:value-type="float" office:value="104.535859175831" calcext:value-type="float">
            <text:p>104.535859175831</text:p>
          </table:table-cell>
          <table:table-cell office:value-type="float" office:value="156.519100236463" calcext:value-type="float">
            <text:p>156.519100236463</text:p>
          </table:table-cell>
          <table:table-cell/>
          <table:table-cell table:formula="of:=[.A681]*[.$K$1]" office:value-type="float" office:value="429.573673378532" calcext:value-type="float">
            <text:p>429.573673378532</text:p>
          </table:table-cell>
          <table:table-cell table:formula="of:=[.B681]*[.$K$2]" office:value-type="float" office:value="104.535859175831" calcext:value-type="float">
            <text:p>104.535859175831</text:p>
          </table:table-cell>
          <table:table-cell table:formula="of:=[.C681]*[.$K$3]" office:value-type="float" office:value="156.519100236463" calcext:value-type="float">
            <text:p>156.519100236463</text:p>
          </table:table-cell>
          <table:table-cell table:formula="of:= [.G681]/[.F681]" office:value-type="float" office:value="1.49727664239307" calcext:value-type="float">
            <text:p>1.49727664239307</text:p>
          </table:table-cell>
          <table:table-cell table:number-columns-repeated="7"/>
        </table:table-row>
        <table:table-row table:style-name="ro1">
          <table:table-cell office:value-type="float" office:value="434.685904100519" calcext:value-type="float">
            <text:p>434.685904100519</text:p>
          </table:table-cell>
          <table:table-cell office:value-type="float" office:value="-5.11223072198675" calcext:value-type="float">
            <text:p>-5.11223072198675</text:p>
          </table:table-cell>
          <table:table-cell office:value-type="float" office:value="92.3062882404484" calcext:value-type="float">
            <text:p>92.3062882404484</text:p>
          </table:table-cell>
          <table:table-cell/>
          <table:table-cell table:formula="of:=[.A682]*[.$K$1]" office:value-type="float" office:value="434.685904100519" calcext:value-type="float">
            <text:p>434.685904100519</text:p>
          </table:table-cell>
          <table:table-cell table:formula="of:=[.B682]*[.$K$2]" office:value-type="float" office:value="-5.11223072198675" calcext:value-type="float">
            <text:p>-5.11223072198675</text:p>
          </table:table-cell>
          <table:table-cell table:formula="of:=[.C682]*[.$K$3]" office:value-type="float" office:value="92.3062882404484" calcext:value-type="float">
            <text:p>92.3062882404484</text:p>
          </table:table-cell>
          <table:table-cell table:formula="of:= [.G682]/[.F682]" office:value-type="float" office:value="-18.0559707220287" calcext:value-type="float">
            <text:p>-18.0559707220287</text:p>
          </table:table-cell>
          <table:table-cell table:number-columns-repeated="7"/>
        </table:table-row>
        <table:table-row table:style-name="ro1">
          <table:table-cell office:value-type="float" office:value="415.212615153495" calcext:value-type="float">
            <text:p>415.212615153495</text:p>
          </table:table-cell>
          <table:table-cell office:value-type="float" office:value="19.4732889470234" calcext:value-type="float">
            <text:p>19.4732889470234</text:p>
          </table:table-cell>
          <table:table-cell office:value-type="float" office:value="124.129619576264" calcext:value-type="float">
            <text:p>124.129619576264</text:p>
          </table:table-cell>
          <table:table-cell/>
          <table:table-cell table:formula="of:=[.A683]*[.$K$1]" office:value-type="float" office:value="415.212615153495" calcext:value-type="float">
            <text:p>415.212615153495</text:p>
          </table:table-cell>
          <table:table-cell table:formula="of:=[.B683]*[.$K$2]" office:value-type="float" office:value="19.4732889470234" calcext:value-type="float">
            <text:p>19.4732889470234</text:p>
          </table:table-cell>
          <table:table-cell table:formula="of:=[.C683]*[.$K$3]" office:value-type="float" office:value="124.129619576264" calcext:value-type="float">
            <text:p>124.129619576264</text:p>
          </table:table-cell>
          <table:table-cell table:formula="of:= [.G683]/[.F683]" office:value-type="float" office:value="6.37435309022296" calcext:value-type="float">
            <text:p>6.37435309022296</text:p>
          </table:table-cell>
          <table:table-cell table:number-columns-repeated="7"/>
        </table:table-row>
        <table:table-row table:style-name="ro1">
          <table:table-cell office:value-type="float" office:value="432.944739802299" calcext:value-type="float">
            <text:p>432.944739802299</text:p>
          </table:table-cell>
          <table:table-cell office:value-type="float" office:value="-17.732124648804" calcext:value-type="float">
            <text:p>-17.732124648804</text:p>
          </table:table-cell>
          <table:table-cell office:value-type="float" office:value="-209.091324182741" calcext:value-type="float">
            <text:p>-209.091324182741</text:p>
          </table:table-cell>
          <table:table-cell/>
          <table:table-cell table:formula="of:=[.A684]*[.$K$1]" office:value-type="float" office:value="432.944739802299" calcext:value-type="float">
            <text:p>432.944739802299</text:p>
          </table:table-cell>
          <table:table-cell table:formula="of:=[.B684]*[.$K$2]" office:value-type="float" office:value="-17.732124648804" calcext:value-type="float">
            <text:p>-17.732124648804</text:p>
          </table:table-cell>
          <table:table-cell table:formula="of:=[.C684]*[.$K$3]" office:value-type="float" office:value="-209.091324182741" calcext:value-type="float">
            <text:p>-209.091324182741</text:p>
          </table:table-cell>
          <table:table-cell table:formula="of:= [.G684]/[.F684]" office:value-type="float" office:value="11.7916678527773" calcext:value-type="float">
            <text:p>11.7916678527773</text:p>
          </table:table-cell>
          <table:table-cell table:number-columns-repeated="7"/>
        </table:table-row>
        <table:table-row table:style-name="ro1">
          <table:table-cell office:value-type="float" office:value="164.629619807817" calcext:value-type="float">
            <text:p>164.629619807817</text:p>
          </table:table-cell>
          <table:table-cell office:value-type="float" office:value="268.315119994482" calcext:value-type="float">
            <text:p>268.315119994482</text:p>
          </table:table-cell>
          <table:table-cell office:value-type="float" office:value="-42.8898026673135" calcext:value-type="float">
            <text:p>-42.8898026673135</text:p>
          </table:table-cell>
          <table:table-cell/>
          <table:table-cell table:formula="of:=[.A685]*[.$K$1]" office:value-type="float" office:value="164.629619807817" calcext:value-type="float">
            <text:p>164.629619807817</text:p>
          </table:table-cell>
          <table:table-cell table:formula="of:=[.B685]*[.$K$2]" office:value-type="float" office:value="268.315119994482" calcext:value-type="float">
            <text:p>268.315119994482</text:p>
          </table:table-cell>
          <table:table-cell table:formula="of:=[.C685]*[.$K$3]" office:value-type="float" office:value="-42.8898026673135" calcext:value-type="float">
            <text:p>-42.8898026673135</text:p>
          </table:table-cell>
          <table:table-cell table:formula="of:= [.G685]/[.F685]" office:value-type="float" office:value="-0.159848623768186" calcext:value-type="float">
            <text:p>-0.159848623768186</text:p>
          </table:table-cell>
          <table:table-cell table:number-columns-repeated="7"/>
        </table:table-row>
        <table:table-row table:style-name="ro1">
          <table:table-cell office:value-type="float" office:value="293.646014872953" calcext:value-type="float">
            <text:p>293.646014872953</text:p>
          </table:table-cell>
          <table:table-cell office:value-type="float" office:value="-129.016395065136" calcext:value-type="float">
            <text:p>-129.016395065136</text:p>
          </table:table-cell>
          <table:table-cell office:value-type="float" office:value="-206.867827984855" calcext:value-type="float">
            <text:p>-206.867827984855</text:p>
          </table:table-cell>
          <table:table-cell/>
          <table:table-cell table:formula="of:=[.A686]*[.$K$1]" office:value-type="float" office:value="293.646014872953" calcext:value-type="float">
            <text:p>293.646014872953</text:p>
          </table:table-cell>
          <table:table-cell table:formula="of:=[.B686]*[.$K$2]" office:value-type="float" office:value="-129.016395065136" calcext:value-type="float">
            <text:p>-129.016395065136</text:p>
          </table:table-cell>
          <table:table-cell table:formula="of:=[.C686]*[.$K$3]" office:value-type="float" office:value="-206.867827984855" calcext:value-type="float">
            <text:p>-206.867827984855</text:p>
          </table:table-cell>
          <table:table-cell table:formula="of:= [.G686]/[.F686]" office:value-type="float" office:value="1.6034227888666" calcext:value-type="float">
            <text:p>1.6034227888666</text:p>
          </table:table-cell>
          <table:table-cell table:number-columns-repeated="7"/>
        </table:table-row>
        <table:table-row table:style-name="ro1">
          <table:table-cell office:value-type="float" office:value="356.536685777451" calcext:value-type="float">
            <text:p>356.536685777451</text:p>
          </table:table-cell>
          <table:table-cell office:value-type="float" office:value="-62.8906709044985" calcext:value-type="float">
            <text:p>-62.8906709044985</text:p>
          </table:table-cell>
          <table:table-cell office:value-type="float" office:value="213.596453368039" calcext:value-type="float">
            <text:p>213.596453368039</text:p>
          </table:table-cell>
          <table:table-cell/>
          <table:table-cell table:formula="of:=[.A687]*[.$K$1]" office:value-type="float" office:value="356.536685777451" calcext:value-type="float">
            <text:p>356.536685777451</text:p>
          </table:table-cell>
          <table:table-cell table:formula="of:=[.B687]*[.$K$2]" office:value-type="float" office:value="-62.8906709044985" calcext:value-type="float">
            <text:p>-62.8906709044985</text:p>
          </table:table-cell>
          <table:table-cell table:formula="of:=[.C687]*[.$K$3]" office:value-type="float" office:value="213.596453368039" calcext:value-type="float">
            <text:p>213.596453368039</text:p>
          </table:table-cell>
          <table:table-cell table:formula="of:= [.G687]/[.F687]" office:value-type="float" office:value="-3.39631379815287" calcext:value-type="float">
            <text:p>-3.39631379815287</text:p>
          </table:table-cell>
          <table:table-cell table:number-columns-repeated="7"/>
        </table:table-row>
        <table:table-row table:style-name="ro1">
          <table:table-cell office:value-type="float" office:value="145.732829466827" calcext:value-type="float">
            <text:p>145.732829466827</text:p>
          </table:table-cell>
          <table:table-cell office:value-type="float" office:value="210.803856310625" calcext:value-type="float">
            <text:p>210.803856310625</text:p>
          </table:table-cell>
          <table:table-cell office:value-type="float" office:value="37.7340260695681" calcext:value-type="float">
            <text:p>37.7340260695681</text:p>
          </table:table-cell>
          <table:table-cell/>
          <table:table-cell table:formula="of:=[.A688]*[.$K$1]" office:value-type="float" office:value="145.732829466827" calcext:value-type="float">
            <text:p>145.732829466827</text:p>
          </table:table-cell>
          <table:table-cell table:formula="of:=[.B688]*[.$K$2]" office:value-type="float" office:value="210.803856310625" calcext:value-type="float">
            <text:p>210.803856310625</text:p>
          </table:table-cell>
          <table:table-cell table:formula="of:=[.C688]*[.$K$3]" office:value-type="float" office:value="37.7340260695681" calcext:value-type="float">
            <text:p>37.7340260695681</text:p>
          </table:table-cell>
          <table:table-cell table:formula="of:= [.G688]/[.F688]" office:value-type="float" office:value="0.179000644153141" calcext:value-type="float">
            <text:p>0.179000644153141</text:p>
          </table:table-cell>
          <table:table-cell table:number-columns-repeated="7"/>
        </table:table-row>
        <table:table-row table:style-name="ro1">
          <table:table-cell office:value-type="float" office:value="396.297965294591" calcext:value-type="float">
            <text:p>396.297965294591</text:p>
          </table:table-cell>
          <table:table-cell office:value-type="float" office:value="-250.565135827764" calcext:value-type="float">
            <text:p>-250.565135827764</text:p>
          </table:table-cell>
          <table:table-cell office:value-type="float" office:value="67.2416025408027" calcext:value-type="float">
            <text:p>67.2416025408027</text:p>
          </table:table-cell>
          <table:table-cell/>
          <table:table-cell table:formula="of:=[.A689]*[.$K$1]" office:value-type="float" office:value="396.297965294591" calcext:value-type="float">
            <text:p>396.297965294591</text:p>
          </table:table-cell>
          <table:table-cell table:formula="of:=[.B689]*[.$K$2]" office:value-type="float" office:value="-250.565135827764" calcext:value-type="float">
            <text:p>-250.565135827764</text:p>
          </table:table-cell>
          <table:table-cell table:formula="of:=[.C689]*[.$K$3]" office:value-type="float" office:value="67.2416025408027" calcext:value-type="float">
            <text:p>67.2416025408027</text:p>
          </table:table-cell>
          <table:table-cell table:formula="of:= [.G689]/[.F689]" office:value-type="float" office:value="-0.268359771277293" calcext:value-type="float">
            <text:p>-0.268359771277293</text:p>
          </table:table-cell>
          <table:table-cell table:number-columns-repeated="7"/>
        </table:table-row>
        <table:table-row table:style-name="ro1">
          <table:table-cell office:value-type="float" office:value="229.284616633948" calcext:value-type="float">
            <text:p>229.284616633948</text:p>
          </table:table-cell>
          <table:table-cell office:value-type="float" office:value="167.013348660643" calcext:value-type="float">
            <text:p>167.013348660643</text:p>
          </table:table-cell>
          <table:table-cell office:value-type="float" office:value="300.176715324187" calcext:value-type="float">
            <text:p>300.176715324187</text:p>
          </table:table-cell>
          <table:table-cell/>
          <table:table-cell table:formula="of:=[.A690]*[.$K$1]" office:value-type="float" office:value="229.284616633948" calcext:value-type="float">
            <text:p>229.284616633948</text:p>
          </table:table-cell>
          <table:table-cell table:formula="of:=[.B690]*[.$K$2]" office:value-type="float" office:value="167.013348660643" calcext:value-type="float">
            <text:p>167.013348660643</text:p>
          </table:table-cell>
          <table:table-cell table:formula="of:=[.C690]*[.$K$3]" office:value-type="float" office:value="300.176715324187" calcext:value-type="float">
            <text:p>300.176715324187</text:p>
          </table:table-cell>
          <table:table-cell table:formula="of:= [.G690]/[.F690]" office:value-type="float" office:value="1.79732169752564" calcext:value-type="float">
            <text:p>1.79732169752564</text:p>
          </table:table-cell>
          <table:table-cell table:number-columns-repeated="7"/>
        </table:table-row>
        <table:table-row table:style-name="ro1">
          <table:table-cell office:value-type="float" office:value="471.556541491422" calcext:value-type="float">
            <text:p>471.556541491422</text:p>
          </table:table-cell>
          <table:table-cell office:value-type="float" office:value="-242.271924857474" calcext:value-type="float">
            <text:p>-242.271924857474</text:p>
          </table:table-cell>
          <table:table-cell office:value-type="float" office:value="-266.91458338405" calcext:value-type="float">
            <text:p>-266.91458338405</text:p>
          </table:table-cell>
          <table:table-cell/>
          <table:table-cell table:formula="of:=[.A691]*[.$K$1]" office:value-type="float" office:value="471.556541491422" calcext:value-type="float">
            <text:p>471.556541491422</text:p>
          </table:table-cell>
          <table:table-cell table:formula="of:=[.B691]*[.$K$2]" office:value-type="float" office:value="-242.271924857474" calcext:value-type="float">
            <text:p>-242.271924857474</text:p>
          </table:table-cell>
          <table:table-cell table:formula="of:=[.C691]*[.$K$3]" office:value-type="float" office:value="-266.91458338405" calcext:value-type="float">
            <text:p>-266.91458338405</text:p>
          </table:table-cell>
          <table:table-cell table:formula="of:= [.G691]/[.F691]" office:value-type="float" office:value="1.1017148748914" calcext:value-type="float">
            <text:p>1.1017148748914</text:p>
          </table:table-cell>
          <table:table-cell table:number-columns-repeated="7"/>
        </table:table-row>
        <table:table-row table:style-name="ro1">
          <table:table-cell office:value-type="float" office:value="480.017553520036" calcext:value-type="float">
            <text:p>480.017553520036</text:p>
          </table:table-cell>
          <table:table-cell office:value-type="float" office:value="-8.46101202861462" calcext:value-type="float">
            <text:p>-8.46101202861462</text:p>
          </table:table-cell>
          <table:table-cell office:value-type="float" office:value="12.3671455955848" calcext:value-type="float">
            <text:p>12.3671455955848</text:p>
          </table:table-cell>
          <table:table-cell/>
          <table:table-cell table:formula="of:=[.A692]*[.$K$1]" office:value-type="float" office:value="480.017553520036" calcext:value-type="float">
            <text:p>480.017553520036</text:p>
          </table:table-cell>
          <table:table-cell table:formula="of:=[.B692]*[.$K$2]" office:value-type="float" office:value="-8.46101202861462" calcext:value-type="float">
            <text:p>-8.46101202861462</text:p>
          </table:table-cell>
          <table:table-cell table:formula="of:=[.C692]*[.$K$3]" office:value-type="float" office:value="12.3671455955848" calcext:value-type="float">
            <text:p>12.3671455955848</text:p>
          </table:table-cell>
          <table:table-cell table:formula="of:= [.G692]/[.F692]" office:value-type="float" office:value="-1.46166268925748" calcext:value-type="float">
            <text:p>-1.46166268925748</text:p>
          </table:table-cell>
          <table:table-cell table:number-columns-repeated="7"/>
        </table:table-row>
        <table:table-row table:style-name="ro1">
          <table:table-cell office:value-type="float" office:value="464.565669585222" calcext:value-type="float">
            <text:p>464.565669585222</text:p>
          </table:table-cell>
          <table:table-cell office:value-type="float" office:value="15.4518839348148" calcext:value-type="float">
            <text:p>15.4518839348148</text:p>
          </table:table-cell>
          <table:table-cell office:value-type="float" office:value="43.7808601348331" calcext:value-type="float">
            <text:p>43.7808601348331</text:p>
          </table:table-cell>
          <table:table-cell/>
          <table:table-cell table:formula="of:=[.A693]*[.$K$1]" office:value-type="float" office:value="464.565669585222" calcext:value-type="float">
            <text:p>464.565669585222</text:p>
          </table:table-cell>
          <table:table-cell table:formula="of:=[.B693]*[.$K$2]" office:value-type="float" office:value="15.4518839348148" calcext:value-type="float">
            <text:p>15.4518839348148</text:p>
          </table:table-cell>
          <table:table-cell table:formula="of:=[.C693]*[.$K$3]" office:value-type="float" office:value="43.7808601348331" calcext:value-type="float">
            <text:p>43.7808601348331</text:p>
          </table:table-cell>
          <table:table-cell table:formula="of:= [.G693]/[.F693]" office:value-type="float" office:value="2.83336713630044" calcext:value-type="float">
            <text:p>2.83336713630044</text:p>
          </table:table-cell>
          <table:table-cell table:number-columns-repeated="7"/>
        </table:table-row>
        <table:table-row table:style-name="ro1">
          <table:table-cell office:value-type="float" office:value="357.695652919558" calcext:value-type="float">
            <text:p>357.695652919558</text:p>
          </table:table-cell>
          <table:table-cell office:value-type="float" office:value="106.870016665663" calcext:value-type="float">
            <text:p>106.870016665663</text:p>
          </table:table-cell>
          <table:table-cell office:value-type="float" office:value="-106.729952327663" calcext:value-type="float">
            <text:p>-106.729952327663</text:p>
          </table:table-cell>
          <table:table-cell/>
          <table:table-cell table:formula="of:=[.A694]*[.$K$1]" office:value-type="float" office:value="357.695652919558" calcext:value-type="float">
            <text:p>357.695652919558</text:p>
          </table:table-cell>
          <table:table-cell table:formula="of:=[.B694]*[.$K$2]" office:value-type="float" office:value="106.870016665663" calcext:value-type="float">
            <text:p>106.870016665663</text:p>
          </table:table-cell>
          <table:table-cell table:formula="of:=[.C694]*[.$K$3]" office:value-type="float" office:value="-106.729952327663" calcext:value-type="float">
            <text:p>-106.729952327663</text:p>
          </table:table-cell>
          <table:table-cell table:formula="of:= [.G694]/[.F694]" office:value-type="float" office:value="-0.998689395376077" calcext:value-type="float">
            <text:p>-0.998689395376077</text:p>
          </table:table-cell>
          <table:table-cell table:number-columns-repeated="7"/>
        </table:table-row>
        <table:table-row table:style-name="ro1">
          <table:table-cell office:value-type="float" office:value="280.371154115174" calcext:value-type="float">
            <text:p>280.371154115174</text:p>
          </table:table-cell>
          <table:table-cell office:value-type="float" office:value="77.3244988043839" calcext:value-type="float">
            <text:p>77.3244988043839</text:p>
          </table:table-cell>
          <table:table-cell office:value-type="float" office:value="217.39132692852" calcext:value-type="float">
            <text:p>217.39132692852</text:p>
          </table:table-cell>
          <table:table-cell/>
          <table:table-cell table:formula="of:=[.A695]*[.$K$1]" office:value-type="float" office:value="280.371154115174" calcext:value-type="float">
            <text:p>280.371154115174</text:p>
          </table:table-cell>
          <table:table-cell table:formula="of:=[.B695]*[.$K$2]" office:value-type="float" office:value="77.3244988043839" calcext:value-type="float">
            <text:p>77.3244988043839</text:p>
          </table:table-cell>
          <table:table-cell table:formula="of:=[.C695]*[.$K$3]" office:value-type="float" office:value="217.39132692852" calcext:value-type="float">
            <text:p>217.39132692852</text:p>
          </table:table-cell>
          <table:table-cell table:formula="of:= [.G695]/[.F695]" office:value-type="float" office:value="2.8114159197912" calcext:value-type="float">
            <text:p>2.8114159197912</text:p>
          </table:table-cell>
          <table:table-cell table:number-columns-repeated="7"/>
        </table:table-row>
        <table:table-row table:style-name="ro1">
          <table:table-cell office:value-type="float" office:value="398.340416047936" calcext:value-type="float">
            <text:p>398.340416047936</text:p>
          </table:table-cell>
          <table:table-cell office:value-type="float" office:value="-117.969261932762" calcext:value-type="float">
            <text:p>-117.969261932762</text:p>
          </table:table-cell>
          <table:table-cell office:value-type="float" office:value="-330.546947532609" calcext:value-type="float">
            <text:p>-330.546947532609</text:p>
          </table:table-cell>
          <table:table-cell/>
          <table:table-cell table:formula="of:=[.A696]*[.$K$1]" office:value-type="float" office:value="398.340416047936" calcext:value-type="float">
            <text:p>398.340416047936</text:p>
          </table:table-cell>
          <table:table-cell table:formula="of:=[.B696]*[.$K$2]" office:value-type="float" office:value="-117.969261932762" calcext:value-type="float">
            <text:p>-117.969261932762</text:p>
          </table:table-cell>
          <table:table-cell table:formula="of:=[.C696]*[.$K$3]" office:value-type="float" office:value="-330.546947532609" calcext:value-type="float">
            <text:p>-330.546947532609</text:p>
          </table:table-cell>
          <table:table-cell table:formula="of:= [.G696]/[.F696]" office:value-type="float" office:value="2.80197521046634" calcext:value-type="float">
            <text:p>2.80197521046634</text:p>
          </table:table-cell>
          <table:table-cell table:number-columns-repeated="7"/>
        </table:table-row>
        <table:table-row table:style-name="ro1">
          <table:table-cell office:value-type="float" office:value="207.239670208335" calcext:value-type="float">
            <text:p>207.239670208335</text:p>
          </table:table-cell>
          <table:table-cell office:value-type="float" office:value="191.100745839601" calcext:value-type="float">
            <text:p>191.100745839601</text:p>
          </table:table-cell>
          <table:table-cell office:value-type="float" office:value="27.4250773603626" calcext:value-type="float">
            <text:p>27.4250773603626</text:p>
          </table:table-cell>
          <table:table-cell/>
          <table:table-cell table:formula="of:=[.A697]*[.$K$1]" office:value-type="float" office:value="207.239670208335" calcext:value-type="float">
            <text:p>207.239670208335</text:p>
          </table:table-cell>
          <table:table-cell table:formula="of:=[.B697]*[.$K$2]" office:value-type="float" office:value="191.100745839601" calcext:value-type="float">
            <text:p>191.100745839601</text:p>
          </table:table-cell>
          <table:table-cell table:formula="of:=[.C697]*[.$K$3]" office:value-type="float" office:value="27.4250773603626" calcext:value-type="float">
            <text:p>27.4250773603626</text:p>
          </table:table-cell>
          <table:table-cell table:formula="of:= [.G697]/[.F697]" office:value-type="float" office:value="0.143511095364231" calcext:value-type="float">
            <text:p>0.143511095364231</text:p>
          </table:table-cell>
          <table:table-cell table:number-columns-repeated="7"/>
        </table:table-row>
        <table:table-row table:style-name="ro1">
          <table:table-cell office:value-type="float" office:value="563.383602862761" calcext:value-type="float">
            <text:p>563.383602862761</text:p>
          </table:table-cell>
          <table:table-cell office:value-type="float" office:value="-356.143932654426" calcext:value-type="float">
            <text:p>-356.143932654426</text:p>
          </table:table-cell>
          <table:table-cell office:value-type="float" office:value="189.66285263815" calcext:value-type="float">
            <text:p>189.66285263815</text:p>
          </table:table-cell>
          <table:table-cell/>
          <table:table-cell table:formula="of:=[.A698]*[.$K$1]" office:value-type="float" office:value="563.383602862761" calcext:value-type="float">
            <text:p>563.383602862761</text:p>
          </table:table-cell>
          <table:table-cell table:formula="of:=[.B698]*[.$K$2]" office:value-type="float" office:value="-356.143932654426" calcext:value-type="float">
            <text:p>-356.143932654426</text:p>
          </table:table-cell>
          <table:table-cell table:formula="of:=[.C698]*[.$K$3]" office:value-type="float" office:value="189.66285263815" calcext:value-type="float">
            <text:p>189.66285263815</text:p>
          </table:table-cell>
          <table:table-cell table:formula="of:= [.G698]/[.F698]" office:value-type="float" office:value="-0.532545511093079" calcext:value-type="float">
            <text:p>-0.532545511093079</text:p>
          </table:table-cell>
          <table:table-cell table:number-columns-repeated="7"/>
        </table:table-row>
        <table:table-row table:style-name="ro1">
          <table:table-cell office:value-type="float" office:value="447.951087016033" calcext:value-type="float">
            <text:p>447.951087016033</text:p>
          </table:table-cell>
          <table:table-cell office:value-type="float" office:value="115.432515846728" calcext:value-type="float">
            <text:p>115.432515846728</text:p>
          </table:table-cell>
          <table:table-cell office:value-type="float" office:value="-75.3973874951056" calcext:value-type="float">
            <text:p>-75.3973874951056</text:p>
          </table:table-cell>
          <table:table-cell/>
          <table:table-cell table:formula="of:=[.A699]*[.$K$1]" office:value-type="float" office:value="447.951087016033" calcext:value-type="float">
            <text:p>447.951087016033</text:p>
          </table:table-cell>
          <table:table-cell table:formula="of:=[.B699]*[.$K$2]" office:value-type="float" office:value="115.432515846728" calcext:value-type="float">
            <text:p>115.432515846728</text:p>
          </table:table-cell>
          <table:table-cell table:formula="of:=[.C699]*[.$K$3]" office:value-type="float" office:value="-75.3973874951056" calcext:value-type="float">
            <text:p>-75.3973874951056</text:p>
          </table:table-cell>
          <table:table-cell table:formula="of:= [.G699]/[.F699]" office:value-type="float" office:value="-0.653172868511494" calcext:value-type="float">
            <text:p>-0.653172868511494</text:p>
          </table:table-cell>
          <table:table-cell table:number-columns-repeated="7"/>
        </table:table-row>
        <table:table-row table:style-name="ro1">
          <table:table-cell office:value-type="float" office:value="82.4864079741862" calcext:value-type="float">
            <text:p>82.4864079741862</text:p>
          </table:table-cell>
          <table:table-cell office:value-type="float" office:value="365.464679041847" calcext:value-type="float">
            <text:p>365.464679041847</text:p>
          </table:table-cell>
          <table:table-cell office:value-type="float" office:value="139.625364389284" calcext:value-type="float">
            <text:p>139.625364389284</text:p>
          </table:table-cell>
          <table:table-cell/>
          <table:table-cell table:formula="of:=[.A700]*[.$K$1]" office:value-type="float" office:value="82.4864079741862" calcext:value-type="float">
            <text:p>82.4864079741862</text:p>
          </table:table-cell>
          <table:table-cell table:formula="of:=[.B700]*[.$K$2]" office:value-type="float" office:value="365.464679041847" calcext:value-type="float">
            <text:p>365.464679041847</text:p>
          </table:table-cell>
          <table:table-cell table:formula="of:=[.C700]*[.$K$3]" office:value-type="float" office:value="139.625364389284" calcext:value-type="float">
            <text:p>139.625364389284</text:p>
          </table:table-cell>
          <table:table-cell table:formula="of:= [.G700]/[.F700]" office:value-type="float" office:value="0.382048861070091" calcext:value-type="float">
            <text:p>0.382048861070091</text:p>
          </table:table-cell>
          <table:table-cell table:number-columns-repeated="7"/>
        </table:table-row>
        <table:table-row table:style-name="ro1">
          <table:table-cell office:value-type="float" office:value="319.22915725066" calcext:value-type="float">
            <text:p>319.22915725066</text:p>
          </table:table-cell>
          <table:table-cell office:value-type="float" office:value="-236.742749276474" calcext:value-type="float">
            <text:p>-236.742749276474</text:p>
          </table:table-cell>
          <table:table-cell office:value-type="float" office:value="-32.846352684413" calcext:value-type="float">
            <text:p>-32.846352684413</text:p>
          </table:table-cell>
          <table:table-cell/>
          <table:table-cell table:formula="of:=[.A701]*[.$K$1]" office:value-type="float" office:value="319.22915725066" calcext:value-type="float">
            <text:p>319.22915725066</text:p>
          </table:table-cell>
          <table:table-cell table:formula="of:=[.B701]*[.$K$2]" office:value-type="float" office:value="-236.742749276474" calcext:value-type="float">
            <text:p>-236.742749276474</text:p>
          </table:table-cell>
          <table:table-cell table:formula="of:=[.C701]*[.$K$3]" office:value-type="float" office:value="-32.846352684413" calcext:value-type="float">
            <text:p>-32.846352684413</text:p>
          </table:table-cell>
          <table:table-cell table:formula="of:= [.G701]/[.F701]" office:value-type="float" office:value="0.138742803252885" calcext:value-type="float">
            <text:p>0.138742803252885</text:p>
          </table:table-cell>
          <table:table-cell table:number-columns-repeated="7"/>
        </table:table-row>
        <table:table-row table:style-name="ro1">
          <table:table-cell office:value-type="float" office:value="326.82418637674" calcext:value-type="float">
            <text:p>326.82418637674</text:p>
          </table:table-cell>
          <table:table-cell office:value-type="float" office:value="-7.59502912608002" calcext:value-type="float">
            <text:p>-7.59502912608002</text:p>
          </table:table-cell>
          <table:table-cell office:value-type="float" office:value="114.181377787746" calcext:value-type="float">
            <text:p>114.181377787746</text:p>
          </table:table-cell>
          <table:table-cell/>
          <table:table-cell table:formula="of:=[.A702]*[.$K$1]" office:value-type="float" office:value="326.82418637674" calcext:value-type="float">
            <text:p>326.82418637674</text:p>
          </table:table-cell>
          <table:table-cell table:formula="of:=[.B702]*[.$K$2]" office:value-type="float" office:value="-7.59502912608002" calcext:value-type="float">
            <text:p>-7.59502912608002</text:p>
          </table:table-cell>
          <table:table-cell table:formula="of:=[.C702]*[.$K$3]" office:value-type="float" office:value="114.181377787746" calcext:value-type="float">
            <text:p>114.181377787746</text:p>
          </table:table-cell>
          <table:table-cell table:formula="of:= [.G702]/[.F702]" office:value-type="float" office:value="-15.0336984746598" calcext:value-type="float">
            <text:p>-15.0336984746598</text:p>
          </table:table-cell>
          <table:table-cell table:number-columns-repeated="7"/>
        </table:table-row>
        <table:table-row table:style-name="ro1">
          <table:table-cell office:value-type="float" office:value="362.384721423712" calcext:value-type="float">
            <text:p>362.384721423712</text:p>
          </table:table-cell>
          <table:table-cell office:value-type="float" office:value="-35.5605350469718" calcext:value-type="float">
            <text:p>-35.5605350469718</text:p>
          </table:table-cell>
          <table:table-cell office:value-type="float" office:value="-280.50914180416" calcext:value-type="float">
            <text:p>-280.50914180416</text:p>
          </table:table-cell>
          <table:table-cell/>
          <table:table-cell table:formula="of:=[.A703]*[.$K$1]" office:value-type="float" office:value="362.384721423712" calcext:value-type="float">
            <text:p>362.384721423712</text:p>
          </table:table-cell>
          <table:table-cell table:formula="of:=[.B703]*[.$K$2]" office:value-type="float" office:value="-35.5605350469718" calcext:value-type="float">
            <text:p>-35.5605350469718</text:p>
          </table:table-cell>
          <table:table-cell table:formula="of:=[.C703]*[.$K$3]" office:value-type="float" office:value="-280.50914180416" calcext:value-type="float">
            <text:p>-280.50914180416</text:p>
          </table:table-cell>
          <table:table-cell table:formula="of:= [.G703]/[.F703]" office:value-type="float" office:value="7.88821488297733" calcext:value-type="float">
            <text:p>7.88821488297733</text:p>
          </table:table-cell>
          <table:table-cell table:number-columns-repeated="7"/>
        </table:table-row>
        <table:table-row table:style-name="ro1">
          <table:table-cell office:value-type="float" office:value="202.076545017947" calcext:value-type="float">
            <text:p>202.076545017947</text:p>
          </table:table-cell>
          <table:table-cell office:value-type="float" office:value="160.308176405765" calcext:value-type="float">
            <text:p>160.308176405765</text:p>
          </table:table-cell>
          <table:table-cell office:value-type="float" office:value="110.709728407951" calcext:value-type="float">
            <text:p>110.709728407951</text:p>
          </table:table-cell>
          <table:table-cell/>
          <table:table-cell table:formula="of:=[.A704]*[.$K$1]" office:value-type="float" office:value="202.076545017947" calcext:value-type="float">
            <text:p>202.076545017947</text:p>
          </table:table-cell>
          <table:table-cell table:formula="of:=[.B704]*[.$K$2]" office:value-type="float" office:value="160.308176405765" calcext:value-type="float">
            <text:p>160.308176405765</text:p>
          </table:table-cell>
          <table:table-cell table:formula="of:=[.C704]*[.$K$3]" office:value-type="float" office:value="110.709728407951" calcext:value-type="float">
            <text:p>110.709728407951</text:p>
          </table:table-cell>
          <table:table-cell table:formula="of:= [.G704]/[.F704]" office:value-type="float" office:value="0.690605625303397" calcext:value-type="float">
            <text:p>0.690605625303397</text:p>
          </table:table-cell>
          <table:table-cell table:number-columns-repeated="7"/>
        </table:table-row>
        <table:table-row table:style-name="ro1">
          <table:table-cell office:value-type="float" office:value="486.697571599225" calcext:value-type="float">
            <text:p>486.697571599225</text:p>
          </table:table-cell>
          <table:table-cell office:value-type="float" office:value="-284.621026581278" calcext:value-type="float">
            <text:p>-284.621026581278</text:p>
          </table:table-cell>
          <table:table-cell office:value-type="float" office:value="-1.88855780130402" calcext:value-type="float">
            <text:p>-1.88855780130402</text:p>
          </table:table-cell>
          <table:table-cell/>
          <table:table-cell table:formula="of:=[.A705]*[.$K$1]" office:value-type="float" office:value="486.697571599225" calcext:value-type="float">
            <text:p>486.697571599225</text:p>
          </table:table-cell>
          <table:table-cell table:formula="of:=[.B705]*[.$K$2]" office:value-type="float" office:value="-284.621026581278" calcext:value-type="float">
            <text:p>-284.621026581278</text:p>
          </table:table-cell>
          <table:table-cell table:formula="of:=[.C705]*[.$K$3]" office:value-type="float" office:value="-1.88855780130402" calcext:value-type="float">
            <text:p>-1.88855780130402</text:p>
          </table:table-cell>
          <table:table-cell table:formula="of:= [.G705]/[.F705]" office:value-type="float" office:value="0.00663534182273323" calcext:value-type="float">
            <text:p>0.006635341822733</text:p>
          </table:table-cell>
          <table:table-cell table:number-columns-repeated="7"/>
        </table:table-row>
        <table:table-row table:style-name="ro1">
          <table:table-cell office:value-type="float" office:value="531.564959168989" calcext:value-type="float">
            <text:p>531.564959168989</text:p>
          </table:table-cell>
          <table:table-cell office:value-type="float" office:value="-44.8673875697642" calcext:value-type="float">
            <text:p>-44.8673875697642</text:p>
          </table:table-cell>
          <table:table-cell office:value-type="float" office:value="249.352513311677" calcext:value-type="float">
            <text:p>249.352513311677</text:p>
          </table:table-cell>
          <table:table-cell/>
          <table:table-cell table:formula="of:=[.A706]*[.$K$1]" office:value-type="float" office:value="531.564959168989" calcext:value-type="float">
            <text:p>531.564959168989</text:p>
          </table:table-cell>
          <table:table-cell table:formula="of:=[.B706]*[.$K$2]" office:value-type="float" office:value="-44.8673875697642" calcext:value-type="float">
            <text:p>-44.8673875697642</text:p>
          </table:table-cell>
          <table:table-cell table:formula="of:=[.C706]*[.$K$3]" office:value-type="float" office:value="249.352513311677" calcext:value-type="float">
            <text:p>249.352513311677</text:p>
          </table:table-cell>
          <table:table-cell table:formula="of:= [.G706]/[.F706]" office:value-type="float" office:value="-5.55754472943092" calcext:value-type="float">
            <text:p>-5.55754472943092</text:p>
          </table:table-cell>
          <table:table-cell table:number-columns-repeated="7"/>
        </table:table-row>
        <table:table-row table:style-name="ro1">
          <table:table-cell office:value-type="float" office:value="584.080350323279" calcext:value-type="float">
            <text:p>584.080350323279</text:p>
          </table:table-cell>
          <table:table-cell office:value-type="float" office:value="-52.5153911542899" calcext:value-type="float">
            <text:p>-52.5153911542899</text:p>
          </table:table-cell>
          <table:table-cell office:value-type="float" office:value="59.8689801498881" calcext:value-type="float">
            <text:p>59.8689801498881</text:p>
          </table:table-cell>
          <table:table-cell/>
          <table:table-cell table:formula="of:=[.A707]*[.$K$1]" office:value-type="float" office:value="584.080350323279" calcext:value-type="float">
            <text:p>584.080350323279</text:p>
          </table:table-cell>
          <table:table-cell table:formula="of:=[.B707]*[.$K$2]" office:value-type="float" office:value="-52.5153911542899" calcext:value-type="float">
            <text:p>-52.5153911542899</text:p>
          </table:table-cell>
          <table:table-cell table:formula="of:=[.C707]*[.$K$3]" office:value-type="float" office:value="59.8689801498881" calcext:value-type="float">
            <text:p>59.8689801498881</text:p>
          </table:table-cell>
          <table:table-cell table:formula="of:= [.G707]/[.F707]" office:value-type="float" office:value="-1.14002731073626" calcext:value-type="float">
            <text:p>-1.14002731073626</text:p>
          </table:table-cell>
          <table:table-cell table:number-columns-repeated="7"/>
        </table:table-row>
        <table:table-row table:style-name="ro1">
          <table:table-cell office:value-type="float" office:value="478.047951007791" calcext:value-type="float">
            <text:p>478.047951007791</text:p>
          </table:table-cell>
          <table:table-cell office:value-type="float" office:value="106.032399315488" calcext:value-type="float">
            <text:p>106.032399315488</text:p>
          </table:table-cell>
          <table:table-cell office:value-type="float" office:value="-565.986108525628" calcext:value-type="float">
            <text:p>-565.986108525628</text:p>
          </table:table-cell>
          <table:table-cell/>
          <table:table-cell table:formula="of:=[.A708]*[.$K$1]" office:value-type="float" office:value="478.047951007791" calcext:value-type="float">
            <text:p>478.047951007791</text:p>
          </table:table-cell>
          <table:table-cell table:formula="of:=[.B708]*[.$K$2]" office:value-type="float" office:value="106.032399315488" calcext:value-type="float">
            <text:p>106.032399315488</text:p>
          </table:table-cell>
          <table:table-cell table:formula="of:=[.C708]*[.$K$3]" office:value-type="float" office:value="-565.986108525628" calcext:value-type="float">
            <text:p>-565.986108525628</text:p>
          </table:table-cell>
          <table:table-cell table:formula="of:= [.G708]/[.F708]" office:value-type="float" office:value="-5.33786005201673" calcext:value-type="float">
            <text:p>-5.33786005201673</text:p>
          </table:table-cell>
          <table:table-cell table:number-columns-repeated="7"/>
        </table:table-row>
        <table:table-row table:style-name="ro1">
          <table:table-cell office:value-type="float" office:value="327.763675994346" calcext:value-type="float">
            <text:p>327.763675994346</text:p>
          </table:table-cell>
          <table:table-cell office:value-type="float" office:value="150.284275013445" calcext:value-type="float">
            <text:p>150.284275013445</text:p>
          </table:table-cell>
          <table:table-cell office:value-type="float" office:value="220.759349095836" calcext:value-type="float">
            <text:p>220.759349095836</text:p>
          </table:table-cell>
          <table:table-cell/>
          <table:table-cell table:formula="of:=[.A709]*[.$K$1]" office:value-type="float" office:value="327.763675994346" calcext:value-type="float">
            <text:p>327.763675994346</text:p>
          </table:table-cell>
          <table:table-cell table:formula="of:=[.B709]*[.$K$2]" office:value-type="float" office:value="150.284275013445" calcext:value-type="float">
            <text:p>150.284275013445</text:p>
          </table:table-cell>
          <table:table-cell table:formula="of:=[.C709]*[.$K$3]" office:value-type="float" office:value="220.759349095836" calcext:value-type="float">
            <text:p>220.759349095836</text:p>
          </table:table-cell>
          <table:table-cell table:formula="of:= [.G709]/[.F709]" office:value-type="float" office:value="1.46894509805557" calcext:value-type="float">
            <text:p>1.46894509805557</text:p>
          </table:table-cell>
          <table:table-cell table:number-columns-repeated="7"/>
        </table:table-row>
        <table:table-row table:style-name="ro1">
          <table:table-cell office:value-type="float" office:value="119.300099237866" calcext:value-type="float">
            <text:p>119.300099237866</text:p>
          </table:table-cell>
          <table:table-cell office:value-type="float" office:value="208.46357675648" calcext:value-type="float">
            <text:p>208.46357675648</text:p>
          </table:table-cell>
          <table:table-cell office:value-type="float" office:value="317.26978447828" calcext:value-type="float">
            <text:p>317.26978447828</text:p>
          </table:table-cell>
          <table:table-cell/>
          <table:table-cell table:formula="of:=[.A710]*[.$K$1]" office:value-type="float" office:value="119.300099237866" calcext:value-type="float">
            <text:p>119.300099237866</text:p>
          </table:table-cell>
          <table:table-cell table:formula="of:=[.B710]*[.$K$2]" office:value-type="float" office:value="208.46357675648" calcext:value-type="float">
            <text:p>208.46357675648</text:p>
          </table:table-cell>
          <table:table-cell table:formula="of:=[.C710]*[.$K$3]" office:value-type="float" office:value="317.26978447828" calcext:value-type="float">
            <text:p>317.26978447828</text:p>
          </table:table-cell>
          <table:table-cell table:formula="of:= [.G710]/[.F710]" office:value-type="float" office:value="1.52194349446908" calcext:value-type="float">
            <text:p>1.52194349446908</text:p>
          </table:table-cell>
          <table:table-cell table:number-columns-repeated="7"/>
        </table:table-row>
        <table:table-row table:style-name="ro1">
          <table:table-cell office:value-type="float" office:value="402.337287230407" calcext:value-type="float">
            <text:p>402.337287230407</text:p>
          </table:table-cell>
          <table:table-cell office:value-type="float" office:value="-283.037187992541" calcext:value-type="float">
            <text:p>-283.037187992541</text:p>
          </table:table-cell>
          <table:table-cell office:value-type="float" office:value="-320.998629422272" calcext:value-type="float">
            <text:p>-320.998629422272</text:p>
          </table:table-cell>
          <table:table-cell/>
          <table:table-cell table:formula="of:=[.A711]*[.$K$1]" office:value-type="float" office:value="402.337287230407" calcext:value-type="float">
            <text:p>402.337287230407</text:p>
          </table:table-cell>
          <table:table-cell table:formula="of:=[.B711]*[.$K$2]" office:value-type="float" office:value="-283.037187992541" calcext:value-type="float">
            <text:p>-283.037187992541</text:p>
          </table:table-cell>
          <table:table-cell table:formula="of:=[.C711]*[.$K$3]" office:value-type="float" office:value="-320.998629422272" calcext:value-type="float">
            <text:p>-320.998629422272</text:p>
          </table:table-cell>
          <table:table-cell table:formula="of:= [.G711]/[.F711]" office:value-type="float" office:value="1.13412174456288" calcext:value-type="float">
            <text:p>1.13412174456288</text:p>
          </table:table-cell>
          <table:table-cell table:number-columns-repeated="7"/>
        </table:table-row>
        <table:table-row table:style-name="ro1">
          <table:table-cell office:value-type="float" office:value="316.67771386607" calcext:value-type="float">
            <text:p>316.67771386607</text:p>
          </table:table-cell>
          <table:table-cell office:value-type="float" office:value="85.6595733643371" calcext:value-type="float">
            <text:p>85.6595733643371</text:p>
          </table:table-cell>
          <table:table-cell office:value-type="float" office:value="-99.624142717363" calcext:value-type="float">
            <text:p>-99.624142717363</text:p>
          </table:table-cell>
          <table:table-cell/>
          <table:table-cell table:formula="of:=[.A712]*[.$K$1]" office:value-type="float" office:value="316.67771386607" calcext:value-type="float">
            <text:p>316.67771386607</text:p>
          </table:table-cell>
          <table:table-cell table:formula="of:=[.B712]*[.$K$2]" office:value-type="float" office:value="85.6595733643371" calcext:value-type="float">
            <text:p>85.6595733643371</text:p>
          </table:table-cell>
          <table:table-cell table:formula="of:=[.C712]*[.$K$3]" office:value-type="float" office:value="-99.624142717363" calcext:value-type="float">
            <text:p>-99.624142717363</text:p>
          </table:table-cell>
          <table:table-cell table:formula="of:= [.G712]/[.F712]" office:value-type="float" office:value="-1.16302403577975" calcext:value-type="float">
            <text:p>-1.16302403577975</text:p>
          </table:table-cell>
          <table:table-cell table:number-columns-repeated="7"/>
        </table:table-row>
        <table:table-row table:style-name="ro1">
          <table:table-cell office:value-type="float" office:value="282.174455301032" calcext:value-type="float">
            <text:p>282.174455301032</text:p>
          </table:table-cell>
          <table:table-cell office:value-type="float" office:value="34.5032585650383" calcext:value-type="float">
            <text:p>34.5032585650383</text:p>
          </table:table-cell>
          <table:table-cell office:value-type="float" office:value="298.053149784956" calcext:value-type="float">
            <text:p>298.053149784956</text:p>
          </table:table-cell>
          <table:table-cell/>
          <table:table-cell table:formula="of:=[.A713]*[.$K$1]" office:value-type="float" office:value="282.174455301032" calcext:value-type="float">
            <text:p>282.174455301032</text:p>
          </table:table-cell>
          <table:table-cell table:formula="of:=[.B713]*[.$K$2]" office:value-type="float" office:value="34.5032585650383" calcext:value-type="float">
            <text:p>34.5032585650383</text:p>
          </table:table-cell>
          <table:table-cell table:formula="of:=[.C713]*[.$K$3]" office:value-type="float" office:value="298.053149784956" calcext:value-type="float">
            <text:p>298.053149784956</text:p>
          </table:table-cell>
          <table:table-cell table:formula="of:= [.G713]/[.F713]" office:value-type="float" office:value="8.63840582544194" calcext:value-type="float">
            <text:p>8.63840582544194</text:p>
          </table:table-cell>
          <table:table-cell table:number-columns-repeated="7"/>
        </table:table-row>
        <table:table-row table:style-name="ro1">
          <table:table-cell office:value-type="float" office:value="321.955544990739" calcext:value-type="float">
            <text:p>321.955544990739</text:p>
          </table:table-cell>
          <table:table-cell office:value-type="float" office:value="-39.7810896897072" calcext:value-type="float">
            <text:p>-39.7810896897072</text:p>
          </table:table-cell>
          <table:table-cell office:value-type="float" office:value="-246.303559977082" calcext:value-type="float">
            <text:p>-246.303559977082</text:p>
          </table:table-cell>
          <table:table-cell/>
          <table:table-cell table:formula="of:=[.A714]*[.$K$1]" office:value-type="float" office:value="321.955544990739" calcext:value-type="float">
            <text:p>321.955544990739</text:p>
          </table:table-cell>
          <table:table-cell table:formula="of:=[.B714]*[.$K$2]" office:value-type="float" office:value="-39.7810896897072" calcext:value-type="float">
            <text:p>-39.7810896897072</text:p>
          </table:table-cell>
          <table:table-cell table:formula="of:=[.C714]*[.$K$3]" office:value-type="float" office:value="-246.303559977082" calcext:value-type="float">
            <text:p>-246.303559977082</text:p>
          </table:table-cell>
          <table:table-cell table:formula="of:= [.G714]/[.F714]" office:value-type="float" office:value="6.19147343369051" calcext:value-type="float">
            <text:p>6.19147343369051</text:p>
          </table:table-cell>
          <table:table-cell table:number-columns-repeated="7"/>
        </table:table-row>
        <table:table-row table:style-name="ro1">
          <table:table-cell office:value-type="float" office:value="335.335893380762" calcext:value-type="float">
            <text:p>335.335893380762</text:p>
          </table:table-cell>
          <table:table-cell office:value-type="float" office:value="-13.3803483900232" calcext:value-type="float">
            <text:p>-13.3803483900232</text:p>
          </table:table-cell>
          <table:table-cell office:value-type="float" office:value="237.402786554334" calcext:value-type="float">
            <text:p>237.402786554334</text:p>
          </table:table-cell>
          <table:table-cell/>
          <table:table-cell table:formula="of:=[.A715]*[.$K$1]" office:value-type="float" office:value="335.335893380762" calcext:value-type="float">
            <text:p>335.335893380762</text:p>
          </table:table-cell>
          <table:table-cell table:formula="of:=[.B715]*[.$K$2]" office:value-type="float" office:value="-13.3803483900232" calcext:value-type="float">
            <text:p>-13.3803483900232</text:p>
          </table:table-cell>
          <table:table-cell table:formula="of:=[.C715]*[.$K$3]" office:value-type="float" office:value="237.402786554334" calcext:value-type="float">
            <text:p>237.402786554334</text:p>
          </table:table-cell>
          <table:table-cell table:formula="of:= [.G715]/[.F715]" office:value-type="float" office:value="-17.7426461280596" calcext:value-type="float">
            <text:p>-17.7426461280596</text:p>
          </table:table-cell>
          <table:table-cell table:number-columns-repeated="7"/>
        </table:table-row>
        <table:table-row table:style-name="ro1">
          <table:table-cell office:value-type="float" office:value="279.079477729026" calcext:value-type="float">
            <text:p>279.079477729026</text:p>
          </table:table-cell>
          <table:table-cell office:value-type="float" office:value="56.2564156517359" calcext:value-type="float">
            <text:p>56.2564156517359</text:p>
          </table:table-cell>
          <table:table-cell office:value-type="float" office:value="-249.47147265372" calcext:value-type="float">
            <text:p>-249.47147265372</text:p>
          </table:table-cell>
          <table:table-cell/>
          <table:table-cell table:formula="of:=[.A716]*[.$K$1]" office:value-type="float" office:value="279.079477729026" calcext:value-type="float">
            <text:p>279.079477729026</text:p>
          </table:table-cell>
          <table:table-cell table:formula="of:=[.B716]*[.$K$2]" office:value-type="float" office:value="56.2564156517359" calcext:value-type="float">
            <text:p>56.2564156517359</text:p>
          </table:table-cell>
          <table:table-cell table:formula="of:=[.C716]*[.$K$3]" office:value-type="float" office:value="-249.47147265372" calcext:value-type="float">
            <text:p>-249.47147265372</text:p>
          </table:table-cell>
          <table:table-cell table:formula="of:= [.G716]/[.F716]" office:value-type="float" office:value="-4.43454261640329" calcext:value-type="float">
            <text:p>-4.43454261640329</text:p>
          </table:table-cell>
          <table:table-cell table:number-columns-repeated="7"/>
        </table:table-row>
        <table:table-row table:style-name="ro1">
          <table:table-cell office:value-type="float" office:value="386.846048971611" calcext:value-type="float">
            <text:p>386.846048971611</text:p>
          </table:table-cell>
          <table:table-cell office:value-type="float" office:value="-107.766571242585" calcext:value-type="float">
            <text:p>-107.766571242585</text:p>
          </table:table-cell>
          <table:table-cell office:value-type="float" office:value="-70.9001855975296" calcext:value-type="float">
            <text:p>-70.9001855975296</text:p>
          </table:table-cell>
          <table:table-cell/>
          <table:table-cell table:formula="of:=[.A717]*[.$K$1]" office:value-type="float" office:value="386.846048971611" calcext:value-type="float">
            <text:p>386.846048971611</text:p>
          </table:table-cell>
          <table:table-cell table:formula="of:=[.B717]*[.$K$2]" office:value-type="float" office:value="-107.766571242585" calcext:value-type="float">
            <text:p>-107.766571242585</text:p>
          </table:table-cell>
          <table:table-cell table:formula="of:=[.C717]*[.$K$3]" office:value-type="float" office:value="-70.9001855975296" calcext:value-type="float">
            <text:p>-70.9001855975296</text:p>
          </table:table-cell>
          <table:table-cell table:formula="of:= [.G717]/[.F717]" office:value-type="float" office:value="0.657905181356581" calcext:value-type="float">
            <text:p>0.657905181356581</text:p>
          </table:table-cell>
          <table:table-cell table:number-columns-repeated="7"/>
        </table:table-row>
        <table:table-row table:style-name="ro1">
          <table:table-cell office:value-type="float" office:value="294.936204718648" calcext:value-type="float">
            <text:p>294.936204718648</text:p>
          </table:table-cell>
          <table:table-cell office:value-type="float" office:value="91.9098442529627" calcext:value-type="float">
            <text:p>91.9098442529627</text:p>
          </table:table-cell>
          <table:table-cell office:value-type="float" office:value="66.1116944275239" calcext:value-type="float">
            <text:p>66.1116944275239</text:p>
          </table:table-cell>
          <table:table-cell/>
          <table:table-cell table:formula="of:=[.A718]*[.$K$1]" office:value-type="float" office:value="294.936204718648" calcext:value-type="float">
            <text:p>294.936204718648</text:p>
          </table:table-cell>
          <table:table-cell table:formula="of:=[.B718]*[.$K$2]" office:value-type="float" office:value="91.9098442529627" calcext:value-type="float">
            <text:p>91.9098442529627</text:p>
          </table:table-cell>
          <table:table-cell table:formula="of:=[.C718]*[.$K$3]" office:value-type="float" office:value="66.1116944275239" calcext:value-type="float">
            <text:p>66.1116944275239</text:p>
          </table:table-cell>
          <table:table-cell table:formula="of:= [.G718]/[.F718]" office:value-type="float" office:value="0.719310265019765" calcext:value-type="float">
            <text:p>0.719310265019765</text:p>
          </table:table-cell>
          <table:table-cell table:number-columns-repeated="7"/>
        </table:table-row>
        <table:table-row table:style-name="ro1">
          <table:table-cell office:value-type="float" office:value="394.411908021626" calcext:value-type="float">
            <text:p>394.411908021626</text:p>
          </table:table-cell>
          <table:table-cell office:value-type="float" office:value="-99.4757033029782" calcext:value-type="float">
            <text:p>-99.4757033029782</text:p>
          </table:table-cell>
          <table:table-cell office:value-type="float" office:value="57.8146094656777" calcext:value-type="float">
            <text:p>57.8146094656777</text:p>
          </table:table-cell>
          <table:table-cell/>
          <table:table-cell table:formula="of:=[.A719]*[.$K$1]" office:value-type="float" office:value="394.411908021626" calcext:value-type="float">
            <text:p>394.411908021626</text:p>
          </table:table-cell>
          <table:table-cell table:formula="of:=[.B719]*[.$K$2]" office:value-type="float" office:value="-99.4757033029782" calcext:value-type="float">
            <text:p>-99.4757033029782</text:p>
          </table:table-cell>
          <table:table-cell table:formula="of:=[.C719]*[.$K$3]" office:value-type="float" office:value="57.8146094656777" calcext:value-type="float">
            <text:p>57.8146094656777</text:p>
          </table:table-cell>
          <table:table-cell table:formula="of:= [.G719]/[.F719]" office:value-type="float" office:value="-0.581193271784054" calcext:value-type="float">
            <text:p>-0.581193271784054</text:p>
          </table:table-cell>
          <table:table-cell table:number-columns-repeated="7"/>
        </table:table-row>
        <table:table-row table:style-name="ro1">
          <table:table-cell office:value-type="float" office:value="474.070889470884" calcext:value-type="float">
            <text:p>474.070889470884</text:p>
          </table:table-cell>
          <table:table-cell office:value-type="float" office:value="-79.6589814492571" calcext:value-type="float">
            <text:p>-79.6589814492571</text:p>
          </table:table-cell>
          <table:table-cell office:value-type="float" office:value="-30.945206959516" calcext:value-type="float">
            <text:p>-30.945206959516</text:p>
          </table:table-cell>
          <table:table-cell/>
          <table:table-cell table:formula="of:=[.A720]*[.$K$1]" office:value-type="float" office:value="474.070889470884" calcext:value-type="float">
            <text:p>474.070889470884</text:p>
          </table:table-cell>
          <table:table-cell table:formula="of:=[.B720]*[.$K$2]" office:value-type="float" office:value="-79.6589814492571" calcext:value-type="float">
            <text:p>-79.6589814492571</text:p>
          </table:table-cell>
          <table:table-cell table:formula="of:=[.C720]*[.$K$3]" office:value-type="float" office:value="-30.945206959516" calcext:value-type="float">
            <text:p>-30.945206959516</text:p>
          </table:table-cell>
          <table:table-cell table:formula="of:= [.G720]/[.F720]" office:value-type="float" office:value="0.388471034860371" calcext:value-type="float">
            <text:p>0.388471034860371</text:p>
          </table:table-cell>
          <table:table-cell table:number-columns-repeated="7"/>
        </table:table-row>
        <table:table-row table:style-name="ro1">
          <table:table-cell office:value-type="float" office:value="437.860341935884" calcext:value-type="float">
            <text:p>437.860341935884</text:p>
          </table:table-cell>
          <table:table-cell office:value-type="float" office:value="36.2105475349991" calcext:value-type="float">
            <text:p>36.2105475349991</text:p>
          </table:table-cell>
          <table:table-cell office:value-type="float" office:value="-139.949616714594" calcext:value-type="float">
            <text:p>-139.949616714594</text:p>
          </table:table-cell>
          <table:table-cell/>
          <table:table-cell table:formula="of:=[.A721]*[.$K$1]" office:value-type="float" office:value="437.860341935884" calcext:value-type="float">
            <text:p>437.860341935884</text:p>
          </table:table-cell>
          <table:table-cell table:formula="of:=[.B721]*[.$K$2]" office:value-type="float" office:value="36.2105475349991" calcext:value-type="float">
            <text:p>36.2105475349991</text:p>
          </table:table-cell>
          <table:table-cell table:formula="of:=[.C721]*[.$K$3]" office:value-type="float" office:value="-139.949616714594" calcext:value-type="float">
            <text:p>-139.949616714594</text:p>
          </table:table-cell>
          <table:table-cell table:formula="of:= [.G721]/[.F721]" office:value-type="float" office:value="-3.86488540609131" calcext:value-type="float">
            <text:p>-3.86488540609131</text:p>
          </table:table-cell>
          <table:table-cell table:number-columns-repeated="7"/>
        </table:table-row>
        <table:table-row table:style-name="ro1">
          <table:table-cell office:value-type="float" office:value="349.293535751249" calcext:value-type="float">
            <text:p>349.293535751249</text:p>
          </table:table-cell>
          <table:table-cell office:value-type="float" office:value="88.5668061846359" calcext:value-type="float">
            <text:p>88.5668061846359</text:p>
          </table:table-cell>
          <table:table-cell office:value-type="float" office:value="223.95047603254" calcext:value-type="float">
            <text:p>223.95047603254</text:p>
          </table:table-cell>
          <table:table-cell/>
          <table:table-cell table:formula="of:=[.A722]*[.$K$1]" office:value-type="float" office:value="349.293535751249" calcext:value-type="float">
            <text:p>349.293535751249</text:p>
          </table:table-cell>
          <table:table-cell table:formula="of:=[.B722]*[.$K$2]" office:value-type="float" office:value="88.5668061846359" calcext:value-type="float">
            <text:p>88.5668061846359</text:p>
          </table:table-cell>
          <table:table-cell table:formula="of:=[.C722]*[.$K$3]" office:value-type="float" office:value="223.95047603254" calcext:value-type="float">
            <text:p>223.95047603254</text:p>
          </table:table-cell>
          <table:table-cell table:formula="of:= [.G722]/[.F722]" office:value-type="float" office:value="2.52860507994009" calcext:value-type="float">
            <text:p>2.52860507994009</text:p>
          </table:table-cell>
          <table:table-cell table:number-columns-repeated="7"/>
        </table:table-row>
        <table:table-row table:style-name="ro1">
          <table:table-cell office:value-type="float" office:value="427.29600668542" calcext:value-type="float">
            <text:p>427.29600668542</text:p>
          </table:table-cell>
          <table:table-cell office:value-type="float" office:value="-78.0024709341714" calcext:value-type="float">
            <text:p>-78.0024709341714</text:p>
          </table:table-cell>
          <table:table-cell office:value-type="float" office:value="118.509299414634" calcext:value-type="float">
            <text:p>118.509299414634</text:p>
          </table:table-cell>
          <table:table-cell/>
          <table:table-cell table:formula="of:=[.A723]*[.$K$1]" office:value-type="float" office:value="427.29600668542" calcext:value-type="float">
            <text:p>427.29600668542</text:p>
          </table:table-cell>
          <table:table-cell table:formula="of:=[.B723]*[.$K$2]" office:value-type="float" office:value="-78.0024709341714" calcext:value-type="float">
            <text:p>-78.0024709341714</text:p>
          </table:table-cell>
          <table:table-cell table:formula="of:=[.C723]*[.$K$3]" office:value-type="float" office:value="118.509299414634" calcext:value-type="float">
            <text:p>118.509299414634</text:p>
          </table:table-cell>
          <table:table-cell table:formula="of:= [.G723]/[.F723]" office:value-type="float" office:value="-1.51930186307363" calcext:value-type="float">
            <text:p>-1.51930186307363</text:p>
          </table:table-cell>
          <table:table-cell table:number-columns-repeated="7"/>
        </table:table-row>
        <table:table-row table:style-name="ro1">
          <table:table-cell office:value-type="float" office:value="513.116802814913" calcext:value-type="float">
            <text:p>513.116802814913</text:p>
          </table:table-cell>
          <table:table-cell office:value-type="float" office:value="-85.8207961294932" calcext:value-type="float">
            <text:p>-85.8207961294932</text:p>
          </table:table-cell>
          <table:table-cell office:value-type="float" office:value="-202.789215147319" calcext:value-type="float">
            <text:p>-202.789215147319</text:p>
          </table:table-cell>
          <table:table-cell/>
          <table:table-cell table:formula="of:=[.A724]*[.$K$1]" office:value-type="float" office:value="513.116802814913" calcext:value-type="float">
            <text:p>513.116802814913</text:p>
          </table:table-cell>
          <table:table-cell table:formula="of:=[.B724]*[.$K$2]" office:value-type="float" office:value="-85.8207961294932" calcext:value-type="float">
            <text:p>-85.8207961294932</text:p>
          </table:table-cell>
          <table:table-cell table:formula="of:=[.C724]*[.$K$3]" office:value-type="float" office:value="-202.789215147319" calcext:value-type="float">
            <text:p>-202.789215147319</text:p>
          </table:table-cell>
          <table:table-cell table:formula="of:= [.G724]/[.F724]" office:value-type="float" office:value="2.36293793920689" calcext:value-type="float">
            <text:p>2.36293793920689</text:p>
          </table:table-cell>
          <table:table-cell table:number-columns-repeated="7"/>
        </table:table-row>
        <table:table-row table:style-name="ro1">
          <table:table-cell office:value-type="float" office:value="284.045304091923" calcext:value-type="float">
            <text:p>284.045304091923</text:p>
          </table:table-cell>
          <table:table-cell office:value-type="float" office:value="229.07149872299" calcext:value-type="float">
            <text:p>229.07149872299</text:p>
          </table:table-cell>
          <table:table-cell office:value-type="float" office:value="197.233312764734" calcext:value-type="float">
            <text:p>197.233312764734</text:p>
          </table:table-cell>
          <table:table-cell/>
          <table:table-cell table:formula="of:=[.A725]*[.$K$1]" office:value-type="float" office:value="284.045304091923" calcext:value-type="float">
            <text:p>284.045304091923</text:p>
          </table:table-cell>
          <table:table-cell table:formula="of:=[.B725]*[.$K$2]" office:value-type="float" office:value="229.07149872299" calcext:value-type="float">
            <text:p>229.07149872299</text:p>
          </table:table-cell>
          <table:table-cell table:formula="of:=[.C725]*[.$K$3]" office:value-type="float" office:value="197.233312764734" calcext:value-type="float">
            <text:p>197.233312764734</text:p>
          </table:table-cell>
          <table:table-cell table:formula="of:= [.G725]/[.F725]" office:value-type="float" office:value="0.861012015306377" calcext:value-type="float">
            <text:p>0.861012015306377</text:p>
          </table:table-cell>
          <table:table-cell table:number-columns-repeated="7"/>
        </table:table-row>
        <table:table-row table:style-name="ro1">
          <table:table-cell office:value-type="float" office:value="237.953902274248" calcext:value-type="float">
            <text:p>237.953902274248</text:p>
          </table:table-cell>
          <table:table-cell office:value-type="float" office:value="46.0914018176757" calcext:value-type="float">
            <text:p>46.0914018176757</text:p>
          </table:table-cell>
          <table:table-cell office:value-type="float" office:value="-300.270565804105" calcext:value-type="float">
            <text:p>-300.270565804105</text:p>
          </table:table-cell>
          <table:table-cell/>
          <table:table-cell table:formula="of:=[.A726]*[.$K$1]" office:value-type="float" office:value="237.953902274248" calcext:value-type="float">
            <text:p>237.953902274248</text:p>
          </table:table-cell>
          <table:table-cell table:formula="of:=[.B726]*[.$K$2]" office:value-type="float" office:value="46.0914018176757" calcext:value-type="float">
            <text:p>46.0914018176757</text:p>
          </table:table-cell>
          <table:table-cell table:formula="of:=[.C726]*[.$K$3]" office:value-type="float" office:value="-300.270565804105" calcext:value-type="float">
            <text:p>-300.270565804105</text:p>
          </table:table-cell>
          <table:table-cell table:formula="of:= [.G726]/[.F726]" office:value-type="float" office:value="-6.51467635963619" calcext:value-type="float">
            <text:p>-6.51467635963619</text:p>
          </table:table-cell>
          <table:table-cell table:number-columns-repeated="7"/>
        </table:table-row>
        <table:table-row table:style-name="ro1">
          <table:table-cell office:value-type="float" office:value="487.273985569727" calcext:value-type="float">
            <text:p>487.273985569727</text:p>
          </table:table-cell>
          <table:table-cell office:value-type="float" office:value="-249.320083295479" calcext:value-type="float">
            <text:p>-249.320083295479</text:p>
          </table:table-cell>
          <table:table-cell office:value-type="float" office:value="217.562887319123" calcext:value-type="float">
            <text:p>217.562887319123</text:p>
          </table:table-cell>
          <table:table-cell/>
          <table:table-cell table:formula="of:=[.A727]*[.$K$1]" office:value-type="float" office:value="487.273985569727" calcext:value-type="float">
            <text:p>487.273985569727</text:p>
          </table:table-cell>
          <table:table-cell table:formula="of:=[.B727]*[.$K$2]" office:value-type="float" office:value="-249.320083295479" calcext:value-type="float">
            <text:p>-249.320083295479</text:p>
          </table:table-cell>
          <table:table-cell table:formula="of:=[.C727]*[.$K$3]" office:value-type="float" office:value="217.562887319123" calcext:value-type="float">
            <text:p>217.562887319123</text:p>
          </table:table-cell>
          <table:table-cell table:formula="of:= [.G727]/[.F727]" office:value-type="float" office:value="-0.872624797984209" calcext:value-type="float">
            <text:p>-0.872624797984209</text:p>
          </table:table-cell>
          <table:table-cell table:number-columns-repeated="7"/>
        </table:table-row>
        <table:table-row table:style-name="ro1">
          <table:table-cell office:value-type="float" office:value="197.524556784287" calcext:value-type="float">
            <text:p>197.524556784287</text:p>
          </table:table-cell>
          <table:table-cell office:value-type="float" office:value="289.74942878544" calcext:value-type="float">
            <text:p>289.74942878544</text:p>
          </table:table-cell>
          <table:table-cell office:value-type="float" office:value="-307.566581090806" calcext:value-type="float">
            <text:p>-307.566581090806</text:p>
          </table:table-cell>
          <table:table-cell/>
          <table:table-cell table:formula="of:=[.A728]*[.$K$1]" office:value-type="float" office:value="197.524556784287" calcext:value-type="float">
            <text:p>197.524556784287</text:p>
          </table:table-cell>
          <table:table-cell table:formula="of:=[.B728]*[.$K$2]" office:value-type="float" office:value="289.74942878544" calcext:value-type="float">
            <text:p>289.74942878544</text:p>
          </table:table-cell>
          <table:table-cell table:formula="of:=[.C728]*[.$K$3]" office:value-type="float" office:value="-307.566581090806" calcext:value-type="float">
            <text:p>-307.566581090806</text:p>
          </table:table-cell>
          <table:table-cell table:formula="of:= [.G728]/[.F728]" office:value-type="float" office:value="-1.06149158733479" calcext:value-type="float">
            <text:p>-1.06149158733479</text:p>
          </table:table-cell>
          <table:table-cell table:number-columns-repeated="7"/>
        </table:table-row>
        <table:table-row table:style-name="ro1">
          <table:table-cell office:value-type="float" office:value="468.72551072045" calcext:value-type="float">
            <text:p>468.72551072045</text:p>
          </table:table-cell>
          <table:table-cell office:value-type="float" office:value="-271.200953936163" calcext:value-type="float">
            <text:p>-271.200953936163</text:p>
          </table:table-cell>
          <table:table-cell office:value-type="float" office:value="343.374845831925" calcext:value-type="float">
            <text:p>343.374845831925</text:p>
          </table:table-cell>
          <table:table-cell/>
          <table:table-cell table:formula="of:=[.A729]*[.$K$1]" office:value-type="float" office:value="468.72551072045" calcext:value-type="float">
            <text:p>468.72551072045</text:p>
          </table:table-cell>
          <table:table-cell table:formula="of:=[.B729]*[.$K$2]" office:value-type="float" office:value="-271.200953936163" calcext:value-type="float">
            <text:p>-271.200953936163</text:p>
          </table:table-cell>
          <table:table-cell table:formula="of:=[.C729]*[.$K$3]" office:value-type="float" office:value="343.374845831925" calcext:value-type="float">
            <text:p>343.374845831925</text:p>
          </table:table-cell>
          <table:table-cell table:formula="of:= [.G729]/[.F729]" office:value-type="float" office:value="-1.26612698387761" calcext:value-type="float">
            <text:p>-1.26612698387761</text:p>
          </table:table-cell>
          <table:table-cell table:number-columns-repeated="7"/>
        </table:table-row>
        <table:table-row table:style-name="ro1">
          <table:table-cell office:value-type="float" office:value="268.556593286579" calcext:value-type="float">
            <text:p>268.556593286579</text:p>
          </table:table-cell>
          <table:table-cell office:value-type="float" office:value="200.168917433871" calcext:value-type="float">
            <text:p>200.168917433871</text:p>
          </table:table-cell>
          <table:table-cell office:value-type="float" office:value="96.6506905272643" calcext:value-type="float">
            <text:p>96.6506905272643</text:p>
          </table:table-cell>
          <table:table-cell/>
          <table:table-cell table:formula="of:=[.A730]*[.$K$1]" office:value-type="float" office:value="268.556593286579" calcext:value-type="float">
            <text:p>268.556593286579</text:p>
          </table:table-cell>
          <table:table-cell table:formula="of:=[.B730]*[.$K$2]" office:value-type="float" office:value="200.168917433871" calcext:value-type="float">
            <text:p>200.168917433871</text:p>
          </table:table-cell>
          <table:table-cell table:formula="of:=[.C730]*[.$K$3]" office:value-type="float" office:value="96.6506905272643" calcext:value-type="float">
            <text:p>96.6506905272643</text:p>
          </table:table-cell>
          <table:table-cell table:formula="of:= [.G730]/[.F730]" office:value-type="float" office:value="0.482845647397751" calcext:value-type="float">
            <text:p>0.482845647397751</text:p>
          </table:table-cell>
          <table:table-cell table:number-columns-repeated="7"/>
        </table:table-row>
        <table:table-row table:style-name="ro1">
          <table:table-cell office:value-type="float" office:value="189.719581799585" calcext:value-type="float">
            <text:p>189.719581799585</text:p>
          </table:table-cell>
          <table:table-cell office:value-type="float" office:value="78.8370114869937" calcext:value-type="float">
            <text:p>78.8370114869937</text:p>
          </table:table-cell>
          <table:table-cell office:value-type="float" office:value="-2.89686795881352" calcext:value-type="float">
            <text:p>-2.89686795881352</text:p>
          </table:table-cell>
          <table:table-cell/>
          <table:table-cell table:formula="of:=[.A731]*[.$K$1]" office:value-type="float" office:value="189.719581799585" calcext:value-type="float">
            <text:p>189.719581799585</text:p>
          </table:table-cell>
          <table:table-cell table:formula="of:=[.B731]*[.$K$2]" office:value-type="float" office:value="78.8370114869937" calcext:value-type="float">
            <text:p>78.8370114869937</text:p>
          </table:table-cell>
          <table:table-cell table:formula="of:=[.C731]*[.$K$3]" office:value-type="float" office:value="-2.89686795881352" calcext:value-type="float">
            <text:p>-2.89686795881352</text:p>
          </table:table-cell>
          <table:table-cell table:formula="of:= [.G731]/[.F731]" office:value-type="float" office:value="-0.0367450250101304" calcext:value-type="float">
            <text:p>-0.036745025010131</text:p>
          </table:table-cell>
          <table:table-cell table:number-columns-repeated="7"/>
        </table:table-row>
        <table:table-row table:style-name="ro1">
          <table:table-cell office:value-type="float" office:value="429.549459297893" calcext:value-type="float">
            <text:p>429.549459297893</text:p>
          </table:table-cell>
          <table:table-cell office:value-type="float" office:value="-239.829877498308" calcext:value-type="float">
            <text:p>-239.829877498308</text:p>
          </table:table-cell>
          <table:table-cell office:value-type="float" office:value="-44.4638046732537" calcext:value-type="float">
            <text:p>-44.4638046732537</text:p>
          </table:table-cell>
          <table:table-cell/>
          <table:table-cell table:formula="of:=[.A732]*[.$K$1]" office:value-type="float" office:value="429.549459297893" calcext:value-type="float">
            <text:p>429.549459297893</text:p>
          </table:table-cell>
          <table:table-cell table:formula="of:=[.B732]*[.$K$2]" office:value-type="float" office:value="-239.829877498308" calcext:value-type="float">
            <text:p>-239.829877498308</text:p>
          </table:table-cell>
          <table:table-cell table:formula="of:=[.C732]*[.$K$3]" office:value-type="float" office:value="-44.4638046732537" calcext:value-type="float">
            <text:p>-44.4638046732537</text:p>
          </table:table-cell>
          <table:table-cell table:formula="of:= [.G732]/[.F732]" office:value-type="float" office:value="0.185397270502994" calcext:value-type="float">
            <text:p>0.185397270502994</text:p>
          </table:table-cell>
          <table:table-cell table:number-columns-repeated="7"/>
        </table:table-row>
        <table:table-row table:style-name="ro1">
          <table:table-cell office:value-type="float" office:value="277.548264233418" calcext:value-type="float">
            <text:p>277.548264233418</text:p>
          </table:table-cell>
          <table:table-cell office:value-type="float" office:value="152.001195064475" calcext:value-type="float">
            <text:p>152.001195064475</text:p>
          </table:table-cell>
          <table:table-cell office:value-type="float" office:value="-357.322802498222" calcext:value-type="float">
            <text:p>-357.322802498222</text:p>
          </table:table-cell>
          <table:table-cell/>
          <table:table-cell table:formula="of:=[.A733]*[.$K$1]" office:value-type="float" office:value="277.548264233418" calcext:value-type="float">
            <text:p>277.548264233418</text:p>
          </table:table-cell>
          <table:table-cell table:formula="of:=[.B733]*[.$K$2]" office:value-type="float" office:value="152.001195064475" calcext:value-type="float">
            <text:p>152.001195064475</text:p>
          </table:table-cell>
          <table:table-cell table:formula="of:=[.C733]*[.$K$3]" office:value-type="float" office:value="-357.322802498222" calcext:value-type="float">
            <text:p>-357.322802498222</text:p>
          </table:table-cell>
          <table:table-cell table:formula="of:= [.G733]/[.F733]" office:value-type="float" office:value="-2.35078942864005" calcext:value-type="float">
            <text:p>-2.35078942864005</text:p>
          </table:table-cell>
          <table:table-cell table:number-columns-repeated="7"/>
        </table:table-row>
        <table:table-row table:style-name="ro1">
          <table:table-cell office:value-type="float" office:value="369.701570589916" calcext:value-type="float">
            <text:p>369.701570589916</text:p>
          </table:table-cell>
          <table:table-cell office:value-type="float" office:value="-92.1533063564979" calcext:value-type="float">
            <text:p>-92.1533063564979</text:p>
          </table:table-cell>
          <table:table-cell office:value-type="float" office:value="122.091213182237" calcext:value-type="float">
            <text:p>122.091213182237</text:p>
          </table:table-cell>
          <table:table-cell/>
          <table:table-cell table:formula="of:=[.A734]*[.$K$1]" office:value-type="float" office:value="369.701570589916" calcext:value-type="float">
            <text:p>369.701570589916</text:p>
          </table:table-cell>
          <table:table-cell table:formula="of:=[.B734]*[.$K$2]" office:value-type="float" office:value="-92.1533063564979" calcext:value-type="float">
            <text:p>-92.1533063564979</text:p>
          </table:table-cell>
          <table:table-cell table:formula="of:=[.C734]*[.$K$3]" office:value-type="float" office:value="122.091213182237" calcext:value-type="float">
            <text:p>122.091213182237</text:p>
          </table:table-cell>
          <table:table-cell table:formula="of:= [.G734]/[.F734]" office:value-type="float" office:value="-1.32487067485049" calcext:value-type="float">
            <text:p>-1.32487067485049</text:p>
          </table:table-cell>
          <table:table-cell table:number-columns-repeated="7"/>
        </table:table-row>
        <table:table-row table:style-name="ro1">
          <table:table-cell office:value-type="float" office:value="185.505336219626" calcext:value-type="float">
            <text:p>185.505336219626</text:p>
          </table:table-cell>
          <table:table-cell office:value-type="float" office:value="184.19623437029" calcext:value-type="float">
            <text:p>184.19623437029</text:p>
          </table:table-cell>
          <table:table-cell office:value-type="float" office:value="318.523589935799" calcext:value-type="float">
            <text:p>318.523589935799</text:p>
          </table:table-cell>
          <table:table-cell/>
          <table:table-cell table:formula="of:=[.A735]*[.$K$1]" office:value-type="float" office:value="185.505336219626" calcext:value-type="float">
            <text:p>185.505336219626</text:p>
          </table:table-cell>
          <table:table-cell table:formula="of:=[.B735]*[.$K$2]" office:value-type="float" office:value="184.19623437029" calcext:value-type="float">
            <text:p>184.19623437029</text:p>
          </table:table-cell>
          <table:table-cell table:formula="of:=[.C735]*[.$K$3]" office:value-type="float" office:value="318.523589935799" calcext:value-type="float">
            <text:p>318.523589935799</text:p>
          </table:table-cell>
          <table:table-cell table:formula="of:= [.G735]/[.F735]" office:value-type="float" office:value="1.72926222419656" calcext:value-type="float">
            <text:p>1.72926222419656</text:p>
          </table:table-cell>
          <table:table-cell table:number-columns-repeated="7"/>
        </table:table-row>
        <table:table-row table:style-name="ro1">
          <table:table-cell office:value-type="float" office:value="555.539520450983" calcext:value-type="float">
            <text:p>555.539520450983</text:p>
          </table:table-cell>
          <table:table-cell office:value-type="float" office:value="-370.034184231356" calcext:value-type="float">
            <text:p>-370.034184231356</text:p>
          </table:table-cell>
          <table:table-cell office:value-type="float" office:value="-64.4313578815658" calcext:value-type="float">
            <text:p>-64.4313578815658</text:p>
          </table:table-cell>
          <table:table-cell/>
          <table:table-cell table:formula="of:=[.A736]*[.$K$1]" office:value-type="float" office:value="555.539520450983" calcext:value-type="float">
            <text:p>555.539520450983</text:p>
          </table:table-cell>
          <table:table-cell table:formula="of:=[.B736]*[.$K$2]" office:value-type="float" office:value="-370.034184231356" calcext:value-type="float">
            <text:p>-370.034184231356</text:p>
          </table:table-cell>
          <table:table-cell table:formula="of:=[.C736]*[.$K$3]" office:value-type="float" office:value="-64.4313578815658" calcext:value-type="float">
            <text:p>-64.4313578815658</text:p>
          </table:table-cell>
          <table:table-cell table:formula="of:= [.G736]/[.F736]" office:value-type="float" office:value="0.174122717919708" calcext:value-type="float">
            <text:p>0.174122717919708</text:p>
          </table:table-cell>
          <table:table-cell table:number-columns-repeated="7"/>
        </table:table-row>
        <table:table-row table:style-name="ro1">
          <table:table-cell office:value-type="float" office:value="470.326285856465" calcext:value-type="float">
            <text:p>470.326285856465</text:p>
          </table:table-cell>
          <table:table-cell office:value-type="float" office:value="85.2132345945176" calcext:value-type="float">
            <text:p>85.2132345945176</text:p>
          </table:table-cell>
          <table:table-cell office:value-type="float" office:value="-407.572342771884" calcext:value-type="float">
            <text:p>-407.572342771884</text:p>
          </table:table-cell>
          <table:table-cell/>
          <table:table-cell table:formula="of:=[.A737]*[.$K$1]" office:value-type="float" office:value="470.326285856465" calcext:value-type="float">
            <text:p>470.326285856465</text:p>
          </table:table-cell>
          <table:table-cell table:formula="of:=[.B737]*[.$K$2]" office:value-type="float" office:value="85.2132345945176" calcext:value-type="float">
            <text:p>85.2132345945176</text:p>
          </table:table-cell>
          <table:table-cell table:formula="of:=[.C737]*[.$K$3]" office:value-type="float" office:value="-407.572342771884" calcext:value-type="float">
            <text:p>-407.572342771884</text:p>
          </table:table-cell>
          <table:table-cell table:formula="of:= [.G737]/[.F737]" office:value-type="float" office:value="-4.78296997774223" calcext:value-type="float">
            <text:p>-4.78296997774223</text:p>
          </table:table-cell>
          <table:table-cell table:number-columns-repeated="7"/>
        </table:table-row>
        <table:table-row table:style-name="ro1">
          <table:table-cell office:value-type="float" office:value="351.323882938368" calcext:value-type="float">
            <text:p>351.323882938368</text:p>
          </table:table-cell>
          <table:table-cell office:value-type="float" office:value="119.002402918097" calcext:value-type="float">
            <text:p>119.002402918097</text:p>
          </table:table-cell>
          <table:table-cell office:value-type="float" office:value="73.1296641680702" calcext:value-type="float">
            <text:p>73.1296641680702</text:p>
          </table:table-cell>
          <table:table-cell/>
          <table:table-cell table:formula="of:=[.A738]*[.$K$1]" office:value-type="float" office:value="351.323882938368" calcext:value-type="float">
            <text:p>351.323882938368</text:p>
          </table:table-cell>
          <table:table-cell table:formula="of:=[.B738]*[.$K$2]" office:value-type="float" office:value="119.002402918097" calcext:value-type="float">
            <text:p>119.002402918097</text:p>
          </table:table-cell>
          <table:table-cell table:formula="of:=[.C738]*[.$K$3]" office:value-type="float" office:value="73.1296641680702" calcext:value-type="float">
            <text:p>73.1296641680702</text:p>
          </table:table-cell>
          <table:table-cell table:formula="of:= [.G738]/[.F738]" office:value-type="float" office:value="0.614522584206986" calcext:value-type="float">
            <text:p>0.614522584206986</text:p>
          </table:table-cell>
          <table:table-cell table:number-columns-repeated="7"/>
        </table:table-row>
        <table:table-row table:style-name="ro1">
          <table:table-cell office:value-type="float" office:value="248.229849423006" calcext:value-type="float">
            <text:p>248.229849423006</text:p>
          </table:table-cell>
          <table:table-cell office:value-type="float" office:value="103.094033515362" calcext:value-type="float">
            <text:p>103.094033515362</text:p>
          </table:table-cell>
          <table:table-cell office:value-type="float" office:value="-60.7419549634279" calcext:value-type="float">
            <text:p>-60.7419549634279</text:p>
          </table:table-cell>
          <table:table-cell/>
          <table:table-cell table:formula="of:=[.A739]*[.$K$1]" office:value-type="float" office:value="248.229849423006" calcext:value-type="float">
            <text:p>248.229849423006</text:p>
          </table:table-cell>
          <table:table-cell table:formula="of:=[.B739]*[.$K$2]" office:value-type="float" office:value="103.094033515362" calcext:value-type="float">
            <text:p>103.094033515362</text:p>
          </table:table-cell>
          <table:table-cell table:formula="of:=[.C739]*[.$K$3]" office:value-type="float" office:value="-60.7419549634279" calcext:value-type="float">
            <text:p>-60.7419549634279</text:p>
          </table:table-cell>
          <table:table-cell table:formula="of:= [.G739]/[.F739]" office:value-type="float" office:value="-0.589189819160357" calcext:value-type="float">
            <text:p>-0.589189819160357</text:p>
          </table:table-cell>
          <table:table-cell table:number-columns-repeated="7"/>
        </table:table-row>
        <table:table-row table:style-name="ro1">
          <table:table-cell office:value-type="float" office:value="481.674439220003" calcext:value-type="float">
            <text:p>481.674439220003</text:p>
          </table:table-cell>
          <table:table-cell office:value-type="float" office:value="-233.444589796997" calcext:value-type="float">
            <text:p>-233.444589796997</text:p>
          </table:table-cell>
          <table:table-cell office:value-type="float" office:value="407.288226903903" calcext:value-type="float">
            <text:p>407.288226903903</text:p>
          </table:table-cell>
          <table:table-cell/>
          <table:table-cell table:formula="of:=[.A740]*[.$K$1]" office:value-type="float" office:value="481.674439220003" calcext:value-type="float">
            <text:p>481.674439220003</text:p>
          </table:table-cell>
          <table:table-cell table:formula="of:=[.B740]*[.$K$2]" office:value-type="float" office:value="-233.444589796997" calcext:value-type="float">
            <text:p>-233.444589796997</text:p>
          </table:table-cell>
          <table:table-cell table:formula="of:=[.C740]*[.$K$3]" office:value-type="float" office:value="407.288226903903" calcext:value-type="float">
            <text:p>407.288226903903</text:p>
          </table:table-cell>
          <table:table-cell table:formula="of:= [.G740]/[.F740]" office:value-type="float" office:value="-1.74468908128511" calcext:value-type="float">
            <text:p>-1.74468908128511</text:p>
          </table:table-cell>
          <table:table-cell table:number-columns-repeated="7"/>
        </table:table-row>
        <table:table-row table:style-name="ro1">
          <table:table-cell office:value-type="float" office:value="246.320004786973" calcext:value-type="float">
            <text:p>246.320004786973</text:p>
          </table:table-cell>
          <table:table-cell office:value-type="float" office:value="235.35443443303" calcext:value-type="float">
            <text:p>235.35443443303</text:p>
          </table:table-cell>
          <table:table-cell office:value-type="float" office:value="-312.562894240172" calcext:value-type="float">
            <text:p>-312.562894240172</text:p>
          </table:table-cell>
          <table:table-cell/>
          <table:table-cell table:formula="of:=[.A741]*[.$K$1]" office:value-type="float" office:value="246.320004786973" calcext:value-type="float">
            <text:p>246.320004786973</text:p>
          </table:table-cell>
          <table:table-cell table:formula="of:=[.B741]*[.$K$2]" office:value-type="float" office:value="235.35443443303" calcext:value-type="float">
            <text:p>235.35443443303</text:p>
          </table:table-cell>
          <table:table-cell table:formula="of:=[.C741]*[.$K$3]" office:value-type="float" office:value="-312.562894240172" calcext:value-type="float">
            <text:p>-312.562894240172</text:p>
          </table:table-cell>
          <table:table-cell table:formula="of:= [.G741]/[.F741]" office:value-type="float" office:value="-1.32805185928677" calcext:value-type="float">
            <text:p>-1.32805185928677</text:p>
          </table:table-cell>
          <table:table-cell table:number-columns-repeated="7"/>
        </table:table-row>
        <table:table-row table:style-name="ro1">
          <table:table-cell office:value-type="float" office:value="185.081606039131" calcext:value-type="float">
            <text:p>185.081606039131</text:p>
          </table:table-cell>
          <table:table-cell office:value-type="float" office:value="61.2383987478417" calcext:value-type="float">
            <text:p>61.2383987478417</text:p>
          </table:table-cell>
          <table:table-cell office:value-type="float" office:value="-91.3093453922459" calcext:value-type="float">
            <text:p>-91.3093453922459</text:p>
          </table:table-cell>
          <table:table-cell/>
          <table:table-cell table:formula="of:=[.A742]*[.$K$1]" office:value-type="float" office:value="185.081606039131" calcext:value-type="float">
            <text:p>185.081606039131</text:p>
          </table:table-cell>
          <table:table-cell table:formula="of:=[.B742]*[.$K$2]" office:value-type="float" office:value="61.2383987478417" calcext:value-type="float">
            <text:p>61.2383987478417</text:p>
          </table:table-cell>
          <table:table-cell table:formula="of:=[.C742]*[.$K$3]" office:value-type="float" office:value="-91.3093453922459" calcext:value-type="float">
            <text:p>-91.3093453922459</text:p>
          </table:table-cell>
          <table:table-cell table:formula="of:= [.G742]/[.F742]" office:value-type="float" office:value="-1.49104723930202" calcext:value-type="float">
            <text:p>-1.49104723930202</text:p>
          </table:table-cell>
          <table:table-cell table:number-columns-repeated="7"/>
        </table:table-row>
        <table:table-row table:style-name="ro1">
          <table:table-cell office:value-type="float" office:value="520.736785157001" calcext:value-type="float">
            <text:p>520.736785157001</text:p>
          </table:table-cell>
          <table:table-cell office:value-type="float" office:value="-335.65517911787" calcext:value-type="float">
            <text:p>-335.65517911787</text:p>
          </table:table-cell>
          <table:table-cell office:value-type="float" office:value="413.394843863159" calcext:value-type="float">
            <text:p>413.394843863159</text:p>
          </table:table-cell>
          <table:table-cell/>
          <table:table-cell table:formula="of:=[.A743]*[.$K$1]" office:value-type="float" office:value="520.736785157001" calcext:value-type="float">
            <text:p>520.736785157001</text:p>
          </table:table-cell>
          <table:table-cell table:formula="of:=[.B743]*[.$K$2]" office:value-type="float" office:value="-335.65517911787" calcext:value-type="float">
            <text:p>-335.65517911787</text:p>
          </table:table-cell>
          <table:table-cell table:formula="of:=[.C743]*[.$K$3]" office:value-type="float" office:value="413.394843863159" calcext:value-type="float">
            <text:p>413.394843863159</text:p>
          </table:table-cell>
          <table:table-cell table:formula="of:= [.G743]/[.F743]" office:value-type="float" office:value="-1.23160573583162" calcext:value-type="float">
            <text:p>-1.23160573583162</text:p>
          </table:table-cell>
          <table:table-cell table:number-columns-repeated="7"/>
        </table:table-row>
        <table:table-row table:style-name="ro1">
          <table:table-cell office:value-type="float" office:value="181.407225847296" calcext:value-type="float">
            <text:p>181.407225847296</text:p>
          </table:table-cell>
          <table:table-cell office:value-type="float" office:value="339.329559309705" calcext:value-type="float">
            <text:p>339.329559309705</text:p>
          </table:table-cell>
          <table:table-cell office:value-type="float" office:value="-426.029082038516" calcext:value-type="float">
            <text:p>-426.029082038516</text:p>
          </table:table-cell>
          <table:table-cell/>
          <table:table-cell table:formula="of:=[.A744]*[.$K$1]" office:value-type="float" office:value="181.407225847296" calcext:value-type="float">
            <text:p>181.407225847296</text:p>
          </table:table-cell>
          <table:table-cell table:formula="of:=[.B744]*[.$K$2]" office:value-type="float" office:value="339.329559309705" calcext:value-type="float">
            <text:p>339.329559309705</text:p>
          </table:table-cell>
          <table:table-cell table:formula="of:=[.C744]*[.$K$3]" office:value-type="float" office:value="-426.029082038516" calcext:value-type="float">
            <text:p>-426.029082038516</text:p>
          </table:table-cell>
          <table:table-cell table:formula="of:= [.G744]/[.F744]" office:value-type="float" office:value="-1.25550241748813" calcext:value-type="float">
            <text:p>-1.25550241748813</text:p>
          </table:table-cell>
          <table:table-cell table:number-columns-repeated="7"/>
        </table:table-row>
        <table:table-row table:style-name="ro1">
          <table:table-cell office:value-type="float" office:value="271.513789876211" calcext:value-type="float">
            <text:p>271.513789876211</text:p>
          </table:table-cell>
          <table:table-cell office:value-type="float" office:value="-90.1065640289157" calcext:value-type="float">
            <text:p>-90.1065640289157</text:p>
          </table:table-cell>
          <table:table-cell office:value-type="float" office:value="145.468441045459" calcext:value-type="float">
            <text:p>145.468441045459</text:p>
          </table:table-cell>
          <table:table-cell/>
          <table:table-cell table:formula="of:=[.A745]*[.$K$1]" office:value-type="float" office:value="271.513789876211" calcext:value-type="float">
            <text:p>271.513789876211</text:p>
          </table:table-cell>
          <table:table-cell table:formula="of:=[.B745]*[.$K$2]" office:value-type="float" office:value="-90.1065640289157" calcext:value-type="float">
            <text:p>-90.1065640289157</text:p>
          </table:table-cell>
          <table:table-cell table:formula="of:=[.C745]*[.$K$3]" office:value-type="float" office:value="145.468441045459" calcext:value-type="float">
            <text:p>145.468441045459</text:p>
          </table:table-cell>
          <table:table-cell table:formula="of:= [.G745]/[.F745]" office:value-type="float" office:value="-1.61440448443664" calcext:value-type="float">
            <text:p>-1.61440448443664</text:p>
          </table:table-cell>
          <table:table-cell table:number-columns-repeated="7"/>
        </table:table-row>
        <table:table-row table:style-name="ro1">
          <table:table-cell office:value-type="float" office:value="488.709818773311" calcext:value-type="float">
            <text:p>488.709818773311</text:p>
          </table:table-cell>
          <table:table-cell office:value-type="float" office:value="-217.1960288971" calcext:value-type="float">
            <text:p>-217.1960288971</text:p>
          </table:table-cell>
          <table:table-cell office:value-type="float" office:value="108.6333279869" calcext:value-type="float">
            <text:p>108.6333279869</text:p>
          </table:table-cell>
          <table:table-cell/>
          <table:table-cell table:formula="of:=[.A746]*[.$K$1]" office:value-type="float" office:value="488.709818773311" calcext:value-type="float">
            <text:p>488.709818773311</text:p>
          </table:table-cell>
          <table:table-cell table:formula="of:=[.B746]*[.$K$2]" office:value-type="float" office:value="-217.1960288971" calcext:value-type="float">
            <text:p>-217.1960288971</text:p>
          </table:table-cell>
          <table:table-cell table:formula="of:=[.C746]*[.$K$3]" office:value-type="float" office:value="108.6333279869" calcext:value-type="float">
            <text:p>108.6333279869</text:p>
          </table:table-cell>
          <table:table-cell table:formula="of:= [.G746]/[.F746]" office:value-type="float" office:value="-0.500162588324148" calcext:value-type="float">
            <text:p>-0.500162588324148</text:p>
          </table:table-cell>
          <table:table-cell table:number-columns-repeated="7"/>
        </table:table-row>
        <table:table-row table:style-name="ro1">
          <table:table-cell office:value-type="float" office:value="96.8134043034934" calcext:value-type="float">
            <text:p>96.8134043034934</text:p>
          </table:table-cell>
          <table:table-cell office:value-type="float" office:value="391.896414469818" calcext:value-type="float">
            <text:p>391.896414469818</text:p>
          </table:table-cell>
          <table:table-cell office:value-type="float" office:value="-95.1524777296029" calcext:value-type="float">
            <text:p>-95.1524777296029</text:p>
          </table:table-cell>
          <table:table-cell/>
          <table:table-cell table:formula="of:=[.A747]*[.$K$1]" office:value-type="float" office:value="96.8134043034934" calcext:value-type="float">
            <text:p>96.8134043034934</text:p>
          </table:table-cell>
          <table:table-cell table:formula="of:=[.B747]*[.$K$2]" office:value-type="float" office:value="391.896414469818" calcext:value-type="float">
            <text:p>391.896414469818</text:p>
          </table:table-cell>
          <table:table-cell table:formula="of:=[.C747]*[.$K$3]" office:value-type="float" office:value="-95.1524777296029" calcext:value-type="float">
            <text:p>-95.1524777296029</text:p>
          </table:table-cell>
          <table:table-cell table:formula="of:= [.G747]/[.F747]" office:value-type="float" office:value="-0.242800072203598" calcext:value-type="float">
            <text:p>-0.242800072203598</text:p>
          </table:table-cell>
          <table:table-cell table:number-columns-repeated="7"/>
        </table:table-row>
        <table:table-row table:style-name="ro1">
          <table:table-cell office:value-type="float" office:value="346.991966029056" calcext:value-type="float">
            <text:p>346.991966029056</text:p>
          </table:table-cell>
          <table:table-cell office:value-type="float" office:value="-250.178561725562" calcext:value-type="float">
            <text:p>-250.178561725562</text:p>
          </table:table-cell>
          <table:table-cell office:value-type="float" office:value="55.2794172909239" calcext:value-type="float">
            <text:p>55.2794172909239</text:p>
          </table:table-cell>
          <table:table-cell/>
          <table:table-cell table:formula="of:=[.A748]*[.$K$1]" office:value-type="float" office:value="346.991966029056" calcext:value-type="float">
            <text:p>346.991966029056</text:p>
          </table:table-cell>
          <table:table-cell table:formula="of:=[.B748]*[.$K$2]" office:value-type="float" office:value="-250.178561725562" calcext:value-type="float">
            <text:p>-250.178561725562</text:p>
          </table:table-cell>
          <table:table-cell table:formula="of:=[.C748]*[.$K$3]" office:value-type="float" office:value="55.2794172909239" calcext:value-type="float">
            <text:p>55.2794172909239</text:p>
          </table:table-cell>
          <table:table-cell table:formula="of:= [.G748]/[.F748]" office:value-type="float" office:value="-0.220959849275829" calcext:value-type="float">
            <text:p>-0.220959849275829</text:p>
          </table:table-cell>
          <table:table-cell table:number-columns-repeated="7"/>
        </table:table-row>
        <table:table-row table:style-name="ro1">
          <table:table-cell office:value-type="float" office:value="59.7291914109885" calcext:value-type="float">
            <text:p>59.7291914109885</text:p>
          </table:table-cell>
          <table:table-cell office:value-type="float" office:value="287.262774618067" calcext:value-type="float">
            <text:p>287.262774618067</text:p>
          </table:table-cell>
          <table:table-cell office:value-type="float" office:value="143.476871140247" calcext:value-type="float">
            <text:p>143.476871140247</text:p>
          </table:table-cell>
          <table:table-cell/>
          <table:table-cell table:formula="of:=[.A749]*[.$K$1]" office:value-type="float" office:value="59.7291914109885" calcext:value-type="float">
            <text:p>59.7291914109885</text:p>
          </table:table-cell>
          <table:table-cell table:formula="of:=[.B749]*[.$K$2]" office:value-type="float" office:value="287.262774618067" calcext:value-type="float">
            <text:p>287.262774618067</text:p>
          </table:table-cell>
          <table:table-cell table:formula="of:=[.C749]*[.$K$3]" office:value-type="float" office:value="143.476871140247" calcext:value-type="float">
            <text:p>143.476871140247</text:p>
          </table:table-cell>
          <table:table-cell table:formula="of:= [.G749]/[.F749]" office:value-type="float" office:value="0.499462108625135" calcext:value-type="float">
            <text:p>0.499462108625135</text:p>
          </table:table-cell>
          <table:table-cell table:number-columns-repeated="7"/>
        </table:table-row>
        <table:table-row table:style-name="ro1">
          <table:table-cell office:value-type="float" office:value="447.210171200277" calcext:value-type="float">
            <text:p>447.210171200277</text:p>
          </table:table-cell>
          <table:table-cell office:value-type="float" office:value="-387.480979789288" calcext:value-type="float">
            <text:p>-387.480979789288</text:p>
          </table:table-cell>
          <table:table-cell office:value-type="float" office:value="-17.0171561756251" calcext:value-type="float">
            <text:p>-17.0171561756251</text:p>
          </table:table-cell>
          <table:table-cell/>
          <table:table-cell table:formula="of:=[.A750]*[.$K$1]" office:value-type="float" office:value="447.210171200277" calcext:value-type="float">
            <text:p>447.210171200277</text:p>
          </table:table-cell>
          <table:table-cell table:formula="of:=[.B750]*[.$K$2]" office:value-type="float" office:value="-387.480979789288" calcext:value-type="float">
            <text:p>-387.480979789288</text:p>
          </table:table-cell>
          <table:table-cell table:formula="of:=[.C750]*[.$K$3]" office:value-type="float" office:value="-17.0171561756251" calcext:value-type="float">
            <text:p>-17.0171561756251</text:p>
          </table:table-cell>
          <table:table-cell table:formula="of:= [.G750]/[.F750]" office:value-type="float" office:value="0.0439173974032971" calcext:value-type="float">
            <text:p>0.043917397403297</text:p>
          </table:table-cell>
          <table:table-cell table:number-columns-repeated="7"/>
        </table:table-row>
        <table:table-row table:style-name="ro1">
          <table:table-cell office:value-type="float" office:value="372.02022012946" calcext:value-type="float">
            <text:p>372.02022012946</text:p>
          </table:table-cell>
          <table:table-cell office:value-type="float" office:value="75.1899510708168" calcext:value-type="float">
            <text:p>75.1899510708168</text:p>
          </table:table-cell>
          <table:table-cell office:value-type="float" office:value="20.0702586340925" calcext:value-type="float">
            <text:p>20.0702586340925</text:p>
          </table:table-cell>
          <table:table-cell/>
          <table:table-cell table:formula="of:=[.A751]*[.$K$1]" office:value-type="float" office:value="372.02022012946" calcext:value-type="float">
            <text:p>372.02022012946</text:p>
          </table:table-cell>
          <table:table-cell table:formula="of:=[.B751]*[.$K$2]" office:value-type="float" office:value="75.1899510708168" calcext:value-type="float">
            <text:p>75.1899510708168</text:p>
          </table:table-cell>
          <table:table-cell table:formula="of:=[.C751]*[.$K$3]" office:value-type="float" office:value="20.0702586340925" calcext:value-type="float">
            <text:p>20.0702586340925</text:p>
          </table:table-cell>
          <table:table-cell table:formula="of:= [.G751]/[.F751]" office:value-type="float" office:value="0.266927406498637" calcext:value-type="float">
            <text:p>0.266927406498637</text:p>
          </table:table-cell>
          <table:table-cell table:number-columns-repeated="7"/>
        </table:table-row>
        <table:table-row table:style-name="ro1">
          <table:table-cell office:value-type="float" office:value="134.221356635304" calcext:value-type="float">
            <text:p>134.221356635304</text:p>
          </table:table-cell>
          <table:table-cell office:value-type="float" office:value="237.798863494156" calcext:value-type="float">
            <text:p>237.798863494156</text:p>
          </table:table-cell>
          <table:table-cell office:value-type="float" office:value="-290.231040424775" calcext:value-type="float">
            <text:p>-290.231040424775</text:p>
          </table:table-cell>
          <table:table-cell/>
          <table:table-cell table:formula="of:=[.A752]*[.$K$1]" office:value-type="float" office:value="134.221356635304" calcext:value-type="float">
            <text:p>134.221356635304</text:p>
          </table:table-cell>
          <table:table-cell table:formula="of:=[.B752]*[.$K$2]" office:value-type="float" office:value="237.798863494156" calcext:value-type="float">
            <text:p>237.798863494156</text:p>
          </table:table-cell>
          <table:table-cell table:formula="of:=[.C752]*[.$K$3]" office:value-type="float" office:value="-290.231040424775" calcext:value-type="float">
            <text:p>-290.231040424775</text:p>
          </table:table-cell>
          <table:table-cell table:formula="of:= [.G752]/[.F752]" office:value-type="float" office:value="-1.22048960268436" calcext:value-type="float">
            <text:p>-1.22048960268436</text:p>
          </table:table-cell>
          <table:table-cell table:number-columns-repeated="7"/>
        </table:table-row>
        <table:table-row table:style-name="ro1">
          <table:table-cell office:value-type="float" office:value="379.953747342626" calcext:value-type="float">
            <text:p>379.953747342626</text:p>
          </table:table-cell>
          <table:table-cell office:value-type="float" office:value="-245.732390707321" calcext:value-type="float">
            <text:p>-245.732390707321</text:p>
          </table:table-cell>
          <table:table-cell office:value-type="float" office:value="207.093894865039" calcext:value-type="float">
            <text:p>207.093894865039</text:p>
          </table:table-cell>
          <table:table-cell/>
          <table:table-cell table:formula="of:=[.A753]*[.$K$1]" office:value-type="float" office:value="379.953747342626" calcext:value-type="float">
            <text:p>379.953747342626</text:p>
          </table:table-cell>
          <table:table-cell table:formula="of:=[.B753]*[.$K$2]" office:value-type="float" office:value="-245.732390707321" calcext:value-type="float">
            <text:p>-245.732390707321</text:p>
          </table:table-cell>
          <table:table-cell table:formula="of:=[.C753]*[.$K$3]" office:value-type="float" office:value="207.093894865039" calcext:value-type="float">
            <text:p>207.093894865039</text:p>
          </table:table-cell>
          <table:table-cell table:formula="of:= [.G753]/[.F753]" office:value-type="float" office:value="-0.842761893411508" calcext:value-type="float">
            <text:p>-0.842761893411508</text:p>
          </table:table-cell>
          <table:table-cell table:number-columns-repeated="7"/>
        </table:table-row>
        <table:table-row table:style-name="ro1">
          <table:table-cell office:value-type="float" office:value="408.825899185239" calcext:value-type="float">
            <text:p>408.825899185239</text:p>
          </table:table-cell>
          <table:table-cell office:value-type="float" office:value="-28.8721518426137" calcext:value-type="float">
            <text:p>-28.8721518426137</text:p>
          </table:table-cell>
          <table:table-cell office:value-type="float" office:value="-168.173343176258" calcext:value-type="float">
            <text:p>-168.173343176258</text:p>
          </table:table-cell>
          <table:table-cell/>
          <table:table-cell table:formula="of:=[.A754]*[.$K$1]" office:value-type="float" office:value="408.825899185239" calcext:value-type="float">
            <text:p>408.825899185239</text:p>
          </table:table-cell>
          <table:table-cell table:formula="of:=[.B754]*[.$K$2]" office:value-type="float" office:value="-28.8721518426137" calcext:value-type="float">
            <text:p>-28.8721518426137</text:p>
          </table:table-cell>
          <table:table-cell table:formula="of:=[.C754]*[.$K$3]" office:value-type="float" office:value="-168.173343176258" calcext:value-type="float">
            <text:p>-168.173343176258</text:p>
          </table:table-cell>
          <table:table-cell table:formula="of:= [.G754]/[.F754]" office:value-type="float" office:value="5.82475958470277" calcext:value-type="float">
            <text:p>5.82475958470277</text:p>
          </table:table-cell>
          <table:table-cell table:number-columns-repeated="7"/>
        </table:table-row>
        <table:table-row table:style-name="ro1">
          <table:table-cell office:value-type="float" office:value="371.168441712222" calcext:value-type="float">
            <text:p>371.168441712222</text:p>
          </table:table-cell>
          <table:table-cell office:value-type="float" office:value="37.6574574730177" calcext:value-type="float">
            <text:p>37.6574574730177</text:p>
          </table:table-cell>
          <table:table-cell office:value-type="float" office:value="344.612178009696" calcext:value-type="float">
            <text:p>344.612178009696</text:p>
          </table:table-cell>
          <table:table-cell/>
          <table:table-cell table:formula="of:=[.A755]*[.$K$1]" office:value-type="float" office:value="371.168441712222" calcext:value-type="float">
            <text:p>371.168441712222</text:p>
          </table:table-cell>
          <table:table-cell table:formula="of:=[.B755]*[.$K$2]" office:value-type="float" office:value="37.6574574730177" calcext:value-type="float">
            <text:p>37.6574574730177</text:p>
          </table:table-cell>
          <table:table-cell table:formula="of:=[.C755]*[.$K$3]" office:value-type="float" office:value="344.612178009696" calcext:value-type="float">
            <text:p>344.612178009696</text:p>
          </table:table-cell>
          <table:table-cell table:formula="of:= [.G755]/[.F755]" office:value-type="float" office:value="9.15123327847127" calcext:value-type="float">
            <text:p>9.15123327847127</text:p>
          </table:table-cell>
          <table:table-cell table:number-columns-repeated="7"/>
        </table:table-row>
        <table:table-row table:style-name="ro1">
          <table:table-cell office:value-type="float" office:value="441.483953225708" calcext:value-type="float">
            <text:p>441.483953225708</text:p>
          </table:table-cell>
          <table:table-cell office:value-type="float" office:value="-70.3155115134865" calcext:value-type="float">
            <text:p>-70.3155115134865</text:p>
          </table:table-cell>
          <table:table-cell office:value-type="float" office:value="-216.758716057994" calcext:value-type="float">
            <text:p>-216.758716057994</text:p>
          </table:table-cell>
          <table:table-cell/>
          <table:table-cell table:formula="of:=[.A756]*[.$K$1]" office:value-type="float" office:value="441.483953225708" calcext:value-type="float">
            <text:p>441.483953225708</text:p>
          </table:table-cell>
          <table:table-cell table:formula="of:=[.B756]*[.$K$2]" office:value-type="float" office:value="-70.3155115134865" calcext:value-type="float">
            <text:p>-70.3155115134865</text:p>
          </table:table-cell>
          <table:table-cell table:formula="of:=[.C756]*[.$K$3]" office:value-type="float" office:value="-216.758716057994" calcext:value-type="float">
            <text:p>-216.758716057994</text:p>
          </table:table-cell>
          <table:table-cell table:formula="of:= [.G756]/[.F756]" office:value-type="float" office:value="3.08265859683634" calcext:value-type="float">
            <text:p>3.08265859683634</text:p>
          </table:table-cell>
          <table:table-cell table:number-columns-repeated="7"/>
        </table:table-row>
        <table:table-row table:style-name="ro1">
          <table:table-cell office:value-type="float" office:value="358.26516761458" calcext:value-type="float">
            <text:p>358.26516761458</text:p>
          </table:table-cell>
          <table:table-cell office:value-type="float" office:value="83.218785611128" calcext:value-type="float">
            <text:p>83.218785611128</text:p>
          </table:table-cell>
          <table:table-cell office:value-type="float" office:value="64.4798436836442" calcext:value-type="float">
            <text:p>64.4798436836442</text:p>
          </table:table-cell>
          <table:table-cell/>
          <table:table-cell table:formula="of:=[.A757]*[.$K$1]" office:value-type="float" office:value="358.26516761458" calcext:value-type="float">
            <text:p>358.26516761458</text:p>
          </table:table-cell>
          <table:table-cell table:formula="of:=[.B757]*[.$K$2]" office:value-type="float" office:value="83.218785611128" calcext:value-type="float">
            <text:p>83.218785611128</text:p>
          </table:table-cell>
          <table:table-cell table:formula="of:=[.C757]*[.$K$3]" office:value-type="float" office:value="64.4798436836442" calcext:value-type="float">
            <text:p>64.4798436836442</text:p>
          </table:table-cell>
          <table:table-cell table:formula="of:= [.G757]/[.F757]" office:value-type="float" office:value="0.774823174961375" calcext:value-type="float">
            <text:p>0.774823174961375</text:p>
          </table:table-cell>
          <table:table-cell table:number-columns-repeated="7"/>
        </table:table-row>
        <table:table-row table:style-name="ro1">
          <table:table-cell office:value-type="float" office:value="437.576794136687" calcext:value-type="float">
            <text:p>437.576794136687</text:p>
          </table:table-cell>
          <table:table-cell office:value-type="float" office:value="-79.3116265221069" calcext:value-type="float">
            <text:p>-79.3116265221069</text:p>
          </table:table-cell>
          <table:table-cell office:value-type="float" office:value="-326.000097606863" calcext:value-type="float">
            <text:p>-326.000097606863</text:p>
          </table:table-cell>
          <table:table-cell/>
          <table:table-cell table:formula="of:=[.A758]*[.$K$1]" office:value-type="float" office:value="437.576794136687" calcext:value-type="float">
            <text:p>437.576794136687</text:p>
          </table:table-cell>
          <table:table-cell table:formula="of:=[.B758]*[.$K$2]" office:value-type="float" office:value="-79.3116265221069" calcext:value-type="float">
            <text:p>-79.3116265221069</text:p>
          </table:table-cell>
          <table:table-cell table:formula="of:=[.C758]*[.$K$3]" office:value-type="float" office:value="-326.000097606863" calcext:value-type="float">
            <text:p>-326.000097606863</text:p>
          </table:table-cell>
          <table:table-cell table:formula="of:= [.G758]/[.F758]" office:value-type="float" office:value="4.1103695876921" calcext:value-type="float">
            <text:p>4.1103695876921</text:p>
          </table:table-cell>
          <table:table-cell table:number-columns-repeated="7"/>
        </table:table-row>
        <table:table-row table:style-name="ro1">
          <table:table-cell office:value-type="float" office:value="181.110182359266" calcext:value-type="float">
            <text:p>181.110182359266</text:p>
          </table:table-cell>
          <table:table-cell office:value-type="float" office:value="256.466611777421" calcext:value-type="float">
            <text:p>256.466611777421</text:p>
          </table:table-cell>
          <table:table-cell office:value-type="float" office:value="258.338026380297" calcext:value-type="float">
            <text:p>258.338026380297</text:p>
          </table:table-cell>
          <table:table-cell/>
          <table:table-cell table:formula="of:=[.A759]*[.$K$1]" office:value-type="float" office:value="181.110182359266" calcext:value-type="float">
            <text:p>181.110182359266</text:p>
          </table:table-cell>
          <table:table-cell table:formula="of:=[.B759]*[.$K$2]" office:value-type="float" office:value="256.466611777421" calcext:value-type="float">
            <text:p>256.466611777421</text:p>
          </table:table-cell>
          <table:table-cell table:formula="of:=[.C759]*[.$K$3]" office:value-type="float" office:value="258.338026380297" calcext:value-type="float">
            <text:p>258.338026380297</text:p>
          </table:table-cell>
          <table:table-cell table:formula="of:= [.G759]/[.F759]" office:value-type="float" office:value="1.00729691319235" calcext:value-type="float">
            <text:p>1.00729691319235</text:p>
          </table:table-cell>
          <table:table-cell table:number-columns-repeated="7"/>
        </table:table-row>
        <table:table-row table:style-name="ro1">
          <table:table-cell office:value-type="float" office:value="444.387289252673" calcext:value-type="float">
            <text:p>444.387289252673</text:p>
          </table:table-cell>
          <table:table-cell office:value-type="float" office:value="-263.277106893407" calcext:value-type="float">
            <text:p>-263.277106893407</text:p>
          </table:table-cell>
          <table:table-cell office:value-type="float" office:value="146.113471677564" calcext:value-type="float">
            <text:p>146.113471677564</text:p>
          </table:table-cell>
          <table:table-cell/>
          <table:table-cell table:formula="of:=[.A760]*[.$K$1]" office:value-type="float" office:value="444.387289252673" calcext:value-type="float">
            <text:p>444.387289252673</text:p>
          </table:table-cell>
          <table:table-cell table:formula="of:=[.B760]*[.$K$2]" office:value-type="float" office:value="-263.277106893407" calcext:value-type="float">
            <text:p>-263.277106893407</text:p>
          </table:table-cell>
          <table:table-cell table:formula="of:=[.C760]*[.$K$3]" office:value-type="float" office:value="146.113471677564" calcext:value-type="float">
            <text:p>146.113471677564</text:p>
          </table:table-cell>
          <table:table-cell table:formula="of:= [.G760]/[.F760]" office:value-type="float" office:value="-0.554979783094929" calcext:value-type="float">
            <text:p>-0.554979783094929</text:p>
          </table:table-cell>
          <table:table-cell table:number-columns-repeated="7"/>
        </table:table-row>
        <table:table-row table:style-name="ro1">
          <table:table-cell office:value-type="float" office:value="197.210991749882" calcext:value-type="float">
            <text:p>197.210991749882</text:p>
          </table:table-cell>
          <table:table-cell office:value-type="float" office:value="247.176297502792" calcext:value-type="float">
            <text:p>247.176297502792</text:p>
          </table:table-cell>
          <table:table-cell office:value-type="float" office:value="19.9780783233037" calcext:value-type="float">
            <text:p>19.9780783233037</text:p>
          </table:table-cell>
          <table:table-cell/>
          <table:table-cell table:formula="of:=[.A761]*[.$K$1]" office:value-type="float" office:value="197.210991749882" calcext:value-type="float">
            <text:p>197.210991749882</text:p>
          </table:table-cell>
          <table:table-cell table:formula="of:=[.B761]*[.$K$2]" office:value-type="float" office:value="247.176297502792" calcext:value-type="float">
            <text:p>247.176297502792</text:p>
          </table:table-cell>
          <table:table-cell table:formula="of:=[.C761]*[.$K$3]" office:value-type="float" office:value="19.9780783233037" calcext:value-type="float">
            <text:p>19.9780783233037</text:p>
          </table:table-cell>
          <table:table-cell table:formula="of:= [.G761]/[.F761]" office:value-type="float" office:value="0.0808252187816598" calcext:value-type="float">
            <text:p>0.08082521878166</text:p>
          </table:table-cell>
          <table:table-cell table:number-columns-repeated="7"/>
        </table:table-row>
        <table:table-row table:style-name="ro1">
          <table:table-cell office:value-type="float" office:value="348.979312825822" calcext:value-type="float">
            <text:p>348.979312825822</text:p>
          </table:table-cell>
          <table:table-cell office:value-type="float" office:value="-151.768321075941" calcext:value-type="float">
            <text:p>-151.768321075941</text:p>
          </table:table-cell>
          <table:table-cell office:value-type="float" office:value="-170.115937368019" calcext:value-type="float">
            <text:p>-170.115937368019</text:p>
          </table:table-cell>
          <table:table-cell/>
          <table:table-cell table:formula="of:=[.A762]*[.$K$1]" office:value-type="float" office:value="348.979312825822" calcext:value-type="float">
            <text:p>348.979312825822</text:p>
          </table:table-cell>
          <table:table-cell table:formula="of:=[.B762]*[.$K$2]" office:value-type="float" office:value="-151.768321075941" calcext:value-type="float">
            <text:p>-151.768321075941</text:p>
          </table:table-cell>
          <table:table-cell table:formula="of:=[.C762]*[.$K$3]" office:value-type="float" office:value="-170.115937368019" calcext:value-type="float">
            <text:p>-170.115937368019</text:p>
          </table:table-cell>
          <table:table-cell table:formula="of:= [.G762]/[.F762]" office:value-type="float" office:value="1.12089226633072" calcext:value-type="float">
            <text:p>1.12089226633072</text:p>
          </table:table-cell>
          <table:table-cell table:number-columns-repeated="7"/>
        </table:table-row>
        <table:table-row table:style-name="ro1">
          <table:table-cell office:value-type="float" office:value="467.071755087132" calcext:value-type="float">
            <text:p>467.071755087132</text:p>
          </table:table-cell>
          <table:table-cell office:value-type="float" office:value="-118.09244226131" calcext:value-type="float">
            <text:p>-118.09244226131</text:p>
          </table:table-cell>
          <table:table-cell office:value-type="float" office:value="60.8412923408004" calcext:value-type="float">
            <text:p>60.8412923408004</text:p>
          </table:table-cell>
          <table:table-cell/>
          <table:table-cell table:formula="of:=[.A763]*[.$K$1]" office:value-type="float" office:value="467.071755087132" calcext:value-type="float">
            <text:p>467.071755087132</text:p>
          </table:table-cell>
          <table:table-cell table:formula="of:=[.B763]*[.$K$2]" office:value-type="float" office:value="-118.09244226131" calcext:value-type="float">
            <text:p>-118.09244226131</text:p>
          </table:table-cell>
          <table:table-cell table:formula="of:=[.C763]*[.$K$3]" office:value-type="float" office:value="60.8412923408004" calcext:value-type="float">
            <text:p>60.8412923408004</text:p>
          </table:table-cell>
          <table:table-cell table:formula="of:= [.G763]/[.F763]" office:value-type="float" office:value="-0.515200559627461" calcext:value-type="float">
            <text:p>-0.515200559627461</text:p>
          </table:table-cell>
          <table:table-cell table:number-columns-repeated="7"/>
        </table:table-row>
        <table:table-row table:style-name="ro1">
          <table:table-cell office:value-type="float" office:value="519.757766033606" calcext:value-type="float">
            <text:p>519.757766033606</text:p>
          </table:table-cell>
          <table:table-cell office:value-type="float" office:value="-52.6860109464745" calcext:value-type="float">
            <text:p>-52.6860109464745</text:p>
          </table:table-cell>
          <table:table-cell office:value-type="float" office:value="75.2075098246272" calcext:value-type="float">
            <text:p>75.2075098246272</text:p>
          </table:table-cell>
          <table:table-cell/>
          <table:table-cell table:formula="of:=[.A764]*[.$K$1]" office:value-type="float" office:value="519.757766033606" calcext:value-type="float">
            <text:p>519.757766033606</text:p>
          </table:table-cell>
          <table:table-cell table:formula="of:=[.B764]*[.$K$2]" office:value-type="float" office:value="-52.6860109464745" calcext:value-type="float">
            <text:p>-52.6860109464745</text:p>
          </table:table-cell>
          <table:table-cell table:formula="of:=[.C764]*[.$K$3]" office:value-type="float" office:value="75.2075098246272" calcext:value-type="float">
            <text:p>75.2075098246272</text:p>
          </table:table-cell>
          <table:table-cell table:formula="of:= [.G764]/[.F764]" office:value-type="float" office:value="-1.42746638953238" calcext:value-type="float">
            <text:p>-1.42746638953238</text:p>
          </table:table-cell>
          <table:table-cell table:number-columns-repeated="7"/>
        </table:table-row>
        <table:table-row table:style-name="ro1">
          <table:table-cell office:value-type="float" office:value="396.272020505931" calcext:value-type="float">
            <text:p>396.272020505931</text:p>
          </table:table-cell>
          <table:table-cell office:value-type="float" office:value="123.485745527675" calcext:value-type="float">
            <text:p>123.485745527675</text:p>
          </table:table-cell>
          <table:table-cell office:value-type="float" office:value="-79.3419327891971" calcext:value-type="float">
            <text:p>-79.3419327891971</text:p>
          </table:table-cell>
          <table:table-cell/>
          <table:table-cell table:formula="of:=[.A765]*[.$K$1]" office:value-type="float" office:value="396.272020505931" calcext:value-type="float">
            <text:p>396.272020505931</text:p>
          </table:table-cell>
          <table:table-cell table:formula="of:=[.B765]*[.$K$2]" office:value-type="float" office:value="123.485745527675" calcext:value-type="float">
            <text:p>123.485745527675</text:p>
          </table:table-cell>
          <table:table-cell table:formula="of:=[.C765]*[.$K$3]" office:value-type="float" office:value="-79.3419327891971" calcext:value-type="float">
            <text:p>-79.3419327891971</text:p>
          </table:table-cell>
          <table:table-cell table:formula="of:= [.G765]/[.F765]" office:value-type="float" office:value="-0.642518959983241" calcext:value-type="float">
            <text:p>-0.642518959983241</text:p>
          </table:table-cell>
          <table:table-cell table:number-columns-repeated="7"/>
        </table:table-row>
        <table:table-row table:style-name="ro1">
          <table:table-cell office:value-type="float" office:value="418.026290365389" calcext:value-type="float">
            <text:p>418.026290365389</text:p>
          </table:table-cell>
          <table:table-cell office:value-type="float" office:value="-21.7542698594578" calcext:value-type="float">
            <text:p>-21.7542698594578</text:p>
          </table:table-cell>
          <table:table-cell office:value-type="float" office:value="11.5260145588215" calcext:value-type="float">
            <text:p>11.5260145588215</text:p>
          </table:table-cell>
          <table:table-cell/>
          <table:table-cell table:formula="of:=[.A766]*[.$K$1]" office:value-type="float" office:value="418.026290365389" calcext:value-type="float">
            <text:p>418.026290365389</text:p>
          </table:table-cell>
          <table:table-cell table:formula="of:=[.B766]*[.$K$2]" office:value-type="float" office:value="-21.7542698594578" calcext:value-type="float">
            <text:p>-21.7542698594578</text:p>
          </table:table-cell>
          <table:table-cell table:formula="of:=[.C766]*[.$K$3]" office:value-type="float" office:value="11.5260145588215" calcext:value-type="float">
            <text:p>11.5260145588215</text:p>
          </table:table-cell>
          <table:table-cell table:formula="of:= [.G766]/[.F766]" office:value-type="float" office:value="-0.529827690530853" calcext:value-type="float">
            <text:p>-0.529827690530853</text:p>
          </table:table-cell>
          <table:table-cell table:number-columns-repeated="7"/>
        </table:table-row>
        <table:table-row table:style-name="ro1">
          <table:table-cell office:value-type="float" office:value="346.530029996323" calcext:value-type="float">
            <text:p>346.530029996323</text:p>
          </table:table-cell>
          <table:table-cell office:value-type="float" office:value="71.4962603690656" calcext:value-type="float">
            <text:p>71.4962603690656</text:p>
          </table:table-cell>
          <table:table-cell office:value-type="float" office:value="219.024592408357" calcext:value-type="float">
            <text:p>219.024592408357</text:p>
          </table:table-cell>
          <table:table-cell/>
          <table:table-cell table:formula="of:=[.A767]*[.$K$1]" office:value-type="float" office:value="346.530029996323" calcext:value-type="float">
            <text:p>346.530029996323</text:p>
          </table:table-cell>
          <table:table-cell table:formula="of:=[.B767]*[.$K$2]" office:value-type="float" office:value="71.4962603690656" calcext:value-type="float">
            <text:p>71.4962603690656</text:p>
          </table:table-cell>
          <table:table-cell table:formula="of:=[.C767]*[.$K$3]" office:value-type="float" office:value="219.024592408357" calcext:value-type="float">
            <text:p>219.024592408357</text:p>
          </table:table-cell>
          <table:table-cell table:formula="of:= [.G767]/[.F767]" office:value-type="float" office:value="3.06344123843327" calcext:value-type="float">
            <text:p>3.06344123843327</text:p>
          </table:table-cell>
          <table:table-cell table:number-columns-repeated="7"/>
        </table:table-row>
        <table:table-row table:style-name="ro1">
          <table:table-cell office:value-type="float" office:value="356.760449333803" calcext:value-type="float">
            <text:p>356.760449333803</text:p>
          </table:table-cell>
          <table:table-cell office:value-type="float" office:value="-10.2304193374794" calcext:value-type="float">
            <text:p>-10.2304193374794</text:p>
          </table:table-cell>
          <table:table-cell office:value-type="float" office:value="-256.039789686406" calcext:value-type="float">
            <text:p>-256.039789686406</text:p>
          </table:table-cell>
          <table:table-cell/>
          <table:table-cell table:formula="of:=[.A768]*[.$K$1]" office:value-type="float" office:value="356.760449333803" calcext:value-type="float">
            <text:p>356.760449333803</text:p>
          </table:table-cell>
          <table:table-cell table:formula="of:=[.B768]*[.$K$2]" office:value-type="float" office:value="-10.2304193374794" calcext:value-type="float">
            <text:p>-10.2304193374794</text:p>
          </table:table-cell>
          <table:table-cell table:formula="of:=[.C768]*[.$K$3]" office:value-type="float" office:value="-256.039789686406" calcext:value-type="float">
            <text:p>-256.039789686406</text:p>
          </table:table-cell>
          <table:table-cell table:formula="of:= [.G768]/[.F768]" office:value-type="float" office:value="25.027301544561" calcext:value-type="float">
            <text:p>25.027301544561</text:p>
          </table:table-cell>
          <table:table-cell table:number-columns-repeated="7"/>
        </table:table-row>
        <table:table-row table:style-name="ro1">
          <table:table-cell office:value-type="float" office:value="485.339307902909" calcext:value-type="float">
            <text:p>485.339307902909</text:p>
          </table:table-cell>
          <table:table-cell office:value-type="float" office:value="-128.578858569106" calcext:value-type="float">
            <text:p>-128.578858569106</text:p>
          </table:table-cell>
          <table:table-cell office:value-type="float" office:value="-54.5549618855825" calcext:value-type="float">
            <text:p>-54.5549618855825</text:p>
          </table:table-cell>
          <table:table-cell/>
          <table:table-cell table:formula="of:=[.A769]*[.$K$1]" office:value-type="float" office:value="485.339307902909" calcext:value-type="float">
            <text:p>485.339307902909</text:p>
          </table:table-cell>
          <table:table-cell table:formula="of:=[.B769]*[.$K$2]" office:value-type="float" office:value="-128.578858569106" calcext:value-type="float">
            <text:p>-128.578858569106</text:p>
          </table:table-cell>
          <table:table-cell table:formula="of:=[.C769]*[.$K$3]" office:value-type="float" office:value="-54.5549618855825" calcext:value-type="float">
            <text:p>-54.5549618855825</text:p>
          </table:table-cell>
          <table:table-cell table:formula="of:= [.G769]/[.F769]" office:value-type="float" office:value="0.424291850874236" calcext:value-type="float">
            <text:p>0.424291850874236</text:p>
          </table:table-cell>
          <table:table-cell table:number-columns-repeated="7"/>
        </table:table-row>
        <table:table-row table:style-name="ro1">
          <table:table-cell office:value-type="float" office:value="138.426969963703" calcext:value-type="float">
            <text:p>138.426969963703</text:p>
          </table:table-cell>
          <table:table-cell office:value-type="float" office:value="346.912337939206" calcext:value-type="float">
            <text:p>346.912337939206</text:p>
          </table:table-cell>
          <table:table-cell office:value-type="float" office:value="-153.23672020278" calcext:value-type="float">
            <text:p>-153.23672020278</text:p>
          </table:table-cell>
          <table:table-cell/>
          <table:table-cell table:formula="of:=[.A770]*[.$K$1]" office:value-type="float" office:value="138.426969963703" calcext:value-type="float">
            <text:p>138.426969963703</text:p>
          </table:table-cell>
          <table:table-cell table:formula="of:=[.B770]*[.$K$2]" office:value-type="float" office:value="346.912337939206" calcext:value-type="float">
            <text:p>346.912337939206</text:p>
          </table:table-cell>
          <table:table-cell table:formula="of:=[.C770]*[.$K$3]" office:value-type="float" office:value="-153.23672020278" calcext:value-type="float">
            <text:p>-153.23672020278</text:p>
          </table:table-cell>
          <table:table-cell table:formula="of:= [.G770]/[.F770]" office:value-type="float" office:value="-0.441715970994477" calcext:value-type="float">
            <text:p>-0.441715970994477</text:p>
          </table:table-cell>
          <table:table-cell table:number-columns-repeated="7"/>
        </table:table-row>
        <table:table-row table:style-name="ro1">
          <table:table-cell office:value-type="float" office:value="381.372505011453" calcext:value-type="float">
            <text:p>381.372505011453</text:p>
          </table:table-cell>
          <table:table-cell office:value-type="float" office:value="-242.94553504775" calcext:value-type="float">
            <text:p>-242.94553504775</text:p>
          </table:table-cell>
          <table:table-cell office:value-type="float" office:value="433.890663139706" calcext:value-type="float">
            <text:p>433.890663139706</text:p>
          </table:table-cell>
          <table:table-cell/>
          <table:table-cell table:formula="of:=[.A771]*[.$K$1]" office:value-type="float" office:value="381.372505011453" calcext:value-type="float">
            <text:p>381.372505011453</text:p>
          </table:table-cell>
          <table:table-cell table:formula="of:=[.B771]*[.$K$2]" office:value-type="float" office:value="-242.94553504775" calcext:value-type="float">
            <text:p>-242.94553504775</text:p>
          </table:table-cell>
          <table:table-cell table:formula="of:=[.C771]*[.$K$3]" office:value-type="float" office:value="433.890663139706" calcext:value-type="float">
            <text:p>433.890663139706</text:p>
          </table:table-cell>
          <table:table-cell table:formula="of:= [.G771]/[.F771]" office:value-type="float" office:value="-1.78595858143442" calcext:value-type="float">
            <text:p>-1.78595858143442</text:p>
          </table:table-cell>
          <table:table-cell table:number-columns-repeated="7"/>
        </table:table-row>
        <table:table-row table:style-name="ro1">
          <table:table-cell office:value-type="float" office:value="309.788666184428" calcext:value-type="float">
            <text:p>309.788666184428</text:p>
          </table:table-cell>
          <table:table-cell office:value-type="float" office:value="71.5838388270253" calcext:value-type="float">
            <text:p>71.5838388270253</text:p>
          </table:table-cell>
          <table:table-cell office:value-type="float" office:value="-155.576928316445" calcext:value-type="float">
            <text:p>-155.576928316445</text:p>
          </table:table-cell>
          <table:table-cell/>
          <table:table-cell table:formula="of:=[.A772]*[.$K$1]" office:value-type="float" office:value="309.788666184428" calcext:value-type="float">
            <text:p>309.788666184428</text:p>
          </table:table-cell>
          <table:table-cell table:formula="of:=[.B772]*[.$K$2]" office:value-type="float" office:value="71.5838388270253" calcext:value-type="float">
            <text:p>71.5838388270253</text:p>
          </table:table-cell>
          <table:table-cell table:formula="of:=[.C772]*[.$K$3]" office:value-type="float" office:value="-155.576928316445" calcext:value-type="float">
            <text:p>-155.576928316445</text:p>
          </table:table-cell>
          <table:table-cell table:formula="of:= [.G772]/[.F772]" office:value-type="float" office:value="-2.17335268498775" calcext:value-type="float">
            <text:p>-2.17335268498775</text:p>
          </table:table-cell>
          <table:table-cell table:number-columns-repeated="7"/>
        </table:table-row>
        <table:table-row table:style-name="ro1">
          <table:table-cell office:value-type="float" office:value="110.496703194281" calcext:value-type="float">
            <text:p>110.496703194281</text:p>
          </table:table-cell>
          <table:table-cell office:value-type="float" office:value="199.291962990146" calcext:value-type="float">
            <text:p>199.291962990146</text:p>
          </table:table-cell>
          <table:table-cell office:value-type="float" office:value="-101.019700575466" calcext:value-type="float">
            <text:p>-101.019700575466</text:p>
          </table:table-cell>
          <table:table-cell/>
          <table:table-cell table:formula="of:=[.A773]*[.$K$1]" office:value-type="float" office:value="110.496703194281" calcext:value-type="float">
            <text:p>110.496703194281</text:p>
          </table:table-cell>
          <table:table-cell table:formula="of:=[.B773]*[.$K$2]" office:value-type="float" office:value="199.291962990146" calcext:value-type="float">
            <text:p>199.291962990146</text:p>
          </table:table-cell>
          <table:table-cell table:formula="of:=[.C773]*[.$K$3]" office:value-type="float" office:value="-101.019700575466" calcext:value-type="float">
            <text:p>-101.019700575466</text:p>
          </table:table-cell>
          <table:table-cell table:formula="of:= [.G773]/[.F773]" office:value-type="float" office:value="-0.506892997890041" calcext:value-type="float">
            <text:p>-0.506892997890041</text:p>
          </table:table-cell>
          <table:table-cell table:number-columns-repeated="7"/>
        </table:table-row>
        <table:table-row table:style-name="ro1">
          <table:table-cell office:value-type="float" office:value="417.103092195065" calcext:value-type="float">
            <text:p>417.103092195065</text:p>
          </table:table-cell>
          <table:table-cell office:value-type="float" office:value="-306.606389000784" calcext:value-type="float">
            <text:p>-306.606389000784</text:p>
          </table:table-cell>
          <table:table-cell office:value-type="float" office:value="154.195417027592" calcext:value-type="float">
            <text:p>154.195417027592</text:p>
          </table:table-cell>
          <table:table-cell/>
          <table:table-cell table:formula="of:=[.A774]*[.$K$1]" office:value-type="float" office:value="417.103092195065" calcext:value-type="float">
            <text:p>417.103092195065</text:p>
          </table:table-cell>
          <table:table-cell table:formula="of:=[.B774]*[.$K$2]" office:value-type="float" office:value="-306.606389000784" calcext:value-type="float">
            <text:p>-306.606389000784</text:p>
          </table:table-cell>
          <table:table-cell table:formula="of:=[.C774]*[.$K$3]" office:value-type="float" office:value="154.195417027592" calcext:value-type="float">
            <text:p>154.195417027592</text:p>
          </table:table-cell>
          <table:table-cell table:formula="of:= [.G774]/[.F774]" office:value-type="float" office:value="-0.502909993265658" calcext:value-type="float">
            <text:p>-0.502909993265658</text:p>
          </table:table-cell>
          <table:table-cell table:number-columns-repeated="7"/>
        </table:table-row>
        <table:table-row table:style-name="ro1">
          <table:table-cell office:value-type="float" office:value="450.625978430755" calcext:value-type="float">
            <text:p>450.625978430755</text:p>
          </table:table-cell>
          <table:table-cell office:value-type="float" office:value="-33.5228862356897" calcext:value-type="float">
            <text:p>-33.5228862356897</text:p>
          </table:table-cell>
          <table:table-cell office:value-type="float" office:value="-218.263572545629" calcext:value-type="float">
            <text:p>-218.263572545629</text:p>
          </table:table-cell>
          <table:table-cell/>
          <table:table-cell table:formula="of:=[.A775]*[.$K$1]" office:value-type="float" office:value="450.625978430755" calcext:value-type="float">
            <text:p>450.625978430755</text:p>
          </table:table-cell>
          <table:table-cell table:formula="of:=[.B775]*[.$K$2]" office:value-type="float" office:value="-33.5228862356897" calcext:value-type="float">
            <text:p>-33.5228862356897</text:p>
          </table:table-cell>
          <table:table-cell table:formula="of:=[.C775]*[.$K$3]" office:value-type="float" office:value="-218.263572545629" calcext:value-type="float">
            <text:p>-218.263572545629</text:p>
          </table:table-cell>
          <table:table-cell table:formula="of:= [.G775]/[.F775]" office:value-type="float" office:value="6.51088247626059" calcext:value-type="float">
            <text:p>6.51088247626059</text:p>
          </table:table-cell>
          <table:table-cell table:number-columns-repeated="7"/>
        </table:table-row>
        <table:table-row table:style-name="ro1">
          <table:table-cell office:value-type="float" office:value="401.003847338356" calcext:value-type="float">
            <text:p>401.003847338356</text:p>
          </table:table-cell>
          <table:table-cell office:value-type="float" office:value="49.6221310923984" calcext:value-type="float">
            <text:p>49.6221310923984</text:p>
          </table:table-cell>
          <table:table-cell office:value-type="float" office:value="41.7110528345374" calcext:value-type="float">
            <text:p>41.7110528345374</text:p>
          </table:table-cell>
          <table:table-cell/>
          <table:table-cell table:formula="of:=[.A776]*[.$K$1]" office:value-type="float" office:value="401.003847338356" calcext:value-type="float">
            <text:p>401.003847338356</text:p>
          </table:table-cell>
          <table:table-cell table:formula="of:=[.B776]*[.$K$2]" office:value-type="float" office:value="49.6221310923984" calcext:value-type="float">
            <text:p>49.6221310923984</text:p>
          </table:table-cell>
          <table:table-cell table:formula="of:=[.C776]*[.$K$3]" office:value-type="float" office:value="41.7110528345374" calcext:value-type="float">
            <text:p>41.7110528345374</text:p>
          </table:table-cell>
          <table:table-cell table:formula="of:= [.G776]/[.F776]" office:value-type="float" office:value="0.840573589168708" calcext:value-type="float">
            <text:p>0.840573589168708</text:p>
          </table:table-cell>
          <table:table-cell table:number-columns-repeated="7"/>
        </table:table-row>
        <table:table-row table:style-name="ro1">
          <table:table-cell office:value-type="float" office:value="529.405173825829" calcext:value-type="float">
            <text:p>529.405173825829</text:p>
          </table:table-cell>
          <table:table-cell office:value-type="float" office:value="-128.401326487473" calcext:value-type="float">
            <text:p>-128.401326487473</text:p>
          </table:table-cell>
          <table:table-cell office:value-type="float" office:value="-39.4805390638768" calcext:value-type="float">
            <text:p>-39.4805390638768</text:p>
          </table:table-cell>
          <table:table-cell/>
          <table:table-cell table:formula="of:=[.A777]*[.$K$1]" office:value-type="float" office:value="529.405173825829" calcext:value-type="float">
            <text:p>529.405173825829</text:p>
          </table:table-cell>
          <table:table-cell table:formula="of:=[.B777]*[.$K$2]" office:value-type="float" office:value="-128.401326487473" calcext:value-type="float">
            <text:p>-128.401326487473</text:p>
          </table:table-cell>
          <table:table-cell table:formula="of:=[.C777]*[.$K$3]" office:value-type="float" office:value="-39.4805390638768" calcext:value-type="float">
            <text:p>-39.4805390638768</text:p>
          </table:table-cell>
          <table:table-cell table:formula="of:= [.G777]/[.F777]" office:value-type="float" office:value="0.307477657310095" calcext:value-type="float">
            <text:p>0.307477657310095</text:p>
          </table:table-cell>
          <table:table-cell table:number-columns-repeated="7"/>
        </table:table-row>
        <table:table-row table:style-name="ro1">
          <table:table-cell office:value-type="float" office:value="233.540745790489" calcext:value-type="float">
            <text:p>233.540745790489</text:p>
          </table:table-cell>
          <table:table-cell office:value-type="float" office:value="295.864428035341" calcext:value-type="float">
            <text:p>295.864428035341</text:p>
          </table:table-cell>
          <table:table-cell office:value-type="float" office:value="38.2767063445754" calcext:value-type="float">
            <text:p>38.2767063445754</text:p>
          </table:table-cell>
          <table:table-cell/>
          <table:table-cell table:formula="of:=[.A778]*[.$K$1]" office:value-type="float" office:value="233.540745790489" calcext:value-type="float">
            <text:p>233.540745790489</text:p>
          </table:table-cell>
          <table:table-cell table:formula="of:=[.B778]*[.$K$2]" office:value-type="float" office:value="295.864428035341" calcext:value-type="float">
            <text:p>295.864428035341</text:p>
          </table:table-cell>
          <table:table-cell table:formula="of:=[.C778]*[.$K$3]" office:value-type="float" office:value="38.2767063445754" calcext:value-type="float">
            <text:p>38.2767063445754</text:p>
          </table:table-cell>
          <table:table-cell table:formula="of:= [.G778]/[.F778]" office:value-type="float" office:value="0.129372451425635" calcext:value-type="float">
            <text:p>0.129372451425635</text:p>
          </table:table-cell>
          <table:table-cell table:number-columns-repeated="7"/>
        </table:table-row>
        <table:table-row table:style-name="ro1">
          <table:table-cell office:value-type="float" office:value="366.636804282173" calcext:value-type="float">
            <text:p>366.636804282173</text:p>
          </table:table-cell>
          <table:table-cell office:value-type="float" office:value="-133.096058491684" calcext:value-type="float">
            <text:p>-133.096058491684</text:p>
          </table:table-cell>
          <table:table-cell office:value-type="float" office:value="117.731290287675" calcext:value-type="float">
            <text:p>117.731290287675</text:p>
          </table:table-cell>
          <table:table-cell/>
          <table:table-cell table:formula="of:=[.A779]*[.$K$1]" office:value-type="float" office:value="366.636804282173" calcext:value-type="float">
            <text:p>366.636804282173</text:p>
          </table:table-cell>
          <table:table-cell table:formula="of:=[.B779]*[.$K$2]" office:value-type="float" office:value="-133.096058491684" calcext:value-type="float">
            <text:p>-133.096058491684</text:p>
          </table:table-cell>
          <table:table-cell table:formula="of:=[.C779]*[.$K$3]" office:value-type="float" office:value="117.731290287675" calcext:value-type="float">
            <text:p>117.731290287675</text:p>
          </table:table-cell>
          <table:table-cell table:formula="of:= [.G779]/[.F779]" office:value-type="float" office:value="-0.884558803783289" calcext:value-type="float">
            <text:p>-0.884558803783289</text:p>
          </table:table-cell>
          <table:table-cell table:number-columns-repeated="7"/>
        </table:table-row>
        <table:table-row table:style-name="ro1">
          <table:table-cell office:value-type="float" office:value="353.459489662041" calcext:value-type="float">
            <text:p>353.459489662041</text:p>
          </table:table-cell>
          <table:table-cell office:value-type="float" office:value="13.1773146201319" calcext:value-type="float">
            <text:p>13.1773146201319</text:p>
          </table:table-cell>
          <table:table-cell office:value-type="float" office:value="69.9063343268779" calcext:value-type="float">
            <text:p>69.9063343268779</text:p>
          </table:table-cell>
          <table:table-cell/>
          <table:table-cell table:formula="of:=[.A780]*[.$K$1]" office:value-type="float" office:value="353.459489662041" calcext:value-type="float">
            <text:p>353.459489662041</text:p>
          </table:table-cell>
          <table:table-cell table:formula="of:=[.B780]*[.$K$2]" office:value-type="float" office:value="13.1773146201319" calcext:value-type="float">
            <text:p>13.1773146201319</text:p>
          </table:table-cell>
          <table:table-cell table:formula="of:=[.C780]*[.$K$3]" office:value-type="float" office:value="69.9063343268779" calcext:value-type="float">
            <text:p>69.9063343268779</text:p>
          </table:table-cell>
          <table:table-cell table:formula="of:= [.G780]/[.F780]" office:value-type="float" office:value="5.30505162410533" calcext:value-type="float">
            <text:p>5.30505162410533</text:p>
          </table:table-cell>
          <table:table-cell table:number-columns-repeated="7"/>
        </table:table-row>
        <table:table-row table:style-name="ro1">
          <table:table-cell office:value-type="float" office:value="407.945747909892" calcext:value-type="float">
            <text:p>407.945747909892</text:p>
          </table:table-cell>
          <table:table-cell office:value-type="float" office:value="-54.4862582478509" calcext:value-type="float">
            <text:p>-54.4862582478509</text:p>
          </table:table-cell>
          <table:table-cell office:value-type="float" office:value="-164.151453075157" calcext:value-type="float">
            <text:p>-164.151453075157</text:p>
          </table:table-cell>
          <table:table-cell/>
          <table:table-cell table:formula="of:=[.A781]*[.$K$1]" office:value-type="float" office:value="407.945747909892" calcext:value-type="float">
            <text:p>407.945747909892</text:p>
          </table:table-cell>
          <table:table-cell table:formula="of:=[.B781]*[.$K$2]" office:value-type="float" office:value="-54.4862582478509" calcext:value-type="float">
            <text:p>-54.4862582478509</text:p>
          </table:table-cell>
          <table:table-cell table:formula="of:=[.C781]*[.$K$3]" office:value-type="float" office:value="-164.151453075157" calcext:value-type="float">
            <text:p>-164.151453075157</text:p>
          </table:table-cell>
          <table:table-cell table:formula="of:= [.G781]/[.F781]" office:value-type="float" office:value="3.01271289961688" calcext:value-type="float">
            <text:p>3.01271289961688</text:p>
          </table:table-cell>
          <table:table-cell table:number-columns-repeated="7"/>
        </table:table-row>
        <table:table-row table:style-name="ro1">
          <table:table-cell office:value-type="float" office:value="437.578009527676" calcext:value-type="float">
            <text:p>437.578009527676</text:p>
          </table:table-cell>
          <table:table-cell office:value-type="float" office:value="-29.6322616177841" calcext:value-type="float">
            <text:p>-29.6322616177841</text:p>
          </table:table-cell>
          <table:table-cell office:value-type="float" office:value="-43.2083276724514" calcext:value-type="float">
            <text:p>-43.2083276724514</text:p>
          </table:table-cell>
          <table:table-cell/>
          <table:table-cell table:formula="of:=[.A782]*[.$K$1]" office:value-type="float" office:value="437.578009527676" calcext:value-type="float">
            <text:p>437.578009527676</text:p>
          </table:table-cell>
          <table:table-cell table:formula="of:=[.B782]*[.$K$2]" office:value-type="float" office:value="-29.6322616177841" calcext:value-type="float">
            <text:p>-29.6322616177841</text:p>
          </table:table-cell>
          <table:table-cell table:formula="of:=[.C782]*[.$K$3]" office:value-type="float" office:value="-43.2083276724514" calcext:value-type="float">
            <text:p>-43.2083276724514</text:p>
          </table:table-cell>
          <table:table-cell table:formula="of:= [.G782]/[.F782]" office:value-type="float" office:value="1.4581515319276" calcext:value-type="float">
            <text:p>1.4581515319276</text:p>
          </table:table-cell>
          <table:table-cell table:number-columns-repeated="7"/>
        </table:table-row>
        <table:table-row table:style-name="ro1">
          <table:table-cell office:value-type="float" office:value="397.355016002626" calcext:value-type="float">
            <text:p>397.355016002626</text:p>
          </table:table-cell>
          <table:table-cell office:value-type="float" office:value="40.2229935250497" calcext:value-type="float">
            <text:p>40.2229935250497</text:p>
          </table:table-cell>
          <table:table-cell office:value-type="float" office:value="126.714142590502" calcext:value-type="float">
            <text:p>126.714142590502</text:p>
          </table:table-cell>
          <table:table-cell/>
          <table:table-cell table:formula="of:=[.A783]*[.$K$1]" office:value-type="float" office:value="397.355016002626" calcext:value-type="float">
            <text:p>397.355016002626</text:p>
          </table:table-cell>
          <table:table-cell table:formula="of:=[.B783]*[.$K$2]" office:value-type="float" office:value="40.2229935250497" calcext:value-type="float">
            <text:p>40.2229935250497</text:p>
          </table:table-cell>
          <table:table-cell table:formula="of:=[.C783]*[.$K$3]" office:value-type="float" office:value="126.714142590502" calcext:value-type="float">
            <text:p>126.714142590502</text:p>
          </table:table-cell>
          <table:table-cell table:formula="of:= [.G783]/[.F783]" office:value-type="float" office:value="3.15029120126496" calcext:value-type="float">
            <text:p>3.15029120126496</text:p>
          </table:table-cell>
          <table:table-cell table:number-columns-repeated="7"/>
        </table:table-row>
        <table:table-row table:style-name="ro1">
          <table:table-cell office:value-type="float" office:value="382.916318290012" calcext:value-type="float">
            <text:p>382.916318290012</text:p>
          </table:table-cell>
          <table:table-cell office:value-type="float" office:value="14.4386977126143" calcext:value-type="float">
            <text:p>14.4386977126143</text:p>
          </table:table-cell>
          <table:table-cell office:value-type="float" office:value="-243.412980067438" calcext:value-type="float">
            <text:p>-243.412980067438</text:p>
          </table:table-cell>
          <table:table-cell/>
          <table:table-cell table:formula="of:=[.A784]*[.$K$1]" office:value-type="float" office:value="382.916318290012" calcext:value-type="float">
            <text:p>382.916318290012</text:p>
          </table:table-cell>
          <table:table-cell table:formula="of:=[.B784]*[.$K$2]" office:value-type="float" office:value="14.4386977126143" calcext:value-type="float">
            <text:p>14.4386977126143</text:p>
          </table:table-cell>
          <table:table-cell table:formula="of:=[.C784]*[.$K$3]" office:value-type="float" office:value="-243.412980067438" calcext:value-type="float">
            <text:p>-243.412980067438</text:p>
          </table:table-cell>
          <table:table-cell table:formula="of:= [.G784]/[.F784]" office:value-type="float" office:value="-16.8583749665166" calcext:value-type="float">
            <text:p>-16.8583749665166</text:p>
          </table:table-cell>
          <table:table-cell table:number-columns-repeated="7"/>
        </table:table-row>
        <table:table-row table:style-name="ro1">
          <table:table-cell office:value-type="float" office:value="454.726378120059" calcext:value-type="float">
            <text:p>454.726378120059</text:p>
          </table:table-cell>
          <table:table-cell office:value-type="float" office:value="-71.8100598300467" calcext:value-type="float">
            <text:p>-71.8100598300467</text:p>
          </table:table-cell>
          <table:table-cell office:value-type="float" office:value="7.50317049066234" calcext:value-type="float">
            <text:p>7.50317049066234</text:p>
          </table:table-cell>
          <table:table-cell/>
          <table:table-cell table:formula="of:=[.A785]*[.$K$1]" office:value-type="float" office:value="454.726378120059" calcext:value-type="float">
            <text:p>454.726378120059</text:p>
          </table:table-cell>
          <table:table-cell table:formula="of:=[.B785]*[.$K$2]" office:value-type="float" office:value="-71.8100598300467" calcext:value-type="float">
            <text:p>-71.8100598300467</text:p>
          </table:table-cell>
          <table:table-cell table:formula="of:=[.C785]*[.$K$3]" office:value-type="float" office:value="7.50317049066234" calcext:value-type="float">
            <text:p>7.50317049066234</text:p>
          </table:table-cell>
          <table:table-cell table:formula="of:= [.G785]/[.F785]" office:value-type="float" office:value="-0.104486342281571" calcext:value-type="float">
            <text:p>-0.104486342281571</text:p>
          </table:table-cell>
          <table:table-cell table:number-columns-repeated="7"/>
        </table:table-row>
        <table:table-row table:style-name="ro1">
          <table:table-cell office:value-type="float" office:value="338.616134860527" calcext:value-type="float">
            <text:p>338.616134860527</text:p>
          </table:table-cell>
          <table:table-cell office:value-type="float" office:value="116.110243259532" calcext:value-type="float">
            <text:p>116.110243259532</text:p>
          </table:table-cell>
          <table:table-cell office:value-type="float" office:value="37.5736948804668" calcext:value-type="float">
            <text:p>37.5736948804668</text:p>
          </table:table-cell>
          <table:table-cell/>
          <table:table-cell table:formula="of:=[.A786]*[.$K$1]" office:value-type="float" office:value="338.616134860527" calcext:value-type="float">
            <text:p>338.616134860527</text:p>
          </table:table-cell>
          <table:table-cell table:formula="of:=[.B786]*[.$K$2]" office:value-type="float" office:value="116.110243259532" calcext:value-type="float">
            <text:p>116.110243259532</text:p>
          </table:table-cell>
          <table:table-cell table:formula="of:=[.C786]*[.$K$3]" office:value-type="float" office:value="37.5736948804668" calcext:value-type="float">
            <text:p>37.5736948804668</text:p>
          </table:table-cell>
          <table:table-cell table:formula="of:= [.G786]/[.F786]" office:value-type="float" office:value="0.323603618644406" calcext:value-type="float">
            <text:p>0.323603618644406</text:p>
          </table:table-cell>
          <table:table-cell table:number-columns-repeated="7"/>
        </table:table-row>
        <table:table-row table:style-name="ro1">
          <table:table-cell office:value-type="float" office:value="364.029086215851" calcext:value-type="float">
            <text:p>364.029086215851</text:p>
          </table:table-cell>
          <table:table-cell office:value-type="float" office:value="-25.4129513553241" calcext:value-type="float">
            <text:p>-25.4129513553241</text:p>
          </table:table-cell>
          <table:table-cell office:value-type="float" office:value="-32.6902908801479" calcext:value-type="float">
            <text:p>-32.6902908801479</text:p>
          </table:table-cell>
          <table:table-cell/>
          <table:table-cell table:formula="of:=[.A787]*[.$K$1]" office:value-type="float" office:value="364.029086215851" calcext:value-type="float">
            <text:p>364.029086215851</text:p>
          </table:table-cell>
          <table:table-cell table:formula="of:=[.B787]*[.$K$2]" office:value-type="float" office:value="-25.4129513553241" calcext:value-type="float">
            <text:p>-25.4129513553241</text:p>
          </table:table-cell>
          <table:table-cell table:formula="of:=[.C787]*[.$K$3]" office:value-type="float" office:value="-32.6902908801479" calcext:value-type="float">
            <text:p>-32.6902908801479</text:p>
          </table:table-cell>
          <table:table-cell table:formula="of:= [.G787]/[.F787]" office:value-type="float" office:value="1.2863634145862" calcext:value-type="float">
            <text:p>1.2863634145862</text:p>
          </table:table-cell>
          <table:table-cell table:number-columns-repeated="7"/>
        </table:table-row>
        <table:table-row table:style-name="ro1">
          <table:table-cell office:value-type="float" office:value="560.606760753264" calcext:value-type="float">
            <text:p>560.606760753264</text:p>
          </table:table-cell>
          <table:table-cell office:value-type="float" office:value="-196.577674537413" calcext:value-type="float">
            <text:p>-196.577674537413</text:p>
          </table:table-cell>
          <table:table-cell office:value-type="float" office:value="301.942715501766" calcext:value-type="float">
            <text:p>301.942715501766</text:p>
          </table:table-cell>
          <table:table-cell/>
          <table:table-cell table:formula="of:=[.A788]*[.$K$1]" office:value-type="float" office:value="560.606760753264" calcext:value-type="float">
            <text:p>560.606760753264</text:p>
          </table:table-cell>
          <table:table-cell table:formula="of:=[.B788]*[.$K$2]" office:value-type="float" office:value="-196.577674537413" calcext:value-type="float">
            <text:p>-196.577674537413</text:p>
          </table:table-cell>
          <table:table-cell table:formula="of:=[.C788]*[.$K$3]" office:value-type="float" office:value="301.942715501766" calcext:value-type="float">
            <text:p>301.942715501766</text:p>
          </table:table-cell>
          <table:table-cell table:formula="of:= [.G788]/[.F788]" office:value-type="float" office:value="-1.53599698547812" calcext:value-type="float">
            <text:p>-1.53599698547812</text:p>
          </table:table-cell>
          <table:table-cell table:number-columns-repeated="7"/>
        </table:table-row>
        <table:table-row table:style-name="ro1">
          <table:table-cell office:value-type="float" office:value="496.032938646303" calcext:value-type="float">
            <text:p>496.032938646303</text:p>
          </table:table-cell>
          <table:table-cell office:value-type="float" office:value="64.5738221069614" calcext:value-type="float">
            <text:p>64.5738221069614</text:p>
          </table:table-cell>
          <table:table-cell office:value-type="float" office:value="-141.513354409361" calcext:value-type="float">
            <text:p>-141.513354409361</text:p>
          </table:table-cell>
          <table:table-cell/>
          <table:table-cell table:formula="of:=[.A789]*[.$K$1]" office:value-type="float" office:value="496.032938646303" calcext:value-type="float">
            <text:p>496.032938646303</text:p>
          </table:table-cell>
          <table:table-cell table:formula="of:=[.B789]*[.$K$2]" office:value-type="float" office:value="64.5738221069614" calcext:value-type="float">
            <text:p>64.5738221069614</text:p>
          </table:table-cell>
          <table:table-cell table:formula="of:=[.C789]*[.$K$3]" office:value-type="float" office:value="-141.513354409361" calcext:value-type="float">
            <text:p>-141.513354409361</text:p>
          </table:table-cell>
          <table:table-cell table:formula="of:= [.G789]/[.F789]" office:value-type="float" office:value="-2.19149726300783" calcext:value-type="float">
            <text:p>-2.19149726300783</text:p>
          </table:table-cell>
          <table:table-cell table:number-columns-repeated="7"/>
        </table:table-row>
        <table:table-row table:style-name="ro1">
          <table:table-cell office:value-type="float" office:value="419.195554776959" calcext:value-type="float">
            <text:p>419.195554776959</text:p>
          </table:table-cell>
          <table:table-cell office:value-type="float" office:value="76.8373838693431" calcext:value-type="float">
            <text:p>76.8373838693431</text:p>
          </table:table-cell>
          <table:table-cell office:value-type="float" office:value="3.77653880481569" calcext:value-type="float">
            <text:p>3.77653880481569</text:p>
          </table:table-cell>
          <table:table-cell/>
          <table:table-cell table:formula="of:=[.A790]*[.$K$1]" office:value-type="float" office:value="419.195554776959" calcext:value-type="float">
            <text:p>419.195554776959</text:p>
          </table:table-cell>
          <table:table-cell table:formula="of:=[.B790]*[.$K$2]" office:value-type="float" office:value="76.8373838693431" calcext:value-type="float">
            <text:p>76.8373838693431</text:p>
          </table:table-cell>
          <table:table-cell table:formula="of:=[.C790]*[.$K$3]" office:value-type="float" office:value="3.77653880481569" calcext:value-type="float">
            <text:p>3.77653880481569</text:p>
          </table:table-cell>
          <table:table-cell table:formula="of:= [.G790]/[.F790]" office:value-type="float" office:value="0.04914975776944" calcext:value-type="float">
            <text:p>0.04914975776944</text:p>
          </table:table-cell>
          <table:table-cell table:number-columns-repeated="7"/>
        </table:table-row>
        <table:table-row table:style-name="ro1">
          <table:table-cell office:value-type="float" office:value="369.192376587386" calcext:value-type="float">
            <text:p>369.192376587386</text:p>
          </table:table-cell>
          <table:table-cell office:value-type="float" office:value="50.0031781895734" calcext:value-type="float">
            <text:p>50.0031781895734</text:p>
          </table:table-cell>
          <table:table-cell office:value-type="float" office:value="83.0653226994779" calcext:value-type="float">
            <text:p>83.0653226994779</text:p>
          </table:table-cell>
          <table:table-cell/>
          <table:table-cell table:formula="of:=[.A791]*[.$K$1]" office:value-type="float" office:value="369.192376587386" calcext:value-type="float">
            <text:p>369.192376587386</text:p>
          </table:table-cell>
          <table:table-cell table:formula="of:=[.B791]*[.$K$2]" office:value-type="float" office:value="50.0031781895734" calcext:value-type="float">
            <text:p>50.0031781895734</text:p>
          </table:table-cell>
          <table:table-cell table:formula="of:=[.C791]*[.$K$3]" office:value-type="float" office:value="83.0653226994779" calcext:value-type="float">
            <text:p>83.0653226994779</text:p>
          </table:table-cell>
          <table:table-cell table:formula="of:= [.G791]/[.F791]" office:value-type="float" office:value="1.66120086176439" calcext:value-type="float">
            <text:p>1.66120086176439</text:p>
          </table:table-cell>
          <table:table-cell table:number-columns-repeated="7"/>
        </table:table-row>
        <table:table-row table:style-name="ro1">
          <table:table-cell office:value-type="float" office:value="190.27789603789" calcext:value-type="float">
            <text:p>190.27789603789</text:p>
          </table:table-cell>
          <table:table-cell office:value-type="float" office:value="178.914480549496" calcext:value-type="float">
            <text:p>178.914480549496</text:p>
          </table:table-cell>
          <table:table-cell office:value-type="float" office:value="-33.978987035372" calcext:value-type="float">
            <text:p>-33.978987035372</text:p>
          </table:table-cell>
          <table:table-cell/>
          <table:table-cell table:formula="of:=[.A792]*[.$K$1]" office:value-type="float" office:value="190.27789603789" calcext:value-type="float">
            <text:p>190.27789603789</text:p>
          </table:table-cell>
          <table:table-cell table:formula="of:=[.B792]*[.$K$2]" office:value-type="float" office:value="178.914480549496" calcext:value-type="float">
            <text:p>178.914480549496</text:p>
          </table:table-cell>
          <table:table-cell table:formula="of:=[.C792]*[.$K$3]" office:value-type="float" office:value="-33.978987035372" calcext:value-type="float">
            <text:p>-33.978987035372</text:p>
          </table:table-cell>
          <table:table-cell table:formula="of:= [.G792]/[.F792]" office:value-type="float" office:value="-0.189917478624497" calcext:value-type="float">
            <text:p>-0.189917478624497</text:p>
          </table:table-cell>
          <table:table-cell table:number-columns-repeated="7"/>
        </table:table-row>
        <table:table-row table:style-name="ro1">
          <table:table-cell office:value-type="float" office:value="106.473082306414" calcext:value-type="float">
            <text:p>106.473082306414</text:p>
          </table:table-cell>
          <table:table-cell office:value-type="float" office:value="83.8048137314763" calcext:value-type="float">
            <text:p>83.8048137314763</text:p>
          </table:table-cell>
          <table:table-cell office:value-type="float" office:value="-195.927438283804" calcext:value-type="float">
            <text:p>-195.927438283804</text:p>
          </table:table-cell>
          <table:table-cell/>
          <table:table-cell table:formula="of:=[.A793]*[.$K$1]" office:value-type="float" office:value="106.473082306414" calcext:value-type="float">
            <text:p>106.473082306414</text:p>
          </table:table-cell>
          <table:table-cell table:formula="of:=[.B793]*[.$K$2]" office:value-type="float" office:value="83.8048137314763" calcext:value-type="float">
            <text:p>83.8048137314763</text:p>
          </table:table-cell>
          <table:table-cell table:formula="of:=[.C793]*[.$K$3]" office:value-type="float" office:value="-195.927438283804" calcext:value-type="float">
            <text:p>-195.927438283804</text:p>
          </table:table-cell>
          <table:table-cell table:formula="of:= [.G793]/[.F793]" office:value-type="float" office:value="-2.33790196004237" calcext:value-type="float">
            <text:p>-2.33790196004237</text:p>
          </table:table-cell>
          <table:table-cell table:number-columns-repeated="7"/>
        </table:table-row>
        <table:table-row table:style-name="ro1">
          <table:table-cell office:value-type="float" office:value="500.814359658286" calcext:value-type="float">
            <text:p>500.814359658286</text:p>
          </table:table-cell>
          <table:table-cell office:value-type="float" office:value="-394.341277351872" calcext:value-type="float">
            <text:p>-394.341277351872</text:p>
          </table:table-cell>
          <table:table-cell office:value-type="float" office:value="166.181866007089" calcext:value-type="float">
            <text:p>166.181866007089</text:p>
          </table:table-cell>
          <table:table-cell/>
          <table:table-cell table:formula="of:=[.A794]*[.$K$1]" office:value-type="float" office:value="500.814359658286" calcext:value-type="float">
            <text:p>500.814359658286</text:p>
          </table:table-cell>
          <table:table-cell table:formula="of:=[.B794]*[.$K$2]" office:value-type="float" office:value="-394.341277351872" calcext:value-type="float">
            <text:p>-394.341277351872</text:p>
          </table:table-cell>
          <table:table-cell table:formula="of:=[.C794]*[.$K$3]" office:value-type="float" office:value="166.181866007089" calcext:value-type="float">
            <text:p>166.181866007089</text:p>
          </table:table-cell>
          <table:table-cell table:formula="of:= [.G794]/[.F794]" office:value-type="float" office:value="-0.421416360780321" calcext:value-type="float">
            <text:p>-0.421416360780321</text:p>
          </table:table-cell>
          <table:table-cell table:number-columns-repeated="7"/>
        </table:table-row>
        <table:table-row table:style-name="ro1">
          <table:table-cell office:value-type="float" office:value="205.191658660433" calcext:value-type="float">
            <text:p>205.191658660433</text:p>
          </table:table-cell>
          <table:table-cell office:value-type="float" office:value="295.622700997853" calcext:value-type="float">
            <text:p>295.622700997853</text:p>
          </table:table-cell>
          <table:table-cell office:value-type="float" office:value="113.492012543387" calcext:value-type="float">
            <text:p>113.492012543387</text:p>
          </table:table-cell>
          <table:table-cell/>
          <table:table-cell table:formula="of:=[.A795]*[.$K$1]" office:value-type="float" office:value="205.191658660433" calcext:value-type="float">
            <text:p>205.191658660433</text:p>
          </table:table-cell>
          <table:table-cell table:formula="of:=[.B795]*[.$K$2]" office:value-type="float" office:value="295.622700997853" calcext:value-type="float">
            <text:p>295.622700997853</text:p>
          </table:table-cell>
          <table:table-cell table:formula="of:=[.C795]*[.$K$3]" office:value-type="float" office:value="113.492012543387" calcext:value-type="float">
            <text:p>113.492012543387</text:p>
          </table:table-cell>
          <table:table-cell table:formula="of:= [.G795]/[.F795]" office:value-type="float" office:value="0.383908313401856" calcext:value-type="float">
            <text:p>0.383908313401856</text:p>
          </table:table-cell>
          <table:table-cell table:number-columns-repeated="7"/>
        </table:table-row>
        <table:table-row table:style-name="ro1">
          <table:table-cell office:value-type="float" office:value="417.571083902371" calcext:value-type="float">
            <text:p>417.571083902371</text:p>
          </table:table-cell>
          <table:table-cell office:value-type="float" office:value="-212.379425241938" calcext:value-type="float">
            <text:p>-212.379425241938</text:p>
          </table:table-cell>
          <table:table-cell office:value-type="float" office:value="-268.589429280492" calcext:value-type="float">
            <text:p>-268.589429280492</text:p>
          </table:table-cell>
          <table:table-cell/>
          <table:table-cell table:formula="of:=[.A796]*[.$K$1]" office:value-type="float" office:value="417.571083902371" calcext:value-type="float">
            <text:p>417.571083902371</text:p>
          </table:table-cell>
          <table:table-cell table:formula="of:=[.B796]*[.$K$2]" office:value-type="float" office:value="-212.379425241938" calcext:value-type="float">
            <text:p>-212.379425241938</text:p>
          </table:table-cell>
          <table:table-cell table:formula="of:=[.C796]*[.$K$3]" office:value-type="float" office:value="-268.589429280492" calcext:value-type="float">
            <text:p>-268.589429280492</text:p>
          </table:table-cell>
          <table:table-cell table:formula="of:= [.G796]/[.F796]" office:value-type="float" office:value="1.2646678414094" calcext:value-type="float">
            <text:p>1.2646678414094</text:p>
          </table:table-cell>
          <table:table-cell table:number-columns-repeated="7"/>
        </table:table-row>
        <table:table-row table:style-name="ro1">
          <table:table-cell office:value-type="float" office:value="352.581253625095" calcext:value-type="float">
            <text:p>352.581253625095</text:p>
          </table:table-cell>
          <table:table-cell office:value-type="float" office:value="64.9898302772759" calcext:value-type="float">
            <text:p>64.9898302772759</text:p>
          </table:table-cell>
          <table:table-cell office:value-type="float" office:value="476.76792012981" calcext:value-type="float">
            <text:p>476.76792012981</text:p>
          </table:table-cell>
          <table:table-cell/>
          <table:table-cell table:formula="of:=[.A797]*[.$K$1]" office:value-type="float" office:value="352.581253625095" calcext:value-type="float">
            <text:p>352.581253625095</text:p>
          </table:table-cell>
          <table:table-cell table:formula="of:=[.B797]*[.$K$2]" office:value-type="float" office:value="64.9898302772759" calcext:value-type="float">
            <text:p>64.9898302772759</text:p>
          </table:table-cell>
          <table:table-cell table:formula="of:=[.C797]*[.$K$3]" office:value-type="float" office:value="476.76792012981" calcext:value-type="float">
            <text:p>476.76792012981</text:p>
          </table:table-cell>
          <table:table-cell table:formula="of:= [.G797]/[.F797]" office:value-type="float" office:value="7.33603885555175" calcext:value-type="float">
            <text:p>7.33603885555175</text:p>
          </table:table-cell>
          <table:table-cell table:number-columns-repeated="7"/>
        </table:table-row>
        <table:table-row table:style-name="ro1">
          <table:table-cell office:value-type="float" office:value="319.433457002763" calcext:value-type="float">
            <text:p>319.433457002763</text:p>
          </table:table-cell>
          <table:table-cell office:value-type="float" office:value="33.1477966223327" calcext:value-type="float">
            <text:p>33.1477966223327</text:p>
          </table:table-cell>
          <table:table-cell office:value-type="float" office:value="-224.779401122888" calcext:value-type="float">
            <text:p>-224.779401122888</text:p>
          </table:table-cell>
          <table:table-cell/>
          <table:table-cell table:formula="of:=[.A798]*[.$K$1]" office:value-type="float" office:value="319.433457002763" calcext:value-type="float">
            <text:p>319.433457002763</text:p>
          </table:table-cell>
          <table:table-cell table:formula="of:=[.B798]*[.$K$2]" office:value-type="float" office:value="33.1477966223327" calcext:value-type="float">
            <text:p>33.1477966223327</text:p>
          </table:table-cell>
          <table:table-cell table:formula="of:=[.C798]*[.$K$3]" office:value-type="float" office:value="-224.779401122888" calcext:value-type="float">
            <text:p>-224.779401122888</text:p>
          </table:table-cell>
          <table:table-cell table:formula="of:= [.G798]/[.F798]" office:value-type="float" office:value="-6.78112647075451" calcext:value-type="float">
            <text:p>-6.78112647075451</text:p>
          </table:table-cell>
          <table:table-cell table:number-columns-repeated="7"/>
        </table:table-row>
        <table:table-row table:style-name="ro1">
          <table:table-cell office:value-type="float" office:value="524.585918845438" calcext:value-type="float">
            <text:p>524.585918845438</text:p>
          </table:table-cell>
          <table:table-cell office:value-type="float" office:value="-205.152461842676" calcext:value-type="float">
            <text:p>-205.152461842676</text:p>
          </table:table-cell>
          <table:table-cell office:value-type="float" office:value="-111.357516476056" calcext:value-type="float">
            <text:p>-111.357516476056</text:p>
          </table:table-cell>
          <table:table-cell/>
          <table:table-cell table:formula="of:=[.A799]*[.$K$1]" office:value-type="float" office:value="524.585918845438" calcext:value-type="float">
            <text:p>524.585918845438</text:p>
          </table:table-cell>
          <table:table-cell table:formula="of:=[.B799]*[.$K$2]" office:value-type="float" office:value="-205.152461842676" calcext:value-type="float">
            <text:p>-205.152461842676</text:p>
          </table:table-cell>
          <table:table-cell table:formula="of:=[.C799]*[.$K$3]" office:value-type="float" office:value="-111.357516476056" calcext:value-type="float">
            <text:p>-111.357516476056</text:p>
          </table:table-cell>
          <table:table-cell table:formula="of:= [.G799]/[.F799]" office:value-type="float" office:value="0.542803705477598" calcext:value-type="float">
            <text:p>0.542803705477598</text:p>
          </table:table-cell>
          <table:table-cell table:number-columns-repeated="7"/>
        </table:table-row>
        <table:table-row table:style-name="ro1">
          <table:table-cell office:value-type="float" office:value="356.584754760572" calcext:value-type="float">
            <text:p>356.584754760572</text:p>
          </table:table-cell>
          <table:table-cell office:value-type="float" office:value="168.001164084866" calcext:value-type="float">
            <text:p>168.001164084866</text:p>
          </table:table-cell>
          <table:table-cell office:value-type="float" office:value="-134.366410800774" calcext:value-type="float">
            <text:p>-134.366410800774</text:p>
          </table:table-cell>
          <table:table-cell/>
          <table:table-cell table:formula="of:=[.A800]*[.$K$1]" office:value-type="float" office:value="356.584754760572" calcext:value-type="float">
            <text:p>356.584754760572</text:p>
          </table:table-cell>
          <table:table-cell table:formula="of:=[.B800]*[.$K$2]" office:value-type="float" office:value="168.001164084866" calcext:value-type="float">
            <text:p>168.001164084866</text:p>
          </table:table-cell>
          <table:table-cell table:formula="of:=[.C800]*[.$K$3]" office:value-type="float" office:value="-134.366410800774" calcext:value-type="float">
            <text:p>-134.366410800774</text:p>
          </table:table-cell>
          <table:table-cell table:formula="of:= [.G800]/[.F800]" office:value-type="float" office:value="-0.799794522452823" calcext:value-type="float">
            <text:p>-0.799794522452823</text:p>
          </table:table-cell>
          <table:table-cell table:number-columns-repeated="7"/>
        </table:table-row>
        <table:table-row table:style-name="ro1">
          <table:table-cell office:value-type="float" office:value="214.308079965001" calcext:value-type="float">
            <text:p>214.308079965001</text:p>
          </table:table-cell>
          <table:table-cell office:value-type="float" office:value="142.276674795571" calcext:value-type="float">
            <text:p>142.276674795571</text:p>
          </table:table-cell>
          <table:table-cell office:value-type="float" office:value="-49.393190818857" calcext:value-type="float">
            <text:p>-49.393190818857</text:p>
          </table:table-cell>
          <table:table-cell/>
          <table:table-cell table:formula="of:=[.A801]*[.$K$1]" office:value-type="float" office:value="214.308079965001" calcext:value-type="float">
            <text:p>214.308079965001</text:p>
          </table:table-cell>
          <table:table-cell table:formula="of:=[.B801]*[.$K$2]" office:value-type="float" office:value="142.276674795571" calcext:value-type="float">
            <text:p>142.276674795571</text:p>
          </table:table-cell>
          <table:table-cell table:formula="of:=[.C801]*[.$K$3]" office:value-type="float" office:value="-49.393190818857" calcext:value-type="float">
            <text:p>-49.393190818857</text:p>
          </table:table-cell>
          <table:table-cell table:formula="of:= [.G801]/[.F801]" office:value-type="float" office:value="-0.347162954783888" calcext:value-type="float">
            <text:p>-0.347162954783888</text:p>
          </table:table-cell>
          <table:table-cell table:number-columns-repeated="7"/>
        </table:table-row>
        <table:table-row table:style-name="ro1">
          <table:table-cell office:value-type="float" office:value="453.090086282158" calcext:value-type="float">
            <text:p>453.090086282158</text:p>
          </table:table-cell>
          <table:table-cell office:value-type="float" office:value="-238.782006317157" calcext:value-type="float">
            <text:p>-238.782006317157</text:p>
          </table:table-cell>
          <table:table-cell office:value-type="float" office:value="18.3134550464657" calcext:value-type="float">
            <text:p>18.3134550464657</text:p>
          </table:table-cell>
          <table:table-cell/>
          <table:table-cell table:formula="of:=[.A802]*[.$K$1]" office:value-type="float" office:value="453.090086282158" calcext:value-type="float">
            <text:p>453.090086282158</text:p>
          </table:table-cell>
          <table:table-cell table:formula="of:=[.B802]*[.$K$2]" office:value-type="float" office:value="-238.782006317157" calcext:value-type="float">
            <text:p>-238.782006317157</text:p>
          </table:table-cell>
          <table:table-cell table:formula="of:=[.C802]*[.$K$3]" office:value-type="float" office:value="18.3134550464657" calcext:value-type="float">
            <text:p>18.3134550464657</text:p>
          </table:table-cell>
          <table:table-cell table:formula="of:= [.G802]/[.F802]" office:value-type="float" office:value="-0.0766952892679078" calcext:value-type="float">
            <text:p>-0.076695289267908</text:p>
          </table:table-cell>
          <table:table-cell table:number-columns-repeated="7"/>
        </table:table-row>
        <table:table-row table:style-name="ro1">
          <table:table-cell office:value-type="float" office:value="579.46754552139" calcext:value-type="float">
            <text:p>579.46754552139</text:p>
          </table:table-cell>
          <table:table-cell office:value-type="float" office:value="-126.377459239232" calcext:value-type="float">
            <text:p>-126.377459239232</text:p>
          </table:table-cell>
          <table:table-cell office:value-type="float" office:value="457.416664927524" calcext:value-type="float">
            <text:p>457.416664927524</text:p>
          </table:table-cell>
          <table:table-cell/>
          <table:table-cell table:formula="of:=[.A803]*[.$K$1]" office:value-type="float" office:value="579.46754552139" calcext:value-type="float">
            <text:p>579.46754552139</text:p>
          </table:table-cell>
          <table:table-cell table:formula="of:=[.B803]*[.$K$2]" office:value-type="float" office:value="-126.377459239232" calcext:value-type="float">
            <text:p>-126.377459239232</text:p>
          </table:table-cell>
          <table:table-cell table:formula="of:=[.C803]*[.$K$3]" office:value-type="float" office:value="457.416664927524" calcext:value-type="float">
            <text:p>457.416664927524</text:p>
          </table:table-cell>
          <table:table-cell table:formula="of:= [.G803]/[.F803]" office:value-type="float" office:value="-3.61944818072055" calcext:value-type="float">
            <text:p>-3.61944818072055</text:p>
          </table:table-cell>
          <table:table-cell table:number-columns-repeated="7"/>
        </table:table-row>
        <table:table-row table:style-name="ro1">
          <table:table-cell office:value-type="float" office:value="181.767645860222" calcext:value-type="float">
            <text:p>181.767645860222</text:p>
          </table:table-cell>
          <table:table-cell office:value-type="float" office:value="397.699899661168" calcext:value-type="float">
            <text:p>397.699899661168</text:p>
          </table:table-cell>
          <table:table-cell office:value-type="float" office:value="-5.10923886105336" calcext:value-type="float">
            <text:p>-5.10923886105336</text:p>
          </table:table-cell>
          <table:table-cell/>
          <table:table-cell table:formula="of:=[.A804]*[.$K$1]" office:value-type="float" office:value="181.767645860222" calcext:value-type="float">
            <text:p>181.767645860222</text:p>
          </table:table-cell>
          <table:table-cell table:formula="of:=[.B804]*[.$K$2]" office:value-type="float" office:value="397.699899661168" calcext:value-type="float">
            <text:p>397.699899661168</text:p>
          </table:table-cell>
          <table:table-cell table:formula="of:=[.C804]*[.$K$3]" office:value-type="float" office:value="-5.10923886105336" calcext:value-type="float">
            <text:p>-5.10923886105336</text:p>
          </table:table-cell>
          <table:table-cell table:formula="of:= [.G804]/[.F804]" office:value-type="float" office:value="-0.0128469704553768" calcext:value-type="float">
            <text:p>-0.012846970455377</text:p>
          </table:table-cell>
          <table:table-cell table:number-columns-repeated="7"/>
        </table:table-row>
        <table:table-row table:style-name="ro1">
          <table:table-cell office:value-type="float" office:value="108.249539042355" calcext:value-type="float">
            <text:p>108.249539042355</text:p>
          </table:table-cell>
          <table:table-cell office:value-type="float" office:value="73.5181068178666" calcext:value-type="float">
            <text:p>73.5181068178666</text:p>
          </table:table-cell>
          <table:table-cell office:value-type="float" office:value="-86.0052087710178" calcext:value-type="float">
            <text:p>-86.0052087710178</text:p>
          </table:table-cell>
          <table:table-cell/>
          <table:table-cell table:formula="of:=[.A805]*[.$K$1]" office:value-type="float" office:value="108.249539042355" calcext:value-type="float">
            <text:p>108.249539042355</text:p>
          </table:table-cell>
          <table:table-cell table:formula="of:=[.B805]*[.$K$2]" office:value-type="float" office:value="73.5181068178666" calcext:value-type="float">
            <text:p>73.5181068178666</text:p>
          </table:table-cell>
          <table:table-cell table:formula="of:=[.C805]*[.$K$3]" office:value-type="float" office:value="-86.0052087710178" calcext:value-type="float">
            <text:p>-86.0052087710178</text:p>
          </table:table-cell>
          <table:table-cell table:formula="of:= [.G805]/[.F805]" office:value-type="float" office:value="-1.16985070064558" calcext:value-type="float">
            <text:p>-1.16985070064558</text:p>
          </table:table-cell>
          <table:table-cell table:number-columns-repeated="7"/>
        </table:table-row>
        <table:table-row table:style-name="ro1">
          <table:table-cell office:value-type="float" office:value="398.678501531872" calcext:value-type="float">
            <text:p>398.678501531872</text:p>
          </table:table-cell>
          <table:table-cell office:value-type="float" office:value="-290.428962489517" calcext:value-type="float">
            <text:p>-290.428962489517</text:p>
          </table:table-cell>
          <table:table-cell office:value-type="float" office:value="-340.869065822406" calcext:value-type="float">
            <text:p>-340.869065822406</text:p>
          </table:table-cell>
          <table:table-cell/>
          <table:table-cell table:formula="of:=[.A806]*[.$K$1]" office:value-type="float" office:value="398.678501531872" calcext:value-type="float">
            <text:p>398.678501531872</text:p>
          </table:table-cell>
          <table:table-cell table:formula="of:=[.B806]*[.$K$2]" office:value-type="float" office:value="-290.428962489517" calcext:value-type="float">
            <text:p>-290.428962489517</text:p>
          </table:table-cell>
          <table:table-cell table:formula="of:=[.C806]*[.$K$3]" office:value-type="float" office:value="-340.869065822406" calcext:value-type="float">
            <text:p>-340.869065822406</text:p>
          </table:table-cell>
          <table:table-cell table:formula="of:= [.G806]/[.F806]" office:value-type="float" office:value="1.17367449479048" calcext:value-type="float">
            <text:p>1.17367449479048</text:p>
          </table:table-cell>
          <table:table-cell table:number-columns-repeated="7"/>
        </table:table-row>
        <table:table-row table:style-name="ro1">
          <table:table-cell office:value-type="float" office:value="315.525232220644" calcext:value-type="float">
            <text:p>315.525232220644</text:p>
          </table:table-cell>
          <table:table-cell office:value-type="float" office:value="83.1532693112284" calcext:value-type="float">
            <text:p>83.1532693112284</text:p>
          </table:table-cell>
          <table:table-cell office:value-type="float" office:value="-1.22586959026364" calcext:value-type="float">
            <text:p>-1.22586959026364</text:p>
          </table:table-cell>
          <table:table-cell/>
          <table:table-cell table:formula="of:=[.A807]*[.$K$1]" office:value-type="float" office:value="315.525232220644" calcext:value-type="float">
            <text:p>315.525232220644</text:p>
          </table:table-cell>
          <table:table-cell table:formula="of:=[.B807]*[.$K$2]" office:value-type="float" office:value="83.1532693112284" calcext:value-type="float">
            <text:p>83.1532693112284</text:p>
          </table:table-cell>
          <table:table-cell table:formula="of:=[.C807]*[.$K$3]" office:value-type="float" office:value="-1.22586959026364" calcext:value-type="float">
            <text:p>-1.22586959026364</text:p>
          </table:table-cell>
          <table:table-cell table:formula="of:= [.G807]/[.F807]" office:value-type="float" office:value="-0.0147422897550236" calcext:value-type="float">
            <text:p>-0.014742289755024</text:p>
          </table:table-cell>
          <table:table-cell table:number-columns-repeated="7"/>
        </table:table-row>
        <table:table-row table:style-name="ro1">
          <table:table-cell office:value-type="float" office:value="140.432809403078" calcext:value-type="float">
            <text:p>140.432809403078</text:p>
          </table:table-cell>
          <table:table-cell office:value-type="float" office:value="175.092422817566" calcext:value-type="float">
            <text:p>175.092422817566</text:p>
          </table:table-cell>
          <table:table-cell office:value-type="float" office:value="-76.5770497233578" calcext:value-type="float">
            <text:p>-76.5770497233578</text:p>
          </table:table-cell>
          <table:table-cell/>
          <table:table-cell table:formula="of:=[.A808]*[.$K$1]" office:value-type="float" office:value="140.432809403078" calcext:value-type="float">
            <text:p>140.432809403078</text:p>
          </table:table-cell>
          <table:table-cell table:formula="of:=[.B808]*[.$K$2]" office:value-type="float" office:value="175.092422817566" calcext:value-type="float">
            <text:p>175.092422817566</text:p>
          </table:table-cell>
          <table:table-cell table:formula="of:=[.C808]*[.$K$3]" office:value-type="float" office:value="-76.5770497233578" calcext:value-type="float">
            <text:p>-76.5770497233578</text:p>
          </table:table-cell>
          <table:table-cell table:formula="of:= [.G808]/[.F808]" office:value-type="float" office:value="-0.437352162309992" calcext:value-type="float">
            <text:p>-0.437352162309992</text:p>
          </table:table-cell>
          <table:table-cell table:number-columns-repeated="7"/>
        </table:table-row>
        <table:table-row table:style-name="ro1">
          <table:table-cell office:value-type="float" office:value="516.89402862637" calcext:value-type="float">
            <text:p>516.89402862637</text:p>
          </table:table-cell>
          <table:table-cell office:value-type="float" office:value="-376.461219223292" calcext:value-type="float">
            <text:p>-376.461219223292</text:p>
          </table:table-cell>
          <table:table-cell office:value-type="float" office:value="233.224580243068" calcext:value-type="float">
            <text:p>233.224580243068</text:p>
          </table:table-cell>
          <table:table-cell/>
          <table:table-cell table:formula="of:=[.A809]*[.$K$1]" office:value-type="float" office:value="516.89402862637" calcext:value-type="float">
            <text:p>516.89402862637</text:p>
          </table:table-cell>
          <table:table-cell table:formula="of:=[.B809]*[.$K$2]" office:value-type="float" office:value="-376.461219223292" calcext:value-type="float">
            <text:p>-376.461219223292</text:p>
          </table:table-cell>
          <table:table-cell table:formula="of:=[.C809]*[.$K$3]" office:value-type="float" office:value="233.224580243068" calcext:value-type="float">
            <text:p>233.224580243068</text:p>
          </table:table-cell>
          <table:table-cell table:formula="of:= [.G809]/[.F809]" office:value-type="float" office:value="-0.619518208872226" calcext:value-type="float">
            <text:p>-0.619518208872226</text:p>
          </table:table-cell>
          <table:table-cell table:number-columns-repeated="7"/>
        </table:table-row>
        <table:table-row table:style-name="ro1">
          <table:table-cell office:value-type="float" office:value="525.61407274273" calcext:value-type="float">
            <text:p>525.61407274273</text:p>
          </table:table-cell>
          <table:table-cell office:value-type="float" office:value="-8.7200441163601" calcext:value-type="float">
            <text:p>-8.7200441163601</text:p>
          </table:table-cell>
          <table:table-cell office:value-type="float" office:value="-322.500071351627" calcext:value-type="float">
            <text:p>-322.500071351627</text:p>
          </table:table-cell>
          <table:table-cell/>
          <table:table-cell table:formula="of:=[.A810]*[.$K$1]" office:value-type="float" office:value="525.61407274273" calcext:value-type="float">
            <text:p>525.61407274273</text:p>
          </table:table-cell>
          <table:table-cell table:formula="of:=[.B810]*[.$K$2]" office:value-type="float" office:value="-8.7200441163601" calcext:value-type="float">
            <text:p>-8.7200441163601</text:p>
          </table:table-cell>
          <table:table-cell table:formula="of:=[.C810]*[.$K$3]" office:value-type="float" office:value="-322.500071351627" calcext:value-type="float">
            <text:p>-322.500071351627</text:p>
          </table:table-cell>
          <table:table-cell table:formula="of:= [.G810]/[.F810]" office:value-type="float" office:value="36.9837660278081" calcext:value-type="float">
            <text:p>36.9837660278081</text:p>
          </table:table-cell>
          <table:table-cell table:number-columns-repeated="7"/>
        </table:table-row>
        <table:table-row table:style-name="ro1">
          <table:table-cell office:value-type="float" office:value="435.42363514527" calcext:value-type="float">
            <text:p>435.42363514527</text:p>
          </table:table-cell>
          <table:table-cell office:value-type="float" office:value="90.1904375974602" calcext:value-type="float">
            <text:p>90.1904375974602</text:p>
          </table:table-cell>
          <table:table-cell office:value-type="float" office:value="398.637407583782" calcext:value-type="float">
            <text:p>398.637407583782</text:p>
          </table:table-cell>
          <table:table-cell/>
          <table:table-cell table:formula="of:=[.A811]*[.$K$1]" office:value-type="float" office:value="435.42363514527" calcext:value-type="float">
            <text:p>435.42363514527</text:p>
          </table:table-cell>
          <table:table-cell table:formula="of:=[.B811]*[.$K$2]" office:value-type="float" office:value="90.1904375974602" calcext:value-type="float">
            <text:p>90.1904375974602</text:p>
          </table:table-cell>
          <table:table-cell table:formula="of:=[.C811]*[.$K$3]" office:value-type="float" office:value="398.637407583782" calcext:value-type="float">
            <text:p>398.637407583782</text:p>
          </table:table-cell>
          <table:table-cell table:formula="of:= [.G811]/[.F811]" office:value-type="float" office:value="4.41995202820712" calcext:value-type="float">
            <text:p>4.41995202820712</text:p>
          </table:table-cell>
          <table:table-cell table:number-columns-repeated="7"/>
        </table:table-row>
        <table:table-row table:style-name="ro1">
          <table:table-cell office:value-type="float" office:value="557.387671732257" calcext:value-type="float">
            <text:p>557.387671732257</text:p>
          </table:table-cell>
          <table:table-cell office:value-type="float" office:value="-121.964036586988" calcext:value-type="float">
            <text:p>-121.964036586988</text:p>
          </table:table-cell>
          <table:table-cell office:value-type="float" office:value="107.058126248054" calcext:value-type="float">
            <text:p>107.058126248054</text:p>
          </table:table-cell>
          <table:table-cell/>
          <table:table-cell table:formula="of:=[.A812]*[.$K$1]" office:value-type="float" office:value="557.387671732257" calcext:value-type="float">
            <text:p>557.387671732257</text:p>
          </table:table-cell>
          <table:table-cell table:formula="of:=[.B812]*[.$K$2]" office:value-type="float" office:value="-121.964036586988" calcext:value-type="float">
            <text:p>-121.964036586988</text:p>
          </table:table-cell>
          <table:table-cell table:formula="of:=[.C812]*[.$K$3]" office:value-type="float" office:value="107.058126248054" calcext:value-type="float">
            <text:p>107.058126248054</text:p>
          </table:table-cell>
          <table:table-cell table:formula="of:= [.G812]/[.F812]" office:value-type="float" office:value="-0.877784380084025" calcext:value-type="float">
            <text:p>-0.877784380084025</text:p>
          </table:table-cell>
          <table:table-cell table:number-columns-repeated="7"/>
        </table:table-row>
        <table:table-row table:style-name="ro1">
          <table:table-cell office:value-type="float" office:value="479.538316008595" calcext:value-type="float">
            <text:p>479.538316008595</text:p>
          </table:table-cell>
          <table:table-cell office:value-type="float" office:value="77.8493557236629" calcext:value-type="float">
            <text:p>77.8493557236629</text:p>
          </table:table-cell>
          <table:table-cell office:value-type="float" office:value="-216.420252182404" calcext:value-type="float">
            <text:p>-216.420252182404</text:p>
          </table:table-cell>
          <table:table-cell/>
          <table:table-cell table:formula="of:=[.A813]*[.$K$1]" office:value-type="float" office:value="479.538316008595" calcext:value-type="float">
            <text:p>479.538316008595</text:p>
          </table:table-cell>
          <table:table-cell table:formula="of:=[.B813]*[.$K$2]" office:value-type="float" office:value="77.8493557236629" calcext:value-type="float">
            <text:p>77.8493557236629</text:p>
          </table:table-cell>
          <table:table-cell table:formula="of:=[.C813]*[.$K$3]" office:value-type="float" office:value="-216.420252182404" calcext:value-type="float">
            <text:p>-216.420252182404</text:p>
          </table:table-cell>
          <table:table-cell table:formula="of:= [.G813]/[.F813]" office:value-type="float" office:value="-2.77998771050357" calcext:value-type="float">
            <text:p>-2.77998771050357</text:p>
          </table:table-cell>
          <table:table-cell table:number-columns-repeated="7"/>
        </table:table-row>
        <table:table-row table:style-name="ro1">
          <table:table-cell office:value-type="float" office:value="344.981697172098" calcext:value-type="float">
            <text:p>344.981697172098</text:p>
          </table:table-cell>
          <table:table-cell office:value-type="float" office:value="134.556618836497" calcext:value-type="float">
            <text:p>134.556618836497</text:p>
          </table:table-cell>
          <table:table-cell office:value-type="float" office:value="11.6725971085274" calcext:value-type="float">
            <text:p>11.6725971085274</text:p>
          </table:table-cell>
          <table:table-cell/>
          <table:table-cell table:formula="of:=[.A814]*[.$K$1]" office:value-type="float" office:value="344.981697172098" calcext:value-type="float">
            <text:p>344.981697172098</text:p>
          </table:table-cell>
          <table:table-cell table:formula="of:=[.B814]*[.$K$2]" office:value-type="float" office:value="134.556618836497" calcext:value-type="float">
            <text:p>134.556618836497</text:p>
          </table:table-cell>
          <table:table-cell table:formula="of:=[.C814]*[.$K$3]" office:value-type="float" office:value="11.6725971085274" calcext:value-type="float">
            <text:p>11.6725971085274</text:p>
          </table:table-cell>
          <table:table-cell table:formula="of:= [.G814]/[.F814]" office:value-type="float" office:value="0.0867485911095245" calcext:value-type="float">
            <text:p>0.086748591109525</text:p>
          </table:table-cell>
          <table:table-cell table:number-columns-repeated="7"/>
        </table:table-row>
        <table:table-row table:style-name="ro1">
          <table:table-cell office:value-type="float" office:value="357.342656460518" calcext:value-type="float">
            <text:p>357.342656460518</text:p>
          </table:table-cell>
          <table:table-cell office:value-type="float" office:value="-12.3609592884204" calcext:value-type="float">
            <text:p>-12.3609592884204</text:p>
          </table:table-cell>
          <table:table-cell office:value-type="float" office:value="-207.901417233827" calcext:value-type="float">
            <text:p>-207.901417233827</text:p>
          </table:table-cell>
          <table:table-cell/>
          <table:table-cell table:formula="of:=[.A815]*[.$K$1]" office:value-type="float" office:value="357.342656460518" calcext:value-type="float">
            <text:p>357.342656460518</text:p>
          </table:table-cell>
          <table:table-cell table:formula="of:=[.B815]*[.$K$2]" office:value-type="float" office:value="-12.3609592884204" calcext:value-type="float">
            <text:p>-12.3609592884204</text:p>
          </table:table-cell>
          <table:table-cell table:formula="of:=[.C815]*[.$K$3]" office:value-type="float" office:value="-207.901417233827" calcext:value-type="float">
            <text:p>-207.901417233827</text:p>
          </table:table-cell>
          <table:table-cell table:formula="of:= [.G815]/[.F815]" office:value-type="float" office:value="16.819197635299" calcext:value-type="float">
            <text:p>16.819197635299</text:p>
          </table:table-cell>
          <table:table-cell table:number-columns-repeated="7"/>
        </table:table-row>
        <table:table-row table:style-name="ro1">
          <table:table-cell office:value-type="float" office:value="415.063403708199" calcext:value-type="float">
            <text:p>415.063403708199</text:p>
          </table:table-cell>
          <table:table-cell office:value-type="float" office:value="-57.7207472476807" calcext:value-type="float">
            <text:p>-57.7207472476807</text:p>
          </table:table-cell>
          <table:table-cell office:value-type="float" office:value="472.551800457069" calcext:value-type="float">
            <text:p>472.551800457069</text:p>
          </table:table-cell>
          <table:table-cell/>
          <table:table-cell table:formula="of:=[.A816]*[.$K$1]" office:value-type="float" office:value="415.063403708199" calcext:value-type="float">
            <text:p>415.063403708199</text:p>
          </table:table-cell>
          <table:table-cell table:formula="of:=[.B816]*[.$K$2]" office:value-type="float" office:value="-57.7207472476807" calcext:value-type="float">
            <text:p>-57.7207472476807</text:p>
          </table:table-cell>
          <table:table-cell table:formula="of:=[.C816]*[.$K$3]" office:value-type="float" office:value="472.551800457069" calcext:value-type="float">
            <text:p>472.551800457069</text:p>
          </table:table-cell>
          <table:table-cell table:formula="of:= [.G816]/[.F816]" office:value-type="float" office:value="-8.18686214212268" calcext:value-type="float">
            <text:p>-8.18686214212268</text:p>
          </table:table-cell>
          <table:table-cell table:number-columns-repeated="7"/>
        </table:table-row>
        <table:table-row table:style-name="ro1">
          <table:table-cell office:value-type="float" office:value="259.455294870169" calcext:value-type="float">
            <text:p>259.455294870169</text:p>
          </table:table-cell>
          <table:table-cell office:value-type="float" office:value="155.60810883803" calcext:value-type="float">
            <text:p>155.60810883803</text:p>
          </table:table-cell>
          <table:table-cell office:value-type="float" office:value="-216.946032230021" calcext:value-type="float">
            <text:p>-216.946032230021</text:p>
          </table:table-cell>
          <table:table-cell/>
          <table:table-cell table:formula="of:=[.A817]*[.$K$1]" office:value-type="float" office:value="259.455294870169" calcext:value-type="float">
            <text:p>259.455294870169</text:p>
          </table:table-cell>
          <table:table-cell table:formula="of:=[.B817]*[.$K$2]" office:value-type="float" office:value="155.60810883803" calcext:value-type="float">
            <text:p>155.60810883803</text:p>
          </table:table-cell>
          <table:table-cell table:formula="of:=[.C817]*[.$K$3]" office:value-type="float" office:value="-216.946032230021" calcext:value-type="float">
            <text:p>-216.946032230021</text:p>
          </table:table-cell>
          <table:table-cell table:formula="of:= [.G817]/[.F817]" office:value-type="float" office:value="-1.39418205034441" calcext:value-type="float">
            <text:p>-1.39418205034441</text:p>
          </table:table-cell>
          <table:table-cell table:number-columns-repeated="7"/>
        </table:table-row>
        <table:table-row table:style-name="ro1">
          <table:table-cell office:value-type="float" office:value="500.627201811342" calcext:value-type="float">
            <text:p>500.627201811342</text:p>
          </table:table-cell>
          <table:table-cell office:value-type="float" office:value="-241.171906941173" calcext:value-type="float">
            <text:p>-241.171906941173</text:p>
          </table:table-cell>
          <table:table-cell office:value-type="float" office:value="-353.390256880815" calcext:value-type="float">
            <text:p>-353.390256880815</text:p>
          </table:table-cell>
          <table:table-cell/>
          <table:table-cell table:formula="of:=[.A818]*[.$K$1]" office:value-type="float" office:value="500.627201811342" calcext:value-type="float">
            <text:p>500.627201811342</text:p>
          </table:table-cell>
          <table:table-cell table:formula="of:=[.B818]*[.$K$2]" office:value-type="float" office:value="-241.171906941173" calcext:value-type="float">
            <text:p>-241.171906941173</text:p>
          </table:table-cell>
          <table:table-cell table:formula="of:=[.C818]*[.$K$3]" office:value-type="float" office:value="-353.390256880815" calcext:value-type="float">
            <text:p>-353.390256880815</text:p>
          </table:table-cell>
          <table:table-cell table:formula="of:= [.G818]/[.F818]" office:value-type="float" office:value="1.46530440200489" calcext:value-type="float">
            <text:p>1.46530440200489</text:p>
          </table:table-cell>
          <table:table-cell table:number-columns-repeated="7"/>
        </table:table-row>
        <table:table-row table:style-name="ro1">
          <table:table-cell office:value-type="float" office:value="359.955463163921" calcext:value-type="float">
            <text:p>359.955463163921</text:p>
          </table:table-cell>
          <table:table-cell office:value-type="float" office:value="140.671738647421" calcext:value-type="float">
            <text:p>140.671738647421</text:p>
          </table:table-cell>
          <table:table-cell office:value-type="float" office:value="348.670675240708" calcext:value-type="float">
            <text:p>348.670675240708</text:p>
          </table:table-cell>
          <table:table-cell/>
          <table:table-cell table:formula="of:=[.A819]*[.$K$1]" office:value-type="float" office:value="359.955463163921" calcext:value-type="float">
            <text:p>359.955463163921</text:p>
          </table:table-cell>
          <table:table-cell table:formula="of:=[.B819]*[.$K$2]" office:value-type="float" office:value="140.671738647421" calcext:value-type="float">
            <text:p>140.671738647421</text:p>
          </table:table-cell>
          <table:table-cell table:formula="of:=[.C819]*[.$K$3]" office:value-type="float" office:value="348.670675240708" calcext:value-type="float">
            <text:p>348.670675240708</text:p>
          </table:table-cell>
          <table:table-cell table:formula="of:= [.G819]/[.F819]" office:value-type="float" office:value="2.47861211209321" calcext:value-type="float">
            <text:p>2.47861211209321</text:p>
          </table:table-cell>
          <table:table-cell table:number-columns-repeated="7"/>
        </table:table-row>
        <table:table-row table:style-name="ro1">
          <table:table-cell office:value-type="float" office:value="219.308156839192" calcext:value-type="float">
            <text:p>219.308156839192</text:p>
          </table:table-cell>
          <table:table-cell office:value-type="float" office:value="140.647306324729" calcext:value-type="float">
            <text:p>140.647306324729</text:p>
          </table:table-cell>
          <table:table-cell office:value-type="float" office:value="-32.6522836273059" calcext:value-type="float">
            <text:p>-32.6522836273059</text:p>
          </table:table-cell>
          <table:table-cell/>
          <table:table-cell table:formula="of:=[.A820]*[.$K$1]" office:value-type="float" office:value="219.308156839192" calcext:value-type="float">
            <text:p>219.308156839192</text:p>
          </table:table-cell>
          <table:table-cell table:formula="of:=[.B820]*[.$K$2]" office:value-type="float" office:value="140.647306324729" calcext:value-type="float">
            <text:p>140.647306324729</text:p>
          </table:table-cell>
          <table:table-cell table:formula="of:=[.C820]*[.$K$3]" office:value-type="float" office:value="-32.6522836273059" calcext:value-type="float">
            <text:p>-32.6522836273059</text:p>
          </table:table-cell>
          <table:table-cell table:formula="of:= [.G820]/[.F820]" office:value-type="float" office:value="-0.232157191492298" calcext:value-type="float">
            <text:p>-0.232157191492298</text:p>
          </table:table-cell>
          <table:table-cell table:number-columns-repeated="7"/>
        </table:table-row>
        <table:table-row table:style-name="ro1">
          <table:table-cell office:value-type="float" office:value="149.394889480056" calcext:value-type="float">
            <text:p>149.394889480056</text:p>
          </table:table-cell>
          <table:table-cell office:value-type="float" office:value="69.913267359136" calcext:value-type="float">
            <text:p>69.913267359136</text:p>
          </table:table-cell>
          <table:table-cell office:value-type="float" office:value="251.314214291749" calcext:value-type="float">
            <text:p>251.314214291749</text:p>
          </table:table-cell>
          <table:table-cell/>
          <table:table-cell table:formula="of:=[.A821]*[.$K$1]" office:value-type="float" office:value="149.394889480056" calcext:value-type="float">
            <text:p>149.394889480056</text:p>
          </table:table-cell>
          <table:table-cell table:formula="of:=[.B821]*[.$K$2]" office:value-type="float" office:value="69.913267359136" calcext:value-type="float">
            <text:p>69.913267359136</text:p>
          </table:table-cell>
          <table:table-cell table:formula="of:=[.C821]*[.$K$3]" office:value-type="float" office:value="251.314214291749" calcext:value-type="float">
            <text:p>251.314214291749</text:p>
          </table:table-cell>
          <table:table-cell table:formula="of:= [.G821]/[.F821]" office:value-type="float" office:value="3.5946569769194" calcext:value-type="float">
            <text:p>3.5946569769194</text:p>
          </table:table-cell>
          <table:table-cell table:number-columns-repeated="7"/>
        </table:table-row>
        <table:table-row table:style-name="ro1">
          <table:table-cell office:value-type="float" office:value="229.036706014804" calcext:value-type="float">
            <text:p>229.036706014804</text:p>
          </table:table-cell>
          <table:table-cell office:value-type="float" office:value="-79.6418165347477" calcext:value-type="float">
            <text:p>-79.6418165347477</text:p>
          </table:table-cell>
          <table:table-cell office:value-type="float" office:value="-174.10535171661" calcext:value-type="float">
            <text:p>-174.10535171661</text:p>
          </table:table-cell>
          <table:table-cell/>
          <table:table-cell table:formula="of:=[.A822]*[.$K$1]" office:value-type="float" office:value="229.036706014804" calcext:value-type="float">
            <text:p>229.036706014804</text:p>
          </table:table-cell>
          <table:table-cell table:formula="of:=[.B822]*[.$K$2]" office:value-type="float" office:value="-79.6418165347477" calcext:value-type="float">
            <text:p>-79.6418165347477</text:p>
          </table:table-cell>
          <table:table-cell table:formula="of:=[.C822]*[.$K$3]" office:value-type="float" office:value="-174.10535171661" calcext:value-type="float">
            <text:p>-174.10535171661</text:p>
          </table:table-cell>
          <table:table-cell table:formula="of:= [.G822]/[.F822]" office:value-type="float" office:value="2.18610472854606" calcext:value-type="float">
            <text:p>2.18610472854606</text:p>
          </table:table-cell>
          <table:table-cell table:number-columns-repeated="7"/>
        </table:table-row>
        <table:table-row table:style-name="ro1">
          <table:table-cell office:value-type="float" office:value="546.698582655695" calcext:value-type="float">
            <text:p>546.698582655695</text:p>
          </table:table-cell>
          <table:table-cell office:value-type="float" office:value="-317.66187664089" calcext:value-type="float">
            <text:p>-317.66187664089</text:p>
          </table:table-cell>
          <table:table-cell office:value-type="float" office:value="101.426996513038" calcext:value-type="float">
            <text:p>101.426996513038</text:p>
          </table:table-cell>
          <table:table-cell/>
          <table:table-cell table:formula="of:=[.A823]*[.$K$1]" office:value-type="float" office:value="546.698582655695" calcext:value-type="float">
            <text:p>546.698582655695</text:p>
          </table:table-cell>
          <table:table-cell table:formula="of:=[.B823]*[.$K$2]" office:value-type="float" office:value="-317.66187664089" calcext:value-type="float">
            <text:p>-317.66187664089</text:p>
          </table:table-cell>
          <table:table-cell table:formula="of:=[.C823]*[.$K$3]" office:value-type="float" office:value="101.426996513038" calcext:value-type="float">
            <text:p>101.426996513038</text:p>
          </table:table-cell>
          <table:table-cell table:formula="of:= [.G823]/[.F823]" office:value-type="float" office:value="-0.319292316678274" calcext:value-type="float">
            <text:p>-0.319292316678274</text:p>
          </table:table-cell>
          <table:table-cell table:number-columns-repeated="7"/>
        </table:table-row>
        <table:table-row table:style-name="ro1">
          <table:table-cell office:value-type="float" office:value="246.040924651995" calcext:value-type="float">
            <text:p>246.040924651995</text:p>
          </table:table-cell>
          <table:table-cell office:value-type="float" office:value="300.657658003699" calcext:value-type="float">
            <text:p>300.657658003699</text:p>
          </table:table-cell>
          <table:table-cell office:value-type="float" office:value="-259.432732188354" calcext:value-type="float">
            <text:p>-259.432732188354</text:p>
          </table:table-cell>
          <table:table-cell/>
          <table:table-cell table:formula="of:=[.A824]*[.$K$1]" office:value-type="float" office:value="246.040924651995" calcext:value-type="float">
            <text:p>246.040924651995</text:p>
          </table:table-cell>
          <table:table-cell table:formula="of:=[.B824]*[.$K$2]" office:value-type="float" office:value="300.657658003699" calcext:value-type="float">
            <text:p>300.657658003699</text:p>
          </table:table-cell>
          <table:table-cell table:formula="of:=[.C824]*[.$K$3]" office:value-type="float" office:value="-259.432732188354" calcext:value-type="float">
            <text:p>-259.432732188354</text:p>
          </table:table-cell>
          <table:table-cell table:formula="of:= [.G824]/[.F824]" office:value-type="float" office:value="-0.862884165036506" calcext:value-type="float">
            <text:p>-0.862884165036506</text:p>
          </table:table-cell>
          <table:table-cell table:number-columns-repeated="7"/>
        </table:table-row>
        <table:table-row table:style-name="ro1">
          <table:table-cell office:value-type="float" office:value="450.489010620972" calcext:value-type="float">
            <text:p>450.489010620972</text:p>
          </table:table-cell>
          <table:table-cell office:value-type="float" office:value="-204.448085968977" calcext:value-type="float">
            <text:p>-204.448085968977</text:p>
          </table:table-cell>
          <table:table-cell office:value-type="float" office:value="-109.288237244008" calcext:value-type="float">
            <text:p>-109.288237244008</text:p>
          </table:table-cell>
          <table:table-cell/>
          <table:table-cell table:formula="of:=[.A825]*[.$K$1]" office:value-type="float" office:value="450.489010620972" calcext:value-type="float">
            <text:p>450.489010620972</text:p>
          </table:table-cell>
          <table:table-cell table:formula="of:=[.B825]*[.$K$2]" office:value-type="float" office:value="-204.448085968977" calcext:value-type="float">
            <text:p>-204.448085968977</text:p>
          </table:table-cell>
          <table:table-cell table:formula="of:=[.C825]*[.$K$3]" office:value-type="float" office:value="-109.288237244008" calcext:value-type="float">
            <text:p>-109.288237244008</text:p>
          </table:table-cell>
          <table:table-cell table:formula="of:= [.G825]/[.F825]" office:value-type="float" office:value="0.534552508652936" calcext:value-type="float">
            <text:p>0.534552508652936</text:p>
          </table:table-cell>
          <table:table-cell table:number-columns-repeated="7"/>
        </table:table-row>
        <table:table-row table:style-name="ro1">
          <table:table-cell office:value-type="float" office:value="426.769954877739" calcext:value-type="float">
            <text:p>426.769954877739</text:p>
          </table:table-cell>
          <table:table-cell office:value-type="float" office:value="23.7190557432325" calcext:value-type="float">
            <text:p>23.7190557432325</text:p>
          </table:table-cell>
          <table:table-cell office:value-type="float" office:value="282.442652584972" calcext:value-type="float">
            <text:p>282.442652584972</text:p>
          </table:table-cell>
          <table:table-cell/>
          <table:table-cell table:formula="of:=[.A826]*[.$K$1]" office:value-type="float" office:value="426.769954877739" calcext:value-type="float">
            <text:p>426.769954877739</text:p>
          </table:table-cell>
          <table:table-cell table:formula="of:=[.B826]*[.$K$2]" office:value-type="float" office:value="23.7190557432325" calcext:value-type="float">
            <text:p>23.7190557432325</text:p>
          </table:table-cell>
          <table:table-cell table:formula="of:=[.C826]*[.$K$3]" office:value-type="float" office:value="282.442652584972" calcext:value-type="float">
            <text:p>282.442652584972</text:p>
          </table:table-cell>
          <table:table-cell table:formula="of:= [.G826]/[.F826]" office:value-type="float" office:value="11.9078371265078" calcext:value-type="float">
            <text:p>11.9078371265078</text:p>
          </table:table-cell>
          <table:table-cell table:number-columns-repeated="7"/>
        </table:table-row>
        <table:table-row table:style-name="ro1">
          <table:table-cell office:value-type="float" office:value="146.438645460943" calcext:value-type="float">
            <text:p>146.438645460943</text:p>
          </table:table-cell>
          <table:table-cell office:value-type="float" office:value="280.331309416796" calcext:value-type="float">
            <text:p>280.331309416796</text:p>
          </table:table-cell>
          <table:table-cell office:value-type="float" office:value="-271.967242543842" calcext:value-type="float">
            <text:p>-271.967242543842</text:p>
          </table:table-cell>
          <table:table-cell/>
          <table:table-cell table:formula="of:=[.A827]*[.$K$1]" office:value-type="float" office:value="146.438645460943" calcext:value-type="float">
            <text:p>146.438645460943</text:p>
          </table:table-cell>
          <table:table-cell table:formula="of:=[.B827]*[.$K$2]" office:value-type="float" office:value="280.331309416796" calcext:value-type="float">
            <text:p>280.331309416796</text:p>
          </table:table-cell>
          <table:table-cell table:formula="of:=[.C827]*[.$K$3]" office:value-type="float" office:value="-271.967242543842" calcext:value-type="float">
            <text:p>-271.967242543842</text:p>
          </table:table-cell>
          <table:table-cell table:formula="of:= [.G827]/[.F827]" office:value-type="float" office:value="-0.970163636411662" calcext:value-type="float">
            <text:p>-0.970163636411662</text:p>
          </table:table-cell>
          <table:table-cell table:number-columns-repeated="7"/>
        </table:table-row>
        <table:table-row table:style-name="ro1">
          <table:table-cell office:value-type="float" office:value="409.464688622611" calcext:value-type="float">
            <text:p>409.464688622611</text:p>
          </table:table-cell>
          <table:table-cell office:value-type="float" office:value="-263.026043161667" calcext:value-type="float">
            <text:p>-263.026043161667</text:p>
          </table:table-cell>
          <table:table-cell office:value-type="float" office:value="153.169318512141" calcext:value-type="float">
            <text:p>153.169318512141</text:p>
          </table:table-cell>
          <table:table-cell/>
          <table:table-cell table:formula="of:=[.A828]*[.$K$1]" office:value-type="float" office:value="409.464688622611" calcext:value-type="float">
            <text:p>409.464688622611</text:p>
          </table:table-cell>
          <table:table-cell table:formula="of:=[.B828]*[.$K$2]" office:value-type="float" office:value="-263.026043161667" calcext:value-type="float">
            <text:p>-263.026043161667</text:p>
          </table:table-cell>
          <table:table-cell table:formula="of:=[.C828]*[.$K$3]" office:value-type="float" office:value="153.169318512141" calcext:value-type="float">
            <text:p>153.169318512141</text:p>
          </table:table-cell>
          <table:table-cell table:formula="of:= [.G828]/[.F828]" office:value-type="float" office:value="-0.582335181227648" calcext:value-type="float">
            <text:p>-0.582335181227648</text:p>
          </table:table-cell>
          <table:table-cell table:number-columns-repeated="7"/>
        </table:table-row>
        <table:table-row table:style-name="ro1">
          <table:table-cell office:value-type="float" office:value="537.673937796697" calcext:value-type="float">
            <text:p>537.673937796697</text:p>
          </table:table-cell>
          <table:table-cell office:value-type="float" office:value="-128.209249174087" calcext:value-type="float">
            <text:p>-128.209249174087</text:p>
          </table:table-cell>
          <table:table-cell office:value-type="float" office:value="135.959918538167" calcext:value-type="float">
            <text:p>135.959918538167</text:p>
          </table:table-cell>
          <table:table-cell/>
          <table:table-cell table:formula="of:=[.A829]*[.$K$1]" office:value-type="float" office:value="537.673937796697" calcext:value-type="float">
            <text:p>537.673937796697</text:p>
          </table:table-cell>
          <table:table-cell table:formula="of:=[.B829]*[.$K$2]" office:value-type="float" office:value="-128.209249174087" calcext:value-type="float">
            <text:p>-128.209249174087</text:p>
          </table:table-cell>
          <table:table-cell table:formula="of:=[.C829]*[.$K$3]" office:value-type="float" office:value="135.959918538167" calcext:value-type="float">
            <text:p>135.959918538167</text:p>
          </table:table-cell>
          <table:table-cell table:formula="of:= [.G829]/[.F829]" office:value-type="float" office:value="-1.06045327785639" calcext:value-type="float">
            <text:p>-1.06045327785639</text:p>
          </table:table-cell>
          <table:table-cell table:number-columns-repeated="7"/>
        </table:table-row>
        <table:table-row table:style-name="ro1">
          <table:table-cell office:value-type="float" office:value="217.622895546461" calcext:value-type="float">
            <text:p>217.622895546461</text:p>
          </table:table-cell>
          <table:table-cell office:value-type="float" office:value="320.051042250236" calcext:value-type="float">
            <text:p>320.051042250236</text:p>
          </table:table-cell>
          <table:table-cell office:value-type="float" office:value="60.0622115438657" calcext:value-type="float">
            <text:p>60.0622115438657</text:p>
          </table:table-cell>
          <table:table-cell/>
          <table:table-cell table:formula="of:=[.A830]*[.$K$1]" office:value-type="float" office:value="217.622895546461" calcext:value-type="float">
            <text:p>217.622895546461</text:p>
          </table:table-cell>
          <table:table-cell table:formula="of:=[.B830]*[.$K$2]" office:value-type="float" office:value="320.051042250236" calcext:value-type="float">
            <text:p>320.051042250236</text:p>
          </table:table-cell>
          <table:table-cell table:formula="of:=[.C830]*[.$K$3]" office:value-type="float" office:value="60.0622115438657" calcext:value-type="float">
            <text:p>60.0622115438657</text:p>
          </table:table-cell>
          <table:table-cell table:formula="of:= [.G830]/[.F830]" office:value-type="float" office:value="0.187664477270801" calcext:value-type="float">
            <text:p>0.187664477270801</text:p>
          </table:table-cell>
          <table:table-cell table:number-columns-repeated="7"/>
        </table:table-row>
        <table:table-row table:style-name="ro1">
          <table:table-cell office:value-type="float" office:value="452.900979640556" calcext:value-type="float">
            <text:p>452.900979640556</text:p>
          </table:table-cell>
          <table:table-cell office:value-type="float" office:value="-235.278084094095" calcext:value-type="float">
            <text:p>-235.278084094095</text:p>
          </table:table-cell>
          <table:table-cell office:value-type="float" office:value="-225.710897894709" calcext:value-type="float">
            <text:p>-225.710897894709</text:p>
          </table:table-cell>
          <table:table-cell/>
          <table:table-cell table:formula="of:=[.A831]*[.$K$1]" office:value-type="float" office:value="452.900979640556" calcext:value-type="float">
            <text:p>452.900979640556</text:p>
          </table:table-cell>
          <table:table-cell table:formula="of:=[.B831]*[.$K$2]" office:value-type="float" office:value="-235.278084094095" calcext:value-type="float">
            <text:p>-235.278084094095</text:p>
          </table:table-cell>
          <table:table-cell table:formula="of:=[.C831]*[.$K$3]" office:value-type="float" office:value="-225.710897894709" calcext:value-type="float">
            <text:p>-225.710897894709</text:p>
          </table:table-cell>
          <table:table-cell table:formula="of:= [.G831]/[.F831]" office:value-type="float" office:value="0.959336687748784" calcext:value-type="float">
            <text:p>0.959336687748784</text:p>
          </table:table-cell>
          <table:table-cell table:number-columns-repeated="7"/>
        </table:table-row>
        <table:table-row table:style-name="ro1">
          <table:table-cell office:value-type="float" office:value="153.23055681786" calcext:value-type="float">
            <text:p>153.23055681786</text:p>
          </table:table-cell>
          <table:table-cell office:value-type="float" office:value="299.670422822695" calcext:value-type="float">
            <text:p>299.670422822695</text:p>
          </table:table-cell>
          <table:table-cell office:value-type="float" office:value="-142.676811528107" calcext:value-type="float">
            <text:p>-142.676811528107</text:p>
          </table:table-cell>
          <table:table-cell/>
          <table:table-cell table:formula="of:=[.A832]*[.$K$1]" office:value-type="float" office:value="153.23055681786" calcext:value-type="float">
            <text:p>153.23055681786</text:p>
          </table:table-cell>
          <table:table-cell table:formula="of:=[.B832]*[.$K$2]" office:value-type="float" office:value="299.670422822695" calcext:value-type="float">
            <text:p>299.670422822695</text:p>
          </table:table-cell>
          <table:table-cell table:formula="of:=[.C832]*[.$K$3]" office:value-type="float" office:value="-142.676811528107" calcext:value-type="float">
            <text:p>-142.676811528107</text:p>
          </table:table-cell>
          <table:table-cell table:formula="of:= [.G832]/[.F832]" office:value-type="float" office:value="-0.476112424390056" calcext:value-type="float">
            <text:p>-0.476112424390056</text:p>
          </table:table-cell>
          <table:table-cell table:number-columns-repeated="7"/>
        </table:table-row>
        <table:table-row table:style-name="ro1">
          <table:table-cell office:value-type="float" office:value="514.247065564508" calcext:value-type="float">
            <text:p>514.247065564508</text:p>
          </table:table-cell>
          <table:table-cell office:value-type="float" office:value="-361.016508746648" calcext:value-type="float">
            <text:p>-361.016508746648</text:p>
          </table:table-cell>
          <table:table-cell office:value-type="float" office:value="309.263959162078" calcext:value-type="float">
            <text:p>309.263959162078</text:p>
          </table:table-cell>
          <table:table-cell/>
          <table:table-cell table:formula="of:=[.A833]*[.$K$1]" office:value-type="float" office:value="514.247065564508" calcext:value-type="float">
            <text:p>514.247065564508</text:p>
          </table:table-cell>
          <table:table-cell table:formula="of:=[.B833]*[.$K$2]" office:value-type="float" office:value="-361.016508746648" calcext:value-type="float">
            <text:p>-361.016508746648</text:p>
          </table:table-cell>
          <table:table-cell table:formula="of:=[.C833]*[.$K$3]" office:value-type="float" office:value="309.263959162078" calcext:value-type="float">
            <text:p>309.263959162078</text:p>
          </table:table-cell>
          <table:table-cell table:formula="of:= [.G833]/[.F833]" office:value-type="float" office:value="-0.856647692471901" calcext:value-type="float">
            <text:p>-0.856647692471901</text:p>
          </table:table-cell>
          <table:table-cell table:number-columns-repeated="7"/>
        </table:table-row>
        <table:table-row table:style-name="ro1">
          <table:table-cell office:value-type="float" office:value="548.402793966469" calcext:value-type="float">
            <text:p>548.402793966469</text:p>
          </table:table-cell>
          <table:table-cell office:value-type="float" office:value="-34.1557284019609" calcext:value-type="float">
            <text:p>-34.1557284019609</text:p>
          </table:table-cell>
          <table:table-cell office:value-type="float" office:value="-83.6177435803228" calcext:value-type="float">
            <text:p>-83.6177435803228</text:p>
          </table:table-cell>
          <table:table-cell/>
          <table:table-cell table:formula="of:=[.A834]*[.$K$1]" office:value-type="float" office:value="548.402793966469" calcext:value-type="float">
            <text:p>548.402793966469</text:p>
          </table:table-cell>
          <table:table-cell table:formula="of:=[.B834]*[.$K$2]" office:value-type="float" office:value="-34.1557284019609" calcext:value-type="float">
            <text:p>-34.1557284019609</text:p>
          </table:table-cell>
          <table:table-cell table:formula="of:=[.C834]*[.$K$3]" office:value-type="float" office:value="-83.6177435803228" calcext:value-type="float">
            <text:p>-83.6177435803228</text:p>
          </table:table-cell>
          <table:table-cell table:formula="of:= [.G834]/[.F834]" office:value-type="float" office:value="2.44813234829219" calcext:value-type="float">
            <text:p>2.44813234829219</text:p>
          </table:table-cell>
          <table:table-cell table:number-columns-repeated="7"/>
        </table:table-row>
        <table:table-row table:style-name="ro1">
          <table:table-cell office:value-type="float" office:value="470.507912839809" calcext:value-type="float">
            <text:p>470.507912839809</text:p>
          </table:table-cell>
          <table:table-cell office:value-type="float" office:value="77.8948811266596" calcext:value-type="float">
            <text:p>77.8948811266596</text:p>
          </table:table-cell>
          <table:table-cell office:value-type="float" office:value="259.076658268951" calcext:value-type="float">
            <text:p>259.076658268951</text:p>
          </table:table-cell>
          <table:table-cell/>
          <table:table-cell table:formula="of:=[.A835]*[.$K$1]" office:value-type="float" office:value="470.507912839809" calcext:value-type="float">
            <text:p>470.507912839809</text:p>
          </table:table-cell>
          <table:table-cell table:formula="of:=[.B835]*[.$K$2]" office:value-type="float" office:value="77.8948811266596" calcext:value-type="float">
            <text:p>77.8948811266596</text:p>
          </table:table-cell>
          <table:table-cell table:formula="of:=[.C835]*[.$K$3]" office:value-type="float" office:value="259.076658268951" calcext:value-type="float">
            <text:p>259.076658268951</text:p>
          </table:table-cell>
          <table:table-cell table:formula="of:= [.G835]/[.F835]" office:value-type="float" office:value="3.32597796571105" calcext:value-type="float">
            <text:p>3.32597796571105</text:p>
          </table:table-cell>
          <table:table-cell table:number-columns-repeated="7"/>
        </table:table-row>
        <table:table-row table:style-name="ro1">
          <table:table-cell office:value-type="float" office:value="79.8540750602823" calcext:value-type="float">
            <text:p>79.8540750602823</text:p>
          </table:table-cell>
          <table:table-cell office:value-type="float" office:value="390.653837779527" calcext:value-type="float">
            <text:p>390.653837779527</text:p>
          </table:table-cell>
          <table:table-cell office:value-type="float" office:value="-515.182614310037" calcext:value-type="float">
            <text:p>-515.182614310037</text:p>
          </table:table-cell>
          <table:table-cell/>
          <table:table-cell table:formula="of:=[.A836]*[.$K$1]" office:value-type="float" office:value="79.8540750602823" calcext:value-type="float">
            <text:p>79.8540750602823</text:p>
          </table:table-cell>
          <table:table-cell table:formula="of:=[.B836]*[.$K$2]" office:value-type="float" office:value="390.653837779527" calcext:value-type="float">
            <text:p>390.653837779527</text:p>
          </table:table-cell>
          <table:table-cell table:formula="of:=[.C836]*[.$K$3]" office:value-type="float" office:value="-515.182614310037" calcext:value-type="float">
            <text:p>-515.182614310037</text:p>
          </table:table-cell>
          <table:table-cell table:formula="of:= [.G836]/[.F836]" office:value-type="float" office:value="-1.31877013480357" calcext:value-type="float">
            <text:p>-1.31877013480357</text:p>
          </table:table-cell>
          <table:table-cell table:number-columns-repeated="7"/>
        </table:table-row>
        <table:table-row table:style-name="ro1">
          <table:table-cell office:value-type="float" office:value="157.61959953821" calcext:value-type="float">
            <text:p>157.61959953821</text:p>
          </table:table-cell>
          <table:table-cell office:value-type="float" office:value="-77.7655244779274" calcext:value-type="float">
            <text:p>-77.7655244779274</text:p>
          </table:table-cell>
          <table:table-cell office:value-type="float" office:value="135.607788755214" calcext:value-type="float">
            <text:p>135.607788755214</text:p>
          </table:table-cell>
          <table:table-cell/>
          <table:table-cell table:formula="of:=[.A837]*[.$K$1]" office:value-type="float" office:value="157.61959953821" calcext:value-type="float">
            <text:p>157.61959953821</text:p>
          </table:table-cell>
          <table:table-cell table:formula="of:=[.B837]*[.$K$2]" office:value-type="float" office:value="-77.7655244779274" calcext:value-type="float">
            <text:p>-77.7655244779274</text:p>
          </table:table-cell>
          <table:table-cell table:formula="of:=[.C837]*[.$K$3]" office:value-type="float" office:value="135.607788755214" calcext:value-type="float">
            <text:p>135.607788755214</text:p>
          </table:table-cell>
          <table:table-cell table:formula="of:= [.G837]/[.F837]" office:value-type="float" office:value="-1.74380343559188" calcext:value-type="float">
            <text:p>-1.74380343559188</text:p>
          </table:table-cell>
          <table:table-cell table:number-columns-repeated="7"/>
        </table:table-row>
        <table:table-row table:style-name="ro1">
          <table:table-cell office:value-type="float" office:value="522.051555190549" calcext:value-type="float">
            <text:p>522.051555190549</text:p>
          </table:table-cell>
          <table:table-cell office:value-type="float" office:value="-364.43195565234" calcext:value-type="float">
            <text:p>-364.43195565234</text:p>
          </table:table-cell>
          <table:table-cell office:value-type="float" office:value="382.293535152107" calcext:value-type="float">
            <text:p>382.293535152107</text:p>
          </table:table-cell>
          <table:table-cell/>
          <table:table-cell table:formula="of:=[.A838]*[.$K$1]" office:value-type="float" office:value="522.051555190549" calcext:value-type="float">
            <text:p>522.051555190549</text:p>
          </table:table-cell>
          <table:table-cell table:formula="of:=[.B838]*[.$K$2]" office:value-type="float" office:value="-364.43195565234" calcext:value-type="float">
            <text:p>-364.43195565234</text:p>
          </table:table-cell>
          <table:table-cell table:formula="of:=[.C838]*[.$K$3]" office:value-type="float" office:value="382.293535152107" calcext:value-type="float">
            <text:p>382.293535152107</text:p>
          </table:table-cell>
          <table:table-cell table:formula="of:= [.G838]/[.F838]" office:value-type="float" office:value="-1.04901211110259" calcext:value-type="float">
            <text:p>-1.04901211110259</text:p>
          </table:table-cell>
          <table:table-cell table:number-columns-repeated="7"/>
        </table:table-row>
        <table:table-row table:style-name="ro1">
          <table:table-cell office:value-type="float" office:value="226.712805782957" calcext:value-type="float">
            <text:p>226.712805782957</text:p>
          </table:table-cell>
          <table:table-cell office:value-type="float" office:value="295.338749407592" calcext:value-type="float">
            <text:p>295.338749407592</text:p>
          </table:table-cell>
          <table:table-cell office:value-type="float" office:value="-89.1707431790598" calcext:value-type="float">
            <text:p>-89.1707431790598</text:p>
          </table:table-cell>
          <table:table-cell/>
          <table:table-cell table:formula="of:=[.A839]*[.$K$1]" office:value-type="float" office:value="226.712805782957" calcext:value-type="float">
            <text:p>226.712805782957</text:p>
          </table:table-cell>
          <table:table-cell table:formula="of:=[.B839]*[.$K$2]" office:value-type="float" office:value="295.338749407592" calcext:value-type="float">
            <text:p>295.338749407592</text:p>
          </table:table-cell>
          <table:table-cell table:formula="of:=[.C839]*[.$K$3]" office:value-type="float" office:value="-89.1707431790598" calcext:value-type="float">
            <text:p>-89.1707431790598</text:p>
          </table:table-cell>
          <table:table-cell table:formula="of:= [.G839]/[.F839]" office:value-type="float" office:value="-0.301927001986443" calcext:value-type="float">
            <text:p>-0.301927001986443</text:p>
          </table:table-cell>
          <table:table-cell table:number-columns-repeated="7"/>
        </table:table-row>
        <table:table-row table:style-name="ro1">
          <table:table-cell office:value-type="float" office:value="539.912693845924" calcext:value-type="float">
            <text:p>539.912693845924</text:p>
          </table:table-cell>
          <table:table-cell office:value-type="float" office:value="-313.199888062967" calcext:value-type="float">
            <text:p>-313.199888062967</text:p>
          </table:table-cell>
          <table:table-cell office:value-type="float" office:value="-116.430998830362" calcext:value-type="float">
            <text:p>-116.430998830362</text:p>
          </table:table-cell>
          <table:table-cell/>
          <table:table-cell table:formula="of:=[.A840]*[.$K$1]" office:value-type="float" office:value="539.912693845924" calcext:value-type="float">
            <text:p>539.912693845924</text:p>
          </table:table-cell>
          <table:table-cell table:formula="of:=[.B840]*[.$K$2]" office:value-type="float" office:value="-313.199888062967" calcext:value-type="float">
            <text:p>-313.199888062967</text:p>
          </table:table-cell>
          <table:table-cell table:formula="of:=[.C840]*[.$K$3]" office:value-type="float" office:value="-116.430998830362" calcext:value-type="float">
            <text:p>-116.430998830362</text:p>
          </table:table-cell>
          <table:table-cell table:formula="of:= [.G840]/[.F840]" office:value-type="float" office:value="0.371746616994176" calcext:value-type="float">
            <text:p>0.371746616994176</text:p>
          </table:table-cell>
          <table:table-cell table:number-columns-repeated="7"/>
        </table:table-row>
        <table:table-row table:style-name="ro1">
          <table:table-cell office:value-type="float" office:value="112.632264618273" calcext:value-type="float">
            <text:p>112.632264618273</text:p>
          </table:table-cell>
          <table:table-cell office:value-type="float" office:value="427.28042922765" calcext:value-type="float">
            <text:p>427.28042922765</text:p>
          </table:table-cell>
          <table:table-cell office:value-type="float" office:value="-149.455965936923" calcext:value-type="float">
            <text:p>-149.455965936923</text:p>
          </table:table-cell>
          <table:table-cell/>
          <table:table-cell table:formula="of:=[.A841]*[.$K$1]" office:value-type="float" office:value="112.632264618273" calcext:value-type="float">
            <text:p>112.632264618273</text:p>
          </table:table-cell>
          <table:table-cell table:formula="of:=[.B841]*[.$K$2]" office:value-type="float" office:value="427.28042922765" calcext:value-type="float">
            <text:p>427.28042922765</text:p>
          </table:table-cell>
          <table:table-cell table:formula="of:=[.C841]*[.$K$3]" office:value-type="float" office:value="-149.455965936923" calcext:value-type="float">
            <text:p>-149.455965936923</text:p>
          </table:table-cell>
          <table:table-cell table:formula="of:= [.G841]/[.F841]" office:value-type="float" office:value="-0.34978425341661" calcext:value-type="float">
            <text:p>-0.34978425341661</text:p>
          </table:table-cell>
          <table:table-cell table:number-columns-repeated="7"/>
        </table:table-row>
        <table:table-row table:style-name="ro1">
          <table:table-cell office:value-type="float" office:value="434.639501875241" calcext:value-type="float">
            <text:p>434.639501875241</text:p>
          </table:table-cell>
          <table:table-cell office:value-type="float" office:value="-322.007237256968" calcext:value-type="float">
            <text:p>-322.007237256968</text:p>
          </table:table-cell>
          <table:table-cell office:value-type="float" office:value="83.1936673854618" calcext:value-type="float">
            <text:p>83.1936673854618</text:p>
          </table:table-cell>
          <table:table-cell/>
          <table:table-cell table:formula="of:=[.A842]*[.$K$1]" office:value-type="float" office:value="434.639501875241" calcext:value-type="float">
            <text:p>434.639501875241</text:p>
          </table:table-cell>
          <table:table-cell table:formula="of:=[.B842]*[.$K$2]" office:value-type="float" office:value="-322.007237256968" calcext:value-type="float">
            <text:p>-322.007237256968</text:p>
          </table:table-cell>
          <table:table-cell table:formula="of:=[.C842]*[.$K$3]" office:value-type="float" office:value="83.1936673854618" calcext:value-type="float">
            <text:p>83.1936673854618</text:p>
          </table:table-cell>
          <table:table-cell table:formula="of:= [.G842]/[.F842]" office:value-type="float" office:value="-0.258359619784172" calcext:value-type="float">
            <text:p>-0.258359619784172</text:p>
          </table:table-cell>
          <table:table-cell table:number-columns-repeated="7"/>
        </table:table-row>
        <table:table-row table:style-name="ro1">
          <table:table-cell office:value-type="float" office:value="186.180013592724" calcext:value-type="float">
            <text:p>186.180013592724</text:p>
          </table:table-cell>
          <table:table-cell office:value-type="float" office:value="248.459488282517" calcext:value-type="float">
            <text:p>248.459488282517</text:p>
          </table:table-cell>
          <table:table-cell office:value-type="float" office:value="61.3061494792527" calcext:value-type="float">
            <text:p>61.3061494792527</text:p>
          </table:table-cell>
          <table:table-cell/>
          <table:table-cell table:formula="of:=[.A843]*[.$K$1]" office:value-type="float" office:value="186.180013592724" calcext:value-type="float">
            <text:p>186.180013592724</text:p>
          </table:table-cell>
          <table:table-cell table:formula="of:=[.B843]*[.$K$2]" office:value-type="float" office:value="248.459488282517" calcext:value-type="float">
            <text:p>248.459488282517</text:p>
          </table:table-cell>
          <table:table-cell table:formula="of:=[.C843]*[.$K$3]" office:value-type="float" office:value="61.3061494792527" calcext:value-type="float">
            <text:p>61.3061494792527</text:p>
          </table:table-cell>
          <table:table-cell table:formula="of:= [.G843]/[.F843]" office:value-type="float" office:value="0.246745052495411" calcext:value-type="float">
            <text:p>0.246745052495411</text:p>
          </table:table-cell>
          <table:table-cell table:number-columns-repeated="7"/>
        </table:table-row>
        <table:table-row table:style-name="ro1">
          <table:table-cell office:value-type="float" office:value="277.577121066711" calcext:value-type="float">
            <text:p>277.577121066711</text:p>
          </table:table-cell>
          <table:table-cell office:value-type="float" office:value="-91.3971074739866" calcext:value-type="float">
            <text:p>-91.3971074739866</text:p>
          </table:table-cell>
          <table:table-cell office:value-type="float" office:value="-240.556776400327" calcext:value-type="float">
            <text:p>-240.556776400327</text:p>
          </table:table-cell>
          <table:table-cell/>
          <table:table-cell table:formula="of:=[.A844]*[.$K$1]" office:value-type="float" office:value="277.577121066711" calcext:value-type="float">
            <text:p>277.577121066711</text:p>
          </table:table-cell>
          <table:table-cell table:formula="of:=[.B844]*[.$K$2]" office:value-type="float" office:value="-91.3971074739866" calcext:value-type="float">
            <text:p>-91.3971074739866</text:p>
          </table:table-cell>
          <table:table-cell table:formula="of:=[.C844]*[.$K$3]" office:value-type="float" office:value="-240.556776400327" calcext:value-type="float">
            <text:p>-240.556776400327</text:p>
          </table:table-cell>
          <table:table-cell table:formula="of:= [.G844]/[.F844]" office:value-type="float" office:value="2.63199550892564" calcext:value-type="float">
            <text:p>2.63199550892564</text:p>
          </table:table-cell>
          <table:table-cell table:number-columns-repeated="7"/>
        </table:table-row>
        <table:table-row table:style-name="ro1">
          <table:table-cell office:value-type="float" office:value="140.889756639018" calcext:value-type="float">
            <text:p>140.889756639018</text:p>
          </table:table-cell>
          <table:table-cell office:value-type="float" office:value="136.687364427692" calcext:value-type="float">
            <text:p>136.687364427692</text:p>
          </table:table-cell>
          <table:table-cell office:value-type="float" office:value="406.778964352672" calcext:value-type="float">
            <text:p>406.778964352672</text:p>
          </table:table-cell>
          <table:table-cell/>
          <table:table-cell table:formula="of:=[.A845]*[.$K$1]" office:value-type="float" office:value="140.889756639018" calcext:value-type="float">
            <text:p>140.889756639018</text:p>
          </table:table-cell>
          <table:table-cell table:formula="of:=[.B845]*[.$K$2]" office:value-type="float" office:value="136.687364427692" calcext:value-type="float">
            <text:p>136.687364427692</text:p>
          </table:table-cell>
          <table:table-cell table:formula="of:=[.C845]*[.$K$3]" office:value-type="float" office:value="406.778964352672" calcext:value-type="float">
            <text:p>406.778964352672</text:p>
          </table:table-cell>
          <table:table-cell table:formula="of:= [.G845]/[.F845]" office:value-type="float" office:value="2.97598074303245" calcext:value-type="float">
            <text:p>2.97598074303245</text:p>
          </table:table-cell>
          <table:table-cell table:number-columns-repeated="7"/>
        </table:table-row>
        <table:table-row table:style-name="ro1">
          <table:table-cell office:value-type="float" office:value="476.443750495876" calcext:value-type="float">
            <text:p>476.443750495876</text:p>
          </table:table-cell>
          <table:table-cell office:value-type="float" office:value="-335.553993856858" calcext:value-type="float">
            <text:p>-335.553993856858</text:p>
          </table:table-cell>
          <table:table-cell office:value-type="float" office:value="-385.469185222033" calcext:value-type="float">
            <text:p>-385.469185222033</text:p>
          </table:table-cell>
          <table:table-cell/>
          <table:table-cell table:formula="of:=[.A846]*[.$K$1]" office:value-type="float" office:value="476.443750495876" calcext:value-type="float">
            <text:p>476.443750495876</text:p>
          </table:table-cell>
          <table:table-cell table:formula="of:=[.B846]*[.$K$2]" office:value-type="float" office:value="-335.553993856858" calcext:value-type="float">
            <text:p>-335.553993856858</text:p>
          </table:table-cell>
          <table:table-cell table:formula="of:=[.C846]*[.$K$3]" office:value-type="float" office:value="-385.469185222033" calcext:value-type="float">
            <text:p>-385.469185222033</text:p>
          </table:table-cell>
          <table:table-cell table:formula="of:= [.G846]/[.F846]" office:value-type="float" office:value="1.14875457386589" calcext:value-type="float">
            <text:p>1.14875457386589</text:p>
          </table:table-cell>
          <table:table-cell table:number-columns-repeated="7"/>
        </table:table-row>
        <table:table-row table:style-name="ro1">
          <table:table-cell office:value-type="float" office:value="520.816591014239" calcext:value-type="float">
            <text:p>520.816591014239</text:p>
          </table:table-cell>
          <table:table-cell office:value-type="float" office:value="-44.3728405183626" calcext:value-type="float">
            <text:p>-44.3728405183626</text:p>
          </table:table-cell>
          <table:table-cell office:value-type="float" office:value="178.520906973042" calcext:value-type="float">
            <text:p>178.520906973042</text:p>
          </table:table-cell>
          <table:table-cell/>
          <table:table-cell table:formula="of:=[.A847]*[.$K$1]" office:value-type="float" office:value="520.816591014239" calcext:value-type="float">
            <text:p>520.816591014239</text:p>
          </table:table-cell>
          <table:table-cell table:formula="of:=[.B847]*[.$K$2]" office:value-type="float" office:value="-44.3728405183626" calcext:value-type="float">
            <text:p>-44.3728405183626</text:p>
          </table:table-cell>
          <table:table-cell table:formula="of:=[.C847]*[.$K$3]" office:value-type="float" office:value="178.520906973042" calcext:value-type="float">
            <text:p>178.520906973042</text:p>
          </table:table-cell>
          <table:table-cell table:formula="of:= [.G847]/[.F847]" office:value-type="float" office:value="-4.02320214093947" calcext:value-type="float">
            <text:p>-4.02320214093947</text:p>
          </table:table-cell>
          <table:table-cell table:number-columns-repeated="7"/>
        </table:table-row>
        <table:table-row table:style-name="ro1">
          <table:table-cell office:value-type="float" office:value="408.014780331483" calcext:value-type="float">
            <text:p>408.014780331483</text:p>
          </table:table-cell>
          <table:table-cell office:value-type="float" office:value="112.801810682755" calcext:value-type="float">
            <text:p>112.801810682755</text:p>
          </table:table-cell>
          <table:table-cell office:value-type="float" office:value="-1.52186542905639" calcext:value-type="float">
            <text:p>-1.52186542905639</text:p>
          </table:table-cell>
          <table:table-cell/>
          <table:table-cell table:formula="of:=[.A848]*[.$K$1]" office:value-type="float" office:value="408.014780331483" calcext:value-type="float">
            <text:p>408.014780331483</text:p>
          </table:table-cell>
          <table:table-cell table:formula="of:=[.B848]*[.$K$2]" office:value-type="float" office:value="112.801810682755" calcext:value-type="float">
            <text:p>112.801810682755</text:p>
          </table:table-cell>
          <table:table-cell table:formula="of:=[.C848]*[.$K$3]" office:value-type="float" office:value="-1.52186542905639" calcext:value-type="float">
            <text:p>-1.52186542905639</text:p>
          </table:table-cell>
          <table:table-cell table:formula="of:= [.G848]/[.F848]" office:value-type="float" office:value="-0.0134914982290178" calcext:value-type="float">
            <text:p>-0.013491498229018</text:p>
          </table:table-cell>
          <table:table-cell table:number-columns-repeated="7"/>
        </table:table-row>
        <table:table-row table:style-name="ro1">
          <table:table-cell office:value-type="float" office:value="450.360388955684" calcext:value-type="float">
            <text:p>450.360388955684</text:p>
          </table:table-cell>
          <table:table-cell office:value-type="float" office:value="-42.3456086242002" calcext:value-type="float">
            <text:p>-42.3456086242002</text:p>
          </table:table-cell>
          <table:table-cell office:value-type="float" office:value="78.2953661267018" calcext:value-type="float">
            <text:p>78.2953661267018</text:p>
          </table:table-cell>
          <table:table-cell/>
          <table:table-cell table:formula="of:=[.A849]*[.$K$1]" office:value-type="float" office:value="450.360388955684" calcext:value-type="float">
            <text:p>450.360388955684</text:p>
          </table:table-cell>
          <table:table-cell table:formula="of:=[.B849]*[.$K$2]" office:value-type="float" office:value="-42.3456086242002" calcext:value-type="float">
            <text:p>-42.3456086242002</text:p>
          </table:table-cell>
          <table:table-cell table:formula="of:=[.C849]*[.$K$3]" office:value-type="float" office:value="78.2953661267018" calcext:value-type="float">
            <text:p>78.2953661267018</text:p>
          </table:table-cell>
          <table:table-cell table:formula="of:= [.G849]/[.F849]" office:value-type="float" office:value="-1.84896069912564" calcext:value-type="float">
            <text:p>-1.84896069912564</text:p>
          </table:table-cell>
          <table:table-cell table:number-columns-repeated="7"/>
        </table:table-row>
        <table:table-row table:style-name="ro1">
          <table:table-cell office:value-type="float" office:value="440.912887608099" calcext:value-type="float">
            <text:p>440.912887608099</text:p>
          </table:table-cell>
          <table:table-cell office:value-type="float" office:value="9.44750134758471" calcext:value-type="float">
            <text:p>9.44750134758471</text:p>
          </table:table-cell>
          <table:table-cell office:value-type="float" office:value="-66.8650008035688" calcext:value-type="float">
            <text:p>-66.8650008035688</text:p>
          </table:table-cell>
          <table:table-cell/>
          <table:table-cell table:formula="of:=[.A850]*[.$K$1]" office:value-type="float" office:value="440.912887608099" calcext:value-type="float">
            <text:p>440.912887608099</text:p>
          </table:table-cell>
          <table:table-cell table:formula="of:=[.B850]*[.$K$2]" office:value-type="float" office:value="9.44750134758471" calcext:value-type="float">
            <text:p>9.44750134758471</text:p>
          </table:table-cell>
          <table:table-cell table:formula="of:=[.C850]*[.$K$3]" office:value-type="float" office:value="-66.8650008035688" calcext:value-type="float">
            <text:p>-66.8650008035688</text:p>
          </table:table-cell>
          <table:table-cell table:formula="of:= [.G850]/[.F850]" office:value-type="float" office:value="-7.07753281460639" calcext:value-type="float">
            <text:p>-7.07753281460639</text:p>
          </table:table-cell>
          <table:table-cell table:number-columns-repeated="7"/>
        </table:table-row>
        <table:table-row table:style-name="ro1">
          <table:table-cell office:value-type="float" office:value="333.285901750112" calcext:value-type="float">
            <text:p>333.285901750112</text:p>
          </table:table-cell>
          <table:table-cell office:value-type="float" office:value="107.626985857987" calcext:value-type="float">
            <text:p>107.626985857987</text:p>
          </table:table-cell>
          <table:table-cell office:value-type="float" office:value="-74.2839754410491" calcext:value-type="float">
            <text:p>-74.2839754410491</text:p>
          </table:table-cell>
          <table:table-cell/>
          <table:table-cell table:formula="of:=[.A851]*[.$K$1]" office:value-type="float" office:value="333.285901750112" calcext:value-type="float">
            <text:p>333.285901750112</text:p>
          </table:table-cell>
          <table:table-cell table:formula="of:=[.B851]*[.$K$2]" office:value-type="float" office:value="107.626985857987" calcext:value-type="float">
            <text:p>107.626985857987</text:p>
          </table:table-cell>
          <table:table-cell table:formula="of:=[.C851]*[.$K$3]" office:value-type="float" office:value="-74.2839754410491" calcext:value-type="float">
            <text:p>-74.2839754410491</text:p>
          </table:table-cell>
          <table:table-cell table:formula="of:= [.G851]/[.F851]" office:value-type="float" office:value="-0.690198418629566" calcext:value-type="float">
            <text:p>-0.690198418629566</text:p>
          </table:table-cell>
          <table:table-cell table:number-columns-repeated="7"/>
        </table:table-row>
        <table:table-row table:style-name="ro1">
          <table:table-cell office:value-type="float" office:value="390.931750112453" calcext:value-type="float">
            <text:p>390.931750112453</text:p>
          </table:table-cell>
          <table:table-cell office:value-type="float" office:value="-57.6458483623405" calcext:value-type="float">
            <text:p>-57.6458483623405</text:p>
          </table:table-cell>
          <table:table-cell office:value-type="float" office:value="-0.62287684441813" calcext:value-type="float">
            <text:p>-0.62287684441813</text:p>
          </table:table-cell>
          <table:table-cell/>
          <table:table-cell table:formula="of:=[.A852]*[.$K$1]" office:value-type="float" office:value="390.931750112453" calcext:value-type="float">
            <text:p>390.931750112453</text:p>
          </table:table-cell>
          <table:table-cell table:formula="of:=[.B852]*[.$K$2]" office:value-type="float" office:value="-57.6458483623405" calcext:value-type="float">
            <text:p>-57.6458483623405</text:p>
          </table:table-cell>
          <table:table-cell table:formula="of:=[.C852]*[.$K$3]" office:value-type="float" office:value="-0.62287684441813" calcext:value-type="float">
            <text:p>-0.62287684441813</text:p>
          </table:table-cell>
          <table:table-cell table:formula="of:= [.G852]/[.F852]" office:value-type="float" office:value="0.0108052333708918" calcext:value-type="float">
            <text:p>0.010805233370892</text:p>
          </table:table-cell>
          <table:table-cell table:number-columns-repeated="7"/>
        </table:table-row>
        <table:table-row table:style-name="ro1">
          <table:table-cell office:value-type="float" office:value="425.477178471168" calcext:value-type="float">
            <text:p>425.477178471168</text:p>
          </table:table-cell>
          <table:table-cell office:value-type="float" office:value="-34.5454283587152" calcext:value-type="float">
            <text:p>-34.5454283587152</text:p>
          </table:table-cell>
          <table:table-cell office:value-type="float" office:value="-285.655742536169" calcext:value-type="float">
            <text:p>-285.655742536169</text:p>
          </table:table-cell>
          <table:table-cell/>
          <table:table-cell table:formula="of:=[.A853]*[.$K$1]" office:value-type="float" office:value="425.477178471168" calcext:value-type="float">
            <text:p>425.477178471168</text:p>
          </table:table-cell>
          <table:table-cell table:formula="of:=[.B853]*[.$K$2]" office:value-type="float" office:value="-34.5454283587152" calcext:value-type="float">
            <text:p>-34.5454283587152</text:p>
          </table:table-cell>
          <table:table-cell table:formula="of:=[.C853]*[.$K$3]" office:value-type="float" office:value="-285.655742536169" calcext:value-type="float">
            <text:p>-285.655742536169</text:p>
          </table:table-cell>
          <table:table-cell table:formula="of:= [.G853]/[.F853]" office:value-type="float" office:value="8.26898828898452" calcext:value-type="float">
            <text:p>8.26898828898452</text:p>
          </table:table-cell>
          <table:table-cell table:number-columns-repeated="7"/>
        </table:table-row>
        <table:table-row table:style-name="ro1">
          <table:table-cell office:value-type="float" office:value="263.756240113306" calcext:value-type="float">
            <text:p>263.756240113306</text:p>
          </table:table-cell>
          <table:table-cell office:value-type="float" office:value="161.720938357862" calcext:value-type="float">
            <text:p>161.720938357862</text:p>
          </table:table-cell>
          <table:table-cell office:value-type="float" office:value="289.931679222075" calcext:value-type="float">
            <text:p>289.931679222075</text:p>
          </table:table-cell>
          <table:table-cell/>
          <table:table-cell table:formula="of:=[.A854]*[.$K$1]" office:value-type="float" office:value="263.756240113306" calcext:value-type="float">
            <text:p>263.756240113306</text:p>
          </table:table-cell>
          <table:table-cell table:formula="of:=[.B854]*[.$K$2]" office:value-type="float" office:value="161.720938357862" calcext:value-type="float">
            <text:p>161.720938357862</text:p>
          </table:table-cell>
          <table:table-cell table:formula="of:=[.C854]*[.$K$3]" office:value-type="float" office:value="289.931679222075" calcext:value-type="float">
            <text:p>289.931679222075</text:p>
          </table:table-cell>
          <table:table-cell table:formula="of:= [.G854]/[.F854]" office:value-type="float" office:value="1.79278998852025" calcext:value-type="float">
            <text:p>1.79278998852025</text:p>
          </table:table-cell>
          <table:table-cell table:number-columns-repeated="7"/>
        </table:table-row>
        <table:table-row table:style-name="ro1">
          <table:table-cell office:value-type="float" office:value="469.573969714125" calcext:value-type="float">
            <text:p>469.573969714125</text:p>
          </table:table-cell>
          <table:table-cell office:value-type="float" office:value="-205.81772960082" calcext:value-type="float">
            <text:p>-205.81772960082</text:p>
          </table:table-cell>
          <table:table-cell office:value-type="float" office:value="17.6559229956683" calcext:value-type="float">
            <text:p>17.6559229956683</text:p>
          </table:table-cell>
          <table:table-cell/>
          <table:table-cell table:formula="of:=[.A855]*[.$K$1]" office:value-type="float" office:value="469.573969714125" calcext:value-type="float">
            <text:p>469.573969714125</text:p>
          </table:table-cell>
          <table:table-cell table:formula="of:=[.B855]*[.$K$2]" office:value-type="float" office:value="-205.81772960082" calcext:value-type="float">
            <text:p>-205.81772960082</text:p>
          </table:table-cell>
          <table:table-cell table:formula="of:=[.C855]*[.$K$3]" office:value-type="float" office:value="17.6559229956683" calcext:value-type="float">
            <text:p>17.6559229956683</text:p>
          </table:table-cell>
          <table:table-cell table:formula="of:= [.G855]/[.F855]" office:value-type="float" office:value="-0.0857842666417112" calcext:value-type="float">
            <text:p>-0.085784266641711</text:p>
          </table:table-cell>
          <table:table-cell table:number-columns-repeated="7"/>
        </table:table-row>
        <table:table-row table:style-name="ro1">
          <table:table-cell office:value-type="float" office:value="381.655898296527" calcext:value-type="float">
            <text:p>381.655898296527</text:p>
          </table:table-cell>
          <table:table-cell office:value-type="float" office:value="87.9180714175979" calcext:value-type="float">
            <text:p>87.9180714175979</text:p>
          </table:table-cell>
          <table:table-cell office:value-type="float" office:value="-168.585377257659" calcext:value-type="float">
            <text:p>-168.585377257659</text:p>
          </table:table-cell>
          <table:table-cell/>
          <table:table-cell table:formula="of:=[.A856]*[.$K$1]" office:value-type="float" office:value="381.655898296527" calcext:value-type="float">
            <text:p>381.655898296527</text:p>
          </table:table-cell>
          <table:table-cell table:formula="of:=[.B856]*[.$K$2]" office:value-type="float" office:value="87.9180714175979" calcext:value-type="float">
            <text:p>87.9180714175979</text:p>
          </table:table-cell>
          <table:table-cell table:formula="of:=[.C856]*[.$K$3]" office:value-type="float" office:value="-168.585377257659" calcext:value-type="float">
            <text:p>-168.585377257659</text:p>
          </table:table-cell>
          <table:table-cell table:formula="of:= [.G856]/[.F856]" office:value-type="float" office:value="-1.91752815478519" calcext:value-type="float">
            <text:p>-1.91752815478519</text:p>
          </table:table-cell>
          <table:table-cell table:number-columns-repeated="7"/>
        </table:table-row>
        <table:table-row table:style-name="ro1">
          <table:table-cell office:value-type="float" office:value="223.155707762445" calcext:value-type="float">
            <text:p>223.155707762445</text:p>
          </table:table-cell>
          <table:table-cell office:value-type="float" office:value="158.500190534083" calcext:value-type="float">
            <text:p>158.500190534083</text:p>
          </table:table-cell>
          <table:table-cell office:value-type="float" office:value="145.45450520803" calcext:value-type="float">
            <text:p>145.45450520803</text:p>
          </table:table-cell>
          <table:table-cell/>
          <table:table-cell table:formula="of:=[.A857]*[.$K$1]" office:value-type="float" office:value="223.155707762445" calcext:value-type="float">
            <text:p>223.155707762445</text:p>
          </table:table-cell>
          <table:table-cell table:formula="of:=[.B857]*[.$K$2]" office:value-type="float" office:value="158.500190534083" calcext:value-type="float">
            <text:p>158.500190534083</text:p>
          </table:table-cell>
          <table:table-cell table:formula="of:=[.C857]*[.$K$3]" office:value-type="float" office:value="145.45450520803" calcext:value-type="float">
            <text:p>145.45450520803</text:p>
          </table:table-cell>
          <table:table-cell table:formula="of:= [.G857]/[.F857]" office:value-type="float" office:value="0.917692936001565" calcext:value-type="float">
            <text:p>0.917692936001565</text:p>
          </table:table-cell>
          <table:table-cell table:number-columns-repeated="7"/>
        </table:table-row>
        <table:table-row table:style-name="ro1">
          <table:table-cell office:value-type="float" office:value="444.251243711961" calcext:value-type="float">
            <text:p>444.251243711961</text:p>
          </table:table-cell>
          <table:table-cell office:value-type="float" office:value="-221.095535949517" calcext:value-type="float">
            <text:p>-221.095535949517</text:p>
          </table:table-cell>
          <table:table-cell office:value-type="float" office:value="-55.6251556010506" calcext:value-type="float">
            <text:p>-55.6251556010506</text:p>
          </table:table-cell>
          <table:table-cell/>
          <table:table-cell table:formula="of:=[.A858]*[.$K$1]" office:value-type="float" office:value="444.251243711961" calcext:value-type="float">
            <text:p>444.251243711961</text:p>
          </table:table-cell>
          <table:table-cell table:formula="of:=[.B858]*[.$K$2]" office:value-type="float" office:value="-221.095535949517" calcext:value-type="float">
            <text:p>-221.095535949517</text:p>
          </table:table-cell>
          <table:table-cell table:formula="of:=[.C858]*[.$K$3]" office:value-type="float" office:value="-55.6251556010506" calcext:value-type="float">
            <text:p>-55.6251556010506</text:p>
          </table:table-cell>
          <table:table-cell table:formula="of:= [.G858]/[.F858]" office:value-type="float" office:value="0.251588777503638" calcext:value-type="float">
            <text:p>0.251588777503638</text:p>
          </table:table-cell>
          <table:table-cell table:number-columns-repeated="7"/>
        </table:table-row>
        <table:table-row table:style-name="ro1">
          <table:table-cell office:value-type="float" office:value="334.156264582614" calcext:value-type="float">
            <text:p>334.156264582614</text:p>
          </table:table-cell>
          <table:table-cell office:value-type="float" office:value="110.094979129347" calcext:value-type="float">
            <text:p>110.094979129347</text:p>
          </table:table-cell>
          <table:table-cell office:value-type="float" office:value="68.8811648798481" calcext:value-type="float">
            <text:p>68.8811648798481</text:p>
          </table:table-cell>
          <table:table-cell/>
          <table:table-cell table:formula="of:=[.A859]*[.$K$1]" office:value-type="float" office:value="334.156264582614" calcext:value-type="float">
            <text:p>334.156264582614</text:p>
          </table:table-cell>
          <table:table-cell table:formula="of:=[.B859]*[.$K$2]" office:value-type="float" office:value="110.094979129347" calcext:value-type="float">
            <text:p>110.094979129347</text:p>
          </table:table-cell>
          <table:table-cell table:formula="of:=[.C859]*[.$K$3]" office:value-type="float" office:value="68.8811648798481" calcext:value-type="float">
            <text:p>68.8811648798481</text:p>
          </table:table-cell>
          <table:table-cell table:formula="of:= [.G859]/[.F859]" office:value-type="float" office:value="0.625652190722719" calcext:value-type="float">
            <text:p>0.625652190722719</text:p>
          </table:table-cell>
          <table:table-cell table:number-columns-repeated="7"/>
        </table:table-row>
        <table:table-row table:style-name="ro1">
          <table:table-cell office:value-type="float" office:value="327.833134345997" calcext:value-type="float">
            <text:p>327.833134345997</text:p>
          </table:table-cell>
          <table:table-cell office:value-type="float" office:value="6.32313023661749" calcext:value-type="float">
            <text:p>6.32313023661749</text:p>
          </table:table-cell>
          <table:table-cell office:value-type="float" office:value="-57.2288772822843" calcext:value-type="float">
            <text:p>-57.2288772822843</text:p>
          </table:table-cell>
          <table:table-cell/>
          <table:table-cell table:formula="of:=[.A860]*[.$K$1]" office:value-type="float" office:value="327.833134345997" calcext:value-type="float">
            <text:p>327.833134345997</text:p>
          </table:table-cell>
          <table:table-cell table:formula="of:=[.B860]*[.$K$2]" office:value-type="float" office:value="6.32313023661749" calcext:value-type="float">
            <text:p>6.32313023661749</text:p>
          </table:table-cell>
          <table:table-cell table:formula="of:=[.C860]*[.$K$3]" office:value-type="float" office:value="-57.2288772822843" calcext:value-type="float">
            <text:p>-57.2288772822843</text:p>
          </table:table-cell>
          <table:table-cell table:formula="of:= [.G860]/[.F860]" office:value-type="float" office:value="-9.05071936536586" calcext:value-type="float">
            <text:p>-9.05071936536586</text:p>
          </table:table-cell>
          <table:table-cell table:number-columns-repeated="7"/>
        </table:table-row>
        <table:table-row table:style-name="ro1">
          <table:table-cell office:value-type="float" office:value="488.333882453151" calcext:value-type="float">
            <text:p>488.333882453151</text:p>
          </table:table-cell>
          <table:table-cell office:value-type="float" office:value="-160.500748107154" calcext:value-type="float">
            <text:p>-160.500748107154</text:p>
          </table:table-cell>
          <table:table-cell office:value-type="float" office:value="20.3030266928826" calcext:value-type="float">
            <text:p>20.3030266928826</text:p>
          </table:table-cell>
          <table:table-cell/>
          <table:table-cell table:formula="of:=[.A861]*[.$K$1]" office:value-type="float" office:value="488.333882453151" calcext:value-type="float">
            <text:p>488.333882453151</text:p>
          </table:table-cell>
          <table:table-cell table:formula="of:=[.B861]*[.$K$2]" office:value-type="float" office:value="-160.500748107154" calcext:value-type="float">
            <text:p>-160.500748107154</text:p>
          </table:table-cell>
          <table:table-cell table:formula="of:=[.C861]*[.$K$3]" office:value-type="float" office:value="20.3030266928826" calcext:value-type="float">
            <text:p>20.3030266928826</text:p>
          </table:table-cell>
          <table:table-cell table:formula="of:= [.G861]/[.F861]" office:value-type="float" office:value="-0.126498019058004" calcext:value-type="float">
            <text:p>-0.126498019058004</text:p>
          </table:table-cell>
          <table:table-cell table:number-columns-repeated="7"/>
        </table:table-row>
        <table:table-row table:style-name="ro1">
          <table:table-cell office:value-type="float" office:value="557.605556912482" calcext:value-type="float">
            <text:p>557.605556912482</text:p>
          </table:table-cell>
          <table:table-cell office:value-type="float" office:value="-69.2716744593309" calcext:value-type="float">
            <text:p>-69.2716744593309</text:p>
          </table:table-cell>
          <table:table-cell office:value-type="float" office:value="177.837950724768" calcext:value-type="float">
            <text:p>177.837950724768</text:p>
          </table:table-cell>
          <table:table-cell/>
          <table:table-cell table:formula="of:=[.A862]*[.$K$1]" office:value-type="float" office:value="557.605556912482" calcext:value-type="float">
            <text:p>557.605556912482</text:p>
          </table:table-cell>
          <table:table-cell table:formula="of:=[.B862]*[.$K$2]" office:value-type="float" office:value="-69.2716744593309" calcext:value-type="float">
            <text:p>-69.2716744593309</text:p>
          </table:table-cell>
          <table:table-cell table:formula="of:=[.C862]*[.$K$3]" office:value-type="float" office:value="177.837950724768" calcext:value-type="float">
            <text:p>177.837950724768</text:p>
          </table:table-cell>
          <table:table-cell table:formula="of:= [.G862]/[.F862]" office:value-type="float" office:value="-2.56725352913441" calcext:value-type="float">
            <text:p>-2.56725352913441</text:p>
          </table:table-cell>
          <table:table-cell table:number-columns-repeated="7"/>
        </table:table-row>
        <table:table-row table:style-name="ro1">
          <table:table-cell office:value-type="float" office:value="337.823190813204" calcext:value-type="float">
            <text:p>337.823190813204</text:p>
          </table:table-cell>
          <table:table-cell office:value-type="float" office:value="219.782366099278" calcext:value-type="float">
            <text:p>219.782366099278</text:p>
          </table:table-cell>
          <table:table-cell office:value-type="float" office:value="-89.3951630748852" calcext:value-type="float">
            <text:p>-89.3951630748852</text:p>
          </table:table-cell>
          <table:table-cell/>
          <table:table-cell table:formula="of:=[.A863]*[.$K$1]" office:value-type="float" office:value="337.823190813204" calcext:value-type="float">
            <text:p>337.823190813204</text:p>
          </table:table-cell>
          <table:table-cell table:formula="of:=[.B863]*[.$K$2]" office:value-type="float" office:value="219.782366099278" calcext:value-type="float">
            <text:p>219.782366099278</text:p>
          </table:table-cell>
          <table:table-cell table:formula="of:=[.C863]*[.$K$3]" office:value-type="float" office:value="-89.3951630748852" calcext:value-type="float">
            <text:p>-89.3951630748852</text:p>
          </table:table-cell>
          <table:table-cell table:formula="of:= [.G863]/[.F863]" office:value-type="float" office:value="-0.406744019829618" calcext:value-type="float">
            <text:p>-0.406744019829618</text:p>
          </table:table-cell>
          <table:table-cell table:number-columns-repeated="7"/>
        </table:table-row>
        <table:table-row table:style-name="ro1">
          <table:table-cell office:value-type="float" office:value="271.343809761203" calcext:value-type="float">
            <text:p>271.343809761203</text:p>
          </table:table-cell>
          <table:table-cell office:value-type="float" office:value="66.4793810520007" calcext:value-type="float">
            <text:p>66.4793810520007</text:p>
          </table:table-cell>
          <table:table-cell office:value-type="float" office:value="-58.7400773482671" calcext:value-type="float">
            <text:p>-58.7400773482671</text:p>
          </table:table-cell>
          <table:table-cell/>
          <table:table-cell table:formula="of:=[.A864]*[.$K$1]" office:value-type="float" office:value="271.343809761203" calcext:value-type="float">
            <text:p>271.343809761203</text:p>
          </table:table-cell>
          <table:table-cell table:formula="of:=[.B864]*[.$K$2]" office:value-type="float" office:value="66.4793810520007" calcext:value-type="float">
            <text:p>66.4793810520007</text:p>
          </table:table-cell>
          <table:table-cell table:formula="of:=[.C864]*[.$K$3]" office:value-type="float" office:value="-58.7400773482671" calcext:value-type="float">
            <text:p>-58.7400773482671</text:p>
          </table:table-cell>
          <table:table-cell table:formula="of:= [.G864]/[.F864]" office:value-type="float" office:value="-0.883583397118575" calcext:value-type="float">
            <text:p>-0.883583397118575</text:p>
          </table:table-cell>
          <table:table-cell table:number-columns-repeated="7"/>
        </table:table-row>
        <table:table-row table:style-name="ro1">
          <table:table-cell office:value-type="float" office:value="428.250534624171" calcext:value-type="float">
            <text:p>428.250534624171</text:p>
          </table:table-cell>
          <table:table-cell office:value-type="float" office:value="-156.906724862968" calcext:value-type="float">
            <text:p>-156.906724862968</text:p>
          </table:table-cell>
          <table:table-cell office:value-type="float" office:value="296.5836274766" calcext:value-type="float">
            <text:p>296.5836274766</text:p>
          </table:table-cell>
          <table:table-cell/>
          <table:table-cell table:formula="of:=[.A865]*[.$K$1]" office:value-type="float" office:value="428.250534624171" calcext:value-type="float">
            <text:p>428.250534624171</text:p>
          </table:table-cell>
          <table:table-cell table:formula="of:=[.B865]*[.$K$2]" office:value-type="float" office:value="-156.906724862968" calcext:value-type="float">
            <text:p>-156.906724862968</text:p>
          </table:table-cell>
          <table:table-cell table:formula="of:=[.C865]*[.$K$3]" office:value-type="float" office:value="296.5836274766" calcext:value-type="float">
            <text:p>296.5836274766</text:p>
          </table:table-cell>
          <table:table-cell table:formula="of:= [.G865]/[.F865]" office:value-type="float" office:value="-1.89019067051216" calcext:value-type="float">
            <text:p>-1.89019067051216</text:p>
          </table:table-cell>
          <table:table-cell table:number-columns-repeated="7"/>
        </table:table-row>
        <table:table-row table:style-name="ro1">
          <table:table-cell office:value-type="float" office:value="293.337647875324" calcext:value-type="float">
            <text:p>293.337647875324</text:p>
          </table:table-cell>
          <table:table-cell office:value-type="float" office:value="134.912886748847" calcext:value-type="float">
            <text:p>134.912886748847</text:p>
          </table:table-cell>
          <table:table-cell office:value-type="float" office:value="-182.96921784108" calcext:value-type="float">
            <text:p>-182.96921784108</text:p>
          </table:table-cell>
          <table:table-cell/>
          <table:table-cell table:formula="of:=[.A866]*[.$K$1]" office:value-type="float" office:value="293.337647875324" calcext:value-type="float">
            <text:p>293.337647875324</text:p>
          </table:table-cell>
          <table:table-cell table:formula="of:=[.B866]*[.$K$2]" office:value-type="float" office:value="134.912886748847" calcext:value-type="float">
            <text:p>134.912886748847</text:p>
          </table:table-cell>
          <table:table-cell table:formula="of:=[.C866]*[.$K$3]" office:value-type="float" office:value="-182.96921784108" calcext:value-type="float">
            <text:p>-182.96921784108</text:p>
          </table:table-cell>
          <table:table-cell table:formula="of:= [.G866]/[.F866]" office:value-type="float" office:value="-1.35620267455765" calcext:value-type="float">
            <text:p>-1.35620267455765</text:p>
          </table:table-cell>
          <table:table-cell table:number-columns-repeated="7"/>
        </table:table-row>
        <table:table-row table:style-name="ro1">
          <table:table-cell office:value-type="float" office:value="430.215918505561" calcext:value-type="float">
            <text:p>430.215918505561</text:p>
          </table:table-cell>
          <table:table-cell office:value-type="float" office:value="-136.878270630237" calcext:value-type="float">
            <text:p>-136.878270630237</text:p>
          </table:table-cell>
          <table:table-cell office:value-type="float" office:value="-355.008561654814" calcext:value-type="float">
            <text:p>-355.008561654814</text:p>
          </table:table-cell>
          <table:table-cell/>
          <table:table-cell table:formula="of:=[.A867]*[.$K$1]" office:value-type="float" office:value="430.215918505561" calcext:value-type="float">
            <text:p>430.215918505561</text:p>
          </table:table-cell>
          <table:table-cell table:formula="of:=[.B867]*[.$K$2]" office:value-type="float" office:value="-136.878270630237" calcext:value-type="float">
            <text:p>-136.878270630237</text:p>
          </table:table-cell>
          <table:table-cell table:formula="of:=[.C867]*[.$K$3]" office:value-type="float" office:value="-355.008561654814" calcext:value-type="float">
            <text:p>-355.008561654814</text:p>
          </table:table-cell>
          <table:table-cell table:formula="of:= [.G867]/[.F867]" office:value-type="float" office:value="2.59360788253844" calcext:value-type="float">
            <text:p>2.59360788253844</text:p>
          </table:table-cell>
          <table:table-cell table:number-columns-repeated="7"/>
        </table:table-row>
        <table:table-row table:style-name="ro1">
          <table:table-cell office:value-type="float" office:value="553.626781154037" calcext:value-type="float">
            <text:p>553.626781154037</text:p>
          </table:table-cell>
          <table:table-cell office:value-type="float" office:value="-123.410862648476" calcext:value-type="float">
            <text:p>-123.410862648476</text:p>
          </table:table-cell>
          <table:table-cell office:value-type="float" office:value="301.099099378382" calcext:value-type="float">
            <text:p>301.099099378382</text:p>
          </table:table-cell>
          <table:table-cell/>
          <table:table-cell table:formula="of:=[.A868]*[.$K$1]" office:value-type="float" office:value="553.626781154037" calcext:value-type="float">
            <text:p>553.626781154037</text:p>
          </table:table-cell>
          <table:table-cell table:formula="of:=[.B868]*[.$K$2]" office:value-type="float" office:value="-123.410862648476" calcext:value-type="float">
            <text:p>-123.410862648476</text:p>
          </table:table-cell>
          <table:table-cell table:formula="of:=[.C868]*[.$K$3]" office:value-type="float" office:value="301.099099378382" calcext:value-type="float">
            <text:p>301.099099378382</text:p>
          </table:table-cell>
          <table:table-cell table:formula="of:= [.G868]/[.F868]" office:value-type="float" office:value="-2.43981034502639" calcext:value-type="float">
            <text:p>-2.43981034502639</text:p>
          </table:table-cell>
          <table:table-cell table:number-columns-repeated="7"/>
        </table:table-row>
        <table:table-row table:style-name="ro1">
          <table:table-cell office:value-type="float" office:value="192.865766324996" calcext:value-type="float">
            <text:p>192.865766324996</text:p>
          </table:table-cell>
          <table:table-cell office:value-type="float" office:value="360.761014829041" calcext:value-type="float">
            <text:p>360.761014829041</text:p>
          </table:table-cell>
          <table:table-cell office:value-type="float" office:value="185.969781871152" calcext:value-type="float">
            <text:p>185.969781871152</text:p>
          </table:table-cell>
          <table:table-cell/>
          <table:table-cell table:formula="of:=[.A869]*[.$K$1]" office:value-type="float" office:value="192.865766324996" calcext:value-type="float">
            <text:p>192.865766324996</text:p>
          </table:table-cell>
          <table:table-cell table:formula="of:=[.B869]*[.$K$2]" office:value-type="float" office:value="360.761014829041" calcext:value-type="float">
            <text:p>360.761014829041</text:p>
          </table:table-cell>
          <table:table-cell table:formula="of:=[.C869]*[.$K$3]" office:value-type="float" office:value="185.969781871152" calcext:value-type="float">
            <text:p>185.969781871152</text:p>
          </table:table-cell>
          <table:table-cell table:formula="of:= [.G869]/[.F869]" office:value-type="float" office:value="0.515493011237039" calcext:value-type="float">
            <text:p>0.515493011237039</text:p>
          </table:table-cell>
          <table:table-cell table:number-columns-repeated="7"/>
        </table:table-row>
        <table:table-row table:style-name="ro1">
          <table:table-cell office:value-type="float" office:value="210.977414735772" calcext:value-type="float">
            <text:p>210.977414735772</text:p>
          </table:table-cell>
          <table:table-cell office:value-type="float" office:value="-18.1116484107763" calcext:value-type="float">
            <text:p>-18.1116484107763</text:p>
          </table:table-cell>
          <table:table-cell office:value-type="float" office:value="-457.852306534512" calcext:value-type="float">
            <text:p>-457.852306534512</text:p>
          </table:table-cell>
          <table:table-cell/>
          <table:table-cell table:formula="of:=[.A870]*[.$K$1]" office:value-type="float" office:value="210.977414735772" calcext:value-type="float">
            <text:p>210.977414735772</text:p>
          </table:table-cell>
          <table:table-cell table:formula="of:=[.B870]*[.$K$2]" office:value-type="float" office:value="-18.1116484107763" calcext:value-type="float">
            <text:p>-18.1116484107763</text:p>
          </table:table-cell>
          <table:table-cell table:formula="of:=[.C870]*[.$K$3]" office:value-type="float" office:value="-457.852306534512" calcext:value-type="float">
            <text:p>-457.852306534512</text:p>
          </table:table-cell>
          <table:table-cell table:formula="of:= [.G870]/[.F870]" office:value-type="float" office:value="25.2794387429746" calcext:value-type="float">
            <text:p>25.2794387429746</text:p>
          </table:table-cell>
          <table:table-cell table:number-columns-repeated="7"/>
        </table:table-row>
        <table:table-row table:style-name="ro1">
          <table:table-cell office:value-type="float" office:value="287.868363132407" calcext:value-type="float">
            <text:p>287.868363132407</text:p>
          </table:table-cell>
          <table:table-cell office:value-type="float" office:value="-76.8909483966349" calcext:value-type="float">
            <text:p>-76.8909483966349</text:p>
          </table:table-cell>
          <table:table-cell office:value-type="float" office:value="140.315944442114" calcext:value-type="float">
            <text:p>140.315944442114</text:p>
          </table:table-cell>
          <table:table-cell/>
          <table:table-cell table:formula="of:=[.A871]*[.$K$1]" office:value-type="float" office:value="287.868363132407" calcext:value-type="float">
            <text:p>287.868363132407</text:p>
          </table:table-cell>
          <table:table-cell table:formula="of:=[.B871]*[.$K$2]" office:value-type="float" office:value="-76.8909483966349" calcext:value-type="float">
            <text:p>-76.8909483966349</text:p>
          </table:table-cell>
          <table:table-cell table:formula="of:=[.C871]*[.$K$3]" office:value-type="float" office:value="140.315944442114" calcext:value-type="float">
            <text:p>140.315944442114</text:p>
          </table:table-cell>
          <table:table-cell table:formula="of:= [.G871]/[.F871]" office:value-type="float" office:value="-1.8248694725198" calcext:value-type="float">
            <text:p>-1.8248694725198</text:p>
          </table:table-cell>
          <table:table-cell table:number-columns-repeated="7"/>
        </table:table-row>
        <table:table-row table:style-name="ro1">
          <table:table-cell office:value-type="float" office:value="493.34711909235" calcext:value-type="float">
            <text:p>493.34711909235</text:p>
          </table:table-cell>
          <table:table-cell office:value-type="float" office:value="-205.478755959942" calcext:value-type="float">
            <text:p>-205.478755959942</text:p>
          </table:table-cell>
          <table:table-cell office:value-type="float" office:value="136.494406515099" calcext:value-type="float">
            <text:p>136.494406515099</text:p>
          </table:table-cell>
          <table:table-cell/>
          <table:table-cell table:formula="of:=[.A872]*[.$K$1]" office:value-type="float" office:value="493.34711909235" calcext:value-type="float">
            <text:p>493.34711909235</text:p>
          </table:table-cell>
          <table:table-cell table:formula="of:=[.B872]*[.$K$2]" office:value-type="float" office:value="-205.478755959942" calcext:value-type="float">
            <text:p>-205.478755959942</text:p>
          </table:table-cell>
          <table:table-cell table:formula="of:=[.C872]*[.$K$3]" office:value-type="float" office:value="136.494406515099" calcext:value-type="float">
            <text:p>136.494406515099</text:p>
          </table:table-cell>
          <table:table-cell table:formula="of:= [.G872]/[.F872]" office:value-type="float" office:value="-0.664275028712499" calcext:value-type="float">
            <text:p>-0.664275028712499</text:p>
          </table:table-cell>
          <table:table-cell table:number-columns-repeated="7"/>
        </table:table-row>
        <table:table-row table:style-name="ro1">
          <table:table-cell office:value-type="float" office:value="105.643031405312" calcext:value-type="float">
            <text:p>105.643031405312</text:p>
          </table:table-cell>
          <table:table-cell office:value-type="float" office:value="387.704087687038" calcext:value-type="float">
            <text:p>387.704087687038</text:p>
          </table:table-cell>
          <table:table-cell office:value-type="float" office:value="-295.8331692009" calcext:value-type="float">
            <text:p>-295.8331692009</text:p>
          </table:table-cell>
          <table:table-cell/>
          <table:table-cell table:formula="of:=[.A873]*[.$K$1]" office:value-type="float" office:value="105.643031405312" calcext:value-type="float">
            <text:p>105.643031405312</text:p>
          </table:table-cell>
          <table:table-cell table:formula="of:=[.B873]*[.$K$2]" office:value-type="float" office:value="387.704087687038" calcext:value-type="float">
            <text:p>387.704087687038</text:p>
          </table:table-cell>
          <table:table-cell table:formula="of:=[.C873]*[.$K$3]" office:value-type="float" office:value="-295.8331692009" calcext:value-type="float">
            <text:p>-295.8331692009</text:p>
          </table:table-cell>
          <table:table-cell table:formula="of:= [.G873]/[.F873]" office:value-type="float" office:value="-0.763038561098955" calcext:value-type="float">
            <text:p>-0.763038561098955</text:p>
          </table:table-cell>
          <table:table-cell table:number-columns-repeated="7"/>
        </table:table-row>
        <table:table-row table:style-name="ro1">
          <table:table-cell office:value-type="float" office:value="578.121905635547" calcext:value-type="float">
            <text:p>578.121905635547</text:p>
          </table:table-cell>
          <table:table-cell office:value-type="float" office:value="-472.478874230236" calcext:value-type="float">
            <text:p>-472.478874230236</text:p>
          </table:table-cell>
          <table:table-cell office:value-type="float" office:value="27.2255617764994" calcext:value-type="float">
            <text:p>27.2255617764994</text:p>
          </table:table-cell>
          <table:table-cell/>
          <table:table-cell table:formula="of:=[.A874]*[.$K$1]" office:value-type="float" office:value="578.121905635547" calcext:value-type="float">
            <text:p>578.121905635547</text:p>
          </table:table-cell>
          <table:table-cell table:formula="of:=[.B874]*[.$K$2]" office:value-type="float" office:value="-472.478874230236" calcext:value-type="float">
            <text:p>-472.478874230236</text:p>
          </table:table-cell>
          <table:table-cell table:formula="of:=[.C874]*[.$K$3]" office:value-type="float" office:value="27.2255617764994" calcext:value-type="float">
            <text:p>27.2255617764994</text:p>
          </table:table-cell>
          <table:table-cell table:formula="of:= [.G874]/[.F874]" office:value-type="float" office:value="-0.0576228129159327" calcext:value-type="float">
            <text:p>-0.057622812915933</text:p>
          </table:table-cell>
          <table:table-cell table:number-columns-repeated="7"/>
        </table:table-row>
        <table:table-row table:style-name="ro1">
          <table:table-cell office:value-type="float" office:value="387.661908764353" calcext:value-type="float">
            <text:p>387.661908764353</text:p>
          </table:table-cell>
          <table:table-cell office:value-type="float" office:value="190.459996871194" calcext:value-type="float">
            <text:p>190.459996871194</text:p>
          </table:table-cell>
          <table:table-cell office:value-type="float" office:value="-67.1052361474347" calcext:value-type="float">
            <text:p>-67.1052361474347</text:p>
          </table:table-cell>
          <table:table-cell/>
          <table:table-cell table:formula="of:=[.A875]*[.$K$1]" office:value-type="float" office:value="387.661908764353" calcext:value-type="float">
            <text:p>387.661908764353</text:p>
          </table:table-cell>
          <table:table-cell table:formula="of:=[.B875]*[.$K$2]" office:value-type="float" office:value="190.459996871194" calcext:value-type="float">
            <text:p>190.459996871194</text:p>
          </table:table-cell>
          <table:table-cell table:formula="of:=[.C875]*[.$K$3]" office:value-type="float" office:value="-67.1052361474347" calcext:value-type="float">
            <text:p>-67.1052361474347</text:p>
          </table:table-cell>
          <table:table-cell table:formula="of:= [.G875]/[.F875]" office:value-type="float" office:value="-0.352332443819251" calcext:value-type="float">
            <text:p>-0.352332443819251</text:p>
          </table:table-cell>
          <table:table-cell table:number-columns-repeated="7"/>
        </table:table-row>
        <table:table-row table:style-name="ro1">
          <table:table-cell office:value-type="float" office:value="549.129586728544" calcext:value-type="float">
            <text:p>549.129586728544</text:p>
          </table:table-cell>
          <table:table-cell office:value-type="float" office:value="-161.46767796419" calcext:value-type="float">
            <text:p>-161.46767796419</text:p>
          </table:table-cell>
          <table:table-cell office:value-type="float" office:value="345.3917211481" calcext:value-type="float">
            <text:p>345.3917211481</text:p>
          </table:table-cell>
          <table:table-cell/>
          <table:table-cell table:formula="of:=[.A876]*[.$K$1]" office:value-type="float" office:value="549.129586728544" calcext:value-type="float">
            <text:p>549.129586728544</text:p>
          </table:table-cell>
          <table:table-cell table:formula="of:=[.B876]*[.$K$2]" office:value-type="float" office:value="-161.46767796419" calcext:value-type="float">
            <text:p>-161.46767796419</text:p>
          </table:table-cell>
          <table:table-cell table:formula="of:=[.C876]*[.$K$3]" office:value-type="float" office:value="345.3917211481" calcext:value-type="float">
            <text:p>345.3917211481</text:p>
          </table:table-cell>
          <table:table-cell table:formula="of:= [.G876]/[.F876]" office:value-type="float" office:value="-2.13907653533421" calcext:value-type="float">
            <text:p>-2.13907653533421</text:p>
          </table:table-cell>
          <table:table-cell table:number-columns-repeated="7"/>
        </table:table-row>
        <table:table-row table:style-name="ro1">
          <table:table-cell office:value-type="float" office:value="482.635046341897" calcext:value-type="float">
            <text:p>482.635046341897</text:p>
          </table:table-cell>
          <table:table-cell office:value-type="float" office:value="66.4945403866466" calcext:value-type="float">
            <text:p>66.4945403866466</text:p>
          </table:table-cell>
          <table:table-cell office:value-type="float" office:value="70.7483179728578" calcext:value-type="float">
            <text:p>70.7483179728578</text:p>
          </table:table-cell>
          <table:table-cell/>
          <table:table-cell table:formula="of:=[.A877]*[.$K$1]" office:value-type="float" office:value="482.635046341897" calcext:value-type="float">
            <text:p>482.635046341897</text:p>
          </table:table-cell>
          <table:table-cell table:formula="of:=[.B877]*[.$K$2]" office:value-type="float" office:value="66.4945403866466" calcext:value-type="float">
            <text:p>66.4945403866466</text:p>
          </table:table-cell>
          <table:table-cell table:formula="of:=[.C877]*[.$K$3]" office:value-type="float" office:value="70.7483179728578" calcext:value-type="float">
            <text:p>70.7483179728578</text:p>
          </table:table-cell>
          <table:table-cell table:formula="of:= [.G877]/[.F877]" office:value-type="float" office:value="1.06397183229596" calcext:value-type="float">
            <text:p>1.06397183229596</text:p>
          </table:table-cell>
          <table:table-cell table:number-columns-repeated="7"/>
        </table:table-row>
        <table:table-row table:style-name="ro1">
          <table:table-cell office:value-type="float" office:value="549.313484324282" calcext:value-type="float">
            <text:p>549.313484324282</text:p>
          </table:table-cell>
          <table:table-cell office:value-type="float" office:value="-66.6784379823847" calcext:value-type="float">
            <text:p>-66.6784379823847</text:p>
          </table:table-cell>
          <table:table-cell office:value-type="float" office:value="-110.900876876205" calcext:value-type="float">
            <text:p>-110.900876876205</text:p>
          </table:table-cell>
          <table:table-cell/>
          <table:table-cell table:formula="of:=[.A878]*[.$K$1]" office:value-type="float" office:value="549.313484324282" calcext:value-type="float">
            <text:p>549.313484324282</text:p>
          </table:table-cell>
          <table:table-cell table:formula="of:=[.B878]*[.$K$2]" office:value-type="float" office:value="-66.6784379823847" calcext:value-type="float">
            <text:p>-66.6784379823847</text:p>
          </table:table-cell>
          <table:table-cell table:formula="of:=[.C878]*[.$K$3]" office:value-type="float" office:value="-110.900876876205" calcext:value-type="float">
            <text:p>-110.900876876205</text:p>
          </table:table-cell>
          <table:table-cell table:formula="of:= [.G878]/[.F878]" office:value-type="float" office:value="1.66321947891916" calcext:value-type="float">
            <text:p>1.66321947891916</text:p>
          </table:table-cell>
          <table:table-cell table:number-columns-repeated="7"/>
        </table:table-row>
        <table:table-row table:style-name="ro1">
          <table:table-cell office:value-type="float" office:value="321.834583164483" calcext:value-type="float">
            <text:p>321.834583164483</text:p>
          </table:table-cell>
          <table:table-cell office:value-type="float" office:value="227.478901159798" calcext:value-type="float">
            <text:p>227.478901159798</text:p>
          </table:table-cell>
          <table:table-cell office:value-type="float" office:value="-114.924767529228" calcext:value-type="float">
            <text:p>-114.924767529228</text:p>
          </table:table-cell>
          <table:table-cell/>
          <table:table-cell table:formula="of:=[.A879]*[.$K$1]" office:value-type="float" office:value="321.834583164483" calcext:value-type="float">
            <text:p>321.834583164483</text:p>
          </table:table-cell>
          <table:table-cell table:formula="of:=[.B879]*[.$K$2]" office:value-type="float" office:value="227.478901159798" calcext:value-type="float">
            <text:p>227.478901159798</text:p>
          </table:table-cell>
          <table:table-cell table:formula="of:=[.C879]*[.$K$3]" office:value-type="float" office:value="-114.924767529228" calcext:value-type="float">
            <text:p>-114.924767529228</text:p>
          </table:table-cell>
          <table:table-cell table:formula="of:= [.G879]/[.F879]" office:value-type="float" office:value="-0.5052106676412" calcext:value-type="float">
            <text:p>-0.5052106676412</text:p>
          </table:table-cell>
          <table:table-cell table:number-columns-repeated="7"/>
        </table:table-row>
        <table:table-row table:style-name="ro1">
          <table:table-cell office:value-type="float" office:value="427.653434143444" calcext:value-type="float">
            <text:p>427.653434143444</text:p>
          </table:table-cell>
          <table:table-cell office:value-type="float" office:value="-105.818850978961" calcext:value-type="float">
            <text:p>-105.818850978961</text:p>
          </table:table-cell>
          <table:table-cell office:value-type="float" office:value="-167.03533040916" calcext:value-type="float">
            <text:p>-167.03533040916</text:p>
          </table:table-cell>
          <table:table-cell/>
          <table:table-cell table:formula="of:=[.A880]*[.$K$1]" office:value-type="float" office:value="427.653434143444" calcext:value-type="float">
            <text:p>427.653434143444</text:p>
          </table:table-cell>
          <table:table-cell table:formula="of:=[.B880]*[.$K$2]" office:value-type="float" office:value="-105.818850978961" calcext:value-type="float">
            <text:p>-105.818850978961</text:p>
          </table:table-cell>
          <table:table-cell table:formula="of:=[.C880]*[.$K$3]" office:value-type="float" office:value="-167.03533040916" calcext:value-type="float">
            <text:p>-167.03533040916</text:p>
          </table:table-cell>
          <table:table-cell table:formula="of:= [.G880]/[.F880]" office:value-type="float" office:value="1.57850259064305" calcext:value-type="float">
            <text:p>1.57850259064305</text:p>
          </table:table-cell>
          <table:table-cell table:number-columns-repeated="7"/>
        </table:table-row>
        <table:table-row table:style-name="ro1">
          <table:table-cell office:value-type="float" office:value="337.73435152242" calcext:value-type="float">
            <text:p>337.73435152242</text:p>
          </table:table-cell>
          <table:table-cell office:value-type="float" office:value="89.9190826210245" calcext:value-type="float">
            <text:p>89.9190826210245</text:p>
          </table:table-cell>
          <table:table-cell office:value-type="float" office:value="240.330799087113" calcext:value-type="float">
            <text:p>240.330799087113</text:p>
          </table:table-cell>
          <table:table-cell/>
          <table:table-cell table:formula="of:=[.A881]*[.$K$1]" office:value-type="float" office:value="337.73435152242" calcext:value-type="float">
            <text:p>337.73435152242</text:p>
          </table:table-cell>
          <table:table-cell table:formula="of:=[.B881]*[.$K$2]" office:value-type="float" office:value="89.9190826210245" calcext:value-type="float">
            <text:p>89.9190826210245</text:p>
          </table:table-cell>
          <table:table-cell table:formula="of:=[.C881]*[.$K$3]" office:value-type="float" office:value="240.330799087113" calcext:value-type="float">
            <text:p>240.330799087113</text:p>
          </table:table-cell>
          <table:table-cell table:formula="of:= [.G881]/[.F881]" office:value-type="float" office:value="2.67274522917475" calcext:value-type="float">
            <text:p>2.67274522917475</text:p>
          </table:table-cell>
          <table:table-cell table:number-columns-repeated="7"/>
        </table:table-row>
        <table:table-row table:style-name="ro1">
          <table:table-cell office:value-type="float" office:value="371.973764821339" calcext:value-type="float">
            <text:p>371.973764821339</text:p>
          </table:table-cell>
          <table:table-cell office:value-type="float" office:value="-34.2394132989197" calcext:value-type="float">
            <text:p>-34.2394132989197</text:p>
          </table:table-cell>
          <table:table-cell office:value-type="float" office:value="-45.7434835482234" calcext:value-type="float">
            <text:p>-45.7434835482234</text:p>
          </table:table-cell>
          <table:table-cell/>
          <table:table-cell table:formula="of:=[.A882]*[.$K$1]" office:value-type="float" office:value="371.973764821339" calcext:value-type="float">
            <text:p>371.973764821339</text:p>
          </table:table-cell>
          <table:table-cell table:formula="of:=[.B882]*[.$K$2]" office:value-type="float" office:value="-34.2394132989197" calcext:value-type="float">
            <text:p>-34.2394132989197</text:p>
          </table:table-cell>
          <table:table-cell table:formula="of:=[.C882]*[.$K$3]" office:value-type="float" office:value="-45.7434835482234" calcext:value-type="float">
            <text:p>-45.7434835482234</text:p>
          </table:table-cell>
          <table:table-cell table:formula="of:= [.G882]/[.F882]" office:value-type="float" office:value="1.33598911724538" calcext:value-type="float">
            <text:p>1.33598911724538</text:p>
          </table:table-cell>
          <table:table-cell table:number-columns-repeated="7"/>
        </table:table-row>
        <table:table-row table:style-name="ro1">
          <table:table-cell office:value-type="float" office:value="173.502155832185" calcext:value-type="float">
            <text:p>173.502155832185</text:p>
          </table:table-cell>
          <table:table-cell office:value-type="float" office:value="198.471608989155" calcext:value-type="float">
            <text:p>198.471608989155</text:p>
          </table:table-cell>
          <table:table-cell office:value-type="float" office:value="90.1727794726531" calcext:value-type="float">
            <text:p>90.1727794726531</text:p>
          </table:table-cell>
          <table:table-cell/>
          <table:table-cell table:formula="of:=[.A883]*[.$K$1]" office:value-type="float" office:value="173.502155832185" calcext:value-type="float">
            <text:p>173.502155832185</text:p>
          </table:table-cell>
          <table:table-cell table:formula="of:=[.B883]*[.$K$2]" office:value-type="float" office:value="198.471608989155" calcext:value-type="float">
            <text:p>198.471608989155</text:p>
          </table:table-cell>
          <table:table-cell table:formula="of:=[.C883]*[.$K$3]" office:value-type="float" office:value="90.1727794726531" calcext:value-type="float">
            <text:p>90.1727794726531</text:p>
          </table:table-cell>
          <table:table-cell table:formula="of:= [.G883]/[.F883]" office:value-type="float" office:value="0.454335911982155" calcext:value-type="float">
            <text:p>0.454335911982155</text:p>
          </table:table-cell>
          <table:table-cell table:number-columns-repeated="7"/>
        </table:table-row>
        <table:table-row table:style-name="ro1">
          <table:table-cell office:value-type="float" office:value="259.755632537113" calcext:value-type="float">
            <text:p>259.755632537113</text:p>
          </table:table-cell>
          <table:table-cell office:value-type="float" office:value="-86.253476704928" calcext:value-type="float">
            <text:p>-86.253476704928</text:p>
          </table:table-cell>
          <table:table-cell office:value-type="float" office:value="-180.846284236172" calcext:value-type="float">
            <text:p>-180.846284236172</text:p>
          </table:table-cell>
          <table:table-cell/>
          <table:table-cell table:formula="of:=[.A884]*[.$K$1]" office:value-type="float" office:value="259.755632537113" calcext:value-type="float">
            <text:p>259.755632537113</text:p>
          </table:table-cell>
          <table:table-cell table:formula="of:=[.B884]*[.$K$2]" office:value-type="float" office:value="-86.253476704928" calcext:value-type="float">
            <text:p>-86.253476704928</text:p>
          </table:table-cell>
          <table:table-cell table:formula="of:=[.C884]*[.$K$3]" office:value-type="float" office:value="-180.846284236172" calcext:value-type="float">
            <text:p>-180.846284236172</text:p>
          </table:table-cell>
          <table:table-cell table:formula="of:= [.G884]/[.F884]" office:value-type="float" office:value="2.09668399634307" calcext:value-type="float">
            <text:p>2.09668399634307</text:p>
          </table:table-cell>
          <table:table-cell table:number-columns-repeated="7"/>
        </table:table-row>
        <table:table-row table:style-name="ro1">
          <table:table-cell office:value-type="float" office:value="337.171306898294" calcext:value-type="float">
            <text:p>337.171306898294</text:p>
          </table:table-cell>
          <table:table-cell office:value-type="float" office:value="-77.4156743611808" calcext:value-type="float">
            <text:p>-77.4156743611808</text:p>
          </table:table-cell>
          <table:table-cell office:value-type="float" office:value="371.145523943209" calcext:value-type="float">
            <text:p>371.145523943209</text:p>
          </table:table-cell>
          <table:table-cell/>
          <table:table-cell table:formula="of:=[.A885]*[.$K$1]" office:value-type="float" office:value="337.171306898294" calcext:value-type="float">
            <text:p>337.171306898294</text:p>
          </table:table-cell>
          <table:table-cell table:formula="of:=[.B885]*[.$K$2]" office:value-type="float" office:value="-77.4156743611808" calcext:value-type="float">
            <text:p>-77.4156743611808</text:p>
          </table:table-cell>
          <table:table-cell table:formula="of:=[.C885]*[.$K$3]" office:value-type="float" office:value="371.145523943209" calcext:value-type="float">
            <text:p>371.145523943209</text:p>
          </table:table-cell>
          <table:table-cell table:formula="of:= [.G885]/[.F885]" office:value-type="float" office:value="-4.79419093104633" calcext:value-type="float">
            <text:p>-4.79419093104633</text:p>
          </table:table-cell>
          <table:table-cell table:number-columns-repeated="7"/>
        </table:table-row>
        <table:table-row table:style-name="ro1">
          <table:table-cell office:value-type="float" office:value="233.221141244642" calcext:value-type="float">
            <text:p>233.221141244642</text:p>
          </table:table-cell>
          <table:table-cell office:value-type="float" office:value="103.950165653652" calcext:value-type="float">
            <text:p>103.950165653652</text:p>
          </table:table-cell>
          <table:table-cell office:value-type="float" office:value="-91.5476103650231" calcext:value-type="float">
            <text:p>-91.5476103650231</text:p>
          </table:table-cell>
          <table:table-cell/>
          <table:table-cell table:formula="of:=[.A886]*[.$K$1]" office:value-type="float" office:value="233.221141244642" calcext:value-type="float">
            <text:p>233.221141244642</text:p>
          </table:table-cell>
          <table:table-cell table:formula="of:=[.B886]*[.$K$2]" office:value-type="float" office:value="103.950165653652" calcext:value-type="float">
            <text:p>103.950165653652</text:p>
          </table:table-cell>
          <table:table-cell table:formula="of:=[.C886]*[.$K$3]" office:value-type="float" office:value="-91.5476103650231" calcext:value-type="float">
            <text:p>-91.5476103650231</text:p>
          </table:table-cell>
          <table:table-cell table:formula="of:= [.G886]/[.F886]" office:value-type="float" office:value="-0.88068748894588" calcext:value-type="float">
            <text:p>-0.88068748894588</text:p>
          </table:table-cell>
          <table:table-cell table:number-columns-repeated="7"/>
        </table:table-row>
        <table:table-row table:style-name="ro1">
          <table:table-cell office:value-type="float" office:value="501.464937939703" calcext:value-type="float">
            <text:p>501.464937939703</text:p>
          </table:table-cell>
          <table:table-cell office:value-type="float" office:value="-268.243796695061" calcext:value-type="float">
            <text:p>-268.243796695061</text:p>
          </table:table-cell>
          <table:table-cell office:value-type="float" office:value="-283.132715581049" calcext:value-type="float">
            <text:p>-283.132715581049</text:p>
          </table:table-cell>
          <table:table-cell/>
          <table:table-cell table:formula="of:=[.A887]*[.$K$1]" office:value-type="float" office:value="501.464937939703" calcext:value-type="float">
            <text:p>501.464937939703</text:p>
          </table:table-cell>
          <table:table-cell table:formula="of:=[.B887]*[.$K$2]" office:value-type="float" office:value="-268.243796695061" calcext:value-type="float">
            <text:p>-268.243796695061</text:p>
          </table:table-cell>
          <table:table-cell table:formula="of:=[.C887]*[.$K$3]" office:value-type="float" office:value="-283.132715581049" calcext:value-type="float">
            <text:p>-283.132715581049</text:p>
          </table:table-cell>
          <table:table-cell table:formula="of:= [.G887]/[.F887]" office:value-type="float" office:value="1.05550517502894" calcext:value-type="float">
            <text:p>1.05550517502894</text:p>
          </table:table-cell>
          <table:table-cell table:number-columns-repeated="7"/>
        </table:table-row>
        <table:table-row table:style-name="ro1">
          <table:table-cell office:value-type="float" office:value="465.15467826844" calcext:value-type="float">
            <text:p>465.15467826844</text:p>
          </table:table-cell>
          <table:table-cell office:value-type="float" office:value="36.3102596712625" calcext:value-type="float">
            <text:p>36.3102596712625</text:p>
          </table:table-cell>
          <table:table-cell office:value-type="float" office:value="185.936212821928" calcext:value-type="float">
            <text:p>185.936212821928</text:p>
          </table:table-cell>
          <table:table-cell/>
          <table:table-cell table:formula="of:=[.A888]*[.$K$1]" office:value-type="float" office:value="465.15467826844" calcext:value-type="float">
            <text:p>465.15467826844</text:p>
          </table:table-cell>
          <table:table-cell table:formula="of:=[.B888]*[.$K$2]" office:value-type="float" office:value="36.3102596712625" calcext:value-type="float">
            <text:p>36.3102596712625</text:p>
          </table:table-cell>
          <table:table-cell table:formula="of:=[.C888]*[.$K$3]" office:value-type="float" office:value="185.936212821928" calcext:value-type="float">
            <text:p>185.936212821928</text:p>
          </table:table-cell>
          <table:table-cell table:formula="of:= [.G888]/[.F888]" office:value-type="float" office:value="5.12076240999967" calcext:value-type="float">
            <text:p>5.12076240999967</text:p>
          </table:table-cell>
          <table:table-cell table:number-columns-repeated="7"/>
        </table:table-row>
        <table:table-row table:style-name="ro1">
          <table:table-cell office:value-type="float" office:value="372.937389059553" calcext:value-type="float">
            <text:p>372.937389059553</text:p>
          </table:table-cell>
          <table:table-cell office:value-type="float" office:value="92.2172892088868" calcext:value-type="float">
            <text:p>92.2172892088868</text:p>
          </table:table-cell>
          <table:table-cell office:value-type="float" office:value="-267.292548961519" calcext:value-type="float">
            <text:p>-267.292548961519</text:p>
          </table:table-cell>
          <table:table-cell/>
          <table:table-cell table:formula="of:=[.A889]*[.$K$1]" office:value-type="float" office:value="372.937389059553" calcext:value-type="float">
            <text:p>372.937389059553</text:p>
          </table:table-cell>
          <table:table-cell table:formula="of:=[.B889]*[.$K$2]" office:value-type="float" office:value="92.2172892088868" calcext:value-type="float">
            <text:p>92.2172892088868</text:p>
          </table:table-cell>
          <table:table-cell table:formula="of:=[.C889]*[.$K$3]" office:value-type="float" office:value="-267.292548961519" calcext:value-type="float">
            <text:p>-267.292548961519</text:p>
          </table:table-cell>
          <table:table-cell table:formula="of:= [.G889]/[.F889]" office:value-type="float" office:value="-2.89850798320539" calcext:value-type="float">
            <text:p>-2.89850798320539</text:p>
          </table:table-cell>
          <table:table-cell table:number-columns-repeated="7"/>
        </table:table-row>
        <table:table-row table:style-name="ro1">
          <table:table-cell office:value-type="float" office:value="520.770866950247" calcext:value-type="float">
            <text:p>520.770866950247</text:p>
          </table:table-cell>
          <table:table-cell office:value-type="float" office:value="-147.833477890694" calcext:value-type="float">
            <text:p>-147.833477890694</text:p>
          </table:table-cell>
          <table:table-cell office:value-type="float" office:value="247.538645569563" calcext:value-type="float">
            <text:p>247.538645569563</text:p>
          </table:table-cell>
          <table:table-cell/>
          <table:table-cell table:formula="of:=[.A890]*[.$K$1]" office:value-type="float" office:value="520.770866950247" calcext:value-type="float">
            <text:p>520.770866950247</text:p>
          </table:table-cell>
          <table:table-cell table:formula="of:=[.B890]*[.$K$2]" office:value-type="float" office:value="-147.833477890694" calcext:value-type="float">
            <text:p>-147.833477890694</text:p>
          </table:table-cell>
          <table:table-cell table:formula="of:=[.C890]*[.$K$3]" office:value-type="float" office:value="247.538645569563" calcext:value-type="float">
            <text:p>247.538645569563</text:p>
          </table:table-cell>
          <table:table-cell table:formula="of:= [.G890]/[.F890]" office:value-type="float" office:value="-1.67444241386643" calcext:value-type="float">
            <text:p>-1.67444241386643</text:p>
          </table:table-cell>
          <table:table-cell table:number-columns-repeated="7"/>
        </table:table-row>
        <table:table-row table:style-name="ro1">
          <table:table-cell office:value-type="float" office:value="270.894522912099" calcext:value-type="float">
            <text:p>270.894522912099</text:p>
          </table:table-cell>
          <table:table-cell office:value-type="float" office:value="249.876344038148" calcext:value-type="float">
            <text:p>249.876344038148</text:p>
          </table:table-cell>
          <table:table-cell office:value-type="float" office:value="-250.182400337024" calcext:value-type="float">
            <text:p>-250.182400337024</text:p>
          </table:table-cell>
          <table:table-cell/>
          <table:table-cell table:formula="of:=[.A891]*[.$K$1]" office:value-type="float" office:value="270.894522912099" calcext:value-type="float">
            <text:p>270.894522912099</text:p>
          </table:table-cell>
          <table:table-cell table:formula="of:=[.B891]*[.$K$2]" office:value-type="float" office:value="249.876344038148" calcext:value-type="float">
            <text:p>249.876344038148</text:p>
          </table:table-cell>
          <table:table-cell table:formula="of:=[.C891]*[.$K$3]" office:value-type="float" office:value="-250.182400337024" calcext:value-type="float">
            <text:p>-250.182400337024</text:p>
          </table:table-cell>
          <table:table-cell table:formula="of:= [.G891]/[.F891]" office:value-type="float" office:value="-1.00122483102614" calcext:value-type="float">
            <text:p>-1.00122483102614</text:p>
          </table:table-cell>
          <table:table-cell table:number-columns-repeated="7"/>
        </table:table-row>
        <table:table-row table:style-name="ro1">
          <table:table-cell office:value-type="float" office:value="204.421264695968" calcext:value-type="float">
            <text:p>204.421264695968</text:p>
          </table:table-cell>
          <table:table-cell office:value-type="float" office:value="66.4732582161313" calcext:value-type="float">
            <text:p>66.4732582161313</text:p>
          </table:table-cell>
          <table:table-cell office:value-type="float" office:value="94.1678322334899" calcext:value-type="float">
            <text:p>94.1678322334899</text:p>
          </table:table-cell>
          <table:table-cell/>
          <table:table-cell table:formula="of:=[.A892]*[.$K$1]" office:value-type="float" office:value="204.421264695968" calcext:value-type="float">
            <text:p>204.421264695968</text:p>
          </table:table-cell>
          <table:table-cell table:formula="of:=[.B892]*[.$K$2]" office:value-type="float" office:value="66.4732582161313" calcext:value-type="float">
            <text:p>66.4732582161313</text:p>
          </table:table-cell>
          <table:table-cell table:formula="of:=[.C892]*[.$K$3]" office:value-type="float" office:value="94.1678322334899" calcext:value-type="float">
            <text:p>94.1678322334899</text:p>
          </table:table-cell>
          <table:table-cell table:formula="of:= [.G892]/[.F892]" office:value-type="float" office:value="1.41662729886524" calcext:value-type="float">
            <text:p>1.41662729886524</text:p>
          </table:table-cell>
          <table:table-cell table:number-columns-repeated="7"/>
        </table:table-row>
        <table:table-row table:style-name="ro1">
          <table:table-cell office:value-type="float" office:value="488.827768100444" calcext:value-type="float">
            <text:p>488.827768100444</text:p>
          </table:table-cell>
          <table:table-cell office:value-type="float" office:value="-284.406503404476" calcext:value-type="float">
            <text:p>-284.406503404476</text:p>
          </table:table-cell>
          <table:table-cell office:value-type="float" office:value="172.763328012244" calcext:value-type="float">
            <text:p>172.763328012244</text:p>
          </table:table-cell>
          <table:table-cell/>
          <table:table-cell table:formula="of:=[.A893]*[.$K$1]" office:value-type="float" office:value="488.827768100444" calcext:value-type="float">
            <text:p>488.827768100444</text:p>
          </table:table-cell>
          <table:table-cell table:formula="of:=[.B893]*[.$K$2]" office:value-type="float" office:value="-284.406503404476" calcext:value-type="float">
            <text:p>-284.406503404476</text:p>
          </table:table-cell>
          <table:table-cell table:formula="of:=[.C893]*[.$K$3]" office:value-type="float" office:value="172.763328012244" calcext:value-type="float">
            <text:p>172.763328012244</text:p>
          </table:table-cell>
          <table:table-cell table:formula="of:= [.G893]/[.F893]" office:value-type="float" office:value="-0.607452100933655" calcext:value-type="float">
            <text:p>-0.607452100933655</text:p>
          </table:table-cell>
          <table:table-cell table:number-columns-repeated="7"/>
        </table:table-row>
        <table:table-row table:style-name="ro1">
          <table:table-cell office:value-type="float" office:value="135.110358324955" calcext:value-type="float">
            <text:p>135.110358324955</text:p>
          </table:table-cell>
          <table:table-cell office:value-type="float" office:value="353.717409775488" calcext:value-type="float">
            <text:p>353.717409775488</text:p>
          </table:table-cell>
          <table:table-cell office:value-type="float" office:value="-220.252639088269" calcext:value-type="float">
            <text:p>-220.252639088269</text:p>
          </table:table-cell>
          <table:table-cell/>
          <table:table-cell table:formula="of:=[.A894]*[.$K$1]" office:value-type="float" office:value="135.110358324955" calcext:value-type="float">
            <text:p>135.110358324955</text:p>
          </table:table-cell>
          <table:table-cell table:formula="of:=[.B894]*[.$K$2]" office:value-type="float" office:value="353.717409775488" calcext:value-type="float">
            <text:p>353.717409775488</text:p>
          </table:table-cell>
          <table:table-cell table:formula="of:=[.C894]*[.$K$3]" office:value-type="float" office:value="-220.252639088269" calcext:value-type="float">
            <text:p>-220.252639088269</text:p>
          </table:table-cell>
          <table:table-cell table:formula="of:= [.G894]/[.F894]" office:value-type="float" office:value="-0.622679667444324" calcext:value-type="float">
            <text:p>-0.622679667444324</text:p>
          </table:table-cell>
          <table:table-cell table:number-columns-repeated="7"/>
        </table:table-row>
        <table:table-row table:style-name="ro1">
          <table:table-cell office:value-type="float" office:value="91.3007804281921" calcext:value-type="float">
            <text:p>91.3007804281921</text:p>
          </table:table-cell>
          <table:table-cell office:value-type="float" office:value="43.8095778967634" calcext:value-type="float">
            <text:p>43.8095778967634</text:p>
          </table:table-cell>
          <table:table-cell office:value-type="float" office:value="351.071311840322" calcext:value-type="float">
            <text:p>351.071311840322</text:p>
          </table:table-cell>
          <table:table-cell/>
          <table:table-cell table:formula="of:=[.A895]*[.$K$1]" office:value-type="float" office:value="91.3007804281921" calcext:value-type="float">
            <text:p>91.3007804281921</text:p>
          </table:table-cell>
          <table:table-cell table:formula="of:=[.B895]*[.$K$2]" office:value-type="float" office:value="43.8095778967634" calcext:value-type="float">
            <text:p>43.8095778967634</text:p>
          </table:table-cell>
          <table:table-cell table:formula="of:=[.C895]*[.$K$3]" office:value-type="float" office:value="351.071311840322" calcext:value-type="float">
            <text:p>351.071311840322</text:p>
          </table:table-cell>
          <table:table-cell table:formula="of:= [.G895]/[.F895]" office:value-type="float" office:value="8.01357439844812" calcext:value-type="float">
            <text:p>8.01357439844812</text:p>
          </table:table-cell>
          <table:table-cell table:number-columns-repeated="7"/>
        </table:table-row>
        <table:table-row table:style-name="ro1">
          <table:table-cell office:value-type="float" office:value="350.948004471374" calcext:value-type="float">
            <text:p>350.948004471374</text:p>
          </table:table-cell>
          <table:table-cell office:value-type="float" office:value="-259.647224043182" calcext:value-type="float">
            <text:p>-259.647224043182</text:p>
          </table:table-cell>
          <table:table-cell office:value-type="float" office:value="-94.8429608616848" calcext:value-type="float">
            <text:p>-94.8429608616848</text:p>
          </table:table-cell>
          <table:table-cell/>
          <table:table-cell table:formula="of:=[.A896]*[.$K$1]" office:value-type="float" office:value="350.948004471374" calcext:value-type="float">
            <text:p>350.948004471374</text:p>
          </table:table-cell>
          <table:table-cell table:formula="of:=[.B896]*[.$K$2]" office:value-type="float" office:value="-259.647224043182" calcext:value-type="float">
            <text:p>-259.647224043182</text:p>
          </table:table-cell>
          <table:table-cell table:formula="of:=[.C896]*[.$K$3]" office:value-type="float" office:value="-94.8429608616848" calcext:value-type="float">
            <text:p>-94.8429608616848</text:p>
          </table:table-cell>
          <table:table-cell table:formula="of:= [.G896]/[.F896]" office:value-type="float" office:value="0.36527623667531" calcext:value-type="float">
            <text:p>0.36527623667531</text:p>
          </table:table-cell>
          <table:table-cell table:number-columns-repeated="7"/>
        </table:table-row>
        <table:table-row table:style-name="ro1">
          <table:table-cell office:value-type="float" office:value="350.063050711039" calcext:value-type="float">
            <text:p>350.063050711039</text:p>
          </table:table-cell>
          <table:table-cell office:value-type="float" office:value="0.884953760335634" calcext:value-type="float">
            <text:p>0.884953760335634</text:p>
          </table:table-cell>
          <table:table-cell office:value-type="float" office:value="-191.409333779707" calcext:value-type="float">
            <text:p>-191.409333779707</text:p>
          </table:table-cell>
          <table:table-cell/>
          <table:table-cell table:formula="of:=[.A897]*[.$K$1]" office:value-type="float" office:value="350.063050711039" calcext:value-type="float">
            <text:p>350.063050711039</text:p>
          </table:table-cell>
          <table:table-cell table:formula="of:=[.B897]*[.$K$2]" office:value-type="float" office:value="0.884953760335634" calcext:value-type="float">
            <text:p>0.884953760335634</text:p>
          </table:table-cell>
          <table:table-cell table:formula="of:=[.C897]*[.$K$3]" office:value-type="float" office:value="-191.409333779707" calcext:value-type="float">
            <text:p>-191.409333779707</text:p>
          </table:table-cell>
          <table:table-cell table:formula="of:= [.G897]/[.F897]" office:value-type="float" office:value="-216.293034007915" calcext:value-type="float">
            <text:p>-216.293034007915</text:p>
          </table:table-cell>
          <table:table-cell table:number-columns-repeated="7"/>
        </table:table-row>
        <table:table-row table:style-name="ro1">
          <table:table-cell office:value-type="float" office:value="444.257612107069" calcext:value-type="float">
            <text:p>444.257612107069</text:p>
          </table:table-cell>
          <table:table-cell office:value-type="float" office:value="-94.1945613960306" calcext:value-type="float">
            <text:p>-94.1945613960306</text:p>
          </table:table-cell>
          <table:table-cell office:value-type="float" office:value="147.569975568566" calcext:value-type="float">
            <text:p>147.569975568566</text:p>
          </table:table-cell>
          <table:table-cell/>
          <table:table-cell table:formula="of:=[.A898]*[.$K$1]" office:value-type="float" office:value="444.257612107069" calcext:value-type="float">
            <text:p>444.257612107069</text:p>
          </table:table-cell>
          <table:table-cell table:formula="of:=[.B898]*[.$K$2]" office:value-type="float" office:value="-94.1945613960306" calcext:value-type="float">
            <text:p>-94.1945613960306</text:p>
          </table:table-cell>
          <table:table-cell table:formula="of:=[.C898]*[.$K$3]" office:value-type="float" office:value="147.569975568566" calcext:value-type="float">
            <text:p>147.569975568566</text:p>
          </table:table-cell>
          <table:table-cell table:formula="of:= [.G898]/[.F898]" office:value-type="float" office:value="-1.56665070022593" calcext:value-type="float">
            <text:p>-1.56665070022593</text:p>
          </table:table-cell>
          <table:table-cell table:number-columns-repeated="7"/>
        </table:table-row>
        <table:table-row table:style-name="ro1">
          <table:table-cell office:value-type="float" office:value="177.194687797982" calcext:value-type="float">
            <text:p>177.194687797982</text:p>
          </table:table-cell>
          <table:table-cell office:value-type="float" office:value="267.062924309088" calcext:value-type="float">
            <text:p>267.062924309088</text:p>
          </table:table-cell>
          <table:table-cell office:value-type="float" office:value="284.98787328233" calcext:value-type="float">
            <text:p>284.98787328233</text:p>
          </table:table-cell>
          <table:table-cell/>
          <table:table-cell table:formula="of:=[.A899]*[.$K$1]" office:value-type="float" office:value="177.194687797982" calcext:value-type="float">
            <text:p>177.194687797982</text:p>
          </table:table-cell>
          <table:table-cell table:formula="of:=[.B899]*[.$K$2]" office:value-type="float" office:value="267.062924309088" calcext:value-type="float">
            <text:p>267.062924309088</text:p>
          </table:table-cell>
          <table:table-cell table:formula="of:=[.C899]*[.$K$3]" office:value-type="float" office:value="284.98787328233" calcext:value-type="float">
            <text:p>284.98787328233</text:p>
          </table:table-cell>
          <table:table-cell table:formula="of:= [.G899]/[.F899]" office:value-type="float" office:value="1.06711882235101" calcext:value-type="float">
            <text:p>1.06711882235101</text:p>
          </table:table-cell>
          <table:table-cell table:number-columns-repeated="7"/>
        </table:table-row>
        <table:table-row table:style-name="ro1">
          <table:table-cell office:value-type="float" office:value="399.940741520258" calcext:value-type="float">
            <text:p>399.940741520258</text:p>
          </table:table-cell>
          <table:table-cell office:value-type="float" office:value="-222.746053722276" calcext:value-type="float">
            <text:p>-222.746053722276</text:p>
          </table:table-cell>
          <table:table-cell office:value-type="float" office:value="-349.015417932378" calcext:value-type="float">
            <text:p>-349.015417932378</text:p>
          </table:table-cell>
          <table:table-cell/>
          <table:table-cell table:formula="of:=[.A900]*[.$K$1]" office:value-type="float" office:value="399.940741520258" calcext:value-type="float">
            <text:p>399.940741520258</text:p>
          </table:table-cell>
          <table:table-cell table:formula="of:=[.B900]*[.$K$2]" office:value-type="float" office:value="-222.746053722276" calcext:value-type="float">
            <text:p>-222.746053722276</text:p>
          </table:table-cell>
          <table:table-cell table:formula="of:=[.C900]*[.$K$3]" office:value-type="float" office:value="-349.015417932378" calcext:value-type="float">
            <text:p>-349.015417932378</text:p>
          </table:table-cell>
          <table:table-cell table:formula="of:= [.G900]/[.F900]" office:value-type="float" office:value="1.56687587546461" calcext:value-type="float">
            <text:p>1.56687587546461</text:p>
          </table:table-cell>
          <table:table-cell table:number-columns-repeated="7"/>
        </table:table-row>
        <table:table-row table:style-name="ro1">
          <table:table-cell office:value-type="float" office:value="200.443264754167" calcext:value-type="float">
            <text:p>200.443264754167</text:p>
          </table:table-cell>
          <table:table-cell office:value-type="float" office:value="199.497476766091" calcext:value-type="float">
            <text:p>199.497476766091</text:p>
          </table:table-cell>
          <table:table-cell office:value-type="float" office:value="-27.8761700177466" calcext:value-type="float">
            <text:p>-27.8761700177466</text:p>
          </table:table-cell>
          <table:table-cell/>
          <table:table-cell table:formula="of:=[.A901]*[.$K$1]" office:value-type="float" office:value="200.443264754167" calcext:value-type="float">
            <text:p>200.443264754167</text:p>
          </table:table-cell>
          <table:table-cell table:formula="of:=[.B901]*[.$K$2]" office:value-type="float" office:value="199.497476766091" calcext:value-type="float">
            <text:p>199.497476766091</text:p>
          </table:table-cell>
          <table:table-cell table:formula="of:=[.C901]*[.$K$3]" office:value-type="float" office:value="-27.8761700177466" calcext:value-type="float">
            <text:p>-27.8761700177466</text:p>
          </table:table-cell>
          <table:table-cell table:formula="of:= [.G901]/[.F901]" office:value-type="float" office:value="-0.139731942827684" calcext:value-type="float">
            <text:p>-0.139731942827684</text:p>
          </table:table-cell>
          <table:table-cell table:number-columns-repeated="7"/>
        </table:table-row>
        <table:table-row table:style-name="ro1">
          <table:table-cell office:value-type="float" office:value="526.40311045572" calcext:value-type="float">
            <text:p>526.40311045572</text:p>
          </table:table-cell>
          <table:table-cell office:value-type="float" office:value="-325.959845701553" calcext:value-type="float">
            <text:p>-325.959845701553</text:p>
          </table:table-cell>
          <table:table-cell office:value-type="float" office:value="52.8792477698275" calcext:value-type="float">
            <text:p>52.8792477698275</text:p>
          </table:table-cell>
          <table:table-cell/>
          <table:table-cell table:formula="of:=[.A902]*[.$K$1]" office:value-type="float" office:value="526.40311045572" calcext:value-type="float">
            <text:p>526.40311045572</text:p>
          </table:table-cell>
          <table:table-cell table:formula="of:=[.B902]*[.$K$2]" office:value-type="float" office:value="-325.959845701553" calcext:value-type="float">
            <text:p>-325.959845701553</text:p>
          </table:table-cell>
          <table:table-cell table:formula="of:=[.C902]*[.$K$3]" office:value-type="float" office:value="52.8792477698275" calcext:value-type="float">
            <text:p>52.8792477698275</text:p>
          </table:table-cell>
          <table:table-cell table:formula="of:= [.G902]/[.F902]" office:value-type="float" office:value="-0.162226263348534" calcext:value-type="float">
            <text:p>-0.162226263348534</text:p>
          </table:table-cell>
          <table:table-cell table:number-columns-repeated="7"/>
        </table:table-row>
        <table:table-row table:style-name="ro1">
          <table:table-cell office:value-type="float" office:value="84.1634595353064" calcext:value-type="float">
            <text:p>84.1634595353064</text:p>
          </table:table-cell>
          <table:table-cell office:value-type="float" office:value="442.239650920413" calcext:value-type="float">
            <text:p>442.239650920413</text:p>
          </table:table-cell>
          <table:table-cell office:value-type="float" office:value="-140.838221792597" calcext:value-type="float">
            <text:p>-140.838221792597</text:p>
          </table:table-cell>
          <table:table-cell/>
          <table:table-cell table:formula="of:=[.A903]*[.$K$1]" office:value-type="float" office:value="84.1634595353064" calcext:value-type="float">
            <text:p>84.1634595353064</text:p>
          </table:table-cell>
          <table:table-cell table:formula="of:=[.B903]*[.$K$2]" office:value-type="float" office:value="442.239650920413" calcext:value-type="float">
            <text:p>442.239650920413</text:p>
          </table:table-cell>
          <table:table-cell table:formula="of:=[.C903]*[.$K$3]" office:value-type="float" office:value="-140.838221792597" calcext:value-type="float">
            <text:p>-140.838221792597</text:p>
          </table:table-cell>
          <table:table-cell table:formula="of:= [.G903]/[.F903]" office:value-type="float" office:value="-0.318465839730736" calcext:value-type="float">
            <text:p>-0.318465839730736</text:p>
          </table:table-cell>
          <table:table-cell table:number-columns-repeated="7"/>
        </table:table-row>
        <table:table-row table:style-name="ro1">
          <table:table-cell office:value-type="float" office:value="488.530213485516" calcext:value-type="float">
            <text:p>488.530213485516</text:p>
          </table:table-cell>
          <table:table-cell office:value-type="float" office:value="-404.36675395021" calcext:value-type="float">
            <text:p>-404.36675395021</text:p>
          </table:table-cell>
          <table:table-cell office:value-type="float" office:value="268.69895200088" calcext:value-type="float">
            <text:p>268.69895200088</text:p>
          </table:table-cell>
          <table:table-cell/>
          <table:table-cell table:formula="of:=[.A904]*[.$K$1]" office:value-type="float" office:value="488.530213485516" calcext:value-type="float">
            <text:p>488.530213485516</text:p>
          </table:table-cell>
          <table:table-cell table:formula="of:=[.B904]*[.$K$2]" office:value-type="float" office:value="-404.36675395021" calcext:value-type="float">
            <text:p>-404.36675395021</text:p>
          </table:table-cell>
          <table:table-cell table:formula="of:=[.C904]*[.$K$3]" office:value-type="float" office:value="268.69895200088" calcext:value-type="float">
            <text:p>268.69895200088</text:p>
          </table:table-cell>
          <table:table-cell table:formula="of:= [.G904]/[.F904]" office:value-type="float" office:value="-0.664493184407454" calcext:value-type="float">
            <text:p>-0.664493184407454</text:p>
          </table:table-cell>
          <table:table-cell table:number-columns-repeated="7"/>
        </table:table-row>
        <table:table-row table:style-name="ro1">
          <table:table-cell office:value-type="float" office:value="452.627481224374" calcext:value-type="float">
            <text:p>452.627481224374</text:p>
          </table:table-cell>
          <table:table-cell office:value-type="float" office:value="35.9027322611415" calcext:value-type="float">
            <text:p>35.9027322611415</text:p>
          </table:table-cell>
          <table:table-cell office:value-type="float" office:value="-232.112079804682" calcext:value-type="float">
            <text:p>-232.112079804682</text:p>
          </table:table-cell>
          <table:table-cell/>
          <table:table-cell table:formula="of:=[.A905]*[.$K$1]" office:value-type="float" office:value="452.627481224374" calcext:value-type="float">
            <text:p>452.627481224374</text:p>
          </table:table-cell>
          <table:table-cell table:formula="of:=[.B905]*[.$K$2]" office:value-type="float" office:value="35.9027322611415" calcext:value-type="float">
            <text:p>35.9027322611415</text:p>
          </table:table-cell>
          <table:table-cell table:formula="of:=[.C905]*[.$K$3]" office:value-type="float" office:value="-232.112079804682" calcext:value-type="float">
            <text:p>-232.112079804682</text:p>
          </table:table-cell>
          <table:table-cell table:formula="of:= [.G905]/[.F905]" office:value-type="float" office:value="-6.46502550603658" calcext:value-type="float">
            <text:p>-6.46502550603658</text:p>
          </table:table-cell>
          <table:table-cell table:number-columns-repeated="7"/>
        </table:table-row>
        <table:table-row table:style-name="ro1">
          <table:table-cell office:value-type="float" office:value="449.52981812119" calcext:value-type="float">
            <text:p>449.52981812119</text:p>
          </table:table-cell>
          <table:table-cell office:value-type="float" office:value="3.09766310318389" calcext:value-type="float">
            <text:p>3.09766310318389</text:p>
          </table:table-cell>
          <table:table-cell office:value-type="float" office:value="403.515184394922" calcext:value-type="float">
            <text:p>403.515184394922</text:p>
          </table:table-cell>
          <table:table-cell/>
          <table:table-cell table:formula="of:=[.A906]*[.$K$1]" office:value-type="float" office:value="449.52981812119" calcext:value-type="float">
            <text:p>449.52981812119</text:p>
          </table:table-cell>
          <table:table-cell table:formula="of:=[.B906]*[.$K$2]" office:value-type="float" office:value="3.09766310318389" calcext:value-type="float">
            <text:p>3.09766310318389</text:p>
          </table:table-cell>
          <table:table-cell table:formula="of:=[.C906]*[.$K$3]" office:value-type="float" office:value="403.515184394922" calcext:value-type="float">
            <text:p>403.515184394922</text:p>
          </table:table-cell>
          <table:table-cell table:formula="of:= [.G906]/[.F906]" office:value-type="float" office:value="130.264386717902" calcext:value-type="float">
            <text:p>130.264386717902</text:p>
          </table:table-cell>
          <table:table-cell table:number-columns-repeated="7"/>
        </table:table-row>
        <table:table-row table:style-name="ro1">
          <table:table-cell office:value-type="float" office:value="343.825701586558" calcext:value-type="float">
            <text:p>343.825701586558</text:p>
          </table:table-cell>
          <table:table-cell office:value-type="float" office:value="105.704116534633" calcext:value-type="float">
            <text:p>105.704116534633</text:p>
          </table:table-cell>
          <table:table-cell office:value-type="float" office:value="-86.4687635689474" calcext:value-type="float">
            <text:p>-86.4687635689474</text:p>
          </table:table-cell>
          <table:table-cell/>
          <table:table-cell table:formula="of:=[.A907]*[.$K$1]" office:value-type="float" office:value="343.825701586558" calcext:value-type="float">
            <text:p>343.825701586558</text:p>
          </table:table-cell>
          <table:table-cell table:formula="of:=[.B907]*[.$K$2]" office:value-type="float" office:value="105.704116534633" calcext:value-type="float">
            <text:p>105.704116534633</text:p>
          </table:table-cell>
          <table:table-cell table:formula="of:=[.C907]*[.$K$3]" office:value-type="float" office:value="-86.4687635689474" calcext:value-type="float">
            <text:p>-86.4687635689474</text:p>
          </table:table-cell>
          <table:table-cell table:formula="of:= [.G907]/[.F907]" office:value-type="float" office:value="-0.818026453497834" calcext:value-type="float">
            <text:p>-0.818026453497834</text:p>
          </table:table-cell>
          <table:table-cell table:number-columns-repeated="7"/>
        </table:table-row>
        <table:table-row table:style-name="ro1">
          <table:table-cell office:value-type="float" office:value="153.787942395756" calcext:value-type="float">
            <text:p>153.787942395756</text:p>
          </table:table-cell>
          <table:table-cell office:value-type="float" office:value="190.037759190801" calcext:value-type="float">
            <text:p>190.037759190801</text:p>
          </table:table-cell>
          <table:table-cell office:value-type="float" office:value="-140.809096000659" calcext:value-type="float">
            <text:p>-140.809096000659</text:p>
          </table:table-cell>
          <table:table-cell/>
          <table:table-cell table:formula="of:=[.A908]*[.$K$1]" office:value-type="float" office:value="153.787942395756" calcext:value-type="float">
            <text:p>153.787942395756</text:p>
          </table:table-cell>
          <table:table-cell table:formula="of:=[.B908]*[.$K$2]" office:value-type="float" office:value="190.037759190801" calcext:value-type="float">
            <text:p>190.037759190801</text:p>
          </table:table-cell>
          <table:table-cell table:formula="of:=[.C908]*[.$K$3]" office:value-type="float" office:value="-140.809096000659" calcext:value-type="float">
            <text:p>-140.809096000659</text:p>
          </table:table-cell>
          <table:table-cell table:formula="of:= [.G908]/[.F908]" office:value-type="float" office:value="-0.74095325371251" calcext:value-type="float">
            <text:p>-0.74095325371251</text:p>
          </table:table-cell>
          <table:table-cell table:number-columns-repeated="7"/>
        </table:table-row>
        <table:table-row table:style-name="ro1">
          <table:table-cell office:value-type="float" office:value="130.360393159787" calcext:value-type="float">
            <text:p>130.360393159787</text:p>
          </table:table-cell>
          <table:table-cell office:value-type="float" office:value="23.42754923597" calcext:value-type="float">
            <text:p>23.42754923597</text:p>
          </table:table-cell>
          <table:table-cell office:value-type="float" office:value="-107.649126699931" calcext:value-type="float">
            <text:p>-107.649126699931</text:p>
          </table:table-cell>
          <table:table-cell/>
          <table:table-cell table:formula="of:=[.A909]*[.$K$1]" office:value-type="float" office:value="130.360393159787" calcext:value-type="float">
            <text:p>130.360393159787</text:p>
          </table:table-cell>
          <table:table-cell table:formula="of:=[.B909]*[.$K$2]" office:value-type="float" office:value="23.42754923597" calcext:value-type="float">
            <text:p>23.42754923597</text:p>
          </table:table-cell>
          <table:table-cell table:formula="of:=[.C909]*[.$K$3]" office:value-type="float" office:value="-107.649126699931" calcext:value-type="float">
            <text:p>-107.649126699931</text:p>
          </table:table-cell>
          <table:table-cell table:formula="of:= [.G909]/[.F909]" office:value-type="float" office:value="-4.59498027794773" calcext:value-type="float">
            <text:p>-4.59498027794773</text:p>
          </table:table-cell>
          <table:table-cell table:number-columns-repeated="7"/>
        </table:table-row>
        <table:table-row table:style-name="ro1">
          <table:table-cell office:value-type="float" office:value="267.63748292542" calcext:value-type="float">
            <text:p>267.63748292542</text:p>
          </table:table-cell>
          <table:table-cell office:value-type="float" office:value="-137.277089765634" calcext:value-type="float">
            <text:p>-137.277089765634</text:p>
          </table:table-cell>
          <table:table-cell office:value-type="float" office:value="117.388540439865" calcext:value-type="float">
            <text:p>117.388540439865</text:p>
          </table:table-cell>
          <table:table-cell/>
          <table:table-cell table:formula="of:=[.A910]*[.$K$1]" office:value-type="float" office:value="267.63748292542" calcext:value-type="float">
            <text:p>267.63748292542</text:p>
          </table:table-cell>
          <table:table-cell table:formula="of:=[.B910]*[.$K$2]" office:value-type="float" office:value="-137.277089765634" calcext:value-type="float">
            <text:p>-137.277089765634</text:p>
          </table:table-cell>
          <table:table-cell table:formula="of:=[.C910]*[.$K$3]" office:value-type="float" office:value="117.388540439865" calcext:value-type="float">
            <text:p>117.388540439865</text:p>
          </table:table-cell>
          <table:table-cell table:formula="of:= [.G910]/[.F910]" office:value-type="float" office:value="-0.855121132304574" calcext:value-type="float">
            <text:p>-0.855121132304574</text:p>
          </table:table-cell>
          <table:table-cell table:number-columns-repeated="7"/>
        </table:table-row>
        <table:table-row table:style-name="ro1">
          <table:table-cell office:value-type="float" office:value="588.567093711649" calcext:value-type="float">
            <text:p>588.567093711649</text:p>
          </table:table-cell>
          <table:table-cell office:value-type="float" office:value="-320.929610786229" calcext:value-type="float">
            <text:p>-320.929610786229</text:p>
          </table:table-cell>
          <table:table-cell office:value-type="float" office:value="18.3596427917938" calcext:value-type="float">
            <text:p>18.3596427917938</text:p>
          </table:table-cell>
          <table:table-cell/>
          <table:table-cell table:formula="of:=[.A911]*[.$K$1]" office:value-type="float" office:value="588.567093711649" calcext:value-type="float">
            <text:p>588.567093711649</text:p>
          </table:table-cell>
          <table:table-cell table:formula="of:=[.B911]*[.$K$2]" office:value-type="float" office:value="-320.929610786229" calcext:value-type="float">
            <text:p>-320.929610786229</text:p>
          </table:table-cell>
          <table:table-cell table:formula="of:=[.C911]*[.$K$3]" office:value-type="float" office:value="18.3596427917938" calcext:value-type="float">
            <text:p>18.3596427917938</text:p>
          </table:table-cell>
          <table:table-cell table:formula="of:= [.G911]/[.F911]" office:value-type="float" office:value="-0.0572076934465954" calcext:value-type="float">
            <text:p>-0.057207693446596</text:p>
          </table:table-cell>
          <table:table-cell table:number-columns-repeated="7"/>
        </table:table-row>
        <table:table-row table:style-name="ro1">
          <table:table-cell office:value-type="float" office:value="463.134081043396" calcext:value-type="float">
            <text:p>463.134081043396</text:p>
          </table:table-cell>
          <table:table-cell office:value-type="float" office:value="125.433012668253" calcext:value-type="float">
            <text:p>125.433012668253</text:p>
          </table:table-cell>
          <table:table-cell office:value-type="float" office:value="-108.788853636363" calcext:value-type="float">
            <text:p>-108.788853636363</text:p>
          </table:table-cell>
          <table:table-cell/>
          <table:table-cell table:formula="of:=[.A912]*[.$K$1]" office:value-type="float" office:value="463.134081043396" calcext:value-type="float">
            <text:p>463.134081043396</text:p>
          </table:table-cell>
          <table:table-cell table:formula="of:=[.B912]*[.$K$2]" office:value-type="float" office:value="125.433012668253" calcext:value-type="float">
            <text:p>125.433012668253</text:p>
          </table:table-cell>
          <table:table-cell table:formula="of:=[.C912]*[.$K$3]" office:value-type="float" office:value="-108.788853636363" calcext:value-type="float">
            <text:p>-108.788853636363</text:p>
          </table:table-cell>
          <table:table-cell table:formula="of:= [.G912]/[.F912]" office:value-type="float" office:value="-0.867306391851475" calcext:value-type="float">
            <text:p>-0.867306391851475</text:p>
          </table:table-cell>
          <table:table-cell table:number-columns-repeated="7"/>
        </table:table-row>
        <table:table-row table:style-name="ro1">
          <table:table-cell office:value-type="float" office:value="85.2043947721795" calcext:value-type="float">
            <text:p>85.2043947721795</text:p>
          </table:table-cell>
          <table:table-cell office:value-type="float" office:value="377.929686271217" calcext:value-type="float">
            <text:p>377.929686271217</text:p>
          </table:table-cell>
          <table:table-cell office:value-type="float" office:value="89.5604968927177" calcext:value-type="float">
            <text:p>89.5604968927177</text:p>
          </table:table-cell>
          <table:table-cell/>
          <table:table-cell table:formula="of:=[.A913]*[.$K$1]" office:value-type="float" office:value="85.2043947721795" calcext:value-type="float">
            <text:p>85.2043947721795</text:p>
          </table:table-cell>
          <table:table-cell table:formula="of:=[.B913]*[.$K$2]" office:value-type="float" office:value="377.929686271217" calcext:value-type="float">
            <text:p>377.929686271217</text:p>
          </table:table-cell>
          <table:table-cell table:formula="of:=[.C913]*[.$K$3]" office:value-type="float" office:value="89.5604968927177" calcext:value-type="float">
            <text:p>89.5604968927177</text:p>
          </table:table-cell>
          <table:table-cell table:formula="of:= [.G913]/[.F913]" office:value-type="float" office:value="0.236976612703681" calcext:value-type="float">
            <text:p>0.236976612703681</text:p>
          </table:table-cell>
          <table:table-cell table:number-columns-repeated="7"/>
        </table:table-row>
        <table:table-row table:style-name="ro1">
          <table:table-cell office:value-type="float" office:value="368.557154693715" calcext:value-type="float">
            <text:p>368.557154693715</text:p>
          </table:table-cell>
          <table:table-cell office:value-type="float" office:value="-283.352759921535" calcext:value-type="float">
            <text:p>-283.352759921535</text:p>
          </table:table-cell>
          <table:table-cell office:value-type="float" office:value="-143.699137566494" calcext:value-type="float">
            <text:p>-143.699137566494</text:p>
          </table:table-cell>
          <table:table-cell/>
          <table:table-cell table:formula="of:=[.A914]*[.$K$1]" office:value-type="float" office:value="368.557154693715" calcext:value-type="float">
            <text:p>368.557154693715</text:p>
          </table:table-cell>
          <table:table-cell table:formula="of:=[.B914]*[.$K$2]" office:value-type="float" office:value="-283.352759921535" calcext:value-type="float">
            <text:p>-283.352759921535</text:p>
          </table:table-cell>
          <table:table-cell table:formula="of:=[.C914]*[.$K$3]" office:value-type="float" office:value="-143.699137566494" calcext:value-type="float">
            <text:p>-143.699137566494</text:p>
          </table:table-cell>
          <table:table-cell table:formula="of:= [.G914]/[.F914]" office:value-type="float" office:value="0.507138655032992" calcext:value-type="float">
            <text:p>0.507138655032992</text:p>
          </table:table-cell>
          <table:table-cell table:number-columns-repeated="7"/>
        </table:table-row>
        <table:table-row table:style-name="ro1">
          <table:table-cell office:value-type="float" office:value="134.965113427197" calcext:value-type="float">
            <text:p>134.965113427197</text:p>
          </table:table-cell>
          <table:table-cell office:value-type="float" office:value="233.592041266518" calcext:value-type="float">
            <text:p>233.592041266518</text:p>
          </table:table-cell>
          <table:table-cell office:value-type="float" office:value="72.1604427207306" calcext:value-type="float">
            <text:p>72.1604427207306</text:p>
          </table:table-cell>
          <table:table-cell/>
          <table:table-cell table:formula="of:=[.A915]*[.$K$1]" office:value-type="float" office:value="134.965113427197" calcext:value-type="float">
            <text:p>134.965113427197</text:p>
          </table:table-cell>
          <table:table-cell table:formula="of:=[.B915]*[.$K$2]" office:value-type="float" office:value="233.592041266518" calcext:value-type="float">
            <text:p>233.592041266518</text:p>
          </table:table-cell>
          <table:table-cell table:formula="of:=[.C915]*[.$K$3]" office:value-type="float" office:value="72.1604427207306" calcext:value-type="float">
            <text:p>72.1604427207306</text:p>
          </table:table-cell>
          <table:table-cell table:formula="of:= [.G915]/[.F915]" office:value-type="float" office:value="0.308916529559322" calcext:value-type="float">
            <text:p>0.308916529559322</text:p>
          </table:table-cell>
          <table:table-cell table:number-columns-repeated="7"/>
        </table:table-row>
        <table:table-row table:style-name="ro1">
          <table:table-cell office:value-type="float" office:value="403.332302214168" calcext:value-type="float">
            <text:p>403.332302214168</text:p>
          </table:table-cell>
          <table:table-cell office:value-type="float" office:value="-268.367188786971" calcext:value-type="float">
            <text:p>-268.367188786971</text:p>
          </table:table-cell>
          <table:table-cell office:value-type="float" office:value="47.3463585942181" calcext:value-type="float">
            <text:p>47.3463585942181</text:p>
          </table:table-cell>
          <table:table-cell/>
          <table:table-cell table:formula="of:=[.A916]*[.$K$1]" office:value-type="float" office:value="403.332302214168" calcext:value-type="float">
            <text:p>403.332302214168</text:p>
          </table:table-cell>
          <table:table-cell table:formula="of:=[.B916]*[.$K$2]" office:value-type="float" office:value="-268.367188786971" calcext:value-type="float">
            <text:p>-268.367188786971</text:p>
          </table:table-cell>
          <table:table-cell table:formula="of:=[.C916]*[.$K$3]" office:value-type="float" office:value="47.3463585942181" calcext:value-type="float">
            <text:p>47.3463585942181</text:p>
          </table:table-cell>
          <table:table-cell table:formula="of:= [.G916]/[.F916]" office:value-type="float" office:value="-0.176423797589509" calcext:value-type="float">
            <text:p>-0.176423797589509</text:p>
          </table:table-cell>
          <table:table-cell table:number-columns-repeated="7"/>
        </table:table-row>
        <table:table-row table:style-name="ro1">
          <table:table-cell office:value-type="float" office:value="445.237507662123" calcext:value-type="float">
            <text:p>445.237507662123</text:p>
          </table:table-cell>
          <table:table-cell office:value-type="float" office:value="-41.9052054479555" calcext:value-type="float">
            <text:p>-41.9052054479555</text:p>
          </table:table-cell>
          <table:table-cell office:value-type="float" office:value="-0.7711078877349" calcext:value-type="float">
            <text:p>-0.7711078877349</text:p>
          </table:table-cell>
          <table:table-cell/>
          <table:table-cell table:formula="of:=[.A917]*[.$K$1]" office:value-type="float" office:value="445.237507662123" calcext:value-type="float">
            <text:p>445.237507662123</text:p>
          </table:table-cell>
          <table:table-cell table:formula="of:=[.B917]*[.$K$2]" office:value-type="float" office:value="-41.9052054479555" calcext:value-type="float">
            <text:p>-41.9052054479555</text:p>
          </table:table-cell>
          <table:table-cell table:formula="of:=[.C917]*[.$K$3]" office:value-type="float" office:value="-0.7711078877349" calcext:value-type="float">
            <text:p>-0.7711078877349</text:p>
          </table:table-cell>
          <table:table-cell table:formula="of:= [.G917]/[.F917]" office:value-type="float" office:value="0.0184012434610918" calcext:value-type="float">
            <text:p>0.018401243461092</text:p>
          </table:table-cell>
          <table:table-cell table:number-columns-repeated="7"/>
        </table:table-row>
        <table:table-row table:style-name="ro1">
          <table:table-cell office:value-type="float" office:value="177.970758101403" calcext:value-type="float">
            <text:p>177.970758101403</text:p>
          </table:table-cell>
          <table:table-cell office:value-type="float" office:value="267.26674956072" calcext:value-type="float">
            <text:p>267.26674956072</text:p>
          </table:table-cell>
          <table:table-cell office:value-type="float" office:value="-196.927433506221" calcext:value-type="float">
            <text:p>-196.927433506221</text:p>
          </table:table-cell>
          <table:table-cell/>
          <table:table-cell table:formula="of:=[.A918]*[.$K$1]" office:value-type="float" office:value="177.970758101403" calcext:value-type="float">
            <text:p>177.970758101403</text:p>
          </table:table-cell>
          <table:table-cell table:formula="of:=[.B918]*[.$K$2]" office:value-type="float" office:value="267.26674956072" calcext:value-type="float">
            <text:p>267.26674956072</text:p>
          </table:table-cell>
          <table:table-cell table:formula="of:=[.C918]*[.$K$3]" office:value-type="float" office:value="-196.927433506221" calcext:value-type="float">
            <text:p>-196.927433506221</text:p>
          </table:table-cell>
          <table:table-cell table:formula="of:= [.G918]/[.F918]" office:value-type="float" office:value="-0.736819802051286" calcext:value-type="float">
            <text:p>-0.736819802051286</text:p>
          </table:table-cell>
          <table:table-cell table:number-columns-repeated="7"/>
        </table:table-row>
        <table:table-row table:style-name="ro1">
          <table:table-cell office:value-type="float" office:value="484.034559264394" calcext:value-type="float">
            <text:p>484.034559264394</text:p>
          </table:table-cell>
          <table:table-cell office:value-type="float" office:value="-306.063801162991" calcext:value-type="float">
            <text:p>-306.063801162991</text:p>
          </table:table-cell>
          <table:table-cell office:value-type="float" office:value="516.554530738167" calcext:value-type="float">
            <text:p>516.554530738167</text:p>
          </table:table-cell>
          <table:table-cell/>
          <table:table-cell table:formula="of:=[.A919]*[.$K$1]" office:value-type="float" office:value="484.034559264394" calcext:value-type="float">
            <text:p>484.034559264394</text:p>
          </table:table-cell>
          <table:table-cell table:formula="of:=[.B919]*[.$K$2]" office:value-type="float" office:value="-306.063801162991" calcext:value-type="float">
            <text:p>-306.063801162991</text:p>
          </table:table-cell>
          <table:table-cell table:formula="of:=[.C919]*[.$K$3]" office:value-type="float" office:value="516.554530738167" calcext:value-type="float">
            <text:p>516.554530738167</text:p>
          </table:table-cell>
          <table:table-cell table:formula="of:= [.G919]/[.F919]" office:value-type="float" office:value="-1.68773480815224" calcext:value-type="float">
            <text:p>-1.68773480815224</text:p>
          </table:table-cell>
          <table:table-cell table:number-columns-repeated="7"/>
        </table:table-row>
        <table:table-row table:style-name="ro1">
          <table:table-cell office:value-type="float" office:value="479.939519779946" calcext:value-type="float">
            <text:p>479.939519779946</text:p>
          </table:table-cell>
          <table:table-cell office:value-type="float" office:value="4.09503948444774" calcext:value-type="float">
            <text:p>4.09503948444774</text:p>
          </table:table-cell>
          <table:table-cell office:value-type="float" office:value="-318.832133817638" calcext:value-type="float">
            <text:p>-318.832133817638</text:p>
          </table:table-cell>
          <table:table-cell/>
          <table:table-cell table:formula="of:=[.A920]*[.$K$1]" office:value-type="float" office:value="479.939519779946" calcext:value-type="float">
            <text:p>479.939519779946</text:p>
          </table:table-cell>
          <table:table-cell table:formula="of:=[.B920]*[.$K$2]" office:value-type="float" office:value="4.09503948444774" calcext:value-type="float">
            <text:p>4.09503948444774</text:p>
          </table:table-cell>
          <table:table-cell table:formula="of:=[.C920]*[.$K$3]" office:value-type="float" office:value="-318.832133817638" calcext:value-type="float">
            <text:p>-318.832133817638</text:p>
          </table:table-cell>
          <table:table-cell table:formula="of:= [.G920]/[.F920]" office:value-type="float" office:value="-77.858134220319" calcext:value-type="float">
            <text:p>-77.858134220319</text:p>
          </table:table-cell>
          <table:table-cell table:number-columns-repeated="7"/>
        </table:table-row>
        <table:table-row table:style-name="ro1">
          <table:table-cell office:value-type="float" office:value="305.222064268587" calcext:value-type="float">
            <text:p>305.222064268587</text:p>
          </table:table-cell>
          <table:table-cell office:value-type="float" office:value="174.717455511359" calcext:value-type="float">
            <text:p>174.717455511359</text:p>
          </table:table-cell>
          <table:table-cell office:value-type="float" office:value="-195.293748350959" calcext:value-type="float">
            <text:p>-195.293748350959</text:p>
          </table:table-cell>
          <table:table-cell/>
          <table:table-cell table:formula="of:=[.A921]*[.$K$1]" office:value-type="float" office:value="305.222064268587" calcext:value-type="float">
            <text:p>305.222064268587</text:p>
          </table:table-cell>
          <table:table-cell table:formula="of:=[.B921]*[.$K$2]" office:value-type="float" office:value="174.717455511359" calcext:value-type="float">
            <text:p>174.717455511359</text:p>
          </table:table-cell>
          <table:table-cell table:formula="of:=[.C921]*[.$K$3]" office:value-type="float" office:value="-195.293748350959" calcext:value-type="float">
            <text:p>-195.293748350959</text:p>
          </table:table-cell>
          <table:table-cell table:formula="of:= [.G921]/[.F921]" office:value-type="float" office:value="-1.11776895891357" calcext:value-type="float">
            <text:p>-1.11776895891357</text:p>
          </table:table-cell>
          <table:table-cell table:number-columns-repeated="7"/>
        </table:table-row>
        <table:table-row table:style-name="ro1">
          <table:table-cell office:value-type="float" office:value="538.126826841902" calcext:value-type="float">
            <text:p>538.126826841902</text:p>
          </table:table-cell>
          <table:table-cell office:value-type="float" office:value="-232.904762573315" calcext:value-type="float">
            <text:p>-232.904762573315</text:p>
          </table:table-cell>
          <table:table-cell office:value-type="float" office:value="137.201160244618" calcext:value-type="float">
            <text:p>137.201160244618</text:p>
          </table:table-cell>
          <table:table-cell/>
          <table:table-cell table:formula="of:=[.A922]*[.$K$1]" office:value-type="float" office:value="538.126826841902" calcext:value-type="float">
            <text:p>538.126826841902</text:p>
          </table:table-cell>
          <table:table-cell table:formula="of:=[.B922]*[.$K$2]" office:value-type="float" office:value="-232.904762573315" calcext:value-type="float">
            <text:p>-232.904762573315</text:p>
          </table:table-cell>
          <table:table-cell table:formula="of:=[.C922]*[.$K$3]" office:value-type="float" office:value="137.201160244618" calcext:value-type="float">
            <text:p>137.201160244618</text:p>
          </table:table-cell>
          <table:table-cell table:formula="of:= [.G922]/[.F922]" office:value-type="float" office:value="-0.589086967259541" calcext:value-type="float">
            <text:p>-0.589086967259541</text:p>
          </table:table-cell>
          <table:table-cell table:number-columns-repeated="7"/>
        </table:table-row>
        <table:table-row table:style-name="ro1">
          <table:table-cell office:value-type="float" office:value="530.100070820529" calcext:value-type="float">
            <text:p>530.100070820529</text:p>
          </table:table-cell>
          <table:table-cell office:value-type="float" office:value="8.02675602137344" calcext:value-type="float">
            <text:p>8.02675602137344</text:p>
          </table:table-cell>
          <table:table-cell office:value-type="float" office:value="109.760604316587" calcext:value-type="float">
            <text:p>109.760604316587</text:p>
          </table:table-cell>
          <table:table-cell/>
          <table:table-cell table:formula="of:=[.A923]*[.$K$1]" office:value-type="float" office:value="530.100070820529" calcext:value-type="float">
            <text:p>530.100070820529</text:p>
          </table:table-cell>
          <table:table-cell table:formula="of:=[.B923]*[.$K$2]" office:value-type="float" office:value="8.02675602137344" calcext:value-type="float">
            <text:p>8.02675602137344</text:p>
          </table:table-cell>
          <table:table-cell table:formula="of:=[.C923]*[.$K$3]" office:value-type="float" office:value="109.760604316587" calcext:value-type="float">
            <text:p>109.760604316587</text:p>
          </table:table-cell>
          <table:table-cell table:formula="of:= [.G923]/[.F923]" office:value-type="float" office:value="13.6743416673335" calcext:value-type="float">
            <text:p>13.6743416673335</text:p>
          </table:table-cell>
          <table:table-cell table:number-columns-repeated="7"/>
        </table:table-row>
        <table:table-row table:style-name="ro1">
          <table:table-cell office:value-type="float" office:value="351.482828670418" calcext:value-type="float">
            <text:p>351.482828670418</text:p>
          </table:table-cell>
          <table:table-cell office:value-type="float" office:value="178.617242150111" calcext:value-type="float">
            <text:p>178.617242150111</text:p>
          </table:table-cell>
          <table:table-cell office:value-type="float" office:value="87.9168416826585" calcext:value-type="float">
            <text:p>87.9168416826585</text:p>
          </table:table-cell>
          <table:table-cell/>
          <table:table-cell table:formula="of:=[.A924]*[.$K$1]" office:value-type="float" office:value="351.482828670418" calcext:value-type="float">
            <text:p>351.482828670418</text:p>
          </table:table-cell>
          <table:table-cell table:formula="of:=[.B924]*[.$K$2]" office:value-type="float" office:value="178.617242150111" calcext:value-type="float">
            <text:p>178.617242150111</text:p>
          </table:table-cell>
          <table:table-cell table:formula="of:=[.C924]*[.$K$3]" office:value-type="float" office:value="87.9168416826585" calcext:value-type="float">
            <text:p>87.9168416826585</text:p>
          </table:table-cell>
          <table:table-cell table:formula="of:= [.G924]/[.F924]" office:value-type="float" office:value="0.492208034478399" calcext:value-type="float">
            <text:p>0.492208034478399</text:p>
          </table:table-cell>
          <table:table-cell table:number-columns-repeated="7"/>
        </table:table-row>
        <table:table-row table:style-name="ro1">
          <table:table-cell office:value-type="float" office:value="494.512042537399" calcext:value-type="float">
            <text:p>494.512042537399</text:p>
          </table:table-cell>
          <table:table-cell office:value-type="float" office:value="-143.029213866982" calcext:value-type="float">
            <text:p>-143.029213866982</text:p>
          </table:table-cell>
          <table:table-cell office:value-type="float" office:value="-166.835653655479" calcext:value-type="float">
            <text:p>-166.835653655479</text:p>
          </table:table-cell>
          <table:table-cell/>
          <table:table-cell table:formula="of:=[.A925]*[.$K$1]" office:value-type="float" office:value="494.512042537399" calcext:value-type="float">
            <text:p>494.512042537399</text:p>
          </table:table-cell>
          <table:table-cell table:formula="of:=[.B925]*[.$K$2]" office:value-type="float" office:value="-143.029213866982" calcext:value-type="float">
            <text:p>-143.029213866982</text:p>
          </table:table-cell>
          <table:table-cell table:formula="of:=[.C925]*[.$K$3]" office:value-type="float" office:value="-166.835653655479" calcext:value-type="float">
            <text:p>-166.835653655479</text:p>
          </table:table-cell>
          <table:table-cell table:formula="of:= [.G925]/[.F925]" office:value-type="float" office:value="1.16644459649088" calcext:value-type="float">
            <text:p>1.16644459649088</text:p>
          </table:table-cell>
          <table:table-cell table:number-columns-repeated="7"/>
        </table:table-row>
        <table:table-row table:style-name="ro1">
          <table:table-cell office:value-type="float" office:value="183.67040598781" calcext:value-type="float">
            <text:p>183.67040598781</text:p>
          </table:table-cell>
          <table:table-cell office:value-type="float" office:value="310.841636549589" calcext:value-type="float">
            <text:p>310.841636549589</text:p>
          </table:table-cell>
          <table:table-cell office:value-type="float" office:value="-71.4521507047715" calcext:value-type="float">
            <text:p>-71.4521507047715</text:p>
          </table:table-cell>
          <table:table-cell/>
          <table:table-cell table:formula="of:=[.A926]*[.$K$1]" office:value-type="float" office:value="183.67040598781" calcext:value-type="float">
            <text:p>183.67040598781</text:p>
          </table:table-cell>
          <table:table-cell table:formula="of:=[.B926]*[.$K$2]" office:value-type="float" office:value="310.841636549589" calcext:value-type="float">
            <text:p>310.841636549589</text:p>
          </table:table-cell>
          <table:table-cell table:formula="of:=[.C926]*[.$K$3]" office:value-type="float" office:value="-71.4521507047715" calcext:value-type="float">
            <text:p>-71.4521507047715</text:p>
          </table:table-cell>
          <table:table-cell table:formula="of:= [.G926]/[.F926]" office:value-type="float" office:value="-0.229866730525248" calcext:value-type="float">
            <text:p>-0.229866730525248</text:p>
          </table:table-cell>
          <table:table-cell table:number-columns-repeated="7"/>
        </table:table-row>
        <table:table-row table:style-name="ro1">
          <table:table-cell office:value-type="float" office:value="231.924328949582" calcext:value-type="float">
            <text:p>231.924328949582</text:p>
          </table:table-cell>
          <table:table-cell office:value-type="float" office:value="-48.2539229617723" calcext:value-type="float">
            <text:p>-48.2539229617723</text:p>
          </table:table-cell>
          <table:table-cell office:value-type="float" office:value="-11.9434181984309" calcext:value-type="float">
            <text:p>-11.9434181984309</text:p>
          </table:table-cell>
          <table:table-cell/>
          <table:table-cell table:formula="of:=[.A927]*[.$K$1]" office:value-type="float" office:value="231.924328949582" calcext:value-type="float">
            <text:p>231.924328949582</text:p>
          </table:table-cell>
          <table:table-cell table:formula="of:=[.B927]*[.$K$2]" office:value-type="float" office:value="-48.2539229617723" calcext:value-type="float">
            <text:p>-48.2539229617723</text:p>
          </table:table-cell>
          <table:table-cell table:formula="of:=[.C927]*[.$K$3]" office:value-type="float" office:value="-11.9434181984309" calcext:value-type="float">
            <text:p>-11.9434181984309</text:p>
          </table:table-cell>
          <table:table-cell table:formula="of:= [.G927]/[.F927]" office:value-type="float" office:value="0.247511859458405" calcext:value-type="float">
            <text:p>0.247511859458405</text:p>
          </table:table-cell>
          <table:table-cell table:number-columns-repeated="7"/>
        </table:table-row>
        <table:table-row table:style-name="ro1">
          <table:table-cell office:value-type="float" office:value="124.172717275247" calcext:value-type="float">
            <text:p>124.172717275247</text:p>
          </table:table-cell>
          <table:table-cell office:value-type="float" office:value="107.751611674335" calcext:value-type="float">
            <text:p>107.751611674335</text:p>
          </table:table-cell>
          <table:table-cell office:value-type="float" office:value="-62.8680201336216" calcext:value-type="float">
            <text:p>-62.8680201336216</text:p>
          </table:table-cell>
          <table:table-cell/>
          <table:table-cell table:formula="of:=[.A928]*[.$K$1]" office:value-type="float" office:value="124.172717275247" calcext:value-type="float">
            <text:p>124.172717275247</text:p>
          </table:table-cell>
          <table:table-cell table:formula="of:=[.B928]*[.$K$2]" office:value-type="float" office:value="107.751611674335" calcext:value-type="float">
            <text:p>107.751611674335</text:p>
          </table:table-cell>
          <table:table-cell table:formula="of:=[.C928]*[.$K$3]" office:value-type="float" office:value="-62.8680201336216" calcext:value-type="float">
            <text:p>-62.8680201336216</text:p>
          </table:table-cell>
          <table:table-cell table:formula="of:= [.G928]/[.F928]" office:value-type="float" office:value="-0.58345317677133" calcext:value-type="float">
            <text:p>-0.58345317677133</text:p>
          </table:table-cell>
          <table:table-cell table:number-columns-repeated="7"/>
        </table:table-row>
        <table:table-row table:style-name="ro1">
          <table:table-cell office:value-type="float" office:value="502.30577971696" calcext:value-type="float">
            <text:p>502.30577971696</text:p>
          </table:table-cell>
          <table:table-cell office:value-type="float" office:value="-378.133062441712" calcext:value-type="float">
            <text:p>-378.133062441712</text:p>
          </table:table-cell>
          <table:table-cell office:value-type="float" office:value="93.9983780056795" calcext:value-type="float">
            <text:p>93.9983780056795</text:p>
          </table:table-cell>
          <table:table-cell/>
          <table:table-cell table:formula="of:=[.A929]*[.$K$1]" office:value-type="float" office:value="502.30577971696" calcext:value-type="float">
            <text:p>502.30577971696</text:p>
          </table:table-cell>
          <table:table-cell table:formula="of:=[.B929]*[.$K$2]" office:value-type="float" office:value="-378.133062441712" calcext:value-type="float">
            <text:p>-378.133062441712</text:p>
          </table:table-cell>
          <table:table-cell table:formula="of:=[.C929]*[.$K$3]" office:value-type="float" office:value="93.9983780056795" calcext:value-type="float">
            <text:p>93.9983780056795</text:p>
          </table:table-cell>
          <table:table-cell table:formula="of:= [.G929]/[.F929]" office:value-type="float" office:value="-0.248585451371814" calcext:value-type="float">
            <text:p>-0.248585451371814</text:p>
          </table:table-cell>
          <table:table-cell table:number-columns-repeated="7"/>
        </table:table-row>
        <table:table-row table:style-name="ro1">
          <table:table-cell office:value-type="float" office:value="328.571438120819" calcext:value-type="float">
            <text:p>328.571438120819</text:p>
          </table:table-cell>
          <table:table-cell office:value-type="float" office:value="173.73434159614" calcext:value-type="float">
            <text:p>173.73434159614</text:p>
          </table:table-cell>
          <table:table-cell office:value-type="float" office:value="95.5759168085338" calcext:value-type="float">
            <text:p>95.5759168085338</text:p>
          </table:table-cell>
          <table:table-cell/>
          <table:table-cell table:formula="of:=[.A930]*[.$K$1]" office:value-type="float" office:value="328.571438120819" calcext:value-type="float">
            <text:p>328.571438120819</text:p>
          </table:table-cell>
          <table:table-cell table:formula="of:=[.B930]*[.$K$2]" office:value-type="float" office:value="173.73434159614" calcext:value-type="float">
            <text:p>173.73434159614</text:p>
          </table:table-cell>
          <table:table-cell table:formula="of:=[.C930]*[.$K$3]" office:value-type="float" office:value="95.5759168085338" calcext:value-type="float">
            <text:p>95.5759168085338</text:p>
          </table:table-cell>
          <table:table-cell table:formula="of:= [.G930]/[.F930]" office:value-type="float" office:value="0.550126796639365" calcext:value-type="float">
            <text:p>0.550126796639365</text:p>
          </table:table-cell>
          <table:table-cell table:number-columns-repeated="7"/>
        </table:table-row>
        <table:table-row table:style-name="ro1">
          <table:table-cell office:value-type="float" office:value="427.741933103569" calcext:value-type="float">
            <text:p>427.741933103569</text:p>
          </table:table-cell>
          <table:table-cell office:value-type="float" office:value="-99.17049498275" calcext:value-type="float">
            <text:p>-99.17049498275</text:p>
          </table:table-cell>
          <table:table-cell office:value-type="float" office:value="214.006979365174" calcext:value-type="float">
            <text:p>214.006979365174</text:p>
          </table:table-cell>
          <table:table-cell/>
          <table:table-cell table:formula="of:=[.A931]*[.$K$1]" office:value-type="float" office:value="427.741933103569" calcext:value-type="float">
            <text:p>427.741933103569</text:p>
          </table:table-cell>
          <table:table-cell table:formula="of:=[.B931]*[.$K$2]" office:value-type="float" office:value="-99.17049498275" calcext:value-type="float">
            <text:p>-99.17049498275</text:p>
          </table:table-cell>
          <table:table-cell table:formula="of:=[.C931]*[.$K$3]" office:value-type="float" office:value="214.006979365174" calcext:value-type="float">
            <text:p>214.006979365174</text:p>
          </table:table-cell>
          <table:table-cell table:formula="of:= [.G931]/[.F931]" office:value-type="float" office:value="-2.15797026527294" calcext:value-type="float">
            <text:p>-2.15797026527294</text:p>
          </table:table-cell>
          <table:table-cell table:number-columns-repeated="7"/>
        </table:table-row>
        <table:table-row table:style-name="ro1">
          <table:table-cell office:value-type="float" office:value="243.536850357604" calcext:value-type="float">
            <text:p>243.536850357604</text:p>
          </table:table-cell>
          <table:table-cell office:value-type="float" office:value="184.205082745965" calcext:value-type="float">
            <text:p>184.205082745965</text:p>
          </table:table-cell>
          <table:table-cell office:value-type="float" office:value="-326.631316470839" calcext:value-type="float">
            <text:p>-326.631316470839</text:p>
          </table:table-cell>
          <table:table-cell/>
          <table:table-cell table:formula="of:=[.A932]*[.$K$1]" office:value-type="float" office:value="243.536850357604" calcext:value-type="float">
            <text:p>243.536850357604</text:p>
          </table:table-cell>
          <table:table-cell table:formula="of:=[.B932]*[.$K$2]" office:value-type="float" office:value="184.205082745965" calcext:value-type="float">
            <text:p>184.205082745965</text:p>
          </table:table-cell>
          <table:table-cell table:formula="of:=[.C932]*[.$K$3]" office:value-type="float" office:value="-326.631316470839" calcext:value-type="float">
            <text:p>-326.631316470839</text:p>
          </table:table-cell>
          <table:table-cell table:formula="of:= [.G932]/[.F932]" office:value-type="float" office:value="-1.77319383158005" calcext:value-type="float">
            <text:p>-1.77319383158005</text:p>
          </table:table-cell>
          <table:table-cell table:number-columns-repeated="7"/>
        </table:table-row>
        <table:table-row table:style-name="ro1">
          <table:table-cell office:value-type="float" office:value="467.289857226511" calcext:value-type="float">
            <text:p>467.289857226511</text:p>
          </table:table-cell>
          <table:table-cell office:value-type="float" office:value="-223.753006868907" calcext:value-type="float">
            <text:p>-223.753006868907</text:p>
          </table:table-cell>
          <table:table-cell office:value-type="float" office:value="90.6041656378162" calcext:value-type="float">
            <text:p>90.6041656378162</text:p>
          </table:table-cell>
          <table:table-cell/>
          <table:table-cell table:formula="of:=[.A933]*[.$K$1]" office:value-type="float" office:value="467.289857226511" calcext:value-type="float">
            <text:p>467.289857226511</text:p>
          </table:table-cell>
          <table:table-cell table:formula="of:=[.B933]*[.$K$2]" office:value-type="float" office:value="-223.753006868907" calcext:value-type="float">
            <text:p>-223.753006868907</text:p>
          </table:table-cell>
          <table:table-cell table:formula="of:=[.C933]*[.$K$3]" office:value-type="float" office:value="90.6041656378162" calcext:value-type="float">
            <text:p>90.6041656378162</text:p>
          </table:table-cell>
          <table:table-cell table:formula="of:= [.G933]/[.F933]" office:value-type="float" office:value="-0.404929376841401" calcext:value-type="float">
            <text:p>-0.404929376841401</text:p>
          </table:table-cell>
          <table:table-cell table:number-columns-repeated="7"/>
        </table:table-row>
        <table:table-row table:style-name="ro1">
          <table:table-cell office:value-type="float" office:value="177.473233248452" calcext:value-type="float">
            <text:p>177.473233248452</text:p>
          </table:table-cell>
          <table:table-cell office:value-type="float" office:value="289.81662397806" calcext:value-type="float">
            <text:p>289.81662397806</text:p>
          </table:table-cell>
          <table:table-cell office:value-type="float" office:value="109.596054359076" calcext:value-type="float">
            <text:p>109.596054359076</text:p>
          </table:table-cell>
          <table:table-cell/>
          <table:table-cell table:formula="of:=[.A934]*[.$K$1]" office:value-type="float" office:value="177.473233248452" calcext:value-type="float">
            <text:p>177.473233248452</text:p>
          </table:table-cell>
          <table:table-cell table:formula="of:=[.B934]*[.$K$2]" office:value-type="float" office:value="289.81662397806" calcext:value-type="float">
            <text:p>289.81662397806</text:p>
          </table:table-cell>
          <table:table-cell table:formula="of:=[.C934]*[.$K$3]" office:value-type="float" office:value="109.596054359076" calcext:value-type="float">
            <text:p>109.596054359076</text:p>
          </table:table-cell>
          <table:table-cell table:formula="of:= [.G934]/[.F934]" office:value-type="float" office:value="0.378156548974819" calcext:value-type="float">
            <text:p>0.378156548974819</text:p>
          </table:table-cell>
          <table:table-cell table:number-columns-repeated="7"/>
        </table:table-row>
        <table:table-row table:style-name="ro1">
          <table:table-cell office:value-type="float" office:value="436.973856546202" calcext:value-type="float">
            <text:p>436.973856546202</text:p>
          </table:table-cell>
          <table:table-cell office:value-type="float" office:value="-259.50062329775" calcext:value-type="float">
            <text:p>-259.50062329775</text:p>
          </table:table-cell>
          <table:table-cell office:value-type="float" office:value="-100.606356090963" calcext:value-type="float">
            <text:p>-100.606356090963</text:p>
          </table:table-cell>
          <table:table-cell/>
          <table:table-cell table:formula="of:=[.A935]*[.$K$1]" office:value-type="float" office:value="436.973856546202" calcext:value-type="float">
            <text:p>436.973856546202</text:p>
          </table:table-cell>
          <table:table-cell table:formula="of:=[.B935]*[.$K$2]" office:value-type="float" office:value="-259.50062329775" calcext:value-type="float">
            <text:p>-259.50062329775</text:p>
          </table:table-cell>
          <table:table-cell table:formula="of:=[.C935]*[.$K$3]" office:value-type="float" office:value="-100.606356090963" calcext:value-type="float">
            <text:p>-100.606356090963</text:p>
          </table:table-cell>
          <table:table-cell table:formula="of:= [.G935]/[.F935]" office:value-type="float" office:value="0.387692155850924" calcext:value-type="float">
            <text:p>0.387692155850924</text:p>
          </table:table-cell>
          <table:table-cell table:number-columns-repeated="7"/>
        </table:table-row>
        <table:table-row table:style-name="ro1">
          <table:table-cell office:value-type="float" office:value="291.299622736722" calcext:value-type="float">
            <text:p>291.299622736722</text:p>
          </table:table-cell>
          <table:table-cell office:value-type="float" office:value="145.67423380948" calcext:value-type="float">
            <text:p>145.67423380948</text:p>
          </table:table-cell>
          <table:table-cell office:value-type="float" office:value="25.0211139580152" calcext:value-type="float">
            <text:p>25.0211139580152</text:p>
          </table:table-cell>
          <table:table-cell/>
          <table:table-cell table:formula="of:=[.A936]*[.$K$1]" office:value-type="float" office:value="291.299622736722" calcext:value-type="float">
            <text:p>291.299622736722</text:p>
          </table:table-cell>
          <table:table-cell table:formula="of:=[.B936]*[.$K$2]" office:value-type="float" office:value="145.67423380948" calcext:value-type="float">
            <text:p>145.67423380948</text:p>
          </table:table-cell>
          <table:table-cell table:formula="of:=[.C936]*[.$K$3]" office:value-type="float" office:value="25.0211139580152" calcext:value-type="float">
            <text:p>25.0211139580152</text:p>
          </table:table-cell>
          <table:table-cell table:formula="of:= [.G936]/[.F936]" office:value-type="float" office:value="0.171760738352255" calcext:value-type="float">
            <text:p>0.171760738352255</text:p>
          </table:table-cell>
          <table:table-cell table:number-columns-repeated="7"/>
        </table:table-row>
        <table:table-row table:style-name="ro1">
          <table:table-cell office:value-type="float" office:value="419.052669535407" calcext:value-type="float">
            <text:p>419.052669535407</text:p>
          </table:table-cell>
          <table:table-cell office:value-type="float" office:value="-127.753046798685" calcext:value-type="float">
            <text:p>-127.753046798685</text:p>
          </table:table-cell>
          <table:table-cell office:value-type="float" office:value="-70.1070582362735" calcext:value-type="float">
            <text:p>-70.1070582362735</text:p>
          </table:table-cell>
          <table:table-cell/>
          <table:table-cell table:formula="of:=[.A937]*[.$K$1]" office:value-type="float" office:value="419.052669535407" calcext:value-type="float">
            <text:p>419.052669535407</text:p>
          </table:table-cell>
          <table:table-cell table:formula="of:=[.B937]*[.$K$2]" office:value-type="float" office:value="-127.753046798685" calcext:value-type="float">
            <text:p>-127.753046798685</text:p>
          </table:table-cell>
          <table:table-cell table:formula="of:=[.C937]*[.$K$3]" office:value-type="float" office:value="-70.1070582362735" calcext:value-type="float">
            <text:p>-70.1070582362735</text:p>
          </table:table-cell>
          <table:table-cell table:formula="of:= [.G937]/[.F937]" office:value-type="float" office:value="0.54877014672495" calcext:value-type="float">
            <text:p>0.54877014672495</text:p>
          </table:table-cell>
          <table:table-cell table:number-columns-repeated="7"/>
        </table:table-row>
        <table:table-row table:style-name="ro1">
          <table:table-cell office:value-type="float" office:value="417.004301195104" calcext:value-type="float">
            <text:p>417.004301195104</text:p>
          </table:table-cell>
          <table:table-cell office:value-type="float" office:value="2.0483683403034" calcext:value-type="float">
            <text:p>2.0483683403034</text:p>
          </table:table-cell>
          <table:table-cell office:value-type="float" office:value="-29.9139865079505" calcext:value-type="float">
            <text:p>-29.9139865079505</text:p>
          </table:table-cell>
          <table:table-cell/>
          <table:table-cell table:formula="of:=[.A938]*[.$K$1]" office:value-type="float" office:value="417.004301195104" calcext:value-type="float">
            <text:p>417.004301195104</text:p>
          </table:table-cell>
          <table:table-cell table:formula="of:=[.B938]*[.$K$2]" office:value-type="float" office:value="2.0483683403034" calcext:value-type="float">
            <text:p>2.0483683403034</text:p>
          </table:table-cell>
          <table:table-cell table:formula="of:=[.C938]*[.$K$3]" office:value-type="float" office:value="-29.9139865079505" calcext:value-type="float">
            <text:p>-29.9139865079505</text:p>
          </table:table-cell>
          <table:table-cell table:formula="of:= [.G938]/[.F938]" office:value-type="float" office:value="-14.6038121754604" calcext:value-type="float">
            <text:p>-14.6038121754604</text:p>
          </table:table-cell>
          <table:table-cell table:number-columns-repeated="7"/>
        </table:table-row>
        <table:table-row table:style-name="ro1">
          <table:table-cell office:value-type="float" office:value="486.872537442151" calcext:value-type="float">
            <text:p>486.872537442151</text:p>
          </table:table-cell>
          <table:table-cell office:value-type="float" office:value="-69.8682362470478" calcext:value-type="float">
            <text:p>-69.8682362470478</text:p>
          </table:table-cell>
          <table:table-cell office:value-type="float" office:value="-199.325176302758" calcext:value-type="float">
            <text:p>-199.325176302758</text:p>
          </table:table-cell>
          <table:table-cell/>
          <table:table-cell table:formula="of:=[.A939]*[.$K$1]" office:value-type="float" office:value="486.872537442151" calcext:value-type="float">
            <text:p>486.872537442151</text:p>
          </table:table-cell>
          <table:table-cell table:formula="of:=[.B939]*[.$K$2]" office:value-type="float" office:value="-69.8682362470478" calcext:value-type="float">
            <text:p>-69.8682362470478</text:p>
          </table:table-cell>
          <table:table-cell table:formula="of:=[.C939]*[.$K$3]" office:value-type="float" office:value="-199.325176302758" calcext:value-type="float">
            <text:p>-199.325176302758</text:p>
          </table:table-cell>
          <table:table-cell table:formula="of:= [.G939]/[.F939]" office:value-type="float" office:value="2.85287259288988" calcext:value-type="float">
            <text:p>2.85287259288988</text:p>
          </table:table-cell>
          <table:table-cell table:number-columns-repeated="7"/>
        </table:table-row>
        <table:table-row table:style-name="ro1">
          <table:table-cell office:value-type="float" office:value="528.461357115375" calcext:value-type="float">
            <text:p>528.461357115375</text:p>
          </table:table-cell>
          <table:table-cell office:value-type="float" office:value="-41.5888196732233" calcext:value-type="float">
            <text:p>-41.5888196732233</text:p>
          </table:table-cell>
          <table:table-cell office:value-type="float" office:value="402.618607403379" calcext:value-type="float">
            <text:p>402.618607403379</text:p>
          </table:table-cell>
          <table:table-cell/>
          <table:table-cell table:formula="of:=[.A940]*[.$K$1]" office:value-type="float" office:value="528.461357115375" calcext:value-type="float">
            <text:p>528.461357115375</text:p>
          </table:table-cell>
          <table:table-cell table:formula="of:=[.B940]*[.$K$2]" office:value-type="float" office:value="-41.5888196732233" calcext:value-type="float">
            <text:p>-41.5888196732233</text:p>
          </table:table-cell>
          <table:table-cell table:formula="of:=[.C940]*[.$K$3]" office:value-type="float" office:value="402.618607403379" calcext:value-type="float">
            <text:p>402.618607403379</text:p>
          </table:table-cell>
          <table:table-cell table:formula="of:= [.G940]/[.F940]" office:value-type="float" office:value="-9.68093373572231" calcext:value-type="float">
            <text:p>-9.68093373572231</text:p>
          </table:table-cell>
          <table:table-cell table:number-columns-repeated="7"/>
        </table:table-row>
        <table:table-row table:style-name="ro1">
          <table:table-cell office:value-type="float" office:value="221.83790110384" calcext:value-type="float">
            <text:p>221.83790110384</text:p>
          </table:table-cell>
          <table:table-cell office:value-type="float" office:value="306.623456011535" calcext:value-type="float">
            <text:p>306.623456011535</text:p>
          </table:table-cell>
          <table:table-cell office:value-type="float" office:value="-14.3173235970081" calcext:value-type="float">
            <text:p>-14.3173235970081</text:p>
          </table:table-cell>
          <table:table-cell/>
          <table:table-cell table:formula="of:=[.A941]*[.$K$1]" office:value-type="float" office:value="221.83790110384" calcext:value-type="float">
            <text:p>221.83790110384</text:p>
          </table:table-cell>
          <table:table-cell table:formula="of:=[.B941]*[.$K$2]" office:value-type="float" office:value="306.623456011535" calcext:value-type="float">
            <text:p>306.623456011535</text:p>
          </table:table-cell>
          <table:table-cell table:formula="of:=[.C941]*[.$K$3]" office:value-type="float" office:value="-14.3173235970081" calcext:value-type="float">
            <text:p>-14.3173235970081</text:p>
          </table:table-cell>
          <table:table-cell table:formula="of:= [.G941]/[.F941]" office:value-type="float" office:value="-0.0466935040888376" calcext:value-type="float">
            <text:p>-0.046693504088838</text:p>
          </table:table-cell>
          <table:table-cell table:number-columns-repeated="7"/>
        </table:table-row>
        <table:table-row table:style-name="ro1">
          <table:table-cell office:value-type="float" office:value="215.647993350592" calcext:value-type="float">
            <text:p>215.647993350592</text:p>
          </table:table-cell>
          <table:table-cell office:value-type="float" office:value="6.18990775324787" calcext:value-type="float">
            <text:p>6.18990775324787</text:p>
          </table:table-cell>
          <table:table-cell office:value-type="float" office:value="-355.804555199538" calcext:value-type="float">
            <text:p>-355.804555199538</text:p>
          </table:table-cell>
          <table:table-cell/>
          <table:table-cell table:formula="of:=[.A942]*[.$K$1]" office:value-type="float" office:value="215.647993350592" calcext:value-type="float">
            <text:p>215.647993350592</text:p>
          </table:table-cell>
          <table:table-cell table:formula="of:=[.B942]*[.$K$2]" office:value-type="float" office:value="6.18990775324787" calcext:value-type="float">
            <text:p>6.18990775324787</text:p>
          </table:table-cell>
          <table:table-cell table:formula="of:=[.C942]*[.$K$3]" office:value-type="float" office:value="-355.804555199538" calcext:value-type="float">
            <text:p>-355.804555199538</text:p>
          </table:table-cell>
          <table:table-cell table:formula="of:= [.G942]/[.F942]" office:value-type="float" office:value="-57.4813986545835" calcext:value-type="float">
            <text:p>-57.4813986545835</text:p>
          </table:table-cell>
          <table:table-cell table:number-columns-repeated="7"/>
        </table:table-row>
        <table:table-row table:style-name="ro1">
          <table:table-cell office:value-type="float" office:value="265.490086963274" calcext:value-type="float">
            <text:p>265.490086963274</text:p>
          </table:table-cell>
          <table:table-cell office:value-type="float" office:value="-49.8420936126823" calcext:value-type="float">
            <text:p>-49.8420936126823</text:p>
          </table:table-cell>
          <table:table-cell office:value-type="float" office:value="368.252093812182" calcext:value-type="float">
            <text:p>368.252093812182</text:p>
          </table:table-cell>
          <table:table-cell/>
          <table:table-cell table:formula="of:=[.A943]*[.$K$1]" office:value-type="float" office:value="265.490086963274" calcext:value-type="float">
            <text:p>265.490086963274</text:p>
          </table:table-cell>
          <table:table-cell table:formula="of:=[.B943]*[.$K$2]" office:value-type="float" office:value="-49.8420936126823" calcext:value-type="float">
            <text:p>-49.8420936126823</text:p>
          </table:table-cell>
          <table:table-cell table:formula="of:=[.C943]*[.$K$3]" office:value-type="float" office:value="368.252093812182" calcext:value-type="float">
            <text:p>368.252093812182</text:p>
          </table:table-cell>
          <table:table-cell table:formula="of:= [.G943]/[.F943]" office:value-type="float" office:value="-7.38837530930845" calcext:value-type="float">
            <text:p>-7.38837530930845</text:p>
          </table:table-cell>
          <table:table-cell table:number-columns-repeated="7"/>
        </table:table-row>
        <table:table-row table:style-name="ro1">
          <table:table-cell office:value-type="float" office:value="312.667039098899" calcext:value-type="float">
            <text:p>312.667039098899</text:p>
          </table:table-cell>
          <table:table-cell office:value-type="float" office:value="-47.1769521356248" calcext:value-type="float">
            <text:p>-47.1769521356248</text:p>
          </table:table-cell>
          <table:table-cell office:value-type="float" office:value="-291.337951894836" calcext:value-type="float">
            <text:p>-291.337951894836</text:p>
          </table:table-cell>
          <table:table-cell/>
          <table:table-cell table:formula="of:=[.A944]*[.$K$1]" office:value-type="float" office:value="312.667039098899" calcext:value-type="float">
            <text:p>312.667039098899</text:p>
          </table:table-cell>
          <table:table-cell table:formula="of:=[.B944]*[.$K$2]" office:value-type="float" office:value="-47.1769521356248" calcext:value-type="float">
            <text:p>-47.1769521356248</text:p>
          </table:table-cell>
          <table:table-cell table:formula="of:=[.C944]*[.$K$3]" office:value-type="float" office:value="-291.337951894836" calcext:value-type="float">
            <text:p>-291.337951894836</text:p>
          </table:table-cell>
          <table:table-cell table:formula="of:= [.G944]/[.F944]" office:value-type="float" office:value="6.17542971104395" calcext:value-type="float">
            <text:p>6.17542971104395</text:p>
          </table:table-cell>
          <table:table-cell table:number-columns-repeated="7"/>
        </table:table-row>
        <table:table-row table:style-name="ro1">
          <table:table-cell office:value-type="float" office:value="371.067914976793" calcext:value-type="float">
            <text:p>371.067914976793</text:p>
          </table:table-cell>
          <table:table-cell office:value-type="float" office:value="-58.4008758778936" calcext:value-type="float">
            <text:p>-58.4008758778936</text:p>
          </table:table-cell>
          <table:table-cell office:value-type="float" office:value="215.524691277473" calcext:value-type="float">
            <text:p>215.524691277473</text:p>
          </table:table-cell>
          <table:table-cell/>
          <table:table-cell table:formula="of:=[.A945]*[.$K$1]" office:value-type="float" office:value="371.067914976793" calcext:value-type="float">
            <text:p>371.067914976793</text:p>
          </table:table-cell>
          <table:table-cell table:formula="of:=[.B945]*[.$K$2]" office:value-type="float" office:value="-58.4008758778936" calcext:value-type="float">
            <text:p>-58.4008758778936</text:p>
          </table:table-cell>
          <table:table-cell table:formula="of:=[.C945]*[.$K$3]" office:value-type="float" office:value="215.524691277473" calcext:value-type="float">
            <text:p>215.524691277473</text:p>
          </table:table-cell>
          <table:table-cell table:formula="of:= [.G945]/[.F945]" office:value-type="float" office:value="-3.69043594017493" calcext:value-type="float">
            <text:p>-3.69043594017493</text:p>
          </table:table-cell>
          <table:table-cell table:number-columns-repeated="7"/>
        </table:table-row>
        <table:table-row table:style-name="ro1">
          <table:table-cell office:value-type="float" office:value="413.371874776419" calcext:value-type="float">
            <text:p>413.371874776419</text:p>
          </table:table-cell>
          <table:table-cell office:value-type="float" office:value="-42.3039597996267" calcext:value-type="float">
            <text:p>-42.3039597996267</text:p>
          </table:table-cell>
          <table:table-cell office:value-type="float" office:value="-11.2710303498333" calcext:value-type="float">
            <text:p>-11.2710303498333</text:p>
          </table:table-cell>
          <table:table-cell/>
          <table:table-cell table:formula="of:=[.A946]*[.$K$1]" office:value-type="float" office:value="413.371874776419" calcext:value-type="float">
            <text:p>413.371874776419</text:p>
          </table:table-cell>
          <table:table-cell table:formula="of:=[.B946]*[.$K$2]" office:value-type="float" office:value="-42.3039597996267" calcext:value-type="float">
            <text:p>-42.3039597996267</text:p>
          </table:table-cell>
          <table:table-cell table:formula="of:=[.C946]*[.$K$3]" office:value-type="float" office:value="-11.2710303498333" calcext:value-type="float">
            <text:p>-11.2710303498333</text:p>
          </table:table-cell>
          <table:table-cell table:formula="of:= [.G946]/[.F946]" office:value-type="float" office:value="0.266429677108683" calcext:value-type="float">
            <text:p>0.266429677108683</text:p>
          </table:table-cell>
          <table:table-cell table:number-columns-repeated="7"/>
        </table:table-row>
        <table:table-row table:style-name="ro1">
          <table:table-cell office:value-type="float" office:value="324.63758613308" calcext:value-type="float">
            <text:p>324.63758613308</text:p>
          </table:table-cell>
          <table:table-cell office:value-type="float" office:value="88.7342886433393" calcext:value-type="float">
            <text:p>88.7342886433393</text:p>
          </table:table-cell>
          <table:table-cell office:value-type="float" office:value="108.572235737525" calcext:value-type="float">
            <text:p>108.572235737525</text:p>
          </table:table-cell>
          <table:table-cell/>
          <table:table-cell table:formula="of:=[.A947]*[.$K$1]" office:value-type="float" office:value="324.63758613308" calcext:value-type="float">
            <text:p>324.63758613308</text:p>
          </table:table-cell>
          <table:table-cell table:formula="of:=[.B947]*[.$K$2]" office:value-type="float" office:value="88.7342886433393" calcext:value-type="float">
            <text:p>88.7342886433393</text:p>
          </table:table-cell>
          <table:table-cell table:formula="of:=[.C947]*[.$K$3]" office:value-type="float" office:value="108.572235737525" calcext:value-type="float">
            <text:p>108.572235737525</text:p>
          </table:table-cell>
          <table:table-cell table:formula="of:= [.G947]/[.F947]" office:value-type="float" office:value="1.2235657421442" calcext:value-type="float">
            <text:p>1.2235657421442</text:p>
          </table:table-cell>
          <table:table-cell table:number-columns-repeated="7"/>
        </table:table-row>
        <table:table-row table:style-name="ro1">
          <table:table-cell office:value-type="float" office:value="319.153546957579" calcext:value-type="float">
            <text:p>319.153546957579</text:p>
          </table:table-cell>
          <table:table-cell office:value-type="float" office:value="5.48403917550132" calcext:value-type="float">
            <text:p>5.48403917550132</text:p>
          </table:table-cell>
          <table:table-cell office:value-type="float" office:value="-147.850600958182" calcext:value-type="float">
            <text:p>-147.850600958182</text:p>
          </table:table-cell>
          <table:table-cell/>
          <table:table-cell table:formula="of:=[.A948]*[.$K$1]" office:value-type="float" office:value="319.153546957579" calcext:value-type="float">
            <text:p>319.153546957579</text:p>
          </table:table-cell>
          <table:table-cell table:formula="of:=[.B948]*[.$K$2]" office:value-type="float" office:value="5.48403917550132" calcext:value-type="float">
            <text:p>5.48403917550132</text:p>
          </table:table-cell>
          <table:table-cell table:formula="of:=[.C948]*[.$K$3]" office:value-type="float" office:value="-147.850600958182" calcext:value-type="float">
            <text:p>-147.850600958182</text:p>
          </table:table-cell>
          <table:table-cell table:formula="of:= [.G948]/[.F948]" office:value-type="float" office:value="-26.9601649854491" calcext:value-type="float">
            <text:p>-26.9601649854491</text:p>
          </table:table-cell>
          <table:table-cell table:number-columns-repeated="7"/>
        </table:table-row>
        <table:table-row table:style-name="ro1">
          <table:table-cell office:value-type="float" office:value="344.963299185175" calcext:value-type="float">
            <text:p>344.963299185175</text:p>
          </table:table-cell>
          <table:table-cell office:value-type="float" office:value="-25.8097522275962" calcext:value-type="float">
            <text:p>-25.8097522275962</text:p>
          </table:table-cell>
          <table:table-cell office:value-type="float" office:value="47.0155394849578" calcext:value-type="float">
            <text:p>47.0155394849578</text:p>
          </table:table-cell>
          <table:table-cell/>
          <table:table-cell table:formula="of:=[.A949]*[.$K$1]" office:value-type="float" office:value="344.963299185175" calcext:value-type="float">
            <text:p>344.963299185175</text:p>
          </table:table-cell>
          <table:table-cell table:formula="of:=[.B949]*[.$K$2]" office:value-type="float" office:value="-25.8097522275962" calcext:value-type="float">
            <text:p>-25.8097522275962</text:p>
          </table:table-cell>
          <table:table-cell table:formula="of:=[.C949]*[.$K$3]" office:value-type="float" office:value="47.0155394849578" calcext:value-type="float">
            <text:p>47.0155394849578</text:p>
          </table:table-cell>
          <table:table-cell table:formula="of:= [.G949]/[.F949]" office:value-type="float" office:value="-1.82161917210069" calcext:value-type="float">
            <text:p>-1.82161917210069</text:p>
          </table:table-cell>
          <table:table-cell table:number-columns-repeated="7"/>
        </table:table-row>
        <table:table-row table:style-name="ro1">
          <table:table-cell office:value-type="float" office:value="478.825547208283" calcext:value-type="float">
            <text:p>478.825547208283</text:p>
          </table:table-cell>
          <table:table-cell office:value-type="float" office:value="-133.862248023108" calcext:value-type="float">
            <text:p>-133.862248023108</text:p>
          </table:table-cell>
          <table:table-cell office:value-type="float" office:value="6.23093703973238" calcext:value-type="float">
            <text:p>6.23093703973238</text:p>
          </table:table-cell>
          <table:table-cell/>
          <table:table-cell table:formula="of:=[.A950]*[.$K$1]" office:value-type="float" office:value="478.825547208283" calcext:value-type="float">
            <text:p>478.825547208283</text:p>
          </table:table-cell>
          <table:table-cell table:formula="of:=[.B950]*[.$K$2]" office:value-type="float" office:value="-133.862248023108" calcext:value-type="float">
            <text:p>-133.862248023108</text:p>
          </table:table-cell>
          <table:table-cell table:formula="of:=[.C950]*[.$K$3]" office:value-type="float" office:value="6.23093703973238" calcext:value-type="float">
            <text:p>6.23093703973238</text:p>
          </table:table-cell>
          <table:table-cell table:formula="of:= [.G950]/[.F950]" office:value-type="float" office:value="-0.0465473808467399" calcext:value-type="float">
            <text:p>-0.04654738084674</text:p>
          </table:table-cell>
          <table:table-cell table:number-columns-repeated="7"/>
        </table:table-row>
        <table:table-row table:style-name="ro1">
          <table:table-cell office:value-type="float" office:value="400.57748178872" calcext:value-type="float">
            <text:p>400.57748178872</text:p>
          </table:table-cell>
          <table:table-cell office:value-type="float" office:value="78.2480654195637" calcext:value-type="float">
            <text:p>78.2480654195637</text:p>
          </table:table-cell>
          <table:table-cell office:value-type="float" office:value="117.164968415183" calcext:value-type="float">
            <text:p>117.164968415183</text:p>
          </table:table-cell>
          <table:table-cell/>
          <table:table-cell table:formula="of:=[.A951]*[.$K$1]" office:value-type="float" office:value="400.57748178872" calcext:value-type="float">
            <text:p>400.57748178872</text:p>
          </table:table-cell>
          <table:table-cell table:formula="of:=[.B951]*[.$K$2]" office:value-type="float" office:value="78.2480654195637" calcext:value-type="float">
            <text:p>78.2480654195637</text:p>
          </table:table-cell>
          <table:table-cell table:formula="of:=[.C951]*[.$K$3]" office:value-type="float" office:value="117.164968415183" calcext:value-type="float">
            <text:p>117.164968415183</text:p>
          </table:table-cell>
          <table:table-cell table:formula="of:= [.G951]/[.F951]" office:value-type="float" office:value="1.49735290945467" calcext:value-type="float">
            <text:p>1.49735290945467</text:p>
          </table:table-cell>
          <table:table-cell table:number-columns-repeated="7"/>
        </table:table-row>
        <table:table-row table:style-name="ro1">
          <table:table-cell office:value-type="float" office:value="491.669889389893" calcext:value-type="float">
            <text:p>491.669889389893</text:p>
          </table:table-cell>
          <table:table-cell office:value-type="float" office:value="-91.0924076011733" calcext:value-type="float">
            <text:p>-91.0924076011733</text:p>
          </table:table-cell>
          <table:table-cell office:value-type="float" office:value="34.3034579754538" calcext:value-type="float">
            <text:p>34.3034579754538</text:p>
          </table:table-cell>
          <table:table-cell/>
          <table:table-cell table:formula="of:=[.A952]*[.$K$1]" office:value-type="float" office:value="491.669889389893" calcext:value-type="float">
            <text:p>491.669889389893</text:p>
          </table:table-cell>
          <table:table-cell table:formula="of:=[.B952]*[.$K$2]" office:value-type="float" office:value="-91.0924076011733" calcext:value-type="float">
            <text:p>-91.0924076011733</text:p>
          </table:table-cell>
          <table:table-cell table:formula="of:=[.C952]*[.$K$3]" office:value-type="float" office:value="34.3034579754538" calcext:value-type="float">
            <text:p>34.3034579754538</text:p>
          </table:table-cell>
          <table:table-cell table:formula="of:= [.G952]/[.F952]" office:value-type="float" office:value="-0.376578673006903" calcext:value-type="float">
            <text:p>-0.376578673006903</text:p>
          </table:table-cell>
          <table:table-cell table:number-columns-repeated="7"/>
        </table:table-row>
        <table:table-row table:style-name="ro1">
          <table:table-cell office:value-type="float" office:value="117.976275991466" calcext:value-type="float">
            <text:p>117.976275991466</text:p>
          </table:table-cell>
          <table:table-cell office:value-type="float" office:value="373.693613398427" calcext:value-type="float">
            <text:p>373.693613398427</text:p>
          </table:table-cell>
          <table:table-cell office:value-type="float" office:value="-404.190861017261" calcext:value-type="float">
            <text:p>-404.190861017261</text:p>
          </table:table-cell>
          <table:table-cell/>
          <table:table-cell table:formula="of:=[.A953]*[.$K$1]" office:value-type="float" office:value="117.976275991466" calcext:value-type="float">
            <text:p>117.976275991466</text:p>
          </table:table-cell>
          <table:table-cell table:formula="of:=[.B953]*[.$K$2]" office:value-type="float" office:value="373.693613398427" calcext:value-type="float">
            <text:p>373.693613398427</text:p>
          </table:table-cell>
          <table:table-cell table:formula="of:=[.C953]*[.$K$3]" office:value-type="float" office:value="-404.190861017261" calcext:value-type="float">
            <text:p>-404.190861017261</text:p>
          </table:table-cell>
          <table:table-cell table:formula="of:= [.G953]/[.F953]" office:value-type="float" office:value="-1.08161029925421" calcext:value-type="float">
            <text:p>-1.08161029925421</text:p>
          </table:table-cell>
          <table:table-cell table:number-columns-repeated="7"/>
        </table:table-row>
        <table:table-row table:style-name="ro1">
          <table:table-cell office:value-type="float" office:value="323.937797479681" calcext:value-type="float">
            <text:p>323.937797479681</text:p>
          </table:table-cell>
          <table:table-cell office:value-type="float" office:value="-205.961521488214" calcext:value-type="float">
            <text:p>-205.961521488214</text:p>
          </table:table-cell>
          <table:table-cell office:value-type="float" office:value="-116.631299277186" calcext:value-type="float">
            <text:p>-116.631299277186</text:p>
          </table:table-cell>
          <table:table-cell/>
          <table:table-cell table:formula="of:=[.A954]*[.$K$1]" office:value-type="float" office:value="323.937797479681" calcext:value-type="float">
            <text:p>323.937797479681</text:p>
          </table:table-cell>
          <table:table-cell table:formula="of:=[.B954]*[.$K$2]" office:value-type="float" office:value="-205.961521488214" calcext:value-type="float">
            <text:p>-205.961521488214</text:p>
          </table:table-cell>
          <table:table-cell table:formula="of:=[.C954]*[.$K$3]" office:value-type="float" office:value="-116.631299277186" calcext:value-type="float">
            <text:p>-116.631299277186</text:p>
          </table:table-cell>
          <table:table-cell table:formula="of:= [.G954]/[.F954]" office:value-type="float" office:value="0.566277129992263" calcext:value-type="float">
            <text:p>0.566277129992263</text:p>
          </table:table-cell>
          <table:table-cell table:number-columns-repeated="7"/>
        </table:table-row>
        <table:table-row table:style-name="ro1">
          <table:table-cell office:value-type="float" office:value="342.071467682151" calcext:value-type="float">
            <text:p>342.071467682151</text:p>
          </table:table-cell>
          <table:table-cell office:value-type="float" office:value="-18.1336702024699" calcext:value-type="float">
            <text:p>-18.1336702024699</text:p>
          </table:table-cell>
          <table:table-cell office:value-type="float" office:value="486.0062590427" calcext:value-type="float">
            <text:p>486.0062590427</text:p>
          </table:table-cell>
          <table:table-cell/>
          <table:table-cell table:formula="of:=[.A955]*[.$K$1]" office:value-type="float" office:value="342.071467682151" calcext:value-type="float">
            <text:p>342.071467682151</text:p>
          </table:table-cell>
          <table:table-cell table:formula="of:=[.B955]*[.$K$2]" office:value-type="float" office:value="-18.1336702024699" calcext:value-type="float">
            <text:p>-18.1336702024699</text:p>
          </table:table-cell>
          <table:table-cell table:formula="of:=[.C955]*[.$K$3]" office:value-type="float" office:value="486.0062590427" calcext:value-type="float">
            <text:p>486.0062590427</text:p>
          </table:table-cell>
          <table:table-cell table:formula="of:= [.G955]/[.F955]" office:value-type="float" office:value="-26.801317858781" calcext:value-type="float">
            <text:p>-26.801317858781</text:p>
          </table:table-cell>
          <table:table-cell table:number-columns-repeated="7"/>
        </table:table-row>
        <table:table-row table:style-name="ro1">
          <table:table-cell office:value-type="float" office:value="455.888174661325" calcext:value-type="float">
            <text:p>455.888174661325</text:p>
          </table:table-cell>
          <table:table-cell office:value-type="float" office:value="-113.816706979174" calcext:value-type="float">
            <text:p>-113.816706979174</text:p>
          </table:table-cell>
          <table:table-cell office:value-type="float" office:value="-392.71275700565" calcext:value-type="float">
            <text:p>-392.71275700565</text:p>
          </table:table-cell>
          <table:table-cell/>
          <table:table-cell table:formula="of:=[.A956]*[.$K$1]" office:value-type="float" office:value="455.888174661325" calcext:value-type="float">
            <text:p>455.888174661325</text:p>
          </table:table-cell>
          <table:table-cell table:formula="of:=[.B956]*[.$K$2]" office:value-type="float" office:value="-113.816706979174" calcext:value-type="float">
            <text:p>-113.816706979174</text:p>
          </table:table-cell>
          <table:table-cell table:formula="of:=[.C956]*[.$K$3]" office:value-type="float" office:value="-392.71275700565" calcext:value-type="float">
            <text:p>-392.71275700565</text:p>
          </table:table-cell>
          <table:table-cell table:formula="of:= [.G956]/[.F956]" office:value-type="float" office:value="3.45039640865297" calcext:value-type="float">
            <text:p>3.45039640865297</text:p>
          </table:table-cell>
          <table:table-cell table:number-columns-repeated="7"/>
        </table:table-row>
        <table:table-row table:style-name="ro1">
          <table:table-cell office:value-type="float" office:value="240.696305898618" calcext:value-type="float">
            <text:p>240.696305898618</text:p>
          </table:table-cell>
          <table:table-cell office:value-type="float" office:value="215.191868762707" calcext:value-type="float">
            <text:p>215.191868762707</text:p>
          </table:table-cell>
          <table:table-cell office:value-type="float" office:value="130.133375586491" calcext:value-type="float">
            <text:p>130.133375586491</text:p>
          </table:table-cell>
          <table:table-cell/>
          <table:table-cell table:formula="of:=[.A957]*[.$K$1]" office:value-type="float" office:value="240.696305898618" calcext:value-type="float">
            <text:p>240.696305898618</text:p>
          </table:table-cell>
          <table:table-cell table:formula="of:=[.B957]*[.$K$2]" office:value-type="float" office:value="215.191868762707" calcext:value-type="float">
            <text:p>215.191868762707</text:p>
          </table:table-cell>
          <table:table-cell table:formula="of:=[.C957]*[.$K$3]" office:value-type="float" office:value="130.133375586491" calcext:value-type="float">
            <text:p>130.133375586491</text:p>
          </table:table-cell>
          <table:table-cell table:formula="of:= [.G957]/[.F957]" office:value-type="float" office:value="0.604731843887605" calcext:value-type="float">
            <text:p>0.604731843887605</text:p>
          </table:table-cell>
          <table:table-cell table:number-columns-repeated="7"/>
        </table:table-row>
        <table:table-row table:style-name="ro1">
          <table:table-cell office:value-type="float" office:value="473.061844215659" calcext:value-type="float">
            <text:p>473.061844215659</text:p>
          </table:table-cell>
          <table:table-cell office:value-type="float" office:value="-232.365538317041" calcext:value-type="float">
            <text:p>-232.365538317041</text:p>
          </table:table-cell>
          <table:table-cell office:value-type="float" office:value="72.2975265068763" calcext:value-type="float">
            <text:p>72.2975265068763</text:p>
          </table:table-cell>
          <table:table-cell/>
          <table:table-cell table:formula="of:=[.A958]*[.$K$1]" office:value-type="float" office:value="473.061844215659" calcext:value-type="float">
            <text:p>473.061844215659</text:p>
          </table:table-cell>
          <table:table-cell table:formula="of:=[.B958]*[.$K$2]" office:value-type="float" office:value="-232.365538317041" calcext:value-type="float">
            <text:p>-232.365538317041</text:p>
          </table:table-cell>
          <table:table-cell table:formula="of:=[.C958]*[.$K$3]" office:value-type="float" office:value="72.2975265068763" calcext:value-type="float">
            <text:p>72.2975265068763</text:p>
          </table:table-cell>
          <table:table-cell table:formula="of:= [.G958]/[.F958]" office:value-type="float" office:value="-0.311137043085249" calcext:value-type="float">
            <text:p>-0.311137043085249</text:p>
          </table:table-cell>
          <table:table-cell table:number-columns-repeated="7"/>
        </table:table-row>
        <table:table-row table:style-name="ro1">
          <table:table-cell office:value-type="float" office:value="477.075055506926" calcext:value-type="float">
            <text:p>477.075055506926</text:p>
          </table:table-cell>
          <table:table-cell office:value-type="float" office:value="-4.01321129126688" calcext:value-type="float">
            <text:p>-4.01321129126688</text:p>
          </table:table-cell>
          <table:table-cell office:value-type="float" office:value="-3.32386180546877" calcext:value-type="float">
            <text:p>-3.32386180546877</text:p>
          </table:table-cell>
          <table:table-cell/>
          <table:table-cell table:formula="of:=[.A959]*[.$K$1]" office:value-type="float" office:value="477.075055506926" calcext:value-type="float">
            <text:p>477.075055506926</text:p>
          </table:table-cell>
          <table:table-cell table:formula="of:=[.B959]*[.$K$2]" office:value-type="float" office:value="-4.01321129126688" calcext:value-type="float">
            <text:p>-4.01321129126688</text:p>
          </table:table-cell>
          <table:table-cell table:formula="of:=[.C959]*[.$K$3]" office:value-type="float" office:value="-3.32386180546877" calcext:value-type="float">
            <text:p>-3.32386180546877</text:p>
          </table:table-cell>
          <table:table-cell table:formula="of:= [.G959]/[.F959]" office:value-type="float" office:value="0.828229954575727" calcext:value-type="float">
            <text:p>0.828229954575727</text:p>
          </table:table-cell>
          <table:table-cell table:number-columns-repeated="7"/>
        </table:table-row>
        <table:table-row table:style-name="ro1">
          <table:table-cell office:value-type="float" office:value="341.528658687269" calcext:value-type="float">
            <text:p>341.528658687269</text:p>
          </table:table-cell>
          <table:table-cell office:value-type="float" office:value="135.546396819657" calcext:value-type="float">
            <text:p>135.546396819657</text:p>
          </table:table-cell>
          <table:table-cell office:value-type="float" office:value="-108.394308541038" calcext:value-type="float">
            <text:p>-108.394308541038</text:p>
          </table:table-cell>
          <table:table-cell/>
          <table:table-cell table:formula="of:=[.A960]*[.$K$1]" office:value-type="float" office:value="341.528658687269" calcext:value-type="float">
            <text:p>341.528658687269</text:p>
          </table:table-cell>
          <table:table-cell table:formula="of:=[.B960]*[.$K$2]" office:value-type="float" office:value="135.546396819657" calcext:value-type="float">
            <text:p>135.546396819657</text:p>
          </table:table-cell>
          <table:table-cell table:formula="of:=[.C960]*[.$K$3]" office:value-type="float" office:value="-108.394308541038" calcext:value-type="float">
            <text:p>-108.394308541038</text:p>
          </table:table-cell>
          <table:table-cell table:formula="of:= [.G960]/[.F960]" office:value-type="float" office:value="-0.799684175192468" calcext:value-type="float">
            <text:p>-0.799684175192468</text:p>
          </table:table-cell>
          <table:table-cell table:number-columns-repeated="7"/>
        </table:table-row>
        <table:table-row table:style-name="ro1">
          <table:table-cell office:value-type="float" office:value="143.039884246947" calcext:value-type="float">
            <text:p>143.039884246947</text:p>
          </table:table-cell>
          <table:table-cell office:value-type="float" office:value="198.488774440322" calcext:value-type="float">
            <text:p>198.488774440322</text:p>
          </table:table-cell>
          <table:table-cell office:value-type="float" office:value="-40.753334551722" calcext:value-type="float">
            <text:p>-40.753334551722</text:p>
          </table:table-cell>
          <table:table-cell/>
          <table:table-cell table:formula="of:=[.A961]*[.$K$1]" office:value-type="float" office:value="143.039884246947" calcext:value-type="float">
            <text:p>143.039884246947</text:p>
          </table:table-cell>
          <table:table-cell table:formula="of:=[.B961]*[.$K$2]" office:value-type="float" office:value="198.488774440322" calcext:value-type="float">
            <text:p>198.488774440322</text:p>
          </table:table-cell>
          <table:table-cell table:formula="of:=[.C961]*[.$K$3]" office:value-type="float" office:value="-40.753334551722" calcext:value-type="float">
            <text:p>-40.753334551722</text:p>
          </table:table-cell>
          <table:table-cell table:formula="of:= [.G961]/[.F961]" office:value-type="float" office:value="-0.205318082428762" calcext:value-type="float">
            <text:p>-0.205318082428762</text:p>
          </table:table-cell>
          <table:table-cell table:number-columns-repeated="7"/>
        </table:table-row>
        <table:table-row table:style-name="ro1">
          <table:table-cell office:value-type="float" office:value="367.665477174242" calcext:value-type="float">
            <text:p>367.665477174242</text:p>
          </table:table-cell>
          <table:table-cell office:value-type="float" office:value="-224.625592927295" calcext:value-type="float">
            <text:p>-224.625592927295</text:p>
          </table:table-cell>
          <table:table-cell office:value-type="float" office:value="90.7482022358838" calcext:value-type="float">
            <text:p>90.7482022358838</text:p>
          </table:table-cell>
          <table:table-cell/>
          <table:table-cell table:formula="of:=[.A962]*[.$K$1]" office:value-type="float" office:value="367.665477174242" calcext:value-type="float">
            <text:p>367.665477174242</text:p>
          </table:table-cell>
          <table:table-cell table:formula="of:=[.B962]*[.$K$2]" office:value-type="float" office:value="-224.625592927295" calcext:value-type="float">
            <text:p>-224.625592927295</text:p>
          </table:table-cell>
          <table:table-cell table:formula="of:=[.C962]*[.$K$3]" office:value-type="float" office:value="90.7482022358838" calcext:value-type="float">
            <text:p>90.7482022358838</text:p>
          </table:table-cell>
          <table:table-cell table:formula="of:= [.G962]/[.F962]" office:value-type="float" office:value="-0.403997607989649" calcext:value-type="float">
            <text:p>-0.403997607989649</text:p>
          </table:table-cell>
          <table:table-cell table:number-columns-repeated="7"/>
        </table:table-row>
        <table:table-row table:style-name="ro1">
          <table:table-cell office:value-type="float" office:value="139.519673118794" calcext:value-type="float">
            <text:p>139.519673118794</text:p>
          </table:table-cell>
          <table:table-cell office:value-type="float" office:value="228.145804055448" calcext:value-type="float">
            <text:p>228.145804055448</text:p>
          </table:table-cell>
          <table:table-cell office:value-type="float" office:value="251.657642987855" calcext:value-type="float">
            <text:p>251.657642987855</text:p>
          </table:table-cell>
          <table:table-cell/>
          <table:table-cell table:formula="of:=[.A963]*[.$K$1]" office:value-type="float" office:value="139.519673118794" calcext:value-type="float">
            <text:p>139.519673118794</text:p>
          </table:table-cell>
          <table:table-cell table:formula="of:=[.B963]*[.$K$2]" office:value-type="float" office:value="228.145804055448" calcext:value-type="float">
            <text:p>228.145804055448</text:p>
          </table:table-cell>
          <table:table-cell table:formula="of:=[.C963]*[.$K$3]" office:value-type="float" office:value="251.657642987855" calcext:value-type="float">
            <text:p>251.657642987855</text:p>
          </table:table-cell>
          <table:table-cell table:formula="of:= [.G963]/[.F963]" office:value-type="float" office:value="1.10305619702167" calcext:value-type="float">
            <text:p>1.10305619702167</text:p>
          </table:table-cell>
          <table:table-cell table:number-columns-repeated="7"/>
        </table:table-row>
        <table:table-row table:style-name="ro1">
          <table:table-cell office:value-type="float" office:value="182.789783813236" calcext:value-type="float">
            <text:p>182.789783813236</text:p>
          </table:table-cell>
          <table:table-cell office:value-type="float" office:value="-43.2701106944417" calcext:value-type="float">
            <text:p>-43.2701106944417</text:p>
          </table:table-cell>
          <table:table-cell office:value-type="float" office:value="22.5239327791375" calcext:value-type="float">
            <text:p>22.5239327791375</text:p>
          </table:table-cell>
          <table:table-cell/>
          <table:table-cell table:formula="of:=[.A964]*[.$K$1]" office:value-type="float" office:value="182.789783813236" calcext:value-type="float">
            <text:p>182.789783813236</text:p>
          </table:table-cell>
          <table:table-cell table:formula="of:=[.B964]*[.$K$2]" office:value-type="float" office:value="-43.2701106944417" calcext:value-type="float">
            <text:p>-43.2701106944417</text:p>
          </table:table-cell>
          <table:table-cell table:formula="of:=[.C964]*[.$K$3]" office:value-type="float" office:value="22.5239327791375" calcext:value-type="float">
            <text:p>22.5239327791375</text:p>
          </table:table-cell>
          <table:table-cell table:formula="of:= [.G964]/[.F964]" office:value-type="float" office:value="-0.520542527339337" calcext:value-type="float">
            <text:p>-0.520542527339337</text:p>
          </table:table-cell>
          <table:table-cell table:number-columns-repeated="7"/>
        </table:table-row>
        <table:table-row table:style-name="ro1">
          <table:table-cell office:value-type="float" office:value="208.0494839588" calcext:value-type="float">
            <text:p>208.0494839588</text:p>
          </table:table-cell>
          <table:table-cell office:value-type="float" office:value="-25.2597001455648" calcext:value-type="float">
            <text:p>-25.2597001455648</text:p>
          </table:table-cell>
          <table:table-cell office:value-type="float" office:value="-273.227963860116" calcext:value-type="float">
            <text:p>-273.227963860116</text:p>
          </table:table-cell>
          <table:table-cell/>
          <table:table-cell table:formula="of:=[.A965]*[.$K$1]" office:value-type="float" office:value="208.0494839588" calcext:value-type="float">
            <text:p>208.0494839588</text:p>
          </table:table-cell>
          <table:table-cell table:formula="of:=[.B965]*[.$K$2]" office:value-type="float" office:value="-25.2597001455648" calcext:value-type="float">
            <text:p>-25.2597001455648</text:p>
          </table:table-cell>
          <table:table-cell table:formula="of:=[.C965]*[.$K$3]" office:value-type="float" office:value="-273.227963860116" calcext:value-type="float">
            <text:p>-273.227963860116</text:p>
          </table:table-cell>
          <table:table-cell table:formula="of:= [.G965]/[.F965]" office:value-type="float" office:value="10.8167540503481" calcext:value-type="float">
            <text:p>10.8167540503481</text:p>
          </table:table-cell>
          <table:table-cell table:number-columns-repeated="7"/>
        </table:table-row>
        <table:table-row table:style-name="ro1">
          <table:table-cell office:value-type="float" office:value="322.231744772932" calcext:value-type="float">
            <text:p>322.231744772932</text:p>
          </table:table-cell>
          <table:table-cell office:value-type="float" office:value="-114.182260814132" calcext:value-type="float">
            <text:p>-114.182260814132</text:p>
          </table:table-cell>
          <table:table-cell office:value-type="float" office:value="228.338181584152" calcext:value-type="float">
            <text:p>228.338181584152</text:p>
          </table:table-cell>
          <table:table-cell/>
          <table:table-cell table:formula="of:=[.A966]*[.$K$1]" office:value-type="float" office:value="322.231744772932" calcext:value-type="float">
            <text:p>322.231744772932</text:p>
          </table:table-cell>
          <table:table-cell table:formula="of:=[.B966]*[.$K$2]" office:value-type="float" office:value="-114.182260814132" calcext:value-type="float">
            <text:p>-114.182260814132</text:p>
          </table:table-cell>
          <table:table-cell table:formula="of:=[.C966]*[.$K$3]" office:value-type="float" office:value="228.338181584152" calcext:value-type="float">
            <text:p>228.338181584152</text:p>
          </table:table-cell>
          <table:table-cell table:formula="of:= [.G966]/[.F966]" office:value-type="float" office:value="-1.99976931579456" calcext:value-type="float">
            <text:p>-1.99976931579456</text:p>
          </table:table-cell>
          <table:table-cell table:number-columns-repeated="7"/>
        </table:table-row>
        <table:table-row table:style-name="ro1">
          <table:table-cell office:value-type="float" office:value="273.078117136946" calcext:value-type="float">
            <text:p>273.078117136946</text:p>
          </table:table-cell>
          <table:table-cell office:value-type="float" office:value="49.153627635986" calcext:value-type="float">
            <text:p>49.153627635986</text:p>
          </table:table-cell>
          <table:table-cell office:value-type="float" office:value="-86.2383239430962" calcext:value-type="float">
            <text:p>-86.2383239430962</text:p>
          </table:table-cell>
          <table:table-cell/>
          <table:table-cell table:formula="of:=[.A967]*[.$K$1]" office:value-type="float" office:value="273.078117136946" calcext:value-type="float">
            <text:p>273.078117136946</text:p>
          </table:table-cell>
          <table:table-cell table:formula="of:=[.B967]*[.$K$2]" office:value-type="float" office:value="49.153627635986" calcext:value-type="float">
            <text:p>49.153627635986</text:p>
          </table:table-cell>
          <table:table-cell table:formula="of:=[.C967]*[.$K$3]" office:value-type="float" office:value="-86.2383239430962" calcext:value-type="float">
            <text:p>-86.2383239430962</text:p>
          </table:table-cell>
          <table:table-cell table:formula="of:= [.G967]/[.F967]" office:value-type="float" office:value="-1.75446509424993" calcext:value-type="float">
            <text:p>-1.75446509424993</text:p>
          </table:table-cell>
          <table:table-cell table:number-columns-repeated="7"/>
        </table:table-row>
        <table:table-row table:style-name="ro1">
          <table:table-cell office:value-type="float" office:value="342.064927905335" calcext:value-type="float">
            <text:p>342.064927905335</text:p>
          </table:table-cell>
          <table:table-cell office:value-type="float" office:value="-68.9868107683885" calcext:value-type="float">
            <text:p>-68.9868107683885</text:p>
          </table:table-cell>
          <table:table-cell office:value-type="float" office:value="-324.122934182422" calcext:value-type="float">
            <text:p>-324.122934182422</text:p>
          </table:table-cell>
          <table:table-cell/>
          <table:table-cell table:formula="of:=[.A968]*[.$K$1]" office:value-type="float" office:value="342.064927905335" calcext:value-type="float">
            <text:p>342.064927905335</text:p>
          </table:table-cell>
          <table:table-cell table:formula="of:=[.B968]*[.$K$2]" office:value-type="float" office:value="-68.9868107683885" calcext:value-type="float">
            <text:p>-68.9868107683885</text:p>
          </table:table-cell>
          <table:table-cell table:formula="of:=[.C968]*[.$K$3]" office:value-type="float" office:value="-324.122934182422" calcext:value-type="float">
            <text:p>-324.122934182422</text:p>
          </table:table-cell>
          <table:table-cell table:formula="of:= [.G968]/[.F968]" office:value-type="float" office:value="4.69833190681345" calcext:value-type="float">
            <text:p>4.69833190681345</text:p>
          </table:table-cell>
          <table:table-cell table:number-columns-repeated="7"/>
        </table:table-row>
        <table:table-row table:style-name="ro1">
          <table:table-cell office:value-type="float" office:value="486.219973273869" calcext:value-type="float">
            <text:p>486.219973273869</text:p>
          </table:table-cell>
          <table:table-cell office:value-type="float" office:value="-144.155045368535" calcext:value-type="float">
            <text:p>-144.155045368535</text:p>
          </table:table-cell>
          <table:table-cell office:value-type="float" office:value="40.053872568869" calcext:value-type="float">
            <text:p>40.053872568869</text:p>
          </table:table-cell>
          <table:table-cell/>
          <table:table-cell table:formula="of:=[.A969]*[.$K$1]" office:value-type="float" office:value="486.219973273869" calcext:value-type="float">
            <text:p>486.219973273869</text:p>
          </table:table-cell>
          <table:table-cell table:formula="of:=[.B969]*[.$K$2]" office:value-type="float" office:value="-144.155045368535" calcext:value-type="float">
            <text:p>-144.155045368535</text:p>
          </table:table-cell>
          <table:table-cell table:formula="of:=[.C969]*[.$K$3]" office:value-type="float" office:value="40.053872568869" calcext:value-type="float">
            <text:p>40.053872568869</text:p>
          </table:table-cell>
          <table:table-cell table:formula="of:= [.G969]/[.F969]" office:value-type="float" office:value="-0.277852727710436" calcext:value-type="float">
            <text:p>-0.277852727710436</text:p>
          </table:table-cell>
          <table:table-cell table:number-columns-repeated="7"/>
        </table:table-row>
        <table:table-row table:style-name="ro1">
          <table:table-cell office:value-type="float" office:value="548.489348770944" calcext:value-type="float">
            <text:p>548.489348770944</text:p>
          </table:table-cell>
          <table:table-cell office:value-type="float" office:value="-62.2693754970749" calcext:value-type="float">
            <text:p>-62.2693754970749</text:p>
          </table:table-cell>
          <table:table-cell office:value-type="float" office:value="104.612920932557" calcext:value-type="float">
            <text:p>104.612920932557</text:p>
          </table:table-cell>
          <table:table-cell/>
          <table:table-cell table:formula="of:=[.A970]*[.$K$1]" office:value-type="float" office:value="548.489348770944" calcext:value-type="float">
            <text:p>548.489348770944</text:p>
          </table:table-cell>
          <table:table-cell table:formula="of:=[.B970]*[.$K$2]" office:value-type="float" office:value="-62.2693754970749" calcext:value-type="float">
            <text:p>-62.2693754970749</text:p>
          </table:table-cell>
          <table:table-cell table:formula="of:=[.C970]*[.$K$3]" office:value-type="float" office:value="104.612920932557" calcext:value-type="float">
            <text:p>104.612920932557</text:p>
          </table:table-cell>
          <table:table-cell table:formula="of:= [.G970]/[.F970]" office:value-type="float" office:value="-1.68000594349097" calcext:value-type="float">
            <text:p>-1.68000594349097</text:p>
          </table:table-cell>
          <table:table-cell table:number-columns-repeated="7"/>
        </table:table-row>
        <table:table-row table:style-name="ro1">
          <table:table-cell office:value-type="float" office:value="516.140295017736" calcext:value-type="float">
            <text:p>516.140295017736</text:p>
          </table:table-cell>
          <table:table-cell office:value-type="float" office:value="32.3490537532078" calcext:value-type="float">
            <text:p>32.3490537532078</text:p>
          </table:table-cell>
          <table:table-cell office:value-type="float" office:value="-42.479238069091" calcext:value-type="float">
            <text:p>-42.479238069091</text:p>
          </table:table-cell>
          <table:table-cell/>
          <table:table-cell table:formula="of:=[.A971]*[.$K$1]" office:value-type="float" office:value="516.140295017736" calcext:value-type="float">
            <text:p>516.140295017736</text:p>
          </table:table-cell>
          <table:table-cell table:formula="of:=[.B971]*[.$K$2]" office:value-type="float" office:value="32.3490537532078" calcext:value-type="float">
            <text:p>32.3490537532078</text:p>
          </table:table-cell>
          <table:table-cell table:formula="of:=[.C971]*[.$K$3]" office:value-type="float" office:value="-42.479238069091" calcext:value-type="float">
            <text:p>-42.479238069091</text:p>
          </table:table-cell>
          <table:table-cell table:formula="of:= [.G971]/[.F971]" office:value-type="float" office:value="-1.31315241531226" calcext:value-type="float">
            <text:p>-1.31315241531226</text:p>
          </table:table-cell>
          <table:table-cell table:number-columns-repeated="7"/>
        </table:table-row>
        <table:table-row table:style-name="ro1">
          <table:table-cell office:value-type="float" office:value="447.787503248749" calcext:value-type="float">
            <text:p>447.787503248749</text:p>
          </table:table-cell>
          <table:table-cell office:value-type="float" office:value="68.3527917689873" calcext:value-type="float">
            <text:p>68.3527917689873</text:p>
          </table:table-cell>
          <table:table-cell office:value-type="float" office:value="103.64373652987" calcext:value-type="float">
            <text:p>103.64373652987</text:p>
          </table:table-cell>
          <table:table-cell/>
          <table:table-cell table:formula="of:=[.A972]*[.$K$1]" office:value-type="float" office:value="447.787503248749" calcext:value-type="float">
            <text:p>447.787503248749</text:p>
          </table:table-cell>
          <table:table-cell table:formula="of:=[.B972]*[.$K$2]" office:value-type="float" office:value="68.3527917689873" calcext:value-type="float">
            <text:p>68.3527917689873</text:p>
          </table:table-cell>
          <table:table-cell table:formula="of:=[.C972]*[.$K$3]" office:value-type="float" office:value="103.64373652987" calcext:value-type="float">
            <text:p>103.64373652987</text:p>
          </table:table-cell>
          <table:table-cell table:formula="of:= [.G972]/[.F972]" office:value-type="float" office:value="1.51630582815338" calcext:value-type="float">
            <text:p>1.51630582815338</text:p>
          </table:table-cell>
          <table:table-cell table:number-columns-repeated="7"/>
        </table:table-row>
        <table:table-row table:style-name="ro1">
          <table:table-cell office:value-type="float" office:value="209.142143519837" calcext:value-type="float">
            <text:p>209.142143519837</text:p>
          </table:table-cell>
          <table:table-cell office:value-type="float" office:value="238.645359728912" calcext:value-type="float">
            <text:p>238.645359728912</text:p>
          </table:table-cell>
          <table:table-cell office:value-type="float" office:value="-140.627457009064" calcext:value-type="float">
            <text:p>-140.627457009064</text:p>
          </table:table-cell>
          <table:table-cell/>
          <table:table-cell table:formula="of:=[.A973]*[.$K$1]" office:value-type="float" office:value="209.142143519837" calcext:value-type="float">
            <text:p>209.142143519837</text:p>
          </table:table-cell>
          <table:table-cell table:formula="of:=[.B973]*[.$K$2]" office:value-type="float" office:value="238.645359728912" calcext:value-type="float">
            <text:p>238.645359728912</text:p>
          </table:table-cell>
          <table:table-cell table:formula="of:=[.C973]*[.$K$3]" office:value-type="float" office:value="-140.627457009064" calcext:value-type="float">
            <text:p>-140.627457009064</text:p>
          </table:table-cell>
          <table:table-cell table:formula="of:= [.G973]/[.F973]" office:value-type="float" office:value="-0.589273795932214" calcext:value-type="float">
            <text:p>-0.589273795932214</text:p>
          </table:table-cell>
          <table:table-cell table:number-columns-repeated="7"/>
        </table:table-row>
        <table:table-row table:style-name="ro1">
          <table:table-cell office:value-type="float" office:value="455.111664153393" calcext:value-type="float">
            <text:p>455.111664153393</text:p>
          </table:table-cell>
          <table:table-cell office:value-type="float" office:value="-245.969520633556" calcext:value-type="float">
            <text:p>-245.969520633556</text:p>
          </table:table-cell>
          <table:table-cell office:value-type="float" office:value="1.75487081464991" calcext:value-type="float">
            <text:p>1.75487081464991</text:p>
          </table:table-cell>
          <table:table-cell/>
          <table:table-cell table:formula="of:=[.A974]*[.$K$1]" office:value-type="float" office:value="455.111664153393" calcext:value-type="float">
            <text:p>455.111664153393</text:p>
          </table:table-cell>
          <table:table-cell table:formula="of:=[.B974]*[.$K$2]" office:value-type="float" office:value="-245.969520633556" calcext:value-type="float">
            <text:p>-245.969520633556</text:p>
          </table:table-cell>
          <table:table-cell table:formula="of:=[.C974]*[.$K$3]" office:value-type="float" office:value="1.75487081464991" calcext:value-type="float">
            <text:p>1.75487081464991</text:p>
          </table:table-cell>
          <table:table-cell table:formula="of:= [.G974]/[.F974]" office:value-type="float" office:value="-0.00713450516198022" calcext:value-type="float">
            <text:p>-0.00713450516198</text:p>
          </table:table-cell>
          <table:table-cell table:number-columns-repeated="7"/>
        </table:table-row>
        <table:table-row table:style-name="ro1">
          <table:table-cell office:value-type="float" office:value="410.400380792355" calcext:value-type="float">
            <text:p>410.400380792355</text:p>
          </table:table-cell>
          <table:table-cell office:value-type="float" office:value="44.7112833610381" calcext:value-type="float">
            <text:p>44.7112833610381</text:p>
          </table:table-cell>
          <table:table-cell office:value-type="float" office:value="142.571071834294" calcext:value-type="float">
            <text:p>142.571071834294</text:p>
          </table:table-cell>
          <table:table-cell/>
          <table:table-cell table:formula="of:=[.A975]*[.$K$1]" office:value-type="float" office:value="410.400380792355" calcext:value-type="float">
            <text:p>410.400380792355</text:p>
          </table:table-cell>
          <table:table-cell table:formula="of:=[.B975]*[.$K$2]" office:value-type="float" office:value="44.7112833610381" calcext:value-type="float">
            <text:p>44.7112833610381</text:p>
          </table:table-cell>
          <table:table-cell table:formula="of:=[.C975]*[.$K$3]" office:value-type="float" office:value="142.571071834294" calcext:value-type="float">
            <text:p>142.571071834294</text:p>
          </table:table-cell>
          <table:table-cell table:formula="of:= [.G975]/[.F975]" office:value-type="float" office:value="3.18870453086866" calcext:value-type="float">
            <text:p>3.18870453086866</text:p>
          </table:table-cell>
          <table:table-cell table:number-columns-repeated="7"/>
        </table:table-row>
        <table:table-row table:style-name="ro1">
          <table:table-cell office:value-type="float" office:value="229.646221567835" calcext:value-type="float">
            <text:p>229.646221567835</text:p>
          </table:table-cell>
          <table:table-cell office:value-type="float" office:value="180.75415922452" calcext:value-type="float">
            <text:p>180.75415922452</text:p>
          </table:table-cell>
          <table:table-cell office:value-type="float" office:value="192.434046200196" calcext:value-type="float">
            <text:p>192.434046200196</text:p>
          </table:table-cell>
          <table:table-cell/>
          <table:table-cell table:formula="of:=[.A976]*[.$K$1]" office:value-type="float" office:value="229.646221567835" calcext:value-type="float">
            <text:p>229.646221567835</text:p>
          </table:table-cell>
          <table:table-cell table:formula="of:=[.B976]*[.$K$2]" office:value-type="float" office:value="180.75415922452" calcext:value-type="float">
            <text:p>180.75415922452</text:p>
          </table:table-cell>
          <table:table-cell table:formula="of:=[.C976]*[.$K$3]" office:value-type="float" office:value="192.434046200196" calcext:value-type="float">
            <text:p>192.434046200196</text:p>
          </table:table-cell>
          <table:table-cell table:formula="of:= [.G976]/[.F976]" office:value-type="float" office:value="1.06461752817078" calcext:value-type="float">
            <text:p>1.06461752817078</text:p>
          </table:table-cell>
          <table:table-cell table:number-columns-repeated="7"/>
        </table:table-row>
        <table:table-row table:style-name="ro1">
          <table:table-cell office:value-type="float" office:value="536.51883250305" calcext:value-type="float">
            <text:p>536.51883250305</text:p>
          </table:table-cell>
          <table:table-cell office:value-type="float" office:value="-306.872610935215" calcext:value-type="float">
            <text:p>-306.872610935215</text:p>
          </table:table-cell>
          <table:table-cell office:value-type="float" office:value="-57.9254520243536" calcext:value-type="float">
            <text:p>-57.9254520243536</text:p>
          </table:table-cell>
          <table:table-cell/>
          <table:table-cell table:formula="of:=[.A977]*[.$K$1]" office:value-type="float" office:value="536.51883250305" calcext:value-type="float">
            <text:p>536.51883250305</text:p>
          </table:table-cell>
          <table:table-cell table:formula="of:=[.B977]*[.$K$2]" office:value-type="float" office:value="-306.872610935215" calcext:value-type="float">
            <text:p>-306.872610935215</text:p>
          </table:table-cell>
          <table:table-cell table:formula="of:=[.C977]*[.$K$3]" office:value-type="float" office:value="-57.9254520243536" calcext:value-type="float">
            <text:p>-57.9254520243536</text:p>
          </table:table-cell>
          <table:table-cell table:formula="of:= [.G977]/[.F977]" office:value-type="float" office:value="0.188760579993835" calcext:value-type="float">
            <text:p>0.188760579993835</text:p>
          </table:table-cell>
          <table:table-cell table:number-columns-repeated="7"/>
        </table:table-row>
        <table:table-row table:style-name="ro1">
          <table:table-cell office:value-type="float" office:value="176.703830002696" calcext:value-type="float">
            <text:p>176.703830002696</text:p>
          </table:table-cell>
          <table:table-cell office:value-type="float" office:value="359.815002500353" calcext:value-type="float">
            <text:p>359.815002500353</text:p>
          </table:table-cell>
          <table:table-cell office:value-type="float" office:value="-342.282956036011" calcext:value-type="float">
            <text:p>-342.282956036011</text:p>
          </table:table-cell>
          <table:table-cell/>
          <table:table-cell table:formula="of:=[.A978]*[.$K$1]" office:value-type="float" office:value="176.703830002696" calcext:value-type="float">
            <text:p>176.703830002696</text:p>
          </table:table-cell>
          <table:table-cell table:formula="of:=[.B978]*[.$K$2]" office:value-type="float" office:value="359.815002500353" calcext:value-type="float">
            <text:p>359.815002500353</text:p>
          </table:table-cell>
          <table:table-cell table:formula="of:=[.C978]*[.$K$3]" office:value-type="float" office:value="-342.282956036011" calcext:value-type="float">
            <text:p>-342.282956036011</text:p>
          </table:table-cell>
          <table:table-cell table:formula="of:= [.G978]/[.F978]" office:value-type="float" office:value="-0.95127483194833" calcext:value-type="float">
            <text:p>-0.95127483194833</text:p>
          </table:table-cell>
          <table:table-cell table:number-columns-repeated="7"/>
        </table:table-row>
        <table:table-row table:style-name="ro1">
          <table:table-cell office:value-type="float" office:value="419.930540087929" calcext:value-type="float">
            <text:p>419.930540087929</text:p>
          </table:table-cell>
          <table:table-cell office:value-type="float" office:value="-243.226710085232" calcext:value-type="float">
            <text:p>-243.226710085232</text:p>
          </table:table-cell>
          <table:table-cell office:value-type="float" office:value="404.385249984837" calcext:value-type="float">
            <text:p>404.385249984837</text:p>
          </table:table-cell>
          <table:table-cell/>
          <table:table-cell table:formula="of:=[.A979]*[.$K$1]" office:value-type="float" office:value="419.930540087929" calcext:value-type="float">
            <text:p>419.930540087929</text:p>
          </table:table-cell>
          <table:table-cell table:formula="of:=[.B979]*[.$K$2]" office:value-type="float" office:value="-243.226710085232" calcext:value-type="float">
            <text:p>-243.226710085232</text:p>
          </table:table-cell>
          <table:table-cell table:formula="of:=[.C979]*[.$K$3]" office:value-type="float" office:value="404.385249984837" calcext:value-type="float">
            <text:p>404.385249984837</text:p>
          </table:table-cell>
          <table:table-cell table:formula="of:= [.G979]/[.F979]" office:value-type="float" office:value="-1.66258569974955" calcext:value-type="float">
            <text:p>-1.66258569974955</text:p>
          </table:table-cell>
          <table:table-cell table:number-columns-repeated="7"/>
        </table:table-row>
        <table:table-row table:style-name="ro1">
          <table:table-cell office:value-type="float" office:value="228.800312261949" calcext:value-type="float">
            <text:p>228.800312261949</text:p>
          </table:table-cell>
          <table:table-cell office:value-type="float" office:value="191.130227825979" calcext:value-type="float">
            <text:p>191.130227825979</text:p>
          </table:table-cell>
          <table:table-cell office:value-type="float" office:value="-38.8823089020674" calcext:value-type="float">
            <text:p>-38.8823089020674</text:p>
          </table:table-cell>
          <table:table-cell/>
          <table:table-cell table:formula="of:=[.A980]*[.$K$1]" office:value-type="float" office:value="228.800312261949" calcext:value-type="float">
            <text:p>228.800312261949</text:p>
          </table:table-cell>
          <table:table-cell table:formula="of:=[.B980]*[.$K$2]" office:value-type="float" office:value="191.130227825979" calcext:value-type="float">
            <text:p>191.130227825979</text:p>
          </table:table-cell>
          <table:table-cell table:formula="of:=[.C980]*[.$K$3]" office:value-type="float" office:value="-38.8823089020674" calcext:value-type="float">
            <text:p>-38.8823089020674</text:p>
          </table:table-cell>
          <table:table-cell table:formula="of:= [.G980]/[.F980]" office:value-type="float" office:value="-0.203433592605085" calcext:value-type="float">
            <text:p>-0.203433592605085</text:p>
          </table:table-cell>
          <table:table-cell table:number-columns-repeated="7"/>
        </table:table-row>
        <table:table-row table:style-name="ro1">
          <table:table-cell office:value-type="float" office:value="165.990887544411" calcext:value-type="float">
            <text:p>165.990887544411</text:p>
          </table:table-cell>
          <table:table-cell office:value-type="float" office:value="62.8094247175382" calcext:value-type="float">
            <text:p>62.8094247175382</text:p>
          </table:table-cell>
          <table:table-cell office:value-type="float" office:value="-201.87891166755" calcext:value-type="float">
            <text:p>-201.87891166755</text:p>
          </table:table-cell>
          <table:table-cell/>
          <table:table-cell table:formula="of:=[.A981]*[.$K$1]" office:value-type="float" office:value="165.990887544411" calcext:value-type="float">
            <text:p>165.990887544411</text:p>
          </table:table-cell>
          <table:table-cell table:formula="of:=[.B981]*[.$K$2]" office:value-type="float" office:value="62.8094247175382" calcext:value-type="float">
            <text:p>62.8094247175382</text:p>
          </table:table-cell>
          <table:table-cell table:formula="of:=[.C981]*[.$K$3]" office:value-type="float" office:value="-201.87891166755" calcext:value-type="float">
            <text:p>-201.87891166755</text:p>
          </table:table-cell>
          <table:table-cell table:formula="of:= [.G981]/[.F981]" office:value-type="float" office:value="-3.21414998744893" calcext:value-type="float">
            <text:p>-3.21414998744893</text:p>
          </table:table-cell>
          <table:table-cell table:number-columns-repeated="7"/>
        </table:table-row>
        <table:table-row table:style-name="ro1">
          <table:table-cell office:value-type="float" office:value="572.06359323568" calcext:value-type="float">
            <text:p>572.06359323568</text:p>
          </table:table-cell>
          <table:table-cell office:value-type="float" office:value="-406.072705691269" calcext:value-type="float">
            <text:p>-406.072705691269</text:p>
          </table:table-cell>
          <table:table-cell office:value-type="float" office:value="340.750034297155" calcext:value-type="float">
            <text:p>340.750034297155</text:p>
          </table:table-cell>
          <table:table-cell/>
          <table:table-cell table:formula="of:=[.A982]*[.$K$1]" office:value-type="float" office:value="572.06359323568" calcext:value-type="float">
            <text:p>572.06359323568</text:p>
          </table:table-cell>
          <table:table-cell table:formula="of:=[.B982]*[.$K$2]" office:value-type="float" office:value="-406.072705691269" calcext:value-type="float">
            <text:p>-406.072705691269</text:p>
          </table:table-cell>
          <table:table-cell table:formula="of:=[.C982]*[.$K$3]" office:value-type="float" office:value="340.750034297155" calcext:value-type="float">
            <text:p>340.750034297155</text:p>
          </table:table-cell>
          <table:table-cell table:formula="of:= [.G982]/[.F982]" office:value-type="float" office:value="-0.839135528001289" calcext:value-type="float">
            <text:p>-0.839135528001289</text:p>
          </table:table-cell>
          <table:table-cell table:number-columns-repeated="7"/>
        </table:table-row>
        <table:table-row table:style-name="ro1">
          <table:table-cell office:value-type="float" office:value="218.550994009667" calcext:value-type="float">
            <text:p>218.550994009667</text:p>
          </table:table-cell>
          <table:table-cell office:value-type="float" office:value="353.512599226013" calcext:value-type="float">
            <text:p>353.512599226013</text:p>
          </table:table-cell>
          <table:table-cell office:value-type="float" office:value="-46.4575870882102" calcext:value-type="float">
            <text:p>-46.4575870882102</text:p>
          </table:table-cell>
          <table:table-cell/>
          <table:table-cell table:formula="of:=[.A983]*[.$K$1]" office:value-type="float" office:value="218.550994009667" calcext:value-type="float">
            <text:p>218.550994009667</text:p>
          </table:table-cell>
          <table:table-cell table:formula="of:=[.B983]*[.$K$2]" office:value-type="float" office:value="353.512599226013" calcext:value-type="float">
            <text:p>353.512599226013</text:p>
          </table:table-cell>
          <table:table-cell table:formula="of:=[.C983]*[.$K$3]" office:value-type="float" office:value="-46.4575870882102" calcext:value-type="float">
            <text:p>-46.4575870882102</text:p>
          </table:table-cell>
          <table:table-cell table:formula="of:= [.G983]/[.F983]" office:value-type="float" office:value="-0.131417061767884" calcext:value-type="float">
            <text:p>-0.131417061767884</text:p>
          </table:table-cell>
          <table:table-cell table:number-columns-repeated="7"/>
        </table:table-row>
        <table:table-row table:style-name="ro1">
          <table:table-cell office:value-type="float" office:value="507.974648168397" calcext:value-type="float">
            <text:p>507.974648168397</text:p>
          </table:table-cell>
          <table:table-cell office:value-type="float" office:value="-289.42365415873" calcext:value-type="float">
            <text:p>-289.42365415873</text:p>
          </table:table-cell>
          <table:table-cell office:value-type="float" office:value="-447.372292065289" calcext:value-type="float">
            <text:p>-447.372292065289</text:p>
          </table:table-cell>
          <table:table-cell/>
          <table:table-cell table:formula="of:=[.A984]*[.$K$1]" office:value-type="float" office:value="507.974648168397" calcext:value-type="float">
            <text:p>507.974648168397</text:p>
          </table:table-cell>
          <table:table-cell table:formula="of:=[.B984]*[.$K$2]" office:value-type="float" office:value="-289.42365415873" calcext:value-type="float">
            <text:p>-289.42365415873</text:p>
          </table:table-cell>
          <table:table-cell table:formula="of:=[.C984]*[.$K$3]" office:value-type="float" office:value="-447.372292065289" calcext:value-type="float">
            <text:p>-447.372292065289</text:p>
          </table:table-cell>
          <table:table-cell table:formula="of:= [.G984]/[.F984]" office:value-type="float" office:value="1.54573506911752" calcext:value-type="float">
            <text:p>1.54573506911752</text:p>
          </table:table-cell>
          <table:table-cell table:number-columns-repeated="7"/>
        </table:table-row>
        <table:table-row table:style-name="ro1">
          <table:table-cell office:value-type="float" office:value="225.461395995265" calcext:value-type="float">
            <text:p>225.461395995265</text:p>
          </table:table-cell>
          <table:table-cell office:value-type="float" office:value="282.513252173132" calcext:value-type="float">
            <text:p>282.513252173132</text:p>
          </table:table-cell>
          <table:table-cell office:value-type="float" office:value="368.236822851457" calcext:value-type="float">
            <text:p>368.236822851457</text:p>
          </table:table-cell>
          <table:table-cell/>
          <table:table-cell table:formula="of:=[.A985]*[.$K$1]" office:value-type="float" office:value="225.461395995265" calcext:value-type="float">
            <text:p>225.461395995265</text:p>
          </table:table-cell>
          <table:table-cell table:formula="of:=[.B985]*[.$K$2]" office:value-type="float" office:value="282.513252173132" calcext:value-type="float">
            <text:p>282.513252173132</text:p>
          </table:table-cell>
          <table:table-cell table:formula="of:=[.C985]*[.$K$3]" office:value-type="float" office:value="368.236822851457" calcext:value-type="float">
            <text:p>368.236822851457</text:p>
          </table:table-cell>
          <table:table-cell table:formula="of:= [.G985]/[.F985]" office:value-type="float" office:value="1.30343203378577" calcext:value-type="float">
            <text:p>1.30343203378577</text:p>
          </table:table-cell>
          <table:table-cell table:number-columns-repeated="7"/>
        </table:table-row>
        <table:table-row table:style-name="ro1">
          <table:table-cell office:value-type="float" office:value="448.033144707609" calcext:value-type="float">
            <text:p>448.033144707609</text:p>
          </table:table-cell>
          <table:table-cell office:value-type="float" office:value="-222.571748712344" calcext:value-type="float">
            <text:p>-222.571748712344</text:p>
          </table:table-cell>
          <table:table-cell office:value-type="float" office:value="-346.725487456523" calcext:value-type="float">
            <text:p>-346.725487456523</text:p>
          </table:table-cell>
          <table:table-cell/>
          <table:table-cell table:formula="of:=[.A986]*[.$K$1]" office:value-type="float" office:value="448.033144707609" calcext:value-type="float">
            <text:p>448.033144707609</text:p>
          </table:table-cell>
          <table:table-cell table:formula="of:=[.B986]*[.$K$2]" office:value-type="float" office:value="-222.571748712344" calcext:value-type="float">
            <text:p>-222.571748712344</text:p>
          </table:table-cell>
          <table:table-cell table:formula="of:=[.C986]*[.$K$3]" office:value-type="float" office:value="-346.725487456523" calcext:value-type="float">
            <text:p>-346.725487456523</text:p>
          </table:table-cell>
          <table:table-cell table:formula="of:= [.G986]/[.F986]" office:value-type="float" office:value="1.55781445516986" calcext:value-type="float">
            <text:p>1.55781445516986</text:p>
          </table:table-cell>
          <table:table-cell table:number-columns-repeated="7"/>
        </table:table-row>
        <table:table-row table:style-name="ro1">
          <table:table-cell office:value-type="float" office:value="406.061659382844" calcext:value-type="float">
            <text:p>406.061659382844</text:p>
          </table:table-cell>
          <table:table-cell office:value-type="float" office:value="41.9714853247654" calcext:value-type="float">
            <text:p>41.9714853247654</text:p>
          </table:table-cell>
          <table:table-cell office:value-type="float" office:value="234.594439181403" calcext:value-type="float">
            <text:p>234.594439181403</text:p>
          </table:table-cell>
          <table:table-cell/>
          <table:table-cell table:formula="of:=[.A987]*[.$K$1]" office:value-type="float" office:value="406.061659382844" calcext:value-type="float">
            <text:p>406.061659382844</text:p>
          </table:table-cell>
          <table:table-cell table:formula="of:=[.B987]*[.$K$2]" office:value-type="float" office:value="41.9714853247654" calcext:value-type="float">
            <text:p>41.9714853247654</text:p>
          </table:table-cell>
          <table:table-cell table:formula="of:=[.C987]*[.$K$3]" office:value-type="float" office:value="234.594439181403" calcext:value-type="float">
            <text:p>234.594439181403</text:p>
          </table:table-cell>
          <table:table-cell table:formula="of:= [.G987]/[.F987]" office:value-type="float" office:value="5.58937662954186" calcext:value-type="float">
            <text:p>5.58937662954186</text:p>
          </table:table-cell>
          <table:table-cell table:number-columns-repeated="7"/>
        </table:table-row>
        <table:table-row table:style-name="ro1">
          <table:table-cell office:value-type="float" office:value="215.230508514701" calcext:value-type="float">
            <text:p>215.230508514701</text:p>
          </table:table-cell>
          <table:table-cell office:value-type="float" office:value="190.831150868143" calcext:value-type="float">
            <text:p>190.831150868143</text:p>
          </table:table-cell>
          <table:table-cell office:value-type="float" office:value="-206.49579272908" calcext:value-type="float">
            <text:p>-206.49579272908</text:p>
          </table:table-cell>
          <table:table-cell/>
          <table:table-cell table:formula="of:=[.A988]*[.$K$1]" office:value-type="float" office:value="215.230508514701" calcext:value-type="float">
            <text:p>215.230508514701</text:p>
          </table:table-cell>
          <table:table-cell table:formula="of:=[.B988]*[.$K$2]" office:value-type="float" office:value="190.831150868143" calcext:value-type="float">
            <text:p>190.831150868143</text:p>
          </table:table-cell>
          <table:table-cell table:formula="of:=[.C988]*[.$K$3]" office:value-type="float" office:value="-206.49579272908" calcext:value-type="float">
            <text:p>-206.49579272908</text:p>
          </table:table-cell>
          <table:table-cell table:formula="of:= [.G988]/[.F988]" office:value-type="float" office:value="-1.0820863983143" calcext:value-type="float">
            <text:p>-1.0820863983143</text:p>
          </table:table-cell>
          <table:table-cell table:number-columns-repeated="7"/>
        </table:table-row>
        <table:table-row table:style-name="ro1">
          <table:table-cell office:value-type="float" office:value="424.561944194677" calcext:value-type="float">
            <text:p>424.561944194677</text:p>
          </table:table-cell>
          <table:table-cell office:value-type="float" office:value="-209.331435679976" calcext:value-type="float">
            <text:p>-209.331435679976</text:p>
          </table:table-cell>
          <table:table-cell office:value-type="float" office:value="291.087136438959" calcext:value-type="float">
            <text:p>291.087136438959</text:p>
          </table:table-cell>
          <table:table-cell/>
          <table:table-cell table:formula="of:=[.A989]*[.$K$1]" office:value-type="float" office:value="424.561944194677" calcext:value-type="float">
            <text:p>424.561944194677</text:p>
          </table:table-cell>
          <table:table-cell table:formula="of:=[.B989]*[.$K$2]" office:value-type="float" office:value="-209.331435679976" calcext:value-type="float">
            <text:p>-209.331435679976</text:p>
          </table:table-cell>
          <table:table-cell table:formula="of:=[.C989]*[.$K$3]" office:value-type="float" office:value="291.087136438959" calcext:value-type="float">
            <text:p>291.087136438959</text:p>
          </table:table-cell>
          <table:table-cell table:formula="of:= [.G989]/[.F989]" office:value-type="float" office:value="-1.39055625111162" calcext:value-type="float">
            <text:p>-1.39055625111162</text:p>
          </table:table-cell>
          <table:table-cell table:number-columns-repeated="7"/>
        </table:table-row>
        <table:table-row table:style-name="ro1">
          <table:table-cell office:value-type="float" office:value="341.06546819939" calcext:value-type="float">
            <text:p>341.06546819939</text:p>
          </table:table-cell>
          <table:table-cell office:value-type="float" office:value="83.4964759952869" calcext:value-type="float">
            <text:p>83.4964759952869</text:p>
          </table:table-cell>
          <table:table-cell office:value-type="float" office:value="-245.451068346488" calcext:value-type="float">
            <text:p>-245.451068346488</text:p>
          </table:table-cell>
          <table:table-cell/>
          <table:table-cell table:formula="of:=[.A990]*[.$K$1]" office:value-type="float" office:value="341.06546819939" calcext:value-type="float">
            <text:p>341.06546819939</text:p>
          </table:table-cell>
          <table:table-cell table:formula="of:=[.B990]*[.$K$2]" office:value-type="float" office:value="83.4964759952869" calcext:value-type="float">
            <text:p>83.4964759952869</text:p>
          </table:table-cell>
          <table:table-cell table:formula="of:=[.C990]*[.$K$3]" office:value-type="float" office:value="-245.451068346488" calcext:value-type="float">
            <text:p>-245.451068346488</text:p>
          </table:table-cell>
          <table:table-cell table:formula="of:= [.G990]/[.F990]" office:value-type="float" office:value="-2.93965781694" calcext:value-type="float">
            <text:p>-2.93965781694</text:p>
          </table:table-cell>
          <table:table-cell table:number-columns-repeated="7"/>
        </table:table-row>
        <table:table-row table:style-name="ro1">
          <table:table-cell office:value-type="float" office:value="282.219684310498" calcext:value-type="float">
            <text:p>282.219684310498</text:p>
          </table:table-cell>
          <table:table-cell office:value-type="float" office:value="58.8457838888918" calcext:value-type="float">
            <text:p>58.8457838888918</text:p>
          </table:table-cell>
          <table:table-cell office:value-type="float" office:value="78.6446839904277" calcext:value-type="float">
            <text:p>78.6446839904277</text:p>
          </table:table-cell>
          <table:table-cell/>
          <table:table-cell table:formula="of:=[.A991]*[.$K$1]" office:value-type="float" office:value="282.219684310498" calcext:value-type="float">
            <text:p>282.219684310498</text:p>
          </table:table-cell>
          <table:table-cell table:formula="of:=[.B991]*[.$K$2]" office:value-type="float" office:value="58.8457838888918" calcext:value-type="float">
            <text:p>58.8457838888918</text:p>
          </table:table-cell>
          <table:table-cell table:formula="of:=[.C991]*[.$K$3]" office:value-type="float" office:value="78.6446839904277" calcext:value-type="float">
            <text:p>78.6446839904277</text:p>
          </table:table-cell>
          <table:table-cell table:formula="of:= [.G991]/[.F991]" office:value-type="float" office:value="1.33645401238802" calcext:value-type="float">
            <text:p>1.33645401238802</text:p>
          </table:table-cell>
          <table:table-cell table:number-columns-repeated="7"/>
        </table:table-row>
        <table:table-row table:style-name="ro1">
          <table:table-cell office:value-type="float" office:value="434.076126830638" calcext:value-type="float">
            <text:p>434.076126830638</text:p>
          </table:table-cell>
          <table:table-cell office:value-type="float" office:value="-151.85644252014" calcext:value-type="float">
            <text:p>-151.85644252014</text:p>
          </table:table-cell>
          <table:table-cell office:value-type="float" office:value="351.84974510962" calcext:value-type="float">
            <text:p>351.84974510962</text:p>
          </table:table-cell>
          <table:table-cell/>
          <table:table-cell table:formula="of:=[.A992]*[.$K$1]" office:value-type="float" office:value="434.076126830638" calcext:value-type="float">
            <text:p>434.076126830638</text:p>
          </table:table-cell>
          <table:table-cell table:formula="of:=[.B992]*[.$K$2]" office:value-type="float" office:value="-151.85644252014" calcext:value-type="float">
            <text:p>-151.85644252014</text:p>
          </table:table-cell>
          <table:table-cell table:formula="of:=[.C992]*[.$K$3]" office:value-type="float" office:value="351.84974510962" calcext:value-type="float">
            <text:p>351.84974510962</text:p>
          </table:table-cell>
          <table:table-cell table:formula="of:= [.G992]/[.F992]" office:value-type="float" office:value="-2.31698925162794" calcext:value-type="float">
            <text:p>-2.31698925162794</text:p>
          </table:table-cell>
          <table:table-cell table:number-columns-repeated="7"/>
        </table:table-row>
        <table:table-row table:style-name="ro1">
          <table:table-cell office:value-type="float" office:value="199.876738481818" calcext:value-type="float">
            <text:p>199.876738481818</text:p>
          </table:table-cell>
          <table:table-cell office:value-type="float" office:value="234.19938834882" calcext:value-type="float">
            <text:p>234.19938834882</text:p>
          </table:table-cell>
          <table:table-cell office:value-type="float" office:value="-487.340291861983" calcext:value-type="float">
            <text:p>-487.340291861983</text:p>
          </table:table-cell>
          <table:table-cell/>
          <table:table-cell table:formula="of:=[.A993]*[.$K$1]" office:value-type="float" office:value="199.876738481818" calcext:value-type="float">
            <text:p>199.876738481818</text:p>
          </table:table-cell>
          <table:table-cell table:formula="of:=[.B993]*[.$K$2]" office:value-type="float" office:value="234.19938834882" calcext:value-type="float">
            <text:p>234.19938834882</text:p>
          </table:table-cell>
          <table:table-cell table:formula="of:=[.C993]*[.$K$3]" office:value-type="float" office:value="-487.340291861983" calcext:value-type="float">
            <text:p>-487.340291861983</text:p>
          </table:table-cell>
          <table:table-cell table:formula="of:= [.G993]/[.F993]" office:value-type="float" office:value="-2.08087773114134" calcext:value-type="float">
            <text:p>-2.08087773114134</text:p>
          </table:table-cell>
          <table:table-cell table:number-columns-repeated="7"/>
        </table:table-row>
        <table:table-row table:style-name="ro1">
          <table:table-cell office:value-type="float" office:value="501.694559518342" calcext:value-type="float">
            <text:p>501.694559518342</text:p>
          </table:table-cell>
          <table:table-cell office:value-type="float" office:value="-301.817821036524" calcext:value-type="float">
            <text:p>-301.817821036524</text:p>
          </table:table-cell>
          <table:table-cell office:value-type="float" office:value="65.2535657734993" calcext:value-type="float">
            <text:p>65.2535657734993</text:p>
          </table:table-cell>
          <table:table-cell/>
          <table:table-cell table:formula="of:=[.A994]*[.$K$1]" office:value-type="float" office:value="501.694559518342" calcext:value-type="float">
            <text:p>501.694559518342</text:p>
          </table:table-cell>
          <table:table-cell table:formula="of:=[.B994]*[.$K$2]" office:value-type="float" office:value="-301.817821036524" calcext:value-type="float">
            <text:p>-301.817821036524</text:p>
          </table:table-cell>
          <table:table-cell table:formula="of:=[.C994]*[.$K$3]" office:value-type="float" office:value="65.2535657734993" calcext:value-type="float">
            <text:p>65.2535657734993</text:p>
          </table:table-cell>
          <table:table-cell table:formula="of:= [.G994]/[.F994]" office:value-type="float" office:value="-0.216201831785151" calcext:value-type="float">
            <text:p>-0.216201831785151</text:p>
          </table:table-cell>
          <table:table-cell table:number-columns-repeated="7"/>
        </table:table-row>
        <table:table-row table:style-name="ro1">
          <table:table-cell office:value-type="float" office:value="449.153644064992" calcext:value-type="float">
            <text:p>449.153644064992</text:p>
          </table:table-cell>
          <table:table-cell office:value-type="float" office:value="52.5409154533497" calcext:value-type="float">
            <text:p>52.5409154533497</text:p>
          </table:table-cell>
          <table:table-cell office:value-type="float" office:value="219.53860662354" calcext:value-type="float">
            <text:p>219.53860662354</text:p>
          </table:table-cell>
          <table:table-cell/>
          <table:table-cell table:formula="of:=[.A995]*[.$K$1]" office:value-type="float" office:value="449.153644064992" calcext:value-type="float">
            <text:p>449.153644064992</text:p>
          </table:table-cell>
          <table:table-cell table:formula="of:=[.B995]*[.$K$2]" office:value-type="float" office:value="52.5409154533497" calcext:value-type="float">
            <text:p>52.5409154533497</text:p>
          </table:table-cell>
          <table:table-cell table:formula="of:=[.C995]*[.$K$3]" office:value-type="float" office:value="219.53860662354" calcext:value-type="float">
            <text:p>219.53860662354</text:p>
          </table:table-cell>
          <table:table-cell table:formula="of:= [.G995]/[.F995]" office:value-type="float" office:value="4.17843131832114" calcext:value-type="float">
            <text:p>4.17843131832114</text:p>
          </table:table-cell>
          <table:table-cell table:number-columns-repeated="7"/>
        </table:table-row>
        <table:table-row table:style-name="ro1">
          <table:table-cell office:value-type="float" office:value="434.609098397023" calcext:value-type="float">
            <text:p>434.609098397023</text:p>
          </table:table-cell>
          <table:table-cell office:value-type="float" office:value="14.5445456679688" calcext:value-type="float">
            <text:p>14.5445456679688</text:p>
          </table:table-cell>
          <table:table-cell office:value-type="float" office:value="44.0220141534599" calcext:value-type="float">
            <text:p>44.0220141534599</text:p>
          </table:table-cell>
          <table:table-cell/>
          <table:table-cell table:formula="of:=[.A996]*[.$K$1]" office:value-type="float" office:value="434.609098397023" calcext:value-type="float">
            <text:p>434.609098397023</text:p>
          </table:table-cell>
          <table:table-cell table:formula="of:=[.B996]*[.$K$2]" office:value-type="float" office:value="14.5445456679688" calcext:value-type="float">
            <text:p>14.5445456679688</text:p>
          </table:table-cell>
          <table:table-cell table:formula="of:=[.C996]*[.$K$3]" office:value-type="float" office:value="44.0220141534599" calcext:value-type="float">
            <text:p>44.0220141534599</text:p>
          </table:table-cell>
          <table:table-cell table:formula="of:= [.G996]/[.F996]" office:value-type="float" office:value="3.02670259755235" calcext:value-type="float">
            <text:p>3.02670259755235</text:p>
          </table:table-cell>
          <table:table-cell table:number-columns-repeated="7"/>
        </table:table-row>
        <table:table-row table:style-name="ro1">
          <table:table-cell office:value-type="float" office:value="496.85086844423" calcext:value-type="float">
            <text:p>496.85086844423</text:p>
          </table:table-cell>
          <table:table-cell office:value-type="float" office:value="-62.2417700472064" calcext:value-type="float">
            <text:p>-62.2417700472064</text:p>
          </table:table-cell>
          <table:table-cell office:value-type="float" office:value="-118.197051056729" calcext:value-type="float">
            <text:p>-118.197051056729</text:p>
          </table:table-cell>
          <table:table-cell/>
          <table:table-cell table:formula="of:=[.A997]*[.$K$1]" office:value-type="float" office:value="496.85086844423" calcext:value-type="float">
            <text:p>496.85086844423</text:p>
          </table:table-cell>
          <table:table-cell table:formula="of:=[.B997]*[.$K$2]" office:value-type="float" office:value="-62.2417700472064" calcext:value-type="float">
            <text:p>-62.2417700472064</text:p>
          </table:table-cell>
          <table:table-cell table:formula="of:=[.C997]*[.$K$3]" office:value-type="float" office:value="-118.197051056729" calcext:value-type="float">
            <text:p>-118.197051056729</text:p>
          </table:table-cell>
          <table:table-cell table:formula="of:= [.G997]/[.F997]" office:value-type="float" office:value="1.89899887112922" calcext:value-type="float">
            <text:p>1.89899887112922</text:p>
          </table:table-cell>
          <table:table-cell table:number-columns-repeated="7"/>
        </table:table-row>
        <table:table-row table:style-name="ro1">
          <table:table-cell office:value-type="float" office:value="356.753703402444" calcext:value-type="float">
            <text:p>356.753703402444</text:p>
          </table:table-cell>
          <table:table-cell office:value-type="float" office:value="140.097165041785" calcext:value-type="float">
            <text:p>140.097165041785</text:p>
          </table:table-cell>
          <table:table-cell office:value-type="float" office:value="127.505341654218" calcext:value-type="float">
            <text:p>127.505341654218</text:p>
          </table:table-cell>
          <table:table-cell/>
          <table:table-cell table:formula="of:=[.A998]*[.$K$1]" office:value-type="float" office:value="356.753703402444" calcext:value-type="float">
            <text:p>356.753703402444</text:p>
          </table:table-cell>
          <table:table-cell table:formula="of:=[.B998]*[.$K$2]" office:value-type="float" office:value="140.097165041785" calcext:value-type="float">
            <text:p>140.097165041785</text:p>
          </table:table-cell>
          <table:table-cell table:formula="of:=[.C998]*[.$K$3]" office:value-type="float" office:value="127.505341654218" calcext:value-type="float">
            <text:p>127.505341654218</text:p>
          </table:table-cell>
          <table:table-cell table:formula="of:= [.G998]/[.F998]" office:value-type="float" office:value="0.910120783787368" calcext:value-type="float">
            <text:p>0.910120783787368</text:p>
          </table:table-cell>
          <table:table-cell table:number-columns-repeated="7"/>
        </table:table-row>
        <table:table-row table:style-name="ro1">
          <table:table-cell office:value-type="float" office:value="455.914773015489" calcext:value-type="float">
            <text:p>455.914773015489</text:p>
          </table:table-cell>
          <table:table-cell office:value-type="float" office:value="-99.1610696130445" calcext:value-type="float">
            <text:p>-99.1610696130445</text:p>
          </table:table-cell>
          <table:table-cell office:value-type="float" office:value="46.8872807594753" calcext:value-type="float">
            <text:p>46.8872807594753</text:p>
          </table:table-cell>
          <table:table-cell/>
          <table:table-cell table:formula="of:=[.A999]*[.$K$1]" office:value-type="float" office:value="455.914773015489" calcext:value-type="float">
            <text:p>455.914773015489</text:p>
          </table:table-cell>
          <table:table-cell table:formula="of:=[.B999]*[.$K$2]" office:value-type="float" office:value="-99.1610696130445" calcext:value-type="float">
            <text:p>-99.1610696130445</text:p>
          </table:table-cell>
          <table:table-cell table:formula="of:=[.C999]*[.$K$3]" office:value-type="float" office:value="46.8872807594753" calcext:value-type="float">
            <text:p>46.8872807594753</text:p>
          </table:table-cell>
          <table:table-cell table:formula="of:= [.G999]/[.F999]" office:value-type="float" office:value="-0.472839602703392" calcext:value-type="float">
            <text:p>-0.472839602703392</text:p>
          </table:table-cell>
          <table:table-cell table:number-columns-repeated="7"/>
        </table:table-row>
        <table:table-row table:style-name="ro1">
          <table:table-cell office:value-type="float" office:value="459.511446386447" calcext:value-type="float">
            <text:p>459.511446386447</text:p>
          </table:table-cell>
          <table:table-cell office:value-type="float" office:value="-3.59667337095817" calcext:value-type="float">
            <text:p>-3.59667337095817</text:p>
          </table:table-cell>
          <table:table-cell office:value-type="float" office:value="34.7181999964915" calcext:value-type="float">
            <text:p>34.7181999964915</text:p>
          </table:table-cell>
          <table:table-cell/>
          <table:table-cell table:formula="of:=[.A1000]*[.$K$1]" office:value-type="float" office:value="459.511446386447" calcext:value-type="float">
            <text:p>459.511446386447</text:p>
          </table:table-cell>
          <table:table-cell table:formula="of:=[.B1000]*[.$K$2]" office:value-type="float" office:value="-3.59667337095817" calcext:value-type="float">
            <text:p>-3.59667337095817</text:p>
          </table:table-cell>
          <table:table-cell table:formula="of:=[.C1000]*[.$K$3]" office:value-type="float" office:value="34.7181999964915" calcext:value-type="float">
            <text:p>34.7181999964915</text:p>
          </table:table-cell>
          <table:table-cell table:formula="of:= [.G1000]/[.F1000]" office:value-type="float" office:value="-9.65286430422854" calcext:value-type="float">
            <text:p>-9.652864304228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8T13:53:11.781648534</dc:date>
    <meta:editing-duration>PT1H46M36S</meta:editing-duration>
    <meta:editing-cycles>2</meta:editing-cycles>
    <meta:generator>LibreOffice/6.4.7.2$Linux_X86_64 LibreOffice_project/40$Build-2</meta:generator>
    <meta:document-statistic meta:table-count="1" meta:cell-count="7014" meta:object-count="0"/>
  </office:meta>
</office:document-meta>
</file>